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Sivershchyna和Slobozhanschyna的指示俄罗斯军队炮击了Halahanivka，Leonivka的...</text:span>
</text:h>
      <text:p text:style-name="P4">
作者: liveuamap (Language: en)</text:p>
      <text:p text:style-name="P4">
时间: 2023-05-12T-105:38:00</text:p>
      <text:p text:style-name="P4">
地点: Sumy (Latitude:52.23348 Longtitude:33.46848)</text:p>
      <text:p text:style-name="P4">
视频: []</text:p>
      <text:p text:style-name="P4">
图片: []</text:p>
      <text:p text:style-name="P4">
标签: ["Russia"]</text:p>
      <text:p text:style-name="P4">
Id: 22562334</text:p>
      <!--METADATA-->
      <text:p text:style-name="P4">
At sivershchyna and slbozhanschyna directions Russian army ShelleDhalalahanivka, Leonivka of Chernihiv Region, Novovasylivka, UKRAYINKEKE, ZNOB-ZNOBACE, ZNOBIVKA Yskivschyna, Bilopillya, Yastrubyne, Kindratyvka and Basivka of Sumy Region, Also Huryiv, HlyBoke, Starytsya, Buhruvatka, Ohirtseve, Hatysche, Vovchansk ，Tykhe，Synelnykove，Zybyne，Bochkove，Budarky和Kharkiv地区的Velykyy Burluk。 乌克兰武装部队的武装部队在早上的报告中说</text:p>
      <text:p text:style-name="P4">
新闻集链接：(https://liveuamap.com/en/2023/12-may-at-sivershchyna-and-slobozhanschyna-directions-russian)</text:p>
      <text:p text:style-name="P4">
News Source: <text:a xlink:type="simple" xlink:href="https://t.me/lumsrc/4758" text:style-name="Internet_20_link" text:visited-style-name="Visited_20_Internet_20_Link">
https://t.me/lumsrc/4758</text:a>
</text:p>
      <!--NEWS-->
      <text:h text:style-name="P10" text:outline-level="1">
<text:span text:style-name="T4">
在莱曼（Lyman）的指示，俄罗斯军队炮击了卢汉斯克地区和比洛霍利夫（Bilohorivk）的Makiyivka和Nevske ...</text:span>
</text:h>
      <text:p text:style-name="P4">
作者: liveuamap (Language: en)</text:p>
      <text:p text:style-name="P4">
时间: 2023-05-12T-107:38:00</text:p>
      <text:p text:style-name="P4">
地点: Bilohorivka (Latitude:48.92409 Longtitude:38.24215)</text:p>
      <text:p text:style-name="P4">
视频: []</text:p>
      <text:p text:style-name="P4">
图片: []</text:p>
      <text:p text:style-name="P4">
标签: ["Russia"]</text:p>
      <text:p text:style-name="P4">
Id: 22562326</text:p>
      <!--METADATA-->
      <text:p text:style-name="P4">
在莱曼(Lyman)的指导下，俄罗斯军队炮击了卢汉斯克地区(Luhansk and Bilohorivka)，托尔斯克(Torske)，塞雷布里卡(Serebryanka)，弗卡尼卡米斯克(Verkhnokamyanske)，斯皮尔恩(Spirne)，贝雷斯特夫(Berestove)，贝雷斯特夫(Berestove)和顿涅茨克(Donetsk)地区的卢汉斯克地区和尼夫斯克(Nevske)。 俄罗斯航空在Hrekivka，Verkhnokamyanske，Spirne和Bilohorivka上进行了空袭， - 武装部队的武装部队在早上的报告中说</text:p>
      <text:p text:style-name="P4">
新闻集链接：<text:a xlink:type="simple" xlink:href="https://liveuamap.com/en/2023/12-may-at-lyman-direction-russian-army-shelled-makiyivka" text:style-name="Internet_20_link" text:visited-style-name="Visited_20_Internet_20_Link">
https://liveuamap.com/en/2023/2023/12-may-at-yman-direction-russian-marmy-shelled-makiyivka</text:a>
</text:p>
      <text:p text:style-name="P4">
News Source: <text:a xlink:type="simple" xlink:href="https://t.me/lumsrc/4760" text:style-name="Internet_20_link" text:visited-style-name="Visited_20_Internet_20_Link">
https://t.me/lumsrc/4760</text:a>
</text:p>
      <!--NEWS-->
      <text:h text:style-name="P10" text:outline-level="1">
<text:span text:style-name="T4">
俄罗斯在巴哈姆特的方向上炮击了瓦苏基夫卡，赖霍沃 - 瓦西尔卡，诺瓦玛克斯，马克斯...</text:span>
</text:h>
      <text:p text:style-name="P4">
作者: liveuamap (Language: en)</text:p>
      <text:p text:style-name="P4">
时间: 2023-05-12T-109:38:00</text:p>
      <text:p text:style-name="P4">
地点: Bakhmut (Latitude:48.46609 Longtitude:37.95347)</text:p>
      <text:p text:style-name="P4">
视频: []</text:p>
      <text:p text:style-name="P4">
图片: []</text:p>
      <text:p text:style-name="P4">
标签: ["Russia"]</text:p>
      <text:p text:style-name="P4">
Id: 22562325</text:p>
      <!--METADATA-->
      <text:p text:style-name="P4">
在巴赫穆特方向，俄罗斯军队炮击了Vasukivka，Orikhovo-Vasylivka，Novomarkove，Markove，Bakhmut，Bakhmut，Ivanivske，Chasiv Yar，Chasyantyntyntyntyntyntyntyntyntyntyntyntyntyntyntyn。 俄罗斯航空在巴赫穆特(Bakhmut)，比拉·霍拉(Bila Hora)，库德米夫卡(Kurdumivka)和纽约 - 乌克兰武装部队的总参谋部</text:p>
      <text:p text:style-name="P4">
新闻集链接：(https://liveuamap.com/en/2023/12-may-at-bakhmut-direction-russian-army-shelled-vasukivka)</text:p>
      <text:p text:style-name="P4">
News Source: <text:a xlink:type="simple" xlink:href="https://t.me/lumsrc/4761" text:style-name="Internet_20_link" text:visited-style-name="Visited_20_Internet_20_Link">
https://t.me/lumsrc/4761</text:a>
</text:p>
      <!--NEWS-->
      <text:h text:style-name="P10" text:outline-level="1">
<text:span text:style-name="T4">
在Avdiyivka方向，俄罗斯军队炮击了Novokalynove，Berdychi，Stepove，Syeverne和Per ...</text:span>
</text:h>
      <text:p text:style-name="P4">
作者: liveuamap (Language: en)</text:p>
      <text:p text:style-name="P4">
时间: 2023-05-12T-111:38:00</text:p>
      <text:p text:style-name="P4">
地点: Donetsk (Latitude:48.09195 Longtitude:37.60105)</text:p>
      <text:p text:style-name="P4">
视频: []</text:p>
      <text:p text:style-name="P4">
图片: []</text:p>
      <text:p text:style-name="P4">
标签: ["Russia"]</text:p>
      <text:p text:style-name="P4">
Id: 22562324</text:p>
      <!--METADATA-->
      <text:p text:style-name="P4">
在Avdiyivka方向，俄罗斯军队炮击了Novokalynove，Berdychi，Stepove，Syeverne和Donetsk地区的Pervomayske-</text:p>
      <text:p text:style-name="P4">
新闻集链接：<text:a xlink:type="simple" xlink:href="https://liveuamap.com/en/2023/12-may-at-avdiyivka-direction-russian-army-shelled-novokalynove" text:style-name="Internet_20_link" text:visited-style-name="Visited_20_Internet_20_Link">
https://liveuamap.com/en/2023/2023/12-may-at-avdiyivka-direction-russian-army-army-shelled-novokalynove</text:a>
</text:p>
      <text:p text:style-name="P4">
News Source: <text:a xlink:type="simple" xlink:href="https://t.me/lumsrc/4762" text:style-name="Internet_20_link" text:visited-style-name="Visited_20_Internet_20_Link">
https://t.me/lumsrc/4762</text:a>
</text:p>
      <!--NEWS-->
      <text:h text:style-name="P10" text:outline-level="1">
<text:span text:style-name="T4">
在玛丽卡（Maryinka）方向，俄罗斯军队炮击霍斯特（Hostre），Heorhiyivka和Donetsk地区的Pobyeda，...</text:span>
</text:h>
      <text:p text:style-name="P4">
作者: liveuamap (Language: en)</text:p>
      <text:p text:style-name="P4">
时间: 2023-05-12T-114:38:00</text:p>
      <text:p text:style-name="P4">
地点: Donetsk Oblast (Latitude:47.91393 Longtitude:37.4572)</text:p>
      <text:p text:style-name="P4">
视频: []</text:p>
      <text:p text:style-name="P4">
图片: []</text:p>
      <text:p text:style-name="P4">
标签: ["Russia"]</text:p>
      <text:p text:style-name="P4">
Id: 22562322</text:p>
      <!--METADATA-->
      <text:p text:style-name="P4">
在玛丽卡(Maryinka)方向，俄罗斯军队炮击霍斯特(Hostre)，Heorhiyivka和Pobyeda ofdonetsk地区 - 乌克兰武装部队的总参谋部</text:p>
      <text:p text:style-name="P4">
新闻集链接：<text:a xlink:type="simple" xlink:href="https://liveuamap.com/en/2023/12-may-at-maryinka-direction-russian-army-shelled-hostre" text:style-name="Internet_20_link" text:visited-style-name="Visited_20_Internet_20_Link">
https://liveuamap.com/en/2023/2023/12-may-at-maryinka-direction-russian-army-shelled-hostre</text:a>
</text:p>
      <text:p text:style-name="P4">
News Source: <text:a xlink:type="simple" xlink:href="https://t.me/lumsrc/4763" text:style-name="Internet_20_link" text:visited-style-name="Visited_20_Internet_20_Link">
https://t.me/lumsrc/4763</text:a>
</text:p>
      <!--NEWS-->
      <text:h text:style-name="P10" text:outline-level="1">
<text:span text:style-name="T4">
JSC Shakhtar Directio Rusian军队炮击Paraskovivka，Konstantinovka，Novomikhailivka ...</text:span>
</text:h>
      <text:p text:style-name="P4">
作者: liveuamap (Language: en)</text:p>
      <text:p text:style-name="P4">
时间: 2023-05-12T-116:38:00</text:p>
      <text:p text:style-name="P4">
地点: Zaporizhzhia (Latitude:47.77764 Longtitude:37.06993)</text:p>
      <text:p text:style-name="P4">
视频: []</text:p>
      <text:p text:style-name="P4">
图片: []</text:p>
      <text:p text:style-name="P4">
标签: ["Russia"]</text:p>
      <text:p text:style-name="P4">
Id: 22562321</text:p>
      <!--METADATA-->
      <text:p text:style-name="P4">
在沙克塔尔省的方向，俄罗斯军队炮击了帕拉斯科维尔卡，kostyantynivka，Novomykhaylivka，Vuhledar，Novoukrayinka和Prechystivka。 俄罗斯航空通导的空袭在Vuhledar和Prechystivka，乌克兰军队的总参谋长在早晨的报告中说</text:p>
      <text:p text:style-name="P4">
新闻集链接：<text:a xlink:type="simple" xlink:href="https://liveuamap.com/en/2023/12-may-at-shakhtarske-direction-russian-army-shelled-paraskoviyivka" text:style-name="Internet_20_link" text:visited-style-name="Visited_20_Internet_20_Link">
https://liveuamap.com/en/2023/2023/12-may-at-shakhtarske-direction-russian-army-army-shelled-paraskoviyivka</text:a>
</text:p>
      <text:p text:style-name="P4">
News Source: <text:a xlink:type="simple" xlink:href="https://t.me/lumsrc/4764" text:style-name="Internet_20_link" text:visited-style-name="Visited_20_Internet_20_Link">
https://t.me/lumsrc/4764</text:a>
</text:p>
      <!--NEWS-->
      <text:h text:style-name="P10" text:outline-level="1">
<text:span text:style-name="T4">
在Zaporizhzhia和Kherson的指示，俄罗斯军队炮击了Vremivka和Donetsk R的Novopil ...</text:span>
</text:h>
      <text:p text:style-name="P4">
作者: liveuamap (Language: en)</text:p>
      <text:p text:style-name="P4">
时间: 2023-05-12T-118:38:00</text:p>
      <text:p text:style-name="P4">
地点: Ukraine (Latitude:47.63937 Longtitude:35.88169)</text:p>
      <text:p text:style-name="P4">
视频: []</text:p>
      <text:p text:style-name="P4">
图片: []</text:p>
      <text:p text:style-name="P4">
标签: ["Russia"]</text:p>
      <text:p text:style-name="P4">
Id: 22562320</text:p>
      <!--METADATA-->
      <text:p text:style-name="P4">
在Zaporizhzhia和Kherson的指示，俄罗斯军队炮击了Donetsk地区的Vremivka和Novopil。 Olhivske，Huliaipole，Zaliznychne，Huliaipilske，Bilohirya，Mala Tokmachka和Zaporizhzhia地区的Kamyanske； Nikopol ofDnipropetrovsk地区； Zolota Balka，Vesele，Lvove，Ivanivka，Antonivka，Dniprovske，Kherson地区的Kizomys和Kherson City。 俄罗斯托克马赫卡(Mala Tokmachka)，欧贝尼克(Omelnyk)和基佐米(Kizomys)的俄罗斯航空导入空袭 - 乌克兰武装部队在早晨报告中说</text:p>
      <text:p text:style-name="P4">
新闻集链接：<text:a xlink:type="simple" xlink:href="https://liveuamap.com/en/2023/12-may-at-zaporizhzhia-and-kherson-directions-russian-army" text:style-name="Internet_20_link" text:visited-style-name="Visited_20_Internet_20_Link">
https://liveuamap.com/en/2023/2023/12-may-at-zaporizhzhia-and-kherson-directions-russian-army</text:a>
</text:p>
      <text:p text:style-name="P4">
News Source: <text:a xlink:type="simple" xlink:href="https://t.me/lumsrc/4765" text:style-name="Internet_20_link" text:visited-style-name="Visited_20_Internet_20_Link">
https://t.me/lumsrc/4765</text:a>
</text:p>
      <!--NEWS-->
      <text:h text:style-name="P10" text:outline-level="1">
<text:span text:style-name="T4">
Dnipro，Dnipropetrovska Oblast（10:42）。 红色警报：空中威胁。 警笛声。 掩护...</text:span>
</text:h>
      <text:p text:style-name="P4">
作者: liveuamap (Language: en)</text:p>
      <text:p text:style-name="P4">
时间: 2023-05-12T-125:44:00</text:p>
      <text:p text:style-name="P4">
地点: Dnipro (Latitude:48.45927 Longtitude:35.03895)</text:p>
      <text:p text:style-name="P4">
视频: []</text:p>
      <text:p text:style-name="P4">
图片: []</text:p>
      <text:p text:style-name="P4">
标签: ["Europe", "Central and Eastern Europe"]</text:p>
      <text:p text:style-name="P4">
Id: 22562310</text:p>
      <!--METADATA-->
      <text:p text:style-name="P4">
dnipro，dnipropetrovsk区域(10:42). Red Alert: aerial threat. Sirenssounding. Take cover now!</text:p>
      <text:p text:style-name="P4">
News Collection Link: <text:a xlink:type="simple" xlink:href="https://liveuamap.com/en/2023/12-may-dnipro-dnipropetrovska-oblast1042-red-g" text:style-name="Internet_20_link" text:visited-style-name="Visited_20_Internet_20_Link">
https://liveuamap.com/en/2023/12-may-dnipro-dnipropetrovska-oblast1042-red-g</text:a>
</text:p>
      <text:p text:style-name="P4">
News Source: <text:a xlink:type="simple" xlink:href="https://t.me/suspilnednipro/15336" text:style-name="Internet_20_link" text:visited-style-name="Visited_20_Internet_20_Link">
https://t.me/suspilnednipro/15336</text:a>
</text:p>
      <!--NEWS-->
      <text:h text:style-name="P10" text:outline-level="1">
<text:span text:style-name="T4">
基辅（01:20）。 红色警报：空中威胁。 警笛声。 立即掩盖！</text:span>
</text:h>
      <text:p text:style-name="P4">
作者: liveuamap (Language: en)</text:p>
      <text:p text:style-name="P4">
时间: 2023-05-12T-63:22:00</text:p>
      <text:p text:style-name="P4">
地点: Kyiv (Latitude:50.44343 Longtitude:30.53022)</text:p>
      <text:p text:style-name="P4">
视频: []</text:p>
      <text:p text:style-name="P4">
图片: []</text:p>
      <text:p text:style-name="P4">
标签: ["Europe", "Central and Eastern Europe"]</text:p>
      <text:p text:style-name="P4">
Id: 22562441</text:p>
      <!--METADATA-->
      <text:p text:style-name="P4">
基辅(01:20). Red Alert: aerial threat. Sirens sounding. Take cover now!</text:p>
      <text:p text:style-name="P4">
News Collection Link: <text:a xlink:type="simple" xlink:href="https://liveuamap.com/en/2023/12-may-kyiv0120-red-alert-aerial-threat-sireng" text:style-name="Internet_20_link" text:visited-style-name="Visited_20_Internet_20_Link">
https://liveuamap.com/en/2023/12-may-kyiv0120-red-alert-aerial-threat-sireng</text:a>
</text:p>
      <text:p text:style-name="P4">
News Source: <text:a xlink:type="simple" xlink:href="https://t.me/KyivCityOfficial/6681" text:style-name="Internet_20_link" text:visited-style-name="Visited_20_Internet_20_Link">
https://t.me/KyivCityOfficial/6681</text:a>
</text:p>
      <!--NEWS-->
      <text:h text:style-name="P10" text:outline-level="1">
<text:span text:style-name="T4">
Dnipro，Dnipropetrovska Oblast（22:45）。 红色警报：空中威胁。 警笛声。 掩护...</text:span>
</text:h>
      <text:p text:style-name="P4">
作者: liveuamap (Language: en)</text:p>
      <text:p text:style-name="P4">
时间: 2023-05-12T-77:47:00</text:p>
      <text:p text:style-name="P4">
地点: Dnipro (Latitude:48.45930000 Longtitude:35.03865000)</text:p>
      <text:p text:style-name="P4">
视频: []</text:p>
      <text:p text:style-name="P4">
图片: []</text:p>
      <text:p text:style-name="P4">
标签: ["Europe", "Central and Eastern Europe"]</text:p>
      <text:p text:style-name="P4">
Id: 22562429</text:p>
      <!--METADATA-->
      <text:p text:style-name="P4">
dnipro，dnipropetrovsk区域(22:45). Red Alert: aerial threat. Sirenssounding. Take cover now!</text:p>
      <text:p text:style-name="P4">
News Collection Link: <text:a xlink:type="simple" xlink:href="https://liveuamap.com/en/2023/12-may-dnipro-dnipropetrovska-oblast2245-red-g" text:style-name="Internet_20_link" text:visited-style-name="Visited_20_Internet_20_Link">
https://liveuamap.com/en/2023/12-may-dnipro-dnipropetrovska-oblast2245-red-g</text:a>
</text:p>
      <text:p text:style-name="P4">
News Source: <text:a xlink:type="simple" xlink:href="https://t.me/suspilnednipro/15357" text:style-name="Internet_20_link" text:visited-style-name="Visited_20_Internet_20_Link">
https://t.me/suspilnednipro/15357</text:a>
</text:p>
      <!--NEWS-->
      <text:h text:style-name="P10" text:outline-level="1">
<text:span text:style-name="T4">
Harciw，Harkiv地区，附件地区（22:45）。 红色警报：空中威胁。 Siren Sundin ...</text:span>
</text:h>
      <text:p text:style-name="P4">
作者: liveuamap (Language: en)</text:p>
      <text:p text:style-name="P4">
时间: 2023-05-12T16:47:00</text:p>
      <text:p text:style-name="P4">
地点: Kharkiv (Latitude:49.97995 Longtitude:36.2529)</text:p>
      <text:p text:style-name="P4">
视频: []</text:p>
      <text:p text:style-name="P4">
图片: []</text:p>
      <text:p text:style-name="P4">
标签: ["Europe", "Central and Eastern Europe"]</text:p>
      <text:p text:style-name="P4">
Id: 22562430</text:p>
      <!--METADATA-->
      <text:p text:style-name="P4">
Zaporizhzhya地区Kharkiv地区Kharkiv(22:45). Red Alert: aerial threat.Sirens sounding. Take cover now!</text:p>
      <text:p text:style-name="P4">
News Collection Link: <text:a xlink:type="simple" xlink:href="https://liveuamap.com/en/2023/12-may-kharkiv-kharkivska-oblast-zaporizka-obg" text:style-name="Internet_20_link" text:visited-style-name="Visited_20_Internet_20_Link">
https://liveuamap.com/en/2023/12-may-kharkiv-kharkivska-oblast-zaporizka-obg</text:a>
</text:p>
      <text:p text:style-name="P4">
News Source: <text:a xlink:type="simple" xlink:href="https://t.me/air_alert_ua/45121" text:style-name="Internet_20_link" text:visited-style-name="Visited_20_Internet_20_Link">
https://t.me/air_alert_ua/45121</text:a>
</text:p>
      <!--NEWS-->
      <text:h text:style-name="P10" text:outline-level="1">
<text:span text:style-name="T4">
Zaporizka Oblast（23:30）。 红色警报：空中威胁。 警笛声。 立即掩盖！</text:span>
</text:h>
      <text:p text:style-name="P4">
作者: liveuamap (Language: en)</text:p>
      <text:p text:style-name="P4">
时间: 2023-05-12T17:37:00</text:p>
      <text:p text:style-name="P4">
地点: Zaporizka Oblast (Latitude:47.612021 Longtitude:35.765261)</text:p>
      <text:p text:style-name="P4">
视频: []</text:p>
      <text:p text:style-name="P4">
图片: []</text:p>
      <text:p text:style-name="P4">
标签: ["Europe", "Central and Eastern Europe"]</text:p>
      <text:p text:style-name="P4">
Id: 22562432</text:p>
      <!--METADATA-->
      <text:p text:style-name="P4">
Zaporizhzhia地区(23:30). Red Alert: aerial threat. Sirens sounding. Take covernow!</text:p>
      <text:p text:style-name="P4">
News Collection Link: <text:a xlink:type="simple" xlink:href="https://liveuamap.com/en/2023/12-may-zaporizka-oblast2330-red-alert-aerial-g" text:style-name="Internet_20_link" text:visited-style-name="Visited_20_Internet_20_Link">
https://liveuamap.com/en/2023/12-may-zaporizka-oblast2330-red-alert-aerial-g</text:a>
</text:p>
      <text:p text:style-name="P4">
News Source: <text:a xlink:type="simple" xlink:href="https://t.me/air_alert_ua/45125" text:style-name="Internet_20_link" text:visited-style-name="Visited_20_Internet_20_Link">
https://t.me/air_alert_ua/45125</text:a>
</text:p>
      <!--NEWS-->
      <text:h text:style-name="P10" text:outline-level="1">
<text:span text:style-name="T4">
Dnipro，Dnipropetrovska Oblast（23:39）。 红色警报：空中威胁。 警笛声。 掩护...</text:span>
</text:h>
      <text:p text:style-name="P4">
作者: liveuamap (Language: en)</text:p>
      <text:p text:style-name="P4">
时间: 2023-05-12T17:42:00</text:p>
      <text:p text:style-name="P4">
地点: Dnipro (Latitude:48.45958 Longtitude:35.03791)</text:p>
      <text:p text:style-name="P4">
视频: []</text:p>
      <text:p text:style-name="P4">
图片: []</text:p>
      <text:p text:style-name="P4">
标签: ["Europe", "Central and Eastern Europe"]</text:p>
      <text:p text:style-name="P4">
Id: 22562433</text:p>
      <!--METADATA-->
      <text:p text:style-name="P4">
dnipro，dnipropetrovsk区域(23:39). Red Alert: aerial threat. Sirenssounding. Take cover now!</text:p>
      <text:p text:style-name="P4">
News Collection Link: <text:a xlink:type="simple" xlink:href="https://liveuamap.com/en/2023/12-may-dnipro-dnipropetrovska-oblast2339-red-g" text:style-name="Internet_20_link" text:visited-style-name="Visited_20_Internet_20_Link">
https://liveuamap.com/en/2023/12-may-dnipro-dnipropetrovska-oblast2339-red-g</text:a>
</text:p>
      <text:p text:style-name="P4">
News Source: <text:a xlink:type="simple" xlink:href="https://t.me/air_alert_ua/45126" text:style-name="Internet_20_link" text:visited-style-name="Visited_20_Internet_20_Link">
https://t.me/air_alert_ua/45126</text:a>
</text:p>
      <!--NEWS-->
      <text:h text:style-name="P10" text:outline-level="1">
<text:span text:style-name="T4">
Cherkasy地区，基尔尼希夫地区Kirovohrad地区（00:12）。 红色ALRT：空中tchretate ....</text:span>
</text:h>
      <text:p text:style-name="P4">
作者: liveuamap (Language: en)</text:p>
      <text:p text:style-name="P4">
时间: 2023-05-12T18:12:00</text:p>
      <text:p text:style-name="P4">
地点: Cherkaska Oblast (Latitude:49.25000000 Longtitude:31.33333000)</text:p>
      <text:p text:style-name="P4">
视频: []</text:p>
      <text:p text:style-name="P4">
图片: []</text:p>
      <text:p text:style-name="P4">
标签: ["Europe", "Central and Eastern Europe"]</text:p>
      <text:p text:style-name="P4">
Id: 22562434</text:p>
      <!--METADATA-->
      <text:p text:style-name="P4">
切尔尼希夫地区基洛沃拉德地区切尔卡西地区(00:12). Red Alert:aerial threat. Sirens sounding. Take cover now!</text:p>
      <text:p text:style-name="P4">
News Collection Link: <text:a xlink:type="simple" xlink:href="https://liveuamap.com/en/2023/12-may-cherkaska-oblast-kirovohradska-oblast-g" text:style-name="Internet_20_link" text:visited-style-name="Visited_20_Internet_20_Link">
https://liveuamap.com/en/2023/12-may-cherkaska-oblast-kirovohradska-oblast-g</text:a>
</text:p>
      <text:p text:style-name="P4">
News Source: <text:a xlink:type="simple" xlink:href="https://t.me/air_alert_ua/45129" text:style-name="Internet_20_link" text:visited-style-name="Visited_20_Internet_20_Link">
https://t.me/air_alert_ua/45129</text:a>
</text:p>
      <!--NEWS-->
      <text:h text:style-name="P10" text:outline-level="1">
<text:span text:style-name="T4">
Sumska Oblast（00:13）。 红色警报：空中威胁。 警笛声。 立即掩盖！</text:span>
</text:h>
      <text:p text:style-name="P4">
作者: liveuamap (Language: en)</text:p>
      <text:p text:style-name="P4">
时间: 2023-05-12T18:15:00</text:p>
      <text:p text:style-name="P4">
地点: Sumska Oblast (Latitude:51.00045 Longtitude:33.99984)</text:p>
      <text:p text:style-name="P4">
视频: []</text:p>
      <text:p text:style-name="P4">
图片: []</text:p>
      <text:p text:style-name="P4">
标签: ["Europe", "Central and Eastern Europe"]</text:p>
      <text:p text:style-name="P4">
Id: 22562435</text:p>
      <!--METADATA-->
      <text:p text:style-name="P4">
Sumy地区(00:13). Red Alert: aerial threat. Sirens sounding. Take covernow!</text:p>
      <text:p text:style-name="P4">
News Collection Link: <text:a xlink:type="simple" xlink:href="https://liveuamap.com/en/2023/12-may-sumska-oblast0013-red-alert-aerial-thrg" text:style-name="Internet_20_link" text:visited-style-name="Visited_20_Internet_20_Link">
https://liveuamap.com/en/2023/12-may-sumska-oblast0013-red-alert-aerial-thrg</text:a>
</text:p>
      <text:p text:style-name="P4">
News Source: <text:a xlink:type="simple" xlink:href="https://t.me/air_alert_ua/45130" text:style-name="Internet_20_link" text:visited-style-name="Visited_20_Internet_20_Link">
https://t.me/air_alert_ua/45130</text:a>
</text:p>
      <!--NEWS-->
      <text:h text:style-name="P10" text:outline-level="1">
<text:span text:style-name="T4">
Nikolaev，Mykolaiv地区，Kherson，Kherson地区（00:15）。 红色ALRT：空中tchretate。 和...</text:span>
</text:h>
      <text:p text:style-name="P4">
作者: liveuamap (Language: en)</text:p>
      <text:p text:style-name="P4">
时间: 2023-05-12T18:17:00</text:p>
      <text:p text:style-name="P4">
地点: Mykolaiv (Latitude:46.94866 Longtitude:32.00639)</text:p>
      <text:p text:style-name="P4">
视频: []</text:p>
      <text:p text:style-name="P4">
图片: []</text:p>
      <text:p text:style-name="P4">
标签: ["Europe", "Central and Eastern Europe"]</text:p>
      <text:p text:style-name="P4">
Id: 22562436</text:p>
      <!--METADATA-->
      <text:p text:style-name="P4">
Nikolaev，Mykolaiv地区，Kherson，Kherson地区(00:15). Red Alert:aerial threat. Sirens sounding. Take cover now!</text:p>
      <text:p text:style-name="P4">
News Collection Link: <text:a xlink:type="simple" xlink:href="https://liveuamap.com/en/2023/12-may-mykolaiv-mykolayivska-oblast-kherson-kg" text:style-name="Internet_20_link" text:visited-style-name="Visited_20_Internet_20_Link">
https://liveuamap.com/en/2023/12-may-mykolaiv-mykolayivska-oblast-kherson-kg</text:a>
</text:p>
      <text:p text:style-name="P4">
News Source: <text:a xlink:type="simple" xlink:href="https://t.me/air_alert_ua/45132" text:style-name="Internet_20_link" text:visited-style-name="Visited_20_Internet_20_Link">
https://t.me/air_alert_ua/45132</text:a>
</text:p>
      <!--NEWS-->
      <text:h text:style-name="P10" text:outline-level="1">
<text:span text:style-name="T4">
Odeska Oblast（00:17）。 红色警报：空中威胁。 警笛声。 立即掩盖！</text:span>
</text:h>
      <text:p text:style-name="P4">
作者: liveuamap (Language: en)</text:p>
      <text:p text:style-name="P4">
时间: 2023-05-12T18:18:00</text:p>
      <text:p text:style-name="P4">
地点: Odeska Oblast (Latitude:46.75000000 Longtitude:30.25000000)</text:p>
      <text:p text:style-name="P4">
视频: []</text:p>
      <text:p text:style-name="P4">
图片: []</text:p>
      <text:p text:style-name="P4">
标签: ["Europe", "Central and Eastern Europe"]</text:p>
      <text:p text:style-name="P4">
Id: 22562437</text:p>
      <!--METADATA-->
      <text:p text:style-name="P4">
ODESA地区(00:17). Red Alert: aerial threat. Sirens sounding. Take covernow!</text:p>
      <text:p text:style-name="P4">
News Collection Link: <text:a xlink:type="simple" xlink:href="https://liveuamap.com/en/2023/12-may-odeska-oblast0017-red-alert-aerial-thrg" text:style-name="Internet_20_link" text:visited-style-name="Visited_20_Internet_20_Link">
https://liveuamap.com/en/2023/12-may-odeska-oblast0017-red-alert-aerial-thrg</text:a>
</text:p>
      <text:p text:style-name="P4">
News Source: <text:a xlink:type="simple" xlink:href="https://t.me/suspilneodesa/23156" text:style-name="Internet_20_link" text:visited-style-name="Visited_20_Internet_20_Link">
https://t.me/suspilneodesa/23156</text:a>
</text:p>
      <!--NEWS-->
      <text:h text:style-name="P10" text:outline-level="1">
<text:span text:style-name="T4">
Poltavska Oblast（00:34）。 红色警报：空中威胁。 警笛声。 立即掩盖！</text:span>
</text:h>
      <text:p text:style-name="P4">
作者: liveuamap (Language: en)</text:p>
      <text:p text:style-name="P4">
时间: 2023-05-12T18:35:00</text:p>
      <text:p text:style-name="P4">
地点: Poltavska Oblast (Latitude:49.47705000 Longtitude:33.81866000)</text:p>
      <text:p text:style-name="P4">
视频: []</text:p>
      <text:p text:style-name="P4">
图片: []</text:p>
      <text:p text:style-name="P4">
标签: ["Europe", "Central and Eastern Europe"]</text:p>
      <text:p text:style-name="P4">
Id: 22562438</text:p>
      <!--METADATA-->
      <text:p text:style-name="P4">
poltava(00:34). Red Alert: aerial threat. Sirens sounding. Take covernow!</text:p>
      <text:p text:style-name="P4">
News Collection Link: <text:a xlink:type="simple" xlink:href="https://liveuamap.com/en/2023/12-may-poltavska-oblast0034-red-alert-aerial-g" text:style-name="Internet_20_link" text:visited-style-name="Visited_20_Internet_20_Link">
https://liveuamap.com/en/2023/12-may-poltavska-oblast0034-red-alert-aerial-g</text:a>
</text:p>
      <text:p text:style-name="P4">
News Source: <text:a xlink:type="simple" xlink:href="https://t.me/suspilnepoltava/11122" text:style-name="Internet_20_link" text:visited-style-name="Visited_20_Internet_20_Link">
https://t.me/suspilnepoltava/11122</text:a>
</text:p>
      <!--NEWS-->
      <text:h text:style-name="P10" text:outline-level="1">
<text:span text:style-name="T4">
伯迪安斯克报道了爆炸</text:span>
</text:h>
      <text:p text:style-name="P4">
作者: liveuamap (Language: en)</text:p>
      <text:p text:style-name="P4">
时间: 2023-05-12T18:59:00</text:p>
      <text:p text:style-name="P4">
地点: Berdians'k,Zaporiz'ka oblast (Latitude:46.76844 Longtitude:36.80437)</text:p>
      <text:p text:style-name="P4">
视频: []</text:p>
      <text:p text:style-name="P4">
图片: []</text:p>
      <text:p text:style-name="P4">
标签: ["Europe", "Central and Eastern Europe"]</text:p>
      <text:p text:style-name="P4">
Id: 22562444</text:p>
      <!--METADATA-->
      <text:p text:style-name="P4">
伯迪安斯克报道了爆炸</text:p>
      <text:p text:style-name="P4">
新闻集链接：<text:a xlink:type="simple" xlink:href="https://liveuamap.com/en/2023/12-may-explosions-were-reported-in-berdyansk-" text:style-name="Internet_20_link" text:visited-style-name="Visited_20_Internet_20_Link">
https://liveuamap.com/en/2023/2023/12-may-explosions-were-reported-in-berdyansk-</text:a>
</text:p>
      <text:p text:style-name="P4">
News Source: <text:a xlink:type="simple" xlink:href="https://t.me/war_monitor/7246" text:style-name="Internet_20_link" text:visited-style-name="Visited_20_Internet_20_Link">
https://t.me/war_monitor/7246</text:a>
</text:p>
      <!--NEWS-->
      <text:h text:style-name="P10" text:outline-level="1">
<text:span text:style-name="T4">
Vinnytska Oblast（01:05）。 红色警报：空中威胁。 警笛声。 立即掩盖！</text:span>
</text:h>
      <text:p text:style-name="P4">
作者: liveuamap (Language: en)</text:p>
      <text:p text:style-name="P4">
时间: 2023-05-12T19:07:00</text:p>
      <text:p text:style-name="P4">
地点: Vinnytska Oblast (Latitude:48.91667000 Longtitude:28.66667000)</text:p>
      <text:p text:style-name="P4">
视频: []</text:p>
      <text:p text:style-name="P4">
图片: []</text:p>
      <text:p text:style-name="P4">
标签: ["Europe", "Central and Eastern Europe"]</text:p>
      <text:p text:style-name="P4">
Id: 22562439</text:p>
      <!--METADATA-->
      <text:p text:style-name="P4">
Vinnytsia地区(01:05). Red Alert: aerial threat. Sirens sounding. Take covernow!</text:p>
      <text:p text:style-name="P4">
News Collection Link: <text:a xlink:type="simple" xlink:href="https://liveuamap.com/en/2023/12-may-vinnytska-oblast0105-red-alert-aerial-g" text:style-name="Internet_20_link" text:visited-style-name="Visited_20_Internet_20_Link">
https://liveuamap.com/en/2023/12-may-vinnytska-oblast0105-red-alert-aerial-g</text:a>
</text:p>
      <text:p text:style-name="P4">
News Source: <text:a xlink:type="simple" xlink:href="https://t.me/air_alert_ua/45135" text:style-name="Internet_20_link" text:visited-style-name="Visited_20_Internet_20_Link">
https://t.me/air_alert_ua/45135</text:a>
</text:p>
      <!--NEWS-->
      <text:h text:style-name="P10" text:outline-level="1">
<text:span text:style-name="T4">
基夫·oblast（01:22）。 红色警报：空中威胁。 警笛声。 立即掩盖！</text:span>
</text:h>
      <text:p text:style-name="P4">
作者: liveuamap (Language: en)</text:p>
      <text:p text:style-name="P4">
时间: 2023-05-12T19:22:00</text:p>
      <text:p text:style-name="P4">
地点: Kyiv Oblast (Latitude:50.24018000 Longtitude:30.23163000)</text:p>
      <text:p text:style-name="P4">
视频: []</text:p>
      <text:p text:style-name="P4">
图片: []</text:p>
      <text:p text:style-name="P4">
标签: ["Europe", "Central and Eastern Europe"]</text:p>
      <text:p text:style-name="P4">
Id: 22562442</text:p>
      <!--METADATA-->
      <text:p text:style-name="P4">
基辅地区(01:22). Red Alert: aerial threat. Sirens sounding. Take cover now!</text:p>
      <text:p text:style-name="P4">
News Collection Link: <text:a xlink:type="simple" xlink:href="https://liveuamap.com/en/2023/12-may-kyiv-oblast0122-red-alert-aerial-threag" text:style-name="Internet_20_link" text:visited-style-name="Visited_20_Internet_20_Link">
https://liveuamap.com/en/2023/12-may-kyiv-oblast0122-red-alert-aerial-threag</text:a>
</text:p>
      <text:p text:style-name="P4">
News Source: <text:a xlink:type="simple" xlink:href="https://t.me/air_alert_ua/45137" text:style-name="Internet_20_link" text:visited-style-name="Visited_20_Internet_20_Link">
https://t.me/air_alert_ua/45137</text:a>
</text:p>
      <!--NEWS-->
      <text:h text:style-name="P10" text:outline-level="1">
<text:span text:style-name="T4">
Zhytomyr，Zhytomyrska Oblast（01:34）。 红色警报：空中威胁。 警笛声。 立即掩盖！</text:span>
</text:h>
      <text:p text:style-name="P4">
作者: liveuamap (Language: en)</text:p>
      <text:p text:style-name="P4">
时间: 2023-05-12T19:35:00</text:p>
      <text:p text:style-name="P4">
地点: Zhytomyr (Latitude:50.26487000 Longtitude:28.67669000)</text:p>
      <text:p text:style-name="P4">
视频: []</text:p>
      <text:p text:style-name="P4">
图片: []</text:p>
      <text:p text:style-name="P4">
标签: ["Europe", "Central and Eastern Europe"]</text:p>
      <text:p text:style-name="P4">
Id: 22562443</text:p>
      <!--METADATA-->
      <text:p text:style-name="P4">
Zhytomyr，Zhytomyr区域(01:34). Red Alert: aerial threat. Sirenssounding. Take cover now!</text:p>
      <text:p text:style-name="P4">
News Collection Link: <text:a xlink:type="simple" xlink:href="https://liveuamap.com/en/2023/12-may-zhytomyr-zhytomyrska-oblast0134-red-alg" text:style-name="Internet_20_link" text:visited-style-name="Visited_20_Internet_20_Link">
https://liveuamap.com/en/2023/12-may-zhytomyr-zhytomyrska-oblast0134-red-alg</text:a>
</text:p>
      <text:p text:style-name="P4">
News Source: <text:a xlink:type="simple" xlink:href="https://t.me/air_alert_ua/45140" text:style-name="Internet_20_link" text:visited-style-name="Visited_20_Internet_20_Link">
https://t.me/air_alert_ua/45140</text:a>
</text:p>
      <!--NEWS-->
      <text:h text:style-name="P10" text:outline-level="1">
<text:span text:style-name="T4">
3人因俄罗斯导弹在mykolaiv中受伤而受伤</text:span>
</text:h>
      <text:p text:style-name="P4">
作者: liveuamap (Language: en)</text:p>
      <text:p text:style-name="P4">
时间: 2023-05-12T19:57:31</text:p>
      <text:p text:style-name="P4">
地点: Mykolaiv (Latitude:46.95928 Longtitude:32.0224)</text:p>
      <text:p text:style-name="P4">
视频: []</text:p>
      <text:p text:style-name="P4">
图片: []</text:p>
      <text:p text:style-name="P4">
标签: ["Europe", "Central and Eastern Europe"]</text:p>
      <text:p text:style-name="P4">
Id: 22562445</text:p>
      <!--METADATA-->
      <text:p text:style-name="P4">
3人因俄罗斯导弹在mykolaiv中受伤而受伤</text:p>
      <text:p text:style-name="P4">
新闻集链接：[https://liveuamap.com/en/2023/13-may-3-person-wounded-as-result--russian-missian-missile-trikes]](https://liveuamap.com/en/2023/13-may-3-person-wounded-as-result-of-russian-missile-strikes)</text:p>
      <text:p text:style-name="P4">
News Source: <text:a xlink:type="simple" xlink:href="https://t.me/suspilnemykolaiv/25263" text:style-name="Internet_20_link" text:visited-style-name="Visited_20_Internet_20_Link">
https://t.me/suspilnemykolaiv/25263</text:a>
</text:p>
      <!--NEWS-->
      <text:h text:style-name="P10" text:outline-level="1">
<text:span text:style-name="T4">
Khmelnytska Oblast，Zaporizka Oblast（02:05）。 红色警报：空中威胁。 警笛声。 拿 ...</text:span>
</text:h>
      <text:p text:style-name="P4">
作者: liveuamap (Language: en)</text:p>
      <text:p text:style-name="P4">
时间: 2023-05-12T20:06:00</text:p>
      <text:p text:style-name="P4">
地点: Khmelnytska Oblast (Latitude:49.50000000 Longtitude:27.00000000)</text:p>
      <text:p text:style-name="P4">
视频: []</text:p>
      <text:p text:style-name="P4">
图片: []</text:p>
      <text:p text:style-name="P4">
标签: ["Europe", "Central and Eastern Europe"]</text:p>
      <text:p text:style-name="P4">
Id: 22562446</text:p>
      <!--METADATA-->
      <text:p text:style-name="P4">
Zaporizhzhya地区Khmelnytsky地区(02:05). Red Alert: aerial threat. Sirenssounding. Take cover now!</text:p>
      <text:p text:style-name="P4">
News Collection Link: <text:a xlink:type="simple" xlink:href="https://liveuamap.com/en/2023/13-may-khmelnytska-oblast-zaporizka-oblast020g" text:style-name="Internet_20_link" text:visited-style-name="Visited_20_Internet_20_Link">
https://liveuamap.com/en/2023/13-may-khmelnytska-oblast-zaporizka-oblast020g</text:a>
</text:p>
      <text:p text:style-name="P4">
News Source: <text:a xlink:type="simple" xlink:href="https://t.me/air_alert_ua/45144" text:style-name="Internet_20_link" text:visited-style-name="Visited_20_Internet_20_Link">
https://t.me/air_alert_ua/45144</text:a>
</text:p>
      <!--NEWS-->
      <text:h text:style-name="P10" text:outline-level="1">
<text:span text:style-name="T4">
Chernivetska Oblast（02:14）。 红色警报：空中威胁。 警笛声。 立即掩盖！</text:span>
</text:h>
      <text:p text:style-name="P4">
作者: liveuamap (Language: en)</text:p>
      <text:p text:style-name="P4">
时间: 2023-05-12T20:15:00</text:p>
      <text:p text:style-name="P4">
地点: Chernivetska Oblast (Latitude:48.25000000 Longtitude:26.00000000)</text:p>
      <text:p text:style-name="P4">
视频: []</text:p>
      <text:p text:style-name="P4">
图片: []</text:p>
      <text:p text:style-name="P4">
标签: ["Europe", "Central and Eastern Europe"]</text:p>
      <text:p text:style-name="P4">
Id: 22562447</text:p>
      <!--METADATA-->
      <text:p text:style-name="P4">
切尔尼维斯地区(02:14). Red Alert: aerial threat. Sirens sounding. Takecover now!</text:p>
      <text:p text:style-name="P4">
News Collection Link: <text:a xlink:type="simple" xlink:href="https://liveuamap.com/en/2023/13-may-chernivetska-oblast0214-red-alert-aerig" text:style-name="Internet_20_link" text:visited-style-name="Visited_20_Internet_20_Link">
https://liveuamap.com/en/2023/13-may-chernivetska-oblast0214-red-alert-aerig</text:a>
</text:p>
      <text:p text:style-name="P4">
News Source: <text:a xlink:type="simple" xlink:href="https://t.me/air_alert_ua/45147" text:style-name="Internet_20_link" text:visited-style-name="Visited_20_Internet_20_Link">
https://t.me/air_alert_ua/45147</text:a>
</text:p>
      <!--NEWS-->
      <text:h text:style-name="P10" text:outline-level="1">
<text:span text:style-name="T4">
防空在基辅地区活跃</text:span>
</text:h>
      <text:p text:style-name="P4">
作者: liveuamap (Language: en)</text:p>
      <text:p text:style-name="P4">
时间: 2023-05-12T20:17:05</text:p>
      <text:p text:style-name="P4">
地点: Kyiv (Latitude:50.6808 Longtitude:30.4953)</text:p>
      <text:p text:style-name="P4">
视频: []</text:p>
      <text:p text:style-name="P4">
图片: []</text:p>
      <text:p text:style-name="P4">
标签: []</text:p>
      <text:p text:style-name="P4">
Id: 22562448</text:p>
      <!--METADATA-->
      <text:p text:style-name="P4">
防空在基辅地区活跃</text:p>
      <text:p text:style-name="P4">
新闻集链接：<text:a xlink:type="simple" xlink:href="https://liveuamap.com/en/2023/13-may-air-defense-is-active-in-kyiv-region-" text:style-name="Internet_20_link" text:visited-style-name="Visited_20_Internet_20_Link">
https：//liveuamap.com/en/2023/13-may-air-defense-is-is-active-in-kyiv-gregion-</text:a>
</text:p>
      <text:p text:style-name="P4">
News Source: <text:a xlink:type="simple" xlink:href="https://t.me/kievreal1/40839" text:style-name="Internet_20_link" text:visited-style-name="Visited_20_Internet_20_Link">
https://t.me/kievreal1/40839</text:a>
</text:p>
      <!--NEWS-->
      <text:h text:style-name="P10" text:outline-level="1">
<text:span text:style-name="T4">
Dnipro，Dnipropetrovska Oblast（02:26）。 红色警报：空中威胁。 警笛声。 掩护...</text:span>
</text:h>
      <text:p text:style-name="P4">
作者: liveuamap (Language: en)</text:p>
      <text:p text:style-name="P4">
时间: 2023-05-12T20:28:00</text:p>
      <text:p text:style-name="P4">
地点: Dnipro (Latitude:48.46022 Longtitude:35.03986)</text:p>
      <text:p text:style-name="P4">
视频: []</text:p>
      <text:p text:style-name="P4">
图片: []</text:p>
      <text:p text:style-name="P4">
标签: ["Europe", "Central and Eastern Europe"]</text:p>
      <text:p text:style-name="P4">
Id: 22562449</text:p>
      <!--METADATA-->
      <text:p text:style-name="P4">
dnipro，dnipropetrovsk区域(02:26). Red Alert: aerial threat. Sirenssounding. Take cover now!</text:p>
      <text:p text:style-name="P4">
News Collection Link: <text:a xlink:type="simple" xlink:href="https://liveuamap.com/en/2023/13-may-dnipro-dnipropetrovska-oblast0226-red-g" text:style-name="Internet_20_link" text:visited-style-name="Visited_20_Internet_20_Link">
https://liveuamap.com/en/2023/13-may-dnipro-dnipropetrovska-oblast0226-red-g</text:a>
</text:p>
      <text:p text:style-name="P4">
News Source: <text:a xlink:type="simple" xlink:href="https://t.me/air_alert_ua/45148" text:style-name="Internet_20_link" text:visited-style-name="Visited_20_Internet_20_Link">
https://t.me/air_alert_ua/45148</text:a>
</text:p>
      <!--NEWS-->
      <text:h text:style-name="P10" text:outline-level="1">
<text:span text:style-name="T4">
防空在基辅活动</text:span>
</text:h>
      <text:p text:style-name="P4">
作者: liveuamap (Language: en)</text:p>
      <text:p text:style-name="P4">
时间: 2023-05-12T20:42:08</text:p>
      <text:p text:style-name="P4">
地点: Kyiv,Kyiv city (Latitude:50.50575 Longtitude:30.65014)</text:p>
      <text:p text:style-name="P4">
视频: []</text:p>
      <text:p text:style-name="P4">
图片: []</text:p>
      <text:p text:style-name="P4">
标签: ["Europe", "Central and Eastern Europe"]</text:p>
      <text:p text:style-name="P4">
Id: 22562450</text:p>
      <!--METADATA-->
      <text:p text:style-name="P4">
防空在基辅活动</text:p>
      <text:p text:style-name="P4">
新闻集链接：<text:a xlink:type="simple" xlink:href="https://liveuamap.com/en/2023/13-may-air-defense-is-active-in-kyiv" text:style-name="Internet_20_link" text:visited-style-name="Visited_20_Internet_20_Link">
https://liveuamap.com/en/2023/13-may-air-defense-is-is-active-in-kyiv</text:a>
</text:p>
      <text:p text:style-name="P4">
News Source: <text:a xlink:type="simple" xlink:href="https://t.me/kievreal1/40844" text:style-name="Internet_20_link" text:visited-style-name="Visited_20_Internet_20_Link">
https://t.me/kievreal1/40844</text:a>
</text:p>
      <!--NEWS-->
      <text:h text:style-name="P10" text:outline-level="1">
<text:span text:style-name="T4">
Ternopil，Ternopilska Oblast（02:41）。 红色警报：空中威胁。 警笛声。 立即掩盖！</text:span>
</text:h>
      <text:p text:style-name="P4">
作者: liveuamap (Language: en)</text:p>
      <text:p text:style-name="P4">
时间: 2023-05-12T20:43:00</text:p>
      <text:p text:style-name="P4">
地点: Ternopil (Latitude:49.55342000 Longtitude:25.58918000)</text:p>
      <text:p text:style-name="P4">
视频: []</text:p>
      <text:p text:style-name="P4">
图片: []</text:p>
      <text:p text:style-name="P4">
标签: ["Europe", "Central and Eastern Europe"]</text:p>
      <text:p text:style-name="P4">
Id: 22562451</text:p>
      <!--METADATA-->
      <text:p text:style-name="P4">
特尔诺皮尔区Ternopil地区(02:41). Red Alert: aerial threat. Sirenssounding. Take cover now!</text:p>
      <text:p text:style-name="P4">
News Collection Link: <text:a xlink:type="simple" xlink:href="https://liveuamap.com/en/2023/13-may-ternopil-ternopilska-oblast0241-red-alg" text:style-name="Internet_20_link" text:visited-style-name="Visited_20_Internet_20_Link">
https://liveuamap.com/en/2023/13-may-ternopil-ternopilska-oblast0241-red-alg</text:a>
</text:p>
      <text:p text:style-name="P4">
News Source: <text:a xlink:type="simple" xlink:href="https://t.me/air_alert_ua/45149" text:style-name="Internet_20_link" text:visited-style-name="Visited_20_Internet_20_Link">
https://t.me/air_alert_ua/45149</text:a>
</text:p>
      <!--NEWS-->
      <text:h text:style-name="P10" text:outline-level="1">
<text:span text:style-name="T4">
基辅（02:43）。 红色警报：空中威胁。 警笛声。 立即掩盖！</text:span>
</text:h>
      <text:p text:style-name="P4">
作者: liveuamap (Language: en)</text:p>
      <text:p text:style-name="P4">
时间: 2023-05-12T20:44:00</text:p>
      <text:p text:style-name="P4">
地点: Kyiv (Latitude:50.44355 Longtitude:30.53011)</text:p>
      <text:p text:style-name="P4">
视频: []</text:p>
      <text:p text:style-name="P4">
图片: []</text:p>
      <text:p text:style-name="P4">
标签: ["Europe", "Central and Eastern Europe"]</text:p>
      <text:p text:style-name="P4">
Id: 22562452</text:p>
      <!--METADATA-->
      <text:p text:style-name="P4">
基辅(02:43). Red Alert: aerial threat. Sirens sounding. Take cover now!</text:p>
      <text:p text:style-name="P4">
News Collection Link: <text:a xlink:type="simple" xlink:href="https://liveuamap.com/en/2023/13-may-kyiv0243-red-alert-aerial-threat-sireng" text:style-name="Internet_20_link" text:visited-style-name="Visited_20_Internet_20_Link">
https://liveuamap.com/en/2023/13-may-kyiv0243-red-alert-aerial-threat-sireng</text:a>
</text:p>
      <text:p text:style-name="P4">
News Source: <text:a xlink:type="simple" xlink:href="https://t.me/chanel24/88047" text:style-name="Internet_20_link" text:visited-style-name="Visited_20_Internet_20_Link">
https://t.me/chanel24/88047</text:a>
</text:p>
      <!--NEWS-->
      <text:h text:style-name="P10" text:outline-level="1">
<text:span text:style-name="T4">
Kherson，Khersonska Oblast（02:47）。 红色警报：空中威胁。 警笛声。 立即掩盖！</text:span>
</text:h>
      <text:p text:style-name="P4">
作者: liveuamap (Language: en)</text:p>
      <text:p text:style-name="P4">
时间: 2023-05-12T20:48:00</text:p>
      <text:p text:style-name="P4">
地点: Kherson (Latitude:46.65581000 Longtitude:32.61780000)</text:p>
      <text:p text:style-name="P4">
视频: []</text:p>
      <text:p text:style-name="P4">
图片: []</text:p>
      <text:p text:style-name="P4">
标签: ["Europe", "Central and Eastern Europe"]</text:p>
      <text:p text:style-name="P4">
Id: 22562453</text:p>
      <!--METADATA-->
      <text:p text:style-name="P4">
赫尔森，赫森地区(02:47). Red Alert: aerial threat. Sirens sounding.Take cover now!</text:p>
      <text:p text:style-name="P4">
News Collection Link: <text:a xlink:type="simple" xlink:href="https://liveuamap.com/en/2023/13-may-kherson-khersonska-oblast0247-red-alerg" text:style-name="Internet_20_link" text:visited-style-name="Visited_20_Internet_20_Link">
https://liveuamap.com/en/2023/13-may-kherson-khersonska-oblast0247-red-alerg</text:a>
</text:p>
      <text:p text:style-name="P4">
News Source: <text:a xlink:type="simple" xlink:href="https://t.me/air_alert_ua/45150" text:style-name="Internet_20_link" text:visited-style-name="Visited_20_Internet_20_Link">
https://t.me/air_alert_ua/45150</text:a>
</text:p>
      <!--NEWS-->
      <text:h text:style-name="P10" text:outline-level="1">
<text:span text:style-name="T4">
Rivne，Rivnenska Oblast（03:08）。 红色警报：空中威胁。 警笛声。 立即掩盖！</text:span>
</text:h>
      <text:p text:style-name="P4">
作者: liveuamap (Language: en)</text:p>
      <text:p text:style-name="P4">
时间: 2023-05-12T21:09:00</text:p>
      <text:p text:style-name="P4">
地点: Rivne (Latitude:50.6034445 Longtitude:26.257603168487)</text:p>
      <text:p text:style-name="P4">
视频: []</text:p>
      <text:p text:style-name="P4">
图片: []</text:p>
      <text:p text:style-name="P4">
标签: ["Europe", "Central and Eastern Europe"]</text:p>
      <text:p text:style-name="P4">
Id: 22562455</text:p>
      <!--METADATA-->
      <text:p text:style-name="P4">
里凡恩地区(03:08). Red Alert: aerial threat. Sirens sounding.Take cover now!</text:p>
      <text:p text:style-name="P4">
News Collection Link: <text:a xlink:type="simple" xlink:href="https://liveuamap.com/en/2023/13-may-rivne-rivnenska-oblast0308-red-alert-ag" text:style-name="Internet_20_link" text:visited-style-name="Visited_20_Internet_20_Link">
https://liveuamap.com/en/2023/13-may-rivne-rivnenska-oblast0308-red-alert-ag</text:a>
</text:p>
      <text:p text:style-name="P4">
News Source: <text:a xlink:type="simple" xlink:href="https://t.me/air_alert_ua/45152" text:style-name="Internet_20_link" text:visited-style-name="Visited_20_Internet_20_Link">
https://t.me/air_alert_ua/45152</text:a>
</text:p>
      <!--NEWS-->
      <text:h text:style-name="P10" text:outline-level="1">
<text:span text:style-name="T4">
Volynska Oblast（03:11）。 红色警报：空中威胁。 警笛声。 立即掩盖！</text:span>
</text:h>
      <text:p text:style-name="P4">
作者: liveuamap (Language: en)</text:p>
      <text:p text:style-name="P4">
时间: 2023-05-12T21:17:00</text:p>
      <text:p text:style-name="P4">
地点: Volynska Oblast (Latitude:51.16667000 Longtitude:24.86667000)</text:p>
      <text:p text:style-name="P4">
视频: []</text:p>
      <text:p text:style-name="P4">
图片: []</text:p>
      <text:p text:style-name="P4">
标签: ["Europe", "Central and Eastern Europe"]</text:p>
      <text:p text:style-name="P4">
Id: 22562456</text:p>
      <!--METADATA-->
      <text:p text:style-name="P4">
Volyn地区(03:11). Red Alert: aerial threat. Sirens sounding. Take covernow!</text:p>
      <text:p text:style-name="P4">
News Collection Link: <text:a xlink:type="simple" xlink:href="https://liveuamap.com/en/2023/13-may-volynska-oblast0311-red-alert-aerial-tg" text:style-name="Internet_20_link" text:visited-style-name="Visited_20_Internet_20_Link">
https://liveuamap.com/en/2023/13-may-volynska-oblast0311-red-alert-aerial-tg</text:a>
</text:p>
      <text:p text:style-name="P4">
News Source: <text:a xlink:type="simple" xlink:href="https://t.me/air_alert_ua/45155" text:style-name="Internet_20_link" text:visited-style-name="Visited_20_Internet_20_Link">
https://t.me/air_alert_ua/45155</text:a>
</text:p>
      <!--NEWS-->
      <text:h text:style-name="P10" text:outline-level="1">
<text:span text:style-name="T4">
Volynska Oblast（03:11）。 红色警报：空中威胁。 警笛声。 立即掩盖！</text:span>
</text:h>
      <text:p text:style-name="P4">
作者: liveuamap (Language: en)</text:p>
      <text:p text:style-name="P4">
时间: 2023-05-12T21:17:00</text:p>
      <text:p text:style-name="P4">
地点: Volynska Oblast (Latitude:51.16667000 Longtitude:24.86667000)</text:p>
      <text:p text:style-name="P4">
视频: []</text:p>
      <text:p text:style-name="P4">
图片: []</text:p>
      <text:p text:style-name="P4">
标签: ["Europe", "Central and Eastern Europe"]</text:p>
      <text:p text:style-name="P4">
Id: 22562456</text:p>
      <!--METADATA-->
      <text:p text:style-name="P4">
Volyn地区(03:11). Red Alert: aerial threat. Sirens sounding. Take covernow!</text:p>
      <text:p text:style-name="P4">
News Collection Link: <text:a xlink:type="simple" xlink:href="https://liveuamap.com/en/2023/13-may-volynska-oblast0311-red-alert-aerial-tg" text:style-name="Internet_20_link" text:visited-style-name="Visited_20_Internet_20_Link">
https://liveuamap.com/en/2023/13-may-volynska-oblast0311-red-alert-aerial-tg</text:a>
</text:p>
      <text:p text:style-name="P4">
News Source: <text:a xlink:type="simple" xlink:href="https://t.me/air_alert_ua/45155" text:style-name="Internet_20_link" text:visited-style-name="Visited_20_Internet_20_Link">
https://t.me/air_alert_ua/45155</text:a>
</text:p>
      <!--NEWS-->
      <text:h text:style-name="P10" text:outline-level="1">
<text:span text:style-name="T4">
据报道LVIV地区爆炸</text:span>
</text:h>
      <text:p text:style-name="P4">
作者: liveuamap (Language: en)</text:p>
      <text:p text:style-name="P4">
时间: 2023-05-12T22:06:03</text:p>
      <text:p text:style-name="P4">
地点: Lviv (Latitude:49.67118 Longtitude:24.9115)</text:p>
      <text:p text:style-name="P4">
视频: []</text:p>
      <text:p text:style-name="P4">
图片: []</text:p>
      <text:p text:style-name="P4">
标签: ["Europe", "Central and Eastern Europe"]</text:p>
      <text:p text:style-name="P4">
Id: 22562457</text:p>
      <!--METADATA-->
      <text:p text:style-name="P4">
据报道LVIV地区爆炸</text:p>
      <text:p text:style-name="P4">
新闻集链接：<text:a xlink:type="simple" xlink:href="https://liveuamap.com/en/2023/13-may-explosions-were-reported-in-lviv-region-" text:style-name="Internet_20_link" text:visited-style-name="Visited_20_Internet_20_Link">
https://liveuamap.com/en/2023/13-may-explosions-were-reported-in-lviv-region-</text:a>
</text:p>
      <text:p text:style-name="P4">
News Source: <text:a xlink:type="simple" xlink:href="https://t.me/war_monitor/7263" text:style-name="Internet_20_link" text:visited-style-name="Visited_20_Internet_20_Link">
https://t.me/war_monitor/7263</text:a>
</text:p>
      <!--NEWS-->
      <text:h text:style-name="P10" text:outline-level="1">
<text:span text:style-name="T4">
LVIV，LVIV地区的Volyn地区（04:07）。 红色ALRT：空中tchretate。 警笛声。 就是这样...</text:span>
</text:h>
      <text:p text:style-name="P4">
作者: liveuamap (Language: en)</text:p>
      <text:p text:style-name="P4">
时间: 2023-05-12T22:08:00</text:p>
      <text:p text:style-name="P4">
地点: Volynska Oblast (Latitude:51.16715 Longtitude:24.86706)</text:p>
      <text:p text:style-name="P4">
视频: []</text:p>
      <text:p text:style-name="P4">
图片: []</text:p>
      <text:p text:style-name="P4">
标签: ["Europe", "Central and Eastern Europe"]</text:p>
      <text:p text:style-name="P4">
Id: 22562459</text:p>
      <!--METADATA-->
      <text:p text:style-name="P4">
LVIV，LVIV地区的Volyn地区(04:07). Red Alert: aerial threat. Sirenssounding. Take cover now!</text:p>
      <text:p text:style-name="P4">
News Collection Link: <text:a xlink:type="simple" xlink:href="https://liveuamap.com/en/2023/13-may-volynska-oblast-lviv-lvivska-oblast040g" text:style-name="Internet_20_link" text:visited-style-name="Visited_20_Internet_20_Link">
https://liveuamap.com/en/2023/13-may-volynska-oblast-lviv-lvivska-oblast040g</text:a>
</text:p>
      <text:p text:style-name="P4">
News Source: <text:a xlink:type="simple" xlink:href="https://t.me/air_alert_ua/45166" text:style-name="Internet_20_link" text:visited-style-name="Visited_20_Internet_20_Link">
https://t.me/air_alert_ua/45166</text:a>
</text:p>
      <!--NEWS-->
      <text:h text:style-name="P10" text:outline-level="1">
<text:span text:style-name="T4">
据报道，Khmelnitsky的爆炸爆炸</text:span>
</text:h>
      <text:p text:style-name="P4">
作者: liveuamap (Language: en)</text:p>
      <text:p text:style-name="P4">
时间: 2023-05-12T22:08:02</text:p>
      <text:p text:style-name="P4">
地点: Khmelnitsky (Latitude:49.43766 Longtitude:26.96697)</text:p>
      <text:p text:style-name="P4">
视频: []</text:p>
      <text:p text:style-name="P4">
图片: []</text:p>
      <text:p text:style-name="P4">
标签: ["Europe", "Central and Eastern Europe"]</text:p>
      <text:p text:style-name="P4">
Id: 22562458</text:p>
      <!--METADATA-->
      <text:p text:style-name="P4">
据报道，Khmelnitsky的爆炸爆炸</text:p>
      <text:p text:style-name="P4">
新闻集链接：<text:a xlink:type="simple" xlink:href="https://liveuamap.com/en/2023/13-may-explosions-in-khmelnitsky-reportedly-several-hits" text:style-name="Internet_20_link" text:visited-style-name="Visited_20_Internet_20_Link">
https://liveuamap.com/en/2023/2023/13-may-explosions-in-khmelnitsky-reported--reported--sever- several-hits</text:a>
</text:p>
      <text:p text:style-name="P4">
News Source: <text:a xlink:type="simple" xlink:href="https://t.me/war_monitor/7265" text:style-name="Internet_20_link" text:visited-style-name="Visited_20_Internet_20_Link">
https://t.me/war_monitor/7265</text:a>
</text:p>
      <!--NEWS-->
      <text:h text:style-name="P10" text:outline-level="1">
<text:span text:style-name="T4">
据报道，Khmelnitsky的爆炸爆炸</text:span>
</text:h>
      <text:p text:style-name="P4">
作者: liveuamap (Language: en)</text:p>
      <text:p text:style-name="P4">
时间: 2023-05-12T22:08:02</text:p>
      <text:p text:style-name="P4">
地点: Khmelnitsky (Latitude:49.43766 Longtitude:26.96697)</text:p>
      <text:p text:style-name="P4">
视频: []</text:p>
      <text:p text:style-name="P4">
图片: []</text:p>
      <text:p text:style-name="P4">
标签: ["Europe", "Central and Eastern Europe"]</text:p>
      <text:p text:style-name="P4">
Id: 22562458</text:p>
      <!--METADATA-->
      <text:p text:style-name="P4">
据报道，Khmelnitsky的爆炸爆炸</text:p>
      <text:p text:style-name="P4">
新闻集链接：<text:a xlink:type="simple" xlink:href="https://liveuamap.com/en/2023/13-may-explosions-in-khmelnitsky-reportedly-several-hits" text:style-name="Internet_20_link" text:visited-style-name="Visited_20_Internet_20_Link">
https://liveuamap.com/en/2023/2023/13-may-explosions-in-khmelnitsky-reported--reported--sever- several-hits</text:a>
</text:p>
      <text:p text:style-name="P4">
News Source: <text:a xlink:type="simple" xlink:href="https://t.me/war_monitor/7265" text:style-name="Internet_20_link" text:visited-style-name="Visited_20_Internet_20_Link">
https://t.me/war_monitor/7265</text:a>
</text:p>
      <!--NEWS-->
      <text:h text:style-name="P10" text:outline-level="1">
<text:span text:style-name="T4">
赫梅尔尼茨基（Khmelnitsky）报告了多达8次大声爆炸，在LVIV地区也爆炸</text:span>
</text:h>
      <text:p text:style-name="P4">
作者: liveuamap (Language: en)</text:p>
      <text:p text:style-name="P4">
时间: 2023-05-12T22:48:49</text:p>
      <text:p text:style-name="P4">
地点: Khmelnitsky (Latitude:49.43704 Longtitude:26.96637)</text:p>
      <text:p text:style-name="P4">
视频: []</text:p>
      <text:p text:style-name="P4">
图片: []</text:p>
      <text:p text:style-name="P4">
标签: []</text:p>
      <text:p text:style-name="P4">
Id: 22562460</text:p>
      <!--METADATA-->
      <text:p text:style-name="P4">
在Khmelnitsky报告了多达8次大声爆炸，也有爆炸。</text:p>
      <text:p text:style-name="P4">
新闻收集链接：<text:a xlink:type="simple" xlink:href="https://liveuamap.com/en/2023/13-may-up-to-8-loud-explosions-were-reported-in-khmelnitsky" text:style-name="Internet_20_link" text:visited-style-name="Visited_20_Internet_20_Link">
https://liveuamap.com/en/2023/13-may-up-to-to-to-w-8-loud-explosions-were-reported-in-khmelnitsky</text:a>
</text:p>
      <text:p text:style-name="P4">
News Source: <text:a xlink:type="simple" xlink:href="https://t.me/channel24_ua/88054" text:style-name="Internet_20_link" text:visited-style-name="Visited_20_Internet_20_Link">
https://t.me/channel24_ua/88054</text:a>
</text:p>
      <!--NEWS-->
      <text:h text:style-name="P10" text:outline-level="1">
<text:span text:style-name="T4">
Transcarpathia地区，Mykolaiv，Mykolaiv地区，Kherson，Kherson地区，Ivano-Frankivs ...</text:span>
</text:h>
      <text:p text:style-name="P4">
作者: liveuamap (Language: en)</text:p>
      <text:p text:style-name="P4">
时间: 2023-05-12T22:50:00</text:p>
      <text:p text:style-name="P4">
地点: Zakarpattia Oblast (Latitude:48.33333000 Longtitude:23.00000000)</text:p>
      <text:p text:style-name="P4">
视频: []</text:p>
      <text:p text:style-name="P4">
图片: []</text:p>
      <text:p text:style-name="P4">
标签: ["Europe", "Central and Eastern Europe"]</text:p>
      <text:p text:style-name="P4">
Id: 22562461</text:p>
      <!--METADATA-->
      <text:p text:style-name="P4">
Transcarpathia地区，Mykolaiv，Mykolaiv地区，Kherson，Kherson地区，Ivano-Frankivsk，Ivano-Frankivsk地区(04:49). Red Alert: aerial threat.Sirens sounding. Take cover now!</text:p>
      <text:p text:style-name="P4">
News Collection Link: <text:a xlink:type="simple" xlink:href="https://liveuamap.com/en/2023/13-may-zakarpattia-oblast-mykolaiv-mykolayivsg" text:style-name="Internet_20_link" text:visited-style-name="Visited_20_Internet_20_Link">
https://liveuamap.com/en/2023/13-may-zakarpattia-oblast-mykolaiv-mykolayivsg</text:a>
</text:p>
      <text:p text:style-name="P4">
News Source: <text:a xlink:type="simple" xlink:href="https://t.me/air_alert_ua/45172" text:style-name="Internet_20_link" text:visited-style-name="Visited_20_Internet_20_Link">
https://t.me/air_alert_ua/45172</text:a>
</text:p>
      <!--NEWS-->
      <text:h text:style-name="P10" text:outline-level="1">
<text:span text:style-name="T4">
Odeska Oblast（04:49）。 红色警报：空中威胁。 警笛声。 立即掩盖！</text:span>
</text:h>
      <text:p text:style-name="P4">
作者: liveuamap (Language: en)</text:p>
      <text:p text:style-name="P4">
时间: 2023-05-12T22:51:00</text:p>
      <text:p text:style-name="P4">
地点: Odeska Oblast (Latitude:46.74926 Longtitude:30.25086)</text:p>
      <text:p text:style-name="P4">
视频: []</text:p>
      <text:p text:style-name="P4">
图片: []</text:p>
      <text:p text:style-name="P4">
标签: ["Europe", "Central and Eastern Europe"]</text:p>
      <text:p text:style-name="P4">
Id: 22562462</text:p>
      <!--METADATA-->
      <text:p text:style-name="P4">
ODESA地区(04:49). Red Alert: aerial threat. Sirens sounding. Take covernow!</text:p>
      <text:p text:style-name="P4">
News Collection Link: <text:a xlink:type="simple" xlink:href="https://liveuamap.com/en/2023/13-may-odeska-oblast0449-red-alert-aerial-thrg" text:style-name="Internet_20_link" text:visited-style-name="Visited_20_Internet_20_Link">
https://liveuamap.com/en/2023/13-may-odeska-oblast0449-red-alert-aerial-thrg</text:a>
</text:p>
      <text:p text:style-name="P4">
News Source: <text:a xlink:type="simple" xlink:href="https://t.me/suspilneodesa/23158" text:style-name="Internet_20_link" text:visited-style-name="Visited_20_Internet_20_Link">
https://t.me/suspilneodesa/23158</text:a>
</text:p>
      <!--NEWS-->
      <text:h text:style-name="P10" text:outline-level="1">
<text:span text:style-name="T4">
Zaporizka Oblast（04:50）。 红色警报：空中威胁。 警笛声。 立即掩盖！</text:span>
</text:h>
      <text:p text:style-name="P4">
作者: liveuamap (Language: en)</text:p>
      <text:p text:style-name="P4">
时间: 2023-05-12T22:52:00</text:p>
      <text:p text:style-name="P4">
地点: Zaporizka Oblast (Latitude:47.612261 Longtitude:35.764541)</text:p>
      <text:p text:style-name="P4">
视频: []</text:p>
      <text:p text:style-name="P4">
图片: []</text:p>
      <text:p text:style-name="P4">
标签: ["Europe", "Central and Eastern Europe"]</text:p>
      <text:p text:style-name="P4">
Id: 22562463</text:p>
      <!--METADATA-->
      <text:p text:style-name="P4">
Zaporizhzhia地区(04:50). Red Alert: aerial threat. Sirens sounding. Take covernow!</text:p>
      <text:p text:style-name="P4">
News Collection Link: <text:a xlink:type="simple" xlink:href="https://liveuamap.com/en/2023/13-may-zaporizka-oblast0450-red-alert-aerial-g" text:style-name="Internet_20_link" text:visited-style-name="Visited_20_Internet_20_Link">
https://liveuamap.com/en/2023/13-may-zaporizka-oblast0450-red-alert-aerial-g</text:a>
</text:p>
      <text:p text:style-name="P4">
News Source: <text:a xlink:type="simple" xlink:href="https://t.me/air_alert_ua/45174" text:style-name="Internet_20_link" text:visited-style-name="Visited_20_Internet_20_Link">
https://t.me/air_alert_ua/45174</text:a>
</text:p>
      <!--NEWS-->
      <text:h text:style-name="P10" text:outline-level="1">
<text:span text:style-name="T4">
Khmelnitsky报道的更多爆炸</text:span>
</text:h>
      <text:p text:style-name="P4">
作者: liveuamap (Language: en)</text:p>
      <text:p text:style-name="P4">
时间: 2023-05-12T23:16:10</text:p>
      <text:p text:style-name="P4">
地点: Khmelnitsky (Latitude:49.43587 Longtitude:26.97041)</text:p>
      <text:p text:style-name="P4">
视频: []</text:p>
      <text:p text:style-name="P4">
图片: []</text:p>
      <text:p text:style-name="P4">
标签: []</text:p>
      <text:p text:style-name="P4">
Id: 22562465</text:p>
      <!--METADATA-->
      <text:p text:style-name="P4">
Khmelnitsky报道的更多爆炸</text:p>
      <text:p text:style-name="P4">
新闻集链接：<text:a xlink:type="simple" xlink:href="https://liveuamap.com/en/2023/13-may-more-explosions-reported-in-khmelnitsky-" text:style-name="Internet_20_link" text:visited-style-name="Visited_20_Internet_20_Link">
https://liveuamap.com/en/2023/13-may-more-explosions-reported-in-khmelnitsky-</text:a>
</text:p>
      <text:p text:style-name="P4">
News Source: <text:a xlink:type="simple" xlink:href="https://t.me/channel24_ua/88056" text:style-name="Internet_20_link" text:visited-style-name="Visited_20_Internet_20_Link">
https://t.me/channel24_ua/88056</text:a>
</text:p>
      <!--NEWS-->
      <text:h text:style-name="P10" text:outline-level="1">
<text:span text:style-name="T4">
在哈尔基夫地区的占领期间有领导地位 - 执法人员暴露了当地居民</text:span>
</text:h>
      <text:p text:style-name="P4">
作者: ['АРМІЯINFORM']</text:p>
      <text:p text:style-name="P4">
时间: 2023-05-12T40:00:00-04:00</text:p>
      <text:p text:style-name="P4">
描述: 对于哈尔基夫人的Okrugskoye检察官的专有性调查，与2022年与乌克兰的战争，与乌克兰的最新消息与乌克兰的最新新闻，与乌克兰的新闻战2022年，乌克兰和俄罗斯的最后一场与乌克兰的战争以及乌克兰的战争将在20222年与乌克兰战争。他们说，是否在不久的将来会与乌克兰发动战争</text:p>
      <text:p text:style-name="P4">
图片: ['<text:a xlink:type="simple" xlink:href="https://armyinform.com.ua/wp-content/uploads/2023/05/346668770_254896403730302_3012902011103222876_n.jpg" text:style-name="Internet_20_link" text:visited-style-name="Visited_20_Internet_20_Link">
346668770_254896403730302_3012902011103222876_n.jpg</text:a>
']</text:p>
      <text:p text:style-name="P4">
标签: ['STOPRUSSIA', 'АГРЕСІЯ РФ']</text:p>
      <text:p text:style-name="P4">
类别: News</text:p>
      <!--METADATA-->
      <text:p text:style-name="P4">
<draw:frame draw:style-name="fr1" draw:name="Image2" text:anchor-type="as-char" svg:width="6.9236in" svg:height="7.856567in" draw:z-index="0">
<draw:image xlink:href="../Images/AРМІЯINFORM/2023-05-12T40-00-00-04-00/346668770_254896403730302_3012902011103222876_n.jpg" xlink:type="simple" xlink:show="embed" xlink:actuate="onLoad" draw:mime-type="image/jpeg"/>
</draw:frame>
在哈尔基夫地区伊兹地区检察官办公室的程序领导下，该妇女被告知涉嫌合作活动(《乌克兰刑法》第111-1条的第5部分).</text:p>
      <text:p text:style-name="P4">
Про це<text:a xlink:type="simple" xlink:href="https://www.facebook.com/pgo.gov.ua/posts/pfbid02TZ7vRx6PtK7GLmrPW7uHFAog4XmhyekCyC91Rm2A18LtXQR8Ygm1W6ZVyWLXuGfPl" text:style-name="Internet_20_link" text:visited-style-name="Visited_20_Internet_20_Link">
повідомляє</text:a>
乌克兰检察长办公室。</text:p>
      <text:p text:style-name="P4">
根据调查，在izum市占领期间，一位当地居民自愿致力于为新的“权力”工作。 她接受了“工作负责人和伊祖姆斯基地区UGA的社会主义者”的伪派。</text:p>
      <text:p text:style-name="P4">
这位妇女参加了占领政府的会议，只要接受工人在占领权中工作，就从事行政大楼“人口社会保护中心”的工作组织。</text:p>
      <text:p text:style-name="P4">
应检察官办公室的要求，犯罪嫌疑人以拘留形式被选为无权保释权的预防措施。</text:p>
      <text:p text:style-name="P4">
预审调查 - 乌克兰国家警察，运营支持-SBU。</text:p>
      <text:p text:style-name="P4">
News Source: <text:a xlink:type="simple" xlink:href="https://armyinform.com.ua/2023/05/12/obijnyala-kerivnu-posadu-pid-chas-okupacziyi-harkivshhyny-pravoohoronczi-vykryly-misczevu-zhytelku/" text:style-name="Internet_20_link" text:visited-style-name="Visited_20_Internet_20_Link">
https://armyinform.com.ua/2023/05/12/obijnyala-kerivnu-posadu-pid-chas-okupacziyi-harkivshhyny-pravoohoronczi-vykryly-misczevu-zhytelku/</text:a>
</text:p>
      <!--NEWS-->
      <text:h text:style-name="P10" text:outline-level="1">
<text:span text:style-name="T4">
打击错误信息的中心报告了每天检测到敌对操作的检测</text:span>
</text:h>
      <text:p text:style-name="P4">
作者: ['АРМІЯINFORM']</text:p>
      <text:p text:style-name="P4">
时间: 2023-05-12T41:00:00-04:00</text:p>
      <text:p text:style-name="P4">
描述: Wizin -Format Movidomiv中心在Facebook上的Storinzi上围绕TSE。 CPD ...与乌克兰2022年的战争，与乌克兰的最新新闻战争，与乌克兰2022年的新闻战争，今天的最后一次战争，乌克兰和俄罗斯之间的战争以及俄罗斯之间的战争以及2022年与乌克兰的战争将是他们说，在不久的将来与乌克兰发动了战争</text:p>
      <text:p text:style-name="P4">
图片: ['<text:a xlink:type="simple" xlink:href="https://armyinform.com.ua/wp-content/uploads/2023/05/346452544_601964885198101_7994264688016012829_n.jpg" text:style-name="Internet_20_link" text:visited-style-name="Visited_20_Internet_20_Link">
346452544_601964885198101_7994264688016012829_n.jpg</text:a>
']</text:p>
      <text:p text:style-name="P4">
标签: ['STOPRUSSIA', 'АГРЕСІЯ РФ']</text:p>
      <text:p text:style-name="P4">
类别: News</text:p>
      <!--METADATA-->
      <text:p text:style-name="P4">
<draw:frame draw:style-name="fr1" draw:name="Image3" text:anchor-type="as-char" svg:width="6.9236in" svg:height="6.9236in" draw:z-index="0">
<draw:image xlink:href="../Images/AРМІЯINFORM/2023-05-12T41-00-00-04-00/346452544_601964885198101_7994264688016012829_n.jpg" xlink:type="simple" xlink:show="embed" xlink:actuate="onLoad" draw:mime-type="image/jpeg"/>
</draw:frame>
打击错误信息中心<text:a xlink:type="simple" xlink:href="https://www.facebook.com/protydiyadezinformatsiyi.cpd/posts/pfbid0354Vfyf8Y9jS9rp1opDhcHdEaHs8DK2ZhmAmvbxrC1KDdtqsTTEM39fhJoUSEZyKRl" text:style-name="Internet_20_link" text:visited-style-name="Visited_20_Internet_20_Link">
报告</text:a>
关于它在您的Facebook页面上。</text:p>
      <text:p text:style-name="P4">
CPD发现：</text:p>
      <text:p text:style-name="P4">
🔶强制性</text:p>
      <text:p text:style-name="P4">
tg-Hostile TG频道参考了Rzeczpospolita的波兰版本写道：“很快，乌克兰不仅必须对安全的安全保证，而且还需要解决领土损失。”</text:p>
      <text:p text:style-name="P4">
🔶错误信息</text:p>
      <text:p text:style-name="P4">
❌美国国家利益的美国版谴责了爱国者的防空：“乌克兰对空袭的保护也阻止了谈判，给人留下了错误的印象，即可以减轻空气威胁。从长远来看。”</text:p>
      <text:p text:style-name="P4">
🔶操纵</text:p>
      <text:p text:style-name="P4">
❌巴西记者佩佩·埃斯科巴(Pepe Escobar)在他的Twitter页面上写道：“……苏联和俄罗斯的旗帜在欧盟被禁止。 这意味着1945年5月8日，事实并非发生。 德国坦克 - 带铁十字架 - 那顿纳普特里亚人的土地返回。 他们宣布Barbarossa 2.0。</text:p>
      <text:p text:style-name="P4">
News Source: <text:a xlink:type="simple" xlink:href="https://armyinform.com.ua/2023/05/12/czpd-povidomyv-pro-vyyavlennya-vorozhyh-manipulyaczij-za-dobu/" text:style-name="Internet_20_link" text:visited-style-name="Visited_20_Internet_20_Link">
https://armyinform.com.ua/2023/05/12/czpd-povidomyv-pro-vyyavlennya-vorozhyh-manipulyaczij-za-dobu/</text:a>
</text:p>
      <!--NEWS-->
      <text:h text:style-name="P10" text:outline-level="1">
<text:span text:style-name="T4">
作为矿山5的脱脏综合大楼，将Slobozhanshchina从爆炸物中清除</text:span>
</text:h>
      <text:p text:style-name="P4">
作者: ['АРМІЯINFORM']</text:p>
      <text:p text:style-name="P4">
时间: 2023-05-12T42:00:00-04:00</text:p>
      <text:p text:style-name="P4">
描述: Zapyaki Machini Roseminovannia Bozena-5在Kharkivshina Bulo的Bagatoh定居点...与乌克兰2022年的战争，与乌克兰的最新消息，今天与乌克兰的新闻，今天与乌克兰2022年的新闻战争，乌克兰和俄罗斯和俄罗斯之间的战争会以及何时及其战争随着乌克兰的发展，是否会在不久的将来与乌克兰进行战争，今天与乌克兰的战争，今天的乌克兰新闻，乌克兰的乌克兰新闻在俄罗斯的乌克兰媒体将在俄罗斯</text:p>
      <text:p text:style-name="P4">
图片: []</text:p>
      <text:p text:style-name="P4">
标签: ['STOPRUSSIA', 'АГРЕСІЯ РФ']</text:p>
      <text:p text:style-name="P4">
类别: News</text:p>
      <!--METADATA-->
      <text:p text:style-name="P4">
多亏了Bozena-5在许多定居点中的矿山矿山的矿山，Kharkiv地区又增加了电力。 它精确地用于立即降低的理由，例如，有一系列电动程序。 因此，该机器的战斗计算已经从GNP清除了Slobozhanshchina社区215,639公里的传输线的倾向领土。</text:p>
      <text:p text:style-name="P4">
关于它<text:a xlink:type="simple" xlink:href="https://www.facebook.com/watch/" text:style-name="Internet_20_link" text:visited-style-name="Visited_20_Internet_20_Link">
报告</text:a>
乌克兰武装部队支持部队的指挥。</text:p>
      <text:p text:style-name="P4">
乌克兰支持武装部队的工程部部队代表谈到了使用Bozena-5 Mine-5 Demining Machine的经验，该机器由斯洛伐克公司Way行业用于乌克兰。</text:p>
      <ul>
        <li>
这台机器挽救了Sapper的生命，它们不是先走，而是真正捡起的。 它是有效且快速的，如果您从我的背景下讲话，则可以证明自己是合理的， - 支持支持的代表。</li>
      </ul>
      <text:p text:style-name="P4">
背景：该机器旨在使可能被危险物体污染的潜在污染。 它可用于清洁正十足和反某人矿场。</text:p>
      <text:p text:style-name="P4">
任何降解手段都是对净化终端的过程的有力贡献，因为它是遥控的，并且通行速度达到每小时9公里。 该综合大楼伴随着一个由5人组成的杰出人群，其中2个带有金属探测器来完全监测情况，2个收集了赌注，以及控制该过程的指挥官。</text:p>
      <ul>
        <li>
应该理解，没有机械化工具可以保证不会有爆炸性对象。 这就是为什么任何脱碎的人之后是一组sapper，从土壤中选择这些残留物。也就是说，bozena-5的主要优点是，尽管它离开了炸药，但它使其不可能破坏证明对象在土壤中。 它还在使用哪种工作器官的角色中发挥作用：链或战斗机。 在后者中，将我或任何其他GNP付诸行动或破坏我们的位置，代表爆炸性物质的遗迹，代表支持部队的支持。</li>
      </ul>
      <text:p text:style-name="P4">
这些设备样本的问题仍然不足以进行邮政服务。</text:p>
      <text:p text:style-name="P4">
News Source: <text:a xlink:type="simple" xlink:href="https://armyinform.com.ua/2023/05/12/yak-kompleks-rozminuvannya-bozena-5-ochyshhuye-slobozhanshhynu-vid-vybuhonebezpechnyh-predmetiv/" text:style-name="Internet_20_link" text:visited-style-name="Visited_20_Internet_20_Link">
https://armyinform.com.ua/2023/05/12/yak-kompleks-rozminuvannya-bozena-5-ochyshhuye-slobozhanshhynu-vid-vybuhonebezpechnyh-predmetiv/</text:a>
</text:p>
      <!--NEWS-->
      <text:h text:style-name="P10" text:outline-level="1">
<text:span text:style-name="T4">
由于俄罗斯联邦的托莱斯克军队的炮击，9名公民受伤</text:span>
</text:h>
      <text:p text:style-name="P4">
作者: ['АРМІЯINFORM']</text:p>
      <text:p text:style-name="P4">
时间: 2023-05-12T43:00:00-04:00</text:p>
      <text:p text:style-name="P4">
描述: 对于专有的Kerivnitva，Donetsko的Rozdochatovo检察官办公室...与乌克兰2022年的战争，与乌克兰的最新新闻战争，今天与乌克兰2022年的新闻战争，今天与乌克兰之间的战争，乌克兰和俄罗斯之间的战争将与乌克兰之间的战争他们说，要么是在2022年，要么会有或不会，他们会在不久的将来与乌克兰战争，他们说，今天与乌克兰的战争，今天的乌克兰新闻，乌克兰新闻，乌克兰媒体在俄罗斯的乌克兰媒体</text:p>
      <text:p text:style-name="P4">
图片: ['<text:a xlink:type="simple" xlink:href="https://armyinform.com.ua/wp-content/uploads/2023/05/345623634_970448174126141_8809982151552904889_n-1.jpg" text:style-name="Internet_20_link" text:visited-style-name="Visited_20_Internet_20_Link">
345623634_970448174126141_8809982151552904889_n-1.jpg</text:a>
', '<text:a xlink:type="simple" xlink:href="https://armyinform.com.ua/wp-content/uploads/2023/05/346451542_585683637000971_730505468187483239_n-150x150.jpg" text:style-name="Internet_20_link" text:visited-style-name="Visited_20_Internet_20_Link">
346451542_585683637000971_730505468187483239_n-150x150.jpg</text:a>
', '<text:a xlink:type="simple" xlink:href="https://armyinform.com.ua/wp-content/uploads/2023/05/346469873_178725125123991_8633795702394735889_n-150x150.jpg" text:style-name="Internet_20_link" text:visited-style-name="Visited_20_Internet_20_Link">
346469873_178725125123991_8633795702394735889_n-150x150.jpg</text:a>
', '<text:a xlink:type="simple" xlink:href="https://armyinform.com.ua/wp-content/uploads/2023/05/346598325_934640547687728_1489023917800267378_n-150x150.jpg" text:style-name="Internet_20_link" text:visited-style-name="Visited_20_Internet_20_Link">
346598325_934640547687728_1489023917800267378_n-150x150.jpg</text:a>
']</text:p>
      <text:p text:style-name="P4">
标签: ['STOPRUSSIA', 'АГРЕСІЯ РФ']</text:p>
      <text:p text:style-name="P4">
类别: News</text:p>
      <!--METADATA-->
      <text:p text:style-name="P4">
<draw:frame draw:style-name="fr1" draw:name="Image4" text:anchor-type="as-char" svg:width="6.9236in" svg:height="5.1927in" draw:z-index="0">
<draw:image xlink:href="../Images/AРМІЯINFORM/2023-05-12T43-00-00-04-00/345623634_970448174126141_8809982151552904889_n-1.jpg" xlink:type="simple" xlink:show="embed" xlink:actuate="onLoad" draw:mime-type="image/jpeg"/>
</draw:frame>
在顿涅茨克地区检察官办公室的程序领导下，对违反战争法的刑事诉讼的刑事调查(艺术的第1部分。 乌克兰《刑法》的438).</text:p>
      <text:p text:style-name="P4">
Про це<text:a xlink:type="simple" xlink:href="https://www.facebook.com/pgo.gov.ua/posts/pfbid02qixdaALrWVAHitRUPnRFMBJqHxk2sC6bevRFJogVrHJUNh8eohNBrRT7C1c9RFwjl" text:style-name="Internet_20_link" text:visited-style-name="Visited_20_Internet_20_Link">
повідомляє</text:a>
乌克兰检察长办公室。</text:p>
      <text:p text:style-name="P4">
根据调查，2023年5月11日，俄罗斯联邦的部队于下午1:00左右在托莱斯克(Toretsk)，导致一名65岁的居民。</text:p>
      <text:p text:style-name="P4">
两个小时后，俄罗斯军队再次在这一定居点开火。这一次可能来自龙卷风的喷气系统。</text:p>
      <text:p text:style-name="P4">
入侵者的贝壳在住宅区被亲吻。 五名男子和三名妇女在不同程度上受伤。 受害者中有整个父母和他们的儿子。</text:p>
      <text:p text:style-name="P4">
房屋，附属建筑，车库和汽车也受到损坏。</text:p>
      <text:p text:style-name="P4">
检察官继续采取一切可能和适当的措施来记录俄罗斯联邦武装部队代表所犯下的战争罪行。</text:p>
      <text:p text:style-name="P4">
<text:a xlink:type="simple" xlink:href="https://armyinform.com.ua/wp-content/uploads/2023/05/346451542_585683637000971_730505468187483239_n.jpg" text:style-name="Internet_20_link" text:visited-style-name="Visited_20_Internet_20_Link">
!(Images/AРМІЯINFORM/2023-05-12T43-00-00-04-00/346451542_585683637000971_730505468187483239_n-150x150.jpg)</text:a>
</text:p>
      <text:p text:style-name="P4">
<text:a xlink:type="simple" xlink:href="https://armyinform.com.ua/wp-content/uploads/2023/05/346469873_178725125123991_8633795702394735889_n.jpg" text:style-name="Internet_20_link" text:visited-style-name="Visited_20_Internet_20_Link">
<draw:frame draw:style-name="fr1" draw:name="Image5" text:anchor-type="as-char" svg:width="6.9236in" svg:height="6.9236in" draw:z-index="0">
<draw:image xlink:href="../Images/AРМІЯINFORM/2023-05-12T43-00-00-04-00/346469873_178725125123991_8633795702394735889_n-150x150.jpg" xlink:type="simple" xlink:show="embed" xlink:actuate="onLoad" draw:mime-type="image/jpeg"/>
</draw:frame>
</text:a>
</text:p>
      <text:p text:style-name="P4">
<text:a xlink:type="simple" xlink:href="https://armyinform.com.ua/wp-content/uploads/2023/05/346598325_934640547687728_1489023917800267378_n.jpg" text:style-name="Internet_20_link" text:visited-style-name="Visited_20_Internet_20_Link">
<draw:frame draw:style-name="fr1" draw:name="Image6" text:anchor-type="as-char" svg:width="6.9236in" svg:height="6.9236in" draw:z-index="0">
<draw:image xlink:href="../Images/AРМІЯINFORM/2023-05-12T43-00-00-04-00/346598325_934640547687728_1489023917800267378_n-150x150.jpg" xlink:type="simple" xlink:show="embed" xlink:actuate="onLoad" draw:mime-type="image/jpeg"/>
</draw:frame>
</text:a>
</text:p>
      <text:p text:style-name="P4">
News Source: <text:a xlink:type="simple" xlink:href="https://armyinform.com.ua/2023/05/12/vnaslidok-obstrilu-toreczka-armiyeyu-rf-zaznaly-poranen-9-gromadyan/" text:style-name="Internet_20_link" text:visited-style-name="Visited_20_Internet_20_Link">
https://armyinform.com.ua/2023/05/12/vnaslidok-obstrilu-toreczka-armiyeyu-rf-zaznaly-poranen-9-gromadyan/</text:a>
</text:p>
      <!--NEWS-->
      <text:h text:style-name="P10" text:outline-level="1">
<text:span text:style-name="T4">
矿山活动中心获得了国际证书“ IMAS EOD 2级”</text:span>
</text:h>
      <text:p text:style-name="P4">
作者: ['АРМІЯINFORM']</text:p>
      <text:p text:style-name="P4">
时间: 2023-05-12T44:00:00-04:00</text:p>
      <text:p text:style-name="P4">
描述: 关于办公室中心Diyalonosti的中心：“办公室Diylosti Vitay中心...与乌克兰2022年的战争，与乌克兰与乌克兰的最新新闻，今天与乌克兰的新闻，今天与乌克兰2022年的新闻战，乌克兰和俄罗斯之间以及俄罗斯之间以及俄罗斯之间的战争，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346467173_1299410574003420_6677570610558893458_n.jpg" text:style-name="Internet_20_link" text:visited-style-name="Visited_20_Internet_20_Link">
346467173_1299410574003420_6677570610558893458_n.jpg</text:a>
']</text:p>
      <text:p text:style-name="P4">
标签: ['STOPRUSSIA', 'АГРЕСІЯ РФ']</text:p>
      <text:p text:style-name="P4">
类别: News</text:p>
      <!--METADATA-->
      <text:p text:style-name="P4">
<draw:frame draw:style-name="fr1" draw:name="Image7" text:anchor-type="as-char" svg:width="6.9236in" svg:height="5.1927in" draw:z-index="0">
<draw:image xlink:href="../Images/AРМІЯINFORM/2023-05-12T44-00-00-04-00/346467173_1299410574003420_6677570610558893458_n.jpg" xlink:type="simple" xlink:show="embed" xlink:actuate="onLoad" draw:mime-type="image/jpeg"/>
</draw:frame>
关于它<text:a xlink:type="simple" xlink:href="https://www.facebook.com/permalink.php" text:style-name="Internet_20_link" text:visited-style-name="Visited_20_Internet_20_Link">
报告</text:a>
地雷活动中心：</text:p>
      <text:p text:style-name="P4">
“矿场活动中心欢迎其目前完成的培训课程的员工，该课程持续了2023年3月20日至5月11日，并获得了国际证书 - 科索沃共和国PEYA的处置ERW培训机构的专家。</text:p>
      <text:p text:style-name="P4">
本课程的目的是提供所需的知识和技能，以履行现场操作员的职责进行搜索和破坏(HMA)根据我的国际标准(你有).</text:p>
      <text:p text:style-name="P4">
ЦПМД висловлює подяку благодійній організації Mriya Aid за сприяння ворганізації даного курсу, а також керівництву та персоналу навчального центруMAT Kosovo — EOD &amp; ERW Training Establishment за отриманий безцінний досвід танавики, що безперечно допоможуть звільнити Українські землі від забрудненнявибухонебезпечними предметами та наблизити нашу Перемогу».</text:p>
      <text:p text:style-name="P4">
News Source: <text:a xlink:type="simple" xlink:href="https://armyinform.com.ua/2023/05/12/cpivrobitnyky-czentru-protyminnoyi-diyalnosti-otrymaly-sertyfikaty-u-navchalnomu-czentri-mat-kosovo/" text:style-name="Internet_20_link" text:visited-style-name="Visited_20_Internet_20_Link">
https://armyinform.com.ua/2023/05/12/cpivrobitnyky-czentru-protyminnoyi-diyalnosti-otrymaly-sertyfikaty-u-navchalnomu-czentri-mat-kosovo/</text:a>
</text:p>
      <!--NEWS-->
      <text:h text:style-name="P10" text:outline-level="1">
<text:span text:style-name="T4">
乌克兰代表团的速度代表团启动了对欧洲轻率禁令的决议</text:span>
</text:h>
      <text:p text:style-name="P4">
作者: ['АРМІЯINFORM']</text:p>
      <text:p text:style-name="P4">
时间: 2023-05-12T45:00:00-04:00</text:p>
      <text:p text:style-name="P4">
描述: 关于Tsdomovy，Komitet Zwan Zwan Zovnishnoi Paul -Tikhika的负责人是Mijparmenti ...与乌克兰2022年的战争，与乌克兰与乌克兰的最新新闻，《与乌克兰的新闻》（News News）战争，今天与乌克兰2022年的新闻战争，今天将在乌克兰和俄罗斯和俄罗斯和俄罗斯和俄罗斯和俄罗斯和俄罗斯和俄罗斯和俄罗斯和俄罗斯和俄罗斯和俄罗斯和俄罗斯和俄罗斯之间发动一场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2/03/parye.jpg" text:style-name="Internet_20_link" text:visited-style-name="Visited_20_Internet_20_Link">
parye.jpg</text:a>
']</text:p>
      <text:p text:style-name="P4">
标签: ['STOPRUSSIA', 'АГРЕСІЯ РФ']</text:p>
      <text:p text:style-name="P4">
类别: News</text:p>
      <!--METADATA-->
      <text:p text:style-name="P4">
<draw:frame draw:style-name="fr1" draw:name="Image8" text:anchor-type="as-char" svg:width="6.9236in" svg:height="4.425334in" draw:z-index="0">
<draw:image xlink:href="../Images/AРМІЯINFORM/2023-05-12T45-00-00-04-00/parye.jpg" xlink:type="simple" xlink:show="embed" xlink:actuate="onLoad" draw:mime-type="image/jpeg"/>
</draw:frame>
说明性照片</text:p>
      <text:p text:style-name="P4">
关于它<text:a xlink:type="simple" xlink:href="https://www.facebook.com/verkhovna.rada.ukraine/posts/pfbid0qoSPjhBn1FZP8ZxYHMgij2rkWevQkZb2W3zQVHssXHUbX2HED4siVX8Vx7R1QdeLl" text:style-name="Internet_20_link" text:visited-style-name="Visited_20_Internet_20_Link">
报告</text:a>
外交政策委员会主席亚历山大·梅雷斯科(Alexander Merezhko)：</text:p>
      <text:p text:style-name="P4">
“他在欧洲谴责意识形态和执业方面的决议方面登记。 我非常感谢支持该提议的同事。 为了建立相关决议的文本，最终在民主国家中，禁止轻率。”</text:p>
      <text:p text:style-name="P4">
资料来源：<text:a xlink:type="simple" xlink:href="https://www.facebook.com/verkhovna.rada.ukraine/posts/pfbid0qoSPjhBn1FZP8ZxYHMgij2rkWevQkZb2W3zQVHssXHUbX2HED4siVX8Vx7R1QdeLl" text:style-name="Internet_20_link" text:visited-style-name="Visited_20_Internet_20_Link">
乌克兰的Verkhovna Rada</text:a>
</text:p>
      <text:p text:style-name="P4">
News Source: <text:a xlink:type="simple" xlink:href="https://armyinform.com.ua/2023/05/12/ukrayinska-delegacziya-v-parye-inicziyuye-rezolyucziyu-pro-zaboronu-rashyzmu-v-yevropi/" text:style-name="Internet_20_link" text:visited-style-name="Visited_20_Internet_20_Link">
https://armyinform.com.ua/2023/05/12/ukrayinska-delegacziya-v-parye-inicziyuye-rezolyucziyu-pro-zaboronu-rashyzmu-v-yevropi/</text:a>
</text:p>
      <!--NEWS-->
      <text:h text:style-name="P10" text:outline-level="1">
<text:span text:style-name="T4">
国防军的航空在敌人的集中地区打了14次跳动</text:span>
</text:h>
      <text:p text:style-name="P4">
作者: ['АРМІЯINFORM']</text:p>
      <text:p text:style-name="P4">
时间: 2023-05-12T46:00:00-04:00</text:p>
      <text:p text:style-name="P4">
描述: 关于TSE在Facebook，ZSU的总参谋部。 国防军的阿维奇亚（Dob）...与乌克兰2022年的战争，与乌克兰的最新消息，今天与乌克兰2022年的新闻战争，今天的最后一次战争，无论是乌克兰和俄罗斯之间的战争，何时，2022年与乌克兰的战争都将在2022年与乌克兰战争不管您是否会在不久的将来与乌克兰的战争，与乌克兰的战争，今天的乌克兰新闻，乌克兰新闻，乌克兰媒体在俄罗斯的乌克兰新闻</text:p>
      <text:p text:style-name="P4">
图片: ['<text:a xlink:type="simple" xlink:href="https://armyinform.com.ua/wp-content/uploads/2022/09/aviacziya-ps-zsu-zavdara-udariv.jpg" text:style-name="Internet_20_link" text:visited-style-name="Visited_20_Internet_20_Link">
aviacziya-ps-zsu-zavdara-udariv.jpg</text:a>
']</text:p>
      <text:p text:style-name="P4">
标签: ['STOPRUSSIA', 'АГРЕСІЯ РФ', 'ХРОНІКА ОБОРОНИ']</text:p>
      <text:p text:style-name="P4">
类别: News</text:p>
      <!--METADATA-->
      <text:p text:style-name="P4">
<draw:frame draw:style-name="fr1" draw:name="Image9" text:anchor-type="as-char" svg:width="6.9236in" svg:height="4.49457in" draw:z-index="0">
<draw:image xlink:href="../Images/AРМІЯINFORM/2023-05-12T46-00-00-04-00/aviacziya-ps-zsu-zavdara-udariv.jpg" xlink:type="simple" xlink:show="embed" xlink:actuate="onLoad" draw:mime-type="image/jpeg"/>
</draw:frame>
说明性照片<text:span text:style-name="T4">
🔥俄罗斯完成的情况</text:span>
</text:p>
      <text:p text:style-name="P4">
在Facebook上关于它<text:a xlink:type="simple" xlink:href="https://www.facebook.com/GeneralStaff.ua/posts/pfbid02Hjts1biJ8ahVxmigBzAG2c9QowjLMfns6b4x5pwX3SL2WSoxwZ5DLtdEhuzbc7gl" text:style-name="Internet_20_link" text:visited-style-name="Visited_20_Internet_20_Link">
报告</text:a>
武装部队的总人员。</text:p>
      <text:p text:style-name="P4">
每天的国防军航空在个人员工和敌方军事装备集中的领域中取得了14次跳动。 此外，销毁了9种不同类型的无人机。 火箭部队和炮兵部门袭击了11个公用事业，19个活力集中的领域，1个弹药组成，1个燃料和润滑油仓库，9个在消防部署的炮兵部队，1种防空手段和2个更重要的目标，敌人。</text:p>
      <text:p text:style-name="P4">
News Source: <text:a xlink:type="simple" xlink:href="https://armyinform.com.ua/2023/05/12/aviacziya-syl-oborony-zavdala-14-udariv-po-rajonah-zoseredzhennya-voroga-2/" text:style-name="Internet_20_link" text:visited-style-name="Visited_20_Internet_20_Link">
https://armyinform.com.ua/2023/05/12/aviacziya-syl-oborony-zavdala-14-udariv-po-rajonah-zoseredzhennya-voroga-2/</text:a>
</text:p>
      <!--NEWS-->
      <text:h text:style-name="P10" text:outline-level="1">
<text:span text:style-name="T4">
在沃尔森和波利斯亚的指示中，没有透露敌人进攻群体的迹象</text:span>
</text:h>
      <text:p text:style-name="P4">
作者: ['АРМІЯINFORM']</text:p>
      <text:p text:style-name="P4">
时间: 2023-05-12T47:00:00-04:00</text:p>
      <text:p text:style-name="P4">
描述: 关于TSE在Facebook，ZSU的总参谋部。 Rosisska Federals ...与乌克兰2022年的战争，与乌克兰的最新消息，今天与乌克兰2022年的新闻战争，乌克兰和俄罗斯之间的战争以及俄罗斯之间的战争以及2022年与乌克兰的战争将是，或未将是2022年的战争他们说，在不久的将来，与乌克兰发生了战争</text:p>
      <text:p text:style-name="P4">
图片: ['<text:a xlink:type="simple" xlink:href="https://armyinform.com.ua/wp-content/uploads/2023/02/160448-uk.png" text:style-name="Internet_20_link" text:visited-style-name="Visited_20_Internet_20_Link">
160448-uk.png</text:a>
']</text:p>
      <text:p text:style-name="P4">
标签: ['STOPRUSSIA', 'АГРЕСІЯ РФ']</text:p>
      <text:p text:style-name="P4">
类别: News</text:p>
      <!--METADATA-->
      <text:p text:style-name="P4">
<draw:frame draw:style-name="fr1" draw:name="Image10" text:anchor-type="as-char" svg:width="6.9236in" svg:height="3.865677in" draw:z-index="0">
<draw:image xlink:href="../Images/AРМІЯINFORM/2023-05-12T47-00-00-04-00/160448-uk.png" xlink:type="simple" xlink:show="embed" xlink:actuate="onLoad" draw:mime-type="image/png"/>
</draw:frame>
说明性照片<text:span text:style-name="T4">
🔥俄罗斯入侵的情况</text:span>
</text:p>
      <text:p text:style-name="P4">
在Facebook上关于它<text:a xlink:type="simple" xlink:href="https://www.facebook.com/GeneralStaff.ua/posts/pfbid02Hjts1biJ8ahVxmigBzAG2c9QowjLMfns6b4x5pwX3SL2WSoxwZ5DLtdEhuzbc7gl" text:style-name="Internet_20_link" text:visited-style-name="Visited_20_Internet_20_Link">
报告</text:a>
武装部队的总人员。</text:p>
      <text:p text:style-name="P4">
俄罗斯联邦继续利用白俄罗斯共和国的领土，物质和技术基础来准备和对抗由俄罗斯联邦的武装部队的部队，该部队是由解决方案形成的。 然后，这些部队参与了乌克兰罪的战斗。</text:p>
      <text:p text:style-name="P4">
News Source: <text:a xlink:type="simple" xlink:href="https://armyinform.com.ua/2023/05/12/na-volynskomu-ta-poliskomu-napryamkah-oznak-formuvannya-nastupalnyh-ugrupovan-voroga-ne-vyyavleno/" text:style-name="Internet_20_link" text:visited-style-name="Visited_20_Internet_20_Link">
https://armyinform.com.ua/2023/05/12/na-volynskomu-ta-poliskomu-napryamkah-oznak-formuvannya-nastupalnyh-ugrupovan-voroga-ne-vyyavleno/</text:a>
</text:p>
      <!--NEWS-->
      <text:h text:style-name="P10" text:outline-level="1">
<text:span text:style-name="T4">
CPD报告了主要的叙述，即最后一天是由Roszmi促进的</text:span>
</text:h>
      <text:p text:style-name="P4">
作者: ['АРМІЯINFORM']</text:p>
      <text:p text:style-name="P4">
时间: 2023-05-12T48:00:00-04:00</text:p>
      <text:p text:style-name="P4">
描述: 关于TSE在Facebook上，是变形反对的中心。 “ Lipovius将军Rozovow，...与乌克兰2022年的战争，与乌克兰的最新新闻，与乌克兰的新闻战争，与乌克兰2022年的新闻战争，今天将在乌克兰和俄罗斯之间发生战争，当与乌克兰的战争将是或不是，不是，是否会在不久的将来与乌克兰的战争，与乌克兰的战争，今天的乌克兰新闻，乌克兰新闻，乌克兰的新闻</text:p>
      <text:p text:style-name="P4">
图片: ['<text:a xlink:type="simple" xlink:href="https://armyinform.com.ua/wp-content/uploads/2023/05/346643460_625606239116344_7369623526330509232_n.jpg" text:style-name="Internet_20_link" text:visited-style-name="Visited_20_Internet_20_Link">
346643460_625606239116344_7369623526330509232_n.jpg</text:a>
']</text:p>
      <text:p text:style-name="P4">
标签: ['STOPRUSSIA', 'АГРЕСІЯ РФ']</text:p>
      <text:p text:style-name="P4">
类别: News</text:p>
      <!--METADATA-->
      <text:p text:style-name="P4">
<draw:frame draw:style-name="fr1" draw:name="Image11" text:anchor-type="as-char" svg:width="6.9236in" svg:height="6.9236in" draw:z-index="0">
<draw:image xlink:href="../Images/AРМІЯINFORM/2023-05-12T48-00-00-04-00/346643460_625606239116344_7369623526330509232_n.jpg" xlink:type="simple" xlink:show="embed" xlink:actuate="onLoad" draw:mime-type="image/jpeg"/>
</draw:frame>
在Facebook上关于它<text:a xlink:type="simple" xlink:href="https://www.facebook.com/protydiyadezinformatsiyi.cpd/posts/pfbid0GueWxXMv9zsJVmAHHqCdnvSdtqrexGm1gujgc9mAEAocqVi5o6Mn1kYwoxWa7KNol" text:style-name="Internet_20_link" text:visited-style-name="Visited_20_Internet_20_Link">
报告</text:a>
打击错误信息中心。</text:p>
      <text:p text:style-name="P4">
“石灰将军说，据称有些无人机被“摧毁”，部分是“中和，种植的”。</text:p>
      <text:p text:style-name="P4">
此外，Lipovy军方说，乌克兰首先使用了德隆 - 美国开发，最大半径高达800公里。</text:p>
      <text:p text:style-name="P4">
这一声明在专业克里姆林宫媒体中引起了极大的共鸣，但尚未批准，军方随后开始从他的话语中受洗，称该信息没有得到验证。</text:p>
      <text:p text:style-name="P4">
俄罗斯联邦的武装部队需要这样的叙述，以表明俄罗斯人在多个方面“胜利”，但这种假货也不相信俄罗斯联邦的僵尸人口也不相信。”</text:p>
      <text:p text:style-name="P4">
News Source: <text:a xlink:type="simple" xlink:href="https://armyinform.com.ua/2023/05/12/czpd-informuye-pro-osnovnyj-naratyv-shho-za-dobu-prosuvaly-roszmi-3/" text:style-name="Internet_20_link" text:visited-style-name="Visited_20_Internet_20_Link">
https://armyinform.com.ua/2023/05/12/czpd-informuye-pro-osnovnyj-naratyv-shho-za-dobu-prosuvaly-roszmi-3/</text:a>
</text:p>
      <!--NEWS-->
      <text:h text:style-name="P10" text:outline-level="1">
<text:span text:style-name="T4">
44个敌人的攻击每天在顿涅茨克地区反映</text:span>
</text:h>
      <text:p text:style-name="P4">
作者: ['АРМІЯINFORM']</text:p>
      <text:p text:style-name="P4">
时间: 2023-05-12T49:00:00-04:00</text:p>
      <text:p text:style-name="P4">
描述: 关于TSE在Facebook，ZSU的总参谋部。 敌人是唱歌...与乌克兰2022年的战争，与乌克兰的战争是今天的最新消息，与乌克兰2022年的新闻战是今天的最后一场，乌克兰和俄罗斯之间的战争以及与乌克兰的战争时会发生战争在2022年，是否会在不久的将来与乌克兰进行战争，说，与乌克兰的战争，今天的乌克兰新闻，乌克兰的新闻，乌克兰的新闻在俄罗斯的乌克兰媒体</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text:p>
      <text:p text:style-name="P4">
类别: News</text:p>
      <!--METADATA-->
      <text:p text:style-name="P4">
<draw:frame draw:style-name="fr1" draw:name="Image12" text:anchor-type="as-char" svg:width="6.9236in" svg:height="4.615733in" draw:z-index="0">
<draw:image xlink:href="../Images/AРМІЯINFORM/2023-05-12T49-00-00-04-00/artyleriya.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Hjts1biJ8ahVxmigBzAG2c9QowjLMfns6b4x5pwX3SL2WSoxwZ5DLtdEhuzbc7gl" text:style-name="Internet_20_link" text:visited-style-name="Visited_20_Internet_20_Link">
报告</text:a>
武装部队的总人员。</text:p>
      <text:p text:style-name="P4">
敌人继续专注于对莱曼，巴赫穆特，阿维迪夫和玛丽斯基的主要努力 - 反映了44次攻击。 巴赫穆特(Bakhmut)和马林卡(Marinka)最激烈的战斗仍在继续。</text:p>
      <text:p text:style-name="P4">
News Source: <text:a xlink:type="simple" xlink:href="https://armyinform.com.ua/2023/05/12/na-donechchyni-za-dobu-vidbyto-44-ataky-voroga/" text:style-name="Internet_20_link" text:visited-style-name="Visited_20_Internet_20_Link">
https://armyinform.com.ua/2023/05/12/na-donechchyni-za-dobu-vidbyto-44-ataky-voroga/</text:a>
</text:p>
      <!--NEWS-->
      <text:h text:style-name="P10" text:outline-level="1">
<text:span text:style-name="T4">
每天敌人的损失：消除了750名入侵者，销毁了5个坦克和15个工匠</text:span>
</text:h>
      <text:p text:style-name="P4">
作者: ['АРМІЯINFORM']</text:p>
      <text:p text:style-name="P4">
时间: 2023-05-12T50:00:00-04:00</text:p>
      <text:p text:style-name="P4">
描述: Zagalni Boyov，将敌人于02/24/22到05/12/23 Orintovo成为：...与乌克兰2022的战争，与乌克兰与乌克兰的最新新闻，今天与乌克兰的新闻战争，今天与乌克兰2022年的新闻战争，今天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fd8c37fd-3f86-461a-8e70-ada8fa4878bd-scaled.jpg" text:style-name="Internet_20_link" text:visited-style-name="Visited_20_Internet_20_Link">
fd8c37fd-3f86-461a-8e70-ada8fa4878bd-scaled.jpg</text:a>
']</text:p>
      <text:p text:style-name="P4">
标签: ['STOPRUSSIA', 'АГРЕСІЯ РФ', 'ВТОРГНЕННЯ РФ', 'ВТРАТИ ВОРОГА', 'ГШ ЗСУ']</text:p>
      <text:p text:style-name="P4">
类别: News</text:p>
      <!--METADATA-->
      <text:p text:style-name="P4">
<draw:frame draw:style-name="fr1" draw:name="Image13" text:anchor-type="as-char" svg:width="6.9236in" svg:height="6.975527in" draw:z-index="0">
<draw:image xlink:href="../Images/AРМІЯINFORM/2023-05-12T50-00-00-04-00/fd8c37fd-3f86-461a-8e70-ada8fa4878bd-scaled.jpg" xlink:type="simple" xlink:show="embed" xlink:actuate="onLoad" draw:mime-type="image/jpeg"/>
</draw:frame>
敌人的总损失从24.02.22到12.05.23将以朝向：</text:p>
      <text:p text:style-name="P4">
<text:span text:style-name="T4">
<text:span text:style-name="T5">
人员 -  </text:span>
* 197670(+750)淘汰的人</text:span>
<text:span text:style-name="T5">
坦克 -  </text:span>
<text:span text:style-name="T5">
 3745(+5)</text:span>
<text:span text:style-name="T4">
战斗装甲车 -  </text:span>
 7295(+8)<text:span text:style-name="T4">
<text:span text:style-name="T5">
炮兵系统 -  </text:span>
<text:span text:style-name="T5">
 3068(+15)</text:span>
 </text:span>
 rszv- <text:span text:style-name="T4">
 559(+2)</text:span>
<text:span text:style-name="T5">
防防防防防空防 -  </text:span>
<text:span text:style-name="T5">
 312(+2)</text:span>
<text:span text:style-name="T4">
飞机 -  </text:span>
 308(0)<text:span text:style-name="T4">
<text:span text:style-name="T5">
直升机 -  </text:span>
* 294(0)</text:span>
<text:span text:style-name="T5">
无人机手术战术水平 -  </text:span>
<text:span text:style-name="T5">
 2636(+9)</text:span>
<text:span text:style-name="T4">
有翼的导弹 -  </text:span>
 970(0)<text:span text:style-name="T4">
<text:span text:style-name="T5">
船 /船 -  </text:span>
* 18(0)</text:span>
<text:span text:style-name="T5">
汽车设备和坦克 -  </text:span>
<text:span text:style-name="T5">
 5996(+12)</text:span>
<text:span text:style-name="T4">
特殊设备 -  </text:span>
 393(+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2.05.23。</text:p>
      <text:p text:style-name="P4">
News Source: <text:a xlink:type="simple" xlink:href="https://armyinform.com.ua/2023/05/12/vtraty-voroga-za-dobu-likvidovano-750-okupantiv-znyshheno-5-tankiv-i-15-artsystem/" text:style-name="Internet_20_link" text:visited-style-name="Visited_20_Internet_20_Link">
https://armyinform.com.ua/2023/05/12/vtraty-voroga-za-dobu-likvidovano-750-okupantiv-znyshheno-5-tankiv-i-15-artsystem/</text:a>
</text:p>
      <!--NEWS-->
      <text:h text:style-name="P10" text:outline-level="1">
<text:span text:style-name="T4">
俄罗斯发起了一项广泛的运动，迫使乌克兰进行谈判-Alexey Danilov</text:span>
</text:h>
      <text:p text:style-name="P4">
作者: ['АРМІЯINFORM']</text:p>
      <text:p text:style-name="P4">
时间: 2023-05-12T51:00:00-04:00</text:p>
      <text:p text:style-name="P4">
描述: Pidsistry Rosiysky独裁者在Viiskovi Zborori Rosiyan，Yaki的奖品上颁发了一项法令...与乌克兰2022年的战争，与乌克兰的最新消息，今天与乌克兰的新闻，乌克兰2022年的新闻战争，乌克兰和俄罗斯和俄罗斯之间以及何时及其何时及其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标签: ['ОЛЕКСІЙ ДАНІЛОВ', 'РНБО']</text:p>
      <text:p text:style-name="P4">
类别: News</text:p>
      <!--METADATA-->
      <text:p text:style-name="P4">
<draw:frame draw:style-name="fr1" draw:name="Image14" text:anchor-type="as-char" svg:width="6.9236in" svg:height="3.894525in" draw:z-index="0">
<draw:image xlink:href="../ConvertedIMGs/AРМІЯINFORM/2023-05-12T51-00-00-04-00/124169412_728e27f1-5076-4016-ae2e-9fb07e605c88.jpg.png" xlink:type="simple" xlink:show="embed" xlink:actuate="onLoad" draw:mime-type="image/png"/>
</draw:frame>
普京关于呼吁用股票的军事议会的法令签署了俄罗斯独裁者的签署，是使乌克兰进行谈判的信息运动的一部分。</text:p>
      <text:p text:style-name="P4">
关于它<text:a xlink:type="simple" xlink:href="https://www.rnbo.gov.ua/ua/Diialnist/6319.html" text:style-name="Internet_20_link" text:visited-style-name="Visited_20_Internet_20_Link">
陈述</text:a>
乌克兰Alexey Danilov的辐射安全和辩护秘书。</text:p>
      <text:p text:style-name="P4">
据他说，俄罗斯是对局势的注射，因为它试图在谈判表中尽快建立乌克兰。 为此，侵略者国家发起了一场大型运动。</text:p>
      <text:p text:style-name="P4">
Alexei Danilov评论了PEC“ Wagner” Prigogine负责人的最新陈述，内容涉及由于缺乏弹药而从Bakhmut中删除Hisboyevik时，Alexei Danilov指出，他们的真正原因是“ Wagnerists”无力参加这个小型地区中心，因为武装部队捍卫巴赫穆特，不要离开他们。</text:p>
      <text:p text:style-name="P4">
乌克兰的NSDC部长总结说：“在俄罗斯的领土上，有一场种内斗争，然后他们将能够找到这种关系。”</text:p>
      <text:p text:style-name="P4">
News Source: <text:a xlink:type="simple" xlink:href="https://armyinform.com.ua/2023/05/12/rosiya-rozgornula-shyroku-kampaniyu-shhob-zmusyty-ukrayinu-do-peregovoriv-oleksij-danilov/" text:style-name="Internet_20_link" text:visited-style-name="Visited_20_Internet_20_Link">
https://armyinform.com.ua/2023/05/12/rosiya-rozgornula-shyroku-kampaniyu-shhob-zmusyty-ukrayinu-do-peregovoriv-oleksij-danilov/</text:a>
</text:p>
      <!--NEWS-->
      <text:h text:style-name="P10" text:outline-level="1">
<text:span text:style-name="T4">
在Bakhmut方向，我们的防守者向前2公里-Anna Malyar前进</text:span>
</text:h>
      <text:p text:style-name="P4">
作者: ['АРМІЯINFORM']</text:p>
      <text:p text:style-name="P4">
时间: 2023-05-12T52:00:00-04:00</text:p>
      <text:p text:style-name="P4">
描述: 蒂兹尼（Tizhni）的情况是真实的：该专栏没有真正意识到其计划，Vin Poness ...与2022年乌克兰的战争，与乌克兰的战争是今天的最新消息，即今天与乌克兰2022年的新闻战争，今天乌克兰与俄罗斯之间会发生战争吗？当战争，与乌克兰战争时，是否会在2022年与乌克兰进行战争，他们会在不久的将来与乌克兰发生战争，他们说，与乌克兰的战争，今天，乌克兰新闻，乌克兰人乌克兰媒体的新闻在俄罗斯</text:p>
      <text:p text:style-name="P4">
图片: ['<text:a xlink:type="simple" xlink:href="https://armyinform.com.ua/wp-content/uploads/2023/04/bahmut-2.jpg" text:style-name="Internet_20_link" text:visited-style-name="Visited_20_Internet_20_Link">
bahmut-2.jpg</text:a>
']</text:p>
      <text:p text:style-name="P4">
标签: ['STOPRUSSIA', 'АГРЕСІЯ РФ', 'БАХМУТСЬКИЙ НАПРЯМОК', 'ВТОРГНЕННЯ РФ', 'ГАННА МАЛЯР']</text:p>
      <text:p text:style-name="P4">
类别: News</text:p>
      <!--METADATA-->
      <text:p text:style-name="P4">
<draw:frame draw:style-name="fr1" draw:name="Image15" text:anchor-type="as-char" svg:width="6.9236in" svg:height="4.609964in" draw:z-index="0">
<draw:image xlink:href="../Images/AРМІЯINFORM/2023-05-12T52-00-00-04-00/bahmut-2.jpg" xlink:type="simple" xlink:show="embed" xlink:actuate="onLoad" draw:mime-type="image/jpeg"/>
</draw:frame>
一周中的真实情况如下：敌人未能意识到自己的计划，他遭受了巨大的生活权力损失。 同时，我们的后卫向前迈向了巴赫穆特方向2公里。</text:p>
      <text:p text:style-name="P4">
关于它<text:a xlink:type="simple" xlink:href="https://t.me/annamaliar/723" text:style-name="Internet_20_link" text:visited-style-name="Visited_20_Internet_20_Link">
报告</text:a>
乌克兰国防部副部长安娜·马里亚尔(Anna Malyar)指出，巴赫穆特(Bakhmut)没有任何职位在本周失去。</text:p>
      <text:p text:style-name="P4">
“在一周中，巴赫穆特及其相关的活动仍然是主题和媒体。 消息的分析表明，对于Cemisto敌人来说很重要。 几乎是神圣的，”她说。</text:p>
      <text:p text:style-name="P4">
安娜·马里亚尔(Anna Malyar)强调，他将涵盖有关巴赫穆特(Bakhmut)战斗的信息，他将敌对敌人，向所谓的成功讲述，并发明了有关乌克兰国防部队军事团队的地块。</text:p>
      <text:p text:style-name="P4">
乌克兰国防部总结说：“与此同时，敌人提供了有关缺乏武器的虚假信息，这很可能证明了真实情况是合理的。”</text:p>
      <text:p text:style-name="P4">
News Source: <text:a xlink:type="simple" xlink:href="https://armyinform.com.ua/2023/05/12/na-bahmutskomu-napryamku-nashi-oboronczi-prosunulys-vpered-na-2-km-ganna-malyar/" text:style-name="Internet_20_link" text:visited-style-name="Visited_20_Internet_20_Link">
https://armyinform.com.ua/2023/05/12/na-bahmutskomu-napryamku-nashi-oboronczi-prosunulys-vpered-na-2-km-ganna-malyar/</text:a>
</text:p>
      <!--NEWS-->
      <text:h text:style-name="P10" text:outline-level="1">
<text:span text:style-name="T4">
没有俄罗斯犯罪的责任，将没有可持续的和平 - 凯·卡拉斯（Kai Callas）</text:span>
</text:h>
      <text:p text:style-name="P4">
作者: ['Єгор Брайлян']</text:p>
      <text:p text:style-name="P4">
时间: 2023-05-12T95:00:00-04:00</text:p>
      <text:p text:style-name="P4">
描述: Prem and Miinistist Kallas Pid Hour Vidkritte 16-ye会议表示...与乌克兰2022年的战争，与乌克兰与乌克兰的最新消息，今天与乌克兰2022年的战争，今天将在乌克兰与俄罗斯，俄罗斯，俄罗斯和俄罗斯之间发动战争和俄罗斯在2022年与乌克兰的战争将在不久的将来与乌克兰战争，与乌克兰的战争，乌克兰今天的新闻，乌克兰的新闻，乌克兰的新闻在乌克兰媒体的俄罗斯媒体</text:p>
      <text:p text:style-name="P4">
图片: ['<text:a xlink:type="simple" xlink:href="https://armyinform.com.ua/wp-content/uploads/2023/05/52892021236_7786638a0f_k.jpg" text:style-name="Internet_20_link" text:visited-style-name="Visited_20_Internet_20_Link">
52892021236_7786638a0f_k.jpg</text:a>
']</text:p>
      <text:p text:style-name="P4">
标签: ['STOPRUSSIA', 'АГРЕСІЯ РФ', 'ВТОРГНЕННЯ РФ', 'ДОПОМОГА ПАРТНЕРІВ', 'СВІТ ПІДТРИМУЄ УКРАЇНУ']</text:p>
      <text:p text:style-name="P4">
类别: News</text:p>
      <!--METADATA-->
      <text:p text:style-name="P4">
<draw:frame draw:style-name="fr1" draw:name="Image16" text:anchor-type="as-char" svg:width="6.9236in" svg:height="4.615733in" draw:z-index="0">
<draw:image xlink:href="../Images/AРМІЯINFORM/2023-05-12T95-00-00-04-00/52892021236_7786638a0f_k.jpg" xlink:type="simple" xlink:show="embed" xlink:actuate="onLoad" draw:mime-type="image/jpeg"/>
</draw:frame>
塔林报道，爱沙尼亚总理凯·卡拉斯(Kai Callas)在伦纳特·玛丽(Lennart Mary)的16会议开幕期间所说，这是塔林报道的陆军。</text:p>
      <text:p text:style-name="P4">
“对俄罗斯的邻国没有责任。因此，从简短的角度来看，我们必须建立一个针对俄罗斯的国际法庭。 也不应该忘记俄罗斯领导人的罪行。 实际上，应对侵略罪非常重要。</text:p>
      <text:p text:style-name="P4">
对于波罗的海国家等小国而言，战争始终是破坏，而对于帝国来说，这是一种荣耀。</text:p>
      <text:p text:style-name="P4">
有一段时间，我研究了纽伦堡和东京法庭的历史。 只有在塞夫纳伯格(Sevnurnberg)期间，德国人才了解纳粹的罪行。 因此，不仅责任很重要，而且对未来也很重要。”凯·卡拉斯(Kai Callas)指出。</text:p>
      <text:p text:style-name="P4">
自2007年以来，Lennart Mary会议每年在爱沙尼亚举行。 它的组织者是国际防御和安全中心(ICD). Подія названа начесть міністра закордонних справ (1990- 1992年)和爱沙尼亚总统(1992- 2001年).</text:p>
      <text:p text:style-name="P4">
<text:span text:style-name="T5">
Фото</text:span>
 <text:span text:style-name="T5">
Lennart</text:span>
 <text:span text:style-name="T5">
Meri</text:span>
 <text:span text:style-name="T5">
Conference</text:span>
</text:p>
      <text:p text:style-name="P4">
News Source: <text:a xlink:type="simple" xlink:href="https://armyinform.com.ua/2023/05/12/ne-bude-stalogo-myru-bez-vidpovidalnosti-rosiyi-za-skoyeni-zlochyny-kaya-kallas/" text:style-name="Internet_20_link" text:visited-style-name="Visited_20_Internet_20_Link">
https://armyinform.com.ua/2023/05/12/ne-bude-stalogo-myru-bez-vidpovidalnosti-rosiyi-za-skoyeni-zlochyny-kaya-kallas/</text:a>
</text:p>
      <!--NEWS-->
      <text:h text:style-name="P10" text:outline-level="1">
<text:span text:style-name="T4">
黑海谷物倡议：一周的乌克兰港口留下了18艘船</text:span>
</text:h>
      <text:p text:style-name="P4">
作者: ['АРМІЯINFORM']</text:p>
      <text:p text:style-name="P4">
时间: 2023-05-12T96:00:00-04:00</text:p>
      <text:p text:style-name="P4">
描述: 对于过去的Pastyliye，Chornomorsko谷物Initivativa 18的框架留下了……与乌克兰2022年的战争，与乌克兰的最新消息，今天与乌克兰的新闻战争，今天与乌克兰的新闻战争最后一次，乌克兰和俄罗斯之间以及俄罗斯和俄罗斯之间的战争将发生。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photo_2022-10-23_12-46-27-e1676627665311-960x540-1.jpg" text:style-name="Internet_20_link" text:visited-style-name="Visited_20_Internet_20_Link">
photo_2022-10-23_12-46-27-e1676627665311-960x540-1.jpg</text:a>
']</text:p>
      <text:p text:style-name="P4">
标签: ['ВІЙНА', 'ВМС ЗС УКРАЇНИ']</text:p>
      <text:p text:style-name="P4">
类别: News</text:p>
      <!--METADATA-->
      <text:p text:style-name="P4">
<draw:frame draw:style-name="fr1" draw:name="Image17" text:anchor-type="as-char" svg:width="6.9236in" svg:height="3.894525in" draw:z-index="0">
<draw:image xlink:href="../Images/AРМІЯINFORM/2023-05-12T96-00-00-04-00/photo_2022-10-23_12-46-27-e1676627665311-960x540-1.jpg" xlink:type="simple" xlink:show="embed" xlink:actuate="onLoad" draw:mime-type="image/jpeg"/>
</draw:frame>
上周，乌克兰港口拥有超过50万吨的谷物和其他食物，在黑海谷物倡议下徘徊。</text:p>
      <text:p text:style-name="P4">
关于它<text:a xlink:type="simple" xlink:href="https://fb.watch/ktZieEEJtC/" text:style-name="Internet_20_link" text:visited-style-name="Visited_20_Internet_20_Link">
报告</text:a>
武装部队海军的命令。</text:p>
      <text:p text:style-name="P4">
声明说：“作为团体的一部分，武装部队的海军与兄弟俩一起竭尽全力确保导航克服粮食危机。”</text:p>
      <text:p text:style-name="P4">
值得注意的是，在俄罗斯联邦的利益中，凯奇·耶尼卡拉尔海峡的通过是：</text:p>
      <text:p text:style-name="P4">
<text:span text:style-name="T5">
到达亚佐夫海-171艘船，其中40艘从Bosphorus海峡迁移； </text:span>
到黑海-158艘船，其中43艘继续向Bosphorus的方向移动。</text:p>
      <text:p text:style-name="P4">
俄罗斯联邦继续违反《 1974年海洋保护人类生命的国际公约》。(Solas)通过关闭自动识别系统(AIS)，纳粹船只在亚佐夫海。</text:p>
      <text:p text:style-name="P4">
News Source: <text:a xlink:type="simple" xlink:href="https://armyinform.com.ua/2023/05/12/chornomorska-zernova-inicziatyva-za-tyzhden-ukrayinski-porty-pokynulo-18-suden/" text:style-name="Internet_20_link" text:visited-style-name="Visited_20_Internet_20_Link">
https://armyinform.com.ua/2023/05/12/chornomorska-zernova-inicziatyva-za-tyzhden-ukrayinski-porty-pokynulo-18-suden/</text:a>
</text:p>
      <!--NEWS-->
      <text:h text:style-name="P10" text:outline-level="1">
<text:span text:style-name="T4">
借助我们的帮助和武器，乌克兰可以在战争中获胜-Indrek Kannik</text:span>
</text:h>
      <text:p text:style-name="P4">
作者: ['Єгор Брайлян']</text:p>
      <text:p text:style-name="P4">
时间: 2023-05-12T98:00:00-04:00</text:p>
      <text:p text:style-name="P4">
描述: 关于CE，说贝兹皮基国防部国防部的局长贝兹皮基·恩德雷克·坎尼克·佩德小时...与乌克兰2022年的战争，与乌克兰与乌克兰的最新新闻，今天与乌克兰2022年的新闻战争，今天，威尔乌克兰与俄罗斯之间发生战争，当2022年与乌克兰的战争将在不久的将来与乌克兰发生战争，他们说，与乌克兰的战争，今天的乌克兰新闻，乌克兰的新闻，乌克兰的新闻俄罗斯的媒体</text:p>
      <text:p text:style-name="P4">
图片: ['<text:a xlink:type="simple" xlink:href="https://armyinform.com.ua/wp-content/uploads/2023/05/52892664653_7c3fd627e1_k.jpg" text:style-name="Internet_20_link" text:visited-style-name="Visited_20_Internet_20_Link">
52892664653_7c3fd627e1_k.jpg</text:a>
']</text:p>
      <text:p text:style-name="P4">
标签: ['STOPRUSSIA', 'АГРЕСІЯ РФ', 'ВТОРГНЕННЯ РФ', 'ГШ ЗСУ', 'ДОПОМОГА ПАРТНЕРІВ', 'СВІТ ПІДТРИМУЄ УКРАЇНУ']</text:p>
      <text:p text:style-name="P4">
类别: News</text:p>
      <!--METADATA-->
      <text:p text:style-name="P4">
<draw:frame draw:style-name="fr1" draw:name="Image18" text:anchor-type="as-char" svg:width="6.9236in" svg:height="4.615733in" draw:z-index="0">
<draw:image xlink:href="../Images/AРМІЯINFORM/2023-05-12T98-00-00-04-00/52892664653_7c3fd627e1_k.jpg" xlink:type="simple" xlink:show="embed" xlink:actuate="onLoad" draw:mime-type="image/jpeg"/>
</draw:frame>
据塔林军队报道，在第16届伦纳特·玛丽会议开幕式的开幕词中，国际防御和安全中心的主任Indrek Kannik表示。</text:p>
      <text:p text:style-name="P4">
Indrek Kannik一年前比较了乌克兰，并指出了俄罗斯人摧毁乌克兰国家的战略灾难。</text:p>
      <text:p text:style-name="P4">
“当我们一年前在Lennart Mary会议上见面时，俄罗斯对乌克兰的大规模侵略还很早。 Mennis从开始三个月。 但是即使那样，仍然有迹象表明俄罗斯尚未能够摧毁乌克兰的国家。 情况不稳定。 尽管乌克兰人能够从北部击退俄罗斯的袭击，但俄罗斯可能会重新集结并返回。</text:p>
      <text:p text:style-name="P4">
一年后，乌克兰在DNIEPER和大多数Kharkiv地区的西岸解放了领土。 我很乐观，乌克兰今年夏天将释放更多。 情况比一年前好得多。 但这不是我们想要的地方。” Indrek Kannik说。</text:p>
      <text:p text:style-name="P4">
会议的口号是意大利作家但丁·阿利吉耶(Dante Alighieri)的名言。(所以新的生活开始了). У цьому аспекті, на думкуІндрека Канніка, варто покарати росію через загарбницьку війну, щоб більше небуло воєн у Європі.</text:p>
      <text:p text:style-name="P4">
«Ми маємо зробити все, щоб зробити нове життя кращим, ніж нинішнє. Ми нехочемо війни на нашому континенті. Попереднє життя призвело нас до війни.</text:p>
      <text:p text:style-name="P4">
росія зараз, мабуть, найбільш слабка за останні 20 років. Будьмо чесними — мимаємо взяти перевагу в цій ситуації. росія розпочала загарбницьку війну. Вонавбила невинних людей, зруйнувала міста та села, знищила інфраструктуру тапам’ятки культури.</text:p>
      <text:p text:style-name="P4">
Нам не потрібно принижувати росію. Але ми маємо покарати її за те, що вонавчинила, — як карають злочинців. Кримінальні режими теж. Найкращим покараннямбуде швидка та чітка поразка росії та звільнення всіх українських територій.Цей результат так само в наших руках, як і в руках України», — відзначивІндрек Каннік.</text:p>
      <text:p text:style-name="P4">
За його словами, нині головним завданням є надання всебічної підтримки Українізадля якнайшвидшої перемоги. Адже російсько-українська війна впливає не лишена Європу, але й решту світу.</text:p>
      <text:p text:style-name="P4">
«З нашою допомогою, з нашою зброєю, Україна зможе виграти в цій війні. Післявійни безпека України та наша безпека мають бути гарантовані українськимчленством у ЄС і НАТО, разом з іншими націями, які цього прагнуть.</text:p>
      <text:p text:style-name="P4">
我们将提醒5月12日在爱沙尼亚首都塔林纳(Tallinna)开始其工作16会议Lennart Mary-An年度活动，他们在那里讨论国际安全问题。 军队的通讯员专门报告那里正在发生的主要讨论。 Lennart Mary会议是国际防御与安全中心，也是Lennart Mary的欧洲基金会。</text:p>
      <text:p text:style-name="P4">
<text:span text:style-name="T5">
foto _ _lennart</text:span>
 _Meri__conference _</text:p>
      <text:p text:style-name="P4">
News Source: <text:a xlink:type="simple" xlink:href="https://armyinform.com.ua/2023/05/12/z-nashoyu-dopomogoyu-ta-zbroyeyu-ukrayina-mozhe-peremogty-u-vijni-indrek-kannik/" text:style-name="Internet_20_link" text:visited-style-name="Visited_20_Internet_20_Link">
https://armyinform.com.ua/2023/05/12/z-nashoyu-dopomogoyu-ta-zbroyeyu-ukrayina-mozhe-peremogty-u-vijni-indrek-kannik/</text:a>
</text:p>
      <!--NEWS-->
      <text:h text:style-name="P10" text:outline-level="1">
<text:span text:style-name="T4">
敌人用两个托管手机袭击了Berislav，这是一个无电的城市</text:span>
</text:h>
      <text:p text:style-name="P4">
作者: Ukrinform (Person)</text:p>
      <text:p text:style-name="P4">
出版商: Укринформ (Organization)</text:p>
      <text:p text:style-name="P4">
出版时间: 2023-05-13T-104:49:00+03:00</text:p>
      <text:p text:style-name="P4">
修改时间: 2023-05-13T16:49:00+03:00</text:p>
      <text:p text:style-name="P4">
描述: 由于俄罗斯航空的早晨袭击，赫尔森地区的贝利斯拉夫没有电。  - 乌克林。</text:p>
      <text:p text:style-name="P4">
图片: ["<text:a xlink:type="simple" xlink:href="https://static.ukrinform.com/photos/2023_05/thumb_files/630_360_1683985924-545.jpg" text:style-name="Internet_20_link" text:visited-style-name="Visited_20_Internet_20_Link">
630_360_16839...</text:a>
"]</text:p>
      <text:p text:style-name="P4">
标签: ['Херсонщина', 'Обстріл', 'Електропостачання']</text:p>
      <text:p text:style-name="P4">
类型: Article</text:p>
      <!--METADATA-->
      <text:p text:style-name="P4">
<draw:frame draw:style-name="fr1" draw:name="Image19" text:anchor-type="as-char" svg:width="6.9236in" svg:height="3.956343in" draw:z-index="0">
<draw:image xlink:href="../Images/yкринформ/2023-05-13T-104-49-00-03-00/630_360_1683985924-545.jpg" xlink:type="simple" xlink:show="embed" xlink:actuate="onLoad" draw:mime-type="image/jpeg"/>
</draw:frame>
由于俄罗斯航空的早晨袭击，赫森地区的贝利斯拉夫(Berislav)仍在电力中。</text:p>
      <text:p text:style-name="P4">
关于<text:a xlink:type="simple" xlink:href="https://t.me/olexandrprokudin/495" text:style-name="Internet_20_link" text:visited-style-name="Visited_20_Internet_20_Link">
</text:a>
据报道，亚历山大·普鲁丁(Alexander Proudin)向地区军事行政管理教会的负责人报告。</text:p>
      <text:p text:style-name="P4">
“早上四点，敌人用两架托管飞机袭击了这座城市。(https://www.ukrinform.ua/tag-elektropostacanna)。 如今，他们正在尽一切可能使Oselimiztyans的光线尽快转动。” OVA负责人写道。</text:p>
      <text:p text:style-name="P4">
他补充说，奇迹是没有和平人民的受害者。</text:p>
      <text:p text:style-name="P4">
<text:span text:style-name="T4">
另请阅读：</text:span>
 <text:a xlink:type="simple" xlink:href="https://www.ukrinform.ua/rubric-regions/3708630-rosijska-armia-za-dobu-atakuvala-11-regioniv-ukraini-zvedenna-ova.html" text:style-name="Internet_20_link" text:visited-style-name="Visited_20_Internet_20_Link">
</text:a>
据报道，在5月12日，[]的俄罗斯军队中，俄罗斯军队(https://www.ukrinform.ua/rubric-regions/3708587-vijska-rf-za-dobu-vipustili-po-hersonsini-445-snaradiv-dvoe-zagiblih.html)由于他们同意了两个人，还有四人受伤。</text:p>
      <text:p text:style-name="P4">
News Source: <text:a xlink:type="simple" xlink:href="https://www.ukrinform.ua/rubric-ato/3708763-vorog-atakuvav-berislav-dvoma-kerovanimi-aviabombami-misto-bez-elektropostacanna.html" text:style-name="Internet_20_link" text:visited-style-name="Visited_20_Internet_20_Link">
https://www.ukrinform.ua/rubric-ato/3708763-vorog-atakuvav-berislav-dvoma-kerovanimi-aviabombami-misto-bez-elektropostacanna.html</text:a>
</text:p>
      <!--NEWS-->
      <text:h text:style-name="P10" text:outline-level="1">
<text:span text:style-name="T4">
乌克兰将在欧洲理事会峰会-Kondratyuk颁发由俄罗斯联邦造成的损害赔偿登记册</text:span>
</text:h>
      <text:p text:style-name="P4">
作者: Ukrinform (Person)</text:p>
      <text:p text:style-name="P4">
出版商: Укринформ (Organization)</text:p>
      <text:p text:style-name="P4">
出版时间: 2023-05-13T-106:36:00+03:00</text:p>
      <text:p text:style-name="P4">
修改时间: 2023-05-13T16:36:00+03:00</text:p>
      <text:p text:style-name="P4">
描述: Verkhovna Rada的副主席Olena Kondratyuk与冰岛司法部长Ion Gunnarson讨论了将俄罗斯联邦伸向司法和俄罗斯儿童驱逐出境问题的特定法律机制。  - 乌克林。</text:p>
      <text:p text:style-name="P4">
图片: ["<text:a xlink:type="simple" xlink:href="https://static.ukrinform.com/photos/2023_05/thumb_files/630_360_1683984928-800.jpg" text:style-name="Internet_20_link" text:visited-style-name="Visited_20_Internet_20_Link">
630_360_16839...</text:a>
"]</text:p>
      <text:p text:style-name="P4">
标签: ['Депортація', 'Діти', 'Ісландія', 'Україна', 'Рада Європи', 'Кондратюк', 'Війна з росією']</text:p>
      <text:p text:style-name="P4">
类型: Article</text:p>
      <!--METADATA-->
      <text:p text:style-name="P4">
<draw:frame draw:style-name="fr1" draw:name="Image20" text:anchor-type="as-char" svg:width="6.9236in" svg:height="3.956343in" draw:z-index="0">
<draw:image xlink:href="../Images/yкринформ/2023-05-13T-106-36-00-03-00/630_360_1683984928-800.jpg" xlink:type="simple" xlink:show="embed" xlink:actuate="onLoad" draw:mime-type="image/jpeg"/>
</draw:frame>
Verkhovna Rada副主席Olena Kondratyuk与冰岛部长Jonn Hunarson讨论了使HRF伸张正义的具体法律机制以及乌克兰儿童俄罗斯人驱逐出境问题的具体法律机制。</text:p>
      <text:p text:style-name="P4">
Vichespicler在[]中报告说，官员的会议在雷克雅未克举行。(https://www.facebook.com/kondratiukolena/posts/pfbid0TWwNYppNGiEFKV2BX3YVzdkrMdveeUiqbhtapBNRTyovn9C15GcNadgfuwRSdoUTl)“这是关于建立国际特别法庭的必要性，并支持建立国际乌克兰在海牙RFPROT侵略犯罪的调查中心。 他们还讨论了一种机制，例如乌克兰俄罗斯造成的损害赔偿登记册，该机制将于5月16日至17日在雷克雅未克(Reykjavik)代表。”</text:p>
      <text:p text:style-name="P4">
在会议上，被俄罗斯俄罗斯绑架的乌克兰儿童之家的主题也引起了感动。</text:p>
      <text:p text:style-name="P4">
<text:span text:style-name="T4">
另请阅读：</text:span>
 <text:a xlink:type="simple" xlink:href="https://www.ukrinform.ua/rubric-polytics/3708452-vikradenna-ukrainskih-ditej-rosieu-kondratuk-zaklikala-parlament-islandii-rozglanuti-rezoluciu.html" text:style-name="Internet_20_link" text:visited-style-name="Visited_20_Internet_20_Link">
</text:a>
Verkhovna Rada的副主席强调，有必要在国际教育组织中建立北欧国家的共同立场，旨在保护儿童权利，特别是免于非法驱逐出境。</text:p>
      <text:p text:style-name="P4">
Kondratyuk强调，在红十字国际委员会和联合国结构委员会的活动中，这种变化长期以来已经成熟。</text:p>
      <text:p text:style-name="P4">
正如乌克林福姆报道的<text:a xlink:type="simple" xlink:href="https://www.ukrinform.ua/tag-islandia" text:style-name="Internet_20_link" text:visited-style-name="Visited_20_Internet_20_Link">
</text:a>
从第一次全面入侵俄罗斯联邦在乌克兰，谴责了俄罗斯对田中的援助的侵略，金额超过2500万美元。</text:p>
      <text:p text:style-name="P4">
<text:span text:style-name="T5">
foto：Elena Kondratyuk</text:span>
</text:p>
      <text:p text:style-name="P4">
News Source: <text:a xlink:type="simple" xlink:href="https://www.ukrinform.ua/rubric-polytics/3708759-ukraina-predstavit-reestr-vidskoduvanna-zbitkiv-zavdanih-rf-na-samiti-radi-evropi-kondratuk.html" text:style-name="Internet_20_link" text:visited-style-name="Visited_20_Internet_20_Link">
https://www.ukrinform.ua/rubric-polytics/3708759-ukraina-predstavit-reestr-vidskoduvanna-zbitkiv-zavdanih-rf-na-samiti-radi-evropi-kondratuk.html</text:a>
</text:p>
      <!--NEWS-->
      <text:h text:style-name="P10" text:outline-level="1">
<text:span text:style-name="T4">
俄罗斯人从龙卷风向康斯坦丁诺夫卡开了枪，其中两人死了 - 其中一个孩子</text:span>
</text:h>
      <text:p text:style-name="P4">
作者: Ukrinform (Person)</text:p>
      <text:p text:style-name="P4">
出版商: Укринформ (Organization)</text:p>
      <text:p text:style-name="P4">
出版时间: 2023-05-13T-108:30:00+03:00</text:p>
      <text:p text:style-name="P4">
修改时间: 2023-05-13T16:30:00+03:00</text:p>
      <text:p text:style-name="P4">
描述: 俄罗斯联邦的军队向顿涅茨克（Donetsk）地区的康斯坦蒂诺夫卡（Konstantinovka）开火，从转弯的喷气系统中，导致两个人被杀。  - 乌克林。</text:p>
      <text:p text:style-name="P4">
图片: ["<text:a xlink:type="simple" xlink:href="https://static.ukrinform.com/photos/2023_05/thumb_files/630_360_1683984572-594.jpg" text:style-name="Internet_20_link" text:visited-style-name="Visited_20_Internet_20_Link">
630_360_16839...</text:a>
"]</text:p>
      <text:p text:style-name="P4">
标签: ['Донеччина', 'Обстріл', 'Війна з росією']</text:p>
      <text:p text:style-name="P4">
类型: Article</text:p>
      <!--METADATA-->
      <text:p text:style-name="P4">
<draw:frame draw:style-name="fr1" draw:name="Image21" text:anchor-type="as-char" svg:width="6.9236in" svg:height="3.956343in" draw:z-index="0">
<draw:image xlink:href="../Images/yкринформ/2023-05-13T-108-30-00-03-00/630_360_1683984572-594.jpg" xlink:type="simple" xlink:show="embed" xlink:actuate="onLoad" draw:mime-type="image/jpeg"/>
</draw:frame>
陆军联合会向龙卷风的反应性系统的顿涅茨克地区康斯坦蒂尼诺夫卡开火，这导致两个人被杀。</text:p>
      <text:p text:style-name="P4">
根据乌克林福姆的说法，检察长的办公室报告了<text:a xlink:type="simple" xlink:href="https://t.me/pgo_gov_ua/12125" text:style-name="Internet_20_link" text:visited-style-name="Visited_20_Internet_20_Link">
</text:a>
。</text:p>
      <text:p text:style-name="P4">
根据调查，5月13日，俄罗斯联邦的部队再次向康斯坦丁诺夫卡开火。</text:p>
      <text:p text:style-name="P4">
<text:span text:style-name="T4">
另请阅读：</text:span>
 <text:a xlink:type="simple" xlink:href="https://www.ukrinform.ua/rubric-ato/3708707-unaslidok-obstrilu-nikopola-vazko-poranenij-colovik-e-rujnuvanna.html" text:style-name="Internet_20_link" text:visited-style-name="Visited_20_Internet_20_Link">
<text:span text:style-name="T4">
射击</text:span>
</text:a>
“由于入侵者的袭击，两名居民在定居点上被杀，其中包括一名15岁的女孩。 十个人受伤的程度受伤 - 包括两名15岁和16岁的青少年。 他们被带到医院提供合格的医疗服务。”消息写道。</text:p>
      <text:p text:style-name="P4">
多层房屋和私人住宅，加油站，药房和商店已被损坏和销毁。</text:p>
      <text:p text:style-name="P4">
根据初步数据，入侵者从Jet System“ Smerch”向城市发射。</text:p>
      <text:p text:style-name="P4">
<text:span text:style-name="T4">
另请阅读：</text:span>
 <text:a xlink:type="simple" xlink:href="https://www.ukrinform.ua/rubric-ato/3708663-rosiani-zavdali-blizko-15-udariv-po-gulajpolu-postrazdav-civilnij.html" text:style-name="Internet_20_link" text:visited-style-name="Visited_20_Internet_20_Link">
</text:a>
在顿涅茨克地区检察官办公室的程序领导下，对违反战争法的刑事诉讼的刑事调查(艺术的第2部分。 乌克兰《刑法》的438).</text:p>
      <text:p text:style-name="P4">
Прокурори продовжують вживати всі можливі та належні заходи для документуваннявоєнних злочинів, вчинених представниками збройних сил рф.</text:p>
      <text:p text:style-name="P4">
Як повідомляв Укрінформ, армія російської федерації за минулу добу, 12 травня,завдала поранень чотирьом жителям Донецької області.</text:p>
      <text:p text:style-name="P4">
News Source: <text:a xlink:type="simple" xlink:href="https://www.ukrinform.ua/rubric-ato/3708755-rosiani-obstrilali-kostantinivku-zi-smerciv-dvoe-zagiblih-sered-nih-ditina.html" text:style-name="Internet_20_link" text:visited-style-name="Visited_20_Internet_20_Link">
https://www.ukrinform.ua/rubric-ato/3708755-rosiani-obstrilali-kostantinivku-zi-smerciv-dvoe-zagiblih-sered-nih-ditina.html</text:a>
</text:p>
      <!--NEWS-->
      <text:h text:style-name="P10" text:outline-level="1">
<text:span text:style-name="T4">
伦敦的建筑物将以蓝色和黄色照亮，以支持乌克兰</text:span>
</text:h>
      <text:p text:style-name="P4">
作者: Ukrinform (Person)</text:p>
      <text:p text:style-name="P4">
出版商: Укринформ (Organization)</text:p>
      <text:p text:style-name="P4">
出版时间: 2023-05-13T-137:59:00+03:00</text:p>
      <text:p text:style-name="P4">
修改时间: 2023-05-13T12:59:00+03:00</text:p>
      <text:p text:style-name="P4">
描述: 在今天的伦敦不同地区，在欧洲电视网决赛之日，蓝色和黄色的照明将出现在乌克兰的支持下。  - 乌克林。</text:p>
      <text:p text:style-name="P4">
图片: ["<text:a xlink:type="simple" xlink:href="https://static.ukrinform.com/photos/2023_05/thumb_files/630_360_1683972064-510.jpg" text:style-name="Internet_20_link" text:visited-style-name="Visited_20_Internet_20_Link">
630_360_16839...</text:a>
"]</text:p>
      <text:p text:style-name="P4">
标签: ['Британія', 'Євробачення', 'Лондон', 'Україна', 'Віталій Кличко']</text:p>
      <text:p text:style-name="P4">
类型: Article</text:p>
      <!--METADATA-->
      <text:p text:style-name="P4">
<draw:frame draw:style-name="fr1" draw:name="Image22" text:anchor-type="as-char" svg:width="6.9236in" svg:height="3.956343in" draw:z-index="0">
<draw:image xlink:href="../Images/yкринформ/2023-05-13T-137-59-00-03-00/630_360_1683972064-510.jpg" xlink:type="simple" xlink:show="embed" xlink:actuate="onLoad" draw:mime-type="image/jpeg"/>
</draw:frame>
在欧洲电视网决赛的那天，今天的欧洲电视网决赛将出现蓝色和泛黄。</text:p>
      <text:p text:style-name="P4">
基辅维塔利·克里奇科市长在[]中报道了这一点(https://t.me/vitaliy_klitschko/1951)，报道乌克林福姆。</text:p>
      <text:p text:style-name="P4">
“基辅从伦敦市政厅收到了有关乌克兰预装欧洲电视网的支持的消息。(https://www.ukrinform.ua/tag-london)今天，有一个很好的 - 质照明，是乌克兰支持的标志。”他写道。</text:p>
      <text:p text:style-name="P4">
Klitschko补充说，欧洲电视网支持者将能够团结起来，以查看Battera Park官方粉丝区的竞争。</text:p>
      <text:p text:style-name="P4">
“感谢我们的英国朋友在乌克兰塔基的稳定支持和帮助!” 他强调。</text:p>
      <text:p text:style-name="P4">
<text:span text:style-name="T4">
另请阅读：</text:span>
 <text:a xlink:type="simple" xlink:href="https://www.ukrinform.ua/rubric-culture/3708658-evrobacenna-zasvidcue-so-muzika-obednue-ludej-spilna-zaava-ukraini-ta-britanii.html" text:style-name="Internet_20_link" text:visited-style-name="Visited_20_Internet_20_Link">
<text:span text:style-name="T4">
 eurovision </text:span>
</text:a>
正如乌克林福姆报道的那样，歌曲大赛“ Eurovision-2023”是由Uliverpool在乌克兰举行的。</text:p>
      <text:p text:style-name="P4">
比赛的半决赛于5月9日至11日举行，决赛将于5月13日举行。</text:p>
      <text:p text:style-name="P4">
乌克兰以TVORCHI为“钢铁之心”的比赛代表。</text:p>
      <text:p text:style-name="P4">
News Source: <text:a xlink:type="simple" xlink:href="https://www.ukrinform.ua/rubric-world/3708689-budivli-londona-pidsvitat-sinozovtimi-kolorami-na-znak-pidtrimki-ukraini.html" text:style-name="Internet_20_link" text:visited-style-name="Visited_20_Internet_20_Link">
https://www.ukrinform.ua/rubric-world/3708689-budivli-londona-pidsvitat-sinozovtimi-kolorami-na-znak-pidtrimki-ukraini.html</text:a>
</text:p>
      <!--NEWS-->
      <text:h text:style-name="P10" text:outline-level="1">
<text:span text:style-name="T4">
凯特·米德尔顿（Kate Middleton）出演了2023年欧洲电视网的卡卢什乐团视频</text:span>
</text:h>
      <text:p text:style-name="P4">
作者: Ukrinform (Person)</text:p>
      <text:p text:style-name="P4">
出版商: Укринформ (Organization)</text:p>
      <text:p text:style-name="P4">
出版时间: 2023-05-13T-20:58:00+03:00</text:p>
      <text:p text:style-name="P4">
修改时间: 2023-05-13T23:58:00+03:00</text:p>
      <text:p text:style-name="P4">
描述: 韦尔斯克·凯特·米德尔顿公主出演了2023年欧洲电视网的Kalush乐团录像带，该视频在歌曲大赛总决赛的开幕式上被证明。  - 乌克林。</text:p>
      <text:p text:style-name="P4">
图片: ["<text:a xlink:type="simple" xlink:href="https://static.ukrinform.com/photos/2019_01/thumb_files/630_360_1546938252-493.jpg" text:style-name="Internet_20_link" text:visited-style-name="Visited_20_Internet_20_Link">
630_360_15469...</text:a>
"]</text:p>
      <text:p text:style-name="P4">
标签: ['Британія', 'Євробачення', 'Кейт Міддлтон']</text:p>
      <text:p text:style-name="P4">
类型: Article</text:p>
      <!--METADATA-->
      <text:p text:style-name="P4">
<draw:frame draw:style-name="fr1" draw:name="Image23" text:anchor-type="as-char" svg:width="6.9236in" svg:height="3.956343in" draw:z-index="0">
<draw:image xlink:href="../Images/yкринформ/2023-05-13T-20-58-00-03-00/630_360_1546938252-493.jpg" xlink:type="simple" xlink:show="embed" xlink:actuate="onLoad" draw:mime-type="image/jpeg"/>
</draw:frame>
威特·米德尔顿公主(Princess Wate Middleton)出演了2023年欧洲电视网的卡卢什乐团录像带，该视频在歌曲大赛的总决赛开幕式上被证明。</text:p>
      <text:p text:style-name="P4">
关于它报告了乌克林福姆的所有者。</text:p>
      <text:p text:style-name="P4">
Velskaya公主穿着珍妮·帕克汉姆(Jenny Packham)的蓝色连衣裙和已故女王伊丽莎白二世(Queen Elizabeth II)的私人人士的耳环在温莎宫(Windsor Palace)的钢琴上举行了一场派对。 如<text:a xlink:type="simple" xlink:href="https://twitter.com/KensingtonRoyal/status/1657462211080486918" text:style-name="Internet_20_link" text:visited-style-name="Visited_20_Internet_20_Link">
</text:a>
Prince and Welski公主“很高兴与Kalushorchestra一起参加去年欧洲电视网冠军的特别表演。”</text:p>
      <text:p text:style-name="P4">
<text:span text:style-name="T4">
另请阅读：</text:span>
 <text:a xlink:type="simple" xlink:href="https://www.ukrinform.ua/rubric-culture/3708854-ukraina-ogolosila-sklad-nacionalnogo-zuri-na-evrobacenni2023.html" text:style-name="Internet_20_link" text:visited-style-name="Visited_20_Internet_20_Link">
<text:span text:style-name="T4">
 eurobacker </text:span>
</text:a>
乐队在乌克兰和英国拍摄的歌曲“ Stephanie”的Kalush乐团剪辑。</text:p>
      <text:p text:style-name="Quotations">

<text:p text:style-name="P4">
a <text:a xlink:type="simple" xlink:href="https://twitter.com/hashtag/Eurovision" text:style-name="Internet_20_link" text:visited-style-name="Visited_20_Internet_20_Link">
</text:a>
&gt;
惊喜🎹&gt;
&gt;
很高兴加入Kalush Orchestra，以去年的特殊表演&gt;
获胜<text:a xlink:type="simple" xlink:href="https://twitter.com/Eurovision" text:style-name="Internet_20_link" text:visited-style-name="Visited_20_Internet_20_Link">
</text:a>
入口。 &gt;
&gt;
享受演出，利物浦🪩<text:a xlink:type="simple" xlink:href="https://t.co/y4WDuWvOvb" text:style-name="Internet_20_link" text:visited-style-name="Visited_20_Internet_20_Link">
</text:a>
&gt;
&gt;
  - 威尔士王子和公主(@kensingtonroyal) <text:a xlink:type="simple" xlink:href="https://twitter.com/KensingtonRoyal/status/1657462211080486918" text:style-name="Internet_20_link" text:visited-style-name="Visited_20_Internet_20_Link">
&gt;
 </text:a>
如<text:a xlink:type="simple" xlink:href="https://www-dailymail-co-uk.translate.goog/usshowbiz/article-12080233/Eurovision-fans-pour-Liverpool-hoping-Britains-Mae-Muller-beat-Swedish-favourite-Loreen.html" text:style-name="Internet_20_link" text:visited-style-name="Visited_20_Internet_20_Link">
</text:a>
，这个夹具是尊重乌克兰的标志。 演出是本月初的Vinzorsk城堡记录的，并且仍然是演出本身的秘密。 公主与其他英国明星的著名作曲家安德鲁·劳埃德(Andrew Lloyd)网站进行了交谈。</text:p>

</text:p>
      <text:p text:style-name="P4">
<text:span text:style-name="T4">
另请阅读：</text:span>
 <text:a xlink:type="simple" xlink:href="https://www.ukrinform.ua/rubric-culture/3708836-vlada-liverpula-obicae-prodovzenna-vidnosin-z-ukrainou-pisla-evrobacenna.html" text:style-name="Internet_20_link" text:visited-style-name="Visited_20_Internet_20_Link">
<text:span text:style-name="T4">
 eurovachen </text:span>
</text:a>
据乌克林福姆报道，今天在利物浦举行了一场最终的欧洲电视网比赛。 决赛是26个国家。 乌克兰将排在第19位，代表TVorchi乐队的歌曲《钢铁之心》(心问)这会自动属于竞争的决定性部分。</text:p>
      <text:p text:style-name="P4">
照片：Twitter</text:p>
      <text:p text:style-name="P4">
News Source: <text:a xlink:type="simple" xlink:href="https://www.ukrinform.ua/rubric-culture/3708861-kejt-middlton-znalasa-u-klipi-kalush-orchestra-dla-evrobacenna-2023.html" text:style-name="Internet_20_link" text:visited-style-name="Visited_20_Internet_20_Link">
https://www.ukrinform.ua/rubric-culture/3708861-kejt-middlton-znalasa-u-klipi-kalush-orchestra-dla-evrobacenna-2023.html</text:a>
</text:p>
      <!--NEWS-->
      <text:h text:style-name="P10" text:outline-level="1">
<text:span text:style-name="T4">
在OP中警告有关天空中俄罗斯目标的</text:span>
</text:h>
      <text:p text:style-name="P4">
作者: Ukrinform (Person)</text:p>
      <text:p text:style-name="P4">
出版商: Укринформ (Organization)</text:p>
      <text:p text:style-name="P4">
出版时间: 2023-05-13T-22:44:00+03:00</text:p>
      <text:p text:style-name="P4">
修改时间: 2023-05-13T23:44:00+03:00</text:p>
      <text:p text:style-name="P4">
描述: 俄罗斯的目标存在于乌克兰的天空中。  - 乌克林。</text:p>
      <text:p text:style-name="P4">
图片: ["<text:a xlink:type="simple" xlink:href="https://static.ukrinform.com/photos/2023_03/thumb_files/630_360_1678262274-371.jpeg" text:style-name="Internet_20_link" text:visited-style-name="Visited_20_Internet_20_Link">
630_360_16782...</text:a>
"]</text:p>
      <text:p text:style-name="P4">
标签: ['Єрмак', 'Офіс Президента', 'Війна з росією']</text:p>
      <text:p text:style-name="P4">
类型: Article</text:p>
      <!--METADATA-->
      <text:p text:style-name="P4">
<draw:frame draw:style-name="fr1" draw:name="Image24" text:anchor-type="as-char" svg:width="6.9236in" svg:height="3.956343in" draw:z-index="0">
<draw:image xlink:href="../Images/yкринформ/2023-05-13T-22-44-00-03-00/630_360_1678262274-371.jpeg" xlink:type="simple" xlink:show="embed" xlink:actuate="onLoad" draw:mime-type="image/jpeg"/>
</draw:frame>
在乌克兰的天空中，俄罗斯的目标存在。</text:p>
      <text:p text:style-name="P4">
根据乌克林福姆的说法，<text:a xlink:type="simple" xlink:href="https://t.me/ermaka2022/2654" text:style-name="Internet_20_link" text:visited-style-name="Visited_20_Internet_20_Link">
</text:a>
总统办公室安德里·耶尔马克(Andriy Yermak)写道。</text:p>
      <text:p text:style-name="P4">
他写道：“天空中有俄罗斯的目标。”</text:p>
      <text:p text:style-name="P4">
他还敦促乌克兰人不要忽略焦虑。</text:p>
      <text:p text:style-name="P4">
正如乌克林福姆报道的那样，较早的特尔诺皮尔区域委员会主管<text:a xlink:type="simple" xlink:href="https://www.ukrinform.ua/rubric-ato/3708856-golova-ternopilskoi-oblradi-maemo-prilit-u-promzonu.html" text:style-name="Internet_20_link" text:visited-style-name="Visited_20_Internet_20_Link">
</text:a>
。</text:p>
      <text:p text:style-name="P4">
照片：作品</text:p>
      <text:p text:style-name="P4">
News Source: <text:a xlink:type="simple" xlink:href="https://www.ukrinform.ua/rubric-ato/3708860-v-op-poperedili-pro-rosijski-cili-v-nebi.html" text:style-name="Internet_20_link" text:visited-style-name="Visited_20_Internet_20_Link">
https://www.ukrinform.ua/rubric-ato/3708860-v-op-poperedili-pro-rosijski-cili-v-nebi.html</text:a>
</text:p>
      <!--NEWS-->
      <text:h text:style-name="P10" text:outline-level="1">
<text:span text:style-name="T4">
Zelensky：今天 - 在罗马，同意了武器和防空</text:span>
</text:h>
      <text:p text:style-name="P4">
作者: Ukrinform (Person)</text:p>
      <text:p text:style-name="P4">
出版商: Укринформ (Organization)</text:p>
      <text:p text:style-name="P4">
出版时间: 2023-05-13T-24:39:00+03:00</text:p>
      <text:p text:style-name="P4">
修改时间: 2023-05-13T23:39:00+03:00</text:p>
      <text:p text:style-name="P4">
描述: 乌克兰总统与意大利领导人举行了会议，在此期间，就武器和防空系统的供应达成协议。  - 乌克林。</text:p>
      <text:p text:style-name="P4">
图片: ["<text:a xlink:type="simple" xlink:href="https://static.ukrinform.com/photos/2023_05/thumb_files/630_360_1683977766-164.jpg" text:style-name="Internet_20_link" text:visited-style-name="Visited_20_Internet_20_Link">
630_360_16839...</text:a>
"]</text:p>
      <text:p text:style-name="P4">
标签: None</text:p>
      <text:p text:style-name="P4">
类型: Article</text:p>
      <!--METADATA-->
      <text:p text:style-name="P4">
<draw:frame draw:style-name="fr1" draw:name="Image25" text:anchor-type="as-char" svg:width="6.9236in" svg:height="3.956343in" draw:z-index="0">
<draw:image xlink:href="../Images/yкринформ/2023-05-13T-24-39-00-03-00/630_360_1683977766-164.jpg" xlink:type="simple" xlink:show="embed" xlink:actuate="onLoad" draw:mime-type="image/jpeg"/>
</draw:frame>
乌克兰总统会见了意大利的领导，该领导获得了有关武器和防空系统供应的细节。</text:p>
      <text:p text:style-name="P4">
Volodymyr Zelenskyy在[]中说了这一点(https://www.youtube.com/watch?v=aT6-dLVjpvw)，报道乌克林福姆。</text:p>
      <text:p text:style-name="P4">
<text:span text:style-name="T5">
viso：<text:a xlink:type="simple" xlink:href="https://www.president.gov.ua/news/sogodni-u-rimi-domovilisya-pro-zbroyu-j-ppo-zvernennya-prezi-82857" text:style-name="Internet_20_link" text:visited-style-name="Visited_20_Internet_20_Link">
</text:a>
</text:span>
</text:p>
      <text:p text:style-name="P4">
<text:span text:style-name="T4">
我希望健康，亲爱的乌克兰人!</text:span>
</text:p>
      <text:p text:style-name="P4">
今天 - 在罗马。 与往常一样，有这样的访问。 今天，我们更加一致。</text:p>
      <text:p text:style-name="P4">
他会见了意大利总统和部长委员会主席 - 政治会议。 他听说意大利将继续得到乌克兰的支持 - 我们需要站立并保护我们的人民，我们的领土。</text:p>
      <text:p text:style-name="P4">
我们同意我们的新联合防御轨道乔治，总理女士。 我们将共同做一些好事来保护天空。 在地球上保护有很多好事要做。 他们同意武器和防空。 她说，正如乔治(George)捍卫乌克兰发芽炸弹和火箭的自由和生命时，我们是从恐怖中开始的，我们正在欧洲其他地区发动战争。</text:p>
      <text:p text:style-name="P4">
今天，俄罗斯凶手夺走了另一个乌克兰孩子的生命 - 女孩，她还不到16岁。 她的名字是希望...一个男人也被杀，有64人被杀。 只有来自普通城市康斯坦丁诺夫卡(Konstantinovka)的普通百姓……我向亲戚和亲人表示慰问!</text:p>
      <text:p text:style-name="P4">
这是俄罗斯对喷气大炮的罢工。 就在街上 - 在房屋，商店，药房和仓库上。 这就是俄罗斯的战斗方式。 反对普通百姓的火炮，对任何孩子或成年人，男人或女人。 并只用强有力的武器停止，我们的战士才能驱逐这种邪恶。 驱逐克里姆林宫无法将侵略性传播给欧洲其他民族。</text:p>
      <text:p text:style-name="P4">
今天，我很荣幸亲自感谢罗马，整个意大利，梅洛尼夫人以及意大利政治阶层中的每个人，他们诚实地应对我们所有欧洲生活方式的威胁。</text:p>
      <text:p text:style-name="P4">
他遇到了教皇弗朗西斯(Francis)，这是一场真正影响历史的对话，可以真正帮助阻止侵略的邪恶。</text:p>
      <text:p text:style-name="P4">
我讲述了俄罗斯侵略者针对我们的人民犯下的罪行，乌克兰儿童的规定。 即使是确切的数字，有多少孩子从乌克兰偷走了，从乌克兰的外国某个地方偷走了亲戚。他要求他的圣洁帮助我们的孩子返回乌克兰。晚上，我从罗马与南非共和国总统进行了交谈。 他谈到了和平，正义的公式，即我们的光与国际法规则结合在一起。 任何协助武器的人都将成为所有后果的同谋。 他呼吁PANAP总统与世界其他国家，所有大陆，非洲共同加入我们的和平公式。</text:p>
      <text:p text:style-name="P4">
顺便说一句，今天意大利显然支持乌克兰公式的所有要点。 我感谢你。</text:p>
      <text:p text:style-name="P4">
与意大利也有共同声明。 所有重要的事情：欧洲联盟 - 质主义者在第23年，Zamoto的正确和及时信号支持了谈判。</text:p>
      <text:p text:style-name="P4">
还有一个。 我特别感谢所有在罗马大街上的人都以乌克兰旗帜而闻名，乌克兰旗帜以开放的生活和真正的美好情绪遇到了乌克兰代表团……意大利应该始终站在善良的一边，以便留在欧洲!</text:p>
      <text:p text:style-name="P4">
Viva Italia!</text:p>
      <text:p text:style-name="P4">
<text:span text:style-name="T4">
荣耀我们士兵!</text:span>
</text:p>
      <text:p text:style-name="P4">
<text:span text:style-name="T4">
感谢我们的空军和所有其他类型的部队和家族的空中防御战士!</text:span>
</text:p>
      <text:p text:style-name="P4">
<text:span text:style-name="T4">
荣耀到乌克兰!</text:span>
</text:p>
      <text:p text:style-name="P4">
<text:span text:style-name="T5">
foto：epa</text:span>
</text:p>
      <text:p text:style-name="P4">
News Source: <text:a xlink:type="simple" xlink:href="https://www.ukrinform.ua/rubric-ato/3708855-zelenskij-sogodni-u-rimi-domovilisa-pro-zbrou-j-ppo.html" text:style-name="Internet_20_link" text:visited-style-name="Visited_20_Internet_20_Link">
https://www.ukrinform.ua/rubric-ato/3708855-zelenskij-sogodni-u-rimi-domovilisa-pro-zbrou-j-ppo.html</text:a>
</text:p>
      <!--NEWS-->
      <text:h text:style-name="P10" text:outline-level="1">
<text:span text:style-name="T4">
Ternopil区域委员会主管：我们在工业中有一个“到达”</text:span>
</text:h>
      <text:p text:style-name="P4">
作者: Ukrinform (Person)</text:p>
      <text:p text:style-name="P4">
出版商: Укринформ (Organization)</text:p>
      <text:p text:style-name="P4">
出版时间: 2023-05-13T-26:34:00+03:00</text:p>
      <text:p text:style-name="P4">
修改时间: 2023-05-13T23:34:00+03:00</text:p>
      <text:p text:style-name="P4">
描述: 在Ternopil工业区，敌人“到达”。  - 乌克林。</text:p>
      <text:p text:style-name="P4">
图片: ["<text:a xlink:type="simple" xlink:href="https://static.ukrinform.com/photos/2018_10/thumb_files/630_360_1538997483-946.jpg" text:style-name="Internet_20_link" text:visited-style-name="Visited_20_Internet_20_Link">
630_360_15389...</text:a>
", "<text:a xlink:type="simple" xlink:href="https://static.ukrinform.com/photos/2023_05/1684010273-894.jpg" text:style-name="Internet_20_link" text:visited-style-name="Visited_20_Internet_20_Link">
1684010273-89...</text:a>
"]</text:p>
      <text:p text:style-name="P4">
标签: ['Вибух', 'Тернопіль', 'Війна з росією']</text:p>
      <text:p text:style-name="P4">
类型: Article</text:p>
      <!--METADATA-->
      <text:p text:style-name="P4">
<draw:frame draw:style-name="fr1" draw:name="Image26" text:anchor-type="as-char" svg:width="6.9236in" svg:height="3.948443in" draw:z-index="0">
<draw:image xlink:href="../Images/yкринформ/2023-05-13T-26-34-00-03-00/630_360_1538997483-946.jpg" xlink:type="simple" xlink:show="embed" xlink:actuate="onLoad" draw:mime-type="image/jpeg"/>
</draw:frame>
Unteropil工业区记录了敌人的“到达”。</text:p>
      <text:p text:style-name="P4">
根据乌克林福姆的说法，<text:a xlink:type="simple" xlink:href="https://www.facebook.com/Holovko.Mykhailo/posts/pfbid02pkHGCgZ8CrrQNxteRGaaqHywCyC1X7JCN3DRdgzh2hAYY7DAGAACAJjoU1xJyAVNl" text:style-name="Internet_20_link" text:visited-style-name="Visited_20_Internet_20_Link">
</text:a>
Ternopil区域委员会的负责人Mikhail Golovko写道。</text:p>
      <text:p text:style-name="P4">
<draw:frame draw:style-name="fr1" draw:name="Image27" text:anchor-type="as-char" svg:width="6.9236in" svg:height="3.019459in" draw:z-index="0">
<draw:image xlink:href="../Images/yкринформ/2023-05-13T-26-34-00-03-00/1684010273-894.jpg" xlink:type="simple" xlink:show="embed" xlink:actuate="onLoad" draw:mime-type="image/jpeg"/>
</draw:frame>
他写道：“根据初步数据，我们到达了Ternopil行业。不要走到空气焦虑的结束，照顾好自己和您的亲人。”</text:p>
      <text:p text:style-name="P4">
<text:span text:style-name="T4">
另请阅读：</text:span>
 <text:a xlink:type="simple" xlink:href="https://www.ukrinform.ua/rubric-ato/3708851-vibuhi-v-ternopoli-u-misti-ta-oblasti-pracuut-specialisti-ova.html" text:style-name="Internet_20_link" text:visited-style-name="Visited_20_Internet_20_Link">
</text:a>
戈洛夫科还感谢空军的工作。</text:p>
      <text:p text:style-name="P4">
反过来，Ternopil Sergey Nadal的市长<text:a xlink:type="simple" xlink:href="https://t.me/s/nadal_online" text:style-name="Internet_20_link" text:visited-style-name="Visited_20_Internet_20_Link">
</text:a>
：“在Ternopil，有非住宅建筑的点火。救援人员当场工作。”</text:p>
      <text:p text:style-name="P4">
正如乌克林福姆报道的<text:a xlink:type="simple" xlink:href="https://www.ukrinform.ua/rubric-ato/3708846-u-ternopoli-prolunali-vibuhi-zmi.html" text:style-name="Internet_20_link" text:visited-style-name="Visited_20_Internet_20_Link">
</text:a>
 .</text:p>
      <text:p text:style-name="P4">
News Source: <text:a xlink:type="simple" xlink:href="https://www.ukrinform.ua/rubric-ato/3708856-golova-ternopilskoi-oblradi-maemo-prilit-u-promzonu.html" text:style-name="Internet_20_link" text:visited-style-name="Visited_20_Internet_20_Link">
https://www.ukrinform.ua/rubric-ato/3708856-golova-ternopilskoi-oblradi-maemo-prilit-u-promzonu.html</text:a>
</text:p>
      <!--NEWS-->
      <text:h text:style-name="P10" text:outline-level="1">
<text:span text:style-name="T4">
在基辅和该地区有飞机</text:span>
</text:h>
      <text:p text:style-name="P4">
作者: Ukrinform (Person)</text:p>
      <text:p text:style-name="P4">
出版商: Укринформ (Organization)</text:p>
      <text:p text:style-name="P4">
出版时间: 2023-05-13T-28:22:00+03:00</text:p>
      <text:p text:style-name="P4">
修改时间: 2023-05-13T23:22:00+03:00</text:p>
      <text:p text:style-name="P4">
描述: 在基辅和基辅地区，有防空部队。  - 乌克林。</text:p>
      <text:p text:style-name="P4">
图片: ["<text:a xlink:type="simple" xlink:href="https://static.ukrinform.com/photos/2022_03/thumb_files/630_360_1646577157-576.jpg" text:style-name="Internet_20_link" text:visited-style-name="Visited_20_Internet_20_Link">
630_360_16465...</text:a>
"]</text:p>
      <text:p text:style-name="P4">
标签: ['Київ', 'Київщина', 'Війна з росією', 'ППО']</text:p>
      <text:p text:style-name="P4">
类型: Article</text:p>
      <!--METADATA-->
      <text:p text:style-name="P4">
<draw:frame draw:style-name="fr1" draw:name="Image28" text:anchor-type="as-char" svg:width="6.9236in" svg:height="3.956343in" draw:z-index="0">
<draw:image xlink:href="../Images/yкринформ/2023-05-13T-28-22-00-03-00/630_360_1646577157-576.jpg" xlink:type="simple" xlink:show="embed" xlink:actuate="onLoad" draw:mime-type="image/jpeg"/>
</draw:frame>
在基辅地区，基辅地区有防空单位。</text:p>
      <text:p text:style-name="P4">
乌克林福姆报道，这是由基夫·奥瓦(Kyiv Ova)和基夫(Kyiv)MBA报道的。</text:p>
      <text:p text:style-name="P4">
“导弹危险!空军为目标努力，”邮报说<text:a xlink:type="simple" xlink:href="https://t.me/s/kyivoda" text:style-name="Internet_20_link" text:visited-style-name="Visited_20_Internet_20_Link">
</text:a>
。</text:p>
      <text:p text:style-name="P4">
“在基辅的郊区有防空!”  - 写道<text:a xlink:type="simple" xlink:href="https://t.me/s/VA_Kyiv" text:style-name="Internet_20_link" text:visited-style-name="Visited_20_Internet_20_Link">
</text:a>
。</text:p>
      <text:p text:style-name="P4">
<text:span text:style-name="T4">
另请阅读：</text:span>
 <text:a xlink:type="simple" xlink:href="https://www.ukrinform.ua/rubric-ato/3708851-vibuhi-v-ternopoli-u-misti-ta-oblasti-pracuut-specialisti-ova.html" text:style-name="Internet_20_link" text:visited-style-name="Visited_20_Internet_20_Link">
<text:span text:style-name="T4">
爆炸</text:span>
</text:a>
当局敦促公民留在空气焦虑分支的避难所中，以拖着信息沉默 - 不要记录或使我们的捍卫者进入我们的捍卫者的网络。</text:p>
      <text:p text:style-name="P4">
据报道，在乌克兰和首都的大多数地区，空中卡车已宣布。</text:p>
      <text:p text:style-name="P4">
News Source: <text:a xlink:type="simple" xlink:href="https://www.ukrinform.ua/rubric-ato/3708853-u-kievi-ta-oblasti-pracue-ppo.html" text:style-name="Internet_20_link" text:visited-style-name="Visited_20_Internet_20_Link">
https://www.ukrinform.ua/rubric-ato/3708853-u-kievi-ta-oblasti-pracue-ppo.html</text:a>
</text:p>
      <!--NEWS-->
      <text:h text:style-name="P10" text:outline-level="1">
<text:span text:style-name="T4">
Chernihivska Oblast（21:10）。 红色警报：空中威胁。 警笛声。 立即掩盖！</text:span>
</text:h>
      <text:p text:style-name="P4">
作者: liveuamap (Language: en)</text:p>
      <text:p text:style-name="P4">
时间: 2023-05-13T-2:12:00</text:p>
      <text:p text:style-name="P4">
地点: Chernihivska Oblast (Latitude:51.33348 Longtitude:32.00042)</text:p>
      <text:p text:style-name="P4">
视频: []</text:p>
      <text:p text:style-name="P4">
图片: []</text:p>
      <text:p text:style-name="P4">
标签: ["Europe", "Central and Eastern Europe"]</text:p>
      <text:p text:style-name="P4">
Id: 22562633</text:p>
      <!--METADATA-->
      <text:p text:style-name="P4">
切尔尼希夫地区(21:10). Red Alert: aerial threat. Sirens sounding. Takecover now!</text:p>
      <text:p text:style-name="P4">
News Collection Link: <text:a xlink:type="simple" xlink:href="https://liveuamap.com/en/2023/13-may-chernihivska-oblast2110-red-alert-aerig" text:style-name="Internet_20_link" text:visited-style-name="Visited_20_Internet_20_Link">
https://liveuamap.com/en/2023/13-may-chernihivska-oblast2110-red-alert-aerig</text:a>
</text:p>
      <text:p text:style-name="P4">
News Source: <text:a xlink:type="simple" xlink:href="https://t.me/suspilnechernihiv/18541" text:style-name="Internet_20_link" text:visited-style-name="Visited_20_Internet_20_Link">
https://t.me/suspilnechernihiv/18541</text:a>
</text:p>
      <!--NEWS-->
      <text:h text:style-name="P10" text:outline-level="1">
<text:span text:style-name="T4">
Zelensky和Meloni签署了联合声明</text:span>
</text:h>
      <text:p text:style-name="P4">
作者: Ukrinform (Person)</text:p>
      <text:p text:style-name="P4">
出版商: Укринформ (Organization)</text:p>
      <text:p text:style-name="P4">
出版时间: 2023-05-13T-30:18:00+03:00</text:p>
      <text:p text:style-name="P4">
修改时间: 2023-05-13T23:18:00+03:00</text:p>
      <text:p text:style-name="P4">
描述: 沃迪米尔·泽伦斯基（Volodymyr Zelenskyy）总统和罗马意大利共和国乔治·梅洛尼（George Meloni）的部长会议主席已就乌克兰的支持签署了一份联合声明。  - 乌克林。</text:p>
      <text:p text:style-name="P4">
图片: ["<text:a xlink:type="simple" xlink:href="https://static.ukrinform.com/photos/2023_05/thumb_files/630_360_1683989112-431.jpeg" text:style-name="Internet_20_link" text:visited-style-name="Visited_20_Internet_20_Link">
630_360_16839...</text:a>
"]</text:p>
      <text:p text:style-name="P4">
标签: ['Італія', 'Зеленський', 'Джорджа Мелоні']</text:p>
      <text:p text:style-name="P4">
类型: Article</text:p>
      <!--METADATA-->
      <text:p text:style-name="P4">
<draw:frame draw:style-name="fr1" draw:name="Image29" text:anchor-type="as-char" svg:width="6.9236in" svg:height="3.956343in" draw:z-index="0">
<draw:image xlink:href="../Images/yкринформ/2023-05-13T-30-18-00-03-00/630_360_1683989112-431.jpeg" xlink:type="simple" xlink:show="embed" xlink:actuate="onLoad" draw:mime-type="image/jpeg"/>
</draw:frame>
沃迪米尔·泽伦斯基(Volodymyr Zelensky)总统和罗马意大利共和国梅洛尼(Meloni)的部长会议主席已就乌克兰的支持签署了一份联合宣言。</text:p>
      <text:p text:style-name="P4">
该文档的文本发表在<text:a xlink:type="simple" xlink:href="https://www.president.gov.ua/news/spilna-deklaraciya-ukrayini-ta-italiyi-82853" text:style-name="Internet_20_link" text:visited-style-name="Visited_20_Internet_20_Link">
</text:a>
，报道乌克林福姆。</text:p>
      <text:p text:style-name="P4">
乌克兰总统兼意大利共和国部长委员会主席提出了他们对俄罗斯对乌克兰的军事侵略的明确谴责。 乌克兰在行使其不合理和不合理的侵略中行使其无利可图的自卫权方面表现出了极大的决心。 俄罗斯必须立即，完全无条件地将其全部从其国际公认的边界内的乌克兰领土上撤离。</text:p>
      <text:p text:style-name="P4">
<text:span text:style-name="T4">
另请阅读：</text:span>
 <text:a xlink:type="simple" xlink:href="https://www.ukrinform.ua/rubric-polytics/3708776-italia-robit-stavku-na-peremogu-ukraini-meloni.html" text:style-name="Internet_20_link" text:visited-style-name="Visited_20_Internet_20_Link">
<text:span text:style-name="T4">
 Melonney </text:span>
</text:a>
意大利共和国对乌克兰在国际公认的边界内的独立性，主权和领土完整的奉献仍然坚定不移。 意大利共和国高度赞赏乌克兰人民和武装部队的决心和勇气，并认识到他们对安全欧洲大陆及以后的重大贡献。 意大利共和国意大利共和国将为乌克兰提供政治，金融，人道主义和军事支持，并通过欧盟，北约，联合国和其他格式的国际合作来为乌克兰提供。</text:p>
      <text:p text:style-name="P4">
意大利共和国为乌克兰做出了重大的军事贡献，乌克兰将不断考虑乌克兰最紧急和最紧迫的需求，以增强其国防能力。 除了全国性的贡献外，意大利群众还积极参与欧盟和北约至高无上的援助以及乌克兰军队的准备。</text:p>
      <text:p text:style-name="P4">
除军事援助外，意大利共和国为乌克兰提供了平民援助，包括金融，人道主义和紧急支持。 提供此帮助将继续。 其他类型的援助包括来自意大利能源公司的捐款，意大利能源公司通过意大利部和欧盟民事保护机制动员起来，以改善和恢复乌克兰能源和民用基础设施的稳定性。意大利共和国基于乌克兰的主权和领土完整性支持乌克兰公正和古老的和平。 意大利共和国随时准备与乌克兰合作，以确保在不久的将来计划的公开事件的背景下，在乌克兰和平公式的实施中广泛参与。</text:p>
      <text:p text:style-name="P4">
乌克兰和意大利共和国强调了他们对起诉战争罪和其他与俄罗斯对乌克兰激进战争有关的男人犯罪的坚定奉献。 意大利共和国祝贺针对乌克兰的新医疗中心达成协议(ICPA)Ugaaz并希望尽快发现他。</text:p>
      <text:p text:style-name="P4">
乌克兰和意大利共和国证实了国际刑事法院对调查的支持，这是提出参考的一步，并注意到法院逮捕令。 意大利同意为国际刑事法院提供额外的支持，以在俄罗斯针对乌克兰战争的背景下加强其可能性。</text:p>
      <text:p text:style-name="P4">
<text:span text:style-name="T4">
另请阅读：</text:span>
 <text:a xlink:type="simple" xlink:href="https://www.ukrinform.ua/rubric-ato/3708771-zelenskij-v-italii-e-duze-vazlivi-risenna-sodo-zahistu-nasogo-neba.html" text:style-name="Internet_20_link" text:visited-style-name="Visited_20_Internet_20_Link">
</text:a>
乌克兰和意大利共和国同意有必要通过进一步制裁削弱俄罗斯人继续非法军事侵略的能力来增加对俄罗斯的全面压力。 确保有效实施制裁，第三次绕行制裁的预防和反应的努力应得到加强。2023年4月26日，意大利和乌克兰共同组织了意大利 - 乌克兰人在罗马的恢复会议，私营部门参与支持乌克兰的可持续性和恢复支持与合作通过激活两个合作。 意大利共和国与国际组织和合作伙伴一起承诺参与战后乌克兰的塔维杜建造。 为雄心勃勃的长期合作奠定基础已经很重要，这将创造机会并允许乌克兰纳罗德恢复其国家。 包括私营和国际公司在内的所有相关合作伙伴的参与，目的是提供财务支持，投资和必要的知识，对于确保乌克兰繁荣的未来很重要。 乌克兰将在重建过程中将这家公司视为优先合作伙伴。</text:p>
      <text:p text:style-name="P4">
<text:span text:style-name="T4">
另请阅读：</text:span>
 <text:a xlink:type="simple" xlink:href="https://www.ukrinform.ua/rubric-polytics/3708715-zelenskij-zustrivsa-iz-golovou-radi-ministriv-italii.html" text:style-name="Internet_20_link" text:visited-style-name="Visited_20_Internet_20_Link">
</text:a>
乌克兰及其人民的未来 - 在欧洲家庭。 欧盟已经认识到欧洲的乌克兰观点，并赋予了乌克兰的候选国家地位。意大利共和国强烈支持乌克兰在改革和遵守2023年开始谈判的必要要求的努力中，并以死亡的死亡进行谈判。基于等待欧洲委员会的积极报告。</text:p>
      <text:p text:style-name="P4">
在北约，意大利共和国继续专注于乌克兰的直接支持，这有助于对乌克兰的全面帮助。 意大利共和国继续支持乌克兰捍卫自己的能力。 乌克兰有权独立选举安全。 根据Dobuhara宣言，意大利得到了乌克兰委员会 - 北约委员会的支持，是进一步加强和扩大当前合作的平台，允许乌克兰去欧洲 - 大西洋家庭。 将来，在维尔纽斯举行的北约峰会，我们正在等待所有这些问题。</text:p>
      <text:p text:style-name="P4">
照片：作品</text:p>
      <text:p text:style-name="P4">
News Source: <text:a xlink:type="simple" xlink:href="https://www.ukrinform.ua/rubric-polytics/3708849-zelenskij-i-meloni-pidpisali-spilnu-deklaraciu.html" text:style-name="Internet_20_link" text:visited-style-name="Visited_20_Internet_20_Link">
https://www.ukrinform.ua/rubric-polytics/3708849-zelenskij-i-meloni-pidpisali-spilnu-deklaraciu.html</text:a>
</text:p>
      <!--NEWS-->
      <text:h text:style-name="P10" text:outline-level="1">
<text:span text:style-name="T4">
Holytino将成为新的首席教练“切尔西”  - 记者</text:span>
</text:h>
      <text:p text:style-name="P4">
作者: Ukrinform (Person)</text:p>
      <text:p text:style-name="P4">
出版商: Укринформ (Organization)</text:p>
      <text:p text:style-name="P4">
出版时间: 2023-05-13T-32:13:00+03:00</text:p>
      <text:p text:style-name="P4">
修改时间: 2023-05-13T23:13:00+03:00</text:p>
      <text:p text:style-name="P4">
描述: 切尔西的新任主教练将是莫里西奥的荣誉。  - 乌克林。</text:p>
      <text:p text:style-name="P4">
图片: ["<text:a xlink:type="simple" xlink:href="https://static.ukrinform.com/photos/2023_05/thumb_files/630_360_1684008708-419.jpg" text:style-name="Internet_20_link" text:visited-style-name="Visited_20_Internet_20_Link">
630_360_16840...</text:a>
"]</text:p>
      <text:p text:style-name="P4">
标签: ['Челсі', 'Футбол', 'АПЛ']</text:p>
      <text:p text:style-name="P4">
类型: Article</text:p>
      <!--METADATA-->
      <text:p text:style-name="P4">
<draw:frame draw:style-name="fr1" draw:name="Image30" text:anchor-type="as-char" svg:width="6.9236in" svg:height="3.956343in" draw:z-index="0">
<draw:image xlink:href="../Images/yкринформ/2023-05-13T-32-13-00-03-00/630_360_1684008708-419.jpg" xlink:type="simple" xlink:show="embed" xlink:actuate="onLoad" draw:mime-type="image/jpeg"/>
</draw:frame>
毛里西奥·霍诺梅蒂诺(Mauricio Honomettino)将成为切尔西的新任主教练。</text:p>
      <text:p text:style-name="P4">
这是Fabrizio Romano的足球内部人士在[]中报道的(https://twitter.com/FabrizioRomano/status/1657462776921563136)，报道乌克林福姆。</text:p>
      <text:p text:style-name="P4">
各方已达成协议。 Holytino接受了长期合同的所有条件。它将在未来几天内签署。</text:p>
      <text:p text:style-name="P4">
专家将在6月领导团队。 他将带他的教练组与俱乐部讨论转会策略。 到本赛季结束时，与球队一起工作将弗兰克·勒马蒂(Frank Lemarty)工作。</text:p>
      <text:p text:style-name="P4">
<text:span text:style-name="T4">
另请阅读：</text:span>
 <text:a xlink:type="simple" xlink:href="https://www.ukrinform.ua/rubric-sports/3708802-apl-celsi-zigrav-vniciu-bornmut-iz-zabarnim-postupivsa.html" text:style-name="Internet_20_link" text:visited-style-name="Visited_20_Internet_20_Link">
<text:span text:style-name="T4">
切尔西</text:span>
</text:a>
据报道，这位51岁专家的最后工作地点是PSG。他还培训了托特纳姆热刺，南安普敦和Espanyol。</text:p>
      <text:p text:style-name="P4">
照片：盖蒂图像</text:p>
      <text:p text:style-name="P4">
News Source: <text:a xlink:type="simple" xlink:href="https://www.ukrinform.ua/rubric-sports/3708850-pocetino-stane-novim-golovnim-trenero-celsi-zurnalist.html" text:style-name="Internet_20_link" text:visited-style-name="Visited_20_Internet_20_Link">
https://www.ukrinform.ua/rubric-sports/3708850-pocetino-stane-novim-golovnim-trenero-celsi-zurnalist.html</text:a>
</text:p>
      <!--NEWS-->
      <text:h text:style-name="P10" text:outline-level="1">
<text:span text:style-name="T4">
Ternopil的爆炸：在城市和地区，专家 -  OVA工作</text:span>
</text:h>
      <text:p text:style-name="P4">
作者: Ukrinform (Person)</text:p>
      <text:p text:style-name="P4">
出版商: Укринформ (Organization)</text:p>
      <text:p text:style-name="P4">
出版时间: 2023-05-13T-34:11:00+03:00</text:p>
      <text:p text:style-name="P4">
修改时间: 2023-05-13T23:11:00+03:00</text:p>
      <text:p text:style-name="P4">
描述: Ternopil ova的负责人敦促该地区的居民不要发布照片和视频，而不是对爆炸声的指示发表评论。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None</text:p>
      <text:p text:style-name="P4">
类型: Article</text:p>
      <!--METADATA-->
      <text:p text:style-name="P4">
<draw:frame draw:style-name="fr1" draw:name="Image31" text:anchor-type="as-char" svg:width="6.9236in" svg:height="3.948443in" draw:z-index="0">
<draw:image xlink:href="../Images/yкринформ/2023-05-13T-34-11-00-03-00/630_360_1538997483-946.jpg" xlink:type="simple" xlink:show="embed" xlink:actuate="onLoad" draw:mime-type="image/jpeg"/>
</draw:frame>
OVA Golovna OVA敦促该地区的居民不要发布照片和视频，也不建议可能爆炸声的指示。</text:p>
      <text:p text:style-name="P4">
根据乌克林福姆的说法，弗拉基米尔·特拉什(Vladimir Trush)的董事长在<text:a xlink:type="simple" xlink:href="https://t.me/s/ternopilskaODA" text:style-name="Internet_20_link" text:visited-style-name="Visited_20_Internet_20_Link">
</text:a>
。</text:p>
      <text:p text:style-name="P4">
他说：“我敦促不发表照片和视频，也不要对爆炸声的声音发表评论。”</text:p>
      <text:p text:style-name="P4">
Trush指出，专家现在在城市和地区。</text:p>
      <text:p text:style-name="P4">
OVA负责人补充说：“稍后我们将在稍后通知所有信息。”</text:p>
      <text:p text:style-name="P4">
据报道，在焦虑症中，在焦虑症中听到了声音。</text:p>
      <text:p text:style-name="P4">
News Source: <text:a xlink:type="simple" xlink:href="https://www.ukrinform.ua/rubric-ato/3708851-vibuhi-v-ternopoli-u-misti-ta-oblasti-pracuut-specialisti-ova.html" text:style-name="Internet_20_link" text:visited-style-name="Visited_20_Internet_20_Link">
https://www.ukrinform.ua/rubric-ato/3708851-vibuhi-v-ternopoli-u-misti-ta-oblasti-pracuut-specialisti-ova.html</text:a>
</text:p>
      <!--NEWS-->
      <text:h text:style-name="P10" text:outline-level="1">
<text:span text:style-name="T4">
在库皮斯克指令，俄罗斯军队搁置了卡梅卡，克拉斯诺伊·佩瑟，mitrofanivka，fonolivka，...</text:span>
</text:h>
      <text:p text:style-name="P4">
作者: liveuamap (Language: en)</text:p>
      <text:p text:style-name="P4">
时间: 2023-05-13T-35:38:00</text:p>
      <text:p text:style-name="P4">
地点: Svatove (Latitude:49.46779 Longtitude:37.90592)</text:p>
      <text:p text:style-name="P4">
视频: []</text:p>
      <text:p text:style-name="P4">
图片: []</text:p>
      <text:p text:style-name="P4">
标签: ["Russia"]</text:p>
      <text:p text:style-name="P4">
Id: 22562559</text:p>
      <!--METADATA-->
      <text:p text:style-name="P4">
新闻集链接：<text:a xlink:type="simple" xlink:href="https://liveuamap.com/en/2023/13-may-at-kupiansk-direction-russian-army-shelled-kamyanka" text:style-name="Internet_20_link" text:visited-style-name="Visited_20_Internet_20_Link">
https://liveuamap.com/en/2023/2023/13-may-at-kupiansk-direction-russian-army-shelled-kamyanka</text:a>
</text:p>
      <text:p text:style-name="P4">
News Source: <text:a xlink:type="simple" xlink:href="https://t.me/lumsrc/4769" text:style-name="Internet_20_link" text:visited-style-name="Visited_20_Internet_20_Link">
https://t.me/lumsrc/4769</text:a>
</text:p>
      <!--NEWS-->
      <text:h text:style-name="P10" text:outline-level="1">
<text:span text:style-name="T4">
在莱曼（Lyman）的指示，俄罗斯军队炮击了卢汉斯克（Luhansk）地区的比洛霍利夫卡（Bilohorivka），塞雷布里克（Serebryank）...</text:span>
</text:h>
      <text:p text:style-name="P4">
作者: liveuamap (Language: en)</text:p>
      <text:p text:style-name="P4">
时间: 2023-05-13T-37:38:00</text:p>
      <text:p text:style-name="P4">
地点: Bakhmut (Latitude:48.80596 Longtitude:38.23963)</text:p>
      <text:p text:style-name="P4">
视频: []</text:p>
      <text:p text:style-name="P4">
图片: []</text:p>
      <text:p text:style-name="P4">
标签: ["Russia"]</text:p>
      <text:p text:style-name="P4">
Id: 22562558</text:p>
      <!--METADATA-->
      <text:p text:style-name="P4">
俄罗斯军队在Lyman指示俄罗斯军队炮击了Makiyivka，位于Luhanskregion的Bilohorivka，Serebryanka，Verkhnokamyanske，Donetsk地区的Verkhnokamyanske，乌克兰武装部队的苏迪尔斯地区 - 乌克兰武装部队</text:p>
      <text:p text:style-name="P4">
新闻集链接：<text:a xlink:type="simple" xlink:href="https://liveuamap.com/en/2023/13-may-at-lyman-direction-russian-army-shelled-makiyivka" text:style-name="Internet_20_link" text:visited-style-name="Visited_20_Internet_20_Link">
https://liveuamap.com/en/2023/13-may-at-------------------------------- russian-army-shelled-makiyivka</text:a>
</text:p>
      <text:p text:style-name="P4">
News Source: <text:a xlink:type="simple" xlink:href="https://t.me/lumsrc/4770" text:style-name="Internet_20_link" text:visited-style-name="Visited_20_Internet_20_Link">
https://t.me/lumsrc/4770</text:a>
</text:p>
      <!--NEWS-->
      <text:h text:style-name="P10" text:outline-level="1">
<text:span text:style-name="T4">
如果普京使用核武器，第二天就不会-Zelensky</text:span>
</text:h>
      <text:p text:style-name="P4">
作者: Ukrinform (Person)</text:p>
      <text:p text:style-name="P4">
出版商: Укринформ (Organization)</text:p>
      <text:p text:style-name="P4">
出版时间: 2023-05-13T-37:55:00+03:00</text:p>
      <text:p text:style-name="P4">
修改时间: 2023-05-13T22:55:00+03:00</text:p>
      <text:p text:style-name="P4">
描述: 沃迪米尔总统Zelenskyy怀疑使用俄罗斯核武器负责人，但他坚信，如果发生这种情况，普京将不再是第二天。  - 乌克林。</text:p>
      <text:p text:style-name="P4">
图片: ["<text:a xlink:type="simple" xlink:href="https://static.ukrinform.com/photos/2023_03/thumb_files/630_360_1678784649-408.jpeg" text:style-name="Internet_20_link" text:visited-style-name="Visited_20_Internet_20_Link">
630_360_16787...</text:a>
"]</text:p>
      <text:p text:style-name="P4">
标签: ['путін', 'Ядерна зброя', 'Зеленський']</text:p>
      <text:p text:style-name="P4">
类型: Article</text:p>
      <!--METADATA-->
      <text:p text:style-name="P4">
<draw:frame draw:style-name="fr1" draw:name="Image32" text:anchor-type="as-char" svg:width="6.9236in" svg:height="3.956343in" draw:z-index="0">
<draw:image xlink:href="../Images/yкринформ/2023-05-13T-37-55-00-03-00/630_360_1678784649-408.jpeg" xlink:type="simple" xlink:show="embed" xlink:actuate="onLoad" draw:mime-type="image/jpeg"/>
</draw:frame>
沃迪米尔·泽伦斯基总统(Volodymyr Zelenskyy)怀疑俄罗斯人通过俄罗斯人的俄罗斯核武器的应用，但我坚信，如果发生这种情况，普京将不再是第二天。</text:p>
      <text:p text:style-name="P4">
他在接受意大利媒体的采访中说了这一点，该媒体在[]上现场直播。(https://www.youtube.com/watch?v=WiNMH_ZyRYg&amp;ab_channel=%D0%9E%D1%84%D1%96%D1%81%D0%9F%D1%80%D0%B5%D0%B7%D0%B8%D0%B4%D0%B5%D0%BD%D1%82%D0%B0%D0%A3%D0%BA%D1%80%D0%B0%D1%97%D0%BD%D0%B8)，报道乌克林福姆。</text:p>
      <text:p text:style-name="P4">
Zelensky说：“我很清楚，如果普京决定使用核武器，我证明他不会是。”</text:p>
      <text:p text:style-name="P4">
<text:span text:style-name="T4">
另请阅读：</text:span>
 <text:a xlink:type="simple" xlink:href="https://www.ukrinform.ua/rubric-polytics/3706704-posol-ukraini-zaklikae-g7-zasuditi-budaku-zagrozu-zastosuvanna-adernoi-zbroi-na-samiti-v-hirosimi.html" text:style-name="Internet_20_link" text:visited-style-name="Visited_20_Internet_20_Link">
<text:span text:style-name="T4">
核</text:span>
</text:a>
总统坚信普京不会使用核武器，但没人知道侵略者国家领导人的脑海。</text:p>
      <text:p text:style-name="P4">
Zelensky指出了普京，尽管他失去了与现实的联系，但要活得很多。</text:p>
      <text:p text:style-name="P4">
如报道，<text:a xlink:type="simple" xlink:href="https://www.ukrinform.ua/rubric-polytics/3708665-zelenskij-pribuv-iz-vizitom-do-italii.html" text:style-name="Internet_20_link" text:visited-style-name="Visited_20_Internet_20_Link">
</text:a>
 .</text:p>
      <text:p text:style-name="P4">
News Source: <text:a xlink:type="simple" xlink:href="https://www.ukrinform.ua/rubric-ato/3708845-akso-putin-zastosue-adernu-zbrou-nastupnogo-dna-jogo-ne-bude-zelenskij.html" text:style-name="Internet_20_link" text:visited-style-name="Visited_20_Internet_20_Link">
https://www.ukrinform.ua/rubric-ato/3708845-akso-putin-zastosue-adernu-zbrou-nastupnogo-dna-jogo-ne-bude-zelenskij.html</text:a>
</text:p>
      <!--NEWS-->
      <text:h text:style-name="P10" text:outline-level="1">
<text:span text:style-name="T4">
JSU Bakhmut Directio Rusian军队炮击Vasukivka，Fedorivka朋友，Orikhovo-Vasylivka，上帝...</text:span>
</text:h>
      <text:p text:style-name="P4">
作者: liveuamap (Language: en)</text:p>
      <text:p text:style-name="P4">
时间: 2023-05-13T-39:38:00</text:p>
      <text:p text:style-name="P4">
地点: Toretsk, Donetsk Oblast (Latitude:48.39407 Longtitude:37.85497)</text:p>
      <text:p text:style-name="P4">
视频: []</text:p>
      <text:p text:style-name="P4">
图片: []</text:p>
      <text:p text:style-name="P4">
标签: ["Russia"]</text:p>
      <text:p text:style-name="P4">
Id: 22562557</text:p>
      <!--METADATA-->
      <text:p text:style-name="P4">
在巴赫穆特(Bakhmut)的方向，俄罗斯军队炮击了瓦苏基卡(Vasukivka)，Fedorivka Druha，Orikhovo-Vasylivka，Bohdanivka，Bakhmut，Bakhmut，Ivanivske，Chasiv，Chasivka，Chasivka，Chasivka，Chasiv，Chasvske，Chasvske。Pivnichne。Pivnichne和Donetsk地区的New York。 俄罗斯人在Bohdanivka，Bakhmut和New York的俄罗斯 - 乌克兰武装部队的一般史塔夫在早晨的报告中说</text:p>
      <text:p text:style-name="P4">
新闻集链接：(https://liveuamap.com/en/2023/13-may-at-bakhmut-direction-russian-army-shelled-vasukivka)</text:p>
      <text:p text:style-name="P4">
News Source: <text:a xlink:type="simple" xlink:href="https://t.me/lumsrc/4771" text:style-name="Internet_20_link" text:visited-style-name="Visited_20_Internet_20_Link">
https://t.me/lumsrc/4771</text:a>
</text:p>
      <!--NEWS-->
      <text:h text:style-name="P10" text:outline-level="1">
<text:span text:style-name="T4">
乌克兰宣布在Eurovision-2023上宣布国家陪审团的组成</text:span>
</text:h>
      <text:p text:style-name="P4">
作者: Ukrinform (Person)</text:p>
      <text:p text:style-name="P4">
出版商: Укринформ (Organization)</text:p>
      <text:p text:style-name="P4">
出版时间: 2023-05-13T-39:50:00+03:00</text:p>
      <text:p text:style-name="P4">
修改时间: 2023-05-13T22:50:00+03:00</text:p>
      <text:p text:style-name="P4">
描述: 欧洲电视网歌曲大赛历史上第一次，公共广播使乌克兰人能够通过在移动申请中投票选择国家陪审团的组成。  - 乌克林。</text:p>
      <text:p text:style-name="P4">
图片: ["<text:a xlink:type="simple" xlink:href="https://static.ukrinform.com/photos/2023_05/thumb_files/630_360_1684009771-789.jpg" text:style-name="Internet_20_link" text:visited-style-name="Visited_20_Internet_20_Link">
630_360_16840...</text:a>
"]</text:p>
      <text:p text:style-name="P4">
标签: ['Євробачення', 'Конкурс', 'Журі']</text:p>
      <text:p text:style-name="P4">
类型: Article</text:p>
      <!--METADATA-->
      <text:p text:style-name="P4">
<draw:frame draw:style-name="fr1" draw:name="Image33" text:anchor-type="as-char" svg:width="6.9236in" svg:height="3.956343in" draw:z-index="0">
<draw:image xlink:href="../Images/yкринформ/2023-05-13T-39-50-00-03-00/630_360_1684009771-789.jpg" xlink:type="simple" xlink:show="embed" xlink:actuate="onLoad" draw:mime-type="image/jpeg"/>
</draw:frame>
欧洲电视网歌曲大赛的游客公开广播首次是通过针对目标申请进行投票选择国家陪审团的组成。</text:p>
      <text:p text:style-name="P4">
关于IT报告乌克林福姆，参考<text:a xlink:type="simple" xlink:href="https://t.me/mkipu/6056" text:style-name="Internet_20_link" text:visited-style-name="Visited_20_Internet_20_Link">
</text:a>
。</text:p>
      <text:p text:style-name="P4">
该部说：“乌克兰人选择了十名候选人中的五个陪审团，他们选择了2023年欧洲电视网决赛中最好的执行者。”</text:p>
      <text:p text:style-name="P4">
<text:span text:style-name="T4">
另请阅读：</text:span>
 <text:a xlink:type="simple" xlink:href="https://www.ukrinform.ua/rubric-culture/3708832-u-liverpuli-startuvav-final-evrobacenna2023.html" text:style-name="Internet_20_link" text:visited-style-name="Visited_20_Internet_20_Link">
<text:span text:style-name="T4">
 eurovachen </text:span>
</text:a>
根据投票结果，国家陪审团包括：</text:p>
      <ul>
        <li>
Alexander Fosji Sidorenko，歌手，TNMK Group的参与者-21％ * Svetlana Tarabarova，歌手，作曲家和词曲作者-17％ * Tonya Matvienko，Tonya Matvienko荣誉艺术家，13％的艺术家-13％ * Oleg Sobchuk，前任和Skyi Group -skyi Group -skyi Group -11 -11 -11 ％。 * Eugene Cloud，作曲家和钢琴家-10％</li>
      </ul>
      <text:p text:style-name="P4">
国家陪审团的负责人是亚历山大·福齐·史多伦科(Alexander Fozzi Sidorenko)，因为他在调查中得到了最大的支持。</text:p>
      <text:p text:style-name="P4">
<text:span text:style-name="T4">
另请阅读：</text:span>
 <text:a xlink:type="simple" xlink:href="https://www.ukrinform.ua/rubric-culture/3708836-vlada-liverpula-obicae-prodovzenna-vidnosin-z-ukrainou-pisla-evrobacenna.html" text:style-name="Internet_20_link" text:visited-style-name="Visited_20_Internet_20_Link">
<text:span text:style-name="T4">
 eurovachen </text:span>
</text:a>
据乌克林福姆报道，今天在利物浦举行了一场最终的欧洲电视网比赛。 决赛是26个国家。 乌克兰将排在第19位，代表TVorchi乐队的歌曲《钢铁之心》(心问)这会自动属于竞争的决定性部分。</text:p>
      <text:p text:style-name="P4">
照片：公共</text:p>
      <text:p text:style-name="P4">
News Source: <text:a xlink:type="simple" xlink:href="https://www.ukrinform.ua/rubric-culture/3708854-ukraina-ogolosila-sklad-nacionalnogo-zuri-na-evrobacenni2023.html" text:style-name="Internet_20_link" text:visited-style-name="Visited_20_Internet_20_Link">
https://www.ukrinform.ua/rubric-culture/3708854-ukraina-ogolosila-sklad-nacionalnogo-zuri-na-evrobacenni2023.html</text:a>
</text:p>
      <!--NEWS-->
      <text:h text:style-name="P10" text:outline-level="1">
<text:span text:style-name="T4">
陆军的JSC Avdiivka Directio Rusian炮击草原，Avdiivka，Netilev Andi和Pervomaisky的Pervomaisky ...</text:span>
</text:h>
      <text:p text:style-name="P4">
作者: liveuamap (Language: en)</text:p>
      <text:p text:style-name="P4">
时间: 2023-05-13T-41:38:00</text:p>
      <text:p text:style-name="P4">
地点: Donetsk Oblast (Latitude:48.13241 Longtitude:37.75663)</text:p>
      <text:p text:style-name="P4">
视频: []</text:p>
      <text:p text:style-name="P4">
图片: []</text:p>
      <text:p text:style-name="P4">
标签: ["Russia"]</text:p>
      <text:p text:style-name="P4">
Id: 22562556</text:p>
      <!--METADATA-->
      <text:p text:style-name="P4">
在Avdiyivka方向，俄罗斯军队炮击了Stepove，Avdiyivka，Netaylove和Donetsk地区的Pervomayske。 俄罗斯航空进行了Airstrikes Atavdiyivka和Vodyane，乌克兰武装部队的总参谋部在主题报告中说</text:p>
      <text:p text:style-name="P4">
新闻集链接：<text:a xlink:type="simple" xlink:href="https://liveuamap.com/en/2023/13-may-at-avdiyivka-direction-russian-army-shelled-stepove" text:style-name="Internet_20_link" text:visited-style-name="Visited_20_Internet_20_Link">
https://liveuamap.com/en/2023/13-may-at-avdiyivka-direction-russian-army-army-shelled-stepove</text:a>
</text:p>
      <text:p text:style-name="P4">
News Source: <text:a xlink:type="simple" xlink:href="https://t.me/lumsrc/4772" text:style-name="Internet_20_link" text:visited-style-name="Visited_20_Internet_20_Link">
https://t.me/lumsrc/4772</text:a>
</text:p>
      <!--NEWS-->
      <text:h text:style-name="P10" text:outline-level="1">
<text:span text:style-name="T4">
Zhytomyr OVA警告火箭中风的威胁</text:span>
</text:h>
      <text:p text:style-name="P4">
作者: Ukrinform (Person)</text:p>
      <text:p text:style-name="P4">
出版商: Укринформ (Organization)</text:p>
      <text:p text:style-name="P4">
出版时间: 2023-05-13T-41:41:00+03:00</text:p>
      <text:p text:style-name="P4">
修改时间: 2023-05-13T22:41:00+03:00</text:p>
      <text:p text:style-name="P4">
描述: 乌克兰有敌对的火箭袭击的威胁。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Ракета', 'Житомирщина', 'Війна з росією']</text:p>
      <text:p text:style-name="P4">
类型: Article</text:p>
      <!--METADATA-->
      <text:p text:style-name="P4">
<draw:frame draw:style-name="fr1" draw:name="Image34" text:anchor-type="as-char" svg:width="6.9236in" svg:height="3.948443in" draw:z-index="0">
<draw:image xlink:href="../Images/yкринформ/2023-05-13T-41-41-00-03-00/630_360_1538997483-946.jpg" xlink:type="simple" xlink:show="embed" xlink:actuate="onLoad" draw:mime-type="image/jpeg"/>
</draw:frame>
乌克兰的Suiteraium威胁着敌对的火箭中风。</text:p>
      <text:p text:style-name="P4">
根据乌克林福姆的说法，<text:a xlink:type="simple" xlink:href="https://t.me/zhytomyrskaODA/3877" text:style-name="Internet_20_link" text:visited-style-name="Visited_20_Internet_20_Link">
</text:a>
Zhytomyr Ova Vitaliy Bunchko的负责人写道。</text:p>
      <text:p text:style-name="P4">
他写道：“敌方战略航空的火箭中风的威胁。”</text:p>
      <text:p text:style-name="P4">
他还敦促不要忽略空气警报和解音。</text:p>
      <text:p text:style-name="P4">
总结说：“我们想起了禁止射击和发布防空人员的禁令。”</text:p>
      <text:p text:style-name="P4">
正如乌克林福姆报道的<text:a xlink:type="simple" xlink:href="https://www.ukrinform.ua/rubric-ato/3708843-u-kievi-ta-nizci-oblastej-povitrana-trivoga.html" text:style-name="Internet_20_link" text:visited-style-name="Visited_20_Internet_20_Link">
</text:a>
 .</text:p>
      <text:p text:style-name="P4">
News Source: <text:a xlink:type="simple" xlink:href="https://www.ukrinform.ua/rubric-ato/3708847-zitomirska-ova-poperedzae-pro-zagrozu-raketnogo-udaru.html" text:style-name="Internet_20_link" text:visited-style-name="Visited_20_Internet_20_Link">
https://www.ukrinform.ua/rubric-ato/3708847-zitomirska-ova-poperedzae-pro-zagrozu-raketnogo-udaru.html</text:a>
</text:p>
      <!--NEWS-->
      <text:h text:style-name="P10" text:outline-level="1">
<text:span text:style-name="T4">
在Ternopil爆炸中 - 媒体</text:span>
</text:h>
      <text:p text:style-name="P4">
作者: Ukrinform (Person)</text:p>
      <text:p text:style-name="P4">
出版商: Укринформ (Organization)</text:p>
      <text:p text:style-name="P4">
出版时间: 2023-05-13T-43:38:00+03:00</text:p>
      <text:p text:style-name="P4">
修改时间: 2023-05-13T22:38:00+03:00</text:p>
      <text:p text:style-name="P4">
描述: 在Ternopil的空气警报中，听到了爆炸声。  - 乌克林。</text:p>
      <text:p text:style-name="P4">
图片: ["<text:a xlink:type="simple" xlink:href="https://static.ukrinform.com/photos/2018_10/thumb_files/630_360_1538997471-852.jpg" text:style-name="Internet_20_link" text:visited-style-name="Visited_20_Internet_20_Link">
630_360_15389...</text:a>
"]</text:p>
      <text:p text:style-name="P4">
标签: ['Вибух', 'Тернопіль', 'Війна з росією', 'Повітряна тривога']</text:p>
      <text:p text:style-name="P4">
类型: Article</text:p>
      <!--METADATA-->
      <text:p text:style-name="P4">
<draw:frame draw:style-name="fr1" draw:name="Image35" text:anchor-type="as-char" svg:width="6.9236in" svg:height="3.948443in" draw:z-index="0">
<draw:image xlink:href="../Images/yкринформ/2023-05-13T-43-38-00-03-00/630_360_1538997471-852.jpg" xlink:type="simple" xlink:show="embed" xlink:actuate="onLoad" draw:mime-type="image/jpeg"/>
</draw:frame>
在特洛皮尔的空气焦虑期间，听到了爆炸声。</text:p>
      <text:p text:style-name="P4">
关于它报告<text:a xlink:type="simple" xlink:href="https://t.me/s/hromadske_ua" text:style-name="Internet_20_link" text:visited-style-name="Visited_20_Internet_20_Link">
</text:a>
，报道乌克林福姆。</text:p>
      <text:p text:style-name="P4">
帖子写道：“爆炸的声音在ternopil中听到。”</text:p>
      <text:p text:style-name="P4">
Ternopil ova volodymyr Trush的负责人叫<text:a xlink:type="simple" xlink:href="https://t.me/s/ternopilskaODA" text:style-name="Internet_20_link" text:visited-style-name="Visited_20_Internet_20_Link">
</text:a>
该地区的居民留在庇护所。</text:p>
      <text:p text:style-name="P4">
<text:span text:style-name="T4">
另请阅读：</text:span>
 <text:a xlink:type="simple" xlink:href="https://www.ukrinform.ua/rubric-regions/3708036-u-zaporizzi-ta-hersoni-lunali-vibuhi-zmi.html" text:style-name="Internet_20_link" text:visited-style-name="Visited_20_Internet_20_Link">
</text:a>
Ternopil市长谢尔盖·纳达尔(Sergei Nadal)也<text:a xlink:type="simple" xlink:href="https://t.me/s/nadal_online" text:style-name="Internet_20_link" text:visited-style-name="Visited_20_Internet_20_Link">
</text:a>
仍然是一个苛刻的休息场所。 城市主席补充说：“不要发布照片和视频。”</text:p>
      <text:p text:style-name="P4">
据报道，在乌克兰和首都的大多数地区，空中卡车已宣布。</text:p>
      <text:p text:style-name="P4">
News Source: <text:a xlink:type="simple" xlink:href="https://www.ukrinform.ua/rubric-ato/3708846-u-ternopoli-prolunali-vibuhi-zmi.html" text:style-name="Internet_20_link" text:visited-style-name="Visited_20_Internet_20_Link">
https://www.ukrinform.ua/rubric-ato/3708846-u-ternopoli-prolunali-vibuhi-zmi.html</text:a>
</text:p>
      <!--NEWS-->
      <text:h text:style-name="P10" text:outline-level="1">
<text:span text:style-name="T4">
JSC Marinka Direcion Rusian军队炮击急性，圣乔治，Maximilyanivka，Marinka和...</text:span>
</text:h>
      <text:p text:style-name="P4">
作者: liveuamap (Language: en)</text:p>
      <text:p text:style-name="P4">
时间: 2023-05-13T-43:38:00</text:p>
      <text:p text:style-name="P4">
地点: Donetsk Oblast (Latitude:47.91761 Longtitude:37.46304)</text:p>
      <text:p text:style-name="P4">
视频: []</text:p>
      <text:p text:style-name="P4">
图片: []</text:p>
      <text:p text:style-name="P4">
标签: ["Russia"]</text:p>
      <text:p text:style-name="P4">
Id: 22562555</text:p>
      <!--METADATA-->
      <text:p text:style-name="P4">
在玛丽卡(Maryinka)方向，俄罗斯军队炮击了霍希耶夫卡(Heorhiyivka)，马克西米尼尼维卡(Maksymilyanivka)，玛丽卡(Maryinka)和顿涅茨克地区的波比亚(Pobyeda</text:p>
      <text:p text:style-name="P4">
新闻集链接：<text:a xlink:type="simple" xlink:href="https://liveuamap.com/en/2023/13-may-at-maryinka-direction-russian-army-shelled-hostre" text:style-name="Internet_20_link" text:visited-style-name="Visited_20_Internet_20_Link">
https://liveuamap.com/en/2023/13-may-at-maryinka-direction-russian-army-shelled-hostre</text:a>
</text:p>
      <text:p text:style-name="P4">
News Source: <text:a xlink:type="simple" xlink:href="https://t.me/lumsrc/4773" text:style-name="Internet_20_link" text:visited-style-name="Visited_20_Internet_20_Link">
https://t.me/lumsrc/4773</text:a>
</text:p>
      <!--NEWS-->
      <text:h text:style-name="P10" text:outline-level="1">
<text:span text:style-name="T4">
Zelensky：与普京的调解不能成为杀手</text:span>
</text:h>
      <text:p text:style-name="P4">
作者: Ukrinform (Person)</text:p>
      <text:p text:style-name="P4">
出版商: Укринформ (Organization)</text:p>
      <text:p text:style-name="P4">
出版时间: 2023-05-13T-45:27:00+03:00</text:p>
      <text:p text:style-name="P4">
修改时间: 2023-05-13T22:27:00+03:00</text:p>
      <text:p text:style-name="P4">
描述: Volodymyr Zelensky强调，乌克兰必须制定一项行动计划，但没有俄罗斯的参与。  - 乌克林。</text:p>
      <text:p text:style-name="P4">
图片: ["<text:a xlink:type="simple" xlink:href="https://static.ukrinform.com/photos/2023_03/thumb_files/630_360_1677948249-193.jpg" text:style-name="Internet_20_link" text:visited-style-name="Visited_20_Internet_20_Link">
630_360_16779...</text:a>
"]</text:p>
      <text:p text:style-name="P4">
标签: ['Переговори', 'путін', 'Зеленський', 'Війна з росією']</text:p>
      <text:p text:style-name="P4">
类型: Article</text:p>
      <!--METADATA-->
      <text:p text:style-name="P4">
<draw:frame draw:style-name="fr1" draw:name="Image36" text:anchor-type="as-char" svg:width="6.9236in" svg:height="3.956343in" draw:z-index="0">
<draw:image xlink:href="../Images/yкринформ/2023-05-13T-45-27-00-03-00/630_360_1677948249-193.jpg" xlink:type="simple" xlink:show="embed" xlink:actuate="onLoad" draw:mime-type="image/jpeg"/>
</draw:frame>
Volodymyrzelensky强调，为了在乌克兰实现公正的和平，有必要制定行动计划，但没有俄罗斯的参与。</text:p>
      <text:p text:style-name="P4">
乌克兰总统在接受意大利媒体采访时说，这是在[]上播出的。(http://www.youtube.com/watch?v=WiNMH_ZyRYg&amp;ab_channel=%D0%9E%D1%84%D1%96%D1%81%D0%9F%D1%80%D0%B5%D0%B7%D0%B8%D0%B4%D0%B5%D0%BD%D1%82%D0%B0%D0%A3%D0%BA%D1%80%D0%B0%D1%97%D0%BD%D0%B8)乌克林福姆报道，国家元首办公室。</text:p>
      <text:p text:style-name="P4">
“我们不需要乌克兰与占领我们领土的侵略者之间的中介。 总统说：“我们必须制定一项和平计划，正是乌克兰和平。”</text:p>
      <text:p text:style-name="P4">
他说，乌克兰邀请在制定计划的制定过程之前加入教皇。</text:p>
      <text:p text:style-name="P4">
他解释说：“我的印象是，首先，您需要开发一切，而不是阻止，而不是邀请俄罗斯人，这将阻止。”</text:p>
      <text:p text:style-name="P4">
<text:span text:style-name="T4">
另请阅读：</text:span>
 <text:a xlink:type="simple" xlink:href="https://www.ukrinform.ua/rubric-ato/3708785-zelenskij-rosia-ne-hoce-miru-usi-maut-ce-usvidomiti.html" text:style-name="Internet_20_link" text:visited-style-name="Visited_20_Internet_20_Link">
<text:span text:style-name="T4">
 Zelensky </text:span>
</text:a>
Zelensky提醒乌克兰已经知道“调解”与Unormand格式的“调解”的后果。</text:p>
      <text:p text:style-name="P4">
总统说：“与普京的调解 - 他是凶手 - 不能。”</text:p>
      <text:p text:style-name="P4">
当被问及愿意与侵略者国家的负责人交谈时，国家元首回答：“不，什么都没有。”</text:p>
      <text:p text:style-name="P4">
同时，泽伦斯基(Zelensky)表示相信俄罗斯现在已经变得较弱，伊普汀(Iputin)可以“迈出外交步骤”，但一年后，侵略者将再次“杀死我们”。</text:p>
      <text:p text:style-name="P4">
<text:span text:style-name="T4">
另请阅读：</text:span>
 <text:a xlink:type="simple" xlink:href="https://www.ukrinform.ua/rubric-ato/3708821-zelenskij-pro-kontrnastup-vi-tocno-pobacite-a-rosia-vidcue.html" text:style-name="Internet_20_link" text:visited-style-name="Visited_20_Internet_20_Link">
<text:span text:style-name="T4">
 Zelensky </text:span>
</text:a>
</text:p>
      <text:p text:style-name="P4">
他还表示，当乌克兰进入克里米亚的行政边界时，普京在俄罗斯内的支持将减少，“他的InterColor，将向他施加业务，以找到出路。 他们将不得不找到。”</text:p>
      <text:p text:style-name="P4">
泽伦斯基承诺：“不久了。”</text:p>
      <text:p text:style-name="P4">
据报道，沃迪米尔Zelenskyy总统将于5月13日访问意大利。</text:p>
      <text:p text:style-name="P4">
_foto：op _</text:p>
      <text:p text:style-name="P4">
News Source: <text:a xlink:type="simple" xlink:href="https://www.ukrinform.ua/rubric-ato/3708844-zelenskij-poserednictva-z-putinim-ne-moze-buti-vin-ubivca.html" text:style-name="Internet_20_link" text:visited-style-name="Visited_20_Internet_20_Link">
https://www.ukrinform.ua/rubric-ato/3708844-zelenskij-poserednictva-z-putinim-ne-moze-buti-vin-ubivca.html</text:a>
</text:p>
      <!--NEWS-->
      <text:h text:style-name="P10" text:outline-level="1">
<text:span text:style-name="T4">
在Zaporizhzhia和Kherson的指示，俄罗斯军队炮击了Donetsk Regi的Novapil的Vremivka ...</text:span>
</text:h>
      <text:p text:style-name="P4">
作者: liveuamap (Language: en)</text:p>
      <text:p text:style-name="P4">
时间: 2023-05-13T-45:38:00</text:p>
      <text:p text:style-name="P4">
地点: Kherson (Latitude:46.56169 Longtitude:32.33345)</text:p>
      <text:p text:style-name="P4">
视频: []</text:p>
      <text:p text:style-name="P4">
图片: []</text:p>
      <text:p text:style-name="P4">
标签: []</text:p>
      <text:p text:style-name="P4">
Id: 22562553</text:p>
      <!--METADATA-->
      <text:p text:style-name="P4">
在Zaporizhzhia和Kherson的指示，俄罗斯军队炮击了Novopilof Donetsk地区的Vremivka； Malynivka，Huliaipole，Bilohirya，Novodanylivka，Novoandriyivka，Novopavlivka，Mali Scherbaky和Zaporizhzhiagion的Kamyanske； Kozatske，Ivanivka，Sadove，Kherson地区的Antonivka和Khersoncity。 俄罗斯航空在顿涅茨克地区的诺维亚(Novopil)进行了空袭；马里尼夫卡(Malynivka)和扎波里兹希亚(Zaporizhzhia)地区的Chervone，也是赫尔森地区的基佐米(Kizomys) - 乌克兰武装部队的总参谋部</text:p>
      <text:p text:style-name="P4">
新闻集链接：<text:a xlink:type="simple" xlink:href="https://liveuamap.com/en/2023/13-may-at-zaporizhzhia-and-kherson-directions-russian-army" text:style-name="Internet_20_link" text:visited-style-name="Visited_20_Internet_20_Link">
https://liveuamap.com/en/2023/2023/13-may-at-zaporizhzhia-and-kherson-directions-russian-army</text:a>
</text:p>
      <text:p text:style-name="P4">
News Source: <text:a xlink:type="simple" xlink:href="https://t.me/lumsrc/4775" text:style-name="Internet_20_link" text:visited-style-name="Visited_20_Internet_20_Link">
https://t.me/lumsrc/4775</text:a>
</text:p>
      <!--NEWS-->
      <text:h text:style-name="P10" text:outline-level="1">
<text:span text:style-name="T4">
在基辅和大多数地区 - 空气警报</text:span>
</text:h>
      <text:p text:style-name="P4">
作者: Ukrinform (Person)</text:p>
      <text:p text:style-name="P4">
出版商: Укринформ (Organization)</text:p>
      <text:p text:style-name="P4">
出版时间: 2023-05-13T-47:13:00+03:00</text:p>
      <text:p text:style-name="P4">
修改时间: 2023-05-13T22:13:00+03:00</text:p>
      <text:p text:style-name="P4">
描述: 在乌克兰的首都以及大多数中部和西部地区宣布了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Війна з росією', 'Повітряна тривога']</text:p>
      <text:p text:style-name="P4">
类型: Article</text:p>
      <!--METADATA-->
      <text:p text:style-name="P4">
<draw:frame draw:style-name="fr1" draw:name="Image37" text:anchor-type="as-char" svg:width="6.9236in" svg:height="3.956343in" draw:z-index="0">
<draw:image xlink:href="../Images/yкринформ/2023-05-13T-47-13-00-03-00/630_360_1645871571-868.jpg" xlink:type="simple" xlink:show="embed" xlink:actuate="onLoad" draw:mime-type="image/jpeg"/>
</draw:frame>
在乌克兰大多数中部和西部地区的首都，宣布了飞机。</text:p>
      <text:p text:style-name="P4">
关于它报告了<text:a xlink:type="simple" xlink:href="https://alerts.in.ua/" text:style-name="Internet_20_link" text:visited-style-name="Visited_20_Internet_20_Link">
</text:a>
在空气永久地图上。</text:p>
      <text:p text:style-name="P4">
总统办公室主管Andriy Yermak <text:a xlink:type="simple" xlink:href="https://t.me/s/ermaka2022" text:style-name="Internet_20_link" text:visited-style-name="Visited_20_Internet_20_Link">
</text:a>
忽略空气警报。</text:p>
      <text:p text:style-name="P4">
News Source: <text:a xlink:type="simple" xlink:href="https://www.ukrinform.ua/rubric-ato/3708843-u-kievi-ta-nizci-oblastej-povitrana-trivoga.html" text:style-name="Internet_20_link" text:visited-style-name="Visited_20_Internet_20_Link">
https://www.ukrinform.ua/rubric-ato/3708843-u-kievi-ta-nizci-oblastej-povitrana-trivoga.html</text:a>
</text:p>
      <!--NEWS-->
      <text:h text:style-name="P10" text:outline-level="1">
<text:span text:style-name="T4">
Zelensky关于阻止乌克兰谷物：小麻烦，我们将解决它们</text:span>
</text:h>
      <text:p text:style-name="P4">
作者: Ukrinform (Person)</text:p>
      <text:p text:style-name="P4">
出版商: Укринформ (Organization)</text:p>
      <text:p text:style-name="P4">
出版时间: 2023-05-13T-49:07:00+03:00</text:p>
      <text:p text:style-name="P4">
修改时间: 2023-05-13T22:07:00+03:00</text:p>
      <text:p text:style-name="P4">
描述: 沃迪米尔·泽伦斯基（Volodymyr Zelensky）总统认为，阻止乌克兰谷物的一些欧洲邻国过境的决定是政治组成部分，但所有问题都将解决。  - 乌克林。</text:p>
      <text:p text:style-name="P4">
图片: ["<text:a xlink:type="simple" xlink:href="https://static.ukrinform.com/photos/2023_04/thumb_files/630_360_1681898244-702.jpg" text:style-name="Internet_20_link" text:visited-style-name="Visited_20_Internet_20_Link">
630_360_16818...</text:a>
"]</text:p>
      <text:p text:style-name="P4">
标签: ['Економіка', 'Зерно', 'Зеленський']</text:p>
      <text:p text:style-name="P4">
类型: Article</text:p>
      <!--METADATA-->
      <text:p text:style-name="P4">
<draw:frame draw:style-name="fr1" draw:name="Image38" text:anchor-type="as-char" svg:width="6.9236in" svg:height="3.956343in" draw:z-index="0">
<draw:image xlink:href="../Images/yкринформ/2023-05-13T-49-07-00-03-00/630_360_1681898244-702.jpg" xlink:type="simple" xlink:show="embed" xlink:actuate="onLoad" draw:mime-type="image/jpeg"/>
</draw:frame>
总统洛德米尔·泽伦斯基(Lordimir Zelensky)认为，阻止乌克兰谷物过境的一些欧洲社区的决定是政治上的，但所有问题都将得到解决。</text:p>
      <text:p text:style-name="P4">
他在接受意大利媒体的采访中说，该媒体现场直播<text:a xlink:type="simple" xlink:href="https://www.youtube.com/watch" text:style-name="Internet_20_link" text:visited-style-name="Visited_20_Internet_20_Link">
</text:a>
，报道乌克林福姆。</text:p>
      <text:p text:style-name="P4">
“这也有政治。 我感谢保留的邻国，但是如果您说实话，就会有一个政客。 当然，我们被黑人所阻挡，我们对帮助武器非常重要，我们不能冒险与某些州建立关系。 因此，我知道某人 - 一个或另一种政治潮流享受这种情况并煽动农民等，以阻止我们的谷物。”</text:p>
      <text:p text:style-name="P4">
<text:span text:style-name="T4">
另请阅读：</text:span>
 <text:a xlink:type="simple" xlink:href="https://www.ukrinform.ua/rubric-economy/3708279-navit-akso-zernovu-ugodu-prodovzat-cina-frahtu-zrostatime-ekspert.html" text:style-name="Internet_20_link" text:visited-style-name="Visited_20_Internet_20_Link">
<text:span text:style-name="T4">
谷物</text:span>
</text:a>
同时，他强调将谷物交通的阻塞取缔，因此所有问题都将得到解决。</text:p>
      <text:p text:style-name="P4">
“必须存在市场关系，而不是政治关系，然后我们所有人，欧洲人都像往常一样转向业务。 现在，这些是一些小麻烦，我认为我们肯定会解决它们。”总统补充说。</text:p>
      <text:p text:style-name="P4">
<text:span text:style-name="T4">
另请阅读：</text:span>
 <text:a xlink:type="simple" xlink:href="https://www.ukrinform.ua/rubric-economy/3708223-u-tureccini-vidznacaut-prosuvanna-u-dialozi-sodo-zernovoi-ugodi.html" text:style-name="Internet_20_link" text:visited-style-name="Visited_20_Internet_20_Link">
<text:span text:style-name="T4">
谷物</text:span>
</text:a>
此前，欧盟委员会主席Ursula von der Lyen表示，EC的直接优先级是乌克兰谷物的毫无疑问的过境，可能会给欧盟带来可能的价格。</text:p>
      <text:p text:style-name="P4">
<text:span text:style-name="T5">
foto来自agravery.com</text:span>
</text:p>
      <text:p text:style-name="P4">
News Source: <text:a xlink:type="simple" xlink:href="https://www.ukrinform.ua/rubric-economy/3708841-zelenskij-pro-blokuvanna-ukrainskogo-zerna-nevelicki-negarazdi-mi-ih-virisimo.html" text:style-name="Internet_20_link" text:visited-style-name="Visited_20_Internet_20_Link">
https://www.ukrinform.ua/rubric-economy/3708841-zelenskij-pro-blokuvanna-ukrainskogo-zerna-nevelicki-negarazdi-mi-ih-virisimo.html</text:a>
</text:p>
      <!--NEWS-->
      <text:h text:style-name="P10" text:outline-level="1">
<text:span text:style-name="T4">
在利物浦开始了Eurovision-2023大结局</text:span>
</text:h>
      <text:p text:style-name="P4">
作者: Ukrinform (Person)</text:p>
      <text:p text:style-name="P4">
出版商: Укринформ (Organization)</text:p>
      <text:p text:style-name="P4">
出版时间: 2023-05-13T-51:00:00+03:00</text:p>
      <text:p text:style-name="P4">
修改时间: 2023-05-13T22:00:00+03:00</text:p>
      <text:p text:style-name="P4">
描述: Eurovision-2023歌曲比赛的最后阶段始于英国利物浦。  - 乌克林。</text:p>
      <text:p text:style-name="P4">
图片: ["<text:a xlink:type="simple" xlink:href="https://static.ukrinform.com/photos/2023_02/thumb_files/630_360_1675352996-430.png" text:style-name="Internet_20_link" text:visited-style-name="Visited_20_Internet_20_Link">
630_360_16753...</text:a>
"]</text:p>
      <text:p text:style-name="P4">
标签: ['Євробачення', 'Конкурс', 'Музика']</text:p>
      <text:p text:style-name="P4">
类型: Article</text:p>
      <!--METADATA-->
      <text:p text:style-name="P4">
<draw:frame draw:style-name="fr1" draw:name="Image39" text:anchor-type="as-char" svg:width="6.9236in" svg:height="3.956343in" draw:z-index="0">
<draw:image xlink:href="../Images/yкринформ/2023-05-13T-51-00-00-03-00/630_360_1675352996-430.png" xlink:type="simple" xlink:show="embed" xlink:actuate="onLoad" draw:mime-type="image/png"/>
</draw:frame>
Eurovision-2023歌曲比赛的最后阶段开始了。</text:p>
      <text:p text:style-name="P4">
关于它报告了乌克林。</text:p>
      <text:p text:style-name="P4">
赢得半决赛的26个参与国家展示了他们的人数。</text:p>
      <text:p text:style-name="P4">
乌克兰以托维奇(Tvorchi)的身份代表了钢铁之歌，该歌曲自动填补了比赛的决定性部分。</text:p>
      <text:p text:style-name="P4">
抽奖确定乌克兰将是第19名。</text:p>
      <text:p text:style-name="P4">
<text:span text:style-name="T4">
另请阅读：</text:span>
 <text:a xlink:type="simple" xlink:href="https://www.ukrinform.ua/rubric-culture/3708658-evrobacenna-zasvidcue-so-muzika-obednue-ludej-spilna-zaava-ukraini-ta-britanii.html" text:style-name="Internet_20_link" text:visited-style-name="Visited_20_Internet_20_Link">
<text:span text:style-name="T4">
 eurobacker </text:span>
</text:a>
欧洲电视网决赛2023年参与者的演讲顺序：</text:p>
      <text:p text:style-name="P4">
1.奥地利：Teya&amp;Salena-埃德加到底是谁？ 2.葡萄牙：Mimicat -AiCoraçao3。瑞士：Remo Forer -Watergun 4.波兰：Blanka -Solo5。 7.塞浦路斯：安德鲁·拉姆布鲁(Andrew Lambrou) - 破碎的心脏8.西班牙：布兰卡·帕洛玛(Blanca Paloma) - 伊亚(Eaea)； 9.瑞典：洛伦 - 纹身10.阿尔巴尼亚：阿尔比娜和家族凯尔曼迪 - 杜杰11.意大利：Marco Mengoni -Due Vite； 12.爱沙尼亚：阿里卡 - 桥梁13.芬兰：凯尔·贾尔 - 查尔·查尔14.捷克共和国：维斯纳 - 我姐姐的王冠15.澳大利亚：澳大利亚：voyager-诺言16.比利时：gustaph：gustaph：gustaph -you you you you you you you you you of you of you of you brunte：brunte。 Pasha Parfeni -Soarele Si Luna 19.乌克兰：TVORCHI-钢铁之心20。挪威：亚历山德拉 - 国王女王21.德国：失落的主 - 血与闪光； 22.立陶宛：Monika Linkyte-留下23.以色列：Noa Kirel -Unicorn 24. Slovenia：Slovenia：Joker Out -Carpe Diem 25.克罗地亚：Let 3 -Mamašcher!26.英国：梅·穆勒(Mae Muller) - 我写了一首歌。</text:p>
      <text:p text:style-name="P4">
<text:span text:style-name="T4">
另请阅读：</text:span>
 <text:a xlink:type="simple" xlink:href="https://www.ukrinform.ua/rubric-culture/3708817-tkacenko-pro-final-evrobacenna-uves-liverpul-v-ukrainskih-praporah-riven-pidtrimki-zaskalue.html" text:style-name="Internet_20_link" text:visited-style-name="Visited_20_Internet_20_Link">
<text:span text:style-name="T4">
 eurobacker </text:span>
</text:a>
除了TVORCHI，乌克兰艺术家在结局中还会有更多数字。</text:p>
      <text:p text:style-name="P4">
我们将提醒我们，Eurovision-2023的半决赛于5月9日和12日举行。</text:p>
      <text:p text:style-name="P4">
<text:span text:style-name="T5">
照片：BBC</text:span>
</text:p>
      <text:p text:style-name="P4">
News Source: <text:a xlink:type="simple" xlink:href="https://www.ukrinform.ua/rubric-culture/3708832-u-liverpuli-startuvav-final-evrobacenna2023.html" text:style-name="Internet_20_link" text:visited-style-name="Visited_20_Internet_20_Link">
https://www.ukrinform.ua/rubric-culture/3708832-u-liverpuli-startuvav-final-evrobacenna2023.html</text:a>
</text:p>
      <!--NEWS-->
      <text:h text:style-name="P10" text:outline-level="1">
<text:span text:style-name="T4">
白俄罗斯还不是俄罗斯，人们战斗-Zelensky</text:span>
</text:h>
      <text:p text:style-name="P4">
作者: Ukrinform (Person)</text:p>
      <text:p text:style-name="P4">
出版商: Укринформ (Organization)</text:p>
      <text:p text:style-name="P4">
出版时间: 2023-05-13T-54:49:00+03:00</text:p>
      <text:p text:style-name="P4">
修改时间: 2023-05-13T21:49:00+03:00</text:p>
      <text:p text:style-name="P4">
描述: 俄罗斯联邦试图使白俄罗斯成为自己的角色，但白俄罗斯人正在挣扎，可以成为一个独立的社会。  - 乌克林。</text:p>
      <text:p text:style-name="P4">
图片: ["<text:a xlink:type="simple" xlink:href="https://static.ukrinform.com/photos/2023_04/thumb_files/630_360_1682063024-559.jpeg" text:style-name="Internet_20_link" text:visited-style-name="Visited_20_Internet_20_Link">
630_360_16820...</text:a>
"]</text:p>
      <text:p text:style-name="P4">
标签: ['білорусь', 'Італія', 'росія', 'Зеленський', 'Війна з росією']</text:p>
      <text:p text:style-name="P4">
类型: Article</text:p>
      <!--METADATA-->
      <text:p text:style-name="P4">
<draw:frame draw:style-name="fr1" draw:name="Image40" text:anchor-type="as-char" svg:width="6.9236in" svg:height="3.956343in" draw:z-index="0">
<draw:image xlink:href="../Images/yкринформ/2023-05-13T-54-49-00-03-00/630_360_1682063024-559.jpeg" xlink:type="simple" xlink:show="embed" xlink:actuate="onLoad" draw:mime-type="image/jpeg"/>
</draw:frame>
俄罗斯联邦试图使白俄罗斯成为其一部分，但比勒鲁斯(Billorusy)可以成为一个独立的社会。</text:p>
      <text:p text:style-name="P4">
Volodymyr Zelenskyy在接受意大利媒体的采访中告诉了这一点，对<text:a xlink:type="simple" xlink:href="http://www.youtube.com/watch" text:style-name="Internet_20_link" text:visited-style-name="Visited_20_Internet_20_Link">
</text:a>
乌克林福姆报道，国家元首办公室。</text:p>
      <text:p text:style-name="P4">
“我认为白俄罗斯不是俄罗斯。 俄罗斯正在竭尽全力与白俄罗斯有关。 甚至没有……成为俄罗斯的一部分来管理那里的每个人。”他说。</text:p>
      <text:p text:style-name="P4">
根据Zelensky的说法，许多白俄罗斯机构拥有克里姆林宫的“人民”，这些机构控制着某些过程。</text:p>
      <text:p text:style-name="P4">
同时，总统指出，超过70％的人口<text:a xlink:type="simple" xlink:href="https://www.ukrinform.ua/tag-bilorus" text:style-name="Internet_20_link" text:visited-style-name="Visited_20_Internet_20_Link">
</text:a>
\  - 反对俄罗斯，他们对战争感到“沮丧”，支持乌克兰，这与俄罗斯人是一个很大的不同。</text:p>
      <text:p text:style-name="P4">
<text:span text:style-name="T4">
另请阅读：</text:span>
 <text:a xlink:type="simple" xlink:href="https://www.ukrinform.ua/rubric-kyiv/3707852-u-kievi-vidkriut-ukrainskobiloruskij-hab.html" text:style-name="Internet_20_link" text:visited-style-name="Visited_20_Internet_20_Link">
<text:span text:style-name="T4">
白俄罗斯</text:span>
</text:a>
“这表明，尽管采取了信息政策，尽管收购了叙事，但白俄罗斯人仍在战斗。 当您在电视上，在互联网上，阴道说俄罗斯是您的兄弟，乌克兰是敌人，很难生活在这种叙述中。 但是他们在战斗，我相信白俄罗斯社会是独立的。 这很困难，这也是一场战争，因为他们没有人员伤亡，但是有些失去的人洗了大脑，这也是一场独立的战​​争，言论自由，选择自由，这是同一战争的伟大战争价值观，” Zelensky加强。</text:p>
      <text:p text:style-name="P4">
他认为，白俄罗斯人知道，对于俄罗斯侵略，摩尔多瓦或波罗的海国家，他们可以成为以下内容。</text:p>
      <text:p text:style-name="P4">
据报道，乌克兰沃迪米尔·泽伦斯基总统于5月13日在意大利发生了争执。</text:p>
      <text:p text:style-name="P4">
_foto：op _</text:p>
      <text:p text:style-name="P4">
News Source: <text:a xlink:type="simple" xlink:href="https://www.ukrinform.ua/rubric-ato/3708840-bilorus-ise-ne-rosia-ludi-borutsa-zelenskij.html" text:style-name="Internet_20_link" text:visited-style-name="Visited_20_Internet_20_Link">
https://www.ukrinform.ua/rubric-ato/3708840-bilorus-ise-ne-rosia-ludi-borutsa-zelenskij.html</text:a>
</text:p>
      <!--NEWS-->
      <text:h text:style-name="P10" text:outline-level="1">
<text:span text:style-name="T4">
利物浦的权力有望在欧洲电视网后继续与乌克兰关系</text:span>
</text:h>
      <text:p text:style-name="P4">
作者: Ukrinform (Person)</text:p>
      <text:p text:style-name="P4">
出版商: Укринформ (Organization)</text:p>
      <text:p text:style-name="P4">
出版时间: 2023-05-13T-56:32:00+03:00</text:p>
      <text:p text:style-name="P4">
修改时间: 2023-05-13T21:32:00+03:00</text:p>
      <text:p text:style-name="P4">
描述: 英国利物浦与乌克兰的关系将在Eurovision-2023歌曲大赛之后继续进行，特别是，它已经与我们的艺术家共同商定。  - 乌克林。</text:p>
      <text:p text:style-name="P4">
图片: ["<text:a xlink:type="simple" xlink:href="https://static.ukrinform.com/photos/2022_10/thumb_files/630_360_1665168980-865.jpg" text:style-name="Internet_20_link" text:visited-style-name="Visited_20_Internet_20_Link">
630_360_16651...</text:a>
"]</text:p>
      <text:p text:style-name="P4">
标签: ['Британія', 'Євробачення', 'Україна', 'Мистецтво', 'Ліверпуль']</text:p>
      <text:p text:style-name="P4">
类型: Article</text:p>
      <!--METADATA-->
      <text:p text:style-name="P4">
<draw:frame draw:style-name="fr1" draw:name="Image41" text:anchor-type="as-char" svg:width="6.9236in" svg:height="3.953152in" draw:z-index="0">
<draw:image xlink:href="../Images/yкринформ/2023-05-13T-56-32-00-03-00/630_360_1665168980-865.jpg" xlink:type="simple" xlink:show="embed" xlink:actuate="onLoad" draw:mime-type="image/jpeg"/>
</draw:frame>
英国利物浦与乌克兰的关系将在Eurovision-2023歌曲大赛之后继续进行，特别是，它已经与我们的艺术家共同商定。</text:p>
      <text:p text:style-name="P4">
利物浦文化部负责人利物浦克莱尔·麦克尔根负责人，他涉及PA Media。</text:p>
      <text:p text:style-name="P4">
“与乌克兰建立的人际关系无法接受 - 俄罗斯人入侵的竞争，不会在星期六决赛之后结束……这是非常强大的，我希望一切都会结束...他们将拥有麦考甘说：“利物浦在他们的同事中。</text:p>
      <text:p text:style-name="P4">
她还报告说，在有关组织的“联合努力”之后<text:a xlink:type="simple" xlink:href="https://www.ukrinform.ua/tag-konkurs" text:style-name="Internet_20_link" text:visited-style-name="Visited_20_Internet_20_Link">
</text:a>
将与乌克兰艺术家一起进行以下项目。</text:p>
      <text:p text:style-name="P4">
<text:span text:style-name="T4">
另请阅读：</text:span>
 <text:a xlink:type="simple" xlink:href="https://www.ukrinform.ua/rubric-culture/3708817-tkacenko-pro-final-evrobacenna-uves-liverpul-v-ukrainskih-praporah-riven-pidtrimki-zaskalue.html" text:style-name="Internet_20_link" text:visited-style-name="Visited_20_Internet_20_Link">
<text:span text:style-name="T4">
 liverpu </text:span>
</text:a>
作为 <text:a xlink:type="simple" xlink:href="http://www.ukrinform.ua/rubric-culture/3708817-tkacenko-pro-final-evrobacenna-uves-liverpul-v-ukrainskih-praporah-riven-pidtrimki-zaskalue.html" text:style-name="Internet_20_link" text:visited-style-name="Visited_20_Internet_20_Link">
 </text:a>
文化和信息政策部长Oleksandr Tkachenko告诉每个高级歌曲比赛，他的每一次高级歌曲比赛都非常高。</text:p>
      <text:p text:style-name="P4">
<text:span text:style-name="T5">
foto：Alan Novelli/Alamy</text:span>
</text:p>
      <text:p text:style-name="P4">
News Source: <text:a xlink:type="simple" xlink:href="https://www.ukrinform.ua/rubric-culture/3708836-vlada-liverpula-obicae-prodovzenna-vidnosin-z-ukrainou-pisla-evrobacenna.html" text:style-name="Internet_20_link" text:visited-style-name="Visited_20_Internet_20_Link">
https://www.ukrinform.ua/rubric-culture/3708836-vlada-liverpula-obicae-prodovzenna-vidnosin-z-ukrainou-pisla-evrobacenna.html</text:a>
</text:p>
      <!--NEWS-->
      <text:h text:style-name="P10" text:outline-level="1">
<text:span text:style-name="T4">
伊朗出售俄罗斯超过一千个无人机和“其他武器” -Zelensky</text:span>
</text:h>
      <text:p text:style-name="P4">
作者: Ukrinform (Person)</text:p>
      <text:p text:style-name="P4">
出版商: Укринформ (Organization)</text:p>
      <text:p text:style-name="P4">
出版时间: 2023-05-13T-58:24:00+03:00</text:p>
      <text:p text:style-name="P4">
修改时间: 2023-05-13T21:24:00+03:00</text:p>
      <text:p text:style-name="P4">
描述: 伊朗出售了俄罗斯联邦一千多个无人机，最近 - “其他武器”。  - 乌克林。</text:p>
      <text:p text:style-name="P4">
图片: ["<text:a xlink:type="simple" xlink:href="https://static.ukrinform.com/photos/2023_04/thumb_files/630_360_1682395902-573.jpg" text:style-name="Internet_20_link" text:visited-style-name="Visited_20_Internet_20_Link">
630_360_16823...</text:a>
"]</text:p>
      <text:p text:style-name="P4">
标签: ['Іран', 'Зброя', 'Зеленський', 'Війна з росією']</text:p>
      <text:p text:style-name="P4">
类型: Article</text:p>
      <!--METADATA-->
      <text:p text:style-name="P4">
<draw:frame draw:style-name="fr1" draw:name="Image42" text:anchor-type="as-char" svg:width="6.9236in" svg:height="3.956343in" draw:z-index="0">
<draw:image xlink:href="../Images/yкринформ/2023-05-13T-58-24-00-03-00/630_360_1682395902-573.jpg" xlink:type="simple" xlink:show="embed" xlink:actuate="onLoad" draw:mime-type="image/jpeg"/>
</draw:frame>
伊朗是一千多个无人机，最近是“其他武器”。</text:p>
      <text:p text:style-name="P4">
沃迪米尔总统Zelenskyy在接受意大利媒体的采访中告诉了这一点，并在<text:a xlink:type="simple" xlink:href="https://www.youtube.com/watch" text:style-name="Internet_20_link" text:visited-style-name="Visited_20_Internet_20_Link">
</text:a>
，报道乌克林福姆。</text:p>
      <text:p text:style-name="P4">
“感谢制裁他们的导弹数量(俄罗斯人 -  ed。)它们产生，它已经减少了。 但是，像出售它们的伊朗一样的挑战(RF- ed。)Zelensky说：“有超过一千个伊朗无人机和其他武器，还有其他武器，我们有准确的信息，他们最近做到了。”</text:p>
      <text:p text:style-name="P4">
<text:span text:style-name="T4">
另请阅读：</text:span>
 <text:a xlink:type="simple" xlink:href="https://www.ukrinform.ua/rubric-ato/3708771-zelenskij-v-italii-e-duze-vazlivi-risenna-sodo-zahistu-nasogo-neba.html" text:style-name="Internet_20_link" text:visited-style-name="Visited_20_Internet_20_Link">
<text:span text:style-name="T4">
 Zelensky </text:span>
</text:a>
同时，他感谢意大利决定提供防空系统的决定，包括SAMP-T保护乌克兰人。</text:p>
      <text:p text:style-name="P4">
国家负责人警告意大利政客，他们建议帮助乌克兰人道主义者，但不提供武器，解释武器现在是保护和生存能力的防御援助。</text:p>
      <text:p text:style-name="P4">
“普京作为一个捕食者，当在这个联盟中，某个国家的帮助下变得疲软时，他感到非常艰难，非常具体，他们将能够影响力，以分裂欧盟的统一帮助我们，”加入总统。</text:p>
      <text:p text:style-name="P4">
<text:span text:style-name="T4">
另请阅读：</text:span>
 <text:a xlink:type="simple" xlink:href="https://www.ukrinform.ua/rubric-ato/3708821-zelenskij-pro-kontrnastup-vi-tocno-pobacite-a-rosia-vidcue.html" text:style-name="Internet_20_link" text:visited-style-name="Visited_20_Internet_20_Link">
<text:span text:style-name="T4">
 Zelensky </text:span>
</text:a>
如报道，<text:a xlink:type="simple" xlink:href="https://www.ukrinform.ua/rubric-polytics/3708665-zelenskij-pribuv-iz-vizitom-do-italii.html" text:style-name="Internet_20_link" text:visited-style-name="Visited_20_Internet_20_Link">
</text:a>
 .</text:p>
      <text:p text:style-name="P4">
News Source: <text:a xlink:type="simple" xlink:href="https://www.ukrinform.ua/rubric-ato/3708835-iran-prodav-rosii-ponad-tisacu-droniv-ta-insu-zbrou-zelenskij.html" text:style-name="Internet_20_link" text:visited-style-name="Visited_20_Internet_20_Link">
https://www.ukrinform.ua/rubric-ato/3708835-iran-prodav-rosii-ponad-tisacu-droniv-ta-insu-zbrou-zelenskij.html</text:a>
</text:p>
      <!--NEWS-->
      <text:h text:style-name="P10" text:outline-level="1">
<text:span text:style-name="T4">
与Mariupol Defender Valery Subotina的创意会议在基辅举行</text:span>
</text:h>
      <text:p text:style-name="P4">
作者: Ukrinform (Person)</text:p>
      <text:p text:style-name="P4">
出版商: Укринформ (Organization)</text:p>
      <text:p text:style-name="P4">
出版时间: 2023-05-13T-60:12:31+03:00</text:p>
      <text:p text:style-name="P4">
修改时间: 2023-05-13T21:12:31+03:00</text:p>
      <text:p text:style-name="P4">
描述: 在电影院里，举行了玛丽奥波·瓦莱里（Nalo）的捍卫者的创意之夜（卡尔皮伦科），致力于她收集的诗歌“鲜花和武器”，并从囚禁中返回。  - 乌克林。</text:p>
      <text:p text:style-name="P4">
图片: ["<text:a xlink:type="simple" xlink:href="https://static.ukrinform.com/photos/2023_05/thumb_files/630_360_1684001251-509.jpg" text:style-name="Internet_20_link" text:visited-style-name="Visited_20_Internet_20_Link">
630_360_16840...</text:a>
", "<text:a xlink:type="simple" xlink:href="https://static.ukrinform.com/photos/2023_05/1684001431-450.jpg" text:style-name="Internet_20_link" text:visited-style-name="Visited_20_Internet_20_Link">
1684001431-45...</text:a>
", "<text:a xlink:type="simple" xlink:href="https://static.ukrinform.com/photos/2023_05/1684001431-195.jpg" text:style-name="Internet_20_link" text:visited-style-name="Visited_20_Internet_20_Link">
1684001431-19...</text:a>
", "<text:a xlink:type="simple" xlink:href="https://static.ukrinform.com/photos/2023_05/1684001430-243.jpg" text:style-name="Internet_20_link" text:visited-style-name="Visited_20_Internet_20_Link">
1684001430-24...</text:a>
", "<text:a xlink:type="simple" xlink:href="https://static.ukrinform.com/photos/2023_05/1684001430-859.jpg" text:style-name="Internet_20_link" text:visited-style-name="Visited_20_Internet_20_Link">
1684001430-85...</text:a>
", "<text:a xlink:type="simple" xlink:href="https://static.ukrinform.com/photos/2023_05/1684001429-832.jpg" text:style-name="Internet_20_link" text:visited-style-name="Visited_20_Internet_20_Link">
1684001429-83...</text:a>
", "<text:a xlink:type="simple" xlink:href="https://static.ukrinform.com/photos/2023_05/1684001429-654.jpg" text:style-name="Internet_20_link" text:visited-style-name="Visited_20_Internet_20_Link">
1684001429-65...</text:a>
", "<text:a xlink:type="simple" xlink:href="https://static.ukrinform.com/photos/2023_05/1684001429-614.jpg" text:style-name="Internet_20_link" text:visited-style-name="Visited_20_Internet_20_Link">
1684001429-61...</text:a>
"]</text:p>
      <text:p text:style-name="P4">
标签: ['Азовсталь', 'Маріуполь', 'Волонтери', 'Війна з росією']</text:p>
      <text:p text:style-name="P4">
类型: Article</text:p>
      <!--METADATA-->
      <text:p text:style-name="P4">
<draw:frame draw:style-name="fr1" draw:name="Image43" text:anchor-type="as-char" svg:width="6.9236in" svg:height="3.956343in" draw:z-index="0">
<draw:image xlink:href="../Images/yкринформ/2023-05-13T-60-12-31-03-00/630_360_1684001251-509.jpg" xlink:type="simple" xlink:show="embed" xlink:actuate="onLoad" draw:mime-type="image/jpeg"/>
</draw:frame>
Mariupol Valeria的捍卫者的创意之夜发生在房子里(新的)Subotina(卡尔伦科)，献给她的诗歌“鲜花和武器”，并从一半回来。</text:p>
      <text:p text:style-name="P4">
这是乌克利福通讯员的报道。</text:p>
      <text:p text:style-name="P4">
“在被囚禁中，您与任何信息都被切断了。因此，不可能确切知道您是在战斗还是在等待您。但是，每个长期待在的人都知道：您不会在那里，乌克兰无法偷偷溜走你，以及朋友和亲戚。但是，离开那里并确保它是多么重要!” Subotina说(卡尔伦科).</text:p>
      <text:p text:style-name="P4">
<draw:frame draw:style-name="fr1" draw:name="Image44" text:anchor-type="as-char" svg:width="6.9236in" svg:height="4.615733in" draw:z-index="0">
<draw:image xlink:href="../Images/yкринформ/2023-05-13T-60-12-31-03-00/1684001431-450.jpg" xlink:type="simple" xlink:show="embed" xlink:actuate="onLoad" draw:mime-type="image/jpeg"/>
</draw:frame>
<draw:frame draw:style-name="fr1" draw:name="Image45" text:anchor-type="as-char" svg:width="6.9236in" svg:height="4.615733in" draw:z-index="0">
<draw:image xlink:href="../Images/yкринформ/2023-05-13T-60-12-31-03-00/1684001431-195.jpg" xlink:type="simple" xlink:show="embed" xlink:actuate="onLoad" draw:mime-type="image/jpeg"/>
</draw:frame>
她读了三首诗。 一个 - 关于玛丽奥波尔，另一个是献给囚禁的 - 她昨天写的这首诗。第三首诗是关于安德鲁的丈夫，她结婚了三天：52022年5月7日，5月7日，他没有返回来自战斗。</text:p>
      <text:p text:style-name="P4">
<text:span text:style-name="T4">
另请阅读：</text:span>
 <text:a xlink:type="simple" xlink:href="https://www.ukrinform.ua/rubric-diaspora/3576421-u-munheni-vidbudetsa-tvorca-zustric-z-ukrainskou-poetesou-katerinou-kalitko.html" text:style-name="Internet_20_link" text:visited-style-name="Visited_20_Internet_20_Link">
<text:span text:style-name="T4">
创意</text:span>
 <text:span text:style-name="T4">
会议</text:span>
</text:a>
创意的夜晚聚集在朋友，熟人，纳洛(Nalo)的座位的红色大厅中。 他们上台分享了生活故事，将他们与军事人员结合在一起，从“花武器”中读取她的诗，有些人献出了自己的诗歌，这是Subotin的歌曲所启发的灵感。</text:p>
      <text:p text:style-name="P4">
<draw:frame draw:style-name="fr1" draw:name="Image46" text:anchor-type="as-char" svg:width="6.9236in" svg:height="4.615733in" draw:z-index="0">
<draw:image xlink:href="../Images/yкринформ/2023-05-13T-60-12-31-03-00/1684001430-243.jpg" xlink:type="simple" xlink:show="embed" xlink:actuate="onLoad" draw:mime-type="image/jpeg"/>
</draw:frame>
<draw:frame draw:style-name="fr1" draw:name="Image47" text:anchor-type="as-char" svg:width="6.9236in" svg:height="4.615733in" draw:z-index="0">
<draw:image xlink:href="../Images/yкринформ/2023-05-13T-60-12-31-03-00/1684001430-859.jpg" xlink:type="simple" xlink:show="embed" xlink:actuate="onLoad" draw:mime-type="image/jpeg"/>
</draw:frame>
“我们都在战争中团结起来……我们当中是从囚禁中等待我们的亲戚的家庭。(Valery Subotina-编辑。)和我们一起，谢谢。 但是我们每个人都无法安静地生活，因为现在有很多亲戚被囚禁。 我们必须一起战斗，以便我们自己尽快从囚禁中恢复。 我们将继续奋斗，因为母亲不能与众不同。”死者后卫Mariupolmil Subotin的母亲说。</text:p>
      <text:p text:style-name="P4">
<text:span text:style-name="T4">
另请阅读：</text:span>
 <text:a xlink:type="simple" xlink:href="https://www.ukrinform.ua/rubric-culture/3613921-u-kievi-vidbudetsa-dopremernij-pokaz-stricki-obmin.html" text:style-name="Internet_20_link" text:visited-style-name="Visited_20_Internet_20_Link">
</text:a>
</text:p>
      <text:p text:style-name="P4">
<draw:frame draw:style-name="fr1" draw:name="Image48" text:anchor-type="as-char" svg:width="6.9236in" svg:height="4.615733in" draw:z-index="0">
<draw:image xlink:href="../Images/yкринформ/2023-05-13T-60-12-31-03-00/1684001429-832.jpg" xlink:type="simple" xlink:show="embed" xlink:actuate="onLoad" draw:mime-type="image/jpeg"/>
</draw:frame>
<draw:frame draw:style-name="fr1" draw:name="Image49" text:anchor-type="as-char" svg:width="6.9236in" svg:height="4.615733in" draw:z-index="0">
<draw:image xlink:href="../Images/yкринформ/2023-05-13T-60-12-31-03-00/1684001429-654.jpg" xlink:type="simple" xlink:show="embed" xlink:actuate="onLoad" draw:mime-type="image/jpeg"/>
</draw:frame>
“我经常雄辩，但现在我不是说。</text:p>
      <text:p text:style-name="P4">
<draw:frame draw:style-name="fr1" draw:name="Image50" text:anchor-type="as-char" svg:width="6.9236in" svg:height="4.615733in" draw:z-index="0">
<draw:image xlink:href="../Images/yкринформ/2023-05-13T-60-12-31-03-00/1684001429-614.jpg" xlink:type="simple" xlink:show="embed" xlink:actuate="onLoad" draw:mime-type="image/jpeg"/>
</draw:frame>
据报道，Azov团，Azovstal Defender和Mariupolyavalevalevalery subotin的女发言人(卡尔伦科)在4月10日交换战俘期间，她从俄罗斯被囚禁中返回乌克兰。</text:p>
      <text:p text:style-name="P4">
News Source: <text:a xlink:type="simple" xlink:href="https://www.ukrinform.ua/rubric-kyiv/3708829-u-kievi-vidbulasa-tvorca-zustric-iz-zahisniceu-mariupola-valerieu-subotinou.html" text:style-name="Internet_20_link" text:visited-style-name="Visited_20_Internet_20_Link">
https://www.ukrinform.ua/rubric-kyiv/3708829-u-kievi-vidbulasa-tvorca-zustric-iz-zahisniceu-mariupola-valerieu-subotinou.html</text:a>
</text:p>
      <!--NEWS-->
      <text:h text:style-name="P10" text:outline-level="1">
<text:span text:style-name="T4">
网球：乌克兰Vanshelboim赢得了配对的比赛</text:span>
</text:h>
      <text:p text:style-name="P4">
作者: Ukrinform (Person)</text:p>
      <text:p text:style-name="P4">
出版商: Укринформ (Organization)</text:p>
      <text:p text:style-name="P4">
出版时间: 2023-05-13T-62:12:00+03:00</text:p>
      <text:p text:style-name="P4">
修改时间: 2023-05-13T21:12:00+03:00</text:p>
      <text:p text:style-name="P4">
描述: 乌克兰网球运动员埃里克·范斯谢尔伯姆（Eric Vanshelboim）赢得了瑞典瓦尔纳莫（Swedish Varnamo）ITF M25系列的配对土壤锦标赛。  - 乌克林。</text:p>
      <text:p text:style-name="P4">
图片: ["<text:a xlink:type="simple" xlink:href="https://static.ukrinform.com/photos/2023_05/thumb_files/630_360_1684001538-187.jpg" text:style-name="Internet_20_link" text:visited-style-name="Visited_20_Internet_20_Link">
630_360_16840...</text:a>
"]</text:p>
      <text:p text:style-name="P4">
标签: ['Теніс']</text:p>
      <text:p text:style-name="P4">
类型: Article</text:p>
      <!--METADATA-->
      <text:p text:style-name="P4">
<draw:frame draw:style-name="fr1" draw:name="Image51" text:anchor-type="as-char" svg:width="6.9236in" svg:height="3.956343in" draw:z-index="0">
<draw:image xlink:href="../Images/yкринформ/2023-05-13T-62-12-00-03-00/630_360_1684001538-187.jpg" xlink:type="simple" xlink:show="embed" xlink:actuate="onLoad" draw:mime-type="image/jpeg"/>
</draw:frame>
乌克兰网球运动员埃里克·范斯谢尔伯姆(Eric Vanshelboim)赢得了瑞典瓦尔纳莫(Swedish Varnamo)ITF M25的配对土壤锦标赛。</text:p>
      <text:p text:style-name="P4">
据《乌克林福姆》报道，在结局中，一名21岁的运动员与瑞典·西蒙·弗隆德(Sweden Simon Freund)一起赢得了查尔斯·布鲁姆(Charles Brum)和马克·韦瑟(Mark Weithouse)-6：3、6：3的报道。</text:p>
      <text:p text:style-name="P4">
这是本赛季Varshelboy的第二次胜利。</text:p>
      <text:p text:style-name="P4">
<text:span text:style-name="T4">
另请阅读：</text:span>
 <text:a xlink:type="simple" xlink:href="https://www.ukrinform.ua/rubric-sports/3708640-curenko-uperse-zdobula-ponad-20-peremog-za-sezon-pered-rolan-garros.html" text:style-name="Internet_20_link" text:visited-style-name="Visited_20_Internet_20_Link">
</text:a>
4月，他与澳大利亚人亚当·泰勒(Adam Taylor)一起赢得了乌克罗夫尼克·杜布罗夫尼克(Ukrovnik Dubrovnik)的ITF M25。</text:p>
      <text:p text:style-name="P4">
照片：btu.org.ua</text:p>
      <text:p text:style-name="P4">
News Source: <text:a xlink:type="simple" xlink:href="https://www.ukrinform.ua/rubric-sports/3708830-tenis-ukrainec-vanselbojm-vigrav-parnij-turnir.html" text:style-name="Internet_20_link" text:visited-style-name="Visited_20_Internet_20_Link">
https://www.ukrinform.ua/rubric-sports/3708830-tenis-ukrainec-vanselbojm-vigrav-parnij-turnir.html</text:a>
</text:p>
      <!--NEWS-->
      <text:h text:style-name="P10" text:outline-level="1">
<text:span text:style-name="T4">
Arahamia评论了瑞士武器为乌克兰提供的情况</text:span>
</text:h>
      <text:p text:style-name="P4">
作者: Ukrinform (Person)</text:p>
      <text:p text:style-name="P4">
出版商: Укринформ (Organization)</text:p>
      <text:p text:style-name="P4">
出版时间: 2023-05-13T-64:05:00+03:00</text:p>
      <text:p text:style-name="P4">
修改时间: 2023-05-13T21:05:00+03:00</text:p>
      <text:p text:style-name="P4">
描述: 大卫·阿拉哈米亚（David Arahamia）的“人民仆人”议会派系负责人说，在媒体上，人们对瑞士武器的最新决定有许多不准确的解释。  - 乌克林。</text:p>
      <text:p text:style-name="P4">
图片: ["<text:a xlink:type="simple" xlink:href="https://static.ukrinform.com/photos/2022_03/thumb_files/630_360_1646406939-675.jpg" text:style-name="Internet_20_link" text:visited-style-name="Visited_20_Internet_20_Link">
630_360_16464...</text:a>
"]</text:p>
      <text:p text:style-name="P4">
标签: ['Швейцарія', 'Зброя', 'Арахамія']</text:p>
      <text:p text:style-name="P4">
类型: Article</text:p>
      <!--METADATA-->
      <text:p text:style-name="P4">
<draw:frame draw:style-name="fr1" draw:name="Image52" text:anchor-type="as-char" svg:width="6.9236in" svg:height="3.956343in" draw:z-index="0">
<draw:image xlink:href="../Images/yкринформ/2023-05-13T-64-05-00-03-00/630_360_1646406939-675.jpg" xlink:type="simple" xlink:show="embed" xlink:actuate="onLoad" draw:mime-type="image/jpeg"/>
</draw:frame>
大卫·阿拉哈米亚(David Arahamia)的“人民仆人”议会派系负责人说，最近对瑞士武器的决定有许多不准确的解释。</text:p>
      <text:p text:style-name="P4">
根据乌克林福姆的说法，阿拉哈米亚在[]中报道(https://t.me/David_Arakhamia/241?fbclid=IwAR0yFEHHF5aQd68e8kXisqKNiGG88YkSfT9Zn73HFmlG5GG0N7ms1-qUWv8).</text:p>
      <text:p text:style-name="P4">
“У ЗМІ багато неточних трактувань останніх рішень швейцарських колег.Починаючи від того, що парламент нібито вже ухвалив рішення про згоду наекспорт, закінчуючи тим, що нібито Швейцарія вже направляє нам зброю”, -написав він.</text:p>
      <text:p text:style-name="P4">
<text:span text:style-name="T4">
Читайте також:</text:span>
 <text:a xlink:type="simple" xlink:href="https://www.ukrinform.ua/rubric-polytics/3708743-kornienko-v-estonii-obgovoriv-neobhidnist-citkogo-algoritmu-ruhu-ukraini-v-nato.html" text:style-name="Internet_20_link" text:visited-style-name="Visited_20_Internet_20_Link">
 </text:a>
Arahamia解释说，实际上，个人资料委员会支持有关软化瑞士国防技术规则的建议。 乌克兰在大厅里将强调相关决定的预测之日已知。 “我们正在努力确保它们有效。”</text:p>
      <text:p text:style-name="P4">
议会派系主席提醒，与瑞士合作从事武器生产，于年初开始。</text:p>
      <text:p text:style-name="P4">
他指出，并不是每个人都相信可能的。 现在，乌克兰拥有第一个但尚未最终结果。</text:p>
      <text:p text:style-name="P4">
<text:span text:style-name="T4">
另请阅读：</text:span>
 <text:a xlink:type="simple" xlink:href="https://www.ukrinform.ua/rubric-ato/3708649-nimeccina-anonsuvala-paket-vijskovoi-dopomogi-na-27-milarda-aku-zbrou-otrimae-ukraina.html" text:style-name="Internet_20_link" text:visited-style-name="Visited_20_Internet_20_Link">
<text:span text:style-name="T4">
武器</text:span>
</text:a>
此外，“人民仆人”的负责人指出，乌克兰议会议会在瑞士，总统办公室和事务部的参与者的工作付出了很多努力。 阿拉哈米亚强调说：“当然，在这位前同事的Irinievendictova派系中，他是我们在瑞士大使的负责人。”</text:p>
      <text:p text:style-name="P4">
正如乌克林福姆报道的<text:a xlink:type="simple" xlink:href="https://www.ukrinform.ua/rubric-economy/3708078-u-parlamenti-svejcarii-rekomenduvali-pomaksiti-eksportnij-kontrol-vijskovoi-tehniki-ta-zbroi.html" text:style-name="Internet_20_link" text:visited-style-name="Visited_20_Internet_20_Link">
</text:a>
军事设备和武器。</text:p>
      <text:p text:style-name="P4">
News Source: <text:a xlink:type="simple" xlink:href="https://www.ukrinform.ua/rubric-ato/3708827-arahamia-prokomentuvav-situaciu-z-imovirnim-postacannam-svejcarieu-zbroi-dla-ukraini.html" text:style-name="Internet_20_link" text:visited-style-name="Visited_20_Internet_20_Link">
https://www.ukrinform.ua/rubric-ato/3708827-arahamia-prokomentuvav-situaciu-z-imovirnim-postacannam-svejcarieu-zbroi-dla-ukraini.html</text:a>
</text:p>
      <!--NEWS-->
      <text:h text:style-name="P10" text:outline-level="1">
<text:span text:style-name="T4">
总统邀请教皇到乌克兰，并提出了一张照片</text:span>
</text:h>
      <text:p text:style-name="P4">
作者: Ukrinform (Person)</text:p>
      <text:p text:style-name="P4">
出版商: Укринформ (Organization)</text:p>
      <text:p text:style-name="P4">
出版时间: 2023-05-13T-67:48:00+03:00</text:p>
      <text:p text:style-name="P4">
修改时间: 2023-05-13T20:48:00+03:00</text:p>
      <text:p text:style-name="P4">
描述: 沃迪米尔总统Zelenskyy邀请弗朗西斯教皇访问乌克兰，并通过祈祷来支持乌克兰人。  - 乌克林。</text:p>
      <text:p text:style-name="P4">
图片: ["<text:a xlink:type="simple" xlink:href="https://static.ukrinform.com/photos/2023_05/thumb_files/630_360_1683999909-239.jpeg" text:style-name="Internet_20_link" text:visited-style-name="Visited_20_Internet_20_Link">
630_360_16839...</text:a>
", "<text:a xlink:type="simple" xlink:href="https://static.ukrinform.com/photos/2023_05/1683999958-504.jpeg" text:style-name="Internet_20_link" text:visited-style-name="Visited_20_Internet_20_Link">
1683999958-50...</text:a>
", "<text:a xlink:type="simple" xlink:href="https://static.ukrinform.com/photos/2023_05/1683999958-468.jpeg" text:style-name="Internet_20_link" text:visited-style-name="Visited_20_Internet_20_Link">
1683999958-46...</text:a>
"]</text:p>
      <text:p text:style-name="P4">
标签: ['Папа Франциск', 'Ватикан', 'Зеленський', 'Війна з росією']</text:p>
      <text:p text:style-name="P4">
类型: Article</text:p>
      <!--METADATA-->
      <text:p text:style-name="P4">
<draw:frame draw:style-name="fr1" draw:name="Image53" text:anchor-type="as-char" svg:width="6.9236in" svg:height="3.956343in" draw:z-index="0">
<draw:image xlink:href="../Images/yкринформ/2023-05-13T-67-48-00-03-00/630_360_1683999909-239.jpeg" xlink:type="simple" xlink:show="embed" xlink:actuate="onLoad" draw:mime-type="image/jpeg"/>
</draw:frame>
沃迪米尔总统Zelenskyy邀请弗朗西斯教皇访问乌克兰并支持乌克兰人的祈祷。</text:p>
      <text:p text:style-name="P4">
关于它报告<text:a xlink:type="simple" xlink:href="https://www.president.gov.ua/news/prezident-ukrayini-volodimir-zelenskij-zustrivsya-z-papoyu-r-82849" text:style-name="Internet_20_link" text:visited-style-name="Visited_20_Internet_20_Link">
</text:a>
，报道乌克林福姆。</text:p>
      <text:p text:style-name="P4">
值得注意的是，Zelensky敦促Pontice访问我们的国家，以支持所有遭受俄罗斯恐怖袭击乌克兰土地的邪恶的乌克兰人的祈祷。</text:p>
      <text:p text:style-name="P4">
<draw:frame draw:style-name="fr1" draw:name="Image54" text:anchor-type="as-char" svg:width="6.9236in" svg:height="4.617948in" draw:z-index="0">
<draw:image xlink:href="../Images/yкринформ/2023-05-13T-67-48-00-03-00/1683999958-504.jpeg" xlink:type="simple" xlink:show="embed" xlink:actuate="onLoad" draw:mime-type="image/jpeg"/>
</draw:frame>
总统还传达了他的圣洁绘画“损失，2022  -  58年”，瑞士的身份果实，他出生于俄罗斯Melitopolisapozhye地区的占领。 根据OP的说法，这幅画是Reds系列的一部分，它说明了现在正在发生的战争事件，该系列的每件作品都是俄罗斯越过的红线。</text:p>
      <text:p text:style-name="P4">
<text:span text:style-name="T4">
另请阅读：</text:span>
 <text:a xlink:type="simple" xlink:href="https://www.ukrinform.ua/rubric-society/3708804-zelenskij-zustrivsa-z-papou-franciskom-u-vatikani.html" text:style-name="Internet_20_link" text:visited-style-name="Visited_20_Internet_20_Link">
<text:span text:style-name="T4">
 franzi </text:span>
</text:a>
他们在国家元首办公室中提醒，在与教皇Zelensky会面时，主要关注俄罗斯侵略和恢复。</text:p>
      <text:p text:style-name="P4">
<draw:frame draw:style-name="fr1" draw:name="Image55" text:anchor-type="as-char" svg:width="6.9236in" svg:height="4.617948in" draw:z-index="0">
<draw:image xlink:href="../Images/yкринформ/2023-05-13T-67-48-00-03-00/1683999958-468.jpeg" xlink:type="simple" xlink:show="embed" xlink:actuate="onLoad" draw:mime-type="image/jpeg"/>
</draw:frame>
特别是，他要求弗朗西斯教皇全面促进方形的实施，尤其是在粮食安全问题，释放伊德尔人的囚犯和恢复正义的囚犯的问题上。</text:p>
      <text:p text:style-name="P4">
总统强调说：“由于战争在乌克兰领土上继续进行，和平计划只能是乌克兰人。”</text:p>
      <text:p text:style-name="P4">
<text:span text:style-name="T4">
另请阅读：</text:span>
 <text:a xlink:type="simple" xlink:href="https://www.ukrinform.ua/rubric-ato/3708785-zelenskij-rosia-ne-hoce-miru-usi-maut-ce-usvidomiti.html" text:style-name="Internet_20_link" text:visited-style-name="Visited_20_Internet_20_Link">
<text:span text:style-name="T4">
 Zelensky </text:span>
</text:a>
如报道，<text:a xlink:type="simple" xlink:href="https://www.ukrinform.ua/rubric-polytics/3708665-zelenskij-pribuv-iz-vizitom-do-italii.html" text:style-name="Internet_20_link" text:visited-style-name="Visited_20_Internet_20_Link">
</text:a>
。</text:p>
      <text:p text:style-name="P4">
照片：作品</text:p>
      <text:p text:style-name="P4">
News Source: <text:a xlink:type="simple" xlink:href="https://www.ukrinform.ua/rubric-society/3708823-prezident-zaprosiv-papu-rimskogo-v-ukrainu-i-podaruvav-kartinu.html" text:style-name="Internet_20_link" text:visited-style-name="Visited_20_Internet_20_Link">
https://www.ukrinform.ua/rubric-society/3708823-prezident-zaprosiv-papu-rimskogo-v-ukrainu-i-podaruvav-kartinu.html</text:a>
</text:p>
      <!--NEWS-->
      <text:h text:style-name="P10" text:outline-level="1">
<text:span text:style-name="T4">
明天在乌克兰主要没有降水，下午24°</text:span>
</text:h>
      <text:p text:style-name="P4">
作者: Ukrinform (Person)</text:p>
      <text:p text:style-name="P4">
出版商: Укринформ (Organization)</text:p>
      <text:p text:style-name="P4">
出版时间: 2023-05-13T-69:40:00+03:00</text:p>
      <text:p text:style-name="P4">
修改时间: 2023-05-13T20:40:00+03:00</text:p>
      <text:p text:style-name="P4">
描述: 在周日的乌克兰，左岸将在沃尔林，里肯地区和喀尔巴阡山脉，晚上6-11°，下午19-24°的温度下大雨和雷暴。  - 乌克林。</text:p>
      <text:p text:style-name="P4">
图片: ["<text:a xlink:type="simple" xlink:href="https://static.ukrinform.com/photos/2022_05/thumb_files/630_360_1653467553-903.jpg" text:style-name="Internet_20_link" text:visited-style-name="Visited_20_Internet_20_Link">
630_360_16534...</text:a>
"]</text:p>
      <text:p text:style-name="P4">
标签: ['Дощ', 'Погода', 'Тепло', 'Прогноз']</text:p>
      <text:p text:style-name="P4">
类型: Article</text:p>
      <!--METADATA-->
      <text:p text:style-name="P4">
<draw:frame draw:style-name="fr1" draw:name="Image56" text:anchor-type="as-char" svg:width="6.9236in" svg:height="3.956343in" draw:z-index="0">
<draw:image xlink:href="../Images/yкринформ/2023-05-13T-69-40-00-03-00/630_360_1653467553-903.jpg" xlink:type="simple" xlink:show="embed" xlink:actuate="onLoad" draw:mime-type="image/jpeg"/>
</draw:frame>
在乌克兰，周日在左岸，沃林斯基，里凡尼地区和喀尔巴阡山脉，晚上6-11°，下午19-24°的温度将在左岸，沃林斯基地区和喀尔巴阡山脉的雷暴稍有降雨和雷暴。</text:p>
      <text:p text:style-name="P4">
乌克兰形式在乌克兰水文气象学中心报道。</text:p>
      <text:p text:style-name="P4">
“在晚上没有降水量，下午在左岸，沃尔恩地区的左岸，喀尔巴阡山脉在较轻的短期降雨中，雷暴。在下午19-24°的8 m/s。海洋10-15°；晚上在喀尔巴阡山脉的热量从4°到1°霜冻，下午11-16°热。</text:p>
      <text:p text:style-name="P4">
在基辅和该地区，未预测5月14日。 <text:a xlink:type="simple" xlink:href="https://www.ukrinform.ua/tag-viter" text:style-name="Internet_20_link" text:visited-style-name="Visited_20_Internet_20_Link">
</text:a>
西北，3-5 m/s。 在首都，晚上9-11°，下午21-23°，夜间6-11°，下午19-24°。</text:p>
      <text:p text:style-name="P4">
根据5月15日至16日在西部地区的预测(5月15日晚上，只有vacarpathian地区)预计在白天的冰雹中，短期降雨，雷暴； 在其余地区，没有大降雨。 在15-20 m/s的西部的西南部，向南的风向向西南7-12 m/s。 晚上的温度为8-13°，在海洋海岸，最高16°，下午19-24°，南部和中部地区，最高为27°； 5月15日晚上3-8°温暖的喀尔巴阡山脉，第11-16°，5月16日，晚上6-11°，下午15-20°。</text:p>
      <text:p text:style-name="P4">
5月15日至16日在基辅和该地区，没有大降雨。 在西南的东南，7-12 m/s。 在首都，晚上的温度为11-13°，下午22-24°，在夜晚8-13°，下午19-24°的夜晚。</text:p>
      <text:p text:style-name="P4">
<text:span text:style-name="T4">
另请阅读：</text:span>
 <text:a xlink:type="simple" xlink:href="https://www.ukrinform.ua/rubric-kyiv/3708648-u-kievi-riven-vodi-v-dnipri-za-dobu-pidnavsa-na-4-santimetri.html" text:style-name="Internet_20_link" text:visited-style-name="Visited_20_Internet_20_Link">
</text:a>
预测者不会于5月17日至18日在乌克兰预测，只有在夜晚，纳扎卡尔帕蒂亚(Nazakarpattya)和喀尔巴阡山脉(Carpathians)很小，下午在大多数西部地区，有一个短期的降雨。 晚上9-15°的温度； 下午20-26°，在乌克兰西部16-22°。</text:p>
      <text:p text:style-name="P4">
在基辅和5月17日至18日，预计会降水。 在首都，载体的温度为13-15°，下午23-25°，在基辅地区，晚上10-15°，下午21-26°。</text:p>
      <text:p text:style-name="P4">
News Source: <text:a xlink:type="simple" xlink:href="https://www.ukrinform.ua/rubric-regions/3708719-v-ukraini-zavtra-perevazno-bez-opadiv-vden-do-24.html" text:style-name="Internet_20_link" text:visited-style-name="Visited_20_Internet_20_Link">
https://www.ukrinform.ua/rubric-regions/3708719-v-ukraini-zavtra-perevazno-bez-opadiv-vden-do-24.html</text:a>
</text:p>
      <!--NEWS-->
      <text:h text:style-name="P10" text:outline-level="1">
<text:span text:style-name="T4">
由于在Khmelnitsky地区的袭击，铁路连接将有延误，有些人...</text:span>
</text:h>
      <text:p text:style-name="P4">
作者: liveuamap (Language: en)</text:p>
      <text:p text:style-name="P4">
时间: 2023-05-13T00:03:38</text:p>
      <text:p text:style-name="P4">
地点: Khmelnitsky (Latitude:49.4165 Longtitude:27.01065)</text:p>
      <text:p text:style-name="P4">
视频: []</text:p>
      <text:p text:style-name="P4">
图片: []</text:p>
      <text:p text:style-name="P4">
标签: []</text:p>
      <text:p text:style-name="P4">
Id: 22562466</text:p>
      <!--METADATA-->
      <text:p text:style-name="P4">
由于在Khmelnitsky地区的袭击，铁路连接将有延误，一些火车将被改道</text:p>
      <text:p text:style-name="P4">
新闻集链接：<text:a xlink:type="simple" xlink:href="https://liveuamap.com/en/2023/13-may-due-to-the-attacks-in-khmelnitsky-region-there-will" text:style-name="Internet_20_link" text:visited-style-name="Visited_20_Internet_20_Link">
https://liveuamap.com/en/2023/2023/13-may-due-to-to-to-te-thacks-in-khmelnitsky-rigion-rigion-region-the-will</text:a>
</text:p>
      <text:p text:style-name="P4">
News Source: <text:a xlink:type="simple" xlink:href="https://t.me/espresotb/62432" text:style-name="Internet_20_link" text:visited-style-name="Visited_20_Internet_20_Link">
https://t.me/espresotb/62432</text:a>
</text:p>
      <!--NEWS-->
      <text:h text:style-name="P10" text:outline-level="1">
<text:span text:style-name="T4">
在赫梅尔尼茨基地区受到关键的基础设施，可能会听到一些爆炸。</text:span>
</text:h>
      <text:p text:style-name="P4">
作者: liveuamap (Language: en)</text:p>
      <text:p text:style-name="P4">
时间: 2023-05-13T00:47:21</text:p>
      <text:p text:style-name="P4">
地点: Khmelnitsky (Latitude:49.43414 Longtitude:26.97126)</text:p>
      <text:p text:style-name="P4">
视频: []</text:p>
      <text:p text:style-name="P4">
图片: []</text:p>
      <text:p text:style-name="P4">
标签: ["Europe", "Central and Eastern Europe"]</text:p>
      <text:p text:style-name="P4">
Id: 22562467</text:p>
      <!--METADATA-->
      <text:p text:style-name="P4">
关键基础设施在Khmelnitsky地区受到袭击，爆炸可能会持续一段时间 - 地区当局</text:p>
      <text:p text:style-name="P4">
新闻集链接：<text:a xlink:type="simple" xlink:href="https://liveuamap.com/en/2023/13-may-critical-infrastructure-was-hit-in-khmelnitsky-region" text:style-name="Internet_20_link" text:visited-style-name="Visited_20_Internet_20_Link">
https://liveuamap.com/en/2023/13-may-critication-infrastructure-was-hit-hit-in-khmelnitsky-rigion</text:a>
</text:p>
      <text:p text:style-name="P4">
News Source: <text:a xlink:type="simple" xlink:href="https://t.me/ukrinform_news/98737" text:style-name="Internet_20_link" text:visited-style-name="Visited_20_Internet_20_Link">
https://t.me/ukrinform_news/98737</text:a>
</text:p>
      <!--NEWS-->
      <text:h text:style-name="P10" text:outline-level="1">
<text:span text:style-name="T4">
Donetsk Oblast（07:18）。 红色警报：空中威胁。 警笛声。 立即掩盖！</text:span>
</text:h>
      <text:p text:style-name="P4">
作者: liveuamap (Language: en)</text:p>
      <text:p text:style-name="P4">
时间: 2023-05-13T01:21:00</text:p>
      <text:p text:style-name="P4">
地点: Donetsk Oblast (Latitude:48.72629 Longtitude:37.57703)</text:p>
      <text:p text:style-name="P4">
视频: []</text:p>
      <text:p text:style-name="P4">
图片: []</text:p>
      <text:p text:style-name="P4">
标签: ["Europe", "Central and Eastern Europe"]</text:p>
      <text:p text:style-name="P4">
Id: 22562469</text:p>
      <!--METADATA-->
      <text:p text:style-name="P4">
Donetsk Oblast(07:18). Red Alert: aerial threat. Sirens sounding. Take covernow!</text:p>
      <text:p text:style-name="P4">
News Collection Link: <text:a xlink:type="simple" xlink:href="https://liveuamap.com/en/2023/13-may-donetsk-oblast0718-red-alert-aerial-thg" text:style-name="Internet_20_link" text:visited-style-name="Visited_20_Internet_20_Link">
https://liveuamap.com/en/2023/13-may-donetsk-oblast0718-red-alert-aerial-thg</text:a>
</text:p>
      <text:p text:style-name="P4">
News Source: <text:a xlink:type="simple" xlink:href="https://t.me/air_alert_ua/45187" text:style-name="Internet_20_link" text:visited-style-name="Visited_20_Internet_20_Link">
https://t.me/air_alert_ua/45187</text:a>
</text:p>
      <!--NEWS-->
      <text:h text:style-name="P10" text:outline-level="1">
<text:span text:style-name="T4">
Donetsk Oblast（08:24）。 红色警报：空中威胁。 警笛声。 立即掩盖！</text:span>
</text:h>
      <text:p text:style-name="P4">
作者: liveuamap (Language: en)</text:p>
      <text:p text:style-name="P4">
时间: 2023-05-13T02:26:00</text:p>
      <text:p text:style-name="P4">
地点: Donetsk Oblast (Latitude:48.7275 Longtitude:37.57703)</text:p>
      <text:p text:style-name="P4">
视频: []</text:p>
      <text:p text:style-name="P4">
图片: []</text:p>
      <text:p text:style-name="P4">
标签: ["Europe", "Central and Eastern Europe"]</text:p>
      <text:p text:style-name="P4">
Id: 22562471</text:p>
      <!--METADATA-->
      <text:p text:style-name="P4">
Donetsk Oblast(08:24). Red Alert: aerial threat. Sirens sounding. Take covernow!</text:p>
      <text:p text:style-name="P4">
News Collection Link: <text:a xlink:type="simple" xlink:href="https://liveuamap.com/en/2023/13-may-donetsk-oblast0824-red-alert-aerial-thg" text:style-name="Internet_20_link" text:visited-style-name="Visited_20_Internet_20_Link">
https://liveuamap.com/en/2023/13-may-donetsk-oblast0824-red-alert-aerial-thg</text:a>
</text:p>
      <text:p text:style-name="P4">
News Source: <text:a xlink:type="simple" xlink:href="https://t.me/air_alert_ua/45189" text:style-name="Internet_20_link" text:visited-style-name="Visited_20_Internet_20_Link">
https://t.me/air_alert_ua/45189</text:a>
</text:p>
      <!--NEWS-->
      <text:h text:style-name="P10" text:outline-level="1">
<text:span text:style-name="T4">
卢汉斯克的爆炸</text:span>
</text:h>
      <text:p text:style-name="P4">
作者: liveuamap (Language: en)</text:p>
      <text:p text:style-name="P4">
时间: 2023-05-13T02:53:48</text:p>
      <text:p text:style-name="P4">
地点: Luhans'k, Luhans'ka oblast (Latitude:48.54025 Longtitude:39.34736)</text:p>
      <text:p text:style-name="P4">
视频: []</text:p>
      <text:p text:style-name="P4">
图片: ["<text:a xlink:type="simple" xlink:href="https://liveuamap.com/pics/2023/05/13/22562472_0.jpg" text:style-name="Internet_20_link" text:visited-style-name="Visited_20_Internet_20_Link">
22562472_0.jpg</text:a>
"]</text:p>
      <text:p text:style-name="P4">
标签: ["Minsk Monitor", "Central and Eastern Europe"]</text:p>
      <text:p text:style-name="P4">
Id: 22562472</text:p>
      <!--METADATA-->
      <text:p text:style-name="P4">
卢汉斯克的爆炸</text:p>
      <text:p text:style-name="P4">
<draw:frame draw:style-name="fr1" draw:name="Image57" text:anchor-type="as-char" svg:width="6.3625in" svg:height="10.0in" draw:z-index="0">
<draw:image xlink:href="../Images/liveuamap/2023-05-13T02-53-48/22562472_0.jpg" xlink:type="simple" xlink:show="embed" xlink:actuate="onLoad" draw:mime-type="image/jpeg"/>
</draw:frame>
新闻集链接：<text:a xlink:type="simple" xlink:href="https://liveuamap.com/en/2023/13-may-explosions-in-luhansk-" text:style-name="Internet_20_link" text:visited-style-name="Visited_20_Internet_20_Link">
https://liveuamap.com/en/2023/13-may-explosions-in-luhansk-</text:a>
</text:p>
      <text:p text:style-name="P4">
News Source: <text:a xlink:type="simple" xlink:href="https://t.me/itsdonetsk/74003" text:style-name="Internet_20_link" text:visited-style-name="Visited_20_Internet_20_Link">
https://t.me/itsdonetsk/74003</text:a>
</text:p>
      <!--NEWS-->
      <text:h text:style-name="P10" text:outline-level="1">
<text:span text:style-name="T4">
乌克兰防空击落了俄罗斯一夜之间发射的21个无人机中的17台</text:span>
</text:h>
      <text:p text:style-name="P4">
作者: liveuamap (Language: en)</text:p>
      <text:p text:style-name="P4">
时间: 2023-05-13T03:05:36</text:p>
      <text:p text:style-name="P4">
地点: Kyiv (Latitude:50.64184 Longtitude:30.4929)</text:p>
      <text:p text:style-name="P4">
视频: []</text:p>
      <text:p text:style-name="P4">
图片: ["<text:a xlink:type="simple" xlink:href="https://liveuamap.com/pics/2023/05/13/22562474_0.jpg" text:style-name="Internet_20_link" text:visited-style-name="Visited_20_Internet_20_Link">
22562474_0.jpg</text:a>
"]</text:p>
      <text:p text:style-name="P4">
标签: ["Europe", "Central and Eastern Europe"]</text:p>
      <text:p text:style-name="P4">
Id: 22562474</text:p>
      <!--METADATA-->
      <text:p text:style-name="P4">
乌克兰防空击落了俄罗斯一夜之间发射的21个无人机中的17台</text:p>
      <text:p text:style-name="P4">
<draw:frame draw:style-name="fr1" draw:name="Image58" text:anchor-type="as-char" svg:width="6.9236in" svg:height="2.146316in" draw:z-index="0">
<draw:image xlink:href="../Images/liveuamap/2023-05-13T03-05-36/22562474_0.jpg" xlink:type="simple" xlink:show="embed" xlink:actuate="onLoad" draw:mime-type="image/jpeg"/>
</draw:frame>
新闻集链接：<text:a xlink:type="simple" xlink:href="https://liveuamap.com/en/2023/13-may-ukrainian-air-defense-shot-down-17-of-21-drones-launched" text:style-name="Internet_20_link" text:visited-style-name="Visited_20_Internet_20_Link">
https://liveuamap.com/en/2023/2023/13-may-ukrainian-air-defense-shot-shot-17-17 of-21-21-rones-launeched</text:a>
</text:p>
      <text:p text:style-name="P4">
News Source: <text:a xlink:type="simple" xlink:href="https://t.me/UkraineNow/32963" text:style-name="Internet_20_link" text:visited-style-name="Visited_20_Internet_20_Link">
https://t.me/UkraineNow/32963</text:a>
</text:p>
      <!--NEWS-->
      <text:h text:style-name="P10" text:outline-level="1">
<text:span text:style-name="T4">
Donetsk Oblast（09:14）。 红色警报：空中威胁。 警笛声。 立即掩盖！</text:span>
</text:h>
      <text:p text:style-name="P4">
作者: liveuamap (Language: en)</text:p>
      <text:p text:style-name="P4">
时间: 2023-05-13T03:16:00</text:p>
      <text:p text:style-name="P4">
地点: Donetsk Oblast (Latitude:48.72826 Longtitude:37.57834)</text:p>
      <text:p text:style-name="P4">
视频: []</text:p>
      <text:p text:style-name="P4">
图片: []</text:p>
      <text:p text:style-name="P4">
标签: ["Europe", "Central and Eastern Europe"]</text:p>
      <text:p text:style-name="P4">
Id: 22562475</text:p>
      <!--METADATA-->
      <text:p text:style-name="P4">
Donetsk Oblast(09:14). Red Alert: aerial threat. Sirens sounding. Take covernow!</text:p>
      <text:p text:style-name="P4">
News Collection Link: <text:a xlink:type="simple" xlink:href="https://liveuamap.com/en/2023/13-may-donetsk-oblast0914-red-alert-aerial-thg" text:style-name="Internet_20_link" text:visited-style-name="Visited_20_Internet_20_Link">
https://liveuamap.com/en/2023/13-may-donetsk-oblast0914-red-alert-aerial-thg</text:a>
</text:p>
      <text:p text:style-name="P4">
News Source: <text:a xlink:type="simple" xlink:href="https://t.me/air_alert_ua/45191" text:style-name="Internet_20_link" text:visited-style-name="Visited_20_Internet_20_Link">
https://t.me/air_alert_ua/45191</text:a>
</text:p>
      <!--NEWS-->
      <text:h text:style-name="P10" text:outline-level="1">
<text:span text:style-name="T4">
Zaporizka Oblast，Donetsk Oblast（10:36）。 红色警报：空中威胁。 警笛声。 去湾...</text:span>
</text:h>
      <text:p text:style-name="P4">
作者: liveuamap (Language: en)</text:p>
      <text:p text:style-name="P4">
时间: 2023-05-13T04:37:00</text:p>
      <text:p text:style-name="P4">
地点: Zaporizka Oblast (Latitude:47.611971 Longtitude:35.765731)</text:p>
      <text:p text:style-name="P4">
视频: []</text:p>
      <text:p text:style-name="P4">
图片: []</text:p>
      <text:p text:style-name="P4">
标签: ["Europe", "Central and Eastern Europe"]</text:p>
      <text:p text:style-name="P4">
Id: 22562551</text:p>
      <!--METADATA-->
      <text:p text:style-name="P4">
Donetsk地区Zaporizhzhia地区(10:36). Red Alert: aerial threat. Sirenssounding. Take cover now!</text:p>
      <text:p text:style-name="P4">
News Collection Link: <text:a xlink:type="simple" xlink:href="https://liveuamap.com/en/2023/13-may-zaporizka-oblast-donetsk-oblast1036-reg" text:style-name="Internet_20_link" text:visited-style-name="Visited_20_Internet_20_Link">
https://liveuamap.com/en/2023/13-may-zaporizka-oblast-donetsk-oblast1036-reg</text:a>
</text:p>
      <text:p text:style-name="P4">
News Source: <text:a xlink:type="simple" xlink:href="https://t.me/air_alert_ua/45195" text:style-name="Internet_20_link" text:visited-style-name="Visited_20_Internet_20_Link">
https://t.me/air_alert_ua/45195</text:a>
</text:p>
      <!--NEWS-->
      <text:h text:style-name="P10" text:outline-level="1">
<text:span text:style-name="T4">
在Sivershchyna和Slobozhanschyna的指示俄罗斯军队炮击Karpovychi，Medvedivka ...</text:span>
</text:h>
      <text:p text:style-name="P4">
作者: liveuamap (Language: en)</text:p>
      <text:p text:style-name="P4">
时间: 2023-05-13T04:38:00</text:p>
      <text:p text:style-name="P4">
地点: Kharkiv (Latitude:50.05637 Longtitude:37.38785)</text:p>
      <text:p text:style-name="P4">
视频: []</text:p>
      <text:p text:style-name="P4">
图片: []</text:p>
      <text:p text:style-name="P4">
标签: ["Russia"]</text:p>
      <text:p text:style-name="P4">
Id: 22562561</text:p>
      <!--METADATA-->
      <text:p text:style-name="P4">
在Sivershchyna和Slbozhanschyna的指示，Chernihiv地区Medvedivka的俄罗斯军队； Sokhany，Volfyne，Slavhorod，Sumy地区的Popivka，还有Chervona Zorya，Veterynarne，Hlyboke，Lyptsi，Starytsya，ohirtseve，Hatysche，Hatysche，Vovchansche，Vovchansche，Vovchantsi，Vovchantsi。</text:p>
      <text:p text:style-name="P4">
新闻集链接：(https://liveuamap.com/en/2023/13-may-at-sivershchyna-and-slobozhanschyna-directions-russian)</text:p>
      <text:p text:style-name="P4">
News Source: <text:a xlink:type="simple" xlink:href="https://t.me/lumsrc/4768" text:style-name="Internet_20_link" text:visited-style-name="Visited_20_Internet_20_Link">
https://t.me/lumsrc/4768</text:a>
</text:p>
      <!--NEWS-->
      <text:h text:style-name="P10" text:outline-level="1">
<text:span text:style-name="T4">
俄罗斯部队在Lyman，Bakhmut，Avdiivka和Maryinka Directio进行进攻行动...</text:span>
</text:h>
      <text:p text:style-name="P4">
作者: liveuamap (Language: en)</text:p>
      <text:p text:style-name="P4">
时间: 2023-05-13T04:39:00</text:p>
      <text:p text:style-name="P4">
地点: Marinka, Donetsk Oblast (Latitude:47.94142 Longtitude:37.50166)</text:p>
      <text:p text:style-name="P4">
视频: []</text:p>
      <text:p text:style-name="P4">
图片: []</text:p>
      <text:p text:style-name="P4">
标签: ["Russia"]</text:p>
      <text:p text:style-name="P4">
Id: 22562552</text:p>
      <!--METADATA-->
      <text:p text:style-name="P4">
俄罗斯部队在莱曼，巴赫穆特，阿夫迪夫卡和玛丽卡执行进攻行动。 乌克兰军队遭到了47次俄罗斯袭击。</text:p>
      <text:p text:style-name="P4">
新闻集链接：<text:a xlink:type="simple" xlink:href="https://liveuamap.com/en/2023/13-may-russian-forces-conducting-offensive-actions-at-lyman" text:style-name="Internet_20_link" text:visited-style-name="Visited_20_Internet_20_Link">
https://liveuamap.com/en/2023/13-may-russian-forces-conducting-contresident-actions-actions-actions-at-lyman</text:a>
</text:p>
      <text:p text:style-name="P4">
News Source: <text:a xlink:type="simple" xlink:href="https://t.me/lumsrc/4776" text:style-name="Internet_20_link" text:visited-style-name="Visited_20_Internet_20_Link">
https://t.me/lumsrc/4776</text:a>
</text:p>
      <!--NEWS-->
      <text:h text:style-name="P10" text:outline-level="1">
<text:span text:style-name="T4">
乌克兰Zelensky总统已抵达罗马</text:span>
</text:h>
      <text:p text:style-name="P4">
作者: liveuamap (Language: en)</text:p>
      <text:p text:style-name="P4">
时间: 2023-05-13T04:57:50</text:p>
      <text:p text:style-name="P4">
地点: Matias Romero Avendano,Oaxaca (Latitude:41.8941 Longtitude:12.48373)</text:p>
      <text:p text:style-name="P4">
视频: []</text:p>
      <text:p text:style-name="P4">
图片: []</text:p>
      <text:p text:style-name="P4">
标签: ["Italy", "Europe"]</text:p>
      <text:p text:style-name="P4">
Id: 22562563</text:p>
      <!--METADATA-->
      <text:p text:style-name="P4">
乌克兰Zelensky总统已抵达罗马</text:p>
      <text:p text:style-name="P4">
新闻集链接：<text:a xlink:type="simple" xlink:href="https://liveuamap.com/en/2023/13-may-president-of-ukraine-zelensky-has-arrived-in-rome" text:style-name="Internet_20_link" text:visited-style-name="Visited_20_Internet_20_Link">
https://liveuamap.com/en/2023/2023/13-may-presindent-of-ukraine-zelensky-has-has-arrive-in-rome</text:a>
</text:p>
      <text:p text:style-name="P4">
News Source: <text:a xlink:type="simple" xlink:href="https://t.me/V_Zelenskiy_official/6213" text:style-name="Internet_20_link" text:visited-style-name="Visited_20_Internet_20_Link">
https://t.me/V_Zelenskiy_official/6213</text:a>
</text:p>
      <!--NEWS-->
      <text:h text:style-name="P10" text:outline-level="1">
<text:span text:style-name="T4">
Chernihivska Oblast（11:17）。 红色警报：空中威胁。 警笛声。 立即掩盖！</text:span>
</text:h>
      <text:p text:style-name="P4">
作者: liveuamap (Language: en)</text:p>
      <text:p text:style-name="P4">
时间: 2023-05-13T05:18:00</text:p>
      <text:p text:style-name="P4">
地点: Chernihivska Oblast (Latitude:51.33333000 Longtitude:32.00000000)</text:p>
      <text:p text:style-name="P4">
视频: []</text:p>
      <text:p text:style-name="P4">
图片: []</text:p>
      <text:p text:style-name="P4">
标签: ["Europe", "Central and Eastern Europe"]</text:p>
      <text:p text:style-name="P4">
Id: 22562565</text:p>
      <!--METADATA-->
      <text:p text:style-name="P4">
切尔尼希夫地区(11:17). Red Alert: aerial threat. Sirens sounding. Takecover now!</text:p>
      <text:p text:style-name="P4">
News Collection Link: <text:a xlink:type="simple" xlink:href="https://liveuamap.com/en/2023/13-may-chernihivska-oblast1117-red-alert-aerig" text:style-name="Internet_20_link" text:visited-style-name="Visited_20_Internet_20_Link">
https://liveuamap.com/en/2023/13-may-chernihivska-oblast1117-red-alert-aerig</text:a>
</text:p>
      <text:p text:style-name="P4">
News Source: <text:a xlink:type="simple" xlink:href="https://t.me/suspilnechernihiv/18527" text:style-name="Internet_20_link" text:visited-style-name="Visited_20_Internet_20_Link">
https://t.me/suspilnechernihiv/18527</text:a>
</text:p>
      <!--NEWS-->
      <text:h text:style-name="P10" text:outline-level="1">
<text:span text:style-name="T4">
Sumska Oblast（11:17）。 红色警报：空中威胁。 警笛声。 立即掩盖！</text:span>
</text:h>
      <text:p text:style-name="P4">
作者: liveuamap (Language: en)</text:p>
      <text:p text:style-name="P4">
时间: 2023-05-13T05:19:00</text:p>
      <text:p text:style-name="P4">
地点: Sumska Oblast (Latitude:51.00000000 Longtitude:34.00000000)</text:p>
      <text:p text:style-name="P4">
视频: []</text:p>
      <text:p text:style-name="P4">
图片: []</text:p>
      <text:p text:style-name="P4">
标签: ["Europe", "Central and Eastern Europe"]</text:p>
      <text:p text:style-name="P4">
Id: 22562566</text:p>
      <!--METADATA-->
      <text:p text:style-name="P4">
Sumy地区(11:17). Red Alert: aerial threat. Sirens sounding. Take covernow!</text:p>
      <text:p text:style-name="P4">
News Collection Link: <text:a xlink:type="simple" xlink:href="https://liveuamap.com/en/2023/13-may-sumska-oblast1117-red-alert-aerial-thrg" text:style-name="Internet_20_link" text:visited-style-name="Visited_20_Internet_20_Link">
https://liveuamap.com/en/2023/13-may-sumska-oblast1117-red-alert-aerial-thrg</text:a>
</text:p>
      <text:p text:style-name="P4">
News Source: <text:a xlink:type="simple" xlink:href="https://t.me/air_alert_ua/45200" text:style-name="Internet_20_link" text:visited-style-name="Visited_20_Internet_20_Link">
https://t.me/air_alert_ua/45200</text:a>
</text:p>
      <!--NEWS-->
      <text:h text:style-name="P10" text:outline-level="1">
<text:span text:style-name="T4">
在维也纳，在艺术家87周年纪念日展出了150件伊万·马尔克克（Ivan Marchuk）的作品</text:span>
</text:h>
      <text:p text:style-name="P4">
作者: Ukrinform (Person)</text:p>
      <text:p text:style-name="P4">
出版商: Укринформ (Organization)</text:p>
      <text:p text:style-name="P4">
出版时间: 2023-05-13T05:38:00+03:00</text:p>
      <text:p text:style-name="P4">
修改时间: 2023-05-13T05:38:00+03:00</text:p>
      <text:p text:style-name="P4">
描述: 在5月12日的奥地利首都，关于乌克兰的作品为期三天的展览以及其人民在现代最著名的乌克兰艺术家之一伊万·马尔克克（Ivan Marchuk）的精神上开始。  - 乌克林。</text:p>
      <text:p text:style-name="P4">
图片: ["<text:a xlink:type="simple" xlink:href="https://static.ukrinform.com/photos/2023_05/thumb_files/630_360_1683948074-9321.jpeg" text:style-name="Internet_20_link" text:visited-style-name="Visited_20_Internet_20_Link">
630_360_16839...</text:a>
", "<text:a xlink:type="simple" xlink:href="https://static.ukrinform.com/photos/2023_05/thumb_files/630_360_1683948074-9337.jpeg" text:style-name="Internet_20_link" text:visited-style-name="Visited_20_Internet_20_Link">
630_360_16839...</text:a>
", "<text:a xlink:type="simple" xlink:href="https://static.ukrinform.com/photos/2023_05/thumb_files/630_360_1683948073-4978.jpeg" text:style-name="Internet_20_link" text:visited-style-name="Visited_20_Internet_20_Link">
630_360_16839...</text:a>
", "<text:a xlink:type="simple" xlink:href="https://static.ukrinform.com/photos/2023_05/thumb_files/630_360_1683948071-7599.jpeg" text:style-name="Internet_20_link" text:visited-style-name="Visited_20_Internet_20_Link">
630_360_16839...</text:a>
", "<text:a xlink:type="simple" xlink:href="https://static.ukrinform.com/photos/2023_05/thumb_files/630_360_1683948071-9306.jpeg" text:style-name="Internet_20_link" text:visited-style-name="Visited_20_Internet_20_Link">
630_360_16839...</text:a>
", "<text:a xlink:type="simple" xlink:href="https://static.ukrinform.com/photos/2023_05/thumb_files/630_360_1683948072-8383.jpeg" text:style-name="Internet_20_link" text:visited-style-name="Visited_20_Internet_20_Link">
630_360_16839...</text:a>
", "<text:a xlink:type="simple" xlink:href="https://static.ukrinform.com/photos/2023_05/thumb_files/630_360_1683948075-6997.jpeg" text:style-name="Internet_20_link" text:visited-style-name="Visited_20_Internet_20_Link">
630_360_16839...</text:a>
", "<text:a xlink:type="simple" xlink:href="https://static.ukrinform.com/photos/2023_05/thumb_files/630_360_1683948076-3039.jpeg" text:style-name="Internet_20_link" text:visited-style-name="Visited_20_Internet_20_Link">
630_360_16839...</text:a>
", "<text:a xlink:type="simple" xlink:href="https://static.ukrinform.com/photos/2023_05/thumb_files/630_360_1683948072-6424.jpeg" text:style-name="Internet_20_link" text:visited-style-name="Visited_20_Internet_20_Link">
630_360_16839...</text:a>
", "<text:a xlink:type="simple" xlink:href="https://static.ukrinform.com/photos/2023_05/thumb_files/630_360_1683948073-6544.jpeg" text:style-name="Internet_20_link" text:visited-style-name="Visited_20_Internet_20_Link">
630_360_16839...</text:a>
", "<text:a xlink:type="simple" xlink:href="https://static.ukrinform.com/photos/2023_05/thumb_files/630_360_1683948073-7592.jpeg" text:style-name="Internet_20_link" text:visited-style-name="Visited_20_Internet_20_Link">
630_360_16839...</text:a>
", "<text:a xlink:type="simple" xlink:href="https://static.ukrinform.com/photos/2023_05/thumb_files/630_360_1683948075-6785.jpeg" text:style-name="Internet_20_link" text:visited-style-name="Visited_20_Internet_20_Link">
630_360_16839...</text:a>
", "<text:a xlink:type="simple" xlink:href="https://static.ukrinform.com/photos/2023_05/thumb_files/630_360_1683948075-6584.jpeg" text:style-name="Internet_20_link" text:visited-style-name="Visited_20_Internet_20_Link">
630_360_16839...</text:a>
", "<text:a xlink:type="simple" xlink:href="https://static.ukrinform.com/photos/2023_05/thumb_files/630_360_1683948071-5504.jpeg" text:style-name="Internet_20_link" text:visited-style-name="Visited_20_Internet_20_Link">
630_360_16839...</text:a>
", "<text:a xlink:type="simple" xlink:href="https://static.ukrinform.com/photos/2023_05/thumb_files/630_360_1683948072-3829.jpeg" text:style-name="Internet_20_link" text:visited-style-name="Visited_20_Internet_20_Link">
630_360_16839...</text:a>
", "<text:a xlink:type="simple" xlink:href="https://static.ukrinform.com/photos/2023_05/thumb_files/630_360_1683948071-9124.jpeg" text:style-name="Internet_20_link" text:visited-style-name="Visited_20_Internet_20_Link">
630_360_16839...</text:a>
", "<text:a xlink:type="simple" xlink:href="https://static.ukrinform.com/photos/2023_05/thumb_files/630_360_1683948073-7711.jpeg" text:style-name="Internet_20_link" text:visited-style-name="Visited_20_Internet_20_Link">
630_360_16839...</text:a>
", "<text:a xlink:type="simple" xlink:href="https://static.ukrinform.com/photos/2023_05/thumb_files/630_360_1683948072-6802.jpeg" text:style-name="Internet_20_link" text:visited-style-name="Visited_20_Internet_20_Link">
630_360_16839...</text:a>
", "<text:a xlink:type="simple" xlink:href="https://static.ukrinform.com/photos/2023_05/thumb_files/630_360_1683948072-9954.jpeg" text:style-name="Internet_20_link" text:visited-style-name="Visited_20_Internet_20_Link">
630_360_16839...</text:a>
", "<text:a xlink:type="simple" xlink:href="https://static.ukrinform.com/photos/2023_05/thumb_files/630_360_1683948074-5483.jpeg" text:style-name="Internet_20_link" text:visited-style-name="Visited_20_Internet_20_Link">
630_360_16839...</text:a>
", "<text:a xlink:type="simple" xlink:href="https://static.ukrinform.com/photos/2023_05/thumb_files/630_360_1683948073-3616.jpeg" text:style-name="Internet_20_link" text:visited-style-name="Visited_20_Internet_20_Link">
630_360_16839...</text:a>
", "<text:a xlink:type="simple" xlink:href="https://static.ukrinform.com/photos/2023_05/thumb_files/630_360_1683948075-8021.jpeg" text:style-name="Internet_20_link" text:visited-style-name="Visited_20_Internet_20_Link">
630_360_16839...</text:a>
", "<text:a xlink:type="simple" xlink:href="https://static.ukrinform.com/photos/2023_05/thumb_files/630_360_1683948073-7820.jpeg" text:style-name="Internet_20_link" text:visited-style-name="Visited_20_Internet_20_Link">
630_360_16839...</text:a>
", "<text:a xlink:type="simple" xlink:href="https://static.ukrinform.com/photos/2023_05/thumb_files/630_360_1683948075-7279.jpeg" text:style-name="Internet_20_link" text:visited-style-name="Visited_20_Internet_20_Link">
630_360_16839...</text:a>
", "<text:a xlink:type="simple" xlink:href="https://static.ukrinform.com/photos/2023_05/thumb_files/630_360_1683948072-4263.jpeg" text:style-name="Internet_20_link" text:visited-style-name="Visited_20_Internet_20_Link">
630_360_16839...</text:a>
", "<text:a xlink:type="simple" xlink:href="https://static.ukrinform.com/photos/2023_05/thumb_files/630_360_1683948071-9803.jpeg" text:style-name="Internet_20_link" text:visited-style-name="Visited_20_Internet_20_Link">
630_360_16839...</text:a>
"]</text:p>
      <text:p text:style-name="P4">
标签: ['Іван Марчук', 'Культура', 'Виставка', 'Художник', 'Відень']</text:p>
      <text:p text:style-name="P4">
类型: Article</text:p>
      <!--METADATA-->
      <text:p text:style-name="P4">
<draw:frame draw:style-name="fr1" draw:name="Image59" text:anchor-type="as-char" svg:width="6.9236in" svg:height="3.956343in" draw:z-index="0">
<draw:image xlink:href="../Images/yкринформ/2023-05-13T05-38-00-03-00/630_360_1683948074-9321.jpeg" xlink:type="simple" xlink:show="embed" xlink:actuate="onLoad" draw:mime-type="image/jpeg"/>
</draw:frame>
5月12日，奥地利的单位始于为期三天的乌克兰展览，乌克兰的舞者精神是其最著名的乌克兰艺术家之一伊万·马尔凯克(Ivan Marchuk)的人民。</text:p>
      <text:p text:style-name="P4">
关于它报告了其自己在奥地利的乌克林形象的通讯员。</text:p>
      <text:p text:style-name="P4">
“他们经常对它在我的画中编码……而且他们确实有一个代码，它找到了人类心灵的钥匙，”  - 乌克兰人民艺术家伊万·马尔·马尔克克(Ivan Marchuk)在庄严的公开期间说这次展览，今天87岁。</text:p>
      <text:p text:style-name="P4">
他补充说，他对他在Aula der Wissenschaften的历史建筑中引起的兴趣感到惊讶，他的房屋完全充满了柳条。 根据画家的说法，在未来几年中，他计划用新画制作Newsta。</text:p>
      <text:p text:style-name="P4">
<text:span text:style-name="T4">
另请阅读：</text:span>
 <text:span text:style-name="T4">
 <text:a xlink:type="simple" xlink:href="https://www.ukrinform.ua/rubric-culture/3708039-u-berlini-vidkrilas-vistavka-sucasnih-ukrainskih-mitciv.html" text:style-name="Internet_20_link" text:visited-style-name="Visited_20_Internet_20_Link">
</text:a>
</text:span>
</text:p>
      <text:p text:style-name="P4">
在庄严的开幕式上，他的同事和朋友，奥地利外交部的代表，以及乌克兰大使Vasyl Khiminets的代表。 乌克兰大使在伊万·马尔克克(Ivan Marchuk)的个人问候旁边，并庆祝他在乌克兰作为边境的代表中的角色，在乌克兰乌克兰·沃罗迪米尔·泽伦斯基(Ukraine Volodymyr Zelensky)的生日之前，还阅读了对艺术家的问候。</text:p>
      <text:p text:style-name="P4">
“早些时候，您的艺术被忽略和禁止，但是在它上有许多杰作的杰作，对乌克兰有无限的爱。即使远离您的祖国，您也珍惜我们的民族思想，而画作也带来了伟大的悲剧和最大的悲剧，也是乌克兰人的重要事件。但是，创造性的道路是力量和尊严的国歌，即乌克兰人民现在征服的tassvoboda的痛苦，”  - 在乌克兰国家首领的阅读中说。</text:p>
      <text:p text:style-name="P4">
<text:span text:style-name="T4">
另请阅读：</text:span>
 <text:span text:style-name="T4">
 <text:a xlink:type="simple" xlink:href="https://www.ukrinform.ua/rubric-kyiv/3707950-u-lejpcigu-vidkrilasa-vistavka-pro-kiiv.html" text:style-name="Internet_20_link" text:visited-style-name="Visited_20_Internet_20_Link">
</text:a>
</text:span>
</text:p>
      <text:p text:style-name="P4">
前往伊万·马尔库克(Ivan Marchuk)开幕式结束后，队列排队，希望在87周年纪念日访问乌克兰国家传奇人物。总的来说，在维也纳的展览展示了在不同时间创作的大约150件作品的回顾。 入场是免费的。</text:p>
      <text:p text:style-name="P4">
该活动是通过欧洲艺术家的朋友，在乌克兰总统办公室的赞助下以及在乌克兰大使馆在奥地利的协助下，这是维也纳和奥地利的感恩节，他们庇护了成千上万的乌克兰人。</text:p>
      <text:p text:style-name="P4">
如你所知， <text:span text:style-name="T4">
 <text:a xlink:type="simple" xlink:href="https://www.ukrinform.ua/tag-ivan-marcuk" text:style-name="Internet_20_link" text:visited-style-name="Visited_20_Internet_20_Link">
</text:a>
</text:span>
  - 乌克兰人民艺术家，塔拉斯·舍申科(Taras Shevchenko)国家奖得主，自由令的骑士，乌克兰“乌克兰国家传奇”的接收者，罗马当代艺术学院金牌成员。英国报纸《每日电讯报》。</text:p>
      <text:p text:style-name="P4">
<text:span text:style-name="T4">
另请阅读：</text:span>
 <text:span text:style-name="T4">
 <text:a xlink:type="simple" xlink:href="https://www.ukrinform.ua/rubric-diaspora/3707810-u-korei-vidbudetsa-vistavka-voennih-posteriv-golos-ukraini.html" text:style-name="Internet_20_link" text:visited-style-name="Visited_20_Internet_20_Link">
</text:a>
</text:span>
</text:p>
      <text:p text:style-name="P4">
世界上所有大洲都有大约5,000幅画。 他进行了150多个专着和50次集体展览。</text:p>
      <text:p text:style-name="P4">
News Source: <text:a xlink:type="simple" xlink:href="https://www.ukrinform.ua/rubric-culture/3708563-u-vidni-vistavili-150-tvoriv-ivana-marcuka-v-den-87litta-hudoznika.html" text:style-name="Internet_20_link" text:visited-style-name="Visited_20_Internet_20_Link">
https://www.ukrinform.ua/rubric-culture/3708563-u-vidni-vistavili-150-tvoriv-ivana-marcuka-v-den-87litta-hudoznika.html</text:a>
</text:p>
      <!--NEWS-->
      <text:h text:style-name="P10" text:outline-level="1">
<text:span text:style-name="T4">
直升机在布莱恩斯克地区克林特西坠毁</text:span>
</text:h>
      <text:p text:style-name="P4">
作者: liveuamap (Language: en)</text:p>
      <text:p text:style-name="P4">
时间: 2023-05-13T05:49:30</text:p>
      <text:p text:style-name="P4">
地点: Bryansk (Latitude:52.75271 Longtitude:32.24007)</text:p>
      <text:p text:style-name="P4">
视频: []</text:p>
      <text:p text:style-name="P4">
图片: []</text:p>
      <text:p text:style-name="P4">
标签: ["Russia", "Avia"]</text:p>
      <text:p text:style-name="P4">
Id: 22562567</text:p>
      <!--METADATA-->
      <text:p text:style-name="P4">
直升机在布莱恩斯克地区克林特西坠毁</text:p>
      <text:p text:style-name="P4">
新闻集链接：<text:a xlink:type="simple" xlink:href="https://liveuamap.com/en/2023/13-may-helicopter-crashed-in-klintsy-briansk-region-" text:style-name="Internet_20_link" text:visited-style-name="Visited_20_Internet_20_Link">
https://liveuamap.com/en/2023/13-may-helicopter-crashed-in-klintsy-briansk-region-</text:a>
</text:p>
      <text:p text:style-name="P4">
News Source: <text:a xlink:type="simple" xlink:href="https://t.me/bazabazon/17616" text:style-name="Internet_20_link" text:visited-style-name="Visited_20_Internet_20_Link">
https://t.me/bazabazon/17616</text:a>
</text:p>
      <!--NEWS-->
      <text:h text:style-name="P10" text:outline-level="1">
<text:span text:style-name="T4">
在卢汉斯克发现了风暴阴影导弹的碎片</text:span>
</text:h>
      <text:p text:style-name="P4">
作者: liveuamap (Language: en)</text:p>
      <text:p text:style-name="P4">
时间: 2023-05-13T06:42:29</text:p>
      <text:p text:style-name="P4">
地点: Luhans'k, Luhans'ka oblast (Latitude:48.53695 Longtitude:39.34153)</text:p>
      <text:p text:style-name="P4">
视频: []</text:p>
      <text:p text:style-name="P4">
图片: ["<text:a xlink:type="simple" xlink:href="https://liveuamap.com/pics/2023/05/13/22562570_0.jpg" text:style-name="Internet_20_link" text:visited-style-name="Visited_20_Internet_20_Link">
22562570_0.jpg</text:a>
"]</text:p>
      <text:p text:style-name="P4">
标签: ["Minsk Monitor"]</text:p>
      <text:p text:style-name="P4">
Id: 22562570</text:p>
      <!--METADATA-->
      <text:p text:style-name="P4">
在卢汉斯克发现了风暴阴影导弹的碎片</text:p>
      <text:p text:style-name="P4">
<draw:frame draw:style-name="fr1" draw:name="Image60" text:anchor-type="as-char" svg:width="6.9236in" svg:height="5.1927in" draw:z-index="0">
<draw:image xlink:href="../Images/liveuamap/2023-05-13T06-42-29/22562570_0.jpg" xlink:type="simple" xlink:show="embed" xlink:actuate="onLoad" draw:mime-type="image/jpeg"/>
</draw:frame>
新闻集链接：<text:a xlink:type="simple" xlink:href="https://liveuamap.com/en/2023/13-may-debris-of-storm-shadow-missile-were-found-in-luhansk" text:style-name="Internet_20_link" text:visited-style-name="Visited_20_Internet_20_Link">
https://liveuamap.com/en/2023/2023/13-may-debris-of-storm-s------------------------------------------投资</text:a>
</text:p>
      <text:p text:style-name="P4">
News Source: <text:a xlink:type="simple" xlink:href="https://t.me/rian_ru/202634" text:style-name="Internet_20_link" text:visited-style-name="Visited_20_Internet_20_Link">
https://t.me/rian_ru/202634</text:a>
</text:p>
      <!--NEWS-->
      <text:h text:style-name="P10" text:outline-level="1">
<text:span text:style-name="T4">
Donetsk Oblast（12:42）。 红色警报：空中威胁。 警笛声。 立即掩盖！</text:span>
</text:h>
      <text:p text:style-name="P4">
作者: liveuamap (Language: en)</text:p>
      <text:p text:style-name="P4">
时间: 2023-05-13T06:44:00</text:p>
      <text:p text:style-name="P4">
地点: Donetsk Oblast (Latitude:48.72701 Longtitude:37.57863)</text:p>
      <text:p text:style-name="P4">
视频: []</text:p>
      <text:p text:style-name="P4">
图片: []</text:p>
      <text:p text:style-name="P4">
标签: ["Europe", "Central and Eastern Europe"]</text:p>
      <text:p text:style-name="P4">
Id: 22562571</text:p>
      <!--METADATA-->
      <text:p text:style-name="P4">
Donetsk Oblast(12:42). Red Alert: aerial threat. Sirens sounding. Take covernow!</text:p>
      <text:p text:style-name="P4">
News Collection Link: <text:a xlink:type="simple" xlink:href="https://liveuamap.com/en/2023/13-may-donetsk-oblast1242-red-alert-aerial-thg" text:style-name="Internet_20_link" text:visited-style-name="Visited_20_Internet_20_Link">
https://liveuamap.com/en/2023/13-may-donetsk-oblast1242-red-alert-aerial-thg</text:a>
</text:p>
      <text:p text:style-name="P4">
News Source: <text:a xlink:type="simple" xlink:href="https://t.me/air_alert_ua/45201" text:style-name="Internet_20_link" text:visited-style-name="Visited_20_Internet_20_Link">
https://t.me/air_alert_ua/45201</text:a>
</text:p>
      <!--NEWS-->
      <text:h text:style-name="P10" text:outline-level="1">
<text:span text:style-name="T4">
据报道，另一架直升机坠毁在布兰斯克地区的Starodub</text:span>
</text:h>
      <text:p text:style-name="P4">
作者: liveuamap (Language: en)</text:p>
      <text:p text:style-name="P4">
时间: 2023-05-13T06:45:38</text:p>
      <text:p text:style-name="P4">
地点: Starodub, Briansk (Latitude:52.58435 Longtitude:32.75783)</text:p>
      <text:p text:style-name="P4">
视频: []</text:p>
      <text:p text:style-name="P4">
图片: []</text:p>
      <text:p text:style-name="P4">
标签: ["Russia", "Avia"]</text:p>
      <text:p text:style-name="P4">
Id: 22562572</text:p>
      <!--METADATA-->
      <text:p text:style-name="P4">
据报道，另一架直升机坠毁在布兰斯克地区的Starodub</text:p>
      <text:p text:style-name="P4">
新闻集链接：<text:a xlink:type="simple" xlink:href="https://liveuamap.com/en/2023/13-may-another-helicopter-has-reportedly-crashed-in-starodub" text:style-name="Internet_20_link" text:visited-style-name="Visited_20_Internet_20_Link">
https://liveuamap.com/en/2023/13-may-another-helicopter-has-reported---rashed-inported-inported-in-starodub</text:a>
</text:p>
      <text:p text:style-name="P4">
News Source: <text:a xlink:type="simple" xlink:href="https://t.me/bryansk_off/9471" text:style-name="Internet_20_link" text:visited-style-name="Visited_20_Internet_20_Link">
https://t.me/bryansk_off/9471</text:a>
</text:p>
      <!--NEWS-->
      <text:h text:style-name="P10" text:outline-level="1">
<text:span text:style-name="T4">
两位俄罗斯MI-8直升机的飞行员在克林特西死亡附近击落</text:span>
</text:h>
      <text:p text:style-name="P4">
作者: liveuamap (Language: en)</text:p>
      <text:p text:style-name="P4">
时间: 2023-05-13T07:08:27</text:p>
      <text:p text:style-name="P4">
地点: Klintsy (Latitude:52.7329 Longtitude:32.43645)</text:p>
      <text:p text:style-name="P4">
视频: []</text:p>
      <text:p text:style-name="P4">
图片: []</text:p>
      <text:p text:style-name="P4">
标签: ["Russia", "Avia"]</text:p>
      <text:p text:style-name="P4">
Id: 22562573</text:p>
      <!--METADATA-->
      <text:p text:style-name="P4">
两位俄罗斯MI-8直升机的飞行员在克林特西死亡附近击落</text:p>
      <text:p text:style-name="P4">
新闻集链接：<text:a xlink:type="simple" xlink:href="https://liveuamap.com/en/2023/13-may-both-pilots-of-russian-mi8-helicopter-shot-down-near" text:style-name="Internet_20_link" text:visited-style-name="Visited_20_Internet_20_Link">
https://liveuamap.com/en/2023/13-may-both-pilots-of- roussian-mi8-helicopter-shot-shot-down-near</text:a>
</text:p>
      <text:p text:style-name="P4">
News Source: <text:a xlink:type="simple" xlink:href="https://t.me/breakingmash/44001" text:style-name="Internet_20_link" text:visited-style-name="Visited_20_Internet_20_Link">
https://t.me/breakingmash/44001</text:a>
</text:p>
      <!--NEWS-->
      <text:h text:style-name="P10" text:outline-level="1">
<text:span text:style-name="T4">
在布兰斯克地区坠毁的第二架飞机是Su-34喷气式飞机，而不是直升机</text:span>
</text:h>
      <text:p text:style-name="P4">
作者: liveuamap (Language: en)</text:p>
      <text:p text:style-name="P4">
时间: 2023-05-13T07:11:38</text:p>
      <text:p text:style-name="P4">
地点: Starodub, Briansk (Latitude:52.58428 Longtitude:32.76072)</text:p>
      <text:p text:style-name="P4">
视频: []</text:p>
      <text:p text:style-name="P4">
图片: []</text:p>
      <text:p text:style-name="P4">
标签: ["Russia", "Avia"]</text:p>
      <text:p text:style-name="P4">
Id: 22562574</text:p>
      <!--METADATA-->
      <text:p text:style-name="P4">
在布兰斯克地区坠毁的第二架飞机是Su-34喷气式飞机，而不是直升机</text:p>
      <text:p text:style-name="P4">
新闻集链接：<text:a xlink:type="simple" xlink:href="https://liveuamap.com/en/2023/13-may-2nd-aircraft-crashed-in-briansk-region-is-su34-jet" text:style-name="Internet_20_link" text:visited-style-name="Visited_20_Internet_20_Link">
https://liveuamap.com/en/2023/13-may-2nd-aircraft-crashed-in-briansk-regians-region-is-is-su34-jet</text:a>
</text:p>
      <text:p text:style-name="P4">
News Source: <text:a xlink:type="simple" xlink:href="https://t.me/breakingmash/44002" text:style-name="Internet_20_link" text:visited-style-name="Visited_20_Internet_20_Link">
https://t.me/breakingmash/44002</text:a>
</text:p>
      <!--NEWS-->
      <text:h text:style-name="P10" text:outline-level="1">
<text:span text:style-name="T4">
根据俄罗斯媒体安全服务的说法，布兰斯克地区正在寻找的破坏者...</text:span>
</text:h>
      <text:p text:style-name="P4">
作者: liveuamap (Language: en)</text:p>
      <text:p text:style-name="P4">
时间: 2023-05-13T07:17:57</text:p>
      <text:p text:style-name="P4">
地点: Starodub, Briansk (Latitude:52.58031 Longtitude:32.76054)</text:p>
      <text:p text:style-name="P4">
视频: []</text:p>
      <text:p text:style-name="P4">
图片: []</text:p>
      <text:p text:style-name="P4">
标签: ["Russia"]</text:p>
      <text:p text:style-name="P4">
Id: 22562575</text:p>
      <!--METADATA-->
      <text:p text:style-name="P4">
根据俄罗斯媒体安全服务的说法</text:p>
      <text:p text:style-name="P4">
新闻集链接：<text:a xlink:type="simple" xlink:href="https://liveuamap.com/en/2023/13-may-according-to-russian-media-security-services-in-briansk" text:style-name="Internet_20_link" text:visited-style-name="Visited_20_Internet_20_Link">
https://liveuamap.com/en/2023/13-may-according-to-russian-media-security-services-in-briansk</text:a>
</text:p>
      <text:p text:style-name="P4">
News Source: <text:a xlink:type="simple" xlink:href="https://t.me/rusbrief/116842" text:style-name="Internet_20_link" text:visited-style-name="Visited_20_Internet_20_Link">
https://t.me/rusbrief/116842</text:a>
</text:p>
      <!--NEWS-->
      <text:h text:style-name="P10" text:outline-level="1">
<text:span text:style-name="T4">
Su-34喷气式喷气式飞机的两名飞行员都无法弹出和死亡</text:span>
</text:h>
      <text:p text:style-name="P4">
作者: liveuamap (Language: en)</text:p>
      <text:p text:style-name="P4">
时间: 2023-05-13T07:48:17</text:p>
      <text:p text:style-name="P4">
地点: Starodub, Briansk (Latitude:52.5823 Longtitude:32.77016)</text:p>
      <text:p text:style-name="P4">
视频: []</text:p>
      <text:p text:style-name="P4">
图片: []</text:p>
      <text:p text:style-name="P4">
标签: ["Russia", "Central and Eastern Europe"]</text:p>
      <text:p text:style-name="P4">
Id: 22562576</text:p>
      <!--METADATA-->
      <text:p text:style-name="P4">
Su-34喷气式喷气式飞机的两名飞行员都无法弹出和死亡</text:p>
      <text:p text:style-name="P4">
新闻收集链接：<text:a xlink:type="simple" xlink:href="https://liveuamap.com/en/2023/13-may-both-pilots-of-su34-jet-were-unable-to-eject-and-dead" text:style-name="Internet_20_link" text:visited-style-name="Visited_20_Internet_20_Link">
https://liveuamap.com/en/2023/13-may-both-pilots-of-su34-jet-were-were-were-were-noble-noble-noble-to-eject-and and dead</text:a>
</text:p>
      <text:p text:style-name="P4">
News Source: <text:a xlink:type="simple" xlink:href="https://t.me/bbbreaking/155290" text:style-name="Internet_20_link" text:visited-style-name="Visited_20_Internet_20_Link">
https://t.me/bbbreaking/155290</text:a>
</text:p>
      <!--NEWS-->
      <text:h text:style-name="P10" text:outline-level="1">
<text:span text:style-name="T4">
NBA：迈阿密和湖人队进入了东部和西部的季后赛</text:span>
</text:h>
      <text:p text:style-name="P4">
作者: Ukrinform (Person)</text:p>
      <text:p text:style-name="P4">
出版商: Укринформ (Organization)</text:p>
      <text:p text:style-name="P4">
出版时间: 2023-05-13T09:12:37+03:00</text:p>
      <text:p text:style-name="P4">
修改时间: 2023-05-13T09:12:37+03:00</text:p>
      <text:p text:style-name="P4">
描述: Mayami篮球运动员在NBA季后赛第二轮比赛的第六场比赛中赢得了纽约：92：92（24：31，27：19，23：21，23：21，22：21）。  - 乌克林。</text:p>
      <text:p text:style-name="P4">
图片: ["<text:a xlink:type="simple" xlink:href="https://static.ukrinform.com/photos/2023_05/thumb_files/630_360_1683958188-684.jpeg" text:style-name="Internet_20_link" text:visited-style-name="Visited_20_Internet_20_Link">
630_360_16839...</text:a>
"]</text:p>
      <text:p text:style-name="P4">
标签: ['Баскетбол', 'Канада', 'НБА', 'Спорт', 'США']</text:p>
      <text:p text:style-name="P4">
类型: Article</text:p>
      <!--METADATA-->
      <text:p text:style-name="P4">
<draw:frame draw:style-name="fr1" draw:name="Image61" text:anchor-type="as-char" svg:width="6.9236in" svg:height="3.956343in" draw:z-index="0">
<draw:image xlink:href="../Images/yкринформ/2023-05-13T09-12-37-03-00/630_360_1683958188-684.jpeg" xlink:type="simple" xlink:show="embed" xlink:actuate="onLoad" draw:mime-type="image/jpeg"/>
</draw:frame>
迈阿密篮球运动员在NBA系列赛第二轮的第六场比赛中赢得了纽约：92(24：31，27：19，23：21，22：21).</text:p>
      <text:p text:style-name="P4">
«Маямі» виграв серію із загальним рахунком 4:2 і вийшов у фінал Східноїконференції, передає Укрінформ.</text:p>
      <text:p text:style-name="P4">
«Лейкерс» учетверте обіграв «Голден Стейт» - 122:101 (31：26，25：20，35：31,31：24).</text:p>
      <text:p text:style-name="P4">
<text:span text:style-name="T4">
Читайте також:</text:span>
 <text:a xlink:type="simple" xlink:href="https://www.ukrinform.ua/rubric-sports/3708110-nba-denver-peremig-finiks-i-vijsov-u-final-plejoff-zahidnoi-konferencii.html" text:style-name="Internet_20_link" text:visited-style-name="Visited_20_Internet_20_Link">
 </text:a>
4：2系列中的帐户。 在西部会议的决赛中，团队将与丹佛会面。</text:p>
      <text:p text:style-name="P4">
照片：twitter.com/nba。</text:p>
      <text:p text:style-name="P4">
News Source: <text:a xlink:type="simple" xlink:href="https://www.ukrinform.ua/rubric-sports/3708600-nba-maami-ta-lejkers-vijsli-u-final-plejoff-na-shodi-ta-zahodi.html" text:style-name="Internet_20_link" text:visited-style-name="Visited_20_Internet_20_Link">
https://www.ukrinform.ua/rubric-sports/3708600-nba-maami-ta-lejkers-vijsli-u-final-plejoff-na-shodi-ta-zahodi.html</text:a>
</text:p>
      <!--NEWS-->
      <text:h text:style-name="P10" text:outline-level="1">
<text:span text:style-name="T4">
夜间的AIRBOUT摧毁了Shahd等17个无人机 - 空军</text:span>
</text:h>
      <text:p text:style-name="P4">
作者: Ukrinform (Person)</text:p>
      <text:p text:style-name="P4">
出版商: Укринформ (Organization)</text:p>
      <text:p text:style-name="P4">
出版时间: 2023-05-13T09:20:00+03:00</text:p>
      <text:p text:style-name="P4">
修改时间: 2023-05-13T09:20:00+03:00</text:p>
      <text:p text:style-name="P4">
描述: 从5月13日的午夜开始，乌克兰的防守部队摧毁了伊朗生产Shahd-136/131的17个敌人打击乐。  - 乌克林。</text:p>
      <text:p text:style-name="P4">
图片: ["<text:a xlink:type="simple" xlink:href="https://static.ukrinform.com/photos/2023_03/thumb_files/630_360_1679978312-648.jpeg" text:style-name="Internet_20_link" text:visited-style-name="Visited_20_Internet_20_Link">
630_360_16799...</text:a>
"]</text:p>
      <text:p text:style-name="P4">
标签: ['Безпілотник', 'Дрон', 'Війна з росією']</text:p>
      <text:p text:style-name="P4">
类型: Article</text:p>
      <!--METADATA-->
      <text:p text:style-name="P4">
<draw:frame draw:style-name="fr1" draw:name="Image62" text:anchor-type="as-char" svg:width="6.9236in" svg:height="3.956343in" draw:z-index="0">
<draw:image xlink:href="../Images/yкринформ/2023-05-13T09-20-00-03-00/630_360_1679978312-648.jpeg" xlink:type="simple" xlink:show="embed" xlink:actuate="onLoad" draw:mime-type="image/jpeg"/>
</draw:frame>
5月13日，乌克兰的国防军摧毁了17个敌人震撼了布莱拉(Blyaran)的生产Shahd-136/131。</text:p>
      <text:p text:style-name="P4">
正如乌克林福姆报道的那样，<text:a xlink:type="simple" xlink:href="https://t.me/kpszsu/2514" text:style-name="Internet_20_link" text:visited-style-name="Visited_20_Internet_20_Link">
</text:a>
乌克兰武装部队的空军报告。</text:p>
      <text:p text:style-name="P4">
根据报告，5月13日午夜，敌人从北部和南部方向袭击了乌克兰<text:a xlink:type="simple" xlink:href="https://www.ukrinform.ua/tag-bezpilotnik" text:style-name="Internet_20_link" text:visited-style-name="Visited_20_Internet_20_Link">
</text:a>
Typeshad-136/131。 总共记录了21次开始。 在不同的方向上，使用防空导弹，战斗机，移动射击组摧毁了17个爆炸弹药。</text:p>
      <text:p text:style-name="P4">
“不幸的是，纳克梅尔尼特斯基基础设施上有敌人的无人机。</text:p>
      <text:p text:style-name="P4">
此外，Orlan-10的俄罗斯无人机“ Orlan-10”被摧毁。</text:p>
      <text:p text:style-name="P4">
在5月12日的最后一天，防空部队将Lacet摧毁了无人机。</text:p>
      <text:p text:style-name="P4">
<text:span text:style-name="T4">
另请阅读：</text:span>
 <text:a xlink:type="simple" xlink:href="https://www.ukrinform.ua/rubric-ato/3708584-obstril-mikolaeva-zagarbniki-zastosuvali-bezpilotniki-postrazdali-troe-civilnih.html" text:style-name="Internet_20_link" text:visited-style-name="Visited_20_Internet_20_Link">
<text:span text:style-name="T4">
无人机</text:span>
</text:a>
空军的战术航空在火和战斗机航空盖上制造了数十架飞机。</text:p>
      <text:p text:style-name="P4">
正如乌克林福姆报道的<text:a xlink:type="simple" xlink:href="https://www.ukrinform.ua/rubric-ato/3708595-obstril-hmelniccini-unaslidok-vlucanna-u-promislovij-obekt-postrazdali-patero-ludej.html" text:style-name="Internet_20_link" text:visited-style-name="Visited_20_Internet_20_Link">
</text:a>
从玻璃的碎片中，由于敌人的热情在赫梅尔尼特地区的工业物体中的热情。</text:p>
      <text:p text:style-name="P4">
News Source: <text:a xlink:type="simple" xlink:href="https://www.ukrinform.ua/rubric-ato/3708605-ppo-vnoci-znisila-17-droniv-tipu-shahed-povitrani-sili.html" text:style-name="Internet_20_link" text:visited-style-name="Visited_20_Internet_20_Link">
https://www.ukrinform.ua/rubric-ato/3708605-ppo-vnoci-znisila-17-droniv-tipu-shahed-povitrani-sili.html</text:a>
</text:p>
      <!--NEWS-->
      <text:h text:style-name="P10" text:outline-level="1">
<text:span text:style-name="T4">
武装部队设法将敌人挤压至少一公里 - 英国的情报</text:span>
</text:h>
      <text:p text:style-name="P4">
作者: Ukrinform (Person)</text:p>
      <text:p text:style-name="P4">
出版商: Укринформ (Organization)</text:p>
      <text:p text:style-name="P4">
出版时间: 2023-05-13T09:22:00+03:00</text:p>
      <text:p text:style-name="P4">
修改时间: 2023-05-13T09:22:00+03:00</text:p>
      <text:p text:style-name="P4">
描述: 在过去的四天中，俄罗斯联邦第72个单独的步枪旅（72 OMSBR）的单位从他们在巴赫穆特行动的南部侧面的位置无组织，这使乌克兰部队至少返回了至少一公里的一公里领土。  - 乌克林。</text:p>
      <text:p text:style-name="P4">
图片: ["<text:a xlink:type="simple" xlink:href="https://static.ukrinform.com/photos/2023_04/thumb_files/630_360_1682412645-576.png" text:style-name="Internet_20_link" text:visited-style-name="Visited_20_Internet_20_Link">
630_360_16824...</text:a>
"]</text:p>
      <text:p text:style-name="P4">
标签: ['Бахмут', 'Британія', 'Розвідка', 'Війна з росією']</text:p>
      <text:p text:style-name="P4">
类型: Article</text:p>
      <!--METADATA-->
      <text:p text:style-name="P4">
<draw:frame draw:style-name="fr1" draw:name="Image63" text:anchor-type="as-char" svg:width="6.9236in" svg:height="3.956343in" draw:z-index="0">
<draw:image xlink:href="../Images/yкринформ/2023-05-13T09-22-00-03-00/630_360_1682412645-576.png" xlink:type="simple" xlink:show="embed" xlink:actuate="onLoad" draw:mime-type="image/png"/>
</draw:frame>
第72个单独的步枪旅的单位四天(74msbry)俄罗斯联邦从他们在南部弗兰齐巴穆特(Southern Flanzibahmut)行动中的职位上无组织，这使乌克兰军队能够返回该领土的小台球。</text:p>
      <text:p text:style-name="P4">
关于<text:a xlink:type="simple" xlink:href="https://twitter.com/DefenceHQ/status/1657260004070633473" text:style-name="Internet_20_link" text:visited-style-name="Visited_20_Internet_20_Link">
</text:a>
乌克林福姆报道，英国国防部关于情报的报告。</text:p>
      <text:p text:style-name="P4">
值得注意的是，返回的领土具有一定的战术重要性，因为俄罗斯的桥头架在捐赠者donbas频道的西侧并列，该河道在该行业的某些地区设置了前线。</text:p>
      <text:p text:style-name="P4">
消息写道：“ 72 OMSBR是俄罗斯第三军团的一部分，这是2023年秋天创建的，被指控具有低道德精神和有限的战斗能力。”</text:p>
      <text:p text:style-name="P4">
<text:span text:style-name="T4">
另请阅读：</text:span>
 <text:a xlink:type="simple" xlink:href="https://www.ukrinform.ua/rubric-ato/3708172-sirskij-pokazav-ak-ukrainska-artileria-znisila-grupu-rosian-u-bahmuti.html" text:style-name="Internet_20_link" text:visited-style-name="Visited_20_Internet_20_Link">
<text:span text:style-name="T4">
 bakhmut </text:span>
</text:a>
它在如此复杂且迅速重要的部门中的部署强调了英国情报局的缺乏可靠的战斗部队。</text:p>
      <text:p text:style-name="P4">
正如乌克林福姆(Ukrinform(https://www.ukrinform.ua/rubric-regions/3708585-na-doneccini-rosiani-za-dobu-poranili-cotiroh-mirnih-ziteliv.html)<text:span text:style-name="T5">
foto：konstantin liber</text:span>
</text:p>
      <text:p text:style-name="P4">
News Source: <text:a xlink:type="simple" xlink:href="https://www.ukrinform.ua/rubric-ato/3708606-zsu-vdalos-vidtisnuti-voroga-na-pivdni-bahmuta-sonajmense-na-kilometr-rozvidka-britanii.html" text:style-name="Internet_20_link" text:visited-style-name="Visited_20_Internet_20_Link">
https://www.ukrinform.ua/rubric-ato/3708606-zsu-vdalos-vidtisnuti-voroga-na-pivdni-bahmuta-sonajmense-na-kilometr-rozvidka-britanii.html</text:a>
</text:p>
      <!--NEWS-->
      <text:h text:style-name="P10" text:outline-level="1">
<text:span text:style-name="T4">
NHL：佛罗里达在多伦多赢得了一系列季后赛</text:span>
</text:h>
      <text:p text:style-name="P4">
作者: Ukrinform (Person)</text:p>
      <text:p text:style-name="P4">
出版商: Укринформ (Organization)</text:p>
      <text:p text:style-name="P4">
出版时间: 2023-05-13T09:30:16+03:00</text:p>
      <text:p text:style-name="P4">
修改时间: 2023-05-13T09:30:16+03:00</text:p>
      <text:p text:style-name="P4">
描述: 在北美国家曲棍球联赛中，斯坦利杯第二轮的下一场比赛举行。  - 乌克林。</text:p>
      <text:p text:style-name="P4">
图片: ["<text:a xlink:type="simple" xlink:href="https://static.ukrinform.com/photos/2023_05/thumb_files/630_360_1683959302-505.jpg" text:style-name="Internet_20_link" text:visited-style-name="Visited_20_Internet_20_Link">
630_360_16839...</text:a>
"]</text:p>
      <text:p text:style-name="P4">
标签: ['хокей', 'Канада', 'НХЛ', 'Спорт', 'США']</text:p>
      <text:p text:style-name="P4">
类型: Article</text:p>
      <!--METADATA-->
      <text:p text:style-name="P4">
<draw:frame draw:style-name="fr1" draw:name="Image64" text:anchor-type="as-char" svg:width="6.9236in" svg:height="3.956343in" draw:z-index="0">
<draw:image xlink:href="../Images/yкринформ/2023-05-13T09-30-16-03-00/630_360_1683959302-505.jpg" xlink:type="simple" xlink:show="embed" xlink:actuate="onLoad" draw:mime-type="image/jpeg"/>
</draw:frame>
下一个斯坦利杯杯已经通过了非美国国家曲棍球联盟。</text:p>
      <text:p text:style-name="P4">
在佛罗里达系列赛的第五场比赛中，加时赛击败了“多伦多” -3：2。(2：0，0：1，0：1，1，1：0)，报道乌克林福姆。</text:p>
      <text:p text:style-name="P4">
果断的洗衣机被加拿大的Centhor -Nick Kazins抛出。</text:p>
      <text:p text:style-name="P4">
佛罗里达州总共赢得了4：1的比赛，并将在半决赛中与卡罗来纳州比赛。</text:p>
      <text:p text:style-name="P4">
<text:span text:style-name="T4">
另请阅读：</text:span>
 <text:a xlink:type="simple" xlink:href="https://www.ukrinform.ua/rubric-sports/3708544-cempionat-svitu-z-hokeu-rozpocavsa-peremogami-svecii-kanadi-cehii-ta-ssa.html" text:style-name="Internet_20_link" text:visited-style-name="Visited_20_Internet_20_Link">
<text:span text:style-name="T4">
曲棍球</text:span>
</text:a>
拉斯维加斯击败埃德蒙顿-4：3(1：2，3：0，0，0：1).</text:p>
      <text:p text:style-name="P4">
Рахунок у серії: 3:2.</text:p>
      <text:p text:style-name="P4">
На фото: Нік Казінс/gettyimages.com.</text:p>
      <text:p text:style-name="P4">
News Source: <text:a xlink:type="simple" xlink:href="https://www.ukrinform.ua/rubric-sports/3708608-nhl-florida-vigrala-seriu-plejoff-u-toronto.html" text:style-name="Internet_20_link" text:visited-style-name="Visited_20_Internet_20_Link">
https://www.ukrinform.ua/rubric-sports/3708608-nhl-florida-vigrala-seriu-plejoff-u-toronto.html</text:a>
</text:p>
      <!--NEWS-->
      <text:h text:style-name="P10" text:outline-level="1">
<text:span text:style-name="T4">
入侵者安排挑衅，爆炸以逃离被占领的领土 - 费多洛夫</text:span>
</text:h>
      <text:p text:style-name="P4">
作者: Ukrinform (Person)</text:p>
      <text:p text:style-name="P4">
出版商: Укринформ (Organization)</text:p>
      <text:p text:style-name="P4">
出版时间: 2023-05-13T09:35:00+03:00</text:p>
      <text:p text:style-name="P4">
修改时间: 2023-05-13T09:35:00+03:00</text:p>
      <text:p text:style-name="P4">
描述: 俄罗斯入侵者安排爆炸的挑衅，以证明自己逃离乌克兰暂时占领的领土并宣布撤离是合理的。  - 乌克林。</text:p>
      <text:p text:style-name="P4">
图片: ["<text:a xlink:type="simple" xlink:href="https://static.ukrinform.com/photos/2022_11/thumb_files/630_360_1667485446-953.jpg" text:style-name="Internet_20_link" text:visited-style-name="Visited_20_Internet_20_Link">
630_360_16674...</text:a>
"]</text:p>
      <text:p text:style-name="P4">
标签: ['Мелітополь', 'Вибух', 'Колаборант', 'Війна з росією', 'Єдині новини']</text:p>
      <text:p text:style-name="P4">
类型: Article</text:p>
      <!--METADATA-->
      <text:p text:style-name="P4">
<draw:frame draw:style-name="fr1" draw:name="Image65" text:anchor-type="as-char" svg:width="6.9236in" svg:height="3.956343in" draw:z-index="0">
<draw:image xlink:href="../Images/yкринформ/2023-05-13T09-35-00-03-00/630_360_1667485446-953.jpg" xlink:type="simple" xlink:show="embed" xlink:actuate="onLoad" draw:mime-type="image/jpeg"/>
</draw:frame>
俄罗斯 - 拥抱安排爆炸的挑衅，以证明自己逃离乌克兰被占领的领土的逃脱并宣布撤离。</text:p>
      <text:p text:style-name="P4">
乌克林福姆的伊万·费多罗夫(Ivan Fedorov)在国家电信“ One News”上说。</text:p>
      <text:p text:style-name="P4">
“昨天在梅利托波尔至少两个<text:a xlink:type="simple" xlink:href="https://www.ukrinform.ua/tag-vibuh" text:style-name="Internet_20_link" text:visited-style-name="Visited_20_Internet_20_Link">
</text:a>
..我们知道不允许合作者，尤其是那些来自欧洲大陆的人。 所有订单都要到最后一个命令，不要表明埃雷西亚离开临时的领土。 因此，现在有一种合作者本身调整爆炸以表明他们在那里被猎杀的做法，这是离开被占领地区的原因。 这与昨天的爆炸相同。”他说。</text:p>
      <text:p text:style-name="P4">
同时，费多罗夫强调，乌克兰方面甚至不知道据称试图炸毁的合作者。</text:p>
      <text:p text:style-name="P4">
<text:span text:style-name="T4">
另请阅读：</text:span>
 <text:a xlink:type="simple" xlink:href="https://www.ukrinform.ua/rubric-regions/3708060-u-melitopoli-prolunav-silnij-vibuh.html" text:style-name="Internet_20_link" text:visited-style-name="Visited_20_Internet_20_Link">
<text:span text:style-name="T4">
 melitopoli </text:span>
 <text:span text:style-name="T4">
 </text:span>
听起来<text:span text:style-name="T4">
 </text:span>
强<text:span text:style-name="T4">
 </text:span>
 <text:span text:style-name="T4">
 </text:span>
爆炸**</text:a>
梅利托波尔市长指出，支持Epotreb挑衅的第二个原因是合理的执行者，可以在其他票据中宣布进一步撤离。</text:p>
      <text:p text:style-name="P4">
“如果我们回想起他们为什么在被占领的Zaporizhhya地区至少15点宣布撤离，那么主要的是乌克兰似乎正在解雇平民基础设施。狩猎。合作者，”费多夫说。</text:p>
      <text:p text:style-name="P4">
正如乌克林福姆报道的<text:a xlink:type="simple" xlink:href="https://www.ukrinform.ua/rubric-regions/3708417-u-melitopoli-bila-pidizdu-pidirvali-kolaboranta.html" text:style-name="Internet_20_link" text:visited-style-name="Visited_20_Internet_20_Link">
</text:a>
一座公寓楼的近乎建筑楼，所谓的“建筑部长代理大臣”居住的地方。</text:p>
      <text:p text:style-name="P4">
News Source: <text:a xlink:type="simple" xlink:href="https://www.ukrinform.ua/rubric-ato/3708611-zagarbniki-vlastovuut-provokacii-z-vibuhami-sob-vtekti-z-okupovanih-teritorij-fedorov.html" text:style-name="Internet_20_link" text:visited-style-name="Visited_20_Internet_20_Link">
https://www.ukrinform.ua/rubric-ato/3708611-zagarbniki-vlastovuut-provokacii-z-vibuhami-sob-vtekti-z-okupovanih-teritorij-fedorov.html</text:a>
</text:p>
      <!--NEWS-->
      <text:h text:style-name="P10" text:outline-level="1">
<text:span text:style-name="T4">
俄罗斯军队在苏米地区开火 - 五个社区受伤</text:span>
</text:h>
      <text:p text:style-name="P4">
作者: Ukrinform (Person)</text:p>
      <text:p text:style-name="P4">
出版商: Укринформ (Organization)</text:p>
      <text:p text:style-name="P4">
出版时间: 2023-05-13T09:43:05+03:00</text:p>
      <text:p text:style-name="P4">
修改时间: 2023-05-13T09:43:05+03:00</text:p>
      <text:p text:style-name="P4">
描述: 今晚和早晨，敌人向苏米地区边界地区开火了八次。  - 乌克林。</text:p>
      <text:p text:style-name="P4">
图片: ["<text:a xlink:type="simple" xlink:href="https://static.ukrinform.com/photos/2022_07/thumb_files/630_360_1657197743-186.jpg" text:style-name="Internet_20_link" text:visited-style-name="Visited_20_Internet_20_Link">
630_360_16571...</text:a>
"]</text:p>
      <text:p text:style-name="P4">
标签: ['Обстріл', 'Сумщина', 'Війна з росією']</text:p>
      <text:p text:style-name="P4">
类型: Article</text:p>
      <!--METADATA-->
      <text:p text:style-name="P4">
<draw:frame draw:style-name="fr1" draw:name="Image66" text:anchor-type="as-char" svg:width="6.9236in" svg:height="3.956343in" draw:z-index="0">
<draw:image xlink:href="../Images/yкринформ/2023-05-13T09-43-05-03-00/630_360_1657197743-186.jpg" xlink:type="simple" xlink:show="embed" xlink:actuate="onLoad" draw:mime-type="image/jpeg"/>
</draw:frame>
今天和早晨，敌人向Sumy地区的边境地区开火了八次。</text:p>
      <text:p text:style-name="P4">
这是在[]中报道的(https://t.me/Sumy_news_ODA/16160)苏米地区管理局，乌克兰法姆报道。</text:p>
      <text:p text:style-name="P4">
“夜晚，早晨记录了8个炮击(52 <text:a xlink:type="simple" xlink:href="https://www.ukrinform.ua/tag-vibuh" text:style-name="Internet_20_link" text:visited-style-name="Visited_20_Internet_20_Link">
</text:a>
 )消息中的边界区域和定居点”，在消息中。</text:p>
      <text:p text:style-name="P4">
是在迫击炮的Znob -Novgorod社区被解雇的(14次爆炸)，中间和居民社区：枪管炮兵的炮击-12架空白和迫击炮 -  10爆炸，埃斯曼社区 - 来自枪管炮兵。(4爆炸)和迫击炮-6爆炸，SVET社区：俄罗斯人击败迫击炮(4爆炸)，Krasnopil社区：PTKR导弹攻击(2 Vibuhi).</text:p>
      <text:p text:style-name="P4">
<text:span text:style-name="T4">
Читайте також:</text:span>
 <text:a xlink:type="simple" xlink:href="https://www.ukrinform.ua/rubric-ato/3708564-aviacia-zsu-zavdala-12-udariv-po-rajonah-zoseredzenna-vijsk-protivnika.html" text:style-name="Internet_20_link" text:visited-style-name="Visited_20_Internet_20_Link">
 </text:a>
据报道，昨天和早晨在Sumy地区记录了强大的迫击炮炮击(3爆炸). Обстрілів зазнали населені пунктиМиропільської та Новослобідської громад.</text:p>
      <text:p text:style-name="P4">
News Source: <text:a xlink:type="simple" xlink:href="https://www.ukrinform.ua/rubric-ato/3708613-vijska-rf-obstrilali-prikordonna-sumsini-postrazdali-pat-gromad.html" text:style-name="Internet_20_link" text:visited-style-name="Visited_20_Internet_20_Link">
https://www.ukrinform.ua/rubric-ato/3708613-vijska-rf-obstrilali-prikordonna-sumsini-postrazdali-pat-gromad.html</text:a>
</text:p>
      <!--NEWS-->
      <text:h text:style-name="P10" text:outline-level="1">
<text:span text:style-name="T4">
武装部队在当地的反击中取得了成功，并在巴赫穆特西北部前进 -  ISW</text:span>
</text:h>
      <text:p text:style-name="P4">
作者: Ukrinform (Person)</text:p>
      <text:p text:style-name="P4">
出版商: Укринформ (Organization)</text:p>
      <text:p text:style-name="P4">
出版时间: 2023-05-13T10:01:00+03:00</text:p>
      <text:p text:style-name="P4">
修改时间: 2023-05-13T10:01:00+03:00</text:p>
      <text:p text:style-name="P4">
描述: 乌克兰的武装部队在当地的反击中接替了巴赫穆特西北部的武装部队，这是俄罗斯军队在伯奇水库南岸撤退的视频所证明的。  - 乌克林。</text:p>
      <text:p text:style-name="P4">
图片: ["<text:a xlink:type="simple" xlink:href="https://static.ukrinform.com/photos/2023_05/thumb_files/630_360_1683216390-801.jpg" text:style-name="Internet_20_link" text:visited-style-name="Visited_20_Internet_20_Link">
630_360_16832...</text:a>
"]</text:p>
      <text:p text:style-name="P4">
标签: ['Бахмут', 'ЗСУ', 'Війна з росією']</text:p>
      <text:p text:style-name="P4">
类型: Article</text:p>
      <!--METADATA-->
      <text:p text:style-name="P4">
<draw:frame draw:style-name="fr1" draw:name="Image67" text:anchor-type="as-char" svg:width="6.9236in" svg:height="3.956343in" draw:z-index="0">
<draw:image xlink:href="../Images/yкринформ/2023-05-13T10-01-00-03-00/630_360_1683216390-801.jpg" xlink:type="simple" xlink:show="embed" xlink:actuate="onLoad" draw:mime-type="image/jpeg"/>
</draw:frame>
乌克兰的军队在当地的概念中接替了巴赫穆特西北部的武装，这证明了俄罗斯军队撤退到Berch Reservoir的半天银行的录像所证明。</text:p>
      <text:p text:style-name="P4">
正如乌克林福姆报道的那样，它报告了<text:a xlink:type="simple" xlink:href="https://www.understandingwar.org/backgrounder/ukraine-conflict-updates" text:style-name="Internet_20_link" text:visited-style-name="Visited_20_Internet_20_Link">
</text:a>
(ISW).</text:p>
      <text:p text:style-name="P4">
"Оприлюднені відео підтверджують заяви російських військових блогерів про те,що українські війська здобули перемогу на північний захід від Бахмута в районіміж Богданівкою і Берхівкою", - йдеться в повідомленні.</text:p>
      <text:p text:style-name="P4">
Як зазначає ISW, за даними російських військових блогерів, підрозділи 200-їокремої мотострілецької бригади втратили свої позиції в районі між Григорівкоюі Дубово-Василівкою (巴赫穆特西北约6公里). Крім того,повідомляється, що українські війська контратакують у напрямку Хромового,Богданівки та Кліщіївки.</text:p>
      <text:p text:style-name="P4">
Зазначається, що російський злочинець та глава пвк " <text:a xlink:type="simple" xlink:href="https://www.ukrinform.ua/tag-pvk-vagnera" text:style-name="Internet_20_link" text:visited-style-name="Visited_20_Internet_20_Link">
</text:a>
“普里戈宁向乌克兰武装部队报告给伯基夫卡，并说乌克兰现在距离巴赫穆特西北部的Boach 500 m以内的位置适合。</text:p>
      <text:p text:style-name="P4">
<text:span text:style-name="T4">
另请阅读：</text:span>
 <text:a xlink:type="simple" xlink:href="https://www.ukrinform.ua/rubric-ato/3708606-zsu-vdalos-vidtisnuti-voroga-na-pivdni-bahmuta-sonajmense-na-kilometr-rozvidka-britanii.html" text:style-name="Internet_20_link" text:visited-style-name="Visited_20_Internet_20_Link">
<text:span text:style-name="T4">
 bakhmut </text:span>
</text:a>
同时，国防部(我们)俄罗斯拒绝了其他俄罗斯有关促进乌克兰军队的陈述，并指出第四单独的单步枪旅和第200个单独的机动步枪旅的单位反映了伯基夫卡地区的阿拉塔克人。</text:p>
      <text:p text:style-name="P4">
正如乌克林福姆报道的俄罗斯入侵者<text:a xlink:type="simple" xlink:href="https://www.ukrinform.ua/rubric-ato/3708611-zagarbniki-vlastovuut-provokacii-z-vibuhami-sob-vtekti-z-okupovanih-teritorij-fedorov.html" text:style-name="Internet_20_link" text:visited-style-name="Visited_20_Internet_20_Link">
</text:a>
以一种方法来逃离乌克兰暂时占领的领土并宣布宣布。</text:p>
      <text:p text:style-name="P4">
News Source: <text:a xlink:type="simple" xlink:href="https://www.ukrinform.ua/rubric-ato/3708620-zsu-dosagnuli-uspihu-v-lokalnih-kontratakah-i-prosunulisa-na-pivnicnomu-zahodi-bahmuta-isw.html" text:style-name="Internet_20_link" text:visited-style-name="Visited_20_Internet_20_Link">
https://www.ukrinform.ua/rubric-ato/3708620-zsu-dosagnuli-uspihu-v-lokalnih-kontratakah-i-prosunulisa-na-pivnicnomu-zahodi-bahmuta-isw.html</text:a>
</text:p>
      <!--NEWS-->
      <text:h text:style-name="P10" text:outline-level="1">
<text:span text:style-name="T4">
Ukrzaliznytsia由于无人机袭击而推出了迟到的城市百叶窗和公共汽车</text:span>
</text:h>
      <text:p text:style-name="P4">
作者: Ukrinform (Person)</text:p>
      <text:p text:style-name="P4">
出版商: Укринформ (Organization)</text:p>
      <text:p text:style-name="P4">
出版时间: 2023-05-13T10:10:00+03:00</text:p>
      <text:p text:style-name="P4">
修改时间: 2023-05-13T10:10:00+03:00</text:p>
      <text:p text:style-name="P4">
描述: Ukrzaliznytsia和Khmelnytsky地区军事管理部门由于敌人的夜间袭击而向目的地推出了百叶窗和公共汽车，那里的火车迟到了。  - 乌克林。</text:p>
      <text:p text:style-name="P4">
图片: ["<text:a xlink:type="simple" xlink:href="https://static.ukrinform.com/photos/2020_05/thumb_files/630_360_1590675000-161.jpg" text:style-name="Internet_20_link" text:visited-style-name="Visited_20_Internet_20_Link">
630_360_15906...</text:a>
"]</text:p>
      <text:p text:style-name="P4">
标签: ['Укрзалізниця', 'Війна з росією', 'Поїзд']</text:p>
      <text:p text:style-name="P4">
类型: Article</text:p>
      <!--METADATA-->
      <text:p text:style-name="P4">
<draw:frame draw:style-name="fr1" draw:name="Image68" text:anchor-type="as-char" svg:width="6.9236in" svg:height="3.956343in" draw:z-index="0">
<draw:image xlink:href="../Images/yкринформ/2023-05-13T10-10-00-03-00/630_360_1590675000-161.jpg" xlink:type="simple" xlink:show="embed" xlink:actuate="onLoad" draw:mime-type="image/jpeg"/>
</draw:frame>
Ukrzaliznytsia和Khmelnytsky地区军事管理部门在目的地发射了水龙头，火车在敌人的夜空中迟到。</text:p>
      <text:p text:style-name="P4">
根据乌克林福姆(Ukrinform(https://t.me/UkrzalInfo/4414)“没有任何联系都没有封闭：对于所有乘客来说，乌克兰兹尼特赛亚(Ukrzaliznytsya)共同制定了Skhmelnytsky军事管理局的决定，如何获得收据的目的。 已经推出了额外的火车和公共汽车。</text:p>
      <text:p text:style-name="P4">
如果乘客从基辅(Kiev)朝着赫梅尔尼特(Khmelnytsky)的Vinnitsa方向前进，那么有必要登陆基辅 - 科兹(Kozyatyn-Vinnytsia-Vinnytsia-vinnytsia-khmelnitsky)的班车。</text:p>
      <text:p text:style-name="P4">
如果乘客沿基辅沿Ternopil和Lviv的方向前往基辅，那么有必要进行移植到Terno-Ternopil-Black Island。</text:p>
      <text:p text:style-name="P4">
对于朝着利维夫方向旅行的Khmelnitsky的乘客<text:a xlink:type="simple" xlink:href="https://t.me/UkrzalInfo/4415" text:style-name="Internet_20_link" text:visited-style-name="Visited_20_Internet_20_Link">
</text:a>
来自黑色ostrovado ternopil的额外铁路杆在12:15(Ternopil于14:30到达)，o 14：00(在Ternopil将是15:40)并在18:00(在Ternopil- 19:40).</text:p>
      <text:p text:style-name="P4">
У зворотному напрямку автобуси будуть у Красному о 10:12, Тернополі о 12:05,Підволочиську о 13:00, у Чорному острові о 13:50, а також у Львові о 14:10, уКрасному о 15:10, Тернополі о 16:20, Підволочиську о 17:00, Чорному острові о17:50.</text:p>
      <text:p text:style-name="P4">
Якщо пасажири прямують з Вінниці, Жмеринки, Хмельницького до Києва, їмдоступні шатли до Києва кожні 2 години. Першу групу пасажирів з Вінниці доКиєва з квитками на рейс №716 забере поїзд №868 Гречани-Київ.</text:p>
      <text:p text:style-name="P4">
Якщо пасажири прямують з Вінниці, Жмеринки до Львова, Ужгорода, Перемишля, їмдоступні шатли до Козятина з пересадкою на будь-які рейси західного напрямку,які зараз прямують об'їзним шляхом саме через Козятин.</text:p>
      <text:p text:style-name="P4">
Якщо пасажири прямують з Хмельницького до Львова, Ужгорода, Перемишля, їм слідочікувати пересадки на автобус від вокзала до станції Чорний острів, звідкикожні 2 години прямуватиме шатл до станції Красне.</text:p>
      <text:p text:style-name="P4">
Для пасажирів з Києва до Львова, Івано-Франківська, Ужгорода, Перемишля або упротилежному напрямку зміниться час у дорозі.</text:p>
      <text:p text:style-name="P4">
В <text:a xlink:type="simple" xlink:href="https://www.ukrinform.ua/tag-ukrzaliznica" text:style-name="Internet_20_link" text:visited-style-name="Visited_20_Internet_20_Link">
 </text:a>
据了解，在索赔中，任何乌克兰乘客都有可能恢复使用100％薪酬的可用票。 所有杆都是免费的，也可以在票中指示的相同方向的亚acte列车上种植，以防迟到或无法到达飞行。<text:span text:style-name="T4">
另请阅读：</text:span>
 <text:a xlink:type="simple" xlink:href="https://www.ukrinform.ua/rubric-ato/3708605-ppo-vnoci-znisila-17-droniv-tipu-shahed-povitrani-sili.html" text:style-name="Internet_20_link" text:visited-style-name="Visited_20_Internet_20_Link">
<text:span text:style-name="T4">
无人机</text:span>
</text:a>
可以通过<text:span text:style-name="T4">
 []跟踪有关火车延迟的信息，然后进行修改的路线。(https://uz-vezemo.uz.gov.ua/delayform)</text:span>
</text:p>
      <text:p text:style-name="P4">
火车延迟的预测时间№119Zaporizhzhya-lviv和№85Zaporizhzhia-lviv- 5小时； 火车#139 Kiev-Kamianets-Podilskyi-8小时40分钟； 火车#38/36 uzhgorod-przemysl-odessa- 12小时； 火车№770Ternopil-kyiv为6小时； №716przemysl -kiev-持续7个小时。</text:p>
      <text:p text:style-name="P4">
正如乌克林福姆报道的<text:a xlink:type="simple" xlink:href="https://www.ukrinform.ua/rubric-ato/3708595-obstril-hmelniccini-unaslidok-vlucanna-u-promislovij-obekt-postrazdali-patero-ludej.html" text:style-name="Internet_20_link" text:visited-style-name="Visited_20_Internet_20_Link">
</text:a>
由于在Nakhmelnytsky地区的工业物体中旅行。</text:p>
      <text:p text:style-name="P4">
News Source: <text:a xlink:type="simple" xlink:href="https://www.ukrinform.ua/rubric-regions/3708624-ukrzaliznica-zapustila-satli-i-avtobusi-u-mista-poizdi-do-akih-zapiznuutsa-cerez-ataku-droniv.html" text:style-name="Internet_20_link" text:visited-style-name="Visited_20_Internet_20_Link">
https://www.ukrinform.ua/rubric-regions/3708624-ukrzaliznica-zapustila-satli-i-avtobusi-u-mista-poizdi-do-akih-zapiznuutsa-cerez-ataku-droniv.html</text:a>
</text:p>
      <!--NEWS-->
      <text:h text:style-name="P10" text:outline-level="1">
<text:span text:style-name="T4">
电源系统稳定地工作，但顿涅茨克的能量物体会损坏 -  ukrenergo</text:span>
</text:h>
      <text:p text:style-name="P4">
作者: Ukrinform (Person)</text:p>
      <text:p text:style-name="P4">
出版商: Укринформ (Organization)</text:p>
      <text:p text:style-name="P4">
出版时间: 2023-05-13T10:15:42+03:00</text:p>
      <text:p text:style-name="P4">
修改时间: 2023-05-13T10:15:42+03:00</text:p>
      <text:p text:style-name="P4">
描述: 截至5月13日星期六上午，乌克兰的电力系统稳步运转。  - 乌克林。</text:p>
      <text:p text:style-name="P4">
图片: ["<text:a xlink:type="simple" xlink:href="https://static.ukrinform.com/photos/2022_12/thumb_files/630_360_1671101042-938.jpg" text:style-name="Internet_20_link" text:visited-style-name="Visited_20_Internet_20_Link">
630_360_16711...</text:a>
"]</text:p>
      <text:p text:style-name="P4">
标签: ['Безпілотник', 'Донеччина', 'Електроенергія', 'Укренерго', 'Війна з росією']</text:p>
      <text:p text:style-name="P4">
类型: Article</text:p>
      <!--METADATA-->
      <text:p text:style-name="P4">
<draw:frame draw:style-name="fr1" draw:name="Image69" text:anchor-type="as-char" svg:width="6.9236in" svg:height="3.956343in" draw:z-index="0">
<draw:image xlink:href="../Images/yкринформ/2023-05-13T10-15-42-03-00/630_360_1671101042-938.jpg" xlink:type="simple" xlink:show="embed" xlink:actuate="onLoad" draw:mime-type="image/jpeg"/>
</draw:frame>
5月13日，星期六会议的状况，乌克兰的电力系统稳步运转。</text:p>
      <text:p text:style-name="P4">
根据乌克林福姆(Ukrinform)的说法，Ukrenergo在[]中报告(https://t.me/Ukrenergo/2084?fbclid=IwAR329D3lIxviH7s1Xn2SoZUivOqTjng_4fg0dKjkUiBTldtZ6s6KkB_59nA)“早晨大规模攻击<text:a xlink:type="simple" xlink:href="https://www.ukrinform.ua/tag-bezpilotnik" text:style-name="Internet_20_link" text:visited-style-name="Visited_20_Internet_20_Link">
</text:a>
损坏能源基础设施的对象。 我们感谢捍卫专业工作的力量。”该公司强调。</text:p>
      <text:p text:style-name="P4">
不幸的是，随着他们加入Ukrenergo，俄罗斯人继续积极地为露台地区开火。 顿涅茨克地区的电力设施损坏。</text:p>
      <text:p text:style-name="P4">
<text:span text:style-name="T4">
另请阅读：</text:span>
 <text:a xlink:type="simple" xlink:href="https://www.ukrinform.ua/rubric-kyiv/3708580-ppo-znisila-usi-sahedi-aki-ruhalisa-kursom-na-kiiv-kmva.html" text:style-name="Internet_20_link" text:visited-style-name="Visited_20_Internet_20_Link">
</text:a>
正如乌克林福姆报道的那样，从5月13日午夜开始，乌克兰国防军<text:a xlink:type="simple" xlink:href="https://www.ukrinform.ua/rubric-ato/3708605-ppo-vnoci-znisila-17-droniv-tipu-shahed-povitrani-sili.html" text:style-name="Internet_20_link" text:visited-style-name="Visited_20_Internet_20_Link">
</text:a>
伊朗生产SHAHD-136/131。</text:p>
      <text:p text:style-name="P4">
News Source: <text:a xlink:type="simple" xlink:href="https://www.ukrinform.ua/rubric-economy/3708625-energosistema-pracue-stabilno-ale-e-poskodzenna-energoobektiv-na-doneccini-ukrenergo.html" text:style-name="Internet_20_link" text:visited-style-name="Visited_20_Internet_20_Link">
https://www.ukrinform.ua/rubric-economy/3708625-energosistema-pracue-stabilno-ale-e-poskodzenna-energoobektiv-na-doneccini-ukrenergo.html</text:a>
</text:p>
      <!--NEWS-->
      <text:h text:style-name="P10" text:outline-level="1">
<text:span text:style-name="T4">
从白俄罗斯飞往波兰，飞行了一个未知的空中设施</text:span>
</text:h>
      <text:p text:style-name="P4">
作者: Ukrinform (Person)</text:p>
      <text:p text:style-name="P4">
出版商: Укринформ (Organization)</text:p>
      <text:p text:style-name="P4">
出版时间: 2023-05-13T10:21:00+03:00</text:p>
      <text:p text:style-name="P4">
修改时间: 2023-05-13T10:21:00+03:00</text:p>
      <text:p text:style-name="P4">
描述: 一个未知的空气设施可能是白俄罗斯到波兰的观察球。  - 乌克林。</text:p>
      <text:p text:style-name="P4">
图片: ["<text:a xlink:type="simple" xlink:href="https://static.ukrinform.com/photos/2017_08/thumb_files/630_360_1502114201-1164.jpg" text:style-name="Internet_20_link" text:visited-style-name="Visited_20_Internet_20_Link">
630_360_15021...</text:a>
"]</text:p>
      <text:p text:style-name="P4">
标签: ['білорусь', 'Польща', 'Кордон']</text:p>
      <text:p text:style-name="P4">
类型: Article</text:p>
      <!--METADATA-->
      <text:p text:style-name="P4">
<draw:frame draw:style-name="fr1" draw:name="Image70" text:anchor-type="as-char" svg:width="6.9236in" svg:height="3.956343in" draw:z-index="0">
<draw:image xlink:href="../Images/yкринформ/2023-05-13T10-21-00-03-00/630_360_1502114201-1164.jpg" xlink:type="simple" xlink:show="embed" xlink:actuate="onLoad" draw:mime-type="image/jpeg"/>
</draw:frame>
一个未知的空气设施可能是波兰白俄罗斯领土的观察到。</text:p>
      <text:p text:style-name="P4">
关于它在[]中报告(https://twitter.com/MON_GOV_PL/status/1657270456976650241)乌克林福姆报道，波兰的事工。</text:p>
      <text:p text:style-name="P4">
“空中运营中心(警察)记录了空域中的外观<text:a xlink:type="simple" xlink:href="https://www.ukrinform.ua/tag-polsa" text:style-name="Internet_20_link" text:visited-style-name="Visited_20_Internet_20_Link">
</text:a>
来自白俄罗斯方向的对象。 根据警察的说法，这可能是一个观察的气球。”消息写道。</text:p>
      <text:p text:style-name="P4">
如图所述，该物体在该地区的雷达中丢失了(RP的北部).</text:p>
      <text:p text:style-name="P4">
У зв’язку з цим командувач Оперативного командування видів збройних сил Польщіприйняв рішення про задіяння чергових сил військ територіальної оборони допошуку об’єкту.</text:p>
      <text:p text:style-name="P4">
<text:span text:style-name="T4">
Читайте також:</text:span>
 <text:a xlink:type="simple" xlink:href="https://www.ukrinform.ua/rubric-world/3707929-duda-bagato-vkazue-na-te-so-bila-bidgosa-mogla-vpasti-raketa.html" text:style-name="Internet_20_link" text:visited-style-name="Visited_20_Internet_20_Link">
 <text:span text:style-name="T4">
Дуда</text:span>
 </text:a>
乌克林福姆(Ukrinform)报道，在4月底，在比德戈斯附近的森林中发现了一个“军事物体”，可能是俄罗斯导弹X-55的元素，可以从俄罗斯飞机上从白俄罗斯领土上从俄罗斯飞机那里购买。去年16，当时俄罗斯对乌克兰进行了大规模的火箭射击。 波兰检察官办公室和相关服务正在进行适当的调查。</text:p>
      <text:p text:style-name="P4">
国防部长马里乌斯·布拉斯沙克(Mariusz Blaschak当时的军事设施。</text:p>
      <text:p text:style-name="P4">
News Source: <text:a xlink:type="simple" xlink:href="https://www.ukrinform.ua/rubric-world/3708627-do-polsi-z-bilorusi-zaletiv-nevidomij-povitranij-obekt.html" text:style-name="Internet_20_link" text:visited-style-name="Visited_20_Internet_20_Link">
https://www.ukrinform.ua/rubric-world/3708627-do-polsi-z-bilorusi-zaletiv-nevidomij-povitranij-obekt.html</text:a>
</text:p>
      <!--NEWS-->
      <text:h text:style-name="P10" text:outline-level="1">
<text:span text:style-name="T4">
俄罗斯军队袭击了乌克兰的11个地区一天 -  OVA的勃起</text:span>
</text:h>
      <text:p text:style-name="P4">
作者: Ukrinform (Person)</text:p>
      <text:p text:style-name="P4">
出版商: Укринформ (Organization)</text:p>
      <text:p text:style-name="P4">
出版时间: 2023-05-13T10:23:00+03:00</text:p>
      <text:p text:style-name="P4">
修改时间: 2023-05-13T10:23:00+03:00</text:p>
      <text:p text:style-name="P4">
描述: 俄罗斯入侵者每天攻击11个乌克兰地区。  - 乌克林。</text:p>
      <text:p text:style-name="P4">
图片: ["<text:a xlink:type="simple" xlink:href="https://static.ukrinform.com/photos/2022_06/thumb_files/630_360_1656480323-642.jpg" text:style-name="Internet_20_link" text:visited-style-name="Visited_20_Internet_20_Link">
630_360_16564...</text:a>
"]</text:p>
      <text:p text:style-name="P4">
标签: ['Обстріл', 'Війна з росією', 'Регіони']</text:p>
      <text:p text:style-name="P4">
类型: Article</text:p>
      <!--METADATA-->
      <text:p text:style-name="P4">
<draw:frame draw:style-name="fr1" draw:name="Image71" text:anchor-type="as-char" svg:width="6.9236in" svg:height="3.956343in" draw:z-index="0">
<draw:image xlink:href="../Images/yкринформ/2023-05-13T10-23-00-03-00/630_360_1656480323-642.jpg" xlink:type="simple" xlink:show="embed" xlink:actuate="onLoad" draw:mime-type="image/jpeg"/>
</draw:frame>
俄罗斯每天对乌克兰11个地区进行袭击。</text:p>
      <text:p text:style-name="P4">
根据乌克林福姆的说法，截至13日星期六9:00，地区军事行政部门的合并信息中报道了这一点。</text:p>
      <text:p text:style-name="P4">
周六早上，在空气警报期间，敌人袭击了** khmelnitskaya。 该信息已指定。</text:p>
      <text:p text:style-name="P4">
<text:span text:style-name="T4">
在基辅地区</text:span>
夜间，警报在防空。 命中不是固定的，没有受害者。 根据初步数据，由于落入其中一个社区的结果，私人房屋和家庭建筑物受到损害。指定信息。</text:p>
      <text:p text:style-name="P4">
<text:span text:style-name="T4">
另请阅读：</text:span>
 <text:a xlink:type="simple" xlink:href="https://www.ukrinform.ua/rubric-kyiv/3708580-ppo-znisila-usi-sahedi-aki-ruhalisa-kursom-na-kiiv-kmva.html" text:style-name="Internet_20_link" text:visited-style-name="Visited_20_Internet_20_Link">
<text:span text:style-name="T4">
防空</text:span>
</text:a>
<text:span text:style-name="T4">
在Chernihiv地区</text:span>
 5个Novgorod-Siversky和Koryukiv地区的迫击炮壳被记录在当天。 没有受害者。</text:p>
      <text:p text:style-name="P4">
同样晚上，俄罗斯人遭到了莎阿赫无人机的袭击。 一场爆炸声向敏锐的社区响起(Novgorod-Siversky区). Один дрон, за попередньоюінформацією, був збитий на території Чернігівського району. Дані уточнюються.</text:p>
      <text:p text:style-name="P4">
<text:span text:style-name="T4">
У Сумській області</text:span>
 вчора протягом дня війська рф здійснили 5 <text:a xlink:type="simple" xlink:href="https://www.ukrinform.ua/tag-obstril" text:style-name="Internet_20_link" text:visited-style-name="Visited_20_Internet_20_Link">
</text:a>
边界。 记录了87次爆炸。维利克皮亚夫斯卡(Velikopysarivska)的定居点，贝洛皮尔(Belopil)和克拉斯诺尼(Krasnopil)社区受到了约束。</text:p>
      <text:p text:style-name="P4">
<text:span text:style-name="T4">
在Zaporizhzhia地区</text:span>
在最后一天，有87次敌人打击，20个定居点，包括Malinivka，Gulyaypole，Orikhiv，Orikhiv，Railway，Poltavka，Shcherbaki。 入侵者从炮兵中进行了80杆，两次从航空中袭击了两次，两次与RSSL一起使用了两次。 民用基础设施。</text:p>
      <text:p text:style-name="P4">
<text:span text:style-name="T4">
在dnipropetrovsk地区</text:span>
俄罗斯军队袭击了玛格内特社区尼科波尔。 一名29岁的男子受伤住院。 这位71岁救援人员从一所损坏的房屋中释放的妇女。</text:p>
      <text:p text:style-name="P4">
总共，尼科波尔(Nikopol)摧毁了三个私人房屋，又损坏了七个私人房屋。 七个附属建筑也损坏了，其中一个被摧毁。 教堂，行政大楼和商店，损坏的汽车，tagazozozohna电力线遭到破坏。</text:p>
      <text:p text:style-name="P4">
<text:span text:style-name="T4">
另请阅读：</text:span>
 <text:a xlink:type="simple" xlink:href="https://www.ukrinform.ua/rubric-ato/3708605-ppo-vnoci-znisila-17-droniv-tipu-shahed-povitrani-sili.html" text:style-name="Internet_20_link" text:visited-style-name="Visited_20_Internet_20_Link">
<text:span text:style-name="T4">
防空</text:span>
</text:a>
</text:p>
      <text:p text:style-name="P4">
在库皮斯克的方向上，侵略者在Momasyutivka方向上是不成功的进攻行动。</text:p>
      <text:p text:style-name="P4">
Kamyanka，Krasne First，Mitrofanivka，Fygolovka，Novomlinsk，两年，西方，Kyslivka和Tabaivka，是炮兵和迫击炮炮击。</text:p>
      <text:p text:style-name="P4">
在Izumi区的Cherneshchyna村，一名30岁的工人被Sau Farm的一个农场杀害。 农场，住宅和电线损坏了。</text:p>
      <text:p text:style-name="P4">
由于炮击，库班斯基地区的一座住宅建筑已损坏。</text:p>
      <text:p text:style-name="P4">
昨天，由于库平地区的库里洛夫卡(Kurilovka)村的炮击，私人房屋所有权损坏了。</text:p>
      <text:p text:style-name="P4">
<text:span text:style-name="T4">
另请阅读：</text:span>
 <text:a xlink:type="simple" xlink:href="https://www.ukrinform.ua/rubric-regions/3708597-rosiani-za-dobu-zavdali-87-udariv-po-zaporizkij-oblasti.html" text:style-name="Internet_20_link" text:visited-style-name="Visited_20_Internet_20_Link">
</text:a>
<text:span text:style-name="T4">
在卢汉斯克地区</text:span>
俄罗斯军队进行了108炮击(他们释放了448壳). Під вогнем артилерії та мінометів перебували Макіївка,Стельмахівка та Білогорівка.</text:p>
      <text:p text:style-name="P4">
<text:span text:style-name="T4">
У Донецькій області</text:span>
 минулої доби росіяни обстріляли 13 населених пунктів,зокрема Авдіївку, Дружківку, Костянтинівку, Краматорськ, Курахове, Торецьк,Часів Яр, Карлівку, Новокалинове, Новоукраїнку, Пречистівку, Привілля.</text:p>
      <text:p text:style-name="P4">
Пошкоджено 75 житлових будинків (在这10套公寓中)，pjsc“水泥-schifer plain -pushka”，在kramatorsk，检查站，四台 - 存储，两个燃气管，DTEK电网，9辆车，两辆车，两辆折叠se“ toretskugillya”，仓库，仓库，两个garants，两个garants，七个 - 经济结构，气体结构，气体结构，气体设施“平行”。</text:p>
      <text:p text:style-name="P4">
白天在顿涅茨克(Donetsk)，有四人受伤。</text:p>
      <text:p text:style-name="P4">
到了晚上，敌人用系统的喷气炮弹开了<text:span text:style-name="T4">
 Nikolaev </text:span>
  - 枪炮上的喷气炮弹从被俘虏的赫尔森地区左岸的领土起火。 第五台住宅建筑损坏，两座建筑物被摧毁。 三人受伤。</text:p>
      <text:p text:style-name="P4">
昨天，俄罗斯人袭击了奥查尔基夫(Ochakiv)的格罗姆(Ochakiv Gromance)。</text:p>
      <text:p text:style-name="P4">
<text:span text:style-name="T4">
另请阅读：</text:span>
 <text:a xlink:type="simple" xlink:href="https://www.ukrinform.ua/rubric-ato/3708584-obstril-mikolaeva-zagarbniki-zastosuvali-bezpilotniki-postrazdali-troe-civilnih.html" text:style-name="Internet_20_link" text:visited-style-name="Visited_20_Internet_20_Link">
<text:span text:style-name="T4">
 Nikolaev </text:span>
</text:a>
<text:span text:style-name="T4">
在Kherson地区</text:span>
每天入侵者每天进行88个炮击(他们释放了445壳)，他们在赫尔森-15(49壳).</text:p>
      <text:p text:style-name="P4">
Продовжуються ворожі обстріли смт Козацьке і села Веселе Каховського району. Єпошкодження приватних будинків. У Козацькому загинули дві жінки, ще однадістала важкі поранення.</text:p>
      <text:p text:style-name="P4">
Tyaginsky社区的Odradokamanka村的居民受伤。</text:p>
      <text:p text:style-name="P4">
由于俄罗斯在赫尔森地区的侵略性，仅一天，有两个人被Ichetvero杀害。</text:p>
      <text:p text:style-name="P4">
News Source: <text:a xlink:type="simple" xlink:href="https://www.ukrinform.ua/rubric-regions/3708630-rosijska-armia-za-dobu-atakuvala-11-regioniv-ukraini-zvedenna-ova.html" text:style-name="Internet_20_link" text:visited-style-name="Visited_20_Internet_20_Link">
https://www.ukrinform.ua/rubric-regions/3708630-rosijska-armia-za-dobu-atakuvala-11-regioniv-ukraini-zvedenna-ova.html</text:a>
</text:p>
      <!--NEWS-->
      <text:h text:style-name="P10" text:outline-level="1">
<text:span text:style-name="T4">
为了完成战争</text:span>
</text:h>
      <text:p text:style-name="P4">
作者: Ukrinform (Person)</text:p>
      <text:p text:style-name="P4">
出版商: Укринформ (Organization)</text:p>
      <text:p text:style-name="P4">
出版时间: 2023-05-13T10:28:44+03:00</text:p>
      <text:p text:style-name="P4">
修改时间: 2023-05-13T10:28:44+03:00</text:p>
      <text:p text:style-name="P4">
描述: 乌克兰在维尔纽斯未来峰会期间确定的乌克兰成员资格的前景将使俄罗斯明确表明战争正在完成。  - 乌克林。</text:p>
      <text:p text:style-name="P4">
图片: ["<text:a xlink:type="simple" xlink:href="https://static.ukrinform.com/photos/2023_03/thumb_files/630_360_1678262274-371.jpeg" text:style-name="Internet_20_link" text:visited-style-name="Visited_20_Internet_20_Link">
630_360_16782...</text:a>
"]</text:p>
      <text:p text:style-name="P4">
标签: ['НАТО', 'Саміт НАТО', 'Єрмак', 'Війна з росією']</text:p>
      <text:p text:style-name="P4">
类型: Article</text:p>
      <!--METADATA-->
      <text:p text:style-name="P4">
<draw:frame draw:style-name="fr1" draw:name="Image72" text:anchor-type="as-char" svg:width="6.9236in" svg:height="3.956343in" draw:z-index="0">
<draw:image xlink:href="../Images/yкринформ/2023-05-13T10-28-44-03-00/630_360_1678262274-371.jpeg" xlink:type="simple" xlink:show="embed" xlink:actuate="onLoad" draw:mime-type="image/jpeg"/>
</draw:frame>
在未来的联盟和解峰会期间确定的乌克兰成员在北约的前景将使俄罗斯明显信号表明战争是战争。</text:p>
      <text:p text:style-name="P4">
总统办公室负责人安德里·耶尔马克(Andriy Yermak)在接受[]采访时说了这一点(https://www.spiegel.de/politik/deutschland/die-ukraine-muss-im-westen-verankert-werden-gastbeitrag-a-c1523b06-2364-4a88-b143-b2a96f4f557e?sara_ref=re-so-app-sh)，报道乌克林福称<text:a xlink:type="simple" xlink:href="https://t.me/ermaka2022/2640" text:style-name="Internet_20_link" text:visited-style-name="Visited_20_Internet_20_Link">
</text:a>
 <text:a xlink:type="simple" xlink:href="https://t.me/ermaka2022/2640" text:style-name="Internet_20_link" text:visited-style-name="Visited_20_Internet_20_Link">
</text:a>
yermak。</text:p>
      <text:p text:style-name="P4">
“普京必须了解，民主世界对乌克兰的承诺不会被付出他的战争是毫无意义的。因此，国家和政府的元首<text:a xlink:type="simple" xlink:href="https://www.ukrinform.ua/tag-nato" text:style-name="Internet_20_link" text:visited-style-name="Visited_20_Internet_20_Link">
</text:a>
他们应支持安全协议，并展示联盟成员资格的道路。 如果他们现在这样做，它将有助于总统弗拉基米尔·泽伦斯基(Vladimir Zelensky)开始建立公正的和平的过程。 另一方面，克里姆林宫将继续其非法战争。”他写道。</text:p>
      <text:p text:style-name="P4">
伊尔马克(Yermak)指出，乌克兰在北约的成员资格将确保没有战争。 用言语而言，乌克兰对集体安全的贡献可以是所有成员国中最大的成员国之一，而牺牲了一支经验丰富和有动力的军队以及熟练地使用北约武器。</text:p>
      <text:p text:style-name="P4">
“将来，维尔纽斯北约领导人的峰会应明确表示比赛已经结束。乌克兰是活动的一部分。现在是时候确定乌克兰加入北约的特定计划和前景。芬兰·塔什维蒂已经显示耶尔马克强调。</text:p>
      <text:p text:style-name="P4">
此外，总统办公室的负责人回忆说，去年已确定了开发的安全合同，该合同定义了乌克兰的盟友的许多安全保证。 特别是，加兰特州集团的无限义务是提供武器，欧盟旗帜下的联合军事演习，情报交换以及乌克兰军事工业综合体的投资的延续。 这些措施的实施是确保赢家在这场战争中的支持并消除俄罗斯的进一步侵略。</text:p>
      <text:p text:style-name="P4">
耶尔马克强调说：“北约和俄罗斯之间的灰色区域没有任何安全。芬兰和瑞典得到了认可。我们需要清晰，而不是重复开放的门政策，这使俄罗斯的侵略源于俄罗斯的侵略。”同时，他说，由德国联邦政府和总理奥拉夫·索尔茨(Olaf Soltz)提供的豹子2坦克的供应大大改善了前线的情况。 耶尔马克(Yermak)对德国纳罗德(Narod)的军事援助和难民货架表示感谢。</text:p>
      <text:p text:style-name="P4">
正如乌克林福姆(Ukrinform(https://www.ukrinform.ua/rubric-polytics/3708405-stefanisina-rozrahovue-na-politicne-risenna-sodo-clenstva-ukraini-v-nato-na-samiti-u-vilnusi.html)维尔纽斯联盟峰会。</text:p>
      <text:p text:style-name="P4">
News Source: <text:a xlink:type="simple" xlink:href="https://www.ukrinform.ua/rubric-polytics/3708629-dla-zaversenna-vijni-potribna-citka-perspektiva-clenstva-ukraini-u-nato-ermak.html" text:style-name="Internet_20_link" text:visited-style-name="Visited_20_Internet_20_Link">
https://www.ukrinform.ua/rubric-polytics/3708629-dla-zaversenna-vijni-potribna-citka-perspektiva-clenstva-ukraini-u-nato-ermak.html</text:a>
</text:p>
      <!--NEWS-->
      <text:h text:style-name="P10" text:outline-level="1">
<text:span text:style-name="T4">
在Khmelnitsky，由于俄罗斯袭击，有11人受伤</text:span>
</text:h>
      <text:p text:style-name="P4">
作者: Ukrinform (Person)</text:p>
      <text:p text:style-name="P4">
出版商: Укринформ (Organization)</text:p>
      <text:p text:style-name="P4">
出版时间: 2023-05-13T10:32:00+03:00</text:p>
      <text:p text:style-name="P4">
修改时间: 2023-05-13T10:32:00+03:00</text:p>
      <text:p text:style-name="P4">
描述: 由于俄罗斯人在赫梅尔尼茨基的夜间袭击，已经记录了11名受害者，他们的人数可能会增加。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мельниччина', 'Обстріл', 'Війна з росією', 'Єдині новини']</text:p>
      <text:p text:style-name="P4">
类型: Article</text:p>
      <!--METADATA-->
      <text:p text:style-name="P4">
<draw:frame draw:style-name="fr1" draw:name="Image73" text:anchor-type="as-char" svg:width="6.9236in" svg:height="3.948443in" draw:z-index="0">
<draw:image xlink:href="../Images/yкринформ/2023-05-13T10-32-00-03-00/630_360_1538997483-946.jpg" xlink:type="simple" xlink:show="embed" xlink:actuate="onLoad" draw:mime-type="image/jpeg"/>
</draw:frame>
由于俄罗斯人的当地袭击，赫梅尔尼茨基已经记录了11名受害者，其程度可能会增加。</text:p>
      <text:p text:style-name="P4">
乌克林福姆(Ukrinform)的亚历山大·西奇(Alexander Simchyshyn)在唯一新闻上唯一的新闻广播报道了这一点。</text:p>
      <text:p text:style-name="P4">
“我们目前正在检查这场恐怖袭击的后果。赫梅尔尼茨基社区没有到达，但是有一个进入另一个社区的物体领土之一 - 与我们相邻，因此，爆炸性的战争 - 遭受了严重损害的爆炸性战争对于我们的城市基础设施。一个人正在住院，但他的生命没有任何威胁。他人的伤口被割伤了，由于天花板倒塌而导致中风的伤口，门，门。”  - 市长说。</text:p>
      <text:p text:style-name="P4">
他还指出，受伤的人数可能会增加，因为人们抵抗城市医院创伤中心。</text:p>
      <text:p text:style-name="P4">
据市长称，由于俄罗斯袭击，住宅基础设施受到了重大影响 - 大约是数百栋房屋，既是多层房屋和私人住宅建筑物。 屋顶，天花板，门，窗户大部分受到损坏。 有许多教育机构，以及文化对象，工业和商业场所，行政大楼。 损坏程度 - 屋顶，天花板，阳台，门，窗户。</text:p>
      <text:p text:style-name="P4">
公用事业的工作并不是有害的，它们都可以消除倾向。</text:p>
      <text:p text:style-name="P4">
<text:span text:style-name="T4">
另请阅读：</text:span>
 <text:a xlink:type="simple" xlink:href="https://www.ukrinform.ua/rubric-ato/3708605-ppo-vnoci-znisila-17-droniv-tipu-shahed-povitrani-sili.html" text:style-name="Internet_20_link" text:visited-style-name="Visited_20_Internet_20_Link">
<text:span text:style-name="T4">
防空</text:span>
</text:a>
正如乌克林福姆报道的，晚上<text:a xlink:type="simple" xlink:href="https://www.ukrinform.ua/rubric-ato/3708595-obstril-hmelniccini-unaslidok-vlucanna-u-promislovij-obekt-postrazdali-patero-ludej.html" text:style-name="Internet_20_link" text:visited-style-name="Visited_20_Internet_20_Link">
</text:a>
，关键基础设施有一个到达。 恐怖袭击的泌尿袭击记录在赫梅尔尼特斯基地区之一的境内的一个物体中。</text:p>
      <text:p text:style-name="P4">
Ukrzaliznytsia和Khmelnytsky地区军事管理部门在目的地发射了水龙头，火车在敌人的夜空中迟到。</text:p>
      <text:p text:style-name="P4">
News Source: <text:a xlink:type="simple" xlink:href="https://www.ukrinform.ua/rubric-ato/3708631-u-hmelnickomu-cerez-rosijsku-ataku-postrazdali-11-ludej.html" text:style-name="Internet_20_link" text:visited-style-name="Visited_20_Internet_20_Link">
https://www.ukrinform.ua/rubric-ato/3708631-u-hmelnickomu-cerez-rosijsku-ataku-postrazdali-11-ludej.html</text:a>
</text:p>
      <!--NEWS-->
      <text:h text:style-name="P10" text:outline-level="1">
<text:span text:style-name="T4">
SBU拘留了两名私人侦探，这些侦探从政府数据库中进行了交换</text:span>
</text:h>
      <text:p text:style-name="P4">
作者: Ukrinform (Person)</text:p>
      <text:p text:style-name="P4">
出版商: Укринформ (Organization)</text:p>
      <text:p text:style-name="P4">
出版时间: 2023-05-13T10:33:00+03:00</text:p>
      <text:p text:style-name="P4">
修改时间: 2023-05-13T10:33:00+03:00</text:p>
      <text:p text:style-name="P4">
描述: 在基辅，乌克兰的安全局拘留了两名私人侦探，这些侦探从国家机构的封闭数据库中进行了交易。  - 乌克林。</text:p>
      <text:p text:style-name="P4">
图片: ["<text:a xlink:type="simple" xlink:href="https://static.ukrinform.com/photos/2023_05/thumb_files/630_360_1683963409-924.jpeg" text:style-name="Internet_20_link" text:visited-style-name="Visited_20_Internet_20_Link">
630_360_16839...</text:a>
", "<text:a xlink:type="simple" xlink:href="https://static.ukrinform.com/photos/2023_05/1683963428-277.jpeg" text:style-name="Internet_20_link" text:visited-style-name="Visited_20_Internet_20_Link">
1683963428-27...</text:a>
", "<text:a xlink:type="simple" xlink:href="https://static.ukrinform.com/photos/2023_05/1683963447-933.jpeg" text:style-name="Internet_20_link" text:visited-style-name="Visited_20_Internet_20_Link">
1683963447-93...</text:a>
", "<text:a xlink:type="simple" xlink:href="https://static.ukrinform.com/photos/2023_05/1683963466-379.jpeg" text:style-name="Internet_20_link" text:visited-style-name="Visited_20_Internet_20_Link">
1683963466-37...</text:a>
"]</text:p>
      <text:p text:style-name="P4">
标签: ['Детективна діяльність', 'СБУ', 'Злочин', 'Київ']</text:p>
      <text:p text:style-name="P4">
类型: Article</text:p>
      <!--METADATA-->
      <text:p text:style-name="P4">
<draw:frame draw:style-name="fr1" draw:name="Image74" text:anchor-type="as-char" svg:width="6.9236in" svg:height="3.956343in" draw:z-index="0">
<draw:image xlink:href="../Images/yкринформ/2023-05-13T10-33-00-03-00/630_360_1683963409-924.jpeg" xlink:type="simple" xlink:show="embed" xlink:actuate="onLoad" draw:mime-type="image/jpeg"/>
</draw:frame>
在乌克兰的基辅(Kyiv)安全中，乌克兰拘留了两名私人侦探，这些侦探从政府机构的封闭数据库中进行了交易。</text:p>
      <text:p text:style-name="P4">
正如Ukrinform报道的那样，SBU在[]中报告(https://t.me/SBUkr/8302?single)根据调查，这项非法活动是由一名首都地区警察局的前调查员组织的，后者拒绝接受A Lavpolitis的认证，并于2015年驳回了执法机构。</text:p>
      <text:p text:style-name="P4">
随后，他与熟人一起创建了一个私人侦探机构。</text:p>
      <text:p text:style-name="P4">
<draw:frame draw:style-name="fr1" draw:name="Image75" text:anchor-type="as-char" svg:width="6.9236in" svg:height="4.615733in" draw:z-index="0">
<draw:image xlink:href="../Images/yкринформ/2023-05-13T10-33-00-03-00/1683963428-277.jpeg" xlink:type="simple" xlink:show="embed" xlink:actuate="onLoad" draw:mime-type="image/jpeg"/>
</draw:frame>
以法律业务为幌子，他们为客户提供了有关其他公民的机密信息，包括收到的数据存储的数据。</text:p>
      <text:p text:style-name="P4">
为此，攻击者在官员和执法人员之间使用了自己的联系。</text:p>
      <text:p text:style-name="P4">
<draw:frame draw:style-name="fr1" draw:name="Image76" text:anchor-type="as-char" svg:width="6.664062in" svg:height="10.0in" draw:z-index="0">
<draw:image xlink:href="../Images/yкринформ/2023-05-13T10-33-00-03-00/1683963447-933.jpeg" xlink:type="simple" xlink:show="embed" xlink:actuate="onLoad" draw:mime-type="image/jpeg"/>
</draw:frame>
每人档案的成本从800美元到2.6亿美元。 个人数据的量和订单紧迫性。</text:p>
      <text:p text:style-name="P4">
<draw:frame draw:style-name="fr1" draw:name="Image77" text:anchor-type="as-char" svg:width="6.9236in" svg:height="4.615733in" draw:z-index="0">
<draw:image xlink:href="../Images/yкринформ/2023-05-13T10-33-00-03-00/1683963466-379.jpeg" xlink:type="simple" xlink:show="embed" xlink:actuate="onLoad" draw:mime-type="image/jpeg"/>
</draw:frame>
例如，除了公民的护照数据外，手机和汽车的部署以及边境和行政犯罪委员会的信息。</text:p>
      <text:p text:style-name="P4">
雇员 <text:a xlink:type="simple" xlink:href="https://www.ukrinform.ua/tag-sbu" text:style-name="Internet_20_link" text:visited-style-name="Visited_20_Internet_20_Link">
</text:a>
文件夹在收到资金的第二部分期间拘留了攻击者，并在首都居民上进行了数据。</text:p>
      <text:p text:style-name="P4">
在搜索被告人的地址时，手机被计算机检测到具有非法活动的证据。</text:p>
      <text:p text:style-name="P4">
<text:span text:style-name="T4">
另请阅读：</text:span>
 <text:a xlink:type="simple" xlink:href="https://www.ukrinform.ua/rubric-polytics/3708206-sbu-vikrila-eksministra-osviti-tabacnika-na-spivpraci-z-fsb-i-soratnikom-kadirova.html" text:style-name="Internet_20_link" text:visited-style-name="Visited_20_Internet_20_Link">
<text:span text:style-name="T4">
 sbu </text:span>
</text:a>
攻击者被告知有关艺术第2部分的怀疑。 乌克兰《刑法》的361-2(未经授权的销售或传播存储在电子计算机中的限制信息(电脑)，自动化系统，计算机网络或此类信息的载体).</text:p>
      <text:p text:style-name="P4">
Перевіряється інформація щодо можливого продажу конфіденційної інформації доросії.</text:p>
      <text:p text:style-name="P4">
Як повідомляв Укрінформ, <text:a xlink:type="simple" xlink:href="https://www.ukrinform.ua/rubric-society/3704150-sbu-likviduvala-merezu-botoferm-aki-rozpovsudzuvali-fejki-pro-terakti-ta-minuvanna.html" text:style-name="Internet_20_link" text:visited-style-name="Visited_20_Internet_20_Link">
 </text:a>
这传播了错误的信息，以松散乌克兰的社会政治状况。</text:p>
      <text:p text:style-name="P4">
News Source: <text:a xlink:type="simple" xlink:href="https://www.ukrinform.ua/rubric-society/3708642-sbu-zatrimala-dvoh-privatnih-detektiviv-aki-torguvali-konfidencijnou-informacieu-z-derzavnih-baz-danih.html" text:style-name="Internet_20_link" text:visited-style-name="Visited_20_Internet_20_Link">
https://www.ukrinform.ua/rubric-society/3708642-sbu-zatrimala-dvoh-privatnih-detektiviv-aki-torguvali-konfidencijnou-informacieu-z-derzavnih-baz-danih.html</text:a>
</text:p>
      <!--NEWS-->
      <text:h text:style-name="P10" text:outline-level="1">
<text:span text:style-name="T4">
在罗兰·哈罗斯（Rolan Harros）之前</text:span>
</text:h>
      <text:p text:style-name="P4">
作者: Ukrinform (Person)</text:p>
      <text:p text:style-name="P4">
出版商: Укринформ (Organization)</text:p>
      <text:p text:style-name="P4">
出版时间: 2023-05-13T10:38:51+03:00</text:p>
      <text:p text:style-name="P4">
修改时间: 2023-05-13T10:38:51+03:00</text:p>
      <text:p text:style-name="P4">
描述: 在他的职业生涯中，莱西亚·图伦科（Lesya Turenko）的前23届“球拍”首次接近法国公开冠军，本赛季超过20场胜利。  - 乌克林。</text:p>
      <text:p text:style-name="P4">
图片: ["<text:a xlink:type="simple" xlink:href="https://static.ukrinform.com/photos/2023_05/thumb_files/630_360_1683962879-576.jpeg" text:style-name="Internet_20_link" text:visited-style-name="Visited_20_Internet_20_Link">
630_360_16839...</text:a>
"]</text:p>
      <text:p text:style-name="P4">
标签: ['Цуренко', 'Теніс', 'Україна', 'Жінки']</text:p>
      <text:p text:style-name="P4">
类型: Article</text:p>
      <!--METADATA-->
      <text:p text:style-name="P4">
<draw:frame draw:style-name="fr1" draw:name="Image78" text:anchor-type="as-char" svg:width="6.9236in" svg:height="3.956343in" draw:z-index="0">
<draw:image xlink:href="../Images/yкринформ/2023-05-13T10-38-51-03-00/630_360_1683962879-576.jpeg" xlink:type="simple" xlink:show="embed" xlink:actuate="onLoad" draw:mime-type="image/jpeg"/>
</draw:frame>
在他的职业生涯中，莱西亚·图伦科(Lesya Turenko)的前第23届“球拍”首次接近法国开放式冠军，本赛季的胜利超过20场胜利。</text:p>
      <text:p text:style-name="P4">
今年 <text:a xlink:type="simple" xlink:href="https://btu.org.ua/ua/news/ukrainskiy-tennis/44969-lesya-curenko-vpershe-v-karyeri-zdobula-ponad-20-peremog-za-sezon-pered-startom-na-rolan-garros.html" text:style-name="Internet_20_link" text:visited-style-name="Visited_20_Internet_20_Link">
</text:a>
在WTA巡回赛中，比赛中已经22场胜利(76％)乌克林福姆报道，鉴于资格。</text:p>
      <text:p text:style-name="P4">
莱斯娅(Lesya)参加了五次资格网，在所有情况下都通过“基本面”。 同时，Tsurenko赢得了与网球运动员的所有13场比赛，他们在排名中取得了比赛，并在竞争对手上赢得了9场胜利，这是更高的竞争对手。</text:p>
      <text:p text:style-name="P4">
本赛季，乌克兰网球运动员在WTAI排名的第134位开始，她能够上升到第68位，在罗马比赛之后，她仍将提高自己在排名中的地位。 顺便说一句，在Tsurenko职业生涯中，这是马德里和罗马季节的罗马的主要土地比赛中的两场比赛。</text:p>
      <text:p text:style-name="P4">
今年，Turenko还没有头衔，但是有一个结局 - 她在WTA锦标赛250举行的WTA锦标赛中让位(泰国). Також поки немаєперемог над суперницями з ТОП-20 (0：2).</text:p>
      <text:p text:style-name="P4">
Завтра в Римі Леся Цуренко проведе восьмий матч проти чинної першої «ракетки»світу. Безумовно, обіграти Ігу Швьонтек на грунті - це завдання із зірочкою, іїхня минулорічна зустріч на «Ролан Гаррос», де Леся змогла взяти лише двагейми, тому підтвердження. Втім, навіть у разі поразки 33-річна Леся Цуренкопідходить до «Ролан Гаррос» з найкращим результатом за кількістю перемог укар'єрі, і за вдалого жеребкування може замахнутися на особистий рекорд натурнірі.</text:p>
      <text:p text:style-name="P4">
<text:span text:style-name="T4">
Читайте також:</text:span>
 <text:a xlink:type="simple" xlink:href="https://www.ukrinform.ua/rubric-sports/3708507-curenko-protistoatime-persij-raketci-svitu-u-tretomu-koli-turniru-wta-u-rimi.html" text:style-name="Internet_20_link" text:visited-style-name="Visited_20_Internet_20_Link">
 <text:span text:style-name="T4">
Цуренко</text:span>
 </text:a>
我们将补充说，在2018年，莱斯娅(Lesya)到达了巴黎，到达了第四个赛季，在两场比赛后，她被迫与西班牙Garbinie Mugurus的比赛被迫欺负。</text:p>
      <text:p text:style-name="P4">
资料来源：btu.org.ua.</text:p>
      <text:p text:style-name="P4">
News Source: <text:a xlink:type="simple" xlink:href="https://www.ukrinform.ua/rubric-sports/3708640-curenko-uperse-zdobula-ponad-20-peremog-za-sezon-pered-rolan-garros.html" text:style-name="Internet_20_link" text:visited-style-name="Visited_20_Internet_20_Link">
https://www.ukrinform.ua/rubric-sports/3708640-curenko-uperse-zdobula-ponad-20-peremog-za-sezon-pered-rolan-garros.html</text:a>
</text:p>
      <!--NEWS-->
      <text:h text:style-name="P10" text:outline-level="1">
<text:span text:style-name="T4">
总共有9名飞行员在有2架MI-8直升机，SU-34和Su-35喷气机的事件中丧生...</text:span>
</text:h>
      <text:p text:style-name="P4">
作者: liveuamap (Language: en)</text:p>
      <text:p text:style-name="P4">
时间: 2023-05-13T10:45:50</text:p>
      <text:p text:style-name="P4">
地点: Bryansk (Latitude:52.84381 Longtitude:32.67287)</text:p>
      <text:p text:style-name="P4">
视频: []</text:p>
      <text:p text:style-name="P4">
图片: []</text:p>
      <text:p text:style-name="P4">
标签: ["Russia", "Avia"]</text:p>
      <text:p text:style-name="P4">
Id: 22562577</text:p>
      <!--METADATA-->
      <text:p text:style-name="P4">
总共有9名飞行员在Briansk地区的2架MI-8直升机，SU-34和SU-35JETS中丧生</text:p>
      <text:p text:style-name="P4">
新闻集链接：<text:a xlink:type="simple" xlink:href="https://liveuamap.com/en/2023/13-may-in-total-9-airmen-killed-in-incidents-with-2-mi8-helicopters" text:style-name="Internet_20_link" text:visited-style-name="Visited_20_Internet_20_Link">
https://liveuamap.com/en/2023/2023/13-may-in-in-total-9-iarmen-kill-kill-in-in-incidents-with-2-mi8-helicopters</text:a>
</text:p>
      <text:p text:style-name="P4">
News Source: <text:a xlink:type="simple" xlink:href="https://t.me/bazabazon/17634" text:style-name="Internet_20_link" text:visited-style-name="Visited_20_Internet_20_Link">
https://t.me/bazabazon/17634</text:a>
</text:p>
      <!--NEWS-->
      <text:h text:style-name="P10" text:outline-level="1">
<text:span text:style-name="T4">
Mariupol听到了几次爆炸</text:span>
</text:h>
      <text:p text:style-name="P4">
作者: Ukrinform (Person)</text:p>
      <text:p text:style-name="P4">
出版商: Укринформ (Organization)</text:p>
      <text:p text:style-name="P4">
出版时间: 2023-05-13T10:50:00+03:00</text:p>
      <text:p text:style-name="P4">
修改时间: 2023-05-13T10:50:00+03:00</text:p>
      <text:p text:style-name="P4">
描述: 第二天早晨已经在暂时捕获的野马中听到大声爆炸。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Маріуполь', 'Вибух', 'Війна з росією']</text:p>
      <text:p text:style-name="P4">
类型: Article</text:p>
      <!--METADATA-->
      <text:p text:style-name="P4">
<draw:frame draw:style-name="fr1" draw:name="Image79" text:anchor-type="as-char" svg:width="6.9236in" svg:height="3.956343in" draw:z-index="0">
<draw:image xlink:href="../Images/yкринформ/2023-05-13T10-50-00-03-00/630_360_1669987737-966.jpg" xlink:type="simple" xlink:show="embed" xlink:actuate="onLoad" draw:mime-type="image/jpeg"/>
</draw:frame>
第二天早晨已经在暂时捕获的野马中听到大声爆炸。</text:p>
      <text:p text:style-name="P4">
这是在[]中报道的(https://t.me/andriyshTime/9644) <text:a xlink:type="simple" xlink:href="https://t.me/andriyshTime/9644" text:style-name="Internet_20_link" text:visited-style-name="Visited_20_Internet_20_Link">
</text:a>
据报道，Mariupol Petroandryushchenko市长的顾问报道。</text:p>
      <text:p text:style-name="P4">
“第二强度<text:a xlink:type="simple" xlink:href="https://www.ukrinform.ua/tag-vibuh" text:style-name="Internet_20_link" text:visited-style-name="Visited_20_Internet_20_Link">
</text:a>
。 在城市的整个城市听到。 这次是朝阿尔斯施泰尔的震中。 他们还报告了从沃尔诺瓦卡(Volnovakha)飞往城市的火箭飞行，但它可以“担心大眼睛”或“棉花的希望”。 我们找到了细节，”  - 说。</text:p>
      <text:p text:style-name="P4">
一个小时前，玛丽波尔市长的顾问告知，玛丽波利的抵抗力报道了大声爆炸。</text:p>
      <text:p text:style-name="P4">
<text:span text:style-name="T4">
另请阅读：</text:span>
 <text:a xlink:type="simple" xlink:href="https://www.ukrinform.ua/rubric-regions/3708281-u-mariupoli-rozbili-vstanovlene-rosianami-pogrudda-lenina.html" text:style-name="Internet_20_link" text:visited-style-name="Visited_20_Internet_20_Link">
<text:span text:style-name="T4">
 mariupe </text:span>
</text:a>
正如几天前报道的那样，码头的谷物遗体在玛丽奥波尔的俄罗斯军队海事港口燃烧。</text:p>
      <text:p text:style-name="P4">
News Source: <text:a xlink:type="simple" xlink:href="https://www.ukrinform.ua/rubric-ato/3708647-u-mariupoli-prolunali-kilka-vibuhiv.html" text:style-name="Internet_20_link" text:visited-style-name="Visited_20_Internet_20_Link">
https://www.ukrinform.ua/rubric-ato/3708647-u-mariupoli-prolunali-kilka-vibuhiv.html</text:a>
</text:p>
      <!--NEWS-->
      <text:h text:style-name="P10" text:outline-level="1">
<text:span text:style-name="T4">
Voynalovich帮助塔尔图进入了爱沙尼亚篮球锦标赛的决赛</text:span>
</text:h>
      <text:p text:style-name="P4">
作者: Ukrinform (Person)</text:p>
      <text:p text:style-name="P4">
出版商: Укринформ (Organization)</text:p>
      <text:p text:style-name="P4">
出版时间: 2023-05-13T10:52:30+03:00</text:p>
      <text:p text:style-name="P4">
修改时间: 2023-05-13T10:52:30+03:00</text:p>
      <text:p text:style-name="P4">
描述: 在爱沙尼亚篮球锦标赛的半决赛中，乌克兰前锋安德里·维纳维奇（Andriy Voynalovich）的塔尔图俱乐部击败了帕尔努（Parnu）-78：68。  - 乌克林。</text:p>
      <text:p text:style-name="P4">
图片: ["<text:a xlink:type="simple" xlink:href="https://static.ukrinform.com/photos/2023_05/thumb_files/630_360_1683613130-972.jpg" text:style-name="Internet_20_link" text:visited-style-name="Visited_20_Internet_20_Link">
630_360_16836...</text:a>
"]</text:p>
      <text:p text:style-name="P4">
标签: ['Баскетбол', 'Естонія', 'Збірна України', 'Чоловіки']</text:p>
      <text:p text:style-name="P4">
类型: Article</text:p>
      <!--METADATA-->
      <text:p text:style-name="P4">
<draw:frame draw:style-name="fr1" draw:name="Image80" text:anchor-type="as-char" svg:width="6.9236in" svg:height="3.956343in" draw:z-index="0">
<draw:image xlink:href="../Images/yкринформ/2023-05-13T10-52-30-03-00/630_360_1683613130-972.jpg" xlink:type="simple" xlink:show="embed" xlink:actuate="onLoad" draw:mime-type="image/jpeg"/>
</draw:frame>
乌克兰斯巴达德篮球冠军的塔尔图篮球冠军的篮球冠军是帕尔努(Parnu -78：68)。</text:p>
      <text:p text:style-name="P4">
报道ukrinform.https：//fbu.ua/news/ukranc-za-kordonomennok-bliznyuk-dopomg-nole-vigrati--vigrati--franc------------------------. vio</text:p>
      <text:p text:style-name="P4">
因此，“杆”进入了决赛，并为“黄金”而战。</text:p>
      <text:p text:style-name="P4">
<text:span text:style-name="T4">
另请阅读：</text:span>
 <text:a xlink:type="simple" xlink:href="https://www.ukrinform.ua/rubric-sports/3706596-18-ocok-vojnalovica-nablizili-bk-tartu-do-finalu-cempionatu-estonii.html" text:style-name="Internet_20_link" text:visited-style-name="Visited_20_Internet_20_Link">
<text:span text:style-name="T4">
 Voynalovich </text:span>
</text:a>
Voynalovich在第五场比赛中参加了23分钟。 在他的帐户中，9分，3个选秀权和1次拦截。</text:p>
      <text:p text:style-name="P4">
照片：fbu.ua。</text:p>
      <text:p text:style-name="P4">
News Source: <text:a xlink:type="simple" xlink:href="https://www.ukrinform.ua/rubric-sports/3708645-vojnalovic-dopomig-tartu-vijti-u-final-basketbolnogo-cempionatu-estonii.html" text:style-name="Internet_20_link" text:visited-style-name="Visited_20_Internet_20_Link">
https://www.ukrinform.ua/rubric-sports/3708645-vojnalovic-dopomig-tartu-vijti-u-final-basketbolnogo-cempionatu-estonii.html</text:a>
</text:p>
      <!--NEWS-->
      <text:h text:style-name="P10" text:outline-level="1">
<text:span text:style-name="T4">
在基辅，每天的水位上升了4厘米</text:span>
</text:h>
      <text:p text:style-name="P4">
作者: Ukrinform (Person)</text:p>
      <text:p text:style-name="P4">
出版商: Укринформ (Organization)</text:p>
      <text:p text:style-name="P4">
出版时间: 2023-05-13T10:54:00+03:00</text:p>
      <text:p text:style-name="P4">
修改时间: 2023-05-13T10:54:00+03:00</text:p>
      <text:p text:style-name="P4">
描述: 截至5月13日星期六的首都，与前一天相比，DNIEPER的水位上升了4厘米。  - 乌克林。</text:p>
      <text:p text:style-name="P4">
图片: ["<text:a xlink:type="simple" xlink:href="https://static.ukrinform.com/photos/2023_05/thumb_files/630_360_1683964968-854.jpg" text:style-name="Internet_20_link" text:visited-style-name="Visited_20_Internet_20_Link">
630_360_16839...</text:a>
"]</text:p>
      <text:p text:style-name="P4">
标签: ['Київ', 'Водопілля']</text:p>
      <text:p text:style-name="P4">
类型: Article</text:p>
      <!--METADATA-->
      <text:p text:style-name="P4">
<draw:frame draw:style-name="fr1" draw:name="Image81" text:anchor-type="as-char" svg:width="6.9236in" svg:height="3.956343in" draw:z-index="0">
<draw:image xlink:href="../Images/yкринформ/2023-05-13T10-54-00-03-00/630_360_1683964968-854.jpg" xlink:type="simple" xlink:show="embed" xlink:actuate="onLoad" draw:mime-type="image/jpeg"/>
</draw:frame>
在5月13日星期六的首都，与前一天相比，DNIEPER的水位为4厘米。</text:p>
      <text:p text:style-name="P4">
根据乌克林福姆的说法，基辅市军事管理局的新闻报道在<text:a xlink:type="simple" xlink:href="https://t.me/VA_Kyiv/1684" text:style-name="Internet_20_link" text:visited-style-name="Visited_20_Internet_20_Link">
</text:a>
“根据Ukrhydromet Center的说法，截至10：00.05.2023基辅在地铁桥附近的Dnipro的水位为9 263厘米(根据波罗的海系统). Температура води +14ºС. У порівнянні з попереднім днем рівень <text:a xlink:type="simple" xlink:href="https://www.ukrinform.ua/tag-vodopilla" text:style-name="Internet_20_link" text:visited-style-name="Visited_20_Internet_20_Link">
</text:a>
KMVA SERGEY POPKO的负责人说：“在首都上升4厘米”</text:p>
      <text:p text:style-name="P4">
他指出，基辅没有紧急洪水，假体是水文现象的危害水平(黄色的).</text:p>
      <text:p text:style-name="P4">
<text:span text:style-name="T4">
Читайте також:</text:span>
 <text:a xlink:type="simple" xlink:href="https://www.ukrinform.ua/rubric-regions/3707781-na-kiivsini-do-15-travna-utrimaetsa-zatoplenna-zaplavnih-teritorij.html" text:style-name="Internet_20_link" text:visited-style-name="Visited_20_Internet_20_Link">
 </text:a>
“城市的工业遗址和居民区都没有威胁。 水逐渐剖析基辅内部的DNIEPER的洪泛区 - 只有10-15厘米的洪泛区洪水泛滥。” Popko说。</text:p>
      <text:p text:style-name="P4">
据乌克林福姆报道，截至5月12日，基辅<text:a xlink:type="simple" xlink:href="https://www.ukrinform.ua/rubric-kyiv/3708210-u-stolici-riven-vodi-u-dnipri-za-dobu-vpav-na-21-santimetr.html" text:style-name="Internet_20_link" text:visited-style-name="Visited_20_Internet_20_Link">
</text:a>
</text:p>
      <text:p text:style-name="P4">
News Source: <text:a xlink:type="simple" xlink:href="https://www.ukrinform.ua/rubric-kyiv/3708648-u-kievi-riven-vodi-v-dnipri-za-dobu-pidnavsa-na-4-santimetri.html" text:style-name="Internet_20_link" text:visited-style-name="Visited_20_Internet_20_Link">
https://www.ukrinform.ua/rubric-kyiv/3708648-u-kievi-riven-vodi-v-dnipri-za-dobu-pidnavsa-na-4-santimetri.html</text:a>
</text:p>
      <!--NEWS-->
      <text:h text:style-name="P10" text:outline-level="1">
<text:span text:style-name="T4">
Donetsk Oblast（16:54）。 红色警报：空中威胁。 警笛声。 立即掩盖！</text:span>
</text:h>
      <text:p text:style-name="P4">
作者: liveuamap (Language: en)</text:p>
      <text:p text:style-name="P4">
时间: 2023-05-13T10:56:00</text:p>
      <text:p text:style-name="P4">
地点: Donetsk Oblast (Latitude:48.72723 Longtitude:37.57809)</text:p>
      <text:p text:style-name="P4">
视频: []</text:p>
      <text:p text:style-name="P4">
图片: []</text:p>
      <text:p text:style-name="P4">
标签: ["Europe", "Central and Eastern Europe"]</text:p>
      <text:p text:style-name="P4">
Id: 22562578</text:p>
      <!--METADATA-->
      <text:p text:style-name="P4">
Donetsk Oblast(16:54). Red Alert: aerial threat. Sirens sounding. Take covernow!</text:p>
      <text:p text:style-name="P4">
News Collection Link: <text:a xlink:type="simple" xlink:href="https://liveuamap.com/en/2023/13-may-donetsk-oblast1654-red-alert-aerial-thg" text:style-name="Internet_20_link" text:visited-style-name="Visited_20_Internet_20_Link">
https://liveuamap.com/en/2023/13-may-donetsk-oblast1654-red-alert-aerial-thg</text:a>
</text:p>
      <text:p text:style-name="P4">
News Source: <text:a xlink:type="simple" xlink:href="https://t.me/air_alert_ua/45205" text:style-name="Internet_20_link" text:visited-style-name="Visited_20_Internet_20_Link">
https://t.me/air_alert_ua/45205</text:a>
</text:p>
      <!--NEWS-->
      <text:h text:style-name="P10" text:outline-level="1">
<text:span text:style-name="T4">
德国宣布了27亿欧元的军事援助计划：乌克兰将收到哪些武器</text:span>
</text:h>
      <text:p text:style-name="P4">
作者: Ukrinform (Person)</text:p>
      <text:p text:style-name="P4">
出版商: Укринформ (Organization)</text:p>
      <text:p text:style-name="P4">
出版时间: 2023-05-13T11:00:00+03:00</text:p>
      <text:p text:style-name="P4">
修改时间: 2023-05-13T11:00:00+03:00</text:p>
      <text:p text:style-name="P4">
描述: 总统办公室负责人安德里·耶尔马克（Andriy Yermak）表示，德国宣布了27亿欧元向乌克兰的新援助。  - 乌克林。</text:p>
      <text:p text:style-name="P4">
图片: ["<text:a xlink:type="simple" xlink:href="https://static.ukrinform.com/photos/2023_03/thumb_files/630_360_1678102633-614.png" text:style-name="Internet_20_link" text:visited-style-name="Visited_20_Internet_20_Link">
630_360_16781...</text:a>
"]</text:p>
      <text:p text:style-name="P4">
标签: ['Німеччина', 'Зброя', 'Єрмак', 'Війна з росією']</text:p>
      <text:p text:style-name="P4">
类型: Article</text:p>
      <!--METADATA-->
      <text:p text:style-name="P4">
<draw:frame draw:style-name="fr1" draw:name="Image82" text:anchor-type="as-char" svg:width="6.9236in" svg:height="3.956343in" draw:z-index="0">
<draw:image xlink:href="../Images/yкринформ/2023-05-13T11-00-00-03-00/630_360_1678102633-614.png" xlink:type="simple" xlink:show="embed" xlink:actuate="onLoad" draw:mime-type="image/png"/>
</draw:frame>
总统主管安德里·耶尔马克(Andriy Yermak)表示，德国宣布了一套新的乌克兰，价格为27亿欧元。</text:p>
      <text:p text:style-name="P4">
正如乌克林福姆报道的那样，他在[]中报道了这一点(https://t.me/ermaka2022/2641)Op的负责人说：“已经宣布了27亿欧元的新德国宣布。”</text:p>
      <text:p text:style-name="P4">
根据Yermak的说法，以前知道该包将包括：</text:p>
      <ul>
        <li>
20 Marder BMP; * 30豹罐； <text:span text:style-name="T5">
四个虹膜-T-SLM SPR(12个起跑和数百只火箭); * 200侦察无人机； * 100辆装甲车； * 100辆车； * 15 Gepard; </text:span>
大量弹药。</li>
      </ul>
      <text:p text:style-name="P4">
美联社的负责人感谢盟国的帮助。</text:p>
      <text:p text:style-name="P4">
<text:span text:style-name="T4">
另请阅读：</text:span>
 <text:a xlink:type="simple" xlink:href="https://www.ukrinform.ua/rubric-ato/3708155-do-nimeccini-pribuli-tanki-abrams-na-akih-navcatimutsa-ukrainski-vijskovi-zmi.html" text:style-name="Internet_20_link" text:visited-style-name="Visited_20_Internet_20_Link">
<text:span text:style-name="T4">
德国</text:span>
</text:a>
根据 <text:a xlink:type="simple" xlink:href="https://www.spiegel.de/politik/deutschland/ukraine-bundesregierung-schnuert-neues-waffenpaket-hilfe-fuer-die-fruehjahrsoffensive-a-220880d8-c19a-4785-a97b-8c2e94e68366" text:style-name="Internet_20_link" text:visited-style-name="Visited_20_Internet_20_Link">
</text:a>
，有了新的武器，联邦政府专注于两个领域。 一方面，计划在主战车的装甲人员载体的帮助下加强乌克兰的陆军。 此外，德国希望大大更新乌克兰。</text:p>
      <text:p text:style-name="P4">
杂志写道，该清单，20辆马尔德装甲的人员载体和30辆豹子坦克，18 howits。 此外，联邦政府计划将另外四个IRIS-T SLM防空系统，12个IRIS-T-SLS发射和数百枚火箭控制的火箭发射。</text:p>
      <text:p text:style-name="P4">
值得注意的是，柏林还计划提供多达200个侦察部队，100辆受保护的战斗车，用于将部队运输到前部以及物流车辆。</text:p>
      <text:p text:style-name="P4">
尚未计划提供来自德国的长长导弹。</text:p>
      <text:p text:style-name="P4">
据媒体报道，该计划应与周日乌克兰沃迪米尔·泽伦斯基(Aachen)乌克兰沃罗迪米·泽伦斯基(Volodymyr Zelensky)的裁决同时宣布，这是德国与乌克兰团结的一定象征。</text:p>
      <text:p text:style-name="P4">
国防部长鲍里斯·皮斯托里乌斯(Boris Pistorius)在周四访问部队时辩称，乌克兰对武器的需求将增长。 他强调，在军事援助方面，无需躲藏在任何地方，每四十亿欧元到处都定居，其他价值大约40亿的材料。</text:p>
      <text:p text:style-name="P4">
<text:span text:style-name="T4">
另请阅读：</text:span>
 <text:a xlink:type="simple" xlink:href="https://www.ukrinform.ua/rubric-world/3708393-nimeccina-hoce-pridbati-novi-tanki-leopard.html" text:style-name="Internet_20_link" text:visited-style-name="Visited_20_Internet_20_Link">
<text:span text:style-name="T4">
德语</text:span>
</text:a>
</text:p>
      <text:p text:style-name="P4">
News Source: <text:a xlink:type="simple" xlink:href="https://www.ukrinform.ua/rubric-ato/3708649-nimeccina-anonsuvala-paket-vijskovoi-dopomogi-na-27-milarda-aku-zbrou-otrimae-ukraina.html" text:style-name="Internet_20_link" text:visited-style-name="Visited_20_Internet_20_Link">
https://www.ukrinform.ua/rubric-ato/3708649-nimeccina-anonsuvala-paket-vijskovoi-dopomogi-na-27-milarda-aku-zbrou-otrimae-ukraina.html</text:a>
</text:p>
      <!--NEWS-->
      <text:h text:style-name="P10" text:outline-level="1">
<text:span text:style-name="T4">
Blinken和Kuleba讨论了武器的供应和乌克兰反性的准备</text:span>
</text:h>
      <text:p text:style-name="P4">
作者: Ukrinform (Person)</text:p>
      <text:p text:style-name="P4">
出版商: Укринформ (Organization)</text:p>
      <text:p text:style-name="P4">
出版时间: 2023-05-13T11:05:00+03:00</text:p>
      <text:p text:style-name="P4">
修改时间: 2023-05-13T11:05:00+03:00</text:p>
      <text:p text:style-name="P4">
描述: 美国国务卿安东尼在与乌克兰德米特里·库莱巴（Dmitry Kuleba）外交部长的电话交谈中，讨论了为反性和随后的武器提供的准备。  - 乌克林。</text:p>
      <text:p text:style-name="P4">
图片: ["<text:a xlink:type="simple" xlink:href="https://static.ukrinform.com/photos/2022_11/thumb_files/630_360_1668574495-281.jpeg" text:style-name="Internet_20_link" text:visited-style-name="Visited_20_Internet_20_Link">
630_360_16685...</text:a>
"]</text:p>
      <text:p text:style-name="P4">
标签: ['Дмитро Кулеба', 'США', 'Зброя', 'Блінкен', 'Війна з росією', 'Контрнаступ']</text:p>
      <text:p text:style-name="P4">
类型: Article</text:p>
      <!--METADATA-->
      <text:p text:style-name="P4">
<draw:frame draw:style-name="fr1" draw:name="Image83" text:anchor-type="as-char" svg:width="6.9236in" svg:height="3.956343in" draw:z-index="0">
<draw:image xlink:href="../Images/yкринформ/2023-05-13T11-05-00-03-00/630_360_1668574495-281.jpeg" xlink:type="simple" xlink:show="embed" xlink:actuate="onLoad" draw:mime-type="image/jpeg"/>
</draw:frame>
美国国务卿安东尼在与外交大臣德米特里·库莱巴(Dmitry Kuleba)的电话交谈中，讨论了反性和以下武器的准备。</text:p>
      <text:p text:style-name="P4">
关于<text:a xlink:type="simple" xlink:href="https://twitter.com/DmytroKuleba/status/1657252331119935490" text:style-name="Internet_20_link" text:visited-style-name="Visited_20_Internet_20_Link">
</text:a>
乌克林福姆报道，乌克兰Dmytro Kuleba外交部长已告知。</text:p>
      <text:p text:style-name="P4">
库勒巴(Kuleba)报告说，对话旨在协调以下武器，与全球南方的合作以及建立特别法庭的合作。</text:p>
      <text:p text:style-name="P4">
“在我们的谈判中，美国国务卿安东尼·布林肯(Anthony Blinken)坚决支持美国，并坚决拒绝质疑乌克兰赢得战场能力的任何企图。 美国仍然是乌克兰的可靠合作伙伴，旨在促进我们的公平和平胜利。”(https://mfa.gov.ua/news/ministr-dmitro-kuleba-proviv-telefonnu-rozmovu-z-derzhavnim-sekretarem-ssha-entoni-blinkenom)<text:span text:style-name="T4">
另请阅读：</text:span>
 <text:a xlink:type="simple" xlink:href="https://www.ukrinform.ua/rubric-ato/3708649-nimeccina-anonsuvala-paket-vijskovoi-dopomogi-na-27-milarda-aku-zbrou-otrimae-ukraina.html" text:style-name="Internet_20_link" text:visited-style-name="Visited_20_Internet_20_Link">
<text:span text:style-name="T4">
武器</text:span>
</text:a>
反过来，眨眼<text:a xlink:type="simple" xlink:href="https://twitter.com/SecBlinken/status/1657153468073750533" text:style-name="Internet_20_link" text:visited-style-name="Visited_20_Internet_20_Link">
</text:a>
讨论了美国如何继续支持乌克兰的努力，并强调该国准备“支持乌克兰尽可能多地支持乌克兰”。</text:p>
      <text:p text:style-name="P4">
正如乌克林福姆报道的那样，在英国对乌克兰风暴影弹部队的正式宣布之后，官方<text:a xlink:type="simple" xlink:href="https://www.ukrinform.ua/rubric-ato/3708487-ssa-poki-ne-zminili-politiki-sodo-nadanna-ukraini-dalekobijnih-raket-kirbi.html" text:style-name="Internet_20_link" text:visited-style-name="Visited_20_Internet_20_Link">
</text:a>
</text:p>
      <text:p text:style-name="P4">
News Source: <text:a xlink:type="simple" xlink:href="https://www.ukrinform.ua/rubric-ato/3708650-blinken-ta-kuleba-obgovorili-postacanna-zbroi-ta-pidgotovku-ukrainskogo-kontrnastupu.html" text:style-name="Internet_20_link" text:visited-style-name="Visited_20_Internet_20_Link">
https://www.ukrinform.ua/rubric-ato/3708650-blinken-ta-kuleba-obgovorili-postacanna-zbroi-ta-pidgotovku-ukrainskogo-kontrnastupu.html</text:a>
</text:p>
      <!--NEWS-->
      <text:h text:style-name="P10" text:outline-level="1">
<text:span text:style-name="T4">
21年前，Valery Lobanovsky去世了</text:span>
</text:h>
      <text:p text:style-name="P4">
作者: Ukrinform (Person)</text:p>
      <text:p text:style-name="P4">
出版商: Укринформ (Organization)</text:p>
      <text:p text:style-name="P4">
出版时间: 2023-05-13T11:09:00+03:00</text:p>
      <text:p text:style-name="P4">
修改时间: 2023-05-13T11:09:00+03:00</text:p>
      <text:p text:style-name="P4">
描述: 21年前，即2002年5月13日，是乌克兰和世界足球最杰出的教练之一的核心 - 瓦莱里·洛巴诺夫斯基（Valery Lobanovsky）。  - 乌克林。</text:p>
      <text:p text:style-name="P4">
图片: ["<text:a xlink:type="simple" xlink:href="https://static.ukrinform.com/photos/2023_05/thumb_files/630_360_1683964514-236.jpg" text:style-name="Internet_20_link" text:visited-style-name="Visited_20_Internet_20_Link">
630_360_16839...</text:a>
"]</text:p>
      <text:p text:style-name="P4">
标签: ['Динамо', 'Футбол', 'Лобановський', 'Україна', 'Збірна України', 'Київ']</text:p>
      <text:p text:style-name="P4">
类型: Article</text:p>
      <!--METADATA-->
      <text:p text:style-name="P4">
<draw:frame draw:style-name="fr1" draw:name="Image84" text:anchor-type="as-char" svg:width="6.9236in" svg:height="3.956343in" draw:z-index="0">
<draw:image xlink:href="../Images/yкринформ/2023-05-13T11-09-00-03-00/630_360_1683964514-236.jpg" xlink:type="simple" xlink:show="embed" xlink:actuate="onLoad" draw:mime-type="image/jpeg"/>
</draw:frame>
2002年5月21日，2002年5月21日，是乌克兰和世界足球最杰出的教练之一的中心 - 瓦莱·洛巴诺夫斯基(Valery Lobanovsky)。</text:p>
      <text:p text:style-name="P4">
近年来，生锈<text:a xlink:type="simple" xlink:href="https://uaf.ua/article/45101" text:style-name="Internet_20_link" text:visited-style-name="Visited_20_Internet_20_Link">
</text:a>
尽管有供认问题，但他仍然留在职位上。 2002年5月7日，在Zaporozhye的Dynamo Kyiv匹配期间，Virper中风。 乌克林福姆报道，六天内，教练停了下来。</text:p>
      <text:p text:style-name="P4">
Lobanovsky在出色的职业生涯中为苏联锦标赛的Zolotyhnagorod带来了八次迪纳摩，获得了五次获得最高奖项(1975年和1986年)UEFA胶带(1975年).</text:p>
      <text:p text:style-name="P4">
У 2000-2002 роках Валерій Лобановський очолював національну збірну України івивів команду до плей-офф кваліфікації чемпіонату світу 2002 року.</text:p>
      <text:p text:style-name="P4">
<text:span text:style-name="T4">
Читайте також:</text:span>
 <text:a xlink:type="simple" xlink:href="https://www.ukrinform.ua/rubric-sports/3647557-sogodni-vipovnilosa-b-84-roki-valeriu-lobanovskomu.html" text:style-name="Internet_20_link" text:visited-style-name="Visited_20_Internet_20_Link">
 <text:span text:style-name="T4">
Лобановськом</text:span>
 </text:a>
他在那里的欧洲足联和FIFA功绩的埃鲁宾秩序是对欧洲和世界足球之前足球表的功绩的评估。</text:p>
      <text:p text:style-name="P4">
自1954年工会创建以来，2017年，欧洲足联列入了欧洲足球教练的10名最杰出的欧洲足球教练名单。</text:p>
      <text:p text:style-name="P4">
照片：uaf.ua。</text:p>
      <text:p text:style-name="P4">
News Source: <text:a xlink:type="simple" xlink:href="https://www.ukrinform.ua/rubric-sports/3708651-21-rik-tomu-pisov-z-zitta-valerij-lobanovskij.html" text:style-name="Internet_20_link" text:visited-style-name="Visited_20_Internet_20_Link">
https://www.ukrinform.ua/rubric-sports/3708651-21-rik-tomu-pisov-z-zitta-valerij-lobanovskij.html</text:a>
</text:p>
      <!--NEWS-->
      <text:h text:style-name="P10" text:outline-level="1">
<text:span text:style-name="T4">
2人丧生，由于俄罗斯炮击在科斯蒂安蒂尼维卡（Kostiantynivka）遭受炮击而受伤。</text:span>
</text:h>
      <text:p text:style-name="P4">
作者: liveuamap (Language: en)</text:p>
      <text:p text:style-name="P4">
时间: 2023-05-13T11:15:00</text:p>
      <text:p text:style-name="P4">
地点: Kostyantynivka (Latitude:48.52363 Longtitude:37.707)</text:p>
      <text:p text:style-name="P4">
视频: []</text:p>
      <text:p text:style-name="P4">
图片: ["<text:a xlink:type="simple" xlink:href="https://liveuamap.com/pics/2023/05/13/22562583_0.jpg" text:style-name="Internet_20_link" text:visited-style-name="Visited_20_Internet_20_Link">
22562583_0.jpg</text:a>
"]</text:p>
      <text:p text:style-name="P4">
标签: ["Minsk Monitor", "Europe"]</text:p>
      <text:p text:style-name="P4">
Id: 22562583</text:p>
      <!--METADATA-->
      <text:p text:style-name="P4">
2人丧生，由于俄罗斯炮击在科斯蒂安蒂尼维卡(Kostiantynivka)遭受炮击而受伤。</text:p>
      <text:p text:style-name="P4">
<draw:frame draw:style-name="fr1" draw:name="Image85" text:anchor-type="as-char" svg:width="6.9236in" svg:height="5.1927in" draw:z-index="0">
<draw:image xlink:href="../Images/liveuamap/2023-05-13T11-15-00/22562583_0.jpg" xlink:type="simple" xlink:show="embed" xlink:actuate="onLoad" draw:mime-type="image/jpeg"/>
</draw:frame>
新闻集链接：<text:a xlink:type="simple" xlink:href="https://liveuamap.com/en/2023/13-may-2-person-killed-10-wounded-as-result-of-russian-shelling" text:style-name="Internet_20_link" text:visited-style-name="Visited_20_Internet_20_Link">
https://liveuamap.com/en/2023/2023/13-may-2-person-kill-10-wounded-as-result of俄罗斯 - 俄罗斯 - 苏格兰人</text:a>
</text:p>
      <text:p text:style-name="P4">
News Source: <text:a xlink:type="simple" xlink:href="https://t.me/vekha/65042" text:style-name="Internet_20_link" text:visited-style-name="Visited_20_Internet_20_Link">
https://t.me/vekha/65042</text:a>
</text:p>
      <!--NEWS-->
      <text:h text:style-name="P10" text:outline-level="1">
<text:span text:style-name="T4">
四架敌人的无人机被赫梅尔尼特（Khmelnytsky）地区击中 - 伊格纳蒂（Ignati）</text:span>
</text:h>
      <text:p text:style-name="P4">
作者: Ukrinform (Person)</text:p>
      <text:p text:style-name="P4">
出版商: Укринформ (Organization)</text:p>
      <text:p text:style-name="P4">
出版时间: 2023-05-13T11:21:00+03:00</text:p>
      <text:p text:style-name="P4">
修改时间: 2023-05-13T11:21:00+03:00</text:p>
      <text:p text:style-name="P4">
描述: 5月13日，俄罗斯袭击乌克兰的第21座无人机，空中国防军被击倒17。 那四个未能销毁的无人机遭到赫梅尔尼特地区的袭击。  - 乌克林。</text:p>
      <text:p text:style-name="P4">
图片: ["<text:a xlink:type="simple" xlink:href="https://static.ukrinform.com/photos/2023_01/thumb_files/630_360_1674824803-779.jpg" text:style-name="Internet_20_link" text:visited-style-name="Visited_20_Internet_20_Link">
630_360_16748...</text:a>
"]</text:p>
      <text:p text:style-name="P4">
标签: ['Хмельниччина', 'Дрон', 'Повітряні сили ЗСУ', 'Війна з росією']</text:p>
      <text:p text:style-name="P4">
类型: Article</text:p>
      <!--METADATA-->
      <text:p text:style-name="P4">
<draw:frame draw:style-name="fr1" draw:name="Image86" text:anchor-type="as-char" svg:width="6.9236in" svg:height="3.956343in" draw:z-index="0">
<draw:image xlink:href="../Images/yкринформ/2023-05-13T11-21-00-03-00/630_360_1674824803-779.jpg" xlink:type="simple" xlink:show="embed" xlink:actuate="onLoad" draw:mime-type="image/jpeg"/>
</draw:frame>
到了晚上，第13空军国防军从俄罗斯袭击了乌克兰的第21个无人机中击落了17个。 未能销毁的泰科特无人机被赫梅尔尼特(Khmelnytsky)地区击中。</text:p>
      <text:p text:style-name="P4">
据乌克林福姆(Ukrinform)称，武装部队空军的发言人尤里·伊格纳特(Yuri Ignat)在全国电视上的“ unin”中报道。</text:p>
      <text:p text:style-name="P4">
“不幸的是，并非所有无人机都被21日无人机摧毁了。 Khmelnytsky地区有四个时间。”他说。</text:p>
      <text:p text:style-name="P4">
同时，Ignat指出俄罗斯发射<text:a xlink:type="simple" xlink:href="https://www.ukrinform.ua/tag-dron" text:style-name="Internet_20_link" text:visited-style-name="Visited_20_Internet_20_Link">
</text:a>
来自不同的方向。 据他说，今晚，防空军摧毁了鹰，四个“柳叶刀”，以及无人机侦察。</text:p>
      <text:p text:style-name="P4">
“我们从字面上说，战斗碰撞的线，尤其是最终和南方的方向，充满了敌人无人机。 他们不断执行空气智慧。 他们可能期望部队有一些积极的行动，因此他们从空中详细研究一切。”他说。</text:p>
      <text:p text:style-name="P4">
<text:span text:style-name="T4">
另请阅读：</text:span>
 <text:a xlink:type="simple" xlink:href="https://www.ukrinform.ua/rubric-regions/3708630-rosijska-armia-za-dobu-atakuvala-11-regioniv-ukraini-zvedenna-ova.html" text:style-name="Internet_20_link" text:visited-style-name="Visited_20_Internet_20_Link">
</text:a>
正如乌克林福姆报道的<text:a xlink:type="simple" xlink:href="https://www.ukrinform.ua/rubric-ato/3708631-u-hmelnickomu-cerez-rosijsku-ataku-postrazdali-11-ludej.html" text:style-name="Internet_20_link" text:visited-style-name="Visited_20_Internet_20_Link">
</text:a>
有一个关键的基础架构。 由于恐怖袭击，记录了Khmelnitsky地区一个社区中的一个物体。 此外，Khmelnitsky的爆炸浪潮受到培训和医疗设施，行政大楼，工业地点，多层式住宅建筑的损害。</text:p>
      <text:p text:style-name="P4">
News Source: <text:a xlink:type="simple" xlink:href="https://www.ukrinform.ua/rubric-ato/3708657-po-teritorii-hmelniccini-vlucili-cotiri-vorozi-droni-ignat.html" text:style-name="Internet_20_link" text:visited-style-name="Visited_20_Internet_20_Link">
https://www.ukrinform.ua/rubric-ato/3708657-po-teritorii-hmelniccini-vlucili-cotiri-vorozi-droni-ignat.html</text:a>
</text:p>
      <!--NEWS-->
      <text:h text:style-name="P10" text:outline-level="1">
<text:span text:style-name="T4">
乌克兰默克希纳（Merkushina）成为欧洲最好的年轻运动员中的第二名</text:span>
</text:h>
      <text:p text:style-name="P4">
作者: Ukrinform (Person)</text:p>
      <text:p text:style-name="P4">
出版商: Укринформ (Organization)</text:p>
      <text:p text:style-name="P4">
出版时间: 2023-05-13T11:29:43+03:00</text:p>
      <text:p text:style-name="P4">
修改时间: 2023-05-13T11:29:43+03:00</text:p>
      <text:p text:style-name="P4">
描述: 第二个奖项是由才华横溢的乌克兰双人队亚历山大·默克欣（Alexander Merkushin）在决赛中赢得的，以确定彼得·诺罗夫斯基奖的获奖者“欧洲最佳年轻运动员” -2023 -2023。  - 乌克林。</text:p>
      <text:p text:style-name="P4">
图片: ["<text:a xlink:type="simple" xlink:href="https://static.ukrinform.com/photos/2023_05/thumb_files/630_360_1683965606-809.jpg" text:style-name="Internet_20_link" text:visited-style-name="Visited_20_Internet_20_Link">
630_360_16839...</text:a>
"]</text:p>
      <text:p text:style-name="P4">
标签: ['Біатлон', 'Європа', 'Спорт', 'Україна', 'НОК України', 'Кубок світу з біатлону']</text:p>
      <text:p text:style-name="P4">
类型: Article</text:p>
      <!--METADATA-->
      <text:p text:style-name="P4">
<draw:frame draw:style-name="fr1" draw:name="Image87" text:anchor-type="as-char" svg:width="6.9236in" svg:height="3.956343in" draw:z-index="0">
<draw:image xlink:href="../Images/yкринформ/2023-05-13T11-29-43-03-00/630_360_1683965606-809.jpg" xlink:type="simple" xlink:show="embed" xlink:actuate="onLoad" draw:mime-type="image/jpeg"/>
</draw:frame>
才华横溢的乌克兰双人队Oleksandr Merkushin Ufinals通过确定彼得·诺罗夫斯基(Peter Nurovsky)的“欧洲最佳青年运动员” -2023的优胜者，获得了才华横溢的乌克兰竞赛。</text:p>
      <text:p text:style-name="P4">
第一名 <text:a xlink:type="simple" xlink:href="https://www.facebook.com/olympicua" text:style-name="Internet_20_link" text:visited-style-name="Visited_20_Internet_20_Link">
 </text:a>
乌克林福姆报道，内莉·洛普沙诺夫(Nelly Lopushanov)的曲棍球运动员被送给了世界上最好的球员。</text:p>
      <text:p text:style-name="P4">
乌克兰国家奥林匹克委员会今年两次以“月球最佳年轻运动员”的称号纪念亚历山德拉，并获得了彼得·诺罗夫斯基奖的提名。 现在，欧洲体育社区对梅尔库什纳的技能和专业精神得到了赞赏。</text:p>
      <text:p text:style-name="P4">
2023年，Oleksandra Merkushin在冬季Eyuoff-2023 Winter Honery中赢得了6公里的Sprint赛车和10公里，并获得了初中世界杯的两次铜奖。</text:p>
      <text:p text:style-name="P4">
<text:span text:style-name="T4">
另请阅读：</text:span>
 <text:a xlink:type="simple" xlink:href="https://www.ukrinform.ua/rubric-sports/3708147-ukrainka-merkusina-nominantka-na-premiu-najkrasa-una-sportsmenka-evropi.html" text:style-name="Internet_20_link" text:visited-style-name="Visited_20_Internet_20_Link">
<text:span text:style-name="T4">
 Merkushina </text:span>
</text:a>
我们将补充说，彼得·诺罗夫斯基(Peter Nurovsky)的奖项被授予年轻的欧洲运动员，他们注意到了今年的出色成绩，并在其运动和竞争性的阿兰斯(Arans)之外成为Molympic Values的体现。</text:p>
      <text:p text:style-name="P4">
照片：biathlon.com.ua/pavlo Zarovetskyi。</text:p>
      <text:p text:style-name="P4">
News Source: <text:a xlink:type="simple" xlink:href="https://www.ukrinform.ua/rubric-sports/3708656-ukrainka-merkusina-stala-drugou-sered-najkrasih-unih-sportsmenok-evropi.html" text:style-name="Internet_20_link" text:visited-style-name="Visited_20_Internet_20_Link">
https://www.ukrinform.ua/rubric-sports/3708656-ukrainka-merkusina-stala-drugou-sered-najkrasih-unih-sportsmenok-evropi.html</text:a>
</text:p>
      <!--NEWS-->
      <text:h text:style-name="P10" text:outline-level="1">
<text:span text:style-name="T4">
欧洲电视网表明音乐将人们汇集在一起​​ - 乌克兰和英国的联合声明</text:span>
</text:h>
      <text:p text:style-name="P4">
作者: Ukrinform (Person)</text:p>
      <text:p text:style-name="P4">
出版商: Укринформ (Organization)</text:p>
      <text:p text:style-name="P4">
出版时间: 2023-05-13T11:31:15+03:00</text:p>
      <text:p text:style-name="P4">
修改时间: 2023-05-13T11:31:15+03:00</text:p>
      <text:p text:style-name="P4">
描述: 欧洲电视网歌曲大赛是音乐如何将人们聚集在一起的最佳例子之一。  - 乌克林。</text:p>
      <text:p text:style-name="P4">
图片: ["<text:a xlink:type="simple" xlink:href="https://static.ukrinform.com/photos/2023_05/thumb_files/630_360_1683829607-260.jpg" text:style-name="Internet_20_link" text:visited-style-name="Visited_20_Internet_20_Link">
630_360_16838...</text:a>
"]</text:p>
      <text:p text:style-name="P4">
标签: ['Британія', 'Євробачення', 'Фрейзер', 'Конкурс', 'Ткаченко', 'МКІП ']</text:p>
      <text:p text:style-name="P4">
类型: Article</text:p>
      <!--METADATA-->
      <text:p text:style-name="P4">
<draw:frame draw:style-name="fr1" draw:name="Image88" text:anchor-type="as-char" svg:width="6.9236in" svg:height="3.956343in" draw:z-index="0">
<draw:image xlink:href="../Images/yкринформ/2023-05-13T11-31-15-03-00/630_360_1683829607-260.jpg" xlink:type="simple" xlink:show="embed" xlink:actuate="onLoad" draw:mime-type="image/jpeg"/>
</draw:frame>
欧洲电视网歌曲大赛是音乐如何联系人们的最佳例子之一。</text:p>
      <text:p text:style-name="P4">
有关歌曲比赛的联合声明[]。(https://www.ukrinform.ua/tag-evrobacenna)-2023“乌克兰Oleksandr Tkachenko的文化和信息政策部长和英国文化，媒体和体育露西·弗雷泽(Lucy Fraser)的国家科学部长。</text:p>
      <text:p text:style-name="P4">
正如一年前的声明中指出的那样，乌克兰说唱民间乐队Kalush Orchestrastrastrastrant发表了关于Eurovision的演讲，这与他们的同胞在战场上进行了巨大的支持。 乌克兰应该赢得胜利，胜利提高了整个国家的精神。 午夜后，乌克兰的酒窖和炸弹避难所午夜很久以后，掌声和庆祝的声音很久很久了。</text:p>
      <text:p text:style-name="P4">
今年，如果侵略者不违反和平，比赛将在乌克兰举行。数以百万计的人会在基辅，德尼普罗，哈尔基夫和顿涅茨克的街道上释放，并庆祝音乐节日，但俄罗斯进行的野蛮战争是由俄罗斯进行的。使它成为cennous，强调了Tkachenko和Frazer。</text:p>
      <text:p text:style-name="P4">
<text:span text:style-name="T4">
另请阅读：</text:span>
 <text:a xlink:type="simple" xlink:href="https://www.ukrinform.ua/rubric-culture/3708496-cifrova-akcia-solidarnosti-v-ramkah-evrobacenna-obednala-ukrainciv-ta-britanciv.html" text:style-name="Internet_20_link" text:visited-style-name="Visited_20_Internet_20_Link">
<text:span text:style-name="T4">
 eurovision </text:span>
</text:a>
“在这场战争期间，英国英国与乌克兰并肩作战，利物浦大城市很荣幸接受今年的比赛，以我们的朋友和伙伴和值得在乌克兰的高水平命名。利物浦是一个特殊的城市。声明说，乐队“甲壳虫乐队”和行业革命的出生场所之一。以及一个具有极其生动的文化，音乐和夜生活，令人难以置信的建筑和对体育充满激情的城市。”</text:p>
      <text:p text:style-name="P4">
欧洲电视网是“音乐如何团结我们的最佳例子之一，提醒我们，尽管我们可以说不同的语言，并且来自不同的地方，但我们都在这次活动中分享了同样的热情和喜悦。所有的乌克兰，英国和英国和世界其他国家将遵循欧洲电视网歌曲大赛，以保持难忘的经历和印象。”声明说：“我们感谢英国广播公司(BBC)和乌克兰公共文化广播公司(Ukrainian Public Culture Broadcasket)，他们在前所未有的情况下共同努力；我们非常感谢维尔特浦(Vilterpool)团队，他们准备了这样一个令人难以置信的计划。”</text:p>
      <text:p text:style-name="P4">
欧洲电视网只是文化合作的一部分。 乌克兰共同领导了文化/乌克兰的文化季节，英国政府在入侵之后为乌克兰文化，体育和艺术的全球支持而感到自豪。</text:p>
      <text:p text:style-name="P4">
<text:span text:style-name="T4">
另请阅读：</text:span>
 <text:a xlink:type="simple" xlink:href="https://www.ukrinform.ua/rubric-culture/3708465-viznacivsa-poradok-vistupiv-ucasnikiv-u-finali-evrobacenna.html" text:style-name="Internet_20_link" text:visited-style-name="Visited_20_Internet_20_Link">
<text:span text:style-name="T4">
 eurovision </text:span>
</text:a>
Tkachenko和Fraser强调，在英国的支持下，乌克兰的国家交响乐团在乌克兰博物馆中保存了艺术品，参观了英国。 这项合作将在欧洲电视网获奖者宣布和纪念他们的下一个星期六晚上之后。</text:p>
      <text:p text:style-name="P4">
“所以，穿舞蹈鞋，用令人难以置信的表演加热声音水龙头!欢迎参加欧洲歌唱-2023歌曲比赛，并荣耀乌克兰!</text:p>
      <text:p text:style-name="P4">
News Source: <text:a xlink:type="simple" xlink:href="https://www.ukrinform.ua/rubric-culture/3708658-evrobacenna-zasvidcue-so-muzika-obednue-ludej-spilna-zaava-ukraini-ta-britanii.html" text:style-name="Internet_20_link" text:visited-style-name="Visited_20_Internet_20_Link">
https://www.ukrinform.ua/rubric-culture/3708658-evrobacenna-zasvidcue-so-muzika-obednue-ludej-spilna-zaava-ukraini-ta-britanii.html</text:a>
</text:p>
      <!--NEWS-->
      <text:h text:style-name="P10" text:outline-level="1">
<text:span text:style-name="T4">
俄罗斯人在Gulyaypol上进行了大约15次的节拍，遭受了平民</text:span>
</text:h>
      <text:p text:style-name="P4">
作者: Ukrinform (Person)</text:p>
      <text:p text:style-name="P4">
出版商: Укринформ (Organization)</text:p>
      <text:p text:style-name="P4">
出版时间: 2023-05-13T11:37:00+03:00</text:p>
      <text:p text:style-name="P4">
修改时间: 2023-05-13T11:37:00+03:00</text:p>
      <text:p text:style-name="P4">
描述: 俄罗斯入侵者在扎波罗兹地区的古利亚普尔市中心大约15次跳动，导致一名男子遭受了苦难。  - 乌克林。</text:p>
      <text:p text:style-name="P4">
图片: ["<text:a xlink:type="simple" xlink:href="https://static.ukrinform.com/photos/2022_11/thumb_files/630_360_1667562981-965.jpg" text:style-name="Internet_20_link" text:visited-style-name="Visited_20_Internet_20_Link">
630_360_16675...</text:a>
"]</text:p>
      <text:p text:style-name="P4">
标签: ['Обстріл', 'Запоріжжя', 'Війна з росією', 'Гуляйполе']</text:p>
      <text:p text:style-name="P4">
类型: Article</text:p>
      <!--METADATA-->
      <text:p text:style-name="P4">
<draw:frame draw:style-name="fr1" draw:name="Image89" text:anchor-type="as-char" svg:width="6.9236in" svg:height="3.956343in" draw:z-index="0">
<draw:image xlink:href="../Images/yкринформ/2023-05-13T11-37-00-03-00/630_360_1667562981-965.jpg" xlink:type="simple" xlink:show="embed" xlink:actuate="onLoad" draw:mime-type="image/jpeg"/>
</draw:frame>
俄罗斯 - 势头大约在Zaporizhzhya地区Gulyaypole市的中心进行了大约15次节拍，导致该男子受伤。</text:p>
      <text:p text:style-name="P4">
总统办公室主管Andriy Yermak在[]中报告了这一点(https://t.me/ermaka2022/2642)，报道乌克林福姆。</text:p>
      <text:p text:style-name="P4">
他写道：“俄罗斯人在Zaporozhye地区击中了Gulyaypol。市中心大约有15个“到达”。众所周知，该男子受伤了。”</text:p>
      <text:p text:style-name="P4">
<text:span text:style-name="T4">
另请阅读：</text:span>
 <text:a xlink:type="simple" xlink:href="https://www.ukrinform.ua/rubric-regions/3708630-rosijska-armia-za-dobu-atakuvala-11-regioniv-ukraini-zvedenna-ova.html" text:style-name="Internet_20_link" text:visited-style-name="Visited_20_Internet_20_Link">
<text:span text:style-name="T4">
 ova </text:span>
</text:a>
根据乌克林福姆的报道，据Zaporizhzhia地区军事行政部门负责人Yuri Malashko，俄罗斯人每天<text:a xlink:type="simple" xlink:href="https://www.ukrinform.ua/rubric-regions/3708597-rosiani-za-dobu-zavdali-87-udariv-po-zaporizkij-oblasti.html" text:style-name="Internet_20_link" text:visited-style-name="Visited_20_Internet_20_Link">
</text:a>
，在炮击下，发现了20个彩绘点。</text:p>
      <text:p text:style-name="P4">
News Source: <text:a xlink:type="simple" xlink:href="https://www.ukrinform.ua/rubric-ato/3708663-rosiani-zavdali-blizko-15-udariv-po-gulajpolu-postrazdav-civilnij.html" text:style-name="Internet_20_link" text:visited-style-name="Visited_20_Internet_20_Link">
https://www.ukrinform.ua/rubric-ato/3708663-rosiani-zavdali-blizko-15-udariv-po-gulajpolu-postrazdav-civilnij.html</text:a>
</text:p>
      <!--NEWS-->
      <text:h text:style-name="P10" text:outline-level="1">
<text:span text:style-name="T4">
日本将以4000万美元的价格转移到乌克兰能源设备</text:span>
</text:h>
      <text:p text:style-name="P4">
作者: Ukrinform (Person)</text:p>
      <text:p text:style-name="P4">
出版商: Укринформ (Organization)</text:p>
      <text:p text:style-name="P4">
出版时间: 2023-05-13T11:39:00+03:00</text:p>
      <text:p text:style-name="P4">
修改时间: 2023-05-13T11:39:00+03:00</text:p>
      <text:p text:style-name="P4">
描述: 作为根据乌克兰政府与日本国际合作机构之间大协议实施的紧急恢复计划的一部分，NEC“ Ukrenergo”的设备将被转让给变电站51.35亿日语。  - 乌克林。</text:p>
      <text:p text:style-name="P4">
图片: ["<text:a xlink:type="simple" xlink:href="https://static.ukrinform.com/photos/2018_10/thumb_files/630_360_1540287538-987.jpg" text:style-name="Internet_20_link" text:visited-style-name="Visited_20_Internet_20_Link">
630_360_15402...</text:a>
"]</text:p>
      <text:p text:style-name="P4">
标签: ['Японія', 'Україна', 'Укренерго', 'допомога']</text:p>
      <text:p text:style-name="P4">
类型: Article</text:p>
      <!--METADATA-->
      <text:p text:style-name="P4">
<draw:frame draw:style-name="fr1" draw:name="Image90" text:anchor-type="as-char" svg:width="6.9236in" svg:height="3.956343in" draw:z-index="0">
<draw:image xlink:href="../Images/yкринформ/2023-05-13T11-39-00-03-00/630_360_1540287538-987.jpg" xlink:type="simple" xlink:show="embed" xlink:actuate="onLoad" draw:mime-type="image/jpeg"/>
</draw:frame>
作为紧急恢复计划的一部分，该计划是根据乌克兰政府和日本国际合作机构的大条约实施的，Ukrenergo的设备将被转让以513.5亿天的元代换成。</text:p>
      <text:p text:style-name="P4">
根据乌克林福姆(Ukrinform)的说法，Ukrenergo在[]中报告(https://t.me/Ukrenergo/2085?fbclid=IwAR3O3L9fXVYmj35VQrAB8e_prLBGchff3aCi8bsO_00-vKkNGoiAcetyEo4)“国际朋友和合作伙伴在艰难的冬季和火箭袭击的后果中为Ukrenergo提供了支持，现在 - 有助于修复俄罗斯人，并系统地为下一个供应季节做准备。 政府提供了大量的长期援助来支持电力系统<text:a xlink:type="simple" xlink:href="https://www.ukrinform.ua/tag-aponia" text:style-name="Internet_20_link" text:visited-style-name="Visited_20_Internet_20_Link">
</text:a>
”， - 公司指出。</text:p>
      <text:p text:style-name="P4">
因为Ukrenergo将被购买并转让给变电站，金额为51.3亿日元(约4000万美元).</text:p>
      <text:p text:style-name="P4">
За попередніми даними, згідно з планом закупівель, початок поставок обладнанняпланується на другу половину 2023 року і триватиме до 2025 року залежно відтермінів виготовлення устаткування.</text:p>
      <text:p text:style-name="P4">
<text:span text:style-name="T4">
Читайте також:</text:span>
 <text:a xlink:type="simple" xlink:href="https://www.ukrinform.ua/rubric-society/3707729-usaid-peredalo-665-generatoriv-dla-potreb-teplokomunenergo-i-socialnoi-sferi.html" text:style-name="Internet_20_link" text:visited-style-name="Visited_20_Internet_20_Link">
 </text:a>
根据Ukrenergo的说法，“购买设备是帮助乌克兰能源的第二阶段。 在第一阶段，来自JICA的Ukrenergootait超过30个发电机，对于我们的变电站来说，在更新大规模炮击的情况下，它具有常规机制。 该变电站从网络对象go中收到电力，但通过网络通信的炮击可能会破坏。 在这种情况下，只要能量与变电站与网络的联系有关，生成器就可以满足其自身需求。”</text:p>
      <text:p text:style-name="P4">
<text:span text:style-name="T4">
另请阅读：</text:span>
 <text:a xlink:type="simple" xlink:href="https://www.ukrinform.ua/rubric-vidbudova/3708041-aponia-moze-buti-garnim-zrazkom-dla-povoennoi-vidbudovi-ukraini-glava-mzs-polsi.html" text:style-name="Internet_20_link" text:visited-style-name="Visited_20_Internet_20_Link">
<text:span text:style-name="T4">
日本</text:span>
</text:a>
总协议总计224.4亿日元(约1.7亿捐助者)它由乌克兰政府和日本国际合作签署，于2023年3月为紧急修复计划提供资金。 这些资金尤其是指导购买能源设备，并支持供水和污水处理部门。</text:p>
      <text:p text:style-name="P4">
News Source: <text:a xlink:type="simple" xlink:href="https://www.ukrinform.ua/rubric-vidbudova/3708667-aponia-peredast-ukraini-energoobladnanna-na-40-miljoniv.html" text:style-name="Internet_20_link" text:visited-style-name="Visited_20_Internet_20_Link">
https://www.ukrinform.ua/rubric-vidbudova/3708667-aponia-peredast-ukraini-energoobladnanna-na-40-miljoniv.html</text:a>
</text:p>
      <!--NEWS-->
      <text:h text:style-name="P10" text:outline-level="1">
<text:span text:style-name="T4">
Zelensky访问意大利</text:span>
</text:h>
      <text:p text:style-name="P4">
作者: Ukrinform (Person)</text:p>
      <text:p text:style-name="P4">
出版商: Укринформ (Organization)</text:p>
      <text:p text:style-name="P4">
出版时间: 2023-05-13T11:42:00+03:00</text:p>
      <text:p text:style-name="P4">
修改时间: 2023-05-13T11:42:00+03:00</text:p>
      <text:p text:style-name="P4">
描述: 乌克兰沃迪米尔·泽伦斯基总统到达意大利，与总统谢尔盖·马塔雷拉（Sergeo Mattarella），总理乔治·梅洛尼（George Meloni）和弗朗西斯教皇会面。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Італія', 'Папа Франциск', 'Зеленський']</text:p>
      <text:p text:style-name="P4">
类型: Article</text:p>
      <!--METADATA-->
      <text:p text:style-name="P4">
<draw:frame draw:style-name="fr1" draw:name="Image91" text:anchor-type="as-char" svg:width="6.9236in" svg:height="3.956343in" draw:z-index="0">
<draw:image xlink:href="../Images/yкринформ/2023-05-13T11-42-00-03-00/630_360_1679682020-565.jpeg" xlink:type="simple" xlink:show="embed" xlink:actuate="onLoad" draw:mime-type="image/jpeg"/>
</draw:frame>
沃迪米尔·泽伦斯基(Volodymyr Zelensky)的总统乌克兰人抵达意大利，与总统塞尔戈·马塔雷拉(Sergo Mattarella)，总理乔治·梅洛尼(George Meloni)和教皇罗曼·弗朗西斯(Roman Francis)会面。</text:p>
      <text:p text:style-name="P4">
Volodymyr Zelenskyy在[]中报道了这一点(https://t.me/V_Zelenskiy_official/6213)，报道乌克林福姆。</text:p>
      <text:p text:style-name="P4">
他写道：“罗马。与意大利总统塞尔吉奥·马塔拉(Sergio Mattarlla)，梅洛尼总理和弗朗西斯教皇会面。”</text:p>
      <text:p text:style-name="P4">
总统强调，这是对乌克兰胜利的重要访问。</text:p>
      <text:p text:style-name="P4">
<text:span text:style-name="T4">
另请阅读：</text:span>
 <text:a xlink:type="simple" xlink:href="https://www.ukrinform.ua/rubric-diaspora/3704530-v-italii-vidbulisa-tri-prosi-za-mir-v-ukraini.html" text:style-name="Internet_20_link" text:visited-style-name="Visited_20_Internet_20_Link">
<text:span text:style-name="T4">
意大利</text:span>
</text:a>
据乌克林福姆称，5月初，总统办公室的负责人安德里尔马克(Andriyermak)与企业部长和意大利阿道夫·乌索普罗(Adolfo Ursopro)的生产讨论了乌克兰的统治。</text:p>
      <text:p text:style-name="P4">
News Source: <text:a xlink:type="simple" xlink:href="https://www.ukrinform.ua/rubric-polytics/3708665-zelenskij-pribuv-iz-vizitom-do-italii.html" text:style-name="Internet_20_link" text:visited-style-name="Visited_20_Internet_20_Link">
https://www.ukrinform.ua/rubric-polytics/3708665-zelenskij-pribuv-iz-vizitom-do-italii.html</text:a>
</text:p>
      <!--NEWS-->
      <text:h text:style-name="P10" text:outline-level="1">
<text:span text:style-name="T4">
在美国，想撤离6700万辆汽车，因为</text:span>
</text:h>
      <text:p text:style-name="P4">
作者: Ukrinform (Person)</text:p>
      <text:p text:style-name="P4">
出版商: Укринформ (Organization)</text:p>
      <text:p text:style-name="P4">
出版时间: 2023-05-13T11:50:16+03:00</text:p>
      <text:p text:style-name="P4">
修改时间: 2023-05-13T11:50:16+03:00</text:p>
      <text:p text:style-name="P4">
描述: 国家道路安全管理局（NHTSA）要求由于安全气囊问题撤离6700万辆汽车。  - 乌克林。</text:p>
      <text:p text:style-name="P4">
图片: ["<text:a xlink:type="simple" xlink:href="https://static.ukrinform.com/photos/2017_10/thumb_files/630_360_1508221968-7177.jpg" text:style-name="Internet_20_link" text:visited-style-name="Visited_20_Internet_20_Link">
630_360_15082...</text:a>
"]</text:p>
      <text:p text:style-name="P4">
标签: ['Автомобіль', 'США', 'Tesla']</text:p>
      <text:p text:style-name="P4">
类型: Article</text:p>
      <!--METADATA-->
      <text:p text:style-name="P4">
<draw:frame draw:style-name="fr1" draw:name="Image92" text:anchor-type="as-char" svg:width="6.9236in" svg:height="3.956343in" draw:z-index="0">
<draw:image xlink:href="../Images/yкринформ/2023-05-13T11-50-16-03-00/630_360_1508221968-7177.jpg" xlink:type="simple" xlink:show="embed" xlink:actuate="onLoad" draw:mime-type="image/jpeg"/>
</draw:frame>
国家道路安全管理(NHTSA)由于安全气囊问题，需要释放6700万辆汽车。</text:p>
      <text:p text:style-name="P4">
正如乌克林福姆报道的那样，它报告了<text:a xlink:type="simple" xlink:href="https://www.reuters.com/business/autos-transportation/us-demands-recall-67-million-air-bag-inflators-2023-05-12/" text:style-name="Internet_20_link" text:visited-style-name="Visited_20_Internet_20_Link">
</text:a>
汽车安全局表示，充气​​设备会产生死亡或伤害的证实风险。</text:p>
      <text:p text:style-name="P4">
NHTSA：“安全气囊的主管在乘客交通媒体上抛出金属碎片，而不是使附属安全气囊膨胀，而是造成了死亡和伤害的不合理风险。”</text:p>
      <text:p text:style-name="P4">
<text:span text:style-name="T4">
另请阅读：</text:span>
 <text:a xlink:type="simple" xlink:href="https://www.ukrinform.ua/rubric-technology/3705961-u-ssa-predstavili-minirobota-dla-zaradki-elektrokariv.html" text:style-name="Internet_20_link" text:visited-style-name="Visited_20_Internet_20_Link">
</text:a>
电弧安全气囊用于通用电动机，Stellantis，BMW，现代汽车，起亚公司和其他车辆。</text:p>
      <text:p text:style-name="P4">
周五，通用汽车同意在腹部破裂导致驾驶员受伤后撤离近100万辆用高空弧形监狱员撤回高空弧形沃德尔。</text:p>
      <text:p text:style-name="P4">
正如乌克林福姆报道的<text:a xlink:type="simple" xlink:href="https://www.ukrinform.ua/rubric-technology/3708599-tesla-vidklice-z-kitajskogo-rinku-ponad-11-miljona-avtomobiliv.html" text:style-name="Internet_20_link" text:visited-style-name="Visited_20_Internet_20_Link">
</text:a>
自5月19日以来，由于软件故障，将从中国市场召回超过1.1 mlnate的运输产品。</text:p>
      <text:p text:style-name="P4">
News Source: <text:a xlink:type="simple" xlink:href="https://www.ukrinform.ua/rubric-world/3708668-u-ssa-hocut-vidklikati-67-miljoniv-avto-cerez-nespravnist-podusok-bezpeki.html" text:style-name="Internet_20_link" text:visited-style-name="Visited_20_Internet_20_Link">
https://www.ukrinform.ua/rubric-world/3708668-u-ssa-hocut-vidklikati-67-miljoniv-avto-cerez-nespravnist-podusok-bezpeki.html</text:a>
</text:p>
      <!--NEWS-->
      <text:h text:style-name="P10" text:outline-level="1">
<text:span text:style-name="T4">
泽伦斯基总统会见了弗朗西斯教皇</text:span>
</text:h>
      <text:p text:style-name="P4">
作者: liveuamap (Language: en)</text:p>
      <text:p text:style-name="P4">
时间: 2023-05-13T11:56:43</text:p>
      <text:p text:style-name="P4">
地点: Rome, Italy (Latitude:41.9024 Longtitude:12.45008)</text:p>
      <text:p text:style-name="P4">
视频: []</text:p>
      <text:p text:style-name="P4">
图片: ["<text:a xlink:type="simple" xlink:href="https://liveuamap.com/pics/2023/05/13/22562580_0.jpg" text:style-name="Internet_20_link" text:visited-style-name="Visited_20_Internet_20_Link">
22562580_0.jpg</text:a>
", "<text:a xlink:type="simple" xlink:href="https://liveuamap.com/pics/2023/05/13/22562580_1.jpg" text:style-name="Internet_20_link" text:visited-style-name="Visited_20_Internet_20_Link">
22562580_1.jpg</text:a>
", "<text:a xlink:type="simple" xlink:href="https://liveuamap.com/pics/2023/05/13/22562580_2.jpg" text:style-name="Internet_20_link" text:visited-style-name="Visited_20_Internet_20_Link">
22562580_2.jpg</text:a>
"]</text:p>
      <text:p text:style-name="P4">
标签: ["Europe", "Italy"]</text:p>
      <text:p text:style-name="P4">
Id: 22562580</text:p>
      <!--METADATA-->
      <text:p text:style-name="P4">
泽伦斯基总统会见了弗朗西斯教皇</text:p>
      <text:p text:style-name="P4">
<draw:frame draw:style-name="fr1" draw:name="Image93" text:anchor-type="as-char" svg:width="6.9236in" svg:height="4.612849in" draw:z-index="0">
<draw:image xlink:href="../Images/liveuamap/2023-05-13T11-56-43/22562580_0.jpg" xlink:type="simple" xlink:show="embed" xlink:actuate="onLoad" draw:mime-type="image/jpeg"/>
</draw:frame>
<draw:frame draw:style-name="fr1" draw:name="Image94" text:anchor-type="as-char" svg:width="6.6625in" svg:height="10.0in" draw:z-index="0">
<draw:image xlink:href="../Images/liveuamap/2023-05-13T11-56-43/22562580_1.jpg" xlink:type="simple" xlink:show="embed" xlink:actuate="onLoad" draw:mime-type="image/jpeg"/>
</draw:frame>
<draw:frame draw:style-name="fr1" draw:name="Image95" text:anchor-type="as-char" svg:width="6.9236in" svg:height="4.612849in" draw:z-index="0">
<draw:image xlink:href="../Images/liveuamap/2023-05-13T11-56-43/22562580_2.jpg" xlink:type="simple" xlink:show="embed" xlink:actuate="onLoad" draw:mime-type="image/jpeg"/>
</draw:frame>
新闻集链接：<text:a xlink:type="simple" xlink:href="https://liveuamap.com/en/2023/13-may-president-zelensky-met-with-pope-francis-" text:style-name="Internet_20_link" text:visited-style-name="Visited_20_Internet_20_Link">
https://liveuamap.com/en/2023/13-may-president-president-zelensky-met-with-with-pope-francis-</text:a>
</text:p>
      <text:p text:style-name="P4">
News Source: <text:a xlink:type="simple" xlink:href="https://t.me/kozytskyy_maksym_official/8198" text:style-name="Internet_20_link" text:visited-style-name="Visited_20_Internet_20_Link">
https://t.me/kozytskyy_maksym_official/8198</text:a>
</text:p>
      <!--NEWS-->
      <text:h text:style-name="P10" text:outline-level="1">
<text:span text:style-name="T4">
“星期六变暖”：在卢甘斯克，爆炸了</text:span>
</text:h>
      <text:p text:style-name="P4">
作者: Ukrinform (Person)</text:p>
      <text:p text:style-name="P4">
出版商: Укринформ (Organization)</text:p>
      <text:p text:style-name="P4">
出版时间: 2023-05-13T12:03:00+03:00</text:p>
      <text:p text:style-name="P4">
修改时间: 2023-05-13T12:03:00+03:00</text:p>
      <text:p text:style-name="P4">
描述: 在临时占领的卢甘斯克（Lugansk）中，听到了爆炸：到达俄罗斯设备和燃料集群。  - 乌克林。</text:p>
      <text:p text:style-name="P4">
图片: ["<text:a xlink:type="simple" xlink:href="https://static.ukrinform.com/photos/2023_02/thumb_files/630_360_1677569405-698.jpg" text:style-name="Internet_20_link" text:visited-style-name="Visited_20_Internet_20_Link">
630_360_16775...</text:a>
"]</text:p>
      <text:p text:style-name="P4">
标签: ['Луганськ', 'Війна з росією', 'Єдині новини']</text:p>
      <text:p text:style-name="P4">
类型: Article</text:p>
      <!--METADATA-->
      <text:p text:style-name="P4">
<draw:frame draw:style-name="fr1" draw:name="Image96" text:anchor-type="as-char" svg:width="6.9236in" svg:height="3.956343in" draw:z-index="0">
<draw:image xlink:href="../Images/yкринформ/2023-05-13T12-03-00-03-00/630_360_1677569405-698.jpg" xlink:type="simple" xlink:show="embed" xlink:actuate="onLoad" draw:mime-type="image/jpeg"/>
</draw:frame>
甚至被占领的卢汉斯克(Luhansk)也竖立了爆炸：俄罗斯技术和燃料的积累。</text:p>
      <text:p text:style-name="P4">
乌克林福姆报道，武装部队Sergey Shakun的Lugansk Teama Terobroni的唯一新闻官报道了Tele Scale“ United News”的广播。</text:p>
      <text:p text:style-name="P4">
“昨天在卢甘斯克(占领者 -  ed。)他们等待致敬。 敬礼使他们成为乌克兰的军械库。 我被告知18.45几乎是卢甘斯克发生了爆炸。 然后朋友打电话(...)他们说，在克拉斯诺顿的方向上有爆炸。 还有一系列俄罗斯技术的燃料。 昨天，即使在卢甘斯克的中心飞行。 从字面上看，他们打电话说，周六的暖气已经开始，另一件事飞往卢甘斯克。”</text:p>
      <text:p text:style-name="P4">
<text:span text:style-name="T4">
另请阅读：</text:span>
 <text:a xlink:type="simple" xlink:href="https://www.ukrinform.ua/rubric-regions/3708546-pid-cas-bavovni-u-lugansku-buv-poranenij-deputat-rosijskoi-dumi-zmi.html" text:style-name="Internet_20_link" text:visited-style-name="Visited_20_Internet_20_Link">
<text:span text:style-name="T4">
 lugansk </text:span>
</text:a>
根据夏肯(Shakun)的说法，昨天，俄罗斯入侵者希望通过举行伪宣传来“庆祝”弗鲁根周年纪念日，他们通过该纪念日将俄罗斯对卢汉斯地区的占领合法化。</text:p>
      <text:p text:style-name="P4">
据报道，从合作的许多暂时占领的定居点中，合作者正在准备撤离自己并取出设备和文件。</text:p>
      <text:p text:style-name="P4">
照片：亚历山大·希亚诺夫(Alexander Himanov)，说明性</text:p>
      <text:p text:style-name="P4">
News Source: <text:a xlink:type="simple" xlink:href="https://www.ukrinform.ua/rubric-ato/3708674-subotnij-rozigriv-u-lugansku-prolunav-vibuh.html" text:style-name="Internet_20_link" text:visited-style-name="Visited_20_Internet_20_Link">
https://www.ukrinform.ua/rubric-ato/3708674-subotnij-rozigriv-u-lugansku-prolunav-vibuh.html</text:a>
</text:p>
      <!--NEWS-->
      <text:h text:style-name="P10" text:outline-level="1">
<text:span text:style-name="T4">
在切尔尼夫（Chernihiv），边防部队摧毁了沙赫德</text:span>
</text:h>
      <text:p text:style-name="P4">
作者: Ukrinform (Person)</text:p>
      <text:p text:style-name="P4">
出版商: Укринформ (Organization)</text:p>
      <text:p text:style-name="P4">
出版时间: 2023-05-13T12:20:00+03:00</text:p>
      <text:p text:style-name="P4">
修改时间: 2023-05-13T12:20:00+03:00</text:p>
      <text:p text:style-name="P4">
描述: 5月13日，伊朗生产SHAHD-136/131的Chernihiv地区敌人无人机被摧毁。  - 乌克林。</text:p>
      <text:p text:style-name="P4">
图片: ["<text:a xlink:type="simple" xlink:href="https://static.ukrinform.com/photos/2023_05/thumb_files/630_360_1683969144-624.jpg" text:style-name="Internet_20_link" text:visited-style-name="Visited_20_Internet_20_Link">
630_360_16839...</text:a>
", "<text:a xlink:type="simple" xlink:href="https://static.ukrinform.com/photos/2023_05/1683969144-417.jpg" text:style-name="Internet_20_link" text:visited-style-name="Visited_20_Internet_20_Link">
1683969144-41...</text:a>
"]</text:p>
      <text:p text:style-name="P4">
标签: ['Прикордонники', 'Чернігівщина', 'Дрон', 'Війна з росією']</text:p>
      <text:p text:style-name="P4">
类型: Article</text:p>
      <!--METADATA-->
      <text:p text:style-name="P4">
<draw:frame draw:style-name="fr1" draw:name="Image97" text:anchor-type="as-char" svg:width="6.9236in" svg:height="3.956343in" draw:z-index="0">
<draw:image xlink:href="../Images/yкринформ/2023-05-13T12-20-00-03-00/630_360_1683969144-624.jpg" xlink:type="simple" xlink:show="embed" xlink:actuate="onLoad" draw:mime-type="image/jpeg"/>
</draw:frame>
到了晚上，边防部队在切尼希夫地区被摧毁的敌人无与伦比的伊朗生产Shahd-136/131。</text:p>
      <text:p text:style-name="P4">
根据乌克林福姆的说法，北部运营司令部报告了<text:a xlink:type="simple" xlink:href="https://t.me/ok_pivnich1/2604" text:style-name="Internet_20_link" text:visited-style-name="Visited_20_Internet_20_Link">
</text:a>
“大约01:28 5月13日，军人105边境支队摧毁了切尔尼希夫敌意<text:a xlink:type="simple" xlink:href="https://www.ukrinform.ua/tag-bezpilotnik" text:style-name="Internet_20_link" text:visited-style-name="Visited_20_Internet_20_Link">
</text:a>
“ Geran -2”，So称为“ Shahaned”， - 消息读取。</text:p>
      <text:p text:style-name="P4">
<draw:frame draw:style-name="fr1" draw:name="Image98" text:anchor-type="as-char" svg:width="6.9236in" svg:height="5.1927in" draw:z-index="0">
<draw:image xlink:href="../Images/yкринформ/2023-05-13T12-20-00-03-00/1683969144-417.jpg" xlink:type="simple" xlink:show="embed" xlink:actuate="onLoad" draw:mime-type="image/jpeg"/>
</draw:frame>
<text:span text:style-name="T4">
另请阅读：</text:span>
 <text:a xlink:type="simple" xlink:href="https://www.ukrinform.ua/rubric-ato/3708657-po-teritorii-hmelniccini-vlucili-cotiri-vorozi-droni-ignat.html" text:style-name="Internet_20_link" text:visited-style-name="Visited_20_Internet_20_Link">
<text:span text:style-name="T4">
无人机</text:span>
</text:a>
正如乌克林福姆报道的那样，从5月13日午夜开始，乌克兰的辩护部队被摧毁了<text:a xlink:type="simple" xlink:href="https://www.ukrinform.ua/rubric-ato/3708605-ppo-vnoci-znisila-17-droniv-tipu-shahed-povitrani-sili.html" text:style-name="Internet_20_link" text:visited-style-name="Visited_20_Internet_20_Link">
</text:a>
伊朗生产SHAHD-136/131。</text:p>
      <text:p text:style-name="P4">
News Source: <text:a xlink:type="simple" xlink:href="https://www.ukrinform.ua/rubric-ato/3708676-na-cernigivsini-prikordonniki-znisili-vnoci-odin-shahed.html" text:style-name="Internet_20_link" text:visited-style-name="Visited_20_Internet_20_Link">
https://www.ukrinform.ua/rubric-ato/3708676-na-cernigivsini-prikordonniki-znisili-vnoci-odin-shahed.html</text:a>
</text:p>
      <!--NEWS-->
      <text:h text:style-name="P10" text:outline-level="1">
<text:span text:style-name="T4">
伊朗扣押油轮在波斯湾的防守后，美国</text:span>
</text:h>
      <text:p text:style-name="P4">
作者: Ukrinform (Person)</text:p>
      <text:p text:style-name="P4">
出版商: Укринформ (Organization)</text:p>
      <text:p text:style-name="P4">
出版时间: 2023-05-13T12:36:00+03:00</text:p>
      <text:p text:style-name="P4">
修改时间: 2023-05-13T12:36:00+03:00</text:p>
      <text:p text:style-name="P4">
描述: 近几个月来，美国军方将致力于加强海湾地区的防御能力。  - 乌克林。</text:p>
      <text:p text:style-name="P4">
图片: ["<text:a xlink:type="simple" xlink:href="https://static.ukrinform.com/photos/2021_04/thumb_files/630_360_1619581362-947.jpg" text:style-name="Internet_20_link" text:visited-style-name="Visited_20_Internet_20_Link">
630_360_16195...</text:a>
"]</text:p>
      <text:p text:style-name="P4">
标签: ['Іран', 'США', 'Перська затока', 'танкер']</text:p>
      <text:p text:style-name="P4">
类型: Article</text:p>
      <!--METADATA-->
      <text:p text:style-name="P4">
<draw:frame draw:style-name="fr1" draw:name="Image99" text:anchor-type="as-char" svg:width="6.9236in" svg:height="3.956343in" draw:z-index="0">
<draw:image xlink:href="../Images/yкринформ/2023-05-13T12-36-00-03-00/630_360_1619581362-947.jpg" xlink:type="simple" xlink:show="embed" xlink:actuate="onLoad" draw:mime-type="image/jpeg"/>
</draw:frame>
在捕获商业船只和过去几个月的迫害之后，美国军方将致力于增强海湾地区的防御能力。</text:p>
      <text:p text:style-name="P4">
关于它报告<text:a xlink:type="simple" xlink:href="https://www.reuters.com/world/pentagon-bolster-defensive-posture-gulf-white-house-2023-05-12/" text:style-name="Internet_20_link" text:visited-style-name="Visited_20_Internet_20_Link">
</text:a>
报道说，关于美国官员的申请。</text:p>
      <text:p text:style-name="P4">
据他们说，在过去的两年中，伊朗遭到迫害，攻击了国际旗帜下15个贸易法院的航行权。</text:p>
      <text:p text:style-name="P4">
白宫发言人约翰·凯比(Johnkirby)在简报中说：“国防部将采取多个步骤来加强我们在海湾的防御地位。”</text:p>
      <text:p text:style-name="P4">
他补充说，在接下来的几周里，将尝试“加强与海峡海峡中盟友的兼容兼容性协调”。</text:p>
      <text:p text:style-name="P4">
<text:span text:style-name="T4">
另请阅读：</text:span>
 <text:a xlink:type="simple" xlink:href="https://www.ukrinform.ua/rubric-world/3702639-ssa-konfiskuvali-iransku-naftu-tegeran-u-vidpovid-zahopiv-tanker-u-perskij-zatoci.html" text:style-name="Internet_20_link" text:visited-style-name="Visited_20_Internet_20_Link">
</text:a>
据报道，美国海军的第五舰队与区域盟友一起运作，在Ormouz海峡的船只和飞机巡逻队的出色旋转中。</text:p>
      <text:p text:style-name="P4">
第五局指挥官布拉德·库珀(Brad Cooper)副指挥官布拉德·库珀(Brad Cooper)说：“不合理，不负责任和非法扣押和追求伊朗的追求应该停止。”</text:p>
      <text:p text:style-name="P4">
正如乌克林福姆报道的<text:a xlink:type="simple" xlink:href="https://www.ukrinform.ua/rubric-world/3704177-iran-zahopiv-drugij-za-tizden-naftovij-tanker-u-perskij-zatoci-vms-ssa.html" text:style-name="Internet_20_link" text:visited-style-name="Visited_20_Internet_20_Link">
</text:a>
在阿曼海岸的波斯湾的水域中。</text:p>
      <text:p text:style-name="P4">
News Source: <text:a xlink:type="simple" xlink:href="https://www.ukrinform.ua/rubric-world/3708684-ssa-posilat-oboronu-v-perskij-zatoci-pisla-zahoplenna-iranom-tankeriv.html" text:style-name="Internet_20_link" text:visited-style-name="Visited_20_Internet_20_Link">
https://www.ukrinform.ua/rubric-world/3708684-ssa-posilat-oboronu-v-perskij-zatoci-pisla-zahoplenna-iranom-tankeriv.html</text:a>
</text:p>
      <!--NEWS-->
      <text:h text:style-name="P10" text:outline-level="1">
<text:span text:style-name="T4">
在巴库，乌克兰堕落捍卫者的记忆墙被打开</text:span>
</text:h>
      <text:p text:style-name="P4">
作者: Ukrinform (Person)</text:p>
      <text:p text:style-name="P4">
出版商: Укринформ (Organization)</text:p>
      <text:p text:style-name="P4">
出版时间: 2023-05-13T12:56:00+03:00</text:p>
      <text:p text:style-name="P4">
修改时间: 2023-05-13T12:56:00+03:00</text:p>
      <text:p text:style-name="P4">
描述: 在阿塞拜疆巴库的首都，开放了乌克兰堕落者捍卫者的纪念墙。 如今，死了的26名阿塞拜疆英雄的名字使乌克兰的土地从俄罗斯入侵者中解放出来。  - 乌克林。</text:p>
      <text:p text:style-name="P4">
图片: ["<text:a xlink:type="simple" xlink:href="https://static.ukrinform.com/photos/2023_05/thumb_files/630_360_1683972252-247.jpg" text:style-name="Internet_20_link" text:visited-style-name="Visited_20_Internet_20_Link">
630_360_16839...</text:a>
", "<text:a xlink:type="simple" xlink:href="https://static.ukrinform.com/photos/2023_05/1683972252-381.jpg" text:style-name="Internet_20_link" text:visited-style-name="Visited_20_Internet_20_Link">
1683972252-38...</text:a>
", "<text:a xlink:type="simple" xlink:href="https://static.ukrinform.com/photos/2023_05/1683972251-879.jpg" text:style-name="Internet_20_link" text:visited-style-name="Visited_20_Internet_20_Link">
1683972251-87...</text:a>
", "<text:a xlink:type="simple" xlink:href="https://static.ukrinform.com/photos/2023_05/1683972252-653.jpg" text:style-name="Internet_20_link" text:visited-style-name="Visited_20_Internet_20_Link">
1683972252-65...</text:a>
", "<text:a xlink:type="simple" xlink:href="https://static.ukrinform.com/photos/2023_05/1683972251-428.jpg" text:style-name="Internet_20_link" text:visited-style-name="Visited_20_Internet_20_Link">
1683972251-42...</text:a>
"]</text:p>
      <text:p text:style-name="P4">
标签: ['Азербайджан', 'Війна з росією']</text:p>
      <text:p text:style-name="P4">
类型: Article</text:p>
      <!--METADATA-->
      <text:p text:style-name="P4">
<draw:frame draw:style-name="fr1" draw:name="Image100" text:anchor-type="as-char" svg:width="6.9236in" svg:height="3.956343in" draw:z-index="0">
<draw:image xlink:href="../Images/yкринформ/2023-05-13T12-56-00-03-00/630_360_1683972252-247.jpg" xlink:type="simple" xlink:show="embed" xlink:actuate="onLoad" draw:mime-type="image/jpeg"/>
</draw:frame>
在首都阿塞拜疆巴库(Azerbaijan Baku)中，开放了乌克兰堕落者捍卫者的纪念墙。 如今，死了的26名阿塞拜疆英雄的名字使乌克兰的土地从俄罗斯入侵者中解放出来。</text:p>
      <text:p text:style-name="P4">
关于它报告<text:a xlink:type="simple" xlink:href="https://report.az/ru/vneshnyaya-politika/v-baku-sostoyalos-otkrytie-steny-pamyati-pavshih-zashitnikov-ukrainy/" text:style-name="Internet_20_link" text:visited-style-name="Visited_20_Internet_20_Link">
</text:a>
 <text:a xlink:type="simple" xlink:href="https://report.az/ru/vneshnyaya-politika/v-baku-sostoyalos-otkrytie-steny-pamyati-pavshih-zashitnikov-ukrainy/" text:style-name="Internet_20_link" text:visited-style-name="Visited_20_Internet_20_Link">
</text:a>
据报道，关于乌克兰·瓦瑟比扬的大使馆，乌克林福姆报道。</text:p>
      <text:p text:style-name="P4">
该活动致力于乌克兰堕落后卫的记忆之墙，堕落的英雄家族以及乌克兰侨民，乌克兰其他机构和乌克兰人的社区乌克兰侨民的代表参加了这项活动。</text:p>
      <text:p text:style-name="P4">
<draw:frame draw:style-name="fr1" draw:name="Image101" text:anchor-type="as-char" svg:width="6.9236in" svg:height="4.615733in" draw:z-index="0">
<draw:image xlink:href="../Images/yкринформ/2023-05-13T12-56-00-03-00/1683972252-381.jpg" xlink:type="simple" xlink:show="embed" xlink:actuate="onLoad" draw:mime-type="image/jpeg"/>
</draw:frame>
据报道，在这方面，阿塞拜疆共和国的乌克兰大使馆在母亲节的前夕与乌克兰堕落的捍卫者的家人建立了传统。</text:p>
      <text:p text:style-name="P4">
<draw:frame draw:style-name="fr1" draw:name="Image102" text:anchor-type="as-char" svg:width="6.9236in" svg:height="4.532394in" draw:z-index="0">
<draw:image xlink:href="../Images/yкринформ/2023-05-13T12-56-00-03-00/1683972251-879.jpg" xlink:type="simple" xlink:show="embed" xlink:actuate="onLoad" draw:mime-type="image/jpeg"/>
</draw:frame>
“从完整尺度开始<text:a xlink:type="simple" xlink:href="https://www.ukrinform.ua/tag-vijna" text:style-name="Internet_20_link" text:visited-style-name="Visited_20_Internet_20_Link">
</text:a>
居住在乌克兰领土上的俄罗斯阿塞拜疆人坚决捍卫我们国家的主权和领土诚信。今天，死于俄罗斯入侵者的26名阿塞拜疆英雄的名字，他们去世了，死于俄罗斯的入侵者，他死了。</text:p>
      <text:p text:style-name="P4">
<draw:frame draw:style-name="fr1" draw:name="Image103" text:anchor-type="as-char" svg:width="6.9236in" svg:height="4.731127in" draw:z-index="0">
<draw:image xlink:href="../Images/yкринформ/2023-05-13T12-56-00-03-00/1683972252-653.jpg" xlink:type="simple" xlink:show="embed" xlink:actuate="onLoad" draw:mime-type="image/jpeg"/>
</draw:frame>
<text:span text:style-name="T4">
另请阅读：</text:span>
 <text:a xlink:type="simple" xlink:href="https://www.ukrinform.ua/rubric-polytics/3696134-azerbajdzanski-deputati-vidvidaut-ukrainu.html" text:style-name="Internet_20_link" text:visited-style-name="Visited_20_Internet_20_Link">
<text:span text:style-name="T4">
 azer </text:span>
</text:a>
此外，还指出，在实施“纳什曼”项目中，大使馆与乌克兰的贸易大厦一起开始为纪录片系列的收集材料做准备，该纪录片是建立在Dead-Armor-azerbaijanis上的故事的，后者为Sovereignty辩护和领土完整性。</text:p>
      <text:p text:style-name="P4">
<draw:frame draw:style-name="fr1" draw:name="Image104" text:anchor-type="as-char" svg:width="6.9236in" svg:height="3.788748in" draw:z-index="0">
<draw:image xlink:href="../Images/yкринформ/2023-05-13T12-56-00-03-00/1683972251-428.jpg" xlink:type="simple" xlink:show="embed" xlink:actuate="onLoad" draw:mime-type="image/jpeg"/>
</draw:frame>
据乌克林福姆报道，由于亚美尼亚阿塞拜疆边界的防火墙，一名人被杀，另外四人受伤。</text:p>
      <text:p text:style-name="P4">
News Source: <text:a xlink:type="simple" xlink:href="https://www.ukrinform.ua/rubric-society/3708690-u-baku-vidkrili-stinu-pamati-poleglih-zahisnikiv-ukraini.html" text:style-name="Internet_20_link" text:visited-style-name="Visited_20_Internet_20_Link">
https://www.ukrinform.ua/rubric-society/3708690-u-baku-vidkrili-stinu-pamati-poleglih-zahisnikiv-ukraini.html</text:a>
</text:p>
      <!--NEWS-->
      <text:h text:style-name="P10" text:outline-level="1">
<text:span text:style-name="T4">
尼古拉农场的工人在晚上遭到俄罗斯人的袭击，已经携带着新鲜面包的新鲜面包</text:span>
</text:h>
      <text:p text:style-name="P4">
作者: Ukrinform (Person)</text:p>
      <text:p text:style-name="P4">
出版商: Укринформ (Organization)</text:p>
      <text:p text:style-name="P4">
出版时间: 2023-05-13T12:59:00+03:00</text:p>
      <text:p text:style-name="P4">
修改时间: 2023-05-13T12:59:00+03:00</text:p>
      <text:p text:style-name="P4">
描述: 俄罗斯人在晚上袭击了尼古拉夫的一家面包店，提供了尼古拉夫和霍森的面包，尽管设备受损，但新鲜面包已经在工厂烤了。  - 乌克林。</text:p>
      <text:p text:style-name="P4">
图片: ["<text:a xlink:type="simple" xlink:href="https://static.ukrinform.com/photos/2023_05/thumb_files/630_360_1683971931-503.jpg" text:style-name="Internet_20_link" text:visited-style-name="Visited_20_Internet_20_Link">
630_360_16839...</text:a>
"]</text:p>
      <text:p text:style-name="P4">
标签: ['Миколаїв', 'Сєнкевич', 'Війна з росією']</text:p>
      <text:p text:style-name="P4">
类型: Article</text:p>
      <!--METADATA-->
      <text:p text:style-name="P4">
<draw:frame draw:style-name="fr1" draw:name="Image105" text:anchor-type="as-char" svg:width="6.9236in" svg:height="3.956343in" draw:z-index="0">
<draw:image xlink:href="../Images/yкринформ/2023-05-13T12-59-00-03-00/630_360_1683971931-503.jpg" xlink:type="simple" xlink:show="embed" xlink:actuate="onLoad" draw:mime-type="image/jpeg"/>
</draw:frame>
俄罗斯人袭击了尼古拉夫(Nikolaev)的一家面包店，该面包店提供了尼古拉夫·艾克森(Nikolaev Icherson)的面包，尽管设备受损，但新鲜面包已经在工厂烤了。</text:p>
      <text:p text:style-name="P4">
这是在[]中报道的(https://t.me/senkevichonline/4450)Oleksandr Senkevich，乌克林福姆市戈洛梅夫(City Golomyev)。</text:p>
      <text:p text:style-name="P4">
城市主席说：“今天可以说，这是尼古拉夫农场，它提供了尼古拉夫和赫尔森的赫利比布。这项技术涉及到运输以杀死饥饿的人。”</text:p>
      <text:p text:style-name="P4">
<text:span text:style-name="T4">
另请阅读：</text:span>
 <text:a xlink:type="simple" xlink:href="https://www.ukrinform.ua/rubric-ato/3708340-na-pivdni-sili-oboroni-znisili-rosijskij-punkt-upravlinna-bezpilotnikami.html" text:style-name="Internet_20_link" text:visited-style-name="Visited_20_Internet_20_Link">
</text:a>
作为 <text:a xlink:type="simple" xlink:href="https://t.me/senkevichonline/4451" text:style-name="Internet_20_link" text:visited-style-name="Visited_20_Internet_20_Link">
 </text:a>
面包店的头是埃琳娜·拉科娃(Elena Rakova)，当紧急官员拆除障碍物时，工人正准备烤面包。 该企业已经恢复了电源，天然气工人的工作。</text:p>
      <text:p text:style-name="P4">
不久之后尼古拉夫市长<text:a xlink:type="simple" xlink:href="https://t.me/senkevichonline/4452" text:style-name="Internet_20_link" text:visited-style-name="Visited_20_Internet_20_Link">
</text:a>
有时间在工厂烘烤的新鲜面包的照片。</text:p>
      <text:p text:style-name="P4">
Senkevich写道：“新鲜面包。测量汽车运输的面包有时间去。”</text:p>
      <text:p text:style-name="P4">
如报道，<text:a xlink:type="simple" xlink:href="https://www.ukrinform.ua/rubric-ato/3708584-obstril-mikolaeva-zagarbniki-zastosuvali-bezpilotniki-postrazdali-troe-civilnih.html" text:style-name="Internet_20_link" text:visited-style-name="Visited_20_Internet_20_Link">
</text:a>
伊朗生产“ SHAHD-136/131”。 由于弹药的围墙，五台建筑物被损坏，两座建筑物被摧毁。 炮击的结果是，这两个物体都发生了大火，这是由乌克兰州紧急部门在尼古拉地区的急救部门运营的。三人知道。</text:p>
      <text:p text:style-name="P4">
照片：亚历山大·森基维奇(Alexander Senkevich)，电报</text:p>
      <text:p text:style-name="P4">
News Source: <text:a xlink:type="simple" xlink:href="https://www.ukrinform.ua/rubric-regions/3708687-pracivniki-mikolaivskogo-hlibzavodu-akij-unoci-atakuvali-rosiani-uze-rozvozat-svizij-hlib.html" text:style-name="Internet_20_link" text:visited-style-name="Visited_20_Internet_20_Link">
https://www.ukrinform.ua/rubric-regions/3708687-pracivniki-mikolaivskogo-hlibzavodu-akij-unoci-atakuvali-rosiani-uze-rozvozat-svizij-hlib.html</text:a>
</text:p>
      <!--NEWS-->
      <text:h text:style-name="P10" text:outline-level="1">
<text:span text:style-name="T4">
新导弹罢工在卢汉斯克的俄罗斯基地报道</text:span>
</text:h>
      <text:p text:style-name="P4">
作者: liveuamap (Language: en)</text:p>
      <text:p text:style-name="P4">
时间: 2023-05-13T13:09:29</text:p>
      <text:p text:style-name="P4">
地点: Luhans'k, Luhans'ka oblast (Latitude:48.58637 Longtitude:39.3544)</text:p>
      <text:p text:style-name="P4">
视频: []</text:p>
      <text:p text:style-name="P4">
图片: ["<text:a xlink:type="simple" xlink:href="https://liveuamap.com/pics/2023/05/13/22562628_0.jpg" text:style-name="Internet_20_link" text:visited-style-name="Visited_20_Internet_20_Link">
22562628_0.jpg</text:a>
"]</text:p>
      <text:p text:style-name="P4">
标签: []</text:p>
      <text:p text:style-name="P4">
Id: 22562628</text:p>
      <!--METADATA-->
      <text:p text:style-name="P4">
新导弹罢工在卢汉斯克的俄罗斯基地报道</text:p>
      <text:p text:style-name="P4">
<draw:frame draw:style-name="fr1" draw:name="Image106" text:anchor-type="as-char" svg:width="6.9236in" svg:height="8.851049in" draw:z-index="0">
<draw:image xlink:href="../Images/liveuamap/2023-05-13T13-09-29/22562628_0.jpg" xlink:type="simple" xlink:show="embed" xlink:actuate="onLoad" draw:mime-type="image/jpeg"/>
</draw:frame>
新闻集链接：<text:a xlink:type="simple" xlink:href="https://liveuamap.com/en/2023/13-may-new-missile-strike-reported-at-russian-base-in-luhansk" text:style-name="Internet_20_link" text:visited-style-name="Visited_20_Internet_20_Link">
https://liveuamap.com/en/2023/13-may-new-new-missile-strike-rike-reported-that---俄罗斯 - 俄罗斯 - 贝斯 -  in-luhansk</text:a>
</text:p>
      <text:p text:style-name="P4">
News Source: <text:a xlink:type="simple" xlink:href="https://t.me/novosti_donbass24/47074" text:style-name="Internet_20_link" text:visited-style-name="Visited_20_Internet_20_Link">
https://t.me/novosti_donbass24/47074</text:a>
</text:p>
      <!--NEWS-->
      <text:h text:style-name="P10" text:outline-level="1">
<text:span text:style-name="T4">
SBU宣布怀疑Kaliningrad Garrison对Balakliya的折磨人</text:span>
</text:h>
      <text:p text:style-name="P4">
作者: Ukrinform (Person)</text:p>
      <text:p text:style-name="P4">
出版商: Укринформ (Organization)</text:p>
      <text:p text:style-name="P4">
出版时间: 2023-05-13T13:11:00+03:00</text:p>
      <text:p text:style-name="P4">
修改时间: 2023-05-13T13:11:00+03:00</text:p>
      <text:p text:style-name="P4">
描述: 乌克兰的安全局报告说，俄罗斯联邦武装部队的加里宁格勒驻军军事指挥官怀疑，俄罗斯联邦的武装部队曾在哈尔基夫地区的巴拉克利亚暂时扣押时折磨了人们。  - 乌克林。</text:p>
      <text:p text:style-name="P4">
图片: ["<text:a xlink:type="simple" xlink:href="https://static.ukrinform.com/photos/2022_12/thumb_files/630_360_1669983394-548.jpg" text:style-name="Internet_20_link" text:visited-style-name="Visited_20_Internet_20_Link">
630_360_16699...</text:a>
", "<text:a xlink:type="simple" xlink:href="https://static.ukrinform.com/photos/2023_05/1683972835-851.jpeg" text:style-name="Internet_20_link" text:visited-style-name="Visited_20_Internet_20_Link">
1683972835-85...</text:a>
"]</text:p>
      <text:p text:style-name="P4">
标签: ['Підозра', 'СБУ', 'Російські військові', 'Харківщина', 'Війна з росією']</text:p>
      <text:p text:style-name="P4">
类型: Article</text:p>
      <!--METADATA-->
      <text:p text:style-name="P4">
<draw:frame draw:style-name="fr1" draw:name="Image107" text:anchor-type="as-char" svg:width="6.9236in" svg:height="3.956343in" draw:z-index="0">
<draw:image xlink:href="../Images/yкринформ/2023-05-13T13-11-00-03-00/630_360_1669983394-548.jpg" xlink:type="simple" xlink:show="embed" xlink:actuate="onLoad" draw:mime-type="image/jpeg"/>
</draw:frame>
乌克兰的服役报告说，涉嫌军事指挥官 - 坦克驻军驻俄罗斯联邦的武装部队，后者在巴拉克利亚·哈基夫地区暂时扣押时折磨了人们。</text:p>
      <text:p text:style-name="P4">
正如Ukrinform报道的那样，SBU在[]中报告(https://t.me/SBUkr/8306?fbclid=IwAR0wf4WC4TmfOd8IiEiiUwbSEpFavpGnD5H_Pm3Ch9-7vUhgKWq0omlqwfU)“安全部门系统地暴露了犯下的俄罗斯入侵者<text:a xlink:type="simple" xlink:href="https://www.ukrinform.ua/tag-vijskovi-zlocini" text:style-name="Internet_20_link" text:visited-style-name="Visited_20_Internet_20_Link">
</text:a>
在乌克兰的临时捕获国家中。 通过调查行动，建立了哈尔基夫地区人数期间其他涉及大规模镇压平民的人的人。”消息写道。</text:p>
      <text:p text:style-name="P4">
参与俄罗斯联邦武装部队的加里宁格勒驻军军事指挥官，其曝光“花岗岩”在全面入侵的开始时包括在东方阵线接待入侵团体。</text:p>
      <text:p text:style-name="P4">
<draw:frame draw:style-name="fr1" draw:name="Image108" text:anchor-type="as-char" svg:width="6.9236in" svg:height="3.89773in" draw:z-index="0">
<draw:image xlink:href="../Images/yкринформ/2023-05-13T13-11-00-03-00/1683972835-851.jpeg" xlink:type="simple" xlink:show="embed" xlink:actuate="onLoad" draw:mime-type="image/jpeg"/>
</draw:frame>
去年3月，他热情地来到了巴拉克利亚(Balakliya)，并在俄罗斯军方和L/DNR战斗人员的共同行动中脱颖而出。</text:p>
      <text:p text:style-name="P4">
随后，他被任命为“指挥官”，并在这个“职位”中，俄罗斯军方组织了非法拘留当地人。</text:p>
      <text:p text:style-name="P4">
<text:span text:style-name="T4">
另请阅读：</text:span>
 <text:a xlink:type="simple" xlink:href="https://www.ukrinform.ua/rubric-ato/3708244-sbu-zatrimala-dvoh-ziteliv-kramatorska-aki-navodili-rosijski-raketi-na-lokacii-zsu.html" text:style-name="Internet_20_link" text:visited-style-name="Visited_20_Internet_20_Link">
<text:span text:style-name="T4">
 sbu </text:span>
</text:a>
正如SBU中指出的那样，按“花岗岩”的顺序被乌克兰人带到了侵略者到Kativni的创建中，卡蒂夫尼被安排在警察区域部门被俘虏的建筑物中。...一些受害者仍被认为是失踪的。 “</text:p>
      <text:p text:style-name="P4">
根据检察长办公室<text:a xlink:type="simple" xlink:href="https://t.me/pgo_gov_ua/12109" text:style-name="Internet_20_link" text:visited-style-name="Visited_20_Internet_20_Link">
</text:a>
，“去年4月，军事指挥官下令他的下属拘留一个积极地表达亲乌克兰人立场的城市居民。 他们占领了那个男人，将手放在怀里，在他的头上 - 一个袋子，他被带到了酷刑。 然后，俄罗斯军队带领该男子进行了Liper指挥官的“审讯”。 他把枪放在桌子上，将其发送给Bikpochilla，并下令告诉所有有关他一生的信息。”</text:p>
      <text:p text:style-name="P4">
如果没有足够的食物和水，没有新鲜空气，床和基本卫生条件，将该男子保存在房间中21天。在城市解放期间，嫌疑人逃到了躲藏起来的俄罗斯联邦。 宣布他的问题得到了解决。</text:p>
      <text:p text:style-name="P4">
正如乌克林福姆(Ukrinform)报道的那样，霍尔森地区检察官办公室的检察官向俄罗斯警察上校罗斯托夫地区副副局长表示怀疑，他<text:a xlink:type="simple" xlink:href="https://www.ukrinform.ua/rubric-regions/3707583-v-ukraini-ogolosili-pidozru-polkovniku-policii-rf-akij-organizuvav-kativnu-na-hersonsini.html" text:style-name="Internet_20_link" text:visited-style-name="Visited_20_Internet_20_Link">
</text:a>
</text:p>
      <text:p text:style-name="P4">
News Source: <text:a xlink:type="simple" xlink:href="https://www.ukrinform.ua/rubric-society/3708693-sbu-ogolosila-pidozru-komendantu-kaliningradskogo-garnizonu-akij-katuvav-ludej-u-balaklii.html" text:style-name="Internet_20_link" text:visited-style-name="Visited_20_Internet_20_Link">
https://www.ukrinform.ua/rubric-society/3708693-sbu-ogolosila-pidozru-komendantu-kaliningradskogo-garnizonu-akij-katuvav-ludej-u-balaklii.html</text:a>
</text:p>
      <!--NEWS-->
      <text:h text:style-name="P10" text:outline-level="1">
<text:span text:style-name="T4">
欧洲将听取乌克兰加速弹药供应的要求-Borrel</text:span>
</text:h>
      <text:p text:style-name="P4">
作者: Ukrinform (Person)</text:p>
      <text:p text:style-name="P4">
出版商: Укринформ (Organization)</text:p>
      <text:p text:style-name="P4">
出版时间: 2023-05-13T13:17:42+03:00</text:p>
      <text:p text:style-name="P4">
修改时间: 2023-05-13T13:17:42+03:00</text:p>
      <text:p text:style-name="P4">
描述: 乌克兰德米特里·库莱巴（Dmitry Kuleba）外交部向他的欧洲同事通报了乌克兰战场上的局势，并已提出要求加速乌克兰武装部队弹药的请求，因此这一要求将在欧洲的首都审理。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Євросоюз', 'Боррель', 'Війна з росією']</text:p>
      <text:p text:style-name="P4">
类型: Article</text:p>
      <!--METADATA-->
      <text:p text:style-name="P4">
<draw:frame draw:style-name="fr1" draw:name="Image109" text:anchor-type="as-char" svg:width="6.9236in" svg:height="3.956343in" draw:z-index="0">
<draw:image xlink:href="../Images/yкринформ/2023-05-13T13-17-42-03-00/630_360_1667561515-584.jpg" xlink:type="simple" xlink:show="embed" xlink:actuate="onLoad" draw:mime-type="image/jpeg"/>
</draw:frame>
内政部负责人Dmytro Kuleba向他的欧洲同事通报了乌克兰的那不勒斯战役状况，并已提出一项要求加速乌克兰军械库武器弹药的请求，因此该要求将在欧洲的Capitals中听到。</text:p>
      <text:p text:style-name="P4">
这是在斯德哥尔摩，欧盟成员国部长的非正式会议正在进行(体育馆)乌克林通讯员报告说，Eszhzep Borrel的高级代表说。</text:p>
      <text:p text:style-name="P4">
“我们遇到了从危地马拉抵达的库尔布部长，他还将与印度太平洋社区有机会。 他仍然是商务午餐的马车，这是乌克兰传达的好机会(你的职位)这是世界上非常重要的部分，并解释乌克兰正在发生的事情。 在这次会议期间(与欧盟部长一起 -  ed。)库勒巴部长解释了俄罗斯继续进行系统性炮击的情况，并向 - 欧洲联盟提出了更大援助的要求。”</text:p>
      <text:p text:style-name="P4">
<text:span text:style-name="T4">
另请阅读：</text:span>
 <text:a xlink:type="simple" xlink:href="https://www.ukrinform.ua/rubric-world/3708538-es-dopustiv-pomilku-iz-nadmirnou-zaleznistu-vid-rosii-i-ne-povtorit-ii-z-kitaem-borrel.html" text:style-name="Internet_20_link" text:visited-style-name="Visited_20_Internet_20_Link">
<text:span text:style-name="T4">
 Borrel </text:span>
</text:a>
例如，他指出，只有在战斗继续前进的巴赫穆特(Bakhmut)，乌克兰一方每天需要大约一千只炮弹。 这是一个机会，可以想象战斗的强度，俄罗斯侵略者的射击力量以及乌克兰人如何抵抗这种连续的系统性炮击。</text:p>
      <text:p text:style-name="P4">
“我们提供(帮助 -  ed。)，但我们致力于加快这些持续战斗的设备提供。 很抱歉它稳定。 但是，由于俄罗斯继续进攻，乌克兰人必须保护。 这正是库莱巴部长向现任部​​长提出的要求。”欧盟高级代表说。</text:p>
      <text:p text:style-name="P4">
他在回答记者的问题时指出，乌克兰弹药从自己的武器库中补充的成员国应确保ESDO可以补充陆军储备。</text:p>
      <text:p text:style-name="P4">
<text:span text:style-name="T4">
另请阅读：</text:span>
 <text:a xlink:type="simple" xlink:href="https://www.ukrinform.ua/rubric-polytics/3708521-dla-prodovzenna-normalnih-stosunkiv-z-es-kitaj-mae-perekonati-rf-vijti-z-ukraini-borrel.html" text:style-name="Internet_20_link" text:visited-style-name="Visited_20_Internet_20_Link">
<text:span text:style-name="T4">
 Borrel </text:span>
</text:a>
</text:p>
      <text:p text:style-name="P4">
他向乌克兰提出了一个新的军事援助计划，并敦促其他国家效仿此例子。</text:p>
      <text:p text:style-name="P4">
“我们需要特定的功能。 当我们谈论这场战争时，我们必须谈论广泛的弹药。 由于俄罗斯人轰炸了很长的距离，因此乌克兰人有机会实现这种下降。 并非每种弹药都有这种能力。 因此，我是一个贪婪的努力，我敦促所有国家遵循这个例子。 欧盟的高级代表都给出了每一天，每个欧盟成员国，每个成员国都会做他们能做的一切。</text:p>
      <text:p text:style-name="P4">
<text:span text:style-name="T4">
另请阅读：</text:span>
 <text:a xlink:type="simple" xlink:href="https://www.ukrinform.ua/rubric-polytics/3708248-evrosouz-gotue-bagatoricnij-plan-z-pidtrimki-ukraini-borrel.html" text:style-name="Internet_20_link" text:visited-style-name="Visited_20_Internet_20_Link">
<text:span text:style-name="T4">
 Borrel </text:span>
</text:a>
据报道，欧盟委员会已同意加快乌克兰补充剂。 第一个“轨道”规定了从现有武器库中向国家向弹药成员分配10亿欧元的赔偿金，而十亿欧元的旨在旨在针对UEVRI  - 欧洲国防工业的集体弹药。</text:p>
      <text:p text:style-name="P4">
最后，根据俄罗斯侵略性的鲁ck安全性，第三个“轨道”为欧洲国防工业的生产能力的续签提供了长期投资。</text:p>
      <text:p text:style-name="P4">
News Source: <text:a xlink:type="simple" xlink:href="https://www.ukrinform.ua/rubric-ato/3708692-evropa-pocue-prohanna-ukraini-priskoriti-postavki-boepripasiv-borrel.html" text:style-name="Internet_20_link" text:visited-style-name="Visited_20_Internet_20_Link">
https://www.ukrinform.ua/rubric-ato/3708692-evropa-pocue-prohanna-ukraini-priskoriti-postavki-boepripasiv-borrel.html</text:a>
</text:p>
      <!--NEWS-->
      <text:h text:style-name="P10" text:outline-level="1">
<text:span text:style-name="T4">
Zelensky会见了意大利总统</text:span>
</text:h>
      <text:p text:style-name="P4">
作者: Ukrinform (Person)</text:p>
      <text:p text:style-name="P4">
出版商: Укринформ (Organization)</text:p>
      <text:p text:style-name="P4">
出版时间: 2023-05-13T13:22:00+03:00</text:p>
      <text:p text:style-name="P4">
修改时间: 2023-05-13T13:22:00+03:00</text:p>
      <text:p text:style-name="P4">
描述: 乌克兰沃迪米尔·泽伦斯基（Volodymyr Zelensky）总统会见了意大利共和国总统塞戈·马塔雷拉（Sergo Mattarellla），位于罗马。  - 乌克林。</text:p>
      <text:p text:style-name="P4">
图片: ["<text:a xlink:type="simple" xlink:href="https://static.ukrinform.com/photos/2023_05/thumb_files/630_360_1683975107-249.jpg" text:style-name="Internet_20_link" text:visited-style-name="Visited_20_Internet_20_Link">
630_360_16839...</text:a>
"]</text:p>
      <text:p text:style-name="P4">
标签: ['Італія', 'Президент', 'Зеленський']</text:p>
      <text:p text:style-name="P4">
类型: Article</text:p>
      <!--METADATA-->
      <text:p text:style-name="P4">
<draw:frame draw:style-name="fr1" draw:name="Image110" text:anchor-type="as-char" svg:width="6.9236in" svg:height="3.956343in" draw:z-index="0">
<draw:image xlink:href="../Images/yкринформ/2023-05-13T13-22-00-03-00/630_360_1683975107-249.jpg" xlink:type="simple" xlink:show="embed" xlink:actuate="onLoad" draw:mime-type="image/jpeg"/>
</draw:frame>
乌克兰沃迪米尔Zelensky总统会见了罗马的意大利共和国Mattarella总统。</text:p>
      <text:p text:style-name="P4">
会议的正式首发仪式在[]的乌克兰州办公室播出了(https://www.youtube.com/watch?v=U_Uufl2iuvs&amp;ab_channel=%D0%9E%D1%84%D1%96%D1%81%D0%9F%D1%80%D0%B5%D0%B7%D0%B8%D0%B4%D0%B5%D0%BD%D1%82%D0%B0%D0%A3%D0%BA%D1%80%D0%B0%D1%97%D0%BD%D0%B8)，报道乌克林福姆。</text:p>
      <text:p text:style-name="P4">
意大利的领导人在罗马的克韦林宫附近会见了乌克兰总统。 这是Zelensky于2月24日全面入侵乌克兰后首次访问意大利。</text:p>
      <text:p text:style-name="P4">
<text:span text:style-name="T4">
另请阅读：</text:span>
 <text:a xlink:type="simple" xlink:href="https://www.ukrinform.ua/rubric-polytics/3708665-zelenskij-pribuv-iz-vizitom-do-italii.html" text:style-name="Internet_20_link" text:visited-style-name="Visited_20_Internet_20_Link">
<text:span text:style-name="T4">
 Zelensky </text:span>
</text:a>
Zelensky在<text:a xlink:type="simple" xlink:href="https://t.me/V_Zelenskiy_official/6214" text:style-name="Internet_20_link" text:visited-style-name="Visited_20_Internet_20_Link">
</text:a>
感谢这位意大利同事在乌克兰的支持下保持一致的立场。</text:p>
      <text:p text:style-name="P4">
“我们感谢重要的军事援助，使我们的国家能够反对俄罗斯侵略。我们在战场上取得成功的关键是要获得必要的帮助。意大利曾经是而且位于右边，在这场战争的真相方面。我们正在朝着胜利的方向前进。</text:p>
      <text:p text:style-name="P4">
他强调，胜利是乌克兰国家的和平。</text:p>
      <text:p text:style-name="P4">
<text:span text:style-name="T4">
另请阅读：</text:span>
 <text:a xlink:type="simple" xlink:href="https://www.ukrinform.ua/rubric-polytics/3708715-zelenskij-zustrivsa-iz-golovou-radi-ministriv-italii.html" text:style-name="Internet_20_link" text:visited-style-name="Visited_20_Internet_20_Link">
<text:span text:style-name="T4">
 Zelensky </text:span>
</text:a>
据乌克林福姆报道，今天5月13日，乌克兰·弗拉基米尔塞尔斯基总统到达意大利与该国塞尔戈马塔雷拉总统，总理杰尤·梅洛尼和教皇罗马·弗朗西斯会面。</text:p>
      <text:p text:style-name="P4">
这是泽伦斯基(Zelensky)于2月24日对俄罗斯联邦(俄罗斯联邦)的全面维护后首次访问意大利。</text:p>
      <text:p text:style-name="P4">
照片：雨林</text:p>
      <text:p text:style-name="P4">
News Source: <text:a xlink:type="simple" xlink:href="https://www.ukrinform.ua/rubric-polytics/3708697-zelenskij-zustrivsa-z-prezidentom-italii.html" text:style-name="Internet_20_link" text:visited-style-name="Visited_20_Internet_20_Link">
https://www.ukrinform.ua/rubric-polytics/3708697-zelenskij-zustrivsa-z-prezidentom-italii.html</text:a>
</text:p>
      <!--NEWS-->
      <text:h text:style-name="P10" text:outline-level="1">
<text:span text:style-name="T4">
乌克兰军队在巴赫穆特方向的某些地区前进-Syrsky</text:span>
</text:h>
      <text:p text:style-name="P4">
作者: Ukrinform (Person)</text:p>
      <text:p text:style-name="P4">
出版商: Укринформ (Organization)</text:p>
      <text:p text:style-name="P4">
出版时间: 2023-05-13T13:23:00+03:00</text:p>
      <text:p text:style-name="P4">
修改时间: 2023-05-13T13:23:00+03:00</text:p>
      <text:p text:style-name="P4">
描述: 乌克兰士兵在巴赫穆特（Bakhmut）方向前进的某些地区前进，俄罗斯人失去了设备和活力。  - 乌克林。</text:p>
      <text:p text:style-name="P4">
图片: ["<text:a xlink:type="simple" xlink:href="https://static.ukrinform.com/photos/2020_12/thumb_files/630_360_1607688700-694.jpg" text:style-name="Internet_20_link" text:visited-style-name="Visited_20_Internet_20_Link">
630_360_16076...</text:a>
"]</text:p>
      <text:p text:style-name="P4">
标签: ['Бахмут', 'ЗСУ', 'Сирський', 'Війна з росією']</text:p>
      <text:p text:style-name="P4">
类型: Article</text:p>
      <!--METADATA-->
      <text:p text:style-name="P4">
<draw:frame draw:style-name="fr1" draw:name="Image111" text:anchor-type="as-char" svg:width="6.9236in" svg:height="3.956343in" draw:z-index="0">
<draw:image xlink:href="../Images/yкринформ/2023-05-13T13-23-00-03-00/630_360_1607688700-694.jpg" xlink:type="simple" xlink:show="embed" xlink:actuate="onLoad" draw:mime-type="image/jpeg"/>
</draw:frame>
乌克兰的小块在Bakhmut方向前进的某些区域前进，Arosians失去了设备和活力。</text:p>
      <text:p text:style-name="P4">
根据乌克兰的说法，乌克兰武装部队的陆军指挥官亚历山大·西尔斯基(Alexander Sirsky)在[]中说(https://t.me/osirskiy/68)“巴赫穆特方向的防御行动仍在继续。 我们的战士在前线的某些地区前进，敌人失去了设备和生活。”(https://www.ukrinform.ua/tag-sirskij)<text:span text:style-name="T4">
另请阅读：</text:span>
 <text:a xlink:type="simple" xlink:href="https://www.ukrinform.ua/rubric-ato/3708606-zsu-vdalos-vidtisnuti-voroga-na-pivdni-bahmuta-sonajmense-na-kilometr-rozvidka-britanii.html" text:style-name="Internet_20_link" text:visited-style-name="Visited_20_Internet_20_Link">
<text:span text:style-name="T4">
情报</text:span>
</text:a>
根据乌克林福姆的说法，根据战争研究所的说法，<text:a xlink:type="simple" xlink:href="https://www.ukrinform.ua/rubric-ato/3708620-zsu-dosagnuli-uspihu-v-lokalnih-kontratakah-i-prosunulisa-na-pivnicnomu-zahodi-bahmuta-isw.html" text:style-name="Internet_20_link" text:visited-style-name="Visited_20_Internet_20_Link">
</text:a>
</text:p>
      <text:p text:style-name="P4">
News Source: <text:a xlink:type="simple" xlink:href="https://www.ukrinform.ua/rubric-ato/3708696-ukrainski-vijska-ruhautsa-vpered-na-deakih-dilankah-bahmutskogo-napramku-sirskij.html" text:style-name="Internet_20_link" text:visited-style-name="Visited_20_Internet_20_Link">
https://www.ukrinform.ua/rubric-ato/3708696-ukrainski-vijska-ruhautsa-vpered-na-deakih-dilankah-bahmutskogo-napramku-sirskij.html</text:a>
</text:p>
      <!--NEWS-->
      <text:h text:style-name="P10" text:outline-level="1">
<text:span text:style-name="T4">
发起人竞标USIK-杜波依斯必须下周通过</text:span>
</text:h>
      <text:p text:style-name="P4">
作者: Ukrinform (Person)</text:p>
      <text:p text:style-name="P4">
出版商: Укринформ (Organization)</text:p>
      <text:p text:style-name="P4">
出版时间: 2023-05-13T13:28:00+03:00</text:p>
      <text:p text:style-name="P4">
修改时间: 2023-05-13T13:28:00+03:00</text:p>
      <text:p text:style-name="P4">
描述: WBA/WBO/IBF/IBO世界冠军在乌克兰亚历山大·Usikida（Alexander Usikida）对抗强制性WBA竞争者丹尼尔·杜巴（Daniel Duba）的促进者拍卖中应在下周举行。  - 乌克林。</text:p>
      <text:p text:style-name="P4">
图片: ["<text:a xlink:type="simple" xlink:href="https://static.ukrinform.com/photos/2023_05/thumb_files/630_360_1683973025-312.png" text:style-name="Internet_20_link" text:visited-style-name="Visited_20_Internet_20_Link">
630_360_16839...</text:a>
"]</text:p>
      <text:p text:style-name="P4">
标签: ['Бокс', 'Британія', 'Україна', 'Відпустка']</text:p>
      <text:p text:style-name="P4">
类型: Article</text:p>
      <!--METADATA-->
      <text:p text:style-name="P4">
<draw:frame draw:style-name="fr1" draw:name="Image112" text:anchor-type="as-char" svg:width="6.9236in" svg:height="3.956343in" draw:z-index="0">
<draw:image xlink:href="../Images/yкринформ/2023-05-13T13-28-00-03-00/630_360_1683973025-312.png" xlink:type="simple" xlink:show="embed" xlink:actuate="onLoad" draw:mime-type="image/png"/>
</draw:frame>
WBA/WBO/IBF/IBO世界冠军在乌克兰亚历山大·乌斯塔西乌斯(Alexander Usitasius)水域的促进者拍卖会在下周将在下周举行。</text:p>
      <text:p text:style-name="P4">
对这个 <text:a xlink:type="simple" xlink:href="https://fightnews.info/menedzher-usika-rasskazal-kogda-sostoyatsya-promouterskie-torgi-po-boyu-s-dyubua" text:style-name="Internet_20_link" text:visited-style-name="Visited_20_Internet_20_Link">
 </text:a>
乌克兰拳击手Egisclimas的经理报道。</text:p>
      <text:p text:style-name="P4">
“我们无法与泰森·弗里(Tyson Fury)进行谈判，因此我们要求WBA请求，即它将遵守USIK -DUBA战役的促销竞标。 他们可能会成功的一周。 至于与愤怒的谈判，我们并不是第一个也不是在这种情况下发现自己的人。 发生了什么。 我们无法与此合作。 愤怒是一个愤怒。 它具有不同的心态。 让我们看看这场比赛是否将在年底进行。 当一方是继承权而另一侧是为了赚钱时，总是有很大的区别。”克里马斯说。</text:p>
      <text:p text:style-name="P4">
<text:span text:style-name="T4">
另请阅读：</text:span>
 <text:a xlink:type="simple" xlink:href="https://www.ukrinform.ua/rubric-sports/3704516-usik-stav-ambasadorom-nacionalnoi-zbirnoi-ukraini-z-futbolu.html" text:style-name="Internet_20_link" text:visited-style-name="Visited_20_Internet_20_Link">
<text:span text:style-name="T4">
 usik </text:span>
</text:a>
Usika的发起人 - 亚历山大·克拉西克(Alexander Krasyuk)此前曾表示，与杜巴(Dubaua)战斗已经考虑了三个潜在的地方。 主要选择仍然是大型的，并且决斗也可以在波兰和近东组织。</text:p>
      <text:p text:style-name="P4">
照片：instagram.com/usykaa。</text:p>
      <text:p text:style-name="P4">
News Source: <text:a xlink:type="simple" xlink:href="https://www.ukrinform.ua/rubric-sports/3708698-promouterski-torgi-z-bou-usik-dubua-maut-projti-nastupnogo-tizna.html" text:style-name="Internet_20_link" text:visited-style-name="Visited_20_Internet_20_Link">
https://www.ukrinform.ua/rubric-sports/3708698-promouterski-torgi-z-bou-usik-dubua-maut-projti-nastupnogo-tizna.html</text:a>
</text:p>
      <!--NEWS-->
      <text:h text:style-name="P10" text:outline-level="1">
<text:span text:style-name="T4">
被扣押的汽车，武器和弹药移交给了进攻守卫的需求</text:span>
</text:h>
      <text:p text:style-name="P4">
作者: Ukrinform (Person)</text:p>
      <text:p text:style-name="P4">
出版商: Укринформ (Organization)</text:p>
      <text:p text:style-name="P4">
出版时间: 2023-05-13T13:34:00+03:00</text:p>
      <text:p text:style-name="P4">
修改时间: 2023-05-13T13:34:00+03:00</text:p>
      <text:p text:style-name="P4">
描述: 基辅检察官抓住了进攻，武器，武器和弹药的需求。  - 乌克林。</text:p>
      <text:p text:style-name="P4">
图片: ["<text:a xlink:type="simple" xlink:href="https://static.ukrinform.com/photos/2023_05/thumb_files/630_360_1683974040-729.jpg" text:style-name="Internet_20_link" text:visited-style-name="Visited_20_Internet_20_Link">
630_360_16839...</text:a>
"]</text:p>
      <text:p text:style-name="P4">
标签: ['Прокуратура', 'Війна з росією', 'Гвардія наступу']</text:p>
      <text:p text:style-name="P4">
类型: Article</text:p>
      <!--METADATA-->
      <text:p text:style-name="P4">
<draw:frame draw:style-name="fr1" draw:name="Image113" text:anchor-type="as-char" svg:width="6.9236in" svg:height="3.956343in" draw:z-index="0">
<draw:image xlink:href="../Images/yкринформ/2023-05-13T13-34-00-03-00/630_360_1683974040-729.jpg" xlink:type="simple" xlink:show="embed" xlink:actuate="onLoad" draw:mime-type="image/jpeg"/>
</draw:frame>
基辅检察官转移了进攻，汽车和营地武器的守卫的需求。</text:p>
      <text:p text:style-name="P4">
根据乌克林福姆的说法，检察长的办公室报告了<text:a xlink:type="simple" xlink:href="https://t.me/pgo_gov_ua/12110" text:style-name="Internet_20_link" text:visited-style-name="Visited_20_Internet_20_Link">
</text:a>
。</text:p>
      <text:p text:style-name="P4">
应霍洛西夫斯基地区检察官办公室的检察官的要求，法院接受撤离的武器转移而有利于警察，以执行前线的战斗任务。</text:p>
      <text:p text:style-name="P4">
<text:span text:style-name="T4">
另请阅读：</text:span>
 <text:a xlink:type="simple" xlink:href="https://www.ukrinform.ua/rubric-ato/3707696-policia-kiivsini-priznacila-do-gvardii-nastupu-vze-208-osib-nebitov.html" text:style-name="Internet_20_link" text:visited-style-name="Visited_20_Internet_20_Link">
</text:a>
对于内政部“警卫”检察官的攻击团队的需求，转移了四辆汽车，反飞机装置，超过数百台矿山，数十箱带有爆炸的盒子，弹道火药，大量的回合，大量的70个以上的名字Iboell的不同武器。</text:p>
      <text:p text:style-name="P4">
“转移的所有武器均在调查范围内被检察官发现和扣押(艺术。 263乌克兰的刑法)”， - 消息读取。</text:p>
      <text:p text:style-name="P4">
<text:span text:style-name="T4">
另请阅读：</text:span>
 <text:a xlink:type="simple" xlink:href="https://www.ukrinform.ua/rubric-society/3706598-ukrposta-zapustila-v-obig-marku-gvardia-nastupu.html" text:style-name="Internet_20_link" text:visited-style-name="Visited_20_Internet_20_Link">
<text:span text:style-name="T4">
 Guard </text:span>
 <text:span text:style-name="T4">
 </text:span>
 mod **</text:a>
正如乌克林福姆报道的那样，乌克兰内政部推迟了八个突击旅的形成“进攻后卫”。 单位的基础是现任国民警卫队的警察，边境警卫和战斗人员。3月底，该旅成立了，但招募仍在继续。</text:p>
      <text:p text:style-name="P4">
News Source: <text:a xlink:type="simple" xlink:href="https://www.ukrinform.ua/rubric-society/3708700-na-potrebi-gvardii-nastupu-peredali-viluceni-avtomobili-zbrou-i-boepripasi.html" text:style-name="Internet_20_link" text:visited-style-name="Visited_20_Internet_20_Link">
https://www.ukrinform.ua/rubric-society/3708700-na-potrebi-gvardii-nastupu-peredali-viluceni-avtomobili-zbrou-i-boepripasi.html</text:a>
</text:p>
      <!--NEWS-->
      <text:h text:style-name="P10" text:outline-level="1">
<text:span text:style-name="T4">
在Khmelnytskyi，俄罗斯联邦夜间袭击的受害者人数增加到21</text:span>
</text:h>
      <text:p text:style-name="P4">
作者: Ukrinform (Person)</text:p>
      <text:p text:style-name="P4">
出版商: Укринформ (Organization)</text:p>
      <text:p text:style-name="P4">
出版时间: 2023-05-13T13:39:06+03:00</text:p>
      <text:p text:style-name="P4">
修改时间: 2023-05-13T13:39:06+03:00</text:p>
      <text:p text:style-name="P4">
描述: 俄罗斯袭击在赫梅尔尼特斯基地区的后果受害者的数量增加到了21人，其中两名被住院。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Хмельниччина', 'Дрон', 'Війна з росією']</text:p>
      <text:p text:style-name="P4">
类型: Article</text:p>
      <!--METADATA-->
      <text:p text:style-name="P4">
<draw:frame draw:style-name="fr1" draw:name="Image114" text:anchor-type="as-char" svg:width="6.9236in" svg:height="3.956343in" draw:z-index="0">
<draw:image xlink:href="../Images/yкринформ/2023-05-13T13-39-06-03-00/630_360_1654768443-794.jpg" xlink:type="simple" xlink:show="embed" xlink:actuate="onLoad" draw:mime-type="image/jpeg"/>
</draw:frame>
俄罗斯袭击在赫梅尔尼特斯基(Khmelnytskyi)的影响增加到21人，其中两人住院。</text:p>
      <text:p text:style-name="P4">
关于<text:a xlink:type="simple" xlink:href="https://t.me/khmelnytskaODA/1647" text:style-name="Internet_20_link" text:visited-style-name="Visited_20_Internet_20_Link">
</text:a>
乌克林福姆报道，赫梅尔尼特斯基地区军事行政管理部的第一任副负责人谢尔盖·形尔林报道说。</text:p>
      <text:p text:style-name="P4">
“今天，敌人被赫梅尔尼特斯基(Khmelnytskyi)袭击了一架冲击无人机，击中了该地区关键基础设施的各个对象，该物体位于边界点之外。但是，到目前为止，我们有21名受害者。两名受害者被住院。 。-OVA副局长说。</text:p>
      <text:p text:style-name="P4">
<text:span text:style-name="T4">
另请阅读：</text:span>
 <text:a xlink:type="simple" xlink:href="https://www.ukrinform.ua/rubric-ato/3708657-po-teritorii-hmelniccini-vlucili-cotiri-vorozi-droni-ignat.html" text:style-name="Internet_20_link" text:visited-style-name="Visited_20_Internet_20_Link">
</text:a>
据他说，在强大的爆炸波撞击的震中附近的定居点中，造成了平民物体的损害：撞倒窗户，门，屋顶受损。 特别是，教育，医学和文化机构，行政大楼，工业遗址，多层楼和单个住宅建筑受到损害。</text:p>
      <text:p text:style-name="P4">
袭击现场的特殊服务工作，正在评估修复受损财产的初步准备。</text:p>
      <text:p text:style-name="P4">
<text:span text:style-name="T4">
另请阅读：</text:span>
 <text:a xlink:type="simple" xlink:href="https://www.ukrinform.ua/rubric-ato/3708631-u-hmelnickomu-cerez-rosijsku-ataku-postrazdali-11-ludej.html" text:style-name="Internet_20_link" text:visited-style-name="Visited_20_Internet_20_Link">
<text:span text:style-name="T4">
 khmelny </text:span>
</text:a>
据乌克林福姆报道，由于敌人对赫梅尔尼特(Khmelnytsky)地区的袭击，在赫梅尔尼茨基(Khmelnitsky)地区一个社区的一个物体中记录了一个物体。</text:p>
      <text:p text:style-name="P4">
Ukrzaliznytsia和Khmelnytsky地区军事管理部门在目的地发射了水龙头，火车在敌人的夜空中迟到。</text:p>
      <text:p text:style-name="P4">
News Source: <text:a xlink:type="simple" xlink:href="https://www.ukrinform.ua/rubric-regions/3708702-na-hmelniccini-kilkist-postrazdalih-vid-nicnoi-ataki-rf-zrosla-do-21.html" text:style-name="Internet_20_link" text:visited-style-name="Visited_20_Internet_20_Link">
https://www.ukrinform.ua/rubric-regions/3708702-na-hmelniccini-kilkist-postrazdalih-vid-nicnoi-ataki-rf-zrosla-do-21.html</text:a>
</text:p>
      <!--NEWS-->
      <text:h text:style-name="P10" text:outline-level="1">
<text:span text:style-name="T4">
斯德哥尔摩的库勒巴与欧盟部长和印度太平洋会面</text:span>
</text:h>
      <text:p text:style-name="P4">
作者: Ukrinform (Person)</text:p>
      <text:p text:style-name="P4">
出版商: Укринформ (Organization)</text:p>
      <text:p text:style-name="P4">
出版时间: 2023-05-13T13:56:00+03:00</text:p>
      <text:p text:style-name="P4">
修改时间: 2023-05-13T13:56:00+03:00</text:p>
      <text:p text:style-name="P4">
描述: 5月13日，乌克兰Dmytro Kuleba外交部长将于5月13日与欧盟部长和印度太平洋地区会面。  - 乌克林。</text:p>
      <text:p text:style-name="P4">
图片: ["<text:a xlink:type="simple" xlink:href="https://static.ukrinform.com/photos/2023_05/thumb_files/630_360_1683848768-595.jpeg" text:style-name="Internet_20_link" text:visited-style-name="Visited_20_Internet_20_Link">
630_360_16838...</text:a>
"]</text:p>
      <text:p text:style-name="P4">
标签: ['Дмитро Кулеба', 'МЗС', 'Швеція']</text:p>
      <text:p text:style-name="P4">
类型: Article</text:p>
      <!--METADATA-->
      <text:p text:style-name="P4">
<draw:frame draw:style-name="fr1" draw:name="Image115" text:anchor-type="as-char" svg:width="6.9236in" svg:height="3.956343in" draw:z-index="0">
<draw:image xlink:href="../Images/yкринформ/2023-05-13T13-56-00-03-00/630_360_1683848768-595.jpeg" xlink:type="simple" xlink:show="embed" xlink:actuate="onLoad" draw:mime-type="image/jpeg"/>
</draw:frame>
5月13日，乌克兰法律部长将于5月13日在斯德哥尔摩，欧盟部长和印度太平洋开会。</text:p>
      <text:p text:style-name="P4">
据通讯员报道，在瑞典外交大臣瑞典·托比亚斯·比斯特罗姆(Sweden Tobias Biestrom)的外交大臣介绍了会议。</text:p>
      <text:p text:style-name="P4">
“我们很高兴祝贺外交部长德米特里·库莱布(Dmitry Kuleb)在斯德哥尔摩。欧盟太平洋地区部长部是一个好事的好机会，但我强调三个。 首先，要提供有关乌克兰居住的新信息，第二个 - 如何最好地增加和施加对俄罗斯的压力，包括新制裁，第三个是开会的好机会(代表 - 红色。)乌克兰与印度太平洋部长和欧盟部长的部长。 我们有很多普遍关注的问题，特别是在实现领土侵占和领土完整性的情况下。”瑞典官员强调。</text:p>
      <text:p text:style-name="P4">
<text:span text:style-name="T4">
另请阅读：</text:span>
 <text:a xlink:type="simple" xlink:href="https://www.ukrinform.ua/rubric-ato/3708650-blinken-ta-kuleba-obgovorili-postacanna-zbroi-ta-pidgotovku-ukrainskogo-kontrnastupu.html" text:style-name="Internet_20_link" text:visited-style-name="Visited_20_Internet_20_Link">
<text:span text:style-name="T4">
 Cooleba </text:span>
</text:a>
反过来，乌克兰德米特里·库莱巴(Dmitry Kuleba)外交部长感谢Schwedge同事有机会与代表“全球南方”的一部分，特别是他的印度太平洋的官员同时与欧盟部长会面。</text:p>
      <text:p text:style-name="P4">
“在斯德哥尔摩举行这样的联合会议是一个非常明智的决定。 我从危地马拉来到这里，他参加了加勒比海协会的峰会。因此，三天来，我们有机会制定了与南方抢夺的新计划。 我们在非正式外交事务愿望期间讨论的主题是战争，俄罗斯侵略以及我们如何在各个方面都抵制它。”乌克兰外交大臣说。</text:p>
      <text:p text:style-name="P4">
据他说，会议期间的另一个重要问题是乌克兰欧洲一体化的加速。</text:p>
      <text:p text:style-name="P4">
<text:span text:style-name="T4">
另请阅读：</text:span>
 <text:a xlink:type="simple" xlink:href="https://www.ukrinform.ua/rubric-polytics/3708276-kuleba-zdijsnit-turne-latinskou-amerikou-v-drugij-polovini-roku.html" text:style-name="Internet_20_link" text:visited-style-name="Visited_20_Internet_20_Link">
<text:span text:style-name="T4">
 Cooleba </text:span>
</text:a>
“我们感谢瑞典总统任期的一切(在欧盟 -  ed。)为此，我们注册了作业。 因此，简而言之，与欧盟外交部长交谈的主要主题是纵向火炮和减少的供应(乌克兰到欧盟). Це на сьогодні головні питання», - сказав українськийміністр.在回答记者关于乌克兰当前局势的问题时，他还建议乌克兰的捍卫者继续刺耳，乌克兰的捍卫者继续刺激试图占领新领土的敌人。</text:p>
      <text:p text:style-name="P4">
“不可能习惯人们的死亡。 直到现在，我才意识到什么意思是命名的小说“在西方阵线上没有变化”(埃里希·玛丽亚(Erich Maria)评论 -  ed。).Читаєш новини і доходиш висновку, що все ніби спокійно. Але просто в цеймомент хтось помирає. Хтось штурмує траншеї, хтось їх захищає», - зауваживДмитро Кулеба.</text:p>
      <text:p text:style-name="P4">
<text:span text:style-name="T4">
Читайте також:</text:span>
 <text:a xlink:type="simple" xlink:href="https://www.ukrinform.ua/rubric-polytics/3708240-kuleba-zaklikav-kraini-latinskoi-ameriki-u-stavlenni-do-vijni-rf-uzati-za-priklad-gvatemalu.html" text:style-name="Internet_20_link" text:visited-style-name="Visited_20_Internet_20_Link">
 <text:span text:style-name="T4">
Кулеба</text:span>
 </text:a>
“我们正在等待重大事件。 我今天的工作 - 这就是为什么我摧毁了计划并在这里获得了Tobas邀请(瑞典外交大臣托比亚斯·比斯特罗姆(Tobias Biestrom)) - 尽一切可能支持我们的世界。 欧盟既有政治意愿，也有这样做的存在。”乌克兰外交部长补充说。</text:p>
      <text:p text:style-name="P4">
他指出，乌克兰需要广泛的军事援助 - 户外汽车，以使受伤的防守者从战场上疏散到火箭行动半径，装甲步兵机器，F -16飞机等。</text:p>
      <text:p text:style-name="P4">
“我对乌克兰所做的一切表示衷心感激(欧盟 -  ed。). Але яскажу, що було зроблено достатньо, коли ми переможемо, переможемо разом. Саметоді я скажу – друзі, ви зробили це, ви зробили видатну роботу. І ми знаємо,що у нас є такі друзі», - сказав український урядовець.</text:p>
      <text:p text:style-name="P4">
<text:span text:style-name="T4">
Читайте також:</text:span>
 <text:a xlink:type="simple" xlink:href="https://www.ukrinform.ua/rubric-polytics/3708037-kuleba-vzav-ucast-u-samiti-asociacii-karibskih-derzav-pro-so-govorili.html" text:style-name="Internet_20_link" text:visited-style-name="Visited_20_Internet_20_Link">
 <text:span text:style-name="T4">
Кулеба</text:span>
 </text:a>
乌克兰部长回答了一位德国记者的问题，即乌克兰当前反对俄罗斯入侵者的反对，是：“我的回答非常简单，很坦率：而不是询问何时开始反对意见，而是问自己是否做过乌克兰反性。成功。 我们想在这个问题上登上。 我们一直在与所有合作伙伴国家合作，使用新的帮助套餐，包括与德国的服务，后者已经提供了很多服务。 我们讨论某些时间范围。 当然，我们希望尽快保留一切，我们感谢以交付方式指导的所有努力。”</text:p>
      <text:p text:style-name="P4">
News Source: <text:a xlink:type="simple" xlink:href="https://www.ukrinform.ua/rubric-polytics/3708705-kuleba-u-stokgolmi-zustricaetsa-z-ministrami-es-ta-indotihookeanskogo-regionu.html" text:style-name="Internet_20_link" text:visited-style-name="Visited_20_Internet_20_Link">
https://www.ukrinform.ua/rubric-polytics/3708705-kuleba-u-stokgolmi-zustricaetsa-z-ministrami-es-ta-indotihookeanskogo-regionu.html</text:a>
</text:p>
      <!--NEWS-->
      <text:h text:style-name="P10" text:outline-level="1">
<text:span text:style-name="T4">
由于尼科波尔的炮击，一个受重伤的人正在摧毁</text:span>
</text:h>
      <text:p text:style-name="P4">
作者: Ukrinform (Person)</text:p>
      <text:p text:style-name="P4">
出版商: Укринформ (Organization)</text:p>
      <text:p text:style-name="P4">
出版时间: 2023-05-13T13:59:00+03:00</text:p>
      <text:p text:style-name="P4">
修改时间: 2023-05-13T13:59:00+03:00</text:p>
      <text:p text:style-name="P4">
描述: 由于Dnipropetrovsk地区的Nikopol敌人炮击，一个人受伤，房屋受到损害。  - 乌克林。</text:p>
      <text:p text:style-name="P4">
图片: ["<text:a xlink:type="simple" xlink:href="https://static.ukrinform.com/photos/2023_05/thumb_files/630_360_1683975733-382.jpeg" text:style-name="Internet_20_link" text:visited-style-name="Visited_20_Internet_20_Link">
630_360_16839...</text:a>
", "<text:a xlink:type="simple" xlink:href="https://static.ukrinform.com/photos/2023_05/1683975724-256.jpeg" text:style-name="Internet_20_link" text:visited-style-name="Visited_20_Internet_20_Link">
1683975724-25...</text:a>
", "<text:a xlink:type="simple" xlink:href="https://static.ukrinform.com/photos/2023_05/1683975711-636.jpeg" text:style-name="Internet_20_link" text:visited-style-name="Visited_20_Internet_20_Link">
1683975711-63...</text:a>
", "<text:a xlink:type="simple" xlink:href="https://static.ukrinform.com/photos/2023_05/1683983561-104.jpeg" text:style-name="Internet_20_link" text:visited-style-name="Visited_20_Internet_20_Link">
1683983561-10...</text:a>
", "<text:a xlink:type="simple" xlink:href="https://static.ukrinform.com/photos/2023_05/1683983554-190.jpeg" text:style-name="Internet_20_link" text:visited-style-name="Visited_20_Internet_20_Link">
1683983554-19...</text:a>
", "<text:a xlink:type="simple" xlink:href="https://static.ukrinform.com/photos/2023_05/1683983545-340.jpeg" text:style-name="Internet_20_link" text:visited-style-name="Visited_20_Internet_20_Link">
1683983545-34...</text:a>
"]</text:p>
      <text:p text:style-name="P4">
标签: ['Нікополь', 'Обстріл', 'Поранені', 'Війна з росією']</text:p>
      <text:p text:style-name="P4">
类型: Article</text:p>
      <!--METADATA-->
      <text:p text:style-name="P4">
<draw:frame draw:style-name="fr1" draw:name="Image116" text:anchor-type="as-char" svg:width="6.9236in" svg:height="3.956343in" draw:z-index="0">
<draw:image xlink:href="../Images/yкринформ/2023-05-13T13-59-00-03-00/630_360_1683975733-382.jpeg" xlink:type="simple" xlink:show="embed" xlink:actuate="onLoad" draw:mime-type="image/jpeg"/>
</draw:frame>
Dnipropetrovsk地区Nikopol的尿炮击是一个受伤的人，房屋受到损害。</text:p>
      <text:p text:style-name="P4">
关于<text:a xlink:type="simple" xlink:href="https://t.me/dnipropetrovskaODA/4615" text:style-name="Internet_20_link" text:visited-style-name="Visited_20_Internet_20_Link">
</text:a>
乌克林福姆报道，请告知酋长 - 帕特罗夫斯克·奥瓦·谢尔盖·利萨克(Ova S​​ergei Lisak)。</text:p>
      <text:p text:style-name="P4">
“侵略者犯下了另一项战争罪。尼科波尔再次被一个57岁的居民掩盖。该男子在他的车上受伤。</text:p>
      <text:p text:style-name="P4">
<draw:frame draw:style-name="fr1" draw:name="Image117" text:anchor-type="as-char" svg:width="6.9236in" svg:height="6.9236in" draw:z-index="0">
<draw:image xlink:href="../Images/yкринформ/2023-05-13T13-59-00-03-00/1683975724-256.jpeg" xlink:type="simple" xlink:show="embed" xlink:actuate="onLoad" draw:mime-type="image/jpeg"/>
</draw:frame>
</text:p>
      <text:p text:style-name="P4">
<draw:frame draw:style-name="fr1" draw:name="Image118" text:anchor-type="as-char" svg:width="6.9236in" svg:height="6.9236in" draw:z-index="0">
<draw:image xlink:href="../Images/yкринформ/2023-05-13T13-59-00-03-00/1683975711-636.jpeg" xlink:type="simple" xlink:show="embed" xlink:actuate="onLoad" draw:mime-type="image/jpeg"/>
</draw:frame>
<text:span text:style-name="T4">
另请阅读：</text:span>
 <text:a xlink:type="simple" xlink:href="https://www.ukrinform.ua/rubric-ato/3708663-rosiani-zavdali-blizko-15-udariv-po-gulajpolu-postrazdav-civilnij.html" text:style-name="Internet_20_link" text:visited-style-name="Visited_20_Internet_20_Link">
</text:a>
后果 <text:a xlink:type="simple" xlink:href="https://www.ukrinform.ua/tag-obstril" text:style-name="Internet_20_link" text:visited-style-name="Visited_20_Internet_20_Link">
</text:a>
该市损坏了两座建筑物，五个私人房屋，几个附属建筑。带来的车库，一个小巴和两条电力线。 后果是由SES员工解雇的。</text:p>
      <text:p text:style-name="P4">
<draw:frame draw:style-name="fr1" draw:name="Image119" text:anchor-type="as-char" svg:width="6.9236in" svg:height="3.89773in" draw:z-index="0">
<draw:image xlink:href="../Images/yкринформ/2023-05-13T13-59-00-03-00/1683983561-104.jpeg" xlink:type="simple" xlink:show="embed" xlink:actuate="onLoad" draw:mime-type="image/jpeg"/>
</draw:frame>
在Dnipropetrovsk地区检察官办公室的程序指导下，对违反战争法的刑事诉讼的刑事调查(艺术的第1部分。 乌克兰《刑法》的438).</text:p>
      <text:p text:style-name="P4">
<draw:frame draw:style-name="fr1" draw:name="Image120" text:anchor-type="as-char" svg:width="6.9236in" svg:height="3.89773in" draw:z-index="0">
<draw:image xlink:href="../Images/yкринформ/2023-05-13T13-59-00-03-00/1683983554-190.jpeg" xlink:type="simple" xlink:show="embed" xlink:actuate="onLoad" draw:mime-type="image/jpeg"/>
</draw:frame>
<draw:frame draw:style-name="fr1" draw:name="Image121" text:anchor-type="as-char" svg:width="6.9236in" svg:height="3.89773in" draw:z-index="0">
<draw:image xlink:href="../Images/yкринформ/2023-05-13T13-59-00-03-00/1683983545-340.jpeg" xlink:type="simple" xlink:show="embed" xlink:actuate="onLoad" draw:mime-type="image/jpeg"/>
</draw:frame>
“正在采取优先措施记录乌克兰侵略者军队犯下的犯罪，”  - 在[]的检察官办公室报告说。(http://t.me/pgo_gov_ua/12120)据报道，由于俄罗斯人的夜间袭击<text:a xlink:type="simple" xlink:href="https://www.ukrinform.ua/rubric-ato/3708631-u-hmelnickomu-cerez-rosijsku-ataku-postrazdali-11-ludej.html" text:style-name="Internet_20_link" text:visited-style-name="Visited_20_Internet_20_Link">
</text:a>
它们的数量可以增加。</text:p>
      <text:p text:style-name="P4">
_foto：Telegram Sergey Lisak，检察官办公室</text:p>
      <text:p text:style-name="P4">
News Source: <text:a xlink:type="simple" xlink:href="https://www.ukrinform.ua/rubric-ato/3708707-unaslidok-obstrilu-nikopola-vazko-poranenij-colovik-e-rujnuvanna.html" text:style-name="Internet_20_link" text:visited-style-name="Visited_20_Internet_20_Link">
https://www.ukrinform.ua/rubric-ato/3708707-unaslidok-obstrilu-nikopola-vazko-poranenij-colovik-e-rujnuvanna.html</text:a>
</text:p>
      <!--NEWS-->
      <text:h text:style-name="P10" text:outline-level="1">
<text:span text:style-name="T4">
赫尔森报道的大爆炸</text:span>
</text:h>
      <text:p text:style-name="P4">
作者: liveuamap (Language: en)</text:p>
      <text:p text:style-name="P4">
时间: 2023-05-13T14:07:32</text:p>
      <text:p text:style-name="P4">
地点: Kherson (Latitude:46.62421 Longtitude:32.61583)</text:p>
      <text:p text:style-name="P4">
视频: []</text:p>
      <text:p text:style-name="P4">
图片: []</text:p>
      <text:p text:style-name="P4">
标签: ["Europe", "Central and Eastern Europe"]</text:p>
      <text:p text:style-name="P4">
Id: 22562630</text:p>
      <!--METADATA-->
      <text:p text:style-name="P4">
赫尔森报道的大爆炸</text:p>
      <text:p text:style-name="P4">
新闻收集链接：<text:a xlink:type="simple" xlink:href="https://liveuamap.com/en/2023/13-may-heavy-explosions-reported-in-kherson-" text:style-name="Internet_20_link" text:visited-style-name="Visited_20_Internet_20_Link">
https://liveuamap.com/en/2023/13-may-heavy-explosions-reported-in-in-kherson-</text:a>
</text:p>
      <text:p text:style-name="P4">
News Source: <text:a xlink:type="simple" xlink:href="https://t.me/hueviyherson/39387" text:style-name="Internet_20_link" text:visited-style-name="Visited_20_Internet_20_Link">
https://t.me/hueviyherson/39387</text:a>
</text:p>
      <!--NEWS-->
      <text:h text:style-name="P10" text:outline-level="1">
<text:span text:style-name="T4">
在顿涅茨克地区，艺术项目“文化阵线”  -  Mkip开始</text:span>
</text:h>
      <text:p text:style-name="P4">
作者: Ukrinform (Person)</text:p>
      <text:p text:style-name="P4">
出版商: Укринформ (Organization)</text:p>
      <text:p text:style-name="P4">
出版时间: 2023-05-13T14:13:00+03:00</text:p>
      <text:p text:style-name="P4">
修改时间: 2023-05-13T14:13:00+03:00</text:p>
      <text:p text:style-name="P4">
描述: 在顿涅茨克地区，该地区的居民的情感支持开始了艺术项目“文化阵线”，其首次事件发生在莱曼社区的拉布卡村和诺瓦斯利夫卡村庄。  - 乌克林。</text:p>
      <text:p text:style-name="P4">
图片: ["<text:a xlink:type="simple" xlink:href="https://static.ukrinform.com/photos/2023_05/thumb_files/630_360_1683976228-776.jpg" text:style-name="Internet_20_link" text:visited-style-name="Visited_20_Internet_20_Link">
630_360_16839...</text:a>
", "<text:a xlink:type="simple" xlink:href="https://static.ukrinform.com/photos/2023_05/1683976228-160.jpg" text:style-name="Internet_20_link" text:visited-style-name="Visited_20_Internet_20_Link">
1683976228-16...</text:a>
", "<text:a xlink:type="simple" xlink:href="https://static.ukrinform.com/photos/2023_05/1683976228-403.jpg" text:style-name="Internet_20_link" text:visited-style-name="Visited_20_Internet_20_Link">
1683976228-40...</text:a>
", "<text:a xlink:type="simple" xlink:href="https://static.ukrinform.com/photos/2023_05/1683976228-840.jpg" text:style-name="Internet_20_link" text:visited-style-name="Visited_20_Internet_20_Link">
1683976228-84...</text:a>
"]</text:p>
      <text:p text:style-name="P4">
标签: ['Донеччина', 'Культура', 'Театр Франка', 'МКІП ']</text:p>
      <text:p text:style-name="P4">
类型: Article</text:p>
      <!--METADATA-->
      <text:p text:style-name="P4">
<draw:frame draw:style-name="fr1" draw:name="Image122" text:anchor-type="as-char" svg:width="6.9236in" svg:height="3.956343in" draw:z-index="0">
<draw:image xlink:href="../Images/yкринформ/2023-05-13T14-13-00-03-00/630_360_1683976228-776.jpg" xlink:type="simple" xlink:show="embed" xlink:actuate="onLoad" draw:mime-type="image/jpeg"/>
</draw:frame>
艺术家“文化阵线”始于纳多奇纳(Nadonechyna)，是该地区居民的情感支持，其首次事件发生在莱曼社区的塔诺沃塞维卡(Tanovoselivka)村庄。</text:p>
      <text:p text:style-name="P4">
告知<text:a xlink:type="simple" xlink:href="https://mkip.gov.ua/news/9135.html" text:style-name="Internet_20_link" text:visited-style-name="Visited_20_Internet_20_Link">
</text:a>
信息政策文化部，乌克林福姆报告。</text:p>
      <text:p text:style-name="P4">
消息写道：“该项目的目的是为该地区的居民提供现代文化服务，这是第一个被摧毁或损害文化机构的领土，以改善该地区居民的心理情感状态。”</text:p>
      <text:p text:style-name="P4">
<draw:frame draw:style-name="fr1" draw:name="Image123" text:anchor-type="as-char" svg:width="6.9236in" svg:height="5.195367in" draw:z-index="0">
<draw:image xlink:href="../Images/yкринформ/2023-05-13T14-13-00-03-00/1683976228-160.jpg" xlink:type="simple" xlink:show="embed" xlink:actuate="onLoad" draw:mime-type="image/jpeg"/>
</draw:frame>
值得注意的是，在鲁曼社区地区鲁巴(Rubka)和Novoselivka的项目中，参观了国家学术戏剧剧院的音乐会。 伊万·弗兰科(Ivan Franko)，包括乌克兰Anatoliknatyuk的人民艺术家，尊敬乌克兰Alexey Palamarenko和Andriy Romaniy的艺术家。</text:p>
      <text:p text:style-name="P4">
<draw:frame draw:style-name="fr1" draw:name="Image124" text:anchor-type="as-char" svg:width="6.9236in" svg:height="5.1927in" draw:z-index="0">
<draw:image xlink:href="../Images/yкринформ/2023-05-13T14-13-00-03-00/1683976228-403.jpg" xlink:type="simple" xlink:show="embed" xlink:actuate="onLoad" draw:mime-type="image/jpeg"/>
</draw:frame>
</text:p>
      <text:p text:style-name="P4">
<text:a xlink:type="simple" xlink:href="https://www.ukrinform.ua/tag-koncert" text:style-name="Internet_20_link" text:visited-style-name="Visited_20_Internet_20_Link">
 </text:a>
对于社区的居民来说，包括舒适的作品，乌克兰歌曲，象牙色诗歌Alexei Palamarenko的演员生活中的戏剧寓言。</text:p>
      <text:p text:style-name="P4">
<draw:frame draw:style-name="fr1" draw:name="Image125" text:anchor-type="as-char" svg:width="6.9236in" svg:height="5.195351in" draw:z-index="0">
<draw:image xlink:href="../Images/yкринформ/2023-05-13T14-13-00-03-00/1683976228-840.jpg" xlink:type="simple" xlink:show="embed" xlink:actuate="onLoad" draw:mime-type="image/jpeg"/>
</draw:frame>
<text:span text:style-name="T4">
另请阅读：</text:span>
 <text:a xlink:type="simple" xlink:href="https://www.ukrinform.ua/rubric-culture/3704679-mkip-rozrahovue-na-spivpracu-z-oae-u-zberezenni-kulturnoi-spadsini-tkacenko.html" text:style-name="Internet_20_link" text:visited-style-name="Visited_20_Internet_20_Link">
<text:span text:style-name="T4">
 mkip </text:span>
</text:a>
该项目“文化阵线”得到了乌克兰文化部和顿涅茨克地区政府的支持。</text:p>
      <text:p text:style-name="P4">
正如乌克林福姆报道的<text:a xlink:type="simple" xlink:href="https://www.ukrinform.ua/rubric-regions/3698093-na-doneccini-vidkrili-fotovistavku-prisvacenu-znisenomu-rosianami-soledaru.html" text:style-name="Internet_20_link" text:visited-style-name="Visited_20_Internet_20_Link">
</text:a>
，几乎致力于几乎被俄罗斯入侵者索莱达(Soledar)摧毁。</text:p>
      <text:p text:style-name="P4">
<text:span text:style-name="T5">
foto：Mkip，Ivan Franko国家学术戏剧剧院</text:span>
</text:p>
      <text:p text:style-name="P4">
News Source: <text:a xlink:type="simple" xlink:href="https://www.ukrinform.ua/rubric-culture/3708709-na-doneccini-startuvav-misteckij-proekt-kulturnij-front-mkip.html" text:style-name="Internet_20_link" text:visited-style-name="Visited_20_Internet_20_Link">
https://www.ukrinform.ua/rubric-culture/3708709-na-doneccini-startuvav-misteckij-proekt-kulturnij-front-mkip.html</text:a>
</text:p>
      <!--NEWS-->
      <text:h text:style-name="P10" text:outline-level="1">
<text:span text:style-name="T4">
欧洲电视网决赛将从22:00开始</text:span>
</text:h>
      <text:p text:style-name="P4">
作者: Ukrinform (Person)</text:p>
      <text:p text:style-name="P4">
出版商: Укринформ (Organization)</text:p>
      <text:p text:style-name="P4">
出版时间: 2023-05-13T14:21:00+03:00</text:p>
      <text:p text:style-name="P4">
修改时间: 2023-05-13T14:21:00+03:00</text:p>
      <text:p text:style-name="P4">
描述: 5月13日，星期六，将开始22:00 Eurovision-2023歌曲比赛的结局。 该活动将在接受比赛的英国利物浦举行。  - 乌克林。</text:p>
      <text:p text:style-name="P4">
图片: ["<text:a xlink:type="simple" xlink:href="https://static.ukrinform.com/photos/2023_05/thumb_files/630_360_1683829607-260.jpg" text:style-name="Internet_20_link" text:visited-style-name="Visited_20_Internet_20_Link">
630_360_16838...</text:a>
"]</text:p>
      <text:p text:style-name="P4">
标签: ['Євробачення', 'Культура', 'Ліверпуль']</text:p>
      <text:p text:style-name="P4">
类型: Article</text:p>
      <!--METADATA-->
      <text:p text:style-name="P4">
<draw:frame draw:style-name="fr1" draw:name="Image126" text:anchor-type="as-char" svg:width="6.9236in" svg:height="3.956343in" draw:z-index="0">
<draw:image xlink:href="../Images/yкринформ/2023-05-13T14-21-00-03-00/630_360_1683829607-260.jpg" xlink:type="simple" xlink:show="embed" xlink:actuate="onLoad" draw:mime-type="image/jpeg"/>
</draw:frame>
5月13日星期六，22:00，将开始欧洲电视网歌曲大赛的结局。该活动将在接受比赛的英国利物浦举行。</text:p>
      <text:p text:style-name="P4">
正如乌克林福姆报道的那样，它报告了<text:a xlink:type="simple" xlink:href="https://suspilne.media/474904-evrobacenna-2023-de-divitisa-final-nazivo/" text:style-name="Internet_20_link" text:visited-style-name="Visited_20_Internet_20_Link">
</text:a>
。</text:p>
      <text:p text:style-name="P4">
总决赛是欧洲电视网的主要赛事。 26个参与国家将提出这些数字，根据投票结果，其中一名参与者将成为比赛的赢家。</text:p>
      <text:p text:style-name="P4">
<text:span text:style-name="T4">
另请阅读：</text:span>
 <text:a xlink:type="simple" xlink:href="https://www.ukrinform.ua/rubric-culture/3708658-evrobacenna-zasvidcue-so-muzika-obednue-ludej-spilna-zaava-ukraini-ta-britanii.html" text:style-name="Internet_20_link" text:visited-style-name="Visited_20_Internet_20_Link">
<text:span text:style-name="T4">
 eurovachen </text:span>
</text:a>
结局将以乌克兰：TVORCHI乐队为特色。 除了TVORCHI，乌克兰艺术家在结局中还会有更多数字。</text:p>
      <text:p text:style-name="P4">
乌克兰欧洲电视网歌曲大赛的独家翻译是公众。 您可以在所有平台上观看Eurovision-2023的结局：<text:a xlink:type="simple" xlink:href="https://suspilne.media/page/5-suspilne-culture-online/" text:style-name="Internet_20_link" text:visited-style-name="Visited_20_Internet_20_Link">
</text:a>
; 地点 <text:a xlink:type="simple" xlink:href="https://eurovision.ua/live/" text:style-name="Internet_20_link" text:visited-style-name="Visited_20_Internet_20_Link">
</text:a>
; 电视频道频道社会文化，睡着了，可以在广播中直播。</text:p>
      <text:p text:style-name="P4">
欧洲电视网决赛于2023年在21:50的公共场合广播。 可以查看电视频道社会文化上的预测工作室。</text:p>
      <text:p text:style-name="P4">
<text:span text:style-name="T4">
另请阅读：</text:span>
 <text:a xlink:type="simple" xlink:href="https://www.ukrinform.ua/rubric-culture/3708496-cifrova-akcia-solidarnosti-v-ramkah-evrobacenna-obednala-ukrainciv-ta-britanciv.html" text:style-name="Internet_20_link" text:visited-style-name="Visited_20_Internet_20_Link">
<text:span text:style-name="T4">
 eurovision </text:span>
</text:a>
此外，在YouTube频道上，可以为Timur Miroshnichenko的评论的工作对公共欧洲电视网进行监控，他将对访问负责。</text:p>
      <text:p text:style-name="P4">
乌克兰自动进入欧洲电视网决赛，成为上一场比赛的冠军。 TVORCHI带有《钢铁之歌》(Song of Steel)的歌曲将在2023年《最终制作》第19号的舞台上演出。</text:p>
      <text:p text:style-name="P4">
正如乌克林福姆报道的，欧洲电视网决赛当天在伦敦的不同地区<text:a xlink:type="simple" xlink:href="https://www.ukrinform.ua/rubric-world/3708689-budivli-londona-pidsvitat-sinozovtimi-kolorami-na-znak-pidtrimki-ukraini.html" text:style-name="Internet_20_link" text:visited-style-name="Visited_20_Internet_20_Link">
</text:a>
 .</text:p>
      <text:p text:style-name="P4">
News Source: <text:a xlink:type="simple" xlink:href="https://www.ukrinform.ua/rubric-culture/3708713-final-evrobacenna-rozpocnetsa-o-2200-za-kievom.html" text:style-name="Internet_20_link" text:visited-style-name="Visited_20_Internet_20_Link">
https://www.ukrinform.ua/rubric-culture/3708713-final-evrobacenna-rozpocnetsa-o-2200-za-kievom.html</text:a>
</text:p>
      <!--NEWS-->
      <text:h text:style-name="P10" text:outline-level="1">
<text:span text:style-name="T4">
Zelensky会见了意大利部长委员会主席</text:span>
</text:h>
      <text:p text:style-name="P4">
作者: Ukrinform (Person)</text:p>
      <text:p text:style-name="P4">
出版商: Укринформ (Organization)</text:p>
      <text:p text:style-name="P4">
出版时间: 2023-05-13T14:27:00+03:00</text:p>
      <text:p text:style-name="P4">
修改时间: 2023-05-13T14:27:00+03:00</text:p>
      <text:p text:style-name="P4">
描述: 乌克兰沃迪米尔·泽伦斯基（Ukraine Volodymyr Zelensky）总统在意大利访问意大利委员会主席乔治·梅洛尼（George Meloni）委员会主席。  - 乌克林。</text:p>
      <text:p text:style-name="P4">
图片: ["<text:a xlink:type="simple" xlink:href="https://static.ukrinform.com/photos/2023_05/thumb_files/630_360_1683977769-332.jpg" text:style-name="Internet_20_link" text:visited-style-name="Visited_20_Internet_20_Link">
630_360_16839...</text:a>
"]</text:p>
      <text:p text:style-name="P4">
标签: ['Італія', 'Зеленський', 'Джорджа Мелоні']</text:p>
      <text:p text:style-name="P4">
类型: Article</text:p>
      <!--METADATA-->
      <text:p text:style-name="P4">
<draw:frame draw:style-name="fr1" draw:name="Image127" text:anchor-type="as-char" svg:width="6.9236in" svg:height="3.956343in" draw:z-index="0">
<draw:image xlink:href="../Images/yкринформ/2023-05-13T14-27-00-03-00/630_360_1683977769-332.jpg" xlink:type="simple" xlink:show="embed" xlink:actuate="onLoad" draw:mime-type="image/jpeg"/>
</draw:frame>
乌克兰沃迪米尔·泽伦斯基总统在意大利乔治·梅洛尼(George Meloni)主席访问意大利时会见了。</text:p>
      <text:p text:style-name="P4">
正式的会议仪式是在[]的乌克兰州元首元首播出的(https://www.facebook.com/watch/?v=1416155685861944&amp;extid=CL-UNK-UNK-UNK-IOS_GK0T-GK1C&amp;mibextid=2Rb1fB&amp;ref=sharing)传输乌克林。</text:p>
      <text:p text:style-name="P4">
因此，在问候和握手之后，Zelensky与乌克兰代表团迎接了意大利官员和瓜。</text:p>
      <text:p text:style-name="P4">
<text:span text:style-name="T4">
另请阅读：</text:span>
 <text:a xlink:type="simple" xlink:href="https://www.ukrinform.ua/rubric-polytics/3708697-zelenskij-zustrivsa-z-prezidentom-italii.html" text:style-name="Internet_20_link" text:visited-style-name="Visited_20_Internet_20_Link">
<text:span text:style-name="T4">
意大利</text:span>
</text:a>
意大利总理乔治·梅洛尼(George Meloni)表示，她强烈支持军方向乌克兰提供其他援助。</text:p>
      <text:p text:style-name="P4">
随后，乌克兰领导人去了宫殿的总理办公室。 梅洛尼(Meloni)和泽伦斯基(Zelensky)在闭门造车后面的间隔之前拥抱了宫殿的庭院。</text:p>
      <text:p text:style-name="P4">
Zelensky访问的确切时间表并未出于安全原因而公开，Ivati在乌克兰总统飞机降落在罗马之前不久就证实了与教皇的会议。</text:p>
      <text:p text:style-name="P4">
正如乌克林福姆报道的那样，5月13日，乌克兰沃迪米尔·泽伦斯基总统(https://www.ukrinform.ua/rubric-polytics/3708665-zelenskij-pribuv-iz-vizitom-do-italii.html)与国家总统塞戈·马塔雷拉(Sergo Mattarella)，总理乔治·梅洛尼(George Meloni)和教皇弗朗西斯(Pope Francis)会面。 泽伦斯基(Zelensky)将这次访问命名为乌克兰的胜利很重要。</text:p>
      <text:p text:style-name="P4">
<text:span text:style-name="T5">
foto：riproduzione riservata</text:span>
</text:p>
      <text:p text:style-name="P4">
News Source: <text:a xlink:type="simple" xlink:href="https://www.ukrinform.ua/rubric-polytics/3708715-zelenskij-zustrivsa-iz-golovou-radi-ministriv-italii.html" text:style-name="Internet_20_link" text:visited-style-name="Visited_20_Internet_20_Link">
https://www.ukrinform.ua/rubric-polytics/3708715-zelenskij-zustrivsa-iz-golovou-radi-ministriv-italii.html</text:a>
</text:p>
      <!--NEWS-->
      <text:h text:style-name="P10" text:outline-level="1">
<text:span text:style-name="T4">
Donetsk Oblast（20:30）。 红色警报：空中威胁。 警笛声。 立即掩盖！</text:span>
</text:h>
      <text:p text:style-name="P4">
作者: liveuamap (Language: en)</text:p>
      <text:p text:style-name="P4">
时间: 2023-05-13T14:31:00</text:p>
      <text:p text:style-name="P4">
地点: Donetsk Oblast (Latitude:48.72744 Longtitude:37.5781)</text:p>
      <text:p text:style-name="P4">
视频: []</text:p>
      <text:p text:style-name="P4">
图片: []</text:p>
      <text:p text:style-name="P4">
标签: ["Europe", "Central and Eastern Europe"]</text:p>
      <text:p text:style-name="P4">
Id: 22562631</text:p>
      <!--METADATA-->
      <text:p text:style-name="P4">
Donetsk Oblast(20:30). Red Alert: aerial threat. Sirens sounding. Take covernow!</text:p>
      <text:p text:style-name="P4">
News Collection Link: <text:a xlink:type="simple" xlink:href="https://liveuamap.com/en/2023/13-may-donetsk-oblast2030-red-alert-aerial-thg" text:style-name="Internet_20_link" text:visited-style-name="Visited_20_Internet_20_Link">
https://liveuamap.com/en/2023/13-may-donetsk-oblast2030-red-alert-aerial-thg</text:a>
</text:p>
      <text:p text:style-name="P4">
News Source: <text:a xlink:type="simple" xlink:href="https://t.me/air_alert_ua/45208" text:style-name="Internet_20_link" text:visited-style-name="Visited_20_Internet_20_Link">
https://t.me/air_alert_ua/45208</text:a>
</text:p>
      <!--NEWS-->
      <text:h text:style-name="P10" text:outline-level="1">
<text:span text:style-name="T4">
七国集团（G7）国家将对乌克兰的援助量增加到440亿美元</text:span>
</text:h>
      <text:p text:style-name="P4">
作者: Ukrinform (Person)</text:p>
      <text:p text:style-name="P4">
出版商: Укринформ (Organization)</text:p>
      <text:p text:style-name="P4">
出版时间: 2023-05-13T14:45:00+03:00</text:p>
      <text:p text:style-name="P4">
修改时间: 2023-05-13T14:45:00+03:00</text:p>
      <text:p text:style-name="P4">
描述: 三天后，G7财务部长提议将乌克兰在2023年和2024年初的经济和预算支持增加到440亿美元。  - 乌克林。</text:p>
      <text:p text:style-name="P4">
图片: ["<text:a xlink:type="simple" xlink:href="https://static.ukrinform.com/photos/2022_12/thumb_files/630_360_1670868347-184.jpg" text:style-name="Internet_20_link" text:visited-style-name="Visited_20_Internet_20_Link">
630_360_16708...</text:a>
"]</text:p>
      <text:p text:style-name="P4">
标签: ['Україна', 'Гроші', 'Війна з росією']</text:p>
      <text:p text:style-name="P4">
类型: Article</text:p>
      <!--METADATA-->
      <text:p text:style-name="P4">
<draw:frame draw:style-name="fr1" draw:name="Image128" text:anchor-type="as-char" svg:width="6.9236in" svg:height="3.956343in" draw:z-index="0">
<draw:image xlink:href="../Images/yкринформ/2023-05-13T14-45-00-03-00/630_360_1670868347-184.jpg" xlink:type="simple" xlink:show="embed" xlink:actuate="onLoad" draw:mime-type="image/jpeg"/>
</draw:frame>
在一天之后的谈判提议将乌克兰在2023年和2024年初的经济和预算支持增加到440亿美元。</text:p>
      <text:p text:style-name="P4">
根据乌克林福姆的报道，该机构报告了<text:a xlink:type="simple" xlink:href="https://www.bloomberg.com/news/articles/2023-05-13/g-7-finance-chiefs-boost-ukraine-aid-propose-supply-chain-plan" text:style-name="Internet_20_link" text:visited-style-name="Visited_20_Internet_20_Link">
</text:a>
。</text:p>
      <text:p text:style-name="P4">
“我们呼吁立即终止俄罗斯针对乌克兰的非法战争，这将消除对全球经济福利的最大不确定性之一，”  - 在一份部长的联合声明中说。</text:p>
      <text:p text:style-name="P4">
<text:span text:style-name="T4">
另请阅读：</text:span>
 <text:a xlink:type="simple" xlink:href="https://www.ukrinform.ua/rubric-ato/3708692-evropa-pocue-prohanna-ukraini-priskoriti-postavki-boepripasiv-borrel.html" text:style-name="Internet_20_link" text:visited-style-name="Visited_20_Internet_20_Link">
</text:a>
根据一份声明，到2024年初对乌克兰的援助增加到4400万美元(这是关于增加约50亿美元的援助。)这将允许国际货币基金在四年内批准基基耶夫的156亿美元的支持计划。</text:p>
      <text:p text:style-name="P4">
部长们还强调，在世界经济不确定性的背景下，有必要在经济政策中保持灵活性。</text:p>
      <text:p text:style-name="P4">
<text:span text:style-name="T4">
另请阅读：</text:span>
 <text:a xlink:type="simple" xlink:href="https://www.ukrinform.ua/rubric-world/3708567-kraini-es-nastupnogo-tizna-prodovzat-obgovorenna-11go-paketu-sankcij-proti-rf.html" text:style-name="Internet_20_link" text:visited-style-name="Visited_20_Internet_20_Link">
<text:span text:style-name="T4">
国家</text:span>
</text:a>
此外，美国，英国，法国，德国，意大利，加拿大和日本的财务部长和央行负责。</text:p>
      <text:p text:style-name="P4">
据报道，七组国家(G7)他们讨论了如何将冷冻的俄罗斯资产转移到乌克兰。</text:p>
      <text:p text:style-name="P4">
德国马歇尔基金会的高级研究员雅各布·基尔克戈尔(Jacob Kirkegor)在欧洲议会外交事务委员会举行的公开听证会上指出，战后10年在乌克兰在乌克兰的经济增长中获得适当的财政援助的声明将超过中国和其他市场。</text:p>
      <text:p text:style-name="P4">
News Source: <text:a xlink:type="simple" xlink:href="https://www.ukrinform.ua/rubric-economy/3708722-kraini-g7-zbilsili-obsag-dopomogi-ukraini-do-44-milardiv.html" text:style-name="Internet_20_link" text:visited-style-name="Visited_20_Internet_20_Link">
https://www.ukrinform.ua/rubric-economy/3708722-kraini-g7-zbilsili-obsag-dopomogi-ukraini-do-44-milardiv.html</text:a>
</text:p>
      <!--NEWS-->
      <text:h text:style-name="P10" text:outline-level="1">
<text:span text:style-name="T4">
一个强大的旋风正在接近孟加拉国海岸，成千上万的居民被撤离</text:span>
</text:h>
      <text:p text:style-name="P4">
作者: Ukrinform (Person)</text:p>
      <text:p text:style-name="P4">
出版商: Укринформ (Organization)</text:p>
      <text:p text:style-name="P4">
出版时间: 2023-05-13T15:00:00+03:00</text:p>
      <text:p text:style-name="P4">
修改时间: 2023-05-13T15:00:00+03:00</text:p>
      <text:p text:style-name="P4">
描述: 孟加拉国东南部和缅甸海岸移动了Mokka旋风，预计恶劣的天气将在接下来的24小时内到达海岸。  - 乌克林。</text:p>
      <text:p text:style-name="P4">
图片: ["<text:a xlink:type="simple" xlink:href="https://static.ukrinform.com/photos/2017_01/thumb_files/630_360_1483646515-3150.jpg" text:style-name="Internet_20_link" text:visited-style-name="Visited_20_Internet_20_Link">
630_360_14836...</text:a>
"]</text:p>
      <text:p text:style-name="P4">
标签: ['Бангладеш', 'Евакуація', 'Негода']</text:p>
      <text:p text:style-name="P4">
类型: Article</text:p>
      <!--METADATA-->
      <text:p text:style-name="P4">
<draw:frame draw:style-name="fr1" draw:name="Image129" text:anchor-type="as-char" svg:width="6.9236in" svg:height="3.956343in" draw:z-index="0">
<draw:image xlink:href="../Images/yкринформ/2023-05-13T15-00-00-03-00/630_360_1483646515-3150.jpg" xlink:type="simple" xlink:show="embed" xlink:actuate="onLoad" draw:mime-type="image/jpeg"/>
</draw:frame>
孟加拉国东南部和缅甸海岸正在移动Mokka旋风，恶劣的天气将在接下来的24小时内到达海岸。</text:p>
      <text:p text:style-name="P4">
正如乌克林福姆报道的那样，它报告了<text:a xlink:type="simple" xlink:href="https://www.independent.co.uk/news/myanmar-ap-bangladesh-coxs-bazar-bay-of-bengal-b2338155.html" text:style-name="Internet_20_link" text:visited-style-name="Visited_20_Internet_20_Link">
</text:a>
印度气象部报告说：“ Mokka气旋移至孟加拉国东南部，缅甸每小时最多可达160公里，阵风最多可达175 km/h。”</text:p>
      <text:p text:style-name="P4">
注意到<text:a xlink:type="simple" xlink:href="https://www.ukrinform.ua/tag-banglades" text:style-name="Internet_20_link" text:visited-style-name="Visited_20_Internet_20_Link">
</text:a>
在超过1.6亿人的培训中，有超过1,500个避难所接受了培训。</text:p>
      <text:p text:style-name="P4">
地方当局和ONN正在积极准备该元素的打击，因为旋风可能会受到世界上最大的Ukoks Basari难民营之一的影响，该营地约有100万人。</text:p>
      <text:p text:style-name="P4">
<text:span text:style-name="T4">
另请阅读：</text:span>
 <text:a xlink:type="simple" xlink:href="https://www.ukrinform.ua/rubric-world/3691579-u-banglades-goriv-stolicnij-rinok-zniseni-blizko-5-tisac-kramnic.html" text:style-name="Internet_20_link" text:visited-style-name="Visited_20_Internet_20_Link">
<text:span text:style-name="T4">
孟加拉国</text:span>
</text:a>
孟加拉国气象部门警告说，旋风可能会对八个沿海地区的生命和财产造成严重破坏。</text:p>
      <text:p text:style-name="P4">
预计飓风将于周日晚上在孟加拉国可乐巴斯(Coke Basar)和缅甸的基亚克普(Kiaukpu)之间到达寿司。</text:p>
      <text:p text:style-name="P4">
缅甸当局反过来宣布了最高的焦虑，并向气象公告报告了飓风正在移至国家状态</text:p>
      <text:p text:style-name="P4">
根据乌克林福姆的说法，强大的龙卷风席卷了美国南部州，夺走了生命<text:a xlink:type="simple" xlink:href="https://www.ukrinform.ua/rubric-world/3687382-na-pivdni-ssa-tornado-zabralo-zitta-23-osib.html" text:style-name="Internet_20_link" text:visited-style-name="Visited_20_Internet_20_Link">
</text:a>
在密西西比州并摧毁了数十个。</text:p>
      <text:p text:style-name="P4">
News Source: <text:a xlink:type="simple" xlink:href="https://www.ukrinform.ua/rubric-world/3708710-do-uzberezza-banglades-nablizaetsa-potuznij-ciklon-evakuuvali-tisaci-meskanciv.html" text:style-name="Internet_20_link" text:visited-style-name="Visited_20_Internet_20_Link">
https://www.ukrinform.ua/rubric-world/3708710-do-uzberezza-banglades-nablizaetsa-potuznij-ciklon-evakuuvali-tisaci-meskanciv.html</text:a>
</text:p>
      <!--NEWS-->
      <text:h text:style-name="P10" text:outline-level="1">
<text:span text:style-name="T4">
Cherkasy地区，Kirovohrad地区（21:10）。 红色ALRT：空中tchretate。 警笛声。 所以...</text:span>
</text:h>
      <text:p text:style-name="P4">
作者: liveuamap (Language: en)</text:p>
      <text:p text:style-name="P4">
时间: 2023-05-13T15:11:00</text:p>
      <text:p text:style-name="P4">
地点: Cherkaska Oblast (Latitude:49.24954 Longtitude:31.3326)</text:p>
      <text:p text:style-name="P4">
视频: []</text:p>
      <text:p text:style-name="P4">
图片: []</text:p>
      <text:p text:style-name="P4">
标签: ["Europe", "Central and Eastern Europe"]</text:p>
      <text:p text:style-name="P4">
Id: 22562632</text:p>
      <!--METADATA-->
      <text:p text:style-name="P4">
基洛沃拉德地区Cherkasy地区(21:10). Red Alert: aerial threat.Sirens sounding. Take cover now!</text:p>
      <text:p text:style-name="P4">
News Collection Link: <text:a xlink:type="simple" xlink:href="https://liveuamap.com/en/2023/13-may-cherkaska-oblast-kirovohradska-oblast2g" text:style-name="Internet_20_link" text:visited-style-name="Visited_20_Internet_20_Link">
https://liveuamap.com/en/2023/13-may-cherkaska-oblast-kirovohradska-oblast2g</text:a>
</text:p>
      <text:p text:style-name="P4">
News Source: <text:a xlink:type="simple" xlink:href="https://t.me/air_alert_ua/45210" text:style-name="Internet_20_link" text:visited-style-name="Visited_20_Internet_20_Link">
https://t.me/air_alert_ua/45210</text:a>
</text:p>
      <!--NEWS-->
      <text:h text:style-name="P10" text:outline-level="1">
<text:span text:style-name="T4">
基辅（21:11）。 红色警报：空中威胁。 警笛声。 立即掩盖！</text:span>
</text:h>
      <text:p text:style-name="P4">
作者: liveuamap (Language: en)</text:p>
      <text:p text:style-name="P4">
时间: 2023-05-13T15:12:00</text:p>
      <text:p text:style-name="P4">
地点: Kyiv (Latitude:50.44461 Longtitude:30.53079)</text:p>
      <text:p text:style-name="P4">
视频: []</text:p>
      <text:p text:style-name="P4">
图片: []</text:p>
      <text:p text:style-name="P4">
标签: ["Europe", "Central and Eastern Europe"]</text:p>
      <text:p text:style-name="P4">
Id: 22562634</text:p>
      <!--METADATA-->
      <text:p text:style-name="P4">
基辅(21:11). Red Alert: aerial threat. Sirens sounding. Take cover now!</text:p>
      <text:p text:style-name="P4">
News Collection Link: <text:a xlink:type="simple" xlink:href="https://liveuamap.com/en/2023/13-may-kyiv2111-red-alert-aerial-threat-sireng" text:style-name="Internet_20_link" text:visited-style-name="Visited_20_Internet_20_Link">
https://liveuamap.com/en/2023/13-may-kyiv2111-red-alert-aerial-threat-sireng</text:a>
</text:p>
      <text:p text:style-name="P4">
News Source: <text:a xlink:type="simple" xlink:href="https://t.me/KyivCityOfficial/6684" text:style-name="Internet_20_link" text:visited-style-name="Visited_20_Internet_20_Link">
https://t.me/KyivCityOfficial/6684</text:a>
</text:p>
      <!--NEWS-->
      <text:h text:style-name="P10" text:outline-level="1">
<text:span text:style-name="T4">
Poltavska Oblast（21:12）。 红色警报：空中威胁。 警笛声。 立即掩盖！</text:span>
</text:h>
      <text:p text:style-name="P4">
作者: liveuamap (Language: en)</text:p>
      <text:p text:style-name="P4">
时间: 2023-05-13T15:13:00</text:p>
      <text:p text:style-name="P4">
地点: Poltavska Oblast (Latitude:49.47697 Longtitude:33.81819)</text:p>
      <text:p text:style-name="P4">
视频: []</text:p>
      <text:p text:style-name="P4">
图片: []</text:p>
      <text:p text:style-name="P4">
标签: ["Europe", "Central and Eastern Europe"]</text:p>
      <text:p text:style-name="P4">
Id: 22562636</text:p>
      <!--METADATA-->
      <text:p text:style-name="P4">
poltava(21:12). Red Alert: aerial threat. Sirens sounding. Take covernow!</text:p>
      <text:p text:style-name="P4">
News Collection Link: <text:a xlink:type="simple" xlink:href="https://liveuamap.com/en/2023/13-may-poltavska-oblast2112-red-alert-aerial-g" text:style-name="Internet_20_link" text:visited-style-name="Visited_20_Internet_20_Link">
https://liveuamap.com/en/2023/13-may-poltavska-oblast2112-red-alert-aerial-g</text:a>
</text:p>
      <text:p text:style-name="P4">
News Source: <text:a xlink:type="simple" xlink:href="https://t.me/suspilnepoltava/11126" text:style-name="Internet_20_link" text:visited-style-name="Visited_20_Internet_20_Link">
https://t.me/suspilnepoltava/11126</text:a>
</text:p>
      <!--NEWS-->
      <text:h text:style-name="P10" text:outline-level="1">
<text:span text:style-name="T4">
Odeska Oblast（21:13）。 红色警报：空中威胁。 警笛声。 立即掩盖！</text:span>
</text:h>
      <text:p text:style-name="P4">
作者: liveuamap (Language: en)</text:p>
      <text:p text:style-name="P4">
时间: 2023-05-13T15:14:00</text:p>
      <text:p text:style-name="P4">
地点: Odeska Oblast (Latitude:46.75116 Longtitude:30.24907)</text:p>
      <text:p text:style-name="P4">
视频: []</text:p>
      <text:p text:style-name="P4">
图片: []</text:p>
      <text:p text:style-name="P4">
标签: ["Europe", "Central and Eastern Europe"]</text:p>
      <text:p text:style-name="P4">
Id: 22562637</text:p>
      <!--METADATA-->
      <text:p text:style-name="P4">
ODESA地区(21:13). Red Alert: aerial threat. Sirens sounding. Take covernow!</text:p>
      <text:p text:style-name="P4">
News Collection Link: <text:a xlink:type="simple" xlink:href="https://liveuamap.com/en/2023/13-may-odeska-oblast2113-red-alert-aerial-thrg" text:style-name="Internet_20_link" text:visited-style-name="Visited_20_Internet_20_Link">
https://liveuamap.com/en/2023/13-may-odeska-oblast2113-red-alert-aerial-thrg</text:a>
</text:p>
      <text:p text:style-name="P4">
News Source: <text:a xlink:type="simple" xlink:href="https://t.me/suspilneodesa/23177" text:style-name="Internet_20_link" text:visited-style-name="Visited_20_Internet_20_Link">
https://t.me/suspilneodesa/23177</text:a>
</text:p>
      <!--NEWS-->
      <text:h text:style-name="P10" text:outline-level="1">
<text:span text:style-name="T4">
Rivne，Rivne地区的Sumy地区（21:14）。 红色ALRT：空中tchretate。 警笛声。 所以...</text:span>
</text:h>
      <text:p text:style-name="P4">
作者: liveuamap (Language: en)</text:p>
      <text:p text:style-name="P4">
时间: 2023-05-13T15:15:00</text:p>
      <text:p text:style-name="P4">
地点: Sumska Oblast (Latitude:50.99974 Longtitude:34.00009)</text:p>
      <text:p text:style-name="P4">
视频: []</text:p>
      <text:p text:style-name="P4">
图片: []</text:p>
      <text:p text:style-name="P4">
标签: ["Europe", "Central and Eastern Europe"]</text:p>
      <text:p text:style-name="P4">
Id: 22562638</text:p>
      <!--METADATA-->
      <text:p text:style-name="P4">
Rivne，Rivne地区Rivne的Sumy地区(21:14). Red Alert: aerial threat.Sirens sounding. Take cover now!</text:p>
      <text:p text:style-name="P4">
News Collection Link: <text:a xlink:type="simple" xlink:href="https://liveuamap.com/en/2023/13-may-sumska-oblast-rivne-rivnenska-oblast21g" text:style-name="Internet_20_link" text:visited-style-name="Visited_20_Internet_20_Link">
https://liveuamap.com/en/2023/13-may-sumska-oblast-rivne-rivnenska-oblast21g</text:a>
</text:p>
      <text:p text:style-name="P4">
News Source: <text:a xlink:type="simple" xlink:href="https://t.me/air_alert_ua/45225" text:style-name="Internet_20_link" text:visited-style-name="Visited_20_Internet_20_Link">
https://t.me/air_alert_ua/45225</text:a>
</text:p>
      <!--NEWS-->
      <text:h text:style-name="P10" text:outline-level="1">
<text:span text:style-name="T4">
Mykolaiv，Mykolayivska Oblast（21:16）。 红色警报：空中威胁。 警笛声。 立即掩盖！</text:span>
</text:h>
      <text:p text:style-name="P4">
作者: liveuamap (Language: en)</text:p>
      <text:p text:style-name="P4">
时间: 2023-05-13T15:17:00</text:p>
      <text:p text:style-name="P4">
地点: Mykolaiv (Latitude:46.9479 Longtitude:32.00726)</text:p>
      <text:p text:style-name="P4">
视频: []</text:p>
      <text:p text:style-name="P4">
图片: []</text:p>
      <text:p text:style-name="P4">
标签: ["Europe", "Central and Eastern Europe"]</text:p>
      <text:p text:style-name="P4">
Id: 22562639</text:p>
      <!--METADATA-->
      <text:p text:style-name="P4">
Nikolaev，Mykolaiv地区(21:16). Red Alert: aerial threat. Sirenssounding. Take cover now!</text:p>
      <text:p text:style-name="P4">
News Collection Link: <text:a xlink:type="simple" xlink:href="https://liveuamap.com/en/2023/13-may-mykolaiv-mykolayivska-oblast2116-red-ag" text:style-name="Internet_20_link" text:visited-style-name="Visited_20_Internet_20_Link">
https://liveuamap.com/en/2023/13-may-mykolaiv-mykolayivska-oblast2116-red-ag</text:a>
</text:p>
      <text:p text:style-name="P4">
News Source: <text:a xlink:type="simple" xlink:href="https://t.me/air_alert_ua/45227" text:style-name="Internet_20_link" text:visited-style-name="Visited_20_Internet_20_Link">
https://t.me/air_alert_ua/45227</text:a>
</text:p>
      <!--NEWS-->
      <text:h text:style-name="P10" text:outline-level="1">
<text:span text:style-name="T4">
Kherson，Khersonska Oblast（21:21）。 红色警报：空中威胁。 警笛声。 立即掩盖！</text:span>
</text:h>
      <text:p text:style-name="P4">
作者: liveuamap (Language: en)</text:p>
      <text:p text:style-name="P4">
时间: 2023-05-13T15:23:00</text:p>
      <text:p text:style-name="P4">
地点: Kherson (Latitude:46.65512 Longtitude:32.61721)</text:p>
      <text:p text:style-name="P4">
视频: []</text:p>
      <text:p text:style-name="P4">
图片: []</text:p>
      <text:p text:style-name="P4">
标签: ["Europe", "Central and Eastern Europe"]</text:p>
      <text:p text:style-name="P4">
Id: 22562640</text:p>
      <!--METADATA-->
      <text:p text:style-name="P4">
赫尔森，赫森地区(21:21). Red Alert: aerial threat. Sirens sounding.Take cover now!</text:p>
      <text:p text:style-name="P4">
News Collection Link: <text:a xlink:type="simple" xlink:href="https://liveuamap.com/en/2023/13-may-kherson-khersonska-oblast2121-red-alerg" text:style-name="Internet_20_link" text:visited-style-name="Visited_20_Internet_20_Link">
https://liveuamap.com/en/2023/13-may-kherson-khersonska-oblast2121-red-alerg</text:a>
</text:p>
      <text:p text:style-name="P4">
News Source: <text:a xlink:type="simple" xlink:href="https://t.me/air_alert_ua/45228" text:style-name="Internet_20_link" text:visited-style-name="Visited_20_Internet_20_Link">
https://t.me/air_alert_ua/45228</text:a>
</text:p>
      <!--NEWS-->
      <text:h text:style-name="P10" text:outline-level="1">
<text:span text:style-name="T4">
Tkachenko关于下Lavra：UOC -MP代表已正式发送了合同的终止信</text:span>
</text:h>
      <text:p text:style-name="P4">
作者: Ukrinform (Person)</text:p>
      <text:p text:style-name="P4">
出版商: Укринформ (Organization)</text:p>
      <text:p text:style-name="P4">
出版时间: 2023-05-13T15:30:00+03:00</text:p>
      <text:p text:style-name="P4">
修改时间: 2023-05-13T15:30:00+03:00</text:p>
      <text:p text:style-name="P4">
描述: 莫斯科祖先的乌克兰东正教教堂（UOC -MP）的代表正式发送了一封信，以终止免费使用尼兹尼·拉夫拉（Nizhny Lavra）的合同。  - 乌克林。</text:p>
      <text:p text:style-name="P4">
图片: ["<text:a xlink:type="simple" xlink:href="https://static.ukrinform.com/photos/2023_03/thumb_files/630_360_1679573204-983.jpg" text:style-name="Internet_20_link" text:visited-style-name="Visited_20_Internet_20_Link">
630_360_16795...</text:a>
"]</text:p>
      <text:p text:style-name="P4">
标签: ['Ткаченко', 'УПЦ МП', 'Київська Лавра']</text:p>
      <text:p text:style-name="P4">
类型: Article</text:p>
      <!--METADATA-->
      <text:p text:style-name="P4">
<draw:frame draw:style-name="fr1" draw:name="Image130" text:anchor-type="as-char" svg:width="6.9236in" svg:height="3.956343in" draw:z-index="0">
<draw:image xlink:href="../Images/yкринформ/2023-05-13T15-30-00-03-00/630_360_1679573204-983.jpg" xlink:type="simple" xlink:show="embed" xlink:actuate="onLoad" draw:mime-type="image/jpeg"/>
</draw:frame>
乌克兰东正教教堂的代表(UPFMP)这封信是正式发送的，以终止自由使用Nizhny Lavra的合同。</text:p>
      <text:p text:style-name="P4">
关于这一点(https://nv.ua/ukr/ukraine/politics/shcho-bude-z-upc-mp-i-kiyevo-pecherskoyu-lavroyu-varianti-rishen-interv-yu-z-oleksandrom-tkachenkom-50324080.html)，报道乌克林福姆。</text:p>
      <text:p text:style-name="P4">
“这不是真的(UOC -MP代表的声明没有看到通过自由使用Lavra -ed终止合同的纪录片文件​​。)他们正式发送了一封信，其中包括以下原因，包括非法建筑物，缺乏相关文件，” Tkachenko说。</text:p>
      <text:p text:style-name="P4">
部长还强调，代表<text:a xlink:type="simple" xlink:href="https://www.ukrinform.ua/tag-upc-mp" text:style-name="Internet_20_link" text:visited-style-name="Visited_20_Internet_20_Link">
</text:a>
奖励和转让国家储备金“基夫 - 佩奇斯卡耶·拉夫拉”的国家财产委员会成员，预备役的董事和代表以及MKIP雇员正在不断沟通。</text:p>
      <text:p text:style-name="P4">
同时，他说该部委员会已经检查了三分之一以上的桂冠。 据他说，观察到：“要说的是，某些已转移到大都市修道院的建筑物的淫秽使用。”</text:p>
      <text:p text:style-name="P4">
<text:span text:style-name="T4">
另请阅读：</text:span>
 <text:a xlink:type="simple" xlink:href="https://www.ukrinform.ua/rubric-society/3703699-komisia-mkip-peredala-u-koristuvanna-16-korpusiv-kievopecerskoi-lavri-u-zadovilnomu-stani.html" text:style-name="Internet_20_link" text:visited-style-name="Visited_20_Internet_20_Link">
</text:a>
正如乌克林福姆报道的那样，国家预备役“基辅 - 佩奇克·拉维拉”宣布终止了2023年3月29日与莫斯科的乌克兰东正教教堂的租赁协议。 长期以来，未知的人从内部报告了Lavra的前提，并阻止了财产清单的委员会开始。 但是，MKIP委员会仍开始工作。</text:p>
      <text:p text:style-name="P4">
News Source: <text:a xlink:type="simple" xlink:href="https://www.ukrinform.ua/rubric-society/3708739-tkacenko-pro-niznu-lavru-predstavnikam-upc-mp-oficijno-vidpravlali-list-pro-rozirvanna-dogovoru.html" text:style-name="Internet_20_link" text:visited-style-name="Visited_20_Internet_20_Link">
https://www.ukrinform.ua/rubric-society/3708739-tkacenko-pro-niznu-lavru-predstavnikam-upc-mp-oficijno-vidpravlali-list-pro-rozirvanna-dogovoru.html</text:a>
</text:p>
      <!--NEWS-->
      <text:h text:style-name="P10" text:outline-level="1">
<text:span text:style-name="T4">
Zelensky与意大利总统对乌克兰的支持和对俄罗斯的压力进行了讨论</text:span>
</text:h>
      <text:p text:style-name="P4">
作者: Ukrinform (Person)</text:p>
      <text:p text:style-name="P4">
出版商: Укринформ (Organization)</text:p>
      <text:p text:style-name="P4">
出版时间: 2023-05-13T15:31:00+03:00</text:p>
      <text:p text:style-name="P4">
修改时间: 2023-05-13T15:31:00+03:00</text:p>
      <text:p text:style-name="P4">
描述: 沃迪米尔·泽伦斯基（Volodymyr Zelensky）总统与意大利总统塞尔戈·马塔拉拉（Sergo Mattarllla）讨论了乌克兰的支持，和平的支持，对俄罗斯的制裁压力增加，并使侵略者负责。  - 乌克林。</text:p>
      <text:p text:style-name="P4">
图片: ["<text:a xlink:type="simple" xlink:href="https://static.ukrinform.com/photos/2023_05/thumb_files/630_360_1683981087-825.jpeg" text:style-name="Internet_20_link" text:visited-style-name="Visited_20_Internet_20_Link">
630_360_16839...</text:a>
", "<text:a xlink:type="simple" xlink:href="https://static.ukrinform.com/photos/2023_05/1683981098-340.jpeg" text:style-name="Internet_20_link" text:visited-style-name="Visited_20_Internet_20_Link">
1683981098-34...</text:a>
"]</text:p>
      <text:p text:style-name="P4">
标签: ['Італія', 'Президент', 'Зеленський', 'Війна з росією', 'Формула миру']</text:p>
      <text:p text:style-name="P4">
类型: Article</text:p>
      <!--METADATA-->
      <text:p text:style-name="P4">
<draw:frame draw:style-name="fr1" draw:name="Image131" text:anchor-type="as-char" svg:width="6.9236in" svg:height="3.956343in" draw:z-index="0">
<draw:image xlink:href="../Images/yкринформ/2023-05-13T15-31-00-03-00/630_360_1683981087-825.jpeg" xlink:type="simple" xlink:show="embed" xlink:actuate="onLoad" draw:mime-type="image/jpeg"/>
</draw:frame>
Zelensky的总统鸿沟与意大利总统，Sergio Mattarellalalalah的支持，和平公式，加强制裁压力人民的支持并将侵略者绳之以法。</text:p>
      <text:p text:style-name="P4">
关于它报告<text:a xlink:type="simple" xlink:href="https://www.president.gov.ua/news/prezident-ukrayini-zustrivsya-z-prezidentom-italiyi-v-rimi-82841" text:style-name="Internet_20_link" text:visited-style-name="Visited_20_Internet_20_Link">
</text:a>
传输乌克林。</text:p>
      <text:p text:style-name="P4">
“不幸的是，我没有时间握手，每个人都拥抱，感谢您的支持，即意大利语 - 规模的侵略是从全面侵略的第一天开始给乌克兰的，我们的人民，流离失所的人，流离失所的人，要感谢对乌克兰人的热烈敬意，”泽伦斯基说。</text:p>
      <text:p text:style-name="P4">
他对一致的位置表示感谢<text:a xlink:type="simple" xlink:href="https://www.ukrinform.ua/tag-italia" text:style-name="Internet_20_link" text:visited-style-name="Visited_20_Internet_20_Link">
</text:a>
支持乌克兰和在保护和领土完整性方面的全面援助。</text:p>
      <text:p text:style-name="P4">
“我们非常感谢意大利重要的军事援助，这使乌克兰成为抵抗俄罗斯侵略的原型。 我们在战场上取得成功的关键是要获得必要的帮助。”国家负责人强调。</text:p>
      <text:p text:style-name="P4">
<draw:frame draw:style-name="fr1" draw:name="Image132" text:anchor-type="as-char" svg:width="6.9236in" svg:height="4.617948in" draw:z-index="0">
<draw:image xlink:href="../Images/yкринформ/2023-05-13T15-31-00-03-00/1683981098-340.jpeg" xlink:type="simple" xlink:show="embed" xlink:actuate="onLoad" draw:mime-type="image/jpeg"/>
</draw:frame>
总统表示希望从意大利获得进一步的全面支持。</text:p>
      <text:p text:style-name="P4">
“在这场战争中，意大利一直在右边，在真理的侧面。 我们朝着胜利的方向和平。 因为胜利是我们国家的和平。 Yaulya是，意大利社会完全分享了我们的态度，这是与未经证实的俄罗斯战争的恐怖斗争。” Zelensky说。</text:p>
      <text:p text:style-name="P4">
<text:span text:style-name="T4">
另请阅读：</text:span>
 <text:a xlink:type="simple" xlink:href="https://www.ukrinform.ua/rubric-economy/3701417-italia-peredala-ukraini-143-tonni-energoobladnanna.html" text:style-name="Internet_20_link" text:visited-style-name="Visited_20_Internet_20_Link">
<text:span text:style-name="T4">
意大利</text:span>
</text:a>
总统分别讨论了乌克兰的努力，以便将和平恢复为乌克兰和平公式。</text:p>
      <text:p text:style-name="P4">
乌克兰国家负责人说：“我感谢意大利的准备就绪，加入我们的和平公式。我划分为意大利参加全球和平峰会(将在这一年举行的全球和平峰会)。”</text:p>
      <text:p text:style-name="P4">
<text:span text:style-name="T4">
另请阅读：</text:span>
 <text:a xlink:type="simple" xlink:href="https://www.ukrinform.ua/rubric-polytics/3708715-zelenskij-zustrivsa-iz-golovou-radi-ministriv-italii.html" text:style-name="Internet_20_link" text:visited-style-name="Visited_20_Internet_20_Link">
<text:span text:style-name="T4">
 Zelensky </text:span>
</text:a>
</text:p>
      <text:p text:style-name="P4">
据乌克林福姆报道，沃迪米尔总统Zelenskyy将于周六开始全面入侵俄罗斯进入乌克兰<text:a xlink:type="simple" xlink:href="https://www.ukrinform.ua/rubric-polytics/3708665-zelenskij-pribuv-iz-vizitom-do-italii.html" text:style-name="Internet_20_link" text:visited-style-name="Visited_20_Internet_20_Link">
</text:a>
_foto：op _</text:p>
      <text:p text:style-name="P4">
News Source: <text:a xlink:type="simple" xlink:href="https://www.ukrinform.ua/rubric-polytics/3708740-zelenskij-obgovoriv-iz-prezidentom-italii-pidtrimku-ukraini-j-tisk-na-rosiu.html" text:style-name="Internet_20_link" text:visited-style-name="Visited_20_Internet_20_Link">
https://www.ukrinform.ua/rubric-polytics/3708740-zelenskij-obgovoriv-iz-prezidentom-italii-pidtrimku-ukraini-j-tisk-na-rosiu.html</text:a>
</text:p>
      <!--NEWS-->
      <text:h text:style-name="P10" text:outline-level="1">
<text:span text:style-name="T4">
据报道，卡利伯导弹是向乌克兰西部地区发射的</text:span>
</text:h>
      <text:p text:style-name="P4">
作者: liveuamap (Language: en)</text:p>
      <text:p text:style-name="P4">
时间: 2023-05-13T15:34:17</text:p>
      <text:p text:style-name="P4">
地点: Black Sea (Latitude:44.55916 Longtitude:32.82715)</text:p>
      <text:p text:style-name="P4">
视频: []</text:p>
      <text:p text:style-name="P4">
图片: []</text:p>
      <text:p text:style-name="P4">
标签: []</text:p>
      <text:p text:style-name="P4">
Id: 22562641</text:p>
      <!--METADATA-->
      <text:p text:style-name="P4">
据报道，卡利伯导弹是向乌克兰西部地区发射的</text:p>
      <text:p text:style-name="P4">
新闻集链接：<text:a xlink:type="simple" xlink:href="https://liveuamap.com/en/2023/13-may-kaliber-missiles-were-reportedly-launched-towards" text:style-name="Internet_20_link" text:visited-style-name="Visited_20_Internet_20_Link">
https://liveuamap.com/en/2023/13-may-kaliber-missiles-were-were-porterported-laundered-towards</text:a>
</text:p>
      <text:p text:style-name="P4">
News Source: <text:a xlink:type="simple" xlink:href="https://t.me/war_monitor/7283" text:style-name="Internet_20_link" text:visited-style-name="Visited_20_Internet_20_Link">
https://t.me/war_monitor/7283</text:a>
</text:p>
      <!--NEWS-->
      <text:h text:style-name="P10" text:outline-level="1">
<text:span text:style-name="T4">
哈尔基夫·哈尔基夫斯卡（Kharkivska Oblast）（21:34）。 红色警报：空中威胁。 警笛声。 立即掩盖！</text:span>
</text:h>
      <text:p text:style-name="P4">
作者: liveuamap (Language: en)</text:p>
      <text:p text:style-name="P4">
时间: 2023-05-13T15:35:00</text:p>
      <text:p text:style-name="P4">
地点: Kharkiv (Latitude:49.98081000 Longtitude:36.25272000)</text:p>
      <text:p text:style-name="P4">
视频: []</text:p>
      <text:p text:style-name="P4">
图片: []</text:p>
      <text:p text:style-name="P4">
标签: ["Europe", "Central and Eastern Europe"]</text:p>
      <text:p text:style-name="P4">
Id: 22562642</text:p>
      <!--METADATA-->
      <text:p text:style-name="P4">
哈尔基夫(Kharkiv)，哈尔基夫地区(21:34). Red Alert: aerial threat. Sirens sounding.Take cover now!</text:p>
      <text:p text:style-name="P4">
News Collection Link: <text:a xlink:type="simple" xlink:href="https://liveuamap.com/en/2023/13-may-kharkiv-kharkivska-oblast2134-red-alerg" text:style-name="Internet_20_link" text:visited-style-name="Visited_20_Internet_20_Link">
https://liveuamap.com/en/2023/13-may-kharkiv-kharkivska-oblast2134-red-alerg</text:a>
</text:p>
      <text:p text:style-name="P4">
News Source: <text:a xlink:type="simple" xlink:href="https://t.me/suspilnekharkiv/24795" text:style-name="Internet_20_link" text:visited-style-name="Visited_20_Internet_20_Link">
https://t.me/suspilnekharkiv/24795</text:a>
</text:p>
      <!--NEWS-->
      <text:h text:style-name="P10" text:outline-level="1">
<text:span text:style-name="T4">
爆炸是在Ternopil中报道的</text:span>
</text:h>
      <text:p text:style-name="P4">
作者: liveuamap (Language: en)</text:p>
      <text:p text:style-name="P4">
时间: 2023-05-13T15:39:54</text:p>
      <text:p text:style-name="P4">
地点: Ternopil (Latitude:49.55528 Longtitude:25.57875)</text:p>
      <text:p text:style-name="P4">
视频: []</text:p>
      <text:p text:style-name="P4">
图片: []</text:p>
      <text:p text:style-name="P4">
标签: ["Europe", "Central and Eastern Europe"]</text:p>
      <text:p text:style-name="P4">
Id: 22562643</text:p>
      <!--METADATA-->
      <text:p text:style-name="P4">
爆炸是在Ternopil中报道的</text:p>
      <text:p text:style-name="P4">
新闻收集链接：<text:a xlink:type="simple" xlink:href="https://liveuamap.com/en/2023/13-may-explosions-were-reported-in-ternopil" text:style-name="Internet_20_link" text:visited-style-name="Visited_20_Internet_20_Link">
https://liveuamap.com/en/2023/13-may-explosions-were-reported-in-interopil</text:a>
</text:p>
      <text:p text:style-name="P4">
News Source: <text:a xlink:type="simple" xlink:href="https://t.me/suspilnenews/20700" text:style-name="Internet_20_link" text:visited-style-name="Visited_20_Internet_20_Link">
https://t.me/suspilnenews/20700</text:a>
</text:p>
      <!--NEWS-->
      <text:h text:style-name="P10" text:outline-level="1">
<text:span text:style-name="T4">
尼科波尔的俄罗斯炮击导致1人受伤</text:span>
</text:h>
      <text:p text:style-name="P4">
作者: liveuamap (Language: en)</text:p>
      <text:p text:style-name="P4">
时间: 2023-05-13T15:41:16</text:p>
      <text:p text:style-name="P4">
地点: Zaporizhia (Latitude:47.5668 Longtitude:34.39579)</text:p>
      <text:p text:style-name="P4">
视频: []</text:p>
      <text:p text:style-name="P4">
图片: []</text:p>
      <text:p text:style-name="P4">
标签: []</text:p>
      <text:p text:style-name="P4">
Id: 22562644</text:p>
      <!--METADATA-->
      <text:p text:style-name="P4">
尼科波尔的俄罗斯炮击导致1人受伤</text:p>
      <text:p text:style-name="P4">
新闻集链接：<text:a xlink:type="simple" xlink:href="https://liveuamap.com/en/2023/13-may-1-person-wounded-as-result-of-russian-shelling-in" text:style-name="Internet_20_link" text:visited-style-name="Visited_20_Internet_20_Link">
https://liveuamap.com/en/2023/2023/13-may-1-person-wounded-as-result-of-俄罗斯 - 俄罗斯 - 苏格兰语</text:a>
</text:p>
      <text:p text:style-name="P4">
News Source: <text:a xlink:type="simple" xlink:href="https://t.me/hyevuy_dnepr/52086" text:style-name="Internet_20_link" text:visited-style-name="Visited_20_Internet_20_Link">
https://t.me/hyevuy_dnepr/52086</text:a>
</text:p>
      <!--NEWS-->
      <text:h text:style-name="P10" text:outline-level="1">
<text:span text:style-name="T4">
爱沙尼亚的Kornienko讨论了北约乌克兰运动的清晰算法的必要性</text:span>
</text:h>
      <text:p text:style-name="P4">
作者: Ukrinform (Person)</text:p>
      <text:p text:style-name="P4">
出版商: Укринформ (Organization)</text:p>
      <text:p text:style-name="P4">
出版时间: 2023-05-13T15:50:58+03:00</text:p>
      <text:p text:style-name="P4">
修改时间: 2023-05-13T15:50:58+03:00</text:p>
      <text:p text:style-name="P4">
描述: Verkhovna Rada Oleksandr Kornienko的第一位副主席会见了Estonia Yuri Ratas的第二位Vespicker Rygicogu（议会）。  - 乌克林。</text:p>
      <text:p text:style-name="P4">
图片: ["<text:a xlink:type="simple" xlink:href="https://static.ukrinform.com/photos/2023_05/thumb_files/630_360_1683982239-643.jpg" text:style-name="Internet_20_link" text:visited-style-name="Visited_20_Internet_20_Link">
630_360_16839...</text:a>
"]</text:p>
      <text:p text:style-name="P4">
标签: ['Естонія', 'НАТО', 'Корнієнко']</text:p>
      <text:p text:style-name="P4">
类型: Article</text:p>
      <!--METADATA-->
      <text:p text:style-name="P4">
<draw:frame draw:style-name="fr1" draw:name="Image133" text:anchor-type="as-char" svg:width="6.9236in" svg:height="3.956343in" draw:z-index="0">
<draw:image xlink:href="../Images/yкринформ/2023-05-13T15-50-58-03-00/630_360_1683982239-643.jpg" xlink:type="simple" xlink:show="embed" xlink:actuate="onLoad" draw:mime-type="image/jpeg"/>
</draw:frame>
Verkhovna Rada主席Alexander Kornienko的第一任代表与第二个Viesepicker Rygikog会面(议会)爱沙尼亚尤里·拉塔斯(Estonia Yuri Ratas)。</text:p>
      <text:p text:style-name="P4">
对话者讨论了北约乌克兰的愿望，并报告了乌克林福称<text:a xlink:type="simple" xlink:href="https://www.rada.gov.ua/news/Top-novyna/236563.html" text:style-name="Internet_20_link" text:visited-style-name="Visited_20_Internet_20_Link">
</text:a>
根据Kornienko的说法，在峰会前夕，通过支持乌克兰加入北约的申请非常重要<text:a xlink:type="simple" xlink:href="https://www.ukrinform.ua/tag-nato" text:style-name="Internet_20_link" text:visited-style-name="Visited_20_Internet_20_Link">
</text:a>
在维尔纽斯。</text:p>
      <text:p text:style-name="P4">
“我们的共同任务应该是在维尔纽斯对乌克兰的决定中制定盟友 - 我们需要一种清晰的算法来迁移到组织 - 大西洋条约的组织，”第一个vespicker说。</text:p>
      <text:p text:style-name="P4">
同时，他指出，爱沙尼亚是人均乌克兰的总数援助的真正领导者。</text:p>
      <text:p text:style-name="P4">
Kornienko还向爱沙尼亚同事通报了乌克兰的当前局势以及最近在乌克兰城市的导弹袭击。 他强调，俄罗斯联邦应负责。</text:p>
      <text:p text:style-name="P4">
乌克兰议员是一种观点：“我们正在谈论建立一个特别法庭，以调查我国恐怖分子国家的犯罪侵略。”</text:p>
      <text:p text:style-name="P4">
<text:span text:style-name="T4">
另请阅读：</text:span>
 <text:a xlink:type="simple" xlink:href="https://www.ukrinform.ua/rubric-polytics/3708528-bez-vidpovidalnosti-rosii-za-skoeni-zlocini-stalogo-miru-ne-bude-premerka-estonii.html" text:style-name="Internet_20_link" text:visited-style-name="Visited_20_Internet_20_Link">
<text:span text:style-name="T4">
 Eston </text:span>
</text:a>
同时，Kornienko对爱沙尼亚对胜利之路的全面支持和重大发展表示感谢。</text:p>
      <text:p text:style-name="P4">
据报道，5月13日至14日，最高Radiolexander Kornienko的第一任副主席正在对爱沙尼亚共和国进行工作访问。</text:p>
      <text:p text:style-name="P4">
5月10日至12日，他访问了立陶宛。</text:p>
      <text:p text:style-name="P4">
News Source: <text:a xlink:type="simple" xlink:href="https://www.ukrinform.ua/rubric-polytics/3708743-kornienko-v-estonii-obgovoriv-neobhidnist-citkogo-algoritmu-ruhu-ukraini-v-nato.html" text:style-name="Internet_20_link" text:visited-style-name="Visited_20_Internet_20_Link">
https://www.ukrinform.ua/rubric-polytics/3708743-kornienko-v-estonii-obgovoriv-neobhidnist-citkogo-algoritmu-ruhu-ukraini-v-nato.html</text:a>
</text:p>
      <!--NEWS-->
      <text:h text:style-name="P10" text:outline-level="1">
<text:span text:style-name="T4">
两架直升机和两架飞机落在布莱恩斯克地区 - 媒体</text:span>
</text:h>
      <text:p text:style-name="P4">
作者: Ukrinform (Person)</text:p>
      <text:p text:style-name="P4">
出版商: Укринформ (Organization)</text:p>
      <text:p text:style-name="P4">
出版时间: 2023-05-13T15:52:00+03:00</text:p>
      <text:p text:style-name="P4">
修改时间: 2023-05-13T15:52:00+03:00</text:p>
      <text:p text:style-name="P4">
描述: 4月13日星期六，4月13日星期六有四架飞机。  - 乌克林。</text:p>
      <text:p text:style-name="P4">
图片: ["<text:a xlink:type="simple" xlink:href="https://static.ukrinform.com/photos/2023_05/thumb_files/630_360_1683979096-729.jpeg" text:style-name="Internet_20_link" text:visited-style-name="Visited_20_Internet_20_Link">
630_360_16839...</text:a>
", "<text:a xlink:type="simple" xlink:href="https://static.ukrinform.com/photos/2023_05/1683979182-338.jpeg" text:style-name="Internet_20_link" text:visited-style-name="Visited_20_Internet_20_Link">
1683979182-33...</text:a>
", "<text:a xlink:type="simple" xlink:href="https://static.ukrinform.com/photos/2023_05/1683979268-519.jpeg" text:style-name="Internet_20_link" text:visited-style-name="Visited_20_Internet_20_Link">
1683979268-51...</text:a>
"]</text:p>
      <text:p text:style-name="P4">
标签: ['Аварія', 'росія', 'Вертоліт']</text:p>
      <text:p text:style-name="P4">
类型: Article</text:p>
      <!--METADATA-->
      <text:p text:style-name="P4">
<draw:frame draw:style-name="fr1" draw:name="Image134" text:anchor-type="as-char" svg:width="6.9236in" svg:height="3.956343in" draw:z-index="0">
<draw:image xlink:href="../Images/yкринформ/2023-05-13T15-52-00-03-00/630_360_1683979096-729.jpeg" xlink:type="simple" xlink:show="embed" xlink:actuate="onLoad" draw:mime-type="image/jpeg"/>
</draw:frame>
4月13日(星期六)，4月13日(星期六)和四年的设备。</text:p>
      <text:p text:style-name="P4">
正如乌克林福姆报道的那样，它报告了<text:a xlink:type="simple" xlink:href="https://t.me/nexta_live/52417" text:style-name="Internet_20_link" text:visited-style-name="Visited_20_Internet_20_Link">
</text:a>
在布莱恩斯克地区，除两架直升机外，这两架飞机可能发生了撞车事故。 因此，5月13日，两架直升机-8，以及SU-34和SU-35飞机在该地区落下。 据媒体报道，两名挥舞着尸体的乘客被杀。</text:p>
      <text:p text:style-name="P4">
<draw:frame draw:style-name="fr1" draw:name="Image135" text:anchor-type="as-char" svg:width="6.9236in" svg:height="9.231467in" draw:z-index="0">
<draw:image xlink:href="../Images/yкринформ/2023-05-13T15-52-00-03-00/1683979182-338.jpeg" xlink:type="simple" xlink:show="embed" xlink:actuate="onLoad" draw:mime-type="image/jpeg"/>
</draw:frame>
<text:span text:style-name="T4">
另请阅读：</text:span>
 <text:a xlink:type="simple" xlink:href="https://www.ukrinform.ua/rubric-world/3707602-u-rosii-zaavili-pro-ataku-bezpilotnikom-vijskkomatu-u-branskij-oblasti.html" text:style-name="Internet_20_link" text:visited-style-name="Visited_20_Internet_20_Link">
<text:span text:style-name="T4">
 Bryansk </text:span>
</text:a>
</text:p>
      <text:p text:style-name="P4">
<draw:frame draw:style-name="fr1" draw:name="Image136" text:anchor-type="as-char" svg:width="6.9236in" svg:height="9.231467in" draw:z-index="0">
<draw:image xlink:href="../Images/yкринформ/2023-05-13T15-52-00-03-00/1683979268-519.jpeg" xlink:type="simple" xlink:show="embed" xlink:actuate="onLoad" draw:mime-type="image/jpeg"/>
</draw:frame>
根据消息来源，现在已确认<text:a xlink:type="simple" xlink:href="https://t.me/nexta_live/52400" text:style-name="Internet_20_link" text:visited-style-name="Visited_20_Internet_20_Link">
</text:a>
至少另一架俄罗斯Su-34飞机的消失。 值得注意的是，飞行员被杀。</text:p>
      <text:p text:style-name="P4">
同时，乌克兰军事通讯员安德里·萨普利恩科(Andriy Tsaplienko)指的是俄罗斯消息来源，也是<text:a xlink:type="simple" xlink:href="https://t.me/Tsaplienko/31704" text:style-name="Internet_20_link" text:visited-style-name="Visited_20_Internet_20_Link">
</text:a>
大约四架飞机，其中两架是Su-34和Su-35。  正如乌克林福姆报道的<text:a xlink:type="simple" xlink:href="https://www.ukrinform.ua/rubric-crimea/3708401-u-krimu-rozbivsa-rosijskij-vertolit-mi28-piloti-zaginuli.html" text:style-name="Internet_20_link" text:visited-style-name="Visited_20_Internet_20_Link">
</text:a>
，两名飞行员都被杀。</text:p>
      <text:p text:style-name="P4">
News Source: <text:a xlink:type="simple" xlink:href="https://www.ukrinform.ua/rubric-world/3708726-u-branskij-oblasti-vpali-dva-vertoloti-zmi.html" text:style-name="Internet_20_link" text:visited-style-name="Visited_20_Internet_20_Link">
https://www.ukrinform.ua/rubric-world/3708726-u-branskij-oblasti-vpali-dva-vertoloti-zmi.html</text:a>
</text:p>
      <!--NEWS-->
      <text:h text:style-name="P10" text:outline-level="1">
<text:span text:style-name="T4">
Dynamo在旧26轮UPL上失去了切尔诺曼</text:span>
</text:h>
      <text:p text:style-name="P4">
作者: Ukrinform (Person)</text:p>
      <text:p text:style-name="P4">
出版商: Укринформ (Organization)</text:p>
      <text:p text:style-name="P4">
出版时间: 2023-05-13T15:54:00+03:00</text:p>
      <text:p text:style-name="P4">
修改时间: 2023-05-13T15:54:00+03:00</text:p>
      <text:p text:style-name="P4">
描述: 周六，英超俱乐部中乌克兰足球锦标赛的第26轮开始。  - 乌克林。</text:p>
      <text:p text:style-name="P4">
图片: ["<text:a xlink:type="simple" xlink:href="https://static.ukrinform.com/photos/2023_05/thumb_files/630_360_1683979770-994.jpg" text:style-name="Internet_20_link" text:visited-style-name="Visited_20_Internet_20_Link">
630_360_16839...</text:a>
"]</text:p>
      <text:p text:style-name="P4">
标签: ['Динамо', 'Футбол', 'Україна', 'Чорноморець']</text:p>
      <text:p text:style-name="P4">
类型: Article</text:p>
      <!--METADATA-->
      <text:p text:style-name="P4">
<draw:frame draw:style-name="fr1" draw:name="Image137" text:anchor-type="as-char" svg:width="6.9236in" svg:height="3.956343in" draw:z-index="0">
<draw:image xlink:href="../Images/yкринформ/2023-05-13T15-54-00-03-00/630_360_1683979770-994.jpg" xlink:type="simple" xlink:show="embed" xlink:actuate="onLoad" draw:mime-type="image/jpeg"/>
</draw:frame>
英超俱乐部中乌克兰足球冠军的第26轮是星期六。</text:p>
      <text:p text:style-name="P4">
据报道，基辅迪纳摩在自己的体育场敖德萨·切尔诺诺特(Odessa Chernomorets)失去了2：3，据报道，乌克林福姆(Ukrinform)报道。</text:p>
      <text:p text:style-name="P4">
目标：弗拉迪斯拉夫·瓦纳特(53分钟)和Vitaliy Buyalsky(55) -  Vitaliyermakov(3)和亚历山大·德姆申科(Alexander Demchenko)(11，71).</text:p>
      <text:p text:style-name="P4">
«Динамо» залишилося на 4-у місці (50分)，敖德萨参加锦标赛(29).</text:p>
      <text:p text:style-name="P4">
Перший ігровий день продовжить поєдинок «Інгульця» з Петрового та донецького«Шахтаря» (从17.00开始).</text:p>
      <text:p text:style-name="P4">
У неділю, 14 травня, тур продовжиться матчами харківського «Металіста» ізлуганською «Зорею» (13.00)，与Poltava“ Vorskla”的“ Lviv”(13.00)，Rivne“ Heather”与Kharkiv“ Metalist 1925”(14.00)，Kryvyi rih“ Kryvbas”与LVIV“运动”(15.00).</text:p>
      <text:p text:style-name="P4">
У понеділок, 15 травня, зійдуться закарпатський «Минай» та «Дніпро-1» (13.00)，Kovalivsky“ Kolos”和“ Alexandria”(15.00).</text:p>
      <text:p text:style-name="P4">
<text:span text:style-name="T4">
Читайте також:</text:span>
 <text:a xlink:type="simple" xlink:href="https://www.ukrinform.ua/rubric-sports/3708588-sogodni-startue-6j-tur-drugogo-etapu-futbolnogo-cempionatu-persoi-ligi.html" text:style-name="Internet_20_link" text:visited-style-name="Visited_20_Internet_20_Link">
 <text:span text:style-name="T4">
футбол</text:span>
 </text:a>
球队在排行榜顶部的位置：Shakhtar -60分(25场比赛后)，dnipro -1-58(25)，Zorya -55(25)，«dynamo»-50(26)，亚历山大-39(25)，“ kolos” -33(25)，克里夫巴斯-32(25)，Vorskla -30(25).</text:p>
      <text:p text:style-name="P4">
Фото: fcdynamo.com.</text:p>
      <text:p text:style-name="P4">
News Source: <text:a xlink:type="simple" xlink:href="https://www.ukrinform.ua/rubric-sports/3708746-dinamo-progralo-cornomorcu-na-stari-26go-turu-upl.html" text:style-name="Internet_20_link" text:visited-style-name="Visited_20_Internet_20_Link">
https://www.ukrinform.ua/rubric-sports/3708746-dinamo-progralo-cornomorcu-na-stari-26go-turu-upl.html</text:a>
</text:p>
      <!--NEWS-->
      <text:h text:style-name="P10" text:outline-level="1">
<text:span text:style-name="T4">
在莫斯科的中心正在燃烧洲际酒店</text:span>
</text:h>
      <text:p text:style-name="P4">
作者: Ukrinform (Person)</text:p>
      <text:p text:style-name="P4">
出版商: Укринформ (Organization)</text:p>
      <text:p text:style-name="P4">
出版时间: 2023-05-13T16:05:01+03:00</text:p>
      <text:p text:style-name="P4">
修改时间: 2023-05-13T16:05:01+03:00</text:p>
      <text:p text:style-name="P4">
描述: 今天，在俄罗斯首都的中心发生了大火。 在莫斯科，洲际酒店正在燃烧。  - 乌克林。</text:p>
      <text:p text:style-name="P4">
图片: ["<text:a xlink:type="simple" xlink:href="https://static.ukrinform.com/photos/2023_05/thumb_files/630_360_1683983075-236.jpeg" text:style-name="Internet_20_link" text:visited-style-name="Visited_20_Internet_20_Link">
630_360_16839...</text:a>
"]</text:p>
      <text:p text:style-name="P4">
标签: ['Москва', 'Пожежа', 'росія']</text:p>
      <text:p text:style-name="P4">
类型: Article</text:p>
      <!--METADATA-->
      <text:p text:style-name="P4">
<draw:frame draw:style-name="fr1" draw:name="Image138" text:anchor-type="as-char" svg:width="6.9236in" svg:height="3.956343in" draw:z-index="0">
<draw:image xlink:href="../Images/yкринформ/2023-05-13T16-05-01-03-00/630_360_1683983075-236.jpeg" xlink:type="simple" xlink:show="embed" xlink:actuate="onLoad" draw:mime-type="image/jpeg"/>
</draw:frame>
今天，在俄罗斯首都的中心发生了大火。 在莫斯科，洲际酒店正在燃烧。</text:p>
      <text:p text:style-name="P4">
正如Ukrinform报道的那样，报道了电报频道<text:a xlink:type="simple" xlink:href="https://t.me/bazabazon/17627" text:style-name="Internet_20_link" text:visited-style-name="Visited_20_Internet_20_Link">
</text:a>
和 <text:a xlink:type="simple" xlink:href="https://t.me/ENews112/13845" text:style-name="Internet_20_link" text:visited-style-name="Visited_20_Internet_20_Link">
</text:a>
在社交网络上发布的视频表明，在俄罗斯道路上方可以看到一种浓的黑烟增长了几米。</text:p>
      <text:p text:style-name="P4">
“在中心 <text:a xlink:type="simple" xlink:href="https://www.ukrinform.ua/tag-moskva" text:style-name="Internet_20_link" text:visited-style-name="Visited_20_Internet_20_Link">
</text:a>
洲际酒店正在Tverskaya街燃烧。 目击者报告说，烟雾正在建立。</text:p>
      <text:p text:style-name="P4">
<text:span text:style-name="T4">
另请阅读：</text:span>
 <text:a xlink:type="simple" xlink:href="https://www.ukrinform.ua/rubric-world/3708726-u-branskij-oblasti-vpali-dva-vertoloti-zmi.html" text:style-name="Internet_20_link" text:visited-style-name="Visited_20_Internet_20_Link">
<text:span text:style-name="T4">
飞机</text:span>
</text:a>
目前尚未报告火灾原因。</text:p>
      <text:p text:style-name="P4">
正如乌克林福姆报道的，在5月12日的晚上<text:a xlink:type="simple" xlink:href="https://www.ukrinform.ua/rubric-world/3708130-u-moskvi-goriv-zavod-de-vigotovlaut-dviguni-dla-migiv.html" text:style-name="Internet_20_link" text:visited-style-name="Visited_20_Internet_20_Link">
</text:a>
可以制作军用飞机的发动机。</text:p>
      <text:p text:style-name="P4">
News Source: <text:a xlink:type="simple" xlink:href="https://www.ukrinform.ua/rubric-world/3708747-u-centri-moskvi-gorit-gotel-interkontinental.html" text:style-name="Internet_20_link" text:visited-style-name="Visited_20_Internet_20_Link">
https://www.ukrinform.ua/rubric-world/3708747-u-centri-moskvi-gorit-gotel-interkontinental.html</text:a>
</text:p>
      <!--NEWS-->
      <text:h text:style-name="P10" text:outline-level="1">
<text:span text:style-name="T4">
俄罗斯对Khmelnitsky的攻击：受损的基础设施对象的数量数百人</text:span>
</text:h>
      <text:p text:style-name="P4">
作者: Ukrinform (Person)</text:p>
      <text:p text:style-name="P4">
出版商: Укринформ (Organization)</text:p>
      <text:p text:style-name="P4">
出版时间: 2023-05-13T16:16:40+03:00</text:p>
      <text:p text:style-name="P4">
修改时间: 2023-05-13T16:16:40+03:00</text:p>
      <text:p text:style-name="P4">
描述: 自2014年以来，俄罗斯 - 乌克兰战争开始以来，俄罗斯对赫梅尔尼茨基和该地区造成的损害总数是最大的。  - 乌克林。</text:p>
      <text:p text:style-name="P4">
图片: ["<text:a xlink:type="simple" xlink:href="https://static.ukrinform.com/photos/2023_05/thumb_files/630_360_1683983670-767.jpg" text:style-name="Internet_20_link" text:visited-style-name="Visited_20_Internet_20_Link">
630_360_16839...</text:a>
", "<text:a xlink:type="simple" xlink:href="https://static.ukrinform.com/photos/2023_05/1683983671-569.jpg" text:style-name="Internet_20_link" text:visited-style-name="Visited_20_Internet_20_Link">
1683983671-56...</text:a>
", "<text:a xlink:type="simple" xlink:href="https://static.ukrinform.com/photos/2023_05/1683983671-676.jpg" text:style-name="Internet_20_link" text:visited-style-name="Visited_20_Internet_20_Link">
1683983671-67...</text:a>
"]</text:p>
      <text:p text:style-name="P4">
标签: ['Хмельницький', 'Війна з росією', 'Єдині новини']</text:p>
      <text:p text:style-name="P4">
类型: Article</text:p>
      <!--METADATA-->
      <text:p text:style-name="P4">
<draw:frame draw:style-name="fr1" draw:name="Image139" text:anchor-type="as-char" svg:width="6.9236in" svg:height="3.956343in" draw:z-index="0">
<draw:image xlink:href="../Images/yкринформ/2023-05-13T16-16-40-03-00/630_360_1683983670-767.jpg" xlink:type="simple" xlink:show="embed" xlink:actuate="onLoad" draw:mime-type="image/jpeg"/>
</draw:frame>
自2014年以来，俄罗斯 - 乌克兰战争开始以来，俄罗斯在赫梅尔尼茨基和该地区的袭击造成的总损害是最大的。</text:p>
      <text:p text:style-name="P4">
乌克林福姆(Ukrinform)的亚历山大·西奇(Alexander Simchyshyn)在唯一新闻上唯一的新闻广播报道了这一点。</text:p>
      <text:p text:style-name="P4">
“到达是在社区的一个区域中心之一 - 赫梅尔尼特斯基地区，但赫梅尔尼特斯基社区认真地感受到了其后果。在虐待损害的情况下，如果您遭受一般情况，它是从一开始就最大的伤害。自2014年以来的战争以及2022年2月24日。 Khmelnytsky市议会。</text:p>
      <text:p text:style-name="P4">
<text:span text:style-name="T4">
另请阅读：</text:span>
 <text:a xlink:type="simple" xlink:href="https://www.ukrinform.ua/rubric-regions/3708702-na-hmelniccini-kilkist-postrazdalih-vid-nicnoi-ataki-rf-zrosla-do-21.html" text:style-name="Internet_20_link" text:visited-style-name="Visited_20_Internet_20_Link">
</text:a>
他补充说，对基础设施对象受损的说法是数百个。只有教育机构 - 职业教育，幼儿园，学校 - 大约30个。也有许多受损的文化机构，行政，商业，商业，商业，商业建筑，数百个住所。</text:p>
      <text:p text:style-name="P4">
<draw:frame draw:style-name="fr1" draw:name="Image140" text:anchor-type="as-char" svg:width="6.9236in" svg:height="3.894525in" draw:z-index="0">
<draw:image xlink:href="../Images/yкринформ/2023-05-13T16-16-40-03-00/1683983671-569.jpg" xlink:type="simple" xlink:show="embed" xlink:actuate="onLoad" draw:mime-type="image/jpeg"/>
</draw:frame>
但是，在区域中心进行了敌对的炮击之后，所有关键的基础设施都可以进行供水，电力，运输。</text:p>
      <text:p text:style-name="P4">
正如乌克林福姆报道的<text:a xlink:type="simple" xlink:href="https://www.ukrinform.ua/rubric-ato/3708595-obstril-hmelniccini-unaslidok-vlucanna-u-promislovij-obekt-postrazdali-patero-ludej.html" text:style-name="Internet_20_link" text:visited-style-name="Visited_20_Internet_20_Link">
</text:a>
在Khmelnitsky区的一个社区之一。</text:p>
      <text:p text:style-name="P4">
<text:span text:style-name="T4">
另请阅读：</text:span>
 <text:a xlink:type="simple" xlink:href="https://www.ukrinform.ua/rubric-ato/3708657-po-teritorii-hmelniccini-vlucili-cotiri-vorozi-droni-ignat.html" text:style-name="Internet_20_link" text:visited-style-name="Visited_20_Internet_20_Link">
</text:a>
在撞击中心附近的定居点中，民用物体损坏了强大的爆炸浪：撞到窗户，门，屋顶受损。曾受伤了。</text:p>
      <text:p text:style-name="P4">
<draw:frame draw:style-name="fr1" draw:name="Image141" text:anchor-type="as-char" svg:width="6.9236in" svg:height="3.894525in" draw:z-index="0">
<draw:image xlink:href="../Images/yкринформ/2023-05-13T16-16-40-03-00/1683983671-676.jpg" xlink:type="simple" xlink:show="embed" xlink:actuate="onLoad" draw:mime-type="image/jpeg"/>
</draw:frame>
袭击现场的特殊服务工作，并对损坏财产的维修造成了损害。</text:p>
      <text:p text:style-name="P4">
Ukrzaliznytsia和Khmelnytsky地区军事管理部门在目的地发射了水龙头，火车在敌人的夜空中迟到。</text:p>
      <text:p text:style-name="P4">
News Source: <text:a xlink:type="simple" xlink:href="https://www.ukrinform.ua/rubric-regions/3708750-ataka-rf-na-hmelnickij-kilkist-poskodzenih-infrastrukturnih-obektiv-ide-na-sotni.html" text:style-name="Internet_20_link" text:visited-style-name="Visited_20_Internet_20_Link">
https://www.ukrinform.ua/rubric-regions/3708750-ataka-rf-na-hmelnickij-kilkist-poskodzenih-infrastrukturnih-obektiv-ide-na-sotni.html</text:a>
</text:p>
      <!--NEWS-->
      <text:h text:style-name="P10" text:outline-level="1">
<text:span text:style-name="T4">
在Zelensky基金会的协助下，今年计划为200名儿童康复</text:span>
</text:h>
      <text:p text:style-name="P4">
作者: Ukrinform (Person)</text:p>
      <text:p text:style-name="P4">
出版商: Укринформ (Organization)</text:p>
      <text:p text:style-name="P4">
出版时间: 2023-05-13T16:17:19+03:00</text:p>
      <text:p text:style-name="P4">
修改时间: 2023-05-13T16:17:19+03:00</text:p>
      <text:p text:style-name="P4">
描述: 在喀尔巴阡山脉中，以前在意大利举行的坎普营地的第三个变化开始了工作。  - 乌克林。</text:p>
      <text:p text:style-name="P4">
图片: ["<text:a xlink:type="simple" xlink:href="https://static.ukrinform.com/photos/2023_05/thumb_files/630_360_1683983724-682.jpg" text:style-name="Internet_20_link" text:visited-style-name="Visited_20_Internet_20_Link">
630_360_16839...</text:a>
"]</text:p>
      <text:p text:style-name="P4">
标签: ['Діти', 'Реабілітація', 'Олена Зеленська']</text:p>
      <text:p text:style-name="P4">
类型: Article</text:p>
      <!--METADATA-->
      <text:p text:style-name="P4">
<draw:frame draw:style-name="fr1" draw:name="Image142" text:anchor-type="as-char" svg:width="6.9236in" svg:height="3.956343in" draw:z-index="0">
<draw:image xlink:href="../Images/yкринформ/2023-05-13T16-17-19-03-00/630_360_1683983724-682.jpg" xlink:type="simple" xlink:show="embed" xlink:actuate="onLoad" draw:mime-type="image/jpeg"/>
</draw:frame>
在喀尔巴阡山脉中，以前在意大利进行的第三次变更。</text:p>
      <text:p text:style-name="P4">
总统的妻子奥琳娜·泽伦斯克(Olena Zelensk)报道了这一点<text:a xlink:type="simple" xlink:href="https://t.me/FirstLadyOfUkraine/3102" text:style-name="Internet_20_link" text:visited-style-name="Visited_20_Internet_20_Link">
</text:a>
，报道乌克林福姆。</text:p>
      <text:p text:style-name="P4">
“ Gen.Camp-倡议<text:a xlink:type="simple" xlink:href="https://genukrainian.com.ua" text:style-name="Internet_20_link" text:visited-style-name="Visited_20_Internet_20_Link">
</text:a>
，这是由我的基础分离所实现的。 她说：“该营地的第三个变化位于瓦加尔路径人，现在正在进行中，去年前两个在西班牙工作。”</text:p>
      <text:p text:style-name="P4">
第一夫人说，心理学家用独特的技术恢复了小乌克兰人的心理，这将成为对整个国家很重要的大规模发展的一部分。</text:p>
      <text:p text:style-name="P4">
Zelenska强调，只要战争正在进行，孩子们每天都会面对恐怖，而这根本就不存在于文明世界中。</text:p>
      <text:p text:style-name="P4">
“今年，对于200名儿童来说，定性康复将是促进信息的现实。 营地专家说，如果您有帮助，孩子的心理很灵活，并且能够恢复近100％。 因此，我们的任务是将马克西尔(Maximsil)附上一个新的现实 - 更轻，更快乐的事物，这应该适合世界上每个孩子。”总统的妻子获悉。</text:p>
      <text:p text:style-name="P4">
同时，她分享了喀尔巴阡山脉的一个Gen.Camp营地的历史，13岁的Ani与她的父母一起在2022年7月与父母一起在两堵墙之间的小镇上遭到抨击，女孩幸存下来。</text:p>
      <text:p text:style-name="P4">
<text:span text:style-name="T4">
另请阅读：</text:span>
 <text:a xlink:type="simple" xlink:href="https://www.ukrinform.ua/rubric-society/3707407-v-ohmatditi-vidkriut-sucasne-viddilenna-reabilitacii-dla-ditej-v-umovah-stacionaru.html" text:style-name="Internet_20_link" text:visited-style-name="Visited_20_Internet_20_Link">
<text:span text:style-name="T4">
康复</text:span>
</text:a>
Zelenskaya强调，由于精神恢复专家的专家，她想起了她如何热爱战争，现在经历了经历后的Anya“栩栩如生”。</text:p>
      <text:p text:style-name="P4">
据报道，在Elena Zelenskaya的第一夫人的赞助下，西班牙MP的健康和教育营的第一个21天开始于2022年8月25日开始工作。</text:p>
      <text:p text:style-name="P4">
News Source: <text:a xlink:type="simple" xlink:href="https://www.ukrinform.ua/rubric-society/3708751-za-sprianna-fundacii-zelenskoi-cogoric-planuut-provesti-reabilitaciu-dla-200-ditej.html" text:style-name="Internet_20_link" text:visited-style-name="Visited_20_Internet_20_Link">
https://www.ukrinform.ua/rubric-society/3708751-za-sprianna-fundacii-zelenskoi-cogoric-planuut-provesti-reabilitaciu-dla-200-ditej.html</text:a>
</text:p>
      <!--NEWS-->
      <text:h text:style-name="P10" text:outline-level="1">
<text:span text:style-name="T4">
防空在基辅地区活跃</text:span>
</text:h>
      <text:p text:style-name="P4">
作者: liveuamap (Language: en)</text:p>
      <text:p text:style-name="P4">
时间: 2023-05-13T16:21:04</text:p>
      <text:p text:style-name="P4">
地点: Kyiv (Latitude:50.61591 Longtitude:30.50496)</text:p>
      <text:p text:style-name="P4">
视频: []</text:p>
      <text:p text:style-name="P4">
图片: []</text:p>
      <text:p text:style-name="P4">
标签: ["Europe", "Central and Eastern Europe"]</text:p>
      <text:p text:style-name="P4">
Id: 22562646</text:p>
      <!--METADATA-->
      <text:p text:style-name="P4">
防空在基辅地区活跃</text:p>
      <text:p text:style-name="P4">
新闻集链接：<text:a xlink:type="simple" xlink:href="https://liveuamap.com/en/2023/13-may-air-defense-is-active-in-kyiv-region-6711" text:style-name="Internet_20_link" text:visited-style-name="Visited_20_Internet_20_Link">
https://liveuamap.com/en/2023/2023/13-may-air-defense-is-active-in-kyiv-gregion-6711</text:a>
</text:p>
      <text:p text:style-name="P4">
News Source: <text:a xlink:type="simple" xlink:href="https://t.me/Tsaplienko/31721" text:style-name="Internet_20_link" text:visited-style-name="Visited_20_Internet_20_Link">
https://t.me/Tsaplienko/31721</text:a>
</text:p>
      <!--NEWS-->
      <text:h text:style-name="P10" text:outline-level="1">
<text:span text:style-name="T4">
俄罗斯人从龙卷风向康斯坦丁诺夫卡开了枪，其中两人死了 - 其中一个孩子</text:span>
</text:h>
      <text:p text:style-name="P4">
作者: Ukrinform (Person)</text:p>
      <text:p text:style-name="P4">
出版商: Укринформ (Organization)</text:p>
      <text:p text:style-name="P4">
出版时间: 2023-05-13T16:30:00+03:00</text:p>
      <text:p text:style-name="P4">
修改时间: 2023-05-13T16:30:00+03:00</text:p>
      <text:p text:style-name="P4">
描述: 俄罗斯联邦的军队向顿涅茨克（Donetsk）地区的康斯坦蒂诺夫卡（Konstantinovka）开火，从转弯的喷气系统中，导致两个人被杀。  - 乌克林。</text:p>
      <text:p text:style-name="P4">
图片: ["<text:a xlink:type="simple" xlink:href="https://static.ukrinform.com/photos/2023_05/thumb_files/630_360_1683984572-594.jpg" text:style-name="Internet_20_link" text:visited-style-name="Visited_20_Internet_20_Link">
630_360_16839...</text:a>
"]</text:p>
      <text:p text:style-name="P4">
标签: ['Донеччина', 'Обстріл', 'Війна з росією']</text:p>
      <text:p text:style-name="P4">
类型: Article</text:p>
      <!--METADATA-->
      <text:p text:style-name="P4">
<draw:frame draw:style-name="fr1" draw:name="Image143" text:anchor-type="as-char" svg:width="6.9236in" svg:height="3.956343in" draw:z-index="0">
<draw:image xlink:href="../Images/yкринформ/2023-05-13T16-30-00-03-00/630_360_1683984572-594.jpg" xlink:type="simple" xlink:show="embed" xlink:actuate="onLoad" draw:mime-type="image/jpeg"/>
</draw:frame>
陆军联合会向龙卷风的反应性系统的顿涅茨克地区康斯坦蒂尼诺夫卡开火，这导致两个人被杀。</text:p>
      <text:p text:style-name="P4">
根据乌克林福姆的说法，检察长的办公室报告了<text:a xlink:type="simple" xlink:href="https://t.me/pgo_gov_ua/12125" text:style-name="Internet_20_link" text:visited-style-name="Visited_20_Internet_20_Link">
</text:a>
。</text:p>
      <text:p text:style-name="P4">
根据调查，5月13日，俄罗斯联邦的部队再次向康斯坦丁诺夫卡开火。</text:p>
      <text:p text:style-name="P4">
<text:span text:style-name="T4">
另请阅读：</text:span>
 <text:a xlink:type="simple" xlink:href="https://www.ukrinform.ua/rubric-ato/3708707-unaslidok-obstrilu-nikopola-vazko-poranenij-colovik-e-rujnuvanna.html" text:style-name="Internet_20_link" text:visited-style-name="Visited_20_Internet_20_Link">
<text:span text:style-name="T4">
射击</text:span>
</text:a>
“由于入侵者的袭击，两名居民在定居点上被杀，其中包括一名15岁的女孩。 十个人受伤的程度受伤 - 包括两名15岁和16岁的青少年。 他们被带到医院提供合格的医疗服务。”消息写道。</text:p>
      <text:p text:style-name="P4">
多层房屋和私人住宅，加油站，药房和商店已被损坏和销毁。</text:p>
      <text:p text:style-name="P4">
根据初步数据，入侵者从Jet System“ Smerch”向城市发射。</text:p>
      <text:p text:style-name="P4">
<text:span text:style-name="T4">
另请阅读：</text:span>
 <text:a xlink:type="simple" xlink:href="https://www.ukrinform.ua/rubric-ato/3708663-rosiani-zavdali-blizko-15-udariv-po-gulajpolu-postrazdav-civilnij.html" text:style-name="Internet_20_link" text:visited-style-name="Visited_20_Internet_20_Link">
</text:a>
在顿涅茨克地区检察官办公室的程序领导下，对违反战争法的刑事诉讼的刑事调查(艺术的第2部分。 乌克兰《刑法》的438).</text:p>
      <text:p text:style-name="P4">
Прокурори продовжують вживати всі можливі та належні заходи для документуваннявоєнних злочинів, вчинених представниками збройних сил рф.</text:p>
      <text:p text:style-name="P4">
Як повідомляв Укрінформ, армія російської федерації за минулу добу, 12 травня,завдала поранень чотирьом жителям Донецької області.</text:p>
      <text:p text:style-name="P4">
News Source: <text:a xlink:type="simple" xlink:href="https://www.ukrinform.ua/rubric-ato/3708755-rosiani-obstrilali-kostantinivku-zi-smerciv-dvoe-zagiblih-sered-nih-ditina.html" text:style-name="Internet_20_link" text:visited-style-name="Visited_20_Internet_20_Link">
https://www.ukrinform.ua/rubric-ato/3708755-rosiani-obstrilali-kostantinivku-zi-smerciv-dvoe-zagiblih-sered-nih-ditina.html</text:a>
</text:p>
      <!--NEWS-->
      <text:h text:style-name="P10" text:outline-level="1">
<text:span text:style-name="T4">
俄罗斯导弹袭击了特诺皮尔的工业区</text:span>
</text:h>
      <text:p text:style-name="P4">
作者: liveuamap (Language: en)</text:p>
      <text:p text:style-name="P4">
时间: 2023-05-13T16:34:46</text:p>
      <text:p text:style-name="P4">
地点: Ternopil (Latitude:49.57384 Longtitude:25.59382)</text:p>
      <text:p text:style-name="P4">
视频: []</text:p>
      <text:p text:style-name="P4">
图片: ["<text:a xlink:type="simple" xlink:href="https://liveuamap.com/pics/2023/05/13/22562648_0.jpg" text:style-name="Internet_20_link" text:visited-style-name="Visited_20_Internet_20_Link">
22562648_0.jpg</text:a>
"]</text:p>
      <text:p text:style-name="P4">
标签: ["Europe", "Central and Eastern Europe"]</text:p>
      <text:p text:style-name="P4">
Id: 22562648</text:p>
      <!--METADATA-->
      <text:p text:style-name="P4">
俄罗斯导弹袭击了特诺皮尔的工业区</text:p>
      <text:p text:style-name="P4">
<draw:frame draw:style-name="fr1" draw:name="Image144" text:anchor-type="as-char" svg:width="6.9236in" svg:height="3.011684in" draw:z-index="0">
<draw:image xlink:href="../Images/liveuamap/2023-05-13T16-34-46/22562648_0.jpg" xlink:type="simple" xlink:show="embed" xlink:actuate="onLoad" draw:mime-type="image/jpeg"/>
</draw:frame>
新闻集链接：<text:a xlink:type="simple" xlink:href="https://liveuamap.com/en/2023/13-may-russian-missiles-hit-ternopil-industrial-zone" text:style-name="Internet_20_link" text:visited-style-name="Visited_20_Internet_20_Link">
https://liveuamap.com/en/2023/13-may-russian-missiles-hit-ternopil-sentopil-industrial-zone</text:a>
</text:p>
      <text:p text:style-name="P4">
News Source: <text:a xlink:type="simple" xlink:href="https://t.me/Pravda_Gerashchenko/70995" text:style-name="Internet_20_link" text:visited-style-name="Visited_20_Internet_20_Link">
https://t.me/Pravda_Gerashchenko/70995</text:a>
</text:p>
      <!--NEWS-->
      <text:h text:style-name="P10" text:outline-level="1">
<text:span text:style-name="T4">
乌克兰将在欧洲理事会峰会-Kondratyuk颁发由俄罗斯联邦造成的损害赔偿登记册</text:span>
</text:h>
      <text:p text:style-name="P4">
作者: Ukrinform (Person)</text:p>
      <text:p text:style-name="P4">
出版商: Укринформ (Organization)</text:p>
      <text:p text:style-name="P4">
出版时间: 2023-05-13T16:36:00+03:00</text:p>
      <text:p text:style-name="P4">
修改时间: 2023-05-13T16:36:00+03:00</text:p>
      <text:p text:style-name="P4">
描述: Verkhovna Rada的副主席Olena Kondratyuk与冰岛司法部长Ion Gunnarson讨论了将俄罗斯联邦伸向司法和俄罗斯儿童驱逐出境问题的特定法律机制。  - 乌克林。</text:p>
      <text:p text:style-name="P4">
图片: ["<text:a xlink:type="simple" xlink:href="https://static.ukrinform.com/photos/2023_05/thumb_files/630_360_1683984928-800.jpg" text:style-name="Internet_20_link" text:visited-style-name="Visited_20_Internet_20_Link">
630_360_16839...</text:a>
"]</text:p>
      <text:p text:style-name="P4">
标签: ['Депортація', 'Діти', 'Ісландія', 'Україна', 'Рада Європи', 'Кондратюк', 'Війна з росією']</text:p>
      <text:p text:style-name="P4">
类型: Article</text:p>
      <!--METADATA-->
      <text:p text:style-name="P4">
<draw:frame draw:style-name="fr1" draw:name="Image145" text:anchor-type="as-char" svg:width="6.9236in" svg:height="3.956343in" draw:z-index="0">
<draw:image xlink:href="../Images/yкринформ/2023-05-13T16-36-00-03-00/630_360_1683984928-800.jpg" xlink:type="simple" xlink:show="embed" xlink:actuate="onLoad" draw:mime-type="image/jpeg"/>
</draw:frame>
Verkhovna Rada副主席Olena Kondratyuk与司法部长Hunnarson讨论了提出俄罗斯参考联合会的特定法律机制，以及乌克兰儿童的俄罗斯人驱逐出境问题。</text:p>
      <text:p text:style-name="P4">
Vichespicler在[]中报告说，官员的会议在雷克雅未克举行。(https://www.facebook.com/kondratiukolena/posts/pfbid0TWwNYppNGiEFKV2BX3YVzdkrMdveeUiqbhtapBNRTyovn9C15GcNadgfuwRSdoUTl)“这是关于建立国际特别法庭的必要性，并支持建立国际乌克兰在海牙RFPROT侵略犯罪的调查中心。 他们还讨论了一种机制，例如乌克兰俄罗斯造成的损害赔偿登记册，该机制将于5月16日至17日在雷克雅未克(Reykjavik)代表。”</text:p>
      <text:p text:style-name="P4">
在会议上，被俄罗斯俄罗斯绑架的乌克兰儿童之家的主题也引起了感动。</text:p>
      <text:p text:style-name="P4">
<text:span text:style-name="T4">
另请阅读：</text:span>
 <text:a xlink:type="simple" xlink:href="https://www.ukrinform.ua/rubric-polytics/3708452-vikradenna-ukrainskih-ditej-rosieu-kondratuk-zaklikala-parlament-islandii-rozglanuti-rezoluciu.html" text:style-name="Internet_20_link" text:visited-style-name="Visited_20_Internet_20_Link">
</text:a>
Verkhovna Rada的副主席强调，有必要在国际教育组织中建立北欧国家的共同立场，旨在保护儿童权利，特别是免于非法驱逐出境。</text:p>
      <text:p text:style-name="P4">
Kondratyuk强调，在红十字国际委员会和联合国结构委员会的活动中，这种变化长期以来已经成熟。</text:p>
      <text:p text:style-name="P4">
正如乌克林福姆报道的<text:a xlink:type="simple" xlink:href="https://www.ukrinform.ua/tag-islandia" text:style-name="Internet_20_link" text:visited-style-name="Visited_20_Internet_20_Link">
</text:a>
从第一次全面入侵俄罗斯联邦在乌克兰，谴责了俄罗斯对田中的援助的侵略，金额超过2500万美元。</text:p>
      <text:p text:style-name="P4">
<text:span text:style-name="T5">
foto：Elena Kondratyuk</text:span>
</text:p>
      <text:p text:style-name="P4">
News Source: <text:a xlink:type="simple" xlink:href="https://www.ukrinform.ua/rubric-polytics/3708759-ukraina-predstavit-reestr-vidskoduvanna-zbitkiv-zavdanih-rf-na-samiti-radi-evropi-kondratuk.html" text:style-name="Internet_20_link" text:visited-style-name="Visited_20_Internet_20_Link">
https://www.ukrinform.ua/rubric-polytics/3708759-ukraina-predstavit-reestr-vidskoduvanna-zbitkiv-zavdanih-rf-na-samiti-radi-evropi-kondratuk.html</text:a>
</text:p>
      <!--NEWS-->
      <text:h text:style-name="P10" text:outline-level="1">
<text:span text:style-name="T4">
敌人用两个托管手机袭击了Berislav，这是一个无电的城市</text:span>
</text:h>
      <text:p text:style-name="P4">
作者: Ukrinform (Person)</text:p>
      <text:p text:style-name="P4">
出版商: Укринформ (Organization)</text:p>
      <text:p text:style-name="P4">
出版时间: 2023-05-13T16:49:00+03:00</text:p>
      <text:p text:style-name="P4">
修改时间: 2023-05-13T16:49:00+03:00</text:p>
      <text:p text:style-name="P4">
描述: 由于俄罗斯航空的早晨袭击，赫尔森地区的贝利斯拉夫没有电。  - 乌克林。</text:p>
      <text:p text:style-name="P4">
图片: ["<text:a xlink:type="simple" xlink:href="https://static.ukrinform.com/photos/2023_05/thumb_files/630_360_1683985924-545.jpg" text:style-name="Internet_20_link" text:visited-style-name="Visited_20_Internet_20_Link">
630_360_16839...</text:a>
"]</text:p>
      <text:p text:style-name="P4">
标签: ['Херсонщина', 'Обстріл', 'Електропостачання']</text:p>
      <text:p text:style-name="P4">
类型: Article</text:p>
      <!--METADATA-->
      <text:p text:style-name="P4">
<draw:frame draw:style-name="fr1" draw:name="Image146" text:anchor-type="as-char" svg:width="6.9236in" svg:height="3.956343in" draw:z-index="0">
<draw:image xlink:href="../Images/yкринформ/2023-05-13T16-49-00-03-00/630_360_1683985924-545.jpg" xlink:type="simple" xlink:show="embed" xlink:actuate="onLoad" draw:mime-type="image/jpeg"/>
</draw:frame>
由于俄罗斯航空袭击，赫森地区的Berislav仍然是非电信。</text:p>
      <text:p text:style-name="P4">
关于<text:a xlink:type="simple" xlink:href="https://t.me/olexandrprokudin/495" text:style-name="Internet_20_link" text:visited-style-name="Visited_20_Internet_20_Link">
</text:a>
据报道，亚历山大·普鲁丁(Alexander Proudin)向地区军事行政管理教会的负责人报告。</text:p>
      <text:p text:style-name="P4">
“早上四点，敌人用两架托管飞机袭击了这座城市。(https://www.ukrinform.ua/tag-elektropostacanna)。 如今，他们正在尽一切可能使Oselimiztyans的光线尽快转动。” OVA负责人写道。</text:p>
      <text:p text:style-name="P4">
他补充说，奇迹是没有和平人民的受害者。</text:p>
      <text:p text:style-name="P4">
<text:span text:style-name="T4">
另请阅读：</text:span>
 <text:a xlink:type="simple" xlink:href="https://www.ukrinform.ua/rubric-regions/3708630-rosijska-armia-za-dobu-atakuvala-11-regioniv-ukraini-zvedenna-ova.html" text:style-name="Internet_20_link" text:visited-style-name="Visited_20_Internet_20_Link">
</text:a>
据报道，在5月12日，[]的俄罗斯军队中，俄罗斯军队(https://www.ukrinform.ua/rubric-regions/3708587-vijska-rf-za-dobu-vipustili-po-hersonsini-445-snaradiv-dvoe-zagiblih.html)由于他们同意了两个人，还有四人受伤。</text:p>
      <text:p text:style-name="P4">
News Source: <text:a xlink:type="simple" xlink:href="https://www.ukrinform.ua/rubric-ato/3708763-vorog-atakuvav-berislav-dvoma-kerovanimi-aviabombami-misto-bez-elektropostacanna.html" text:style-name="Internet_20_link" text:visited-style-name="Visited_20_Internet_20_Link">
https://www.ukrinform.ua/rubric-ato/3708763-vorog-atakuvav-berislav-dvoma-kerovanimi-aviabombami-misto-bez-elektropostacanna.html</text:a>
</text:p>
      <!--NEWS-->
      <text:h text:style-name="P10" text:outline-level="1">
<text:span text:style-name="T4">
Kharkiv，Kharkivska Oblast（23:01）。 红色警报：空中威胁。 警笛声。 立即掩盖！</text:span>
</text:h>
      <text:p text:style-name="P4">
作者: liveuamap (Language: en)</text:p>
      <text:p text:style-name="P4">
时间: 2023-05-13T17:02:00</text:p>
      <text:p text:style-name="P4">
地点: Kharkiv (Latitude:49.98053 Longtitude:36.25333)</text:p>
      <text:p text:style-name="P4">
视频: []</text:p>
      <text:p text:style-name="P4">
图片: []</text:p>
      <text:p text:style-name="P4">
标签: ["Europe", "Central and Eastern Europe"]</text:p>
      <text:p text:style-name="P4">
Id: 22562653</text:p>
      <!--METADATA-->
      <text:p text:style-name="P4">
哈尔基夫(Kharkiv)，哈尔基夫地区(23:01). Red Alert: aerial threat. Sirens sounding.Take cover now!</text:p>
      <text:p text:style-name="P4">
News Collection Link: <text:a xlink:type="simple" xlink:href="https://liveuamap.com/en/2023/13-may-kharkiv-kharkivska-oblast2301-red-alerg" text:style-name="Internet_20_link" text:visited-style-name="Visited_20_Internet_20_Link">
https://liveuamap.com/en/2023/13-may-kharkiv-kharkivska-oblast2301-red-alerg</text:a>
</text:p>
      <text:p text:style-name="P4">
News Source: <text:a xlink:type="simple" xlink:href="https://t.me/air_alert_ua/45233" text:style-name="Internet_20_link" text:visited-style-name="Visited_20_Internet_20_Link">
https://t.me/air_alert_ua/45233</text:a>
</text:p>
      <!--NEWS-->
      <text:h text:style-name="P10" text:outline-level="1">
<text:span text:style-name="T4">
La Liga：“ Girona”感谢Tsigankov的协助与Real Sossiedad一起参加比赛</text:span>
</text:h>
      <text:p text:style-name="P4">
作者: Ukrinform (Person)</text:p>
      <text:p text:style-name="P4">
出版商: Укринформ (Organization)</text:p>
      <text:p text:style-name="P4">
出版时间: 2023-05-13T17:02:12+03:00</text:p>
      <text:p text:style-name="P4">
修改时间: 2023-05-13T17:02:12+03:00</text:p>
      <text:p text:style-name="P4">
描述: 乌克兰边锋“加泰罗尼亚人”进行了完整的比赛，并以生产性表带为特色。  - 乌克林。</text:p>
      <text:p text:style-name="P4">
图片: ["<text:a xlink:type="simple" xlink:href="https://static.ukrinform.com/photos/2023_05/thumb_files/630_360_1683986476-109.jpg" text:style-name="Internet_20_link" text:visited-style-name="Visited_20_Internet_20_Link">
630_360_16839...</text:a>
"]</text:p>
      <text:p text:style-name="P4">
标签: ['Футбол', 'Циганков']</text:p>
      <text:p text:style-name="P4">
类型: Article</text:p>
      <!--METADATA-->
      <text:p text:style-name="P4">
<draw:frame draw:style-name="fr1" draw:name="Image147" text:anchor-type="as-char" svg:width="6.9236in" svg:height="3.956343in" draw:z-index="0">
<draw:image xlink:href="../Images/yкринформ/2023-05-13T17-02-12-03-00/630_360_1683986476-109.jpg" xlink:type="simple" xlink:show="embed" xlink:actuate="onLoad" draw:mime-type="image/jpeg"/>
</draw:frame>
乌克兰边锋“加泰罗尼亚人”进行了完整的比赛，并以结果为特色。</text:p>
      <text:p text:style-name="P4">
乌克利福姆报道，吉罗纳在外国领域与皇家索西达德(Real Sossiedad)2：2在第34托里斯(Turisan Primera)的比赛中进行了平局。</text:p>
      <text:p text:style-name="P4">
Oharsabal和Silva被区分为巴斯克的一部分。 Tsigankov和Stuana之后由Kuotoe扮演的加泰罗尼亚人。</text:p>
      <text:p text:style-name="P4">
加泰罗尼亚人在莱加(Laiga)排名第7位，34个垫子后获得48分。 “ Real Sociedad”  - 在前四名。</text:p>
      <text:p text:style-name="P4">
<text:span text:style-name="T4">
另请阅读：</text:span>
 <text:a xlink:type="simple" xlink:href="https://www.ukrinform.ua/rubric-sports/3708746-dinamo-progralo-cornomorcu-na-stari-26go-turu-upl.html" text:style-name="Internet_20_link" text:visited-style-name="Visited_20_Internet_20_Link">
</text:a>
据报道，巴塞罗那的负责人拉加(La Liga)在33场资产中得到82分。</text:p>
      <text:p text:style-name="P4">
照片：Twitter.com/gironafc</text:p>
      <text:p text:style-name="P4">
News Source: <text:a xlink:type="simple" xlink:href="https://www.ukrinform.ua/rubric-sports/3708767-la-liga-zirona-zavdaki-asistu-cigankova-vidigralasa-u-matci-z-real-sosedadom.html" text:style-name="Internet_20_link" text:visited-style-name="Visited_20_Internet_20_Link">
https://www.ukrinform.ua/rubric-sports/3708767-la-liga-zirona-zavdaki-asistu-cigankova-vidigralasa-u-matci-z-real-sosedadom.html</text:a>
</text:p>
      <!--NEWS-->
      <text:h text:style-name="P10" text:outline-level="1">
<text:span text:style-name="T4">
哈尔基夫报道的爆炸</text:span>
</text:h>
      <text:p text:style-name="P4">
作者: liveuamap (Language: en)</text:p>
      <text:p text:style-name="P4">
时间: 2023-05-13T17:03:26</text:p>
      <text:p text:style-name="P4">
地点: Kharkiv (Latitude:49.98434 Longtitude:36.1294)</text:p>
      <text:p text:style-name="P4">
视频: []</text:p>
      <text:p text:style-name="P4">
图片: []</text:p>
      <text:p text:style-name="P4">
标签: ["Europe", "Central and Eastern Europe"]</text:p>
      <text:p text:style-name="P4">
Id: 22562654</text:p>
      <!--METADATA-->
      <text:p text:style-name="P4">
哈尔基夫报道的爆炸</text:p>
      <text:p text:style-name="P4">
新闻集链接：<text:a xlink:type="simple" xlink:href="https://liveuamap.com/en/2023/13-may-explosions-reported-in-kharkiv-" text:style-name="Internet_20_link" text:visited-style-name="Visited_20_Internet_20_Link">
https://liveuamap.com/en/2023/13-may-explosions-reported-in-in-kharkiv-</text:a>
</text:p>
      <text:p text:style-name="P4">
News Source: <text:a xlink:type="simple" xlink:href="https://t.me/suspilnekharkiv/24798" text:style-name="Internet_20_link" text:visited-style-name="Visited_20_Internet_20_Link">
https://t.me/suspilnekharkiv/24798</text:a>
</text:p>
      <!--NEWS-->
      <text:h text:style-name="P10" text:outline-level="1">
<text:span text:style-name="T4">
Irpen开设了一个新的模块化小镇“燕子”</text:span>
</text:h>
      <text:p text:style-name="P4">
作者: Ukrinform (Person)</text:p>
      <text:p text:style-name="P4">
出版商: Укринформ (Organization)</text:p>
      <text:p text:style-name="P4">
出版时间: 2023-05-13T17:07:00+03:00</text:p>
      <text:p text:style-name="P4">
修改时间: 2023-05-13T17:07:00+03:00</text:p>
      <text:p text:style-name="P4">
描述: 在欧文（Irpen），一个模块化的小镇“燕子”（Swallow）为因敌对行动而失去住房的人开放。  - 乌克林。</text:p>
      <text:p text:style-name="P4">
图片: ["<text:a xlink:type="simple" xlink:href="https://static.ukrinform.com/photos/2023_05/thumb_files/630_360_1683987035-3196.jpeg" text:style-name="Internet_20_link" text:visited-style-name="Visited_20_Internet_20_Link">
630_360_16839...</text:a>
", "<text:a xlink:type="simple" xlink:href="https://static.ukrinform.com/photos/2023_05/thumb_files/630_360_1683987032-4897.jpeg" text:style-name="Internet_20_link" text:visited-style-name="Visited_20_Internet_20_Link">
630_360_16839...</text:a>
", "<text:a xlink:type="simple" xlink:href="https://static.ukrinform.com/photos/2023_05/thumb_files/630_360_1683987032-4023.jpeg" text:style-name="Internet_20_link" text:visited-style-name="Visited_20_Internet_20_Link">
630_360_16839...</text:a>
", "<text:a xlink:type="simple" xlink:href="https://static.ukrinform.com/photos/2023_05/thumb_files/630_360_1683987032-8220.jpeg" text:style-name="Internet_20_link" text:visited-style-name="Visited_20_Internet_20_Link">
630_360_16839...</text:a>
", "<text:a xlink:type="simple" xlink:href="https://static.ukrinform.com/photos/2023_05/thumb_files/630_360_1683987032-1951.jpeg" text:style-name="Internet_20_link" text:visited-style-name="Visited_20_Internet_20_Link">
630_360_16839...</text:a>
", "<text:a xlink:type="simple" xlink:href="https://static.ukrinform.com/photos/2023_05/thumb_files/630_360_1683987032-3332.jpeg" text:style-name="Internet_20_link" text:visited-style-name="Visited_20_Internet_20_Link">
630_360_16839...</text:a>
", "<text:a xlink:type="simple" xlink:href="https://static.ukrinform.com/photos/2023_05/thumb_files/630_360_1683987032-2654.jpeg" text:style-name="Internet_20_link" text:visited-style-name="Visited_20_Internet_20_Link">
630_360_16839...</text:a>
", "<text:a xlink:type="simple" xlink:href="https://static.ukrinform.com/photos/2023_05/thumb_files/630_360_1683987033-6870.jpeg" text:style-name="Internet_20_link" text:visited-style-name="Visited_20_Internet_20_Link">
630_360_16839...</text:a>
", "<text:a xlink:type="simple" xlink:href="https://static.ukrinform.com/photos/2023_05/thumb_files/630_360_1683987033-4916.jpeg" text:style-name="Internet_20_link" text:visited-style-name="Visited_20_Internet_20_Link">
630_360_16839...</text:a>
", "<text:a xlink:type="simple" xlink:href="https://static.ukrinform.com/photos/2023_05/thumb_files/630_360_1683987033-2029.jpeg" text:style-name="Internet_20_link" text:visited-style-name="Visited_20_Internet_20_Link">
630_360_16839...</text:a>
", "<text:a xlink:type="simple" xlink:href="https://static.ukrinform.com/photos/2023_05/thumb_files/630_360_1683987033-1698.jpeg" text:style-name="Internet_20_link" text:visited-style-name="Visited_20_Internet_20_Link">
630_360_16839...</text:a>
", "<text:a xlink:type="simple" xlink:href="https://static.ukrinform.com/photos/2023_05/thumb_files/630_360_1683987034-5073.jpeg" text:style-name="Internet_20_link" text:visited-style-name="Visited_20_Internet_20_Link">
630_360_16839...</text:a>
", "<text:a xlink:type="simple" xlink:href="https://static.ukrinform.com/photos/2023_05/thumb_files/630_360_1683987034-4169.jpeg" text:style-name="Internet_20_link" text:visited-style-name="Visited_20_Internet_20_Link">
630_360_16839...</text:a>
", "<text:a xlink:type="simple" xlink:href="https://static.ukrinform.com/photos/2023_05/thumb_files/630_360_1683987034-9008.jpeg" text:style-name="Internet_20_link" text:visited-style-name="Visited_20_Internet_20_Link">
630_360_16839...</text:a>
", "<text:a xlink:type="simple" xlink:href="https://static.ukrinform.com/photos/2023_05/thumb_files/630_360_1683987035-7035.jpeg" text:style-name="Internet_20_link" text:visited-style-name="Visited_20_Internet_20_Link">
630_360_16839...</text:a>
", "<text:a xlink:type="simple" xlink:href="https://static.ukrinform.com/photos/2023_05/thumb_files/630_360_1683987035-5442.jpeg" text:style-name="Internet_20_link" text:visited-style-name="Visited_20_Internet_20_Link">
630_360_16839...</text:a>
", "<text:a xlink:type="simple" xlink:href="https://static.ukrinform.com/photos/2023_05/thumb_files/630_360_1683987035-4834.jpeg" text:style-name="Internet_20_link" text:visited-style-name="Visited_20_Internet_20_Link">
630_360_16839...</text:a>
", "<text:a xlink:type="simple" xlink:href="https://static.ukrinform.com/photos/2023_05/thumb_files/630_360_1683987035-7743.jpeg" text:style-name="Internet_20_link" text:visited-style-name="Visited_20_Internet_20_Link">
630_360_16839...</text:a>
", "<text:a xlink:type="simple" xlink:href="https://static.ukrinform.com/photos/2023_05/thumb_files/630_360_1683987035-8310.jpeg" text:style-name="Internet_20_link" text:visited-style-name="Visited_20_Internet_20_Link">
630_360_16839...</text:a>
"]</text:p>
      <text:p text:style-name="P4">
标签: ['Фінляндія', 'Ірпінь', 'Київщина', 'Відбудова', 'Модульні будинки']</text:p>
      <text:p text:style-name="P4">
类型: Article</text:p>
      <!--METADATA-->
      <text:p text:style-name="P4">
<draw:frame draw:style-name="fr1" draw:name="Image148" text:anchor-type="as-char" svg:width="6.9236in" svg:height="3.956343in" draw:z-index="0">
<draw:image xlink:href="../Images/yкринформ/2023-05-13T17-07-00-03-00/630_360_1683987035-3196.jpeg" xlink:type="simple" xlink:show="embed" xlink:actuate="onLoad" draw:mime-type="image/jpeg"/>
</draw:frame>
对于因敌对行动而失去生命的人的模块化小镇“吞咽”的开放是在Irpeniviviva开放的。</text:p>
      <text:p text:style-name="P4">
这是乌克利福通讯员的报道。</text:p>
      <text:p text:style-name="P4">
多亏了欧pin市议会，芬兰大使馆的合作，乌克兰的基辅地区军事管理局，乌克兰社区发展，领土，领土和基础设施以及国家乌克兰基础设施的国家欧洲英雄基础设施的国家机构城市，一个时尚的小镇在前疗养院的领土开业。</text:p>
      <text:p text:style-name="P4">
该镇的开放是由芬兰Jaakko Lehkht的一位非凡和全体统计的大使参加的，基础设施部副部长Natalia Kozlovskaya，Kyiv Russimal Indial Actrical Administration Ruslan Kravchenko，Irpinsky Mosor Mosor Mosor Markushin，Irpinsies，Irpinsies，Kyiv地区军事行政管理部门负责人。</text:p>
      <text:p text:style-name="P4">
一般来说 <text:a xlink:type="simple" xlink:href="https://www.ukrinform.ua/tag-irpin" text:style-name="Internet_20_link" text:visited-style-name="Visited_20_Internet_20_Link">
</text:a>
他在三间公寓中收到了12个芬兰目标 -  36个完整的公寓，配备了舒适生活所必需的。</text:p>
      <text:p text:style-name="P4">
人们将生活在优先类别的房屋中：许多儿童，可怜的英雄家庭，军人，养老金领取者。“该镇专为144人设计。 目前，有141人将搬到那里，其中42人是孩子。 特别是，大型家庭，受害者家庭，残疾人，社会工作者和军人家庭。 他们都是Irpen的居民，由于对俄罗斯的全面入侵而失去了家园。”</text:p>
      <text:p text:style-name="P4">
房屋是用木头制成的。 他们都配备了淋浴和厨房。 有热和加热。 住房配备了必要的设备，家具，器皿，空调和必不可少的物品。 每个公寓的面积为27-28kV。 m。</text:p>
      <text:p text:style-name="P4">
如果关闭电力，该镇有其他强大的来源 - 每个100千瓦的发电机。</text:p>
      <text:p text:style-name="P4">
<text:span text:style-name="T4">
另请阅读：</text:span>
 <text:a xlink:type="simple" xlink:href="https://www.ukrinform.ua/rubric-regions/3704325-modulne-mistecko-u-gostomeli-zapovnene-majze-na-85-blagodijnik.html" text:style-name="Internet_20_link" text:visited-style-name="Visited_20_Internet_20_Link">
<text:span text:style-name="T4">
模块化</text:span>
</text:a>
所有便利设施也都在可用的地方 - 基辅，学校，公园的小巴。</text:p>
      <text:p text:style-name="P4">
该领土的改善有助于为基辅地区军事管理装备。 分配了500万UAH，用于改进的作品。</text:p>
      <text:p text:style-name="P4">
战争结束后，模块化小镇将归社区所有。</text:p>
      <text:p text:style-name="P4">
“模块化城镇是一个临时解决方案。 我们目前正在开发一项有关城市国家政府的新计划，以修复和改善房屋。 它们将更加现代，以便人们从模块化地点转移到舒适的居住地。 但这不是终点。 主要联盟是为每个失去家园的人提供不断的位置。”</text:p>
      <text:p text:style-name="P4">
<text:span text:style-name="T4">
另请阅读：</text:span>
 <text:a xlink:type="simple" xlink:href="https://www.ukrinform.ua/rubric-regions/3702858-v-irpeni-vidkrili-mural-prisvacenij-bahmutu.html" text:style-name="Internet_20_link" text:visited-style-name="Visited_20_Internet_20_Link">
</text:a>
据报道，在基辅地区，俄罗斯入侵者摧毁了27,000多个物体。 大多数是民事基础设施。 目前，已经组装了近11.9万，其中有6.5万多个私人房屋的多层建筑，部分是提供近4000个住宅物体。</text:p>
      <text:p text:style-name="P4">
News Source: <text:a xlink:type="simple" xlink:href="https://www.ukrinform.ua/rubric-vidbudova/3708769-v-irpeni-vidkrili-nove-modulne-mistecko-lastivka.html" text:style-name="Internet_20_link" text:visited-style-name="Visited_20_Internet_20_Link">
https://www.ukrinform.ua/rubric-vidbudova/3708769-v-irpeni-vidkrili-nove-modulne-mistecko-lastivka.html</text:a>
</text:p>
      <!--NEWS-->
      <text:h text:style-name="P10" text:outline-level="1">
<text:span text:style-name="T4">
在巴基斯坦，由于反恐怖主义行动，有13人被杀</text:span>
</text:h>
      <text:p text:style-name="P4">
作者: Ukrinform (Person)</text:p>
      <text:p text:style-name="P4">
出版商: Укринформ (Organization)</text:p>
      <text:p text:style-name="P4">
出版时间: 2023-05-13T17:10:00+03:00</text:p>
      <text:p text:style-name="P4">
修改时间: 2023-05-13T17:10:00+03:00</text:p>
      <text:p text:style-name="P4">
描述: 13人，包括六名军人和一名平民，被杀，在巴基斯坦的Baludzhistan的一次反恐怖主义行动中，又有6人的人质受伤。  - 乌克林。</text:p>
      <text:p text:style-name="P4">
图片: ["<text:a xlink:type="simple" xlink:href="https://static.ukrinform.com/photos/2018_11/thumb_files/630_360_1542786421-850.jpg" text:style-name="Internet_20_link" text:visited-style-name="Visited_20_Internet_20_Link">
630_360_15427...</text:a>
"]</text:p>
      <text:p text:style-name="P4">
标签: ['АТО', 'Операція', 'Пакистан']</text:p>
      <text:p text:style-name="P4">
类型: Article</text:p>
      <!--METADATA-->
      <text:p text:style-name="P4">
<draw:frame draw:style-name="fr1" draw:name="Image149" text:anchor-type="as-char" svg:width="6.9236in" svg:height="3.956343in" draw:z-index="0">
<draw:image xlink:href="../Images/yкринформ/2023-05-13T17-10-00-03-00/630_360_1542786421-850.jpg" xlink:type="simple" xlink:show="embed" xlink:actuate="onLoad" draw:mime-type="image/jpeg"/>
</draw:frame>
13人，包括六名军人和一名平民，被杀，在巴基斯坦在巴基斯坦的反恐怖主义行动中进行反恐怖主义行动中有6人受伤。</text:p>
      <text:p text:style-name="P4">
根据乌克林福姆的报道，该机构报告了<text:a xlink:type="simple" xlink:href="https://www.shine.cn/news/world/2305137706/" text:style-name="Internet_20_link" text:visited-style-name="Visited_20_Internet_20_Link">
</text:a>
。</text:p>
      <text:p text:style-name="P4">
该行动于周五早上之后的周六上午完成，恐怖分子袭击了北赤雪郡边境部队的军事仓库。</text:p>
      <text:p text:style-name="P4">
<text:span text:style-name="T4">
另请阅读：</text:span>
 <text:a xlink:type="simple" xlink:href="https://www.ukrinform.ua/rubric-world/3707981-verhovnij-sud-pakistanu-viznav-arest-ekspremera-nezakonnim-i-postanoviv-jogo-zvilniti.html" text:style-name="Internet_20_link" text:visited-style-name="Visited_20_Internet_20_Link">
<text:span text:style-name="T4">
巴基斯坦</text:span>
</text:a>
复杂的反恐行动还包括救援手术。</text:p>
      <text:p text:style-name="P4">
消息写道：“参与袭击的所有六个良好工作的恐怖分子都被欺负了。”</text:p>
      <text:p text:style-name="P4">
<text:span text:style-name="T4">
另请阅读：</text:span>
 <text:a xlink:type="simple" xlink:href="https://www.ukrinform.ua/rubric-world/3707706-u-pakistani-kilkist-zagiblih-pid-cas-suticok-cerez-zatrimanna-ekspremera-zrosla-do-10.html" text:style-name="Internet_20_link" text:visited-style-name="Visited_20_Internet_20_Link">
<text:span text:style-name="T4">
巴基斯坦</text:span>
</text:a>
在抗议者伊姆兰·汗(Imran Khan)被捕后，至少有10人被告知，在抗议者和警察之间发生冲突期间，有1750多人受伤。</text:p>
      <text:p text:style-name="P4">
News Source: <text:a xlink:type="simple" xlink:href="https://www.ukrinform.ua/rubric-world/3708765-u-pakistani-vnaslidok-antiteroristicnoi-operacii-zaginuli-13-osib.html" text:style-name="Internet_20_link" text:visited-style-name="Visited_20_Internet_20_Link">
https://www.ukrinform.ua/rubric-world/3708765-u-pakistani-vnaslidok-antiteroristicnoi-operacii-zaginuli-13-osib.html</text:a>
</text:p>
      <!--NEWS-->
      <text:h text:style-name="P10" text:outline-level="1">
<text:span text:style-name="T4">
意大利的Zelensky：保护我们的天空有非常重要的决定</text:span>
</text:h>
      <text:p text:style-name="P4">
作者: Ukrinform (Person)</text:p>
      <text:p text:style-name="P4">
出版商: Укринформ (Organization)</text:p>
      <text:p text:style-name="P4">
出版时间: 2023-05-13T17:22:00+03:00</text:p>
      <text:p text:style-name="P4">
修改时间: 2023-05-13T17:22:00+03:00</text:p>
      <text:p text:style-name="P4">
描述: 沃迪米尔总统Zelenskyy宣布了与意大利合作伙伴的决定的成就，以保护乌克兰的天空。  - 乌克林。</text:p>
      <text:p text:style-name="P4">
图片: ["<text:a xlink:type="simple" xlink:href="https://static.ukrinform.com/photos/2023_05/thumb_files/630_360_1683981945-391.jpg" text:style-name="Internet_20_link" text:visited-style-name="Visited_20_Internet_20_Link">
630_360_16839...</text:a>
"]</text:p>
      <text:p text:style-name="P4">
标签: ['Італія', 'Зеленський', 'Війна з росією']</text:p>
      <text:p text:style-name="P4">
类型: Article</text:p>
      <!--METADATA-->
      <text:p text:style-name="P4">
<draw:frame draw:style-name="fr1" draw:name="Image150" text:anchor-type="as-char" svg:width="6.9236in" svg:height="3.956343in" draw:z-index="0">
<draw:image xlink:href="../Images/yкринформ/2023-05-13T17-22-00-03-00/630_360_1683981945-391.jpg" xlink:type="simple" xlink:show="embed" xlink:actuate="onLoad" draw:mime-type="image/jpeg"/>
</draw:frame>
总统洛里尔·泽伦斯基(Lordir Zelensky)宣布与意大利合作伙伴在保护乌克兰天空方面做出决定。</text:p>
      <text:p text:style-name="P4">
他在与罗马新闻发布会的意大利共和国乔治·梅洛尼(George Meloni)的部长委员会主席中的联合主席中表示，这是他的意见。</text:p>
      <text:p text:style-name="P4">
“今天，我们讨论了我们的合作，包括安全，军事。 国家元首说：“有非常重要的决定来保护我们的天空。”</text:p>
      <text:p text:style-name="P4">
通常，与瓜的谈判<text:a xlink:type="simple" xlink:href="https://www.ukrinform.ua/tag-zelenskij" text:style-name="Internet_20_link" text:visited-style-name="Visited_20_Internet_20_Link">
</text:a>
他称之为“相当富有成果的对话”。</text:p>
      <text:p text:style-name="P4">
同时，Zelensky告诉意大利人，昨晚仅七个小时，乌克兰国防军击倒了17个打击乐器的无人机-Iranian Shahd，据他说，伊朗Shahd用来摧毁儿童，学校，基础设施。</text:p>
      <text:p text:style-name="P4">
<text:span text:style-name="T4">
另请阅读：</text:span>
 <text:a xlink:type="simple" xlink:href="https://www.ukrinform.ua/rubric-polytics/3708740-zelenskij-obgovoriv-iz-prezidentom-italii-pidtrimku-ukraini-j-tisk-na-rosiu.html" text:style-name="Internet_20_link" text:visited-style-name="Visited_20_Internet_20_Link">
<text:span text:style-name="T4">
 Zelens </text:span>
</text:a>
但是，总统强调，由于死者的结果，也有德罗诺夫·卡米卡德兹(Dronov-Kamikadze)旅行。</text:p>
      <text:p text:style-name="P4">
据乌克林福姆报道，沃迪米尔总统Zelenskyy将于周六开始全面入侵俄罗斯进入乌克兰<text:a xlink:type="simple" xlink:href="https://www.ukrinform.ua/rubric-polytics/3708665-zelenskij-pribuv-iz-vizitom-do-italii.html" text:style-name="Internet_20_link" text:visited-style-name="Visited_20_Internet_20_Link">
</text:a>
</text:p>
      <text:p text:style-name="P4">
News Source: <text:a xlink:type="simple" xlink:href="https://www.ukrinform.ua/rubric-ato/3708771-zelenskij-v-italii-e-duze-vazlivi-risenna-sodo-zahistu-nasogo-neba.html" text:style-name="Internet_20_link" text:visited-style-name="Visited_20_Internet_20_Link">
https://www.ukrinform.ua/rubric-ato/3708771-zelenskij-v-italii-e-duze-vazlivi-risenna-sodo-zahistu-nasogo-neba.html</text:a>
</text:p>
      <!--NEWS-->
      <text:h text:style-name="P10" text:outline-level="1">
<text:span text:style-name="T4">
俄罗斯军队解雇了哈尔基夫地区 - 两名受伤</text:span>
</text:h>
      <text:p text:style-name="P4">
作者: Ukrinform (Person)</text:p>
      <text:p text:style-name="P4">
出版商: Укринформ (Organization)</text:p>
      <text:p text:style-name="P4">
出版时间: 2023-05-13T17:30:00+03:00</text:p>
      <text:p text:style-name="P4">
修改时间: 2023-05-13T17:30:00+03:00</text:p>
      <text:p text:style-name="P4">
描述: 今天的结果是，两人受到哈尔基夫地区的俄罗斯军队的伤害。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Обстріл', 'Поранені', 'Харківщина', 'Війна з росією']</text:p>
      <text:p text:style-name="P4">
类型: Article</text:p>
      <!--METADATA-->
      <text:p text:style-name="P4">
<draw:frame draw:style-name="fr1" draw:name="Image151" text:anchor-type="as-char" svg:width="6.9236in" svg:height="3.956343in" draw:z-index="0">
<draw:image xlink:href="../Images/yкринформ/2023-05-13T17-30-00-03-00/630_360_1654768443-794.jpg" xlink:type="simple" xlink:show="embed" xlink:actuate="onLoad" draw:mime-type="image/jpeg"/>
</draw:frame>
结果，哈尔基夫地区的俄罗斯军队受伤了。</text:p>
      <text:p text:style-name="P4">
这是在[]中报道的(https://t.me/synegubov/6190)据报道，乌克林福姆报道说，哈尔基夫地区军事行政管理部奥勒·辛格布夫的负责人。</text:p>
      <text:p text:style-name="P4">
“今天俄罗斯入侵者<text:a xlink:type="simple" xlink:href="https://www.ukrinform.ua/tag-obstril" text:style-name="Internet_20_link" text:visited-style-name="Visited_20_Internet_20_Link">
</text:a>
库皮斯基区的卡特村。 一个女人43岁。 此外，由于村庄的炮击。 Ogirtsevo Chuguev区在平民中受伤。 目前，医生正在协助受害者，” OVA作家写道。</text:p>
      <text:p text:style-name="P4">
<text:span text:style-name="T4">
另请阅读：</text:span>
 <text:a xlink:type="simple" xlink:href="https://www.ukrinform.ua/rubric-ato/3708707-unaslidok-obstrilu-nikopola-vazko-poranenij-colovik-e-rujnuvanna.html" text:style-name="Internet_20_link" text:visited-style-name="Visited_20_Internet_20_Link">
<text:span text:style-name="T4">
受伤</text:span>
</text:a>
如前所述，昨天，5月12日，俄罗斯军队在哈尔基夫地区的四个地区开火，<text:a xlink:type="simple" xlink:href="https://www.ukrinform.ua/rubric-ato/3708428-rosiani-obstrilali-z-artilerii-selo-na-harkivsini-e-zagiblij.html" text:style-name="Internet_20_link" text:visited-style-name="Visited_20_Internet_20_Link">
</text:a>
</text:p>
      <text:p text:style-name="P4">
News Source: <text:a xlink:type="simple" xlink:href="https://www.ukrinform.ua/rubric-ato/3708773-rosiani-obstrilali-harkivsinu-dvoe-poranenih.html" text:style-name="Internet_20_link" text:visited-style-name="Visited_20_Internet_20_Link">
https://www.ukrinform.ua/rubric-ato/3708773-rosiani-obstrilali-harkivsinu-dvoe-poranenih.html</text:a>
</text:p>
      <!--NEWS-->
      <text:h text:style-name="P10" text:outline-level="1">
<text:span text:style-name="T4">
意大利押注乌克兰的胜利-Meloni</text:span>
</text:h>
      <text:p text:style-name="P4">
作者: Ukrinform (Person)</text:p>
      <text:p text:style-name="P4">
出版商: Укринформ (Organization)</text:p>
      <text:p text:style-name="P4">
出版时间: 2023-05-13T17:33:00+03:00</text:p>
      <text:p text:style-name="P4">
修改时间: 2023-05-13T17:33:00+03:00</text:p>
      <text:p text:style-name="P4">
描述: 意大利共和国乔治·梅洛尼（George Meloni）理事会主席乔治·梅洛尼（George Meloni）说，意大利正在押注乌克兰的胜利，并将继续提供军事支持。  - 乌克林。</text:p>
      <text:p text:style-name="P4">
图片: ["<text:a xlink:type="simple" xlink:href="https://static.ukrinform.com/photos/2023_05/thumb_files/630_360_1683989126-356.jpeg" text:style-name="Internet_20_link" text:visited-style-name="Visited_20_Internet_20_Link">
630_360_16839...</text:a>
"]</text:p>
      <text:p text:style-name="P4">
标签: ['Італія', 'Зеленський', 'Джорджа Мелоні']</text:p>
      <text:p text:style-name="P4">
类型: Article</text:p>
      <!--METADATA-->
      <text:p text:style-name="P4">
<draw:frame draw:style-name="fr1" draw:name="Image152" text:anchor-type="as-char" svg:width="6.9236in" svg:height="3.956343in" draw:z-index="0">
<draw:image xlink:href="../Images/yкринформ/2023-05-13T17-33-00-03-00/630_360_1683989126-356.jpeg" xlink:type="simple" xlink:show="embed" xlink:actuate="onLoad" draw:mime-type="image/jpeg"/>
</draw:frame>
意大利共和国乔治·梅洛尼(George Meloni)的部长负责人说，意大利正在为乌克兰取得胜利，并将继续提供军事支持。</text:p>
      <text:p text:style-name="P4">
正如乌克林福姆报道的那样，它报告了<text:a xlink:type="simple" xlink:href="https://tg24.sky.it/mondo/2023/05/13/zelensky-ucraina-russia-guerra-diretta" text:style-name="Internet_20_link" text:visited-style-name="Visited_20_Internet_20_Link">
</text:a>
.</text:p>
      <text:p text:style-name="P4">
"Ми продовжуватимемо надавати підтримку, зокрема військову, щоб Україна моглавступити в переговори з твердою позицією. Це важливо, тому що миру неможливодосягти позицією капітуляції", - заявила прем'єр-міністр після зустрічі зукраїнським Президентом Володимиром Зеленським.</text:p>
      <text:p text:style-name="P4">
<text:span text:style-name="T4">
Читайте також:</text:span>
 <text:a xlink:type="simple" xlink:href="https://www.ukrinform.ua/rubric-ato/3708771-zelenskij-v-italii-e-duze-vazlivi-risenna-sodo-zahistu-nasogo-neba.html" text:style-name="Internet_20_link" text:visited-style-name="Visited_20_Internet_20_Link">
 <text:span text:style-name="T4">
Італ</text:span>
 </text:a>
“我们永远不会忘记乌克兰是残酷侵略的受害者，”  - 迪达梅隆。</text:p>
      <text:p text:style-name="P4">
总理说：“没有不公正的和平可以对乌克兰实现。”</text:p>
      <text:p text:style-name="P4">
此外，梅洛尼在与乌克兰总统泽伦斯基的会议结束时说，意大利正在支持乌克兰人民。</text:p>
      <text:p text:style-name="P4">
<text:span text:style-name="T4">
另请阅读：</text:span>
 <text:a xlink:type="simple" xlink:href="https://www.ukrinform.ua/rubric-polytics/3708740-zelenskij-obgovoriv-iz-prezidentom-italii-pidtrimku-ukraini-j-tisk-na-rosiu.html" text:style-name="Internet_20_link" text:visited-style-name="Visited_20_Internet_20_Link">
<text:span text:style-name="T4">
意大利</text:span>
</text:a>
梅尔尼说：“在意大利，对我们的盟友和乌克兰人民的支持以及我们在关系中给出的步伐非常明确的立场，证明了我们给予关系的人才的感情。”</text:p>
      <text:p text:style-name="P4">
正如乌克林福姆报道的，5月13日<text:a xlink:type="simple" xlink:href="https://www.ukrinform.ua/rubric-polytics/3708665-zelenskij-pribuv-iz-vizitom-do-italii.html" text:style-name="Internet_20_link" text:visited-style-name="Visited_20_Internet_20_Link">
</text:a>
为了遇到该国的国家，罗马·弗朗西斯(Roman Francis)总理乔治·梅洛尼·塔帕波(George Meloni Tapapo)塞戈·马塔雷拉(Sergo Mattarellla)。 Zelensky称这次访问对乌克兰的胜利很重要。</text:p>
      <text:p text:style-name="P4">
照片：作品</text:p>
      <text:p text:style-name="P4">
News Source: <text:a xlink:type="simple" xlink:href="https://www.ukrinform.ua/rubric-polytics/3708776-italia-robit-stavku-na-peremogu-ukraini-meloni.html" text:style-name="Internet_20_link" text:visited-style-name="Visited_20_Internet_20_Link">
https://www.ukrinform.ua/rubric-polytics/3708776-italia-robit-stavku-na-peremogu-ukraini-meloni.html</text:a>
</text:p>
      <!--NEWS-->
      <text:h text:style-name="P10" text:outline-level="1">
<text:span text:style-name="T4">
“用乌克兰制造”：耶尔马克与意大利经济合作发展部长进行了交谈</text:span>
</text:h>
      <text:p text:style-name="P4">
作者: Ukrinform (Person)</text:p>
      <text:p text:style-name="P4">
出版商: Укринформ (Organization)</text:p>
      <text:p text:style-name="P4">
出版时间: 2023-05-13T17:40:26+03:00</text:p>
      <text:p text:style-name="P4">
修改时间: 2023-05-13T17:40:26+03:00</text:p>
      <text:p text:style-name="P4">
描述: 总统办公室负责人安德里·耶尔马克（Andriy Yermak）与企业部长和意大利的生产Adolfo Urso的生产讨论了国家之间经济合作的发展。  - 乌克林。</text:p>
      <text:p text:style-name="P4">
图片: ["<text:a xlink:type="simple" xlink:href="https://static.ukrinform.com/photos/2023_03/thumb_files/630_360_1678262274-371.jpeg" text:style-name="Internet_20_link" text:visited-style-name="Visited_20_Internet_20_Link">
630_360_16782...</text:a>
"]</text:p>
      <text:p text:style-name="P4">
标签: ['Італія', 'Переговори', 'Єрмак']</text:p>
      <text:p text:style-name="P4">
类型: Article</text:p>
      <!--METADATA-->
      <text:p text:style-name="P4">
<draw:frame draw:style-name="fr1" draw:name="Image153" text:anchor-type="as-char" svg:width="6.9236in" svg:height="3.956343in" draw:z-index="0">
<draw:image xlink:href="../Images/yкринформ/2023-05-13T17-40-26-03-00/630_360_1678262274-371.jpeg" xlink:type="simple" xlink:show="embed" xlink:actuate="onLoad" draw:mime-type="image/jpeg"/>
</draw:frame>
总统主管安德里·耶尔马克(Andriy Yermak)与企业部长讨论了国家之间经济合作的发展。</text:p>
      <text:p text:style-name="P4">
根据乌克林福姆的说法，耶尔马克在[]中写道(https://t.me/ermaka2022/2649)“在访问罗马期间，他与现已在西西里岛的意大利阿道夫·乌尔索(Adolfo Urso)的改善大臣进行了电话交谈。 尽管他们个人被忽视，但他们讨论了监狱的经济合作发展和<text:a xlink:type="simple" xlink:href="https://www.ukrinform.ua/tag-italia" text:style-name="Internet_20_link" text:visited-style-name="Visited_20_Internet_20_Link">
</text:a>
Yermak说，以及促销品牌“乌克兰制造”。</text:p>
      <text:p text:style-name="P4">
美联社的负责人感谢意大利人民和意大利政府在这场可怕的战争中得到乌克兰的支持。</text:p>
      <text:p text:style-name="P4">
<text:span text:style-name="T4">
另请阅读：</text:span>
 <text:a xlink:type="simple" xlink:href="https://www.ukrinform.ua/rubric-ato/3708771-zelenskij-v-italii-e-duze-vazlivi-risenna-sodo-zahistu-nasogo-neba.html" text:style-name="Internet_20_link" text:visited-style-name="Visited_20_Internet_20_Link">
<text:span text:style-name="T4">
意大利</text:span>
</text:a>
正如乌克林福姆报道的那样，5月13日，乌克兰·弗拉基米尔·泽伦斯基(Ukraine Vladimir Zelensky)总裁，他与意大利与塞戈·马塔拉(Sergo Mattarllla)总统，总理乔治·梅洛尼(George Meloni)和教皇弗朗西斯(Pope Francis)进行了会面。 泽伦斯基(Zelensky)将这次访问命名为乌克兰的胜利很重要。</text:p>
      <text:p text:style-name="P4">
News Source: <text:a xlink:type="simple" xlink:href="https://www.ukrinform.ua/rubric-polytics/3708777-zrobleno-v-ukraini-ermak-pogovoriv-z-italijskim-ministrom-pro-rozvitok-ekonomicnoi-spivpraci.html" text:style-name="Internet_20_link" text:visited-style-name="Visited_20_Internet_20_Link">
https://www.ukrinform.ua/rubric-polytics/3708777-zrobleno-v-ukraini-ermak-pogovoriv-z-italijskim-ministrom-pro-rozvitok-ekonomicnoi-spivpraci.html</text:a>
</text:p>
      <!--NEWS-->
      <text:h text:style-name="P10" text:outline-level="1">
<text:span text:style-name="T4">
Zelensky邀请意大利政客和公众人物访问乌克兰</text:span>
</text:h>
      <text:p text:style-name="P4">
作者: Ukrinform (Person)</text:p>
      <text:p text:style-name="P4">
出版商: Укринформ (Organization)</text:p>
      <text:p text:style-name="P4">
出版时间: 2023-05-13T17:43:00+03:00</text:p>
      <text:p text:style-name="P4">
修改时间: 2023-05-13T17:43:00+03:00</text:p>
      <text:p text:style-name="P4">
描述: 沃迪米尔总统Zelenskyy邀请了意大利的政治领导人和公众人物参观乌克兰，并用自己的眼睛看到了俄罗斯侵略的后果。  - 乌克林。</text:p>
      <text:p text:style-name="P4">
图片: ["<text:a xlink:type="simple" xlink:href="https://static.ukrinform.com/photos/2023_05/thumb_files/630_360_1683989113-993.jpeg" text:style-name="Internet_20_link" text:visited-style-name="Visited_20_Internet_20_Link">
630_360_16839...</text:a>
"]</text:p>
      <text:p text:style-name="P4">
标签: ['Італія', 'Зеленський', 'Джорджа Мелоні']</text:p>
      <text:p text:style-name="P4">
类型: Article</text:p>
      <!--METADATA-->
      <text:p text:style-name="P4">
<draw:frame draw:style-name="fr1" draw:name="Image154" text:anchor-type="as-char" svg:width="6.9236in" svg:height="3.956343in" draw:z-index="0">
<draw:image xlink:href="../Images/yкринформ/2023-05-13T17-43-00-03-00/630_360_1683989113-993.jpeg" xlink:type="simple" xlink:show="embed" xlink:actuate="onLoad" draw:mime-type="image/jpeg"/>
</draw:frame>
总统洛尔迪尔·泽伦斯基(Lordir Zelensky)邀请了意大利的政治领导人和公众人物访问乌克兰，并用自己的眼睛看到俄罗斯侵略的后果。</text:p>
      <text:p text:style-name="P4">
他说，这是在罗马新闻发布会上与意大利共和国乔治·梅洛尼(George Meloni)的部长委员会主席共同的。</text:p>
      <text:p text:style-name="P4">
“我想现在邀请意大利的所有政治领导人访问我们的国家，与普通百姓交流。 在我看来，如果您用自己的眼睛看到正在发生的事情，并且一个人做了某件事 - 普京，每个人都会最终理解为什么我们如此视觉邪恶。 我们只是为生命而战，”泽伦斯基说。</text:p>
      <text:p text:style-name="P4">
<text:span text:style-name="T4">
另请阅读：</text:span>
 <text:a xlink:type="simple" xlink:href="https://www.ukrinform.ua/rubric-polytics/3708776-italia-robit-stavku-na-peremogu-ukraini-meloni.html" text:style-name="Internet_20_link" text:visited-style-name="Visited_20_Internet_20_Link">
</text:a>
他感谢梅洛尼(Meloni)最近对基辅(Kiev)的访问，强调这是一个“非常重要的信号”，并回忆说，意大利的表达少量马里奥·德拉格蒂塔(Mario Dragitita)在乌克兰，并看到了这场血腥战争的毁灭性影响。</text:p>
      <text:p text:style-name="P4">
总统代表乌克兰人在乌克兰的支持下对意大利人表示感谢，强调乌克兰寻求和平。</text:p>
      <text:p text:style-name="P4">
“也许没有看到俄罗斯的侵略性的人认为这可能是同一件事，它将赢得胜利。 但是这个问题是，俄罗斯炸弹将停止摧毁乌克兰村庄，每个乌克兰妇女都会确保她的房屋或公寓不会折断火箭，不会留下一支长期的炮兵。” Zelensky补充说。</text:p>
      <text:p text:style-name="P4">
<text:span text:style-name="T4">
另请阅读：</text:span>
 <text:a xlink:type="simple" xlink:href="https://www.ukrinform.ua/rubric-polytics/3708740-zelenskij-obgovoriv-iz-prezidentom-italii-pidtrimku-ukraini-j-tisk-na-rosiu.html" text:style-name="Internet_20_link" text:visited-style-name="Visited_20_Internet_20_Link">
<text:span text:style-name="T4">
 Zelensky </text:span>
</text:a>
根据乌克林福姆的说法，沃罗迪米尔·泽伦斯基(Volodymyr Zelenskyy)总统将于周六开始访问Vitaliy，全面入侵俄罗斯。</text:p>
      <text:p text:style-name="P4">
照片：作品</text:p>
      <text:p text:style-name="P4">
News Source: <text:a xlink:type="simple" xlink:href="https://www.ukrinform.ua/rubric-polytics/3708779-zelenskij-zaprosiv-italijskih-politikiv-i-gromadskih-diaciv-vidvidati-ukrainu.html" text:style-name="Internet_20_link" text:visited-style-name="Visited_20_Internet_20_Link">
https://www.ukrinform.ua/rubric-polytics/3708779-zelenskij-zaprosiv-italijskih-politikiv-i-gromadskih-diaciv-vidvidati-ukrainu.html</text:a>
</text:p>
      <!--NEWS-->
      <text:h text:style-name="P10" text:outline-level="1">
<text:span text:style-name="T4">
意大利将尽一切可能不施加不公正的和平 - 总理</text:span>
</text:h>
      <text:p text:style-name="P4">
作者: Ukrinform (Person)</text:p>
      <text:p text:style-name="P4">
出版商: Укринформ (Organization)</text:p>
      <text:p text:style-name="P4">
出版时间: 2023-05-13T17:48:00+03:00</text:p>
      <text:p text:style-name="P4">
修改时间: 2023-05-13T17:48:00+03:00</text:p>
      <text:p text:style-name="P4">
描述: 意大利不会称呼类似于侵略的和平，并尽一切可能阻止乌克兰被囚禁。  - 乌克林。</text:p>
      <text:p text:style-name="P4">
图片: ["<text:a xlink:type="simple" xlink:href="https://static.ukrinform.com/photos/2023_05/thumb_files/630_360_1683989112-199.jpeg" text:style-name="Internet_20_link" text:visited-style-name="Visited_20_Internet_20_Link">
630_360_16839...</text:a>
"]</text:p>
      <text:p text:style-name="P4">
标签: ['Італія', 'Україна', 'Війна з росією', 'Джорджа Мелоні']</text:p>
      <text:p text:style-name="P4">
类型: Article</text:p>
      <!--METADATA-->
      <text:p text:style-name="P4">
<draw:frame draw:style-name="fr1" draw:name="Image155" text:anchor-type="as-char" svg:width="6.9236in" svg:height="3.956343in" draw:z-index="0">
<draw:image xlink:href="../Images/yкринформ/2023-05-13T17-48-00-03-00/630_360_1683989112-199.jpeg" xlink:type="simple" xlink:show="embed" xlink:actuate="onLoad" draw:mime-type="image/jpeg"/>
</draw:frame>
意大利不会称呼类似于侵略的和平，并尽一切可能阻止乌克兰被囚禁。</text:p>
      <text:p text:style-name="P4">
乌克林福姆报道，这是由意大利乔治·梅洛尼(George Meloni)委员会主席在罗马举行的ZD居民弗拉基米尔·泽伦斯基(Vladimir Zelensky)新闻发布会上所说的。</text:p>
      <text:p text:style-name="P4">
“我们不会将和平称为任何会提醒我们侵略的事情。不能对国家强加不公正的和平，并且每个人民都支持和平协议。 意大利将以这种方式做一切，”她说。</text:p>
      <text:p text:style-name="P4">
<text:a xlink:type="simple" xlink:href="https://www.ukrinform.ua/tag-dzordza-meloni" text:style-name="Internet_20_link" text:visited-style-name="Visited_20_Internet_20_Link">
</text:a>
她强调，意大利将尝试与其主要盟友合作，为乌克兰提供军事支持。</text:p>
      <text:p text:style-name="P4">
“不可能随着乌克兰的投降而与失败和平。 对于欧洲的和平来说，这将是复杂的，对于世界上所有民族来说都是先例。 Domir我们只有在俄罗斯停止进行敌对行动，攻击国家目标时才会来。 我们将继续联系莫斯科，要求停止战斗并从乌克兰领土上撤出部队。”  - 意大利法律负责人说。</text:p>
      <text:p text:style-name="P4">
她补充说，意大利支持冲突的外交决定，并在基辅认为有必要进行谈判时准备了所有可能的帮助。</text:p>
      <text:p text:style-name="P4">
<text:span text:style-name="T4">
另请阅读：</text:span>
 <text:a xlink:type="simple" xlink:href="https://www.ukrinform.ua/rubric-ato/3708771-zelenskij-v-italii-e-duze-vazlivi-risenna-sodo-zahistu-nasogo-neba.html" text:style-name="Internet_20_link" text:visited-style-name="Visited_20_Internet_20_Link">
<text:span text:style-name="T4">
 Zelensky </text:span>
</text:a>
梅洛尼还证实，她的国家支持十任泽伦斯基总统和平和乌克兰进入欧盟和北约的愿望的和平的公式。</text:p>
      <text:p text:style-name="P4">
正如乌克林福姆(Ukrinform)报道的，乌克兰总统<text:a xlink:type="simple" xlink:href="https://www.ukrinform.ua/rubric-polytics/3708665-zelenskij-pribuv-iz-vizitom-do-italii.html" text:style-name="Internet_20_link" text:visited-style-name="Visited_20_Internet_20_Link">
</text:a>
与国家总统塞戈·马塔雷拉(Sergo Mattarella)，总理乔治·梅洛尼(George Meloni)和教皇弗朗西斯(Pope Francis)会面。 泽伦斯基(Zelensky)将这次访问命名为乌克兰的胜利很重要。</text:p>
      <text:p text:style-name="P4">
_foto：op _</text:p>
      <text:p text:style-name="P4">
News Source: <text:a xlink:type="simple" xlink:href="https://www.ukrinform.ua/rubric-polytics/3708780-italia-robitime-vse-mozlive-sob-ukraini-ne-buv-navazanij-nespravedlivij-mir-premerka.html" text:style-name="Internet_20_link" text:visited-style-name="Visited_20_Internet_20_Link">
https://www.ukrinform.ua/rubric-polytics/3708780-italia-robitime-vse-mozlive-sob-ukraini-ne-buv-navazanij-nespravedlivij-mir-premerka.html</text:a>
</text:p>
      <!--NEWS-->
      <text:h text:style-name="P10" text:outline-level="1">
<text:span text:style-name="T4">
乌克兰期望北约峰会确定加入和安全保证的算法-Zelensky</text:span>
</text:h>
      <text:p text:style-name="P4">
作者: Ukrinform (Person)</text:p>
      <text:p text:style-name="P4">
出版商: Укринформ (Organization)</text:p>
      <text:p text:style-name="P4">
出版时间: 2023-05-13T17:52:30+03:00</text:p>
      <text:p text:style-name="P4">
修改时间: 2023-05-13T17:52:30+03:00</text:p>
      <text:p text:style-name="P4">
描述: 沃迪米尔·泽伦斯基（Volodymyr Zelenskyy）总统希望在维尔纽斯（Vilnius）的北大西洋联盟（Vilnius）七月峰会上接受乌克兰加入北约算法的定义以及对会员资格的安全保证的理解。  - 乌克林。</text:p>
      <text:p text:style-name="P4">
图片: ["<text:a xlink:type="simple" xlink:href="https://static.ukrinform.com/photos/2023_05/thumb_files/630_360_1683989280-290.jpg" text:style-name="Internet_20_link" text:visited-style-name="Visited_20_Internet_20_Link">
630_360_16839...</text:a>
"]</text:p>
      <text:p text:style-name="P4">
标签: ['НАТО', 'Саміт', 'Зеленський']</text:p>
      <text:p text:style-name="P4">
类型: Article</text:p>
      <!--METADATA-->
      <text:p text:style-name="P4">
<draw:frame draw:style-name="fr1" draw:name="Image156" text:anchor-type="as-char" svg:width="6.9236in" svg:height="3.956343in" draw:z-index="0">
<draw:image xlink:href="../Images/yкринформ/2023-05-13T17-52-30-03-00/630_360_1683989280-290.jpg" xlink:type="simple" xlink:show="embed" xlink:actuate="onLoad" draw:mime-type="image/jpeg"/>
</draw:frame>
总统洛尔里尔·泽伦斯基(Lordir Zelensky)希望在7月在维尔纽斯举行的自我 - 大西洋联盟(Vilnius)的自我 - 乌克兰算法的定义，并在会员资格之前对安全保证的理解理解。</text:p>
      <text:p text:style-name="P4">
他在与意大利意大利乔治梅尔委员会委员会主席乔治·梅梅隆(Georgemmelon)委员会主席期间指出了这一点，乌克林福音通讯员报道。</text:p>
      <text:p text:style-name="P4">
“与乌克兰和北约存在的政治框架相比，我们在国防和合作方面已经更有意义。 乌克兰已经在说服联盟的任何成员都以其说服的方式保护共同的自由。 因此，如果政治决定得到现实之后，我们期望峰会<text:a xlink:type="simple" xlink:href="https://www.ukrinform.ua/tag-nato" text:style-name="Internet_20_link" text:visited-style-name="Visited_20_Internet_20_Link">
</text:a>
在维尔纽斯(Vilnius)，乌克兰对联盟的算法拘留的定义，在北约加入之前对我们州的安全保证有清晰的了解。”泽伦斯基强调。</text:p>
      <text:p text:style-name="P4">
<text:span text:style-name="T4">
另请阅读：</text:span>
 <text:a xlink:type="simple" xlink:href="https://www.ukrinform.ua/rubric-polytics/3708629-dla-zaversenna-vijni-potribna-citka-perspektiva-clenstva-ukraini-u-nato-ermak.html" text:style-name="Internet_20_link" text:visited-style-name="Visited_20_Internet_20_Link">
<text:span text:style-name="T4">
北约</text:span>
</text:a>
根据乌克林福姆的说法，沃罗迪米尔·泽伦斯基(Volodymyr Zelenskyy)总统将于周六开始访问Vitaliy，全面入侵俄罗斯。</text:p>
      <text:p text:style-name="P4">
News Source: <text:a xlink:type="simple" xlink:href="https://www.ukrinform.ua/rubric-polytics/3708782-ukraina-ocikue-na-samiti-nato-viznacenna-algoritmu-priednanna-ta-garantij-bezpeki-zelenskij.html" text:style-name="Internet_20_link" text:visited-style-name="Visited_20_Internet_20_Link">
https://www.ukrinform.ua/rubric-polytics/3708782-ukraina-ocikue-na-samiti-nato-viznacenna-algoritmu-priednanna-ta-garantij-bezpeki-zelenskij.html</text:a>
</text:p>
      <!--NEWS-->
      <text:h text:style-name="P10" text:outline-level="1">
<text:span text:style-name="T4">
成功的进攻不仅需要武器：卫生部呼吁乌克兰人捐献鲜血</text:span>
</text:h>
      <text:p text:style-name="P4">
作者: Ukrinform (Person)</text:p>
      <text:p text:style-name="P4">
出版商: Укринформ (Organization)</text:p>
      <text:p text:style-name="P4">
出版时间: 2023-05-13T18:01:00+03:00</text:p>
      <text:p text:style-name="P4">
修改时间: 2023-05-13T18:01:00+03:00</text:p>
      <text:p text:style-name="P4">
描述: 卫生部敦促乌克兰人献血，以帮助将参与进攻的军队。  - 乌克林。</text:p>
      <text:p text:style-name="P4">
图片: ["<text:a xlink:type="simple" xlink:href="https://static.ukrinform.com/photos/2020_03/thumb_files/630_360_1585683048-132.jpg" text:style-name="Internet_20_link" text:visited-style-name="Visited_20_Internet_20_Link">
630_360_15856...</text:a>
"]</text:p>
      <text:p text:style-name="P4">
标签: ['МОЗ', 'Кров', 'Донорська кров']</text:p>
      <text:p text:style-name="P4">
类型: Article</text:p>
      <!--METADATA-->
      <text:p text:style-name="P4">
<draw:frame draw:style-name="fr1" draw:name="Image157" text:anchor-type="as-char" svg:width="6.9236in" svg:height="3.956343in" draw:z-index="0">
<draw:image xlink:href="../Images/yкринформ/2023-05-13T18-01-00-03-00/630_360_1585683048-132.jpg" xlink:type="simple" xlink:show="embed" xlink:actuate="onLoad" draw:mime-type="image/jpeg"/>
</draw:frame>
卫生部敦促乌克兰人献血，以帮助将参与进攻的军队。</text:p>
      <text:p text:style-name="P4">
正如乌克林福姆报道的那样，卫生部报告了<text:a xlink:type="simple" xlink:href="https://www.facebook.com/moz.ukr/posts/pfbid02QG19PkazvKe9fr1vQnssH9obX261RkLCUpuZr7JajRcaDVEsNZGpNWmBEMFAZamUl" text:style-name="Internet_20_link" text:visited-style-name="Visited_20_Internet_20_Link">
</text:a>
.</text:p>
      <text:p text:style-name="P4">
“Твоя кров може воювати, наступати. Готуємося разом!Для успішного наступупотрібно не тільки озброєння. Потрібна кров, аби рятувати героїв. Потрібнінадійні і сталі запаси крові та її компонентів, аби кожен, хто потребуєвідповідної медичної допомоги, отримав її вчасно і достатньо”, - ідеться вповідомленні.</text:p>
      <text:p text:style-name="P4">
<text:span text:style-name="T4">
Читайте також:</text:span>
 <text:a xlink:type="simple" xlink:href="https://www.ukrinform.ua/rubric-society/3631016-moz-sprostovue-mifi-pro-donorstvo-ta-zaklikae-zdavati-krov.html" text:style-name="Internet_20_link" text:visited-style-name="Visited_20_Internet_20_Link">
 </text:a>
您可以通过选择最方便的选择来加入捐赠并捐赠血液。</text:p>
      <text:p text:style-name="P4">
因此，如果一个人住在一个​​大城市，他应该称呼流血城市的中心并进行时间和时间。 卫生部发表了血液中心的数量。</text:p>
      <text:p text:style-name="P4">
住在村庄或小镇和血液服务中心的人应被召唤到血液中心或最近的地区医院。 是的，该人会发现何时有鲜血的出发旅为Unigion工作。 Link发布了血液中心的电话。</text:p>
      <text:p text:style-name="P4">
<text:span text:style-name="T4">
另请阅读：</text:span>
 <text:a xlink:type="simple" xlink:href="https://www.ukrinform.ua/rubric-society/3708474-u-kievi-obgovorili-pitanna-vprovadzenna-kapelanstva-u-likarnah.html" text:style-name="Internet_20_link" text:visited-style-name="Visited_20_Internet_20_Link">
</text:a>
“如果您很难脱离工作，并且在您的同事中有很多包装，就像准备与受伤的英雄分享血液一样 - 您可以在办公室里组织捐助者日，“卫生部报告。</text:p>
      <text:p text:style-name="P4">
卫生部还发表了一项算法，内容涉及如何组织捐助者日并邀请即将离任的团队到办公室。</text:p>
      <text:p text:style-name="P4">
根据该报告，战斗机生命的严重伤口通常取决于现在和附近的血液，并有足够的数量。</text:p>
      <text:p text:style-name="P4">
<text:span text:style-name="T4">
另请阅读：</text:span>
 <text:a xlink:type="simple" xlink:href="https://www.ukrinform.ua/rubric-society/3708415-urad-zobovazav-pidvisiti-zarplatu-medikam-na-prifrontovih-teritoriah-ta-v-zoni-bojovih-dij.html" text:style-name="Internet_20_link" text:visited-style-name="Visited_20_Internet_20_Link">
</text:a>
“一个捐助者的鲜血可以节省三个人。 但是碰巧的是，一只链接的血液需要三个捐助者 - 挽救生命并带来操作部门的运营部门。”卫生部解释说。</text:p>
      <text:p text:style-name="P4">
有关负责任的捐赠的信息以及可能为血液捐赠准备的问题的答案，然后在链接中收集。</text:p>
      <text:p text:style-name="P4">
News Source: <text:a xlink:type="simple" xlink:href="https://www.ukrinform.ua/rubric-society/3708786-dla-uspisnogo-nastupu-potribne-ne-tilki-ozbroenna-moz-zaklikae-ukrainciv-zdavati-krov.html" text:style-name="Internet_20_link" text:visited-style-name="Visited_20_Internet_20_Link">
https://www.ukrinform.ua/rubric-society/3708786-dla-uspisnogo-nastupu-potribne-ne-tilki-ozbroenna-moz-zaklikae-ukrainciv-zdavati-krov.html</text:a>
</text:p>
      <!--NEWS-->
      <text:h text:style-name="P10" text:outline-level="1">
<text:span text:style-name="T4">
乌克兰总统抵达梵蒂冈与教皇方济各会面</text:span>
</text:h>
      <text:p text:style-name="P4">
作者: Ukrinform (Person)</text:p>
      <text:p text:style-name="P4">
出版商: Укринформ (Organization)</text:p>
      <text:p text:style-name="P4">
出版时间: 2023-05-13T18:05:00+03:00</text:p>
      <text:p text:style-name="P4">
修改时间: 2023-05-13T18:05:00+03:00</text:p>
      <text:p text:style-name="P4">
描述: 乌克兰沃迪米尔·泽伦斯基（Ukraine Volodymyr Zelensky）总统与教皇弗朗西斯（Francis）一起来到了梵蒂冈，供私人观众提供私人观众。  - 乌克林。</text:p>
      <text:p text:style-name="P4">
图片: ["<text:a xlink:type="simple" xlink:href="https://static.ukrinform.com/photos/2023_05/thumb_files/630_360_1683992011-425.jpg" text:style-name="Internet_20_link" text:visited-style-name="Visited_20_Internet_20_Link">
630_360_16839...</text:a>
"]</text:p>
      <text:p text:style-name="P4">
标签: ['Папа Франциск', 'Ватикан', 'Зеленський']</text:p>
      <text:p text:style-name="P4">
类型: Article</text:p>
      <!--METADATA-->
      <text:p text:style-name="P4">
<draw:frame draw:style-name="fr1" draw:name="Image158" text:anchor-type="as-char" svg:width="6.9236in" svg:height="3.956343in" draw:z-index="0">
<draw:image xlink:href="../Images/yкринформ/2023-05-13T18-05-00-03-00/630_360_1683992011-425.jpg" xlink:type="simple" xlink:show="embed" xlink:actuate="onLoad" draw:mime-type="image/jpeg"/>
</draw:frame>
Volodymyr Zelensky的总统乌克兰人与Popefrancis一起来到梵蒂冈，供私人观众带到私人观众。</text:p>
      <text:p text:style-name="P4">
正如乌克林福姆报道的那样，它报告了<text:a xlink:type="simple" xlink:href="https://www.france24.com/en/europe/20230513-%F0%9F%94%B4-live-zelensky-arrives-in-rome-as-germany-announces-new-%E2%82%AC2-7-billion-weapons-package-for-ukraine" text:style-name="Internet_20_link" text:visited-style-name="Visited_20_Internet_20_Link">
</text:a>
86岁(https://www.ukrinform.ua/tag-papa-francisk)在2022年2月俄罗斯入侵之后，他一再在乌克兰和平，尤其是他与莫斯科进行谈判的调解人，尽管尚未取得成果。</text:p>
      <text:p text:style-name="P4">
<text:span text:style-name="T4">
另请阅读：</text:span>
 <text:a xlink:type="simple" xlink:href="https://www.ukrinform.ua/rubric-polytics/3708779-zelenskij-zaprosiv-italijskih-politikiv-i-gromadskih-diaciv-vidvidati-ukrainu.html" text:style-name="Internet_20_link" text:visited-style-name="Visited_20_Internet_20_Link">
<text:span text:style-name="T4">
 Zelensky </text:span>
</text:a>
据乌克林福姆报道，沃迪米尔总统Zelenskyy将于周六开始全面入侵俄罗斯进入乌克兰<text:a xlink:type="simple" xlink:href="https://www.ukrinform.ua/rubric-polytics/3708665-zelenskij-pribuv-iz-vizitom-do-italii.html" text:style-name="Internet_20_link" text:visited-style-name="Visited_20_Internet_20_Link">
</text:a>
</text:p>
      <text:p text:style-name="P4">
News Source: <text:a xlink:type="simple" xlink:href="https://www.ukrinform.ua/rubric-polytics/3708787-zelenskij-pribuv-do-vatikanu-na-zustric-iz-papou-franciskom.html" text:style-name="Internet_20_link" text:visited-style-name="Visited_20_Internet_20_Link">
https://www.ukrinform.ua/rubric-polytics/3708787-zelenskij-pribuv-do-vatikanu-na-zustric-iz-papou-franciskom.html</text:a>
</text:p>
      <!--NEWS-->
      <text:h text:style-name="P10" text:outline-level="1">
<text:span text:style-name="T4">
Irpen被拆除并运送到Graffiti Banksy的新位置</text:span>
</text:h>
      <text:p text:style-name="P4">
作者: Ukrinform (Person)</text:p>
      <text:p text:style-name="P4">
出版商: Укринформ (Organization)</text:p>
      <text:p text:style-name="P4">
出版时间: 2023-05-13T18:10:00+03:00</text:p>
      <text:p text:style-name="P4">
修改时间: 2023-05-13T18:10:00+03:00</text:p>
      <text:p text:style-name="P4">
描述: 在欧文（Irpen），来自世界著名的英国街头艺术艺术家班克斯（Banksy）的涂鸦墙被运输。  - 乌克林。</text:p>
      <text:p text:style-name="P4">
图片: ["<text:a xlink:type="simple" xlink:href="https://static.ukrinform.com/photos/2023_05/thumb_files/630_360_1683990506-924.jpg" text:style-name="Internet_20_link" text:visited-style-name="Visited_20_Internet_20_Link">
630_360_16839...</text:a>
", "<text:a xlink:type="simple" xlink:href="https://static.ukrinform.com/photos/2023_05/thumb_files/630_360_1683991700-2075.jpeg" text:style-name="Internet_20_link" text:visited-style-name="Visited_20_Internet_20_Link">
630_360_16839...</text:a>
", "<text:a xlink:type="simple" xlink:href="https://static.ukrinform.com/photos/2023_05/thumb_files/630_360_1683991700-5867.jpeg" text:style-name="Internet_20_link" text:visited-style-name="Visited_20_Internet_20_Link">
630_360_16839...</text:a>
", "<text:a xlink:type="simple" xlink:href="https://static.ukrinform.com/photos/2023_05/thumb_files/630_360_1683991700-9745.jpeg" text:style-name="Internet_20_link" text:visited-style-name="Visited_20_Internet_20_Link">
630_360_16839...</text:a>
", "<text:a xlink:type="simple" xlink:href="https://static.ukrinform.com/photos/2023_05/thumb_files/630_360_1683991700-5392.jpeg" text:style-name="Internet_20_link" text:visited-style-name="Visited_20_Internet_20_Link">
630_360_16839...</text:a>
", "<text:a xlink:type="simple" xlink:href="https://static.ukrinform.com/photos/2023_05/thumb_files/630_360_1683991700-7290.jpeg" text:style-name="Internet_20_link" text:visited-style-name="Visited_20_Internet_20_Link">
630_360_16839...</text:a>
", "<text:a xlink:type="simple" xlink:href="https://static.ukrinform.com/photos/2023_05/thumb_files/630_360_1683991700-5261.jpeg" text:style-name="Internet_20_link" text:visited-style-name="Visited_20_Internet_20_Link">
630_360_16839...</text:a>
", "<text:a xlink:type="simple" xlink:href="https://static.ukrinform.com/photos/2023_05/thumb_files/630_360_1683991701-3251.jpeg" text:style-name="Internet_20_link" text:visited-style-name="Visited_20_Internet_20_Link">
630_360_16839...</text:a>
", "<text:a xlink:type="simple" xlink:href="https://static.ukrinform.com/photos/2023_05/thumb_files/630_360_1683991701-2943.jpeg" text:style-name="Internet_20_link" text:visited-style-name="Visited_20_Internet_20_Link">
630_360_16839...</text:a>
", "<text:a xlink:type="simple" xlink:href="https://static.ukrinform.com/photos/2023_05/thumb_files/630_360_1683991701-1457.jpeg" text:style-name="Internet_20_link" text:visited-style-name="Visited_20_Internet_20_Link">
630_360_16839...</text:a>
", "<text:a xlink:type="simple" xlink:href="https://static.ukrinform.com/photos/2023_05/thumb_files/630_360_1683991701-1813.jpeg" text:style-name="Internet_20_link" text:visited-style-name="Visited_20_Internet_20_Link">
630_360_16839...</text:a>
", "<text:a xlink:type="simple" xlink:href="https://static.ukrinform.com/photos/2023_05/thumb_files/630_360_1683991701-1056.jpeg" text:style-name="Internet_20_link" text:visited-style-name="Visited_20_Internet_20_Link">
630_360_16839...</text:a>
", "<text:a xlink:type="simple" xlink:href="https://static.ukrinform.com/photos/2023_05/thumb_files/630_360_1683991701-1036.jpeg" text:style-name="Internet_20_link" text:visited-style-name="Visited_20_Internet_20_Link">
630_360_16839...</text:a>
"]</text:p>
      <text:p text:style-name="P4">
标签: ['Ірпінь', 'Бенксі', 'Графіті']</text:p>
      <text:p text:style-name="P4">
类型: Article</text:p>
      <!--METADATA-->
      <text:p text:style-name="P4">
<draw:frame draw:style-name="fr1" draw:name="Image159" text:anchor-type="as-char" svg:width="6.9236in" svg:height="3.956343in" draw:z-index="0">
<draw:image xlink:href="../Images/yкринформ/2023-05-13T18-10-00-03-00/630_360_1683990506-924.jpg" xlink:type="simple" xlink:show="embed" xlink:actuate="onLoad" draw:mime-type="image/jpeg"/>
</draw:frame>
在欧文(Irpen)，一块由世界著名的英国街头艺术家班克斯(Banksy)涂鸦制成的墙。</text:p>
      <text:p text:style-name="P4">
这是乌克利福通讯员的报道。</text:p>
      <text:p text:style-name="P4">
在Severinovskaya街一座被摧毁的房屋的Irpen中，Schmatokstins被从英国街头艺术家Banksy的涂鸦中拆除，展览是由一个吸引的地点运输的。</text:p>
      <text:p text:style-name="P4">
<text:span text:style-name="T4">
另请阅读：</text:span>
 <text:a xlink:type="simple" xlink:href="https://www.ukrinform.ua/rubric-vidbudova/3686274-vidnovlenna-budinku-z-robotou-benksi-na-kiivsini-proekt-rozroblat-studenti.html" text:style-name="Internet_20_link" text:visited-style-name="Visited_20_Internet_20_Link">
<text:span text:style-name="T4">
 banksy </text:span>
</text:a>
该活动由市长亚历山大·马库欣(Alexander Markushin)参加，他是公众的代表和代表。</text:p>
      <text:p text:style-name="P4">
“我们将班克斯从一座被摧毁的九座建筑物中拆除。它将被完全拆除，取而代之的是，我们将投射更多的东西，”  - 知情的Markushin。拆卸工作持续了大约两个星期。 弹丸弹丸安装的孔。 根据该计划，在它上是像Nakuli这样的体操运动员。 展览围绕着金属框架以保存图像。 7.5吨设计。</text:p>
      <text:p text:style-name="P4">
<text:span text:style-name="T4">
另请阅读：</text:span>
 <text:a xlink:type="simple" xlink:href="https://www.ukrinform.ua/rubric-regions/3672636-na-kiivsini-suditimut-colovika-akij-namagavsa-vkrasti-grafiti-benksi.html" text:style-name="Internet_20_link" text:visited-style-name="Visited_20_Internet_20_Link">
<text:span text:style-name="T4">
 banksy </text:span>
</text:a>
“对于我们来说，要保留最大的装置片段，为了展示子孙后代，这一点很重要，而不是作为一项艰苦的工作，而是一项载有许多社会状态和政治口音的工作。</text:p>
      <text:p text:style-name="P4">
此外，Irpen市长说，在展览的地点上，他们计划在乌克兰创建第一个当代艺术领域。</text:p>
      <text:p text:style-name="P4">
“我们想创建一个当代艺术广场，在这里，这张图是班克斯(Banksy)将是中央副本。 沿着周长，我们计划制作一个三米 - 连接围栏。 我们将吸引来自欧洲的艺术家，这些艺术家正在以班克斯(Banksy)等风格吸引。”</text:p>
      <text:p text:style-name="P4">
<text:span text:style-name="T4">
另请阅读：</text:span>
 <text:a xlink:type="simple" xlink:href="https://www.ukrinform.ua/rubric-regions/3707968-evrokomisar-z-pitan-vnutrisnih-sprav-vidvidala-irpin.html" text:style-name="Internet_20_link" text:visited-style-name="Visited_20_Internet_20_Link">
<text:span text:style-name="T4">
 irpin </text:span>
</text:a>
据他说，在不久的将来，居民将介绍该地区的可视化。 此外，展览的运输位置将是24小时的闭路电视。</text:p>
      <text:p text:style-name="P4">
根据乌克林福姆的说法，英国艺术家班克斯(Banksy)在乌克兰(Kiev)绘制了七个涂鸦，以及欧文卡(Irpen)和鲍迪蓬卡(Borodyanka)，他们是俄罗斯轰炸中受到调查最多的人。</text:p>
      <text:p text:style-name="P4">
News Source: <text:a xlink:type="simple" xlink:href="https://www.ukrinform.ua/rubric-regions/3708790-v-irpeni-demontuvali-ta-perevezli-na-novu-lokaciu-grafiti-benksi.html" text:style-name="Internet_20_link" text:visited-style-name="Visited_20_Internet_20_Link">
https://www.ukrinform.ua/rubric-regions/3708790-v-irpeni-demontuvali-ta-perevezli-na-novu-lokaciu-grafiti-benksi.html</text:a>
</text:p>
      <!--NEWS-->
      <text:h text:style-name="P10" text:outline-level="1">
<text:span text:style-name="T4">
Zelensky：俄罗斯不想要和平，每个人都必须意识到这一点</text:span>
</text:h>
      <text:p text:style-name="P4">
作者: Ukrinform (Person)</text:p>
      <text:p text:style-name="P4">
出版商: Укринформ (Organization)</text:p>
      <text:p text:style-name="P4">
出版时间: 2023-05-13T18:19:00+03:00</text:p>
      <text:p text:style-name="P4">
修改时间: 2023-05-13T18:19:00+03:00</text:p>
      <text:p text:style-name="P4">
描述: 俄罗斯联邦不想建立和平，并以常规的火箭和火炮袭击对乌克兰和平公式做出回应。  - 乌克林。</text:p>
      <text:p text:style-name="P4">
图片: ["<text:a xlink:type="simple" xlink:href="https://static.ukrinform.com/photos/2023_05/thumb_files/630_360_1683981308-557.jpg" text:style-name="Internet_20_link" text:visited-style-name="Visited_20_Internet_20_Link">
630_360_16839...</text:a>
"]</text:p>
      <text:p text:style-name="P4">
标签: ['Італія', 'Зеленський', 'Війна з росією', 'Формула миру']</text:p>
      <text:p text:style-name="P4">
类型: Article</text:p>
      <!--METADATA-->
      <text:p text:style-name="P4">
<draw:frame draw:style-name="fr1" draw:name="Image160" text:anchor-type="as-char" svg:width="6.9236in" svg:height="3.956343in" draw:z-index="0">
<draw:image xlink:href="../Images/yкринформ/2023-05-13T18-19-00-03-00/630_360_1683981308-557.jpg" xlink:type="simple" xlink:show="embed" xlink:actuate="onLoad" draw:mime-type="image/jpeg"/>
</draw:frame>
俄罗斯联邦不想建立和平，并以和平的火箭和炮弹袭击对乌克兰公式做出回应。</text:p>
      <text:p text:style-name="P4">
乌克兰特许记者报道，沃罗迪米尔·泽伦斯基(Volodymyr Zelenskyy)总统在与意大利共和国共和国主席乔治·梅洛尼(George Meloni)的联合时说，这是罗马的新闻发布会。</text:p>
      <text:p text:style-name="P4">
“去年，乌克兰为世界提供了能够结束这一侵略的和平的公式，以防止在欧洲进行整体侵略。不幸的是，俄罗斯再次回应了我们的和平公式<text:a xlink:type="simple" xlink:href="https://www.ukrinform.ua/tag-raketa" text:style-name="Internet_20_link" text:visited-style-name="Visited_20_Internet_20_Link">
</text:a>
和炮兵。 他们的(俄罗斯人 -  ed。)它不会喜欢和平，我们都必须意识到 - 他们不想要和平!阿勒对我们，乌克兰人，我们的合作伙伴感兴趣。”泽伦斯基说。</text:p>
      <text:p text:style-name="P4">
他回忆说，乌克兰公式由10个特定要点组成，从而消除了和平的威胁。</text:p>
      <text:p text:style-name="P4">
<text:span text:style-name="T4">
另请阅读：</text:span>
 <text:a xlink:type="simple" xlink:href="https://www.ukrinform.ua/rubric-polytics/3708740-zelenskij-obgovoriv-iz-prezidentom-italii-pidtrimku-ukraini-j-tisk-na-rosiu.html" text:style-name="Internet_20_link" text:visited-style-name="Visited_20_Internet_20_Link">
</text:a>
根据乌克林福姆的说法，沃罗迪米尔·泽伦斯基(Volodymyr Zelenskyy)总统将于周六开始访问Vitaliy，全面入侵俄罗斯。</text:p>
      <text:p text:style-name="P4">
2022年11月，泽伦斯基介绍了乌克兰和平公式。 特别是，它是关于提供辐射，核，食品，能源安全，所有囚犯的解雇和被驱逐出境，执行乌克兰和世界秩序，世界秩序，撤离俄罗斯军队和敌对行动，正义，反对Ecocid ，预防。</text:p>
      <text:p text:style-name="P4">
News Source: <text:a xlink:type="simple" xlink:href="https://www.ukrinform.ua/rubric-ato/3708785-zelenskij-rosia-ne-hoce-miru-usi-maut-ce-usvidomiti.html" text:style-name="Internet_20_link" text:visited-style-name="Visited_20_Internet_20_Link">
https://www.ukrinform.ua/rubric-ato/3708785-zelenskij-rosia-ne-hoce-miru-usi-maut-ce-usvidomiti.html</text:a>
</text:p>
      <!--NEWS-->
      <text:h text:style-name="P10" text:outline-level="1">
<text:span text:style-name="T4">
在赫尔森防空，两架俄罗斯无人机被摧毁</text:span>
</text:h>
      <text:p text:style-name="P4">
作者: Ukrinform (Person)</text:p>
      <text:p text:style-name="P4">
出版商: Укринформ (Organization)</text:p>
      <text:p text:style-name="P4">
出版时间: 2023-05-13T18:27:18+03:00</text:p>
      <text:p text:style-name="P4">
修改时间: 2023-05-13T18:27:18+03:00</text:p>
      <text:p text:style-name="P4">
描述: 在赫尔森地区，空中国防军被两辆俄罗斯无人驾驶汽车摧毁。  - 乌克林。</text:p>
      <text:p text:style-name="P4">
图片: ["<text:a xlink:type="simple" xlink:href="https://static.ukrinform.com/photos/2023_03/thumb_files/630_360_1678784562-840.jpg" text:style-name="Internet_20_link" text:visited-style-name="Visited_20_Internet_20_Link">
630_360_16787...</text:a>
"]</text:p>
      <text:p text:style-name="P4">
标签: ['Безпілотник', 'Херсонщина', 'Дрон', 'ППО']</text:p>
      <text:p text:style-name="P4">
类型: Article</text:p>
      <!--METADATA-->
      <text:p text:style-name="P4">
<draw:frame draw:style-name="fr1" draw:name="Image161" text:anchor-type="as-char" svg:width="6.9236in" svg:height="3.948262in" draw:z-index="0">
<draw:image xlink:href="../Images/yкринформ/2023-05-13T18-27-18-03-00/630_360_1678784562-840.jpg" xlink:type="simple" xlink:show="embed" xlink:actuate="onLoad" draw:mime-type="image/jpeg"/>
</draw:frame>
空中国防军地区摧毁了两架俄罗斯非翼飞机。</text:p>
      <text:p text:style-name="P4">
根据乌克林福姆的说法，南空气司令部报告了<text:a xlink:type="simple" xlink:href="https://www.facebook.com/PvKPivden/posts/pfbid02WVVKupQ7fLpwRabFsSd9KJmaBkUdXyfvvGhfQA7sg9S8sDFQeRnmN4CsPYF9TgeZl" text:style-name="Internet_20_link" text:visited-style-name="Visited_20_Internet_20_Link">
</text:a>
“ 2023年5月13日，在赫尔森地区部队和防空司令部“南方”的手段摧毁了俄罗斯侦察<text:a xlink:type="simple" xlink:href="https://www.ukrinform.ua/tag-bezpilotnik" text:style-name="Internet_20_link" text:visited-style-name="Visited_20_Internet_20_Link">
</text:a>
“ Orlan -10”和柳叶刀类型无人机， - 消息读取。</text:p>
      <text:p text:style-name="P4">
<text:span text:style-name="T4">
另请阅读：</text:span>
 <text:a xlink:type="simple" xlink:href="https://www.ukrinform.ua/rubric-ato/3708657-po-teritorii-hmelniccini-vlucili-cotiri-vorozi-droni-ignat.html" text:style-name="Internet_20_link" text:visited-style-name="Visited_20_Internet_20_Link">
</text:a>
正如乌克林福姆报道的，从5月13日午夜开始，乌克兰国防部队<text:a xlink:type="simple" xlink:href="https://www.ukrinform.ua/rubric-ato/3708605-ppo-vnoci-znisila-17-droniv-tipu-shahed-povitrani-sili.html" text:style-name="Internet_20_link" text:visited-style-name="Visited_20_Internet_20_Link">
</text:a>
 <text:a xlink:type="simple" xlink:href="https://www.ukrinform.ua/rubric-ato/3708605-ppo-vnoci-znisila-17-droniv-tipu-shahed-povitrani-sili.html" text:style-name="Internet_20_link" text:visited-style-name="Visited_20_Internet_20_Link">
 </text:a>
 <text:a xlink:type="simple" xlink:href="https://www.ukrinform.ua/rubric-ato/3708605-ppo-vnoci-znisila-17-droniv-tipu-shahed-povitrani-sili.html" text:style-name="Internet_20_link" text:visited-style-name="Visited_20_Internet_20_Link">
</text:a>
伊朗生产SHAHD-136/131。  照片：盖蒂图像</text:p>
      <text:p text:style-name="P4">
News Source: <text:a xlink:type="simple" xlink:href="https://www.ukrinform.ua/rubric-ato/3708794-na-hersonsini-ppo-znisila-dva-rosijskih-bezpilotniki.html" text:style-name="Internet_20_link" text:visited-style-name="Visited_20_Internet_20_Link">
https://www.ukrinform.ua/rubric-ato/3708794-na-hersonsini-ppo-znisila-dva-rosijskih-bezpilotniki.html</text:a>
</text:p>
      <!--NEWS-->
      <text:h text:style-name="P10" text:outline-level="1">
<text:span text:style-name="T4">
俄罗斯不仅使儿童与亲戚离婚，而且还教会讨厌乌克兰-Zelensky</text:span>
</text:h>
      <text:p text:style-name="P4">
作者: Ukrinform (Person)</text:p>
      <text:p text:style-name="P4">
出版商: Укринформ (Organization)</text:p>
      <text:p text:style-name="P4">
出版时间: 2023-05-13T18:35:00+03:00</text:p>
      <text:p text:style-name="P4">
修改时间: 2023-05-13T18:35:00+03:00</text:p>
      <text:p text:style-name="P4">
描述: 沃迪米尔总统Zelenskyy敦促尽快采取行动，以使俄罗斯被俄罗斯驱逐的俄罗斯儿童返回。  - 乌克林。</text:p>
      <text:p text:style-name="P4">
图片: ["<text:a xlink:type="simple" xlink:href="https://static.ukrinform.com/photos/2023_05/thumb_files/630_360_1683989113-370.jpeg" text:style-name="Internet_20_link" text:visited-style-name="Visited_20_Internet_20_Link">
630_360_16839...</text:a>
"]</text:p>
      <text:p text:style-name="P4">
标签: None</text:p>
      <text:p text:style-name="P4">
类型: Article</text:p>
      <!--METADATA-->
      <text:p text:style-name="P4">
<draw:frame draw:style-name="fr1" draw:name="Image162" text:anchor-type="as-char" svg:width="6.9236in" svg:height="3.956343in" draw:z-index="0">
<draw:image xlink:href="../Images/yкринформ/2023-05-13T18-35-00-03-00/630_360_1683989113-370.jpeg" xlink:type="simple" xlink:show="embed" xlink:actuate="onLoad" draw:mime-type="image/jpeg"/>
</draw:frame>
总统洛里尔·泽伦斯基(Lordir Zelensky)敦促为俄罗斯儿童返回俄罗斯，尽快采取行动。</text:p>
      <text:p text:style-name="P4">
他在与意大利部长理事会乔治梅隆(Georgemmelon)的联合主席中说，这是乌克林福音通讯员的新闻发布会。</text:p>
      <text:p text:style-name="P4">
“我们知道，俄罗斯当局不仅使儿童与亲戚离婚，而且还教乌克兰。 我们必须尽快采取行动才能带回我们的孩子。 为此，实施我们的观点之一<text:a xlink:type="simple" xlink:href="https://www.ukrinform.ua/tag-formula-miru" text:style-name="Internet_20_link" text:visited-style-name="Visited_20_Internet_20_Link">
</text:a>
”， - 泽伦斯基说。</text:p>
      <text:p text:style-name="P4">
据他说，现在以驱逐出境而闻名的19,000 393名杂种儿童被驱逐出境，但实际数字可能会更大。</text:p>
      <text:p text:style-name="P4">
总统补充说：“至少有20万名儿童在俄罗斯占领的领土上，因此我们不知道他们的命运。”</text:p>
      <text:p text:style-name="P4">
他还回忆说，所有乌克兰人的归来 - 成年人和俄罗斯人被囚禁的儿童是乌克兰和平公式的一部分。</text:p>
      <text:p text:style-name="P4">
<text:span text:style-name="T4">
另请阅读：</text:span>
 <text:a xlink:type="simple" xlink:href="https://www.ukrinform.ua/rubric-society/3707884-pered-kontrnastupom-zsu-rosiani-masovo-deportuut-ditej-save-ukraine.html" text:style-name="Internet_20_link" text:visited-style-name="Visited_20_Internet_20_Link">
<text:span text:style-name="T4">
 devort </text:span>
</text:a>
据报道，国际刑事法院法官<text:a xlink:type="simple" xlink:href="https://www.ukrinform.ua/rubric-world/3683849-miznarodnij-kriminalnij-sud-vidav-order-na-arest-putina.html" text:style-name="Internet_20_link" text:visited-style-name="Visited_20_Internet_20_Link">
</text:a>
俄罗斯总统沃拉西亚儿童监察员玛丽亚·利维夫·贝洛娃(Maria Lviv-Belova)的俄罗斯总统弗拉基米尔·普京(Vladimir Putin)。 他们涉嫌以非法驱逐和人口的非法驱逐和行动形式，特别是从2022年2月24日起，尤其是从乌克兰占领的领土上。</text:p>
      <text:p text:style-name="P4">
普京和利维夫 - 比洛娃可以在焦虑的国家的领土上被捕。</text:p>
      <text:p text:style-name="P4">
News Source: <text:a xlink:type="simple" xlink:href="https://www.ukrinform.ua/rubric-society/3708789-rosia-ne-lise-rozlucae-ditej-iz-ridnimi-a-j-vcit-nenaviditi-ukrainu-zelenskij.html" text:style-name="Internet_20_link" text:visited-style-name="Visited_20_Internet_20_Link">
https://www.ukrinform.ua/rubric-society/3708789-rosia-ne-lise-rozlucae-ditej-iz-ridnimi-a-j-vcit-nenaviditi-ukrainu-zelenskij.html</text:a>
</text:p>
      <!--NEWS-->
      <text:h text:style-name="P10" text:outline-level="1">
<text:span text:style-name="T4">
Maguchii在肯尼亚锦标赛上以本赛季的纪录获胜</text:span>
</text:h>
      <text:p text:style-name="P4">
作者: Ukrinform (Person)</text:p>
      <text:p text:style-name="P4">
出版商: Укринформ (Organization)</text:p>
      <text:p text:style-name="P4">
出版时间: 2023-05-13T18:37:00+03:00</text:p>
      <text:p text:style-name="P4">
修改时间: 2023-05-13T18:37:00+03:00</text:p>
      <text:p text:style-name="P4">
描述: 乌克兰的Yaroslav Maguchih跳跃在肯尼亚内罗毕的世界田径大陆巡回赛中赢得了金牌。  - 乌克林。</text:p>
      <text:p text:style-name="P4">
图片: ["<text:a xlink:type="simple" xlink:href="https://static.ukrinform.com/photos/2023_05/thumb_files/630_360_1683992165-623.jpg" text:style-name="Internet_20_link" text:visited-style-name="Visited_20_Internet_20_Link">
630_360_16839...</text:a>
"]</text:p>
      <text:p text:style-name="P4">
标签: ['Легка атлетика', 'Ярослава Магучіх']</text:p>
      <text:p text:style-name="P4">
类型: Article</text:p>
      <!--METADATA-->
      <text:p text:style-name="P4">
<draw:frame draw:style-name="fr1" draw:name="Image163" text:anchor-type="as-char" svg:width="6.9236in" svg:height="3.956343in" draw:z-index="0">
<draw:image xlink:href="../Images/yкринформ/2023-05-13T18-37-00-03-00/630_360_1683992165-623.jpg" xlink:type="simple" xlink:show="embed" xlink:actuate="onLoad" draw:mime-type="image/jpeg"/>
</draw:frame>
乌克兰种姓 - 雅罗斯拉夫·马格奇(Yaroslav Maguchii)在肯尼亚内罗毕的世界大陆旅游金锦标赛中赢得了金牌。</text:p>
      <text:p text:style-name="P4">
乌克林福姆报道，乌克兰人的结果显示为2.00 m。</text:p>
      <text:p text:style-name="P4">
Maguchikh成为2023年首位进行如此高露天的运动员。</text:p>
      <text:p text:style-name="P4">
她重复了肯尼亚比赛的记录。 前一个是1.91 m，属于Zianor。</text:p>
      <text:p text:style-name="P4">
<text:span text:style-name="T4">
另请阅读：</text:span>
 <text:a xlink:type="simple" xlink:href="https://www.ukrinform.ua/rubric-sports/3685246-aroslava-magucih-vze-rik-ocolue-svitovij-rejting-stribkiv-u-visotu.html" text:style-name="Internet_20_link" text:visited-style-name="Visited_20_Internet_20_Link">
<text:span text:style-name="T4">
 maguchih </text:span>
</text:a>
另一位乌克兰Kateryna Tabashnik成为铜牌获得者，结果为1.86 m。</text:p>
      <text:p text:style-name="P4">
照片：盖蒂图像</text:p>
      <text:p text:style-name="P4">
News Source: <text:a xlink:type="simple" xlink:href="https://www.ukrinform.ua/rubric-sports/3708797-magucih-zdobula-zoloto-z-rekordom-sezonu-na-turniri-v-kenii.html" text:style-name="Internet_20_link" text:visited-style-name="Visited_20_Internet_20_Link">
https://www.ukrinform.ua/rubric-sports/3708797-magucih-zdobula-zoloto-z-rekordom-sezonu-na-turniri-v-kenii.html</text:a>
</text:p>
      <!--NEWS-->
      <text:h text:style-name="P10" text:outline-level="1">
<text:span text:style-name="T4">
敌人向赫尔森地区开火，受伤了三名平民</text:span>
</text:h>
      <text:p text:style-name="P4">
作者: Ukrinform (Person)</text:p>
      <text:p text:style-name="P4">
出版商: Укринформ (Organization)</text:p>
      <text:p text:style-name="P4">
出版时间: 2023-05-13T18:44:37+03:00</text:p>
      <text:p text:style-name="P4">
修改时间: 2023-05-13T18:44:37+03:00</text:p>
      <text:p text:style-name="P4">
描述: 俄罗斯军队在霍森地区的四个定居点开火，该地区的三名平民受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щина', 'Обстріл', 'Війна з росією']</text:p>
      <text:p text:style-name="P4">
类型: Article</text:p>
      <!--METADATA-->
      <text:p text:style-name="P4">
<draw:frame draw:style-name="fr1" draw:name="Image164" text:anchor-type="as-char" svg:width="6.9236in" svg:height="3.948443in" draw:z-index="0">
<draw:image xlink:href="../Images/yкринформ/2023-05-13T18-44-37-03-00/630_360_1538997483-946.jpg" xlink:type="simple" xlink:show="embed" xlink:actuate="onLoad" draw:mime-type="image/jpeg"/>
</draw:frame>
俄罗斯军队在赫森地区的四个定居点开火，三名平民受伤。</text:p>
      <text:p text:style-name="P4">
这是在[]中报道的(https://t.me/olexandrprokudin/496)Cherporsna地区军事管理局负责人Alexander Proudin据报道。</text:p>
      <text:p text:style-name="P4">
“ Berislav，Mikhailivka，Chernobayivka，Golden Balka-俄罗斯军队的这些定居点“噩梦”。许多民事基础设施对象受到损害。这个小时众所周知三个受伤的和平居民，” OVA负责人说。</text:p>
      <text:p text:style-name="P4">
<text:span text:style-name="T4">
另请阅读：</text:span>
 <text:a xlink:type="simple" xlink:href="https://www.ukrinform.ua/rubric-ato/3708773-rosiani-obstrilali-harkivsinu-dvoe-poranenih.html" text:style-name="Internet_20_link" text:visited-style-name="Visited_20_Internet_20_Link">
<text:span text:style-name="T4">
射击</text:span>
</text:a>
此外，在“唯一新闻”的广播中，Proudin表示，它已经每月收到并有效地使用了该领土的远程络合物，这些建筑群的运行速度比异常的Demining Systems快十倍。</text:p>
      <text:p text:style-name="P4">
如前所述，由于俄罗斯航空的早晨袭击<text:a xlink:type="simple" xlink:href="https://www.ukrinform.ua/rubric-ato/3708763-vorog-atakuvav-berislav-dvoma-kerovanimi-aviabombami-misto-bez-elektropostacanna.html" text:style-name="Internet_20_link" text:visited-style-name="Visited_20_Internet_20_Link">
</text:a>
 .</text:p>
      <text:p text:style-name="P4">
News Source: <text:a xlink:type="simple" xlink:href="https://www.ukrinform.ua/rubric-ato/3708798-vorog-obstrilav-hersonsinu-poraneni-troe-civilnih.html" text:style-name="Internet_20_link" text:visited-style-name="Visited_20_Internet_20_Link">
https://www.ukrinform.ua/rubric-ato/3708798-vorog-obstrilav-hersonsinu-poraneni-troe-civilnih.html</text:a>
</text:p>
      <!--NEWS-->
      <text:h text:style-name="P10" text:outline-level="1">
<text:span text:style-name="T4">
Zelensky在梵蒂冈与教皇弗朗西斯会面</text:span>
</text:h>
      <text:p text:style-name="P4">
作者: Ukrinform (Person)</text:p>
      <text:p text:style-name="P4">
出版商: Укринформ (Organization)</text:p>
      <text:p text:style-name="P4">
出版时间: 2023-05-13T18:55:00+03:00</text:p>
      <text:p text:style-name="P4">
修改时间: 2023-05-13T18:55:00+03:00</text:p>
      <text:p text:style-name="P4">
描述: 乌克兰沃迪米尔·泽伦斯基（Ukraine Volodymyr Zelenskyy）总统在梵蒂冈会见了弗朗西斯教皇。  - 乌克林。</text:p>
      <text:p text:style-name="P4">
图片: ["<text:a xlink:type="simple" xlink:href="https://static.ukrinform.com/photos/2023_05/thumb_files/630_360_1683992011-425.jpg" text:style-name="Internet_20_link" text:visited-style-name="Visited_20_Internet_20_Link">
630_360_16839...</text:a>
"]</text:p>
      <text:p text:style-name="P4">
标签: ['Папа Франциск', 'Ватикан', 'Зеленський']</text:p>
      <text:p text:style-name="P4">
类型: Article</text:p>
      <!--METADATA-->
      <text:p text:style-name="P4">
<draw:frame draw:style-name="fr1" draw:name="Image165" text:anchor-type="as-char" svg:width="6.9236in" svg:height="3.956343in" draw:z-index="0">
<draw:image xlink:href="../Images/yкринформ/2023-05-13T18-55-00-03-00/630_360_1683992011-425.jpg" xlink:type="simple" xlink:show="embed" xlink:actuate="onLoad" draw:mime-type="image/jpeg"/>
</draw:frame>
总统沃迪米尔·泽伦斯基(Volodymyr Zelenskyy)在梵蒂冈会见了弗朗西斯教皇。</text:p>
      <text:p text:style-name="P4">
总统呼吁教皇加入乌克兰和平公式。(https://t.me/V_Zelenskiy_official/6216)国家元首。</text:p>
      <text:p text:style-name="P4">
“他遇到了教皇弗朗西斯。 我感谢他对数百万乌克兰人的前恋爱的个人关注。 他还强调了成千上万被驱逐的模具。 我们必须付出一切努力才能返回家园。 此外，他要求谴责乌克兰的俄罗斯罪行。 因为内部和侵略者无法平等。”泽伦斯基说。</text:p>
      <text:p text:style-name="P4">
<text:span text:style-name="T5">
viso：<text:a xlink:type="simple" xlink:href="https://t.me/s/V_Zelenskiy_official" text:style-name="Internet_20_link" text:visited-style-name="Visited_20_Internet_20_Link">
</text:a>
</text:span>
</text:p>
      <text:p text:style-name="P4">
总统还向罗马教皇通报了和平公式，根据其话语，是实现公平和平的唯一有效算法，并建议加入它。</text:p>
      <text:p text:style-name="P4">
<text:span text:style-name="T4">
另请阅读：</text:span>
 <text:a xlink:type="simple" xlink:href="https://www.ukrinform.ua/rubric-society/3708789-rosia-ne-lise-rozlucae-ditej-iz-ridnimi-a-j-vcit-nenaviditi-ukrainu-zelenskij.html" text:style-name="Internet_20_link" text:visited-style-name="Visited_20_Internet_20_Link">
<text:span text:style-name="T4">
 Zelensky </text:span>
</text:a>
正如乌克林福姆报道了<text:a xlink:type="simple" xlink:href="https://www.ansa.it/sito/notizie/cronaca/2023/05/13/zelensky-in-vaticano-per-lincontro-con-il-papa-_280d2db9-6310-42f4-941f-735b3f2c2e0f.html" text:style-name="Internet_20_link" text:visited-style-name="Visited_20_Internet_20_Link">
</text:a>
，谈判持续了大约40分钟。</text:p>
      <text:p text:style-name="P4">
教皇给乌克兰总统一个小雕塑，形式为橄榄树，这是和平的象征。 取而代之的是，乌克兰总统介绍了麦当娜的纸莎草偶像，并写在防弹背心的遗迹上。</text:p>
      <text:p text:style-name="P4">
周六，沃迪米尔·泽伦斯基(Volodymyr Zelenskyy)总统是乌克兰在意大利访问俄罗斯的全面入侵之后的第一个。</text:p>
      <text:p text:style-name="P4">
<text:span text:style-name="T5">
foto：梵蒂冈媒体</text:span>
</text:p>
      <text:p text:style-name="P4">
News Source: <text:a xlink:type="simple" xlink:href="https://www.ukrinform.ua/rubric-society/3708804-zelenskij-zustrivsa-z-papou-franciskom-u-vatikani.html" text:style-name="Internet_20_link" text:visited-style-name="Visited_20_Internet_20_Link">
https://www.ukrinform.ua/rubric-society/3708804-zelenskij-zustrivsa-z-papou-franciskom-u-vatikani.html</text:a>
</text:p>
      <!--NEWS-->
      <text:h text:style-name="P10" text:outline-level="1">
<text:span text:style-name="T4">
Shakhtar在UPL中赢得了Ingulets</text:span>
</text:h>
      <text:p text:style-name="P4">
作者: Ukrinform (Person)</text:p>
      <text:p text:style-name="P4">
出版商: Укринформ (Organization)</text:p>
      <text:p text:style-name="P4">
出版时间: 2023-05-13T18:55:50+03:00</text:p>
      <text:p text:style-name="P4">
修改时间: 2023-05-13T18:55:50+03:00</text:p>
      <text:p text:style-name="P4">
描述: 矿工领导乌克兰冠军，在Dinpro-1之前获得5分。  - 乌克林。</text:p>
      <text:p text:style-name="P4">
图片: ["<text:a xlink:type="simple" xlink:href="https://static.ukrinform.com/photos/2023_05/thumb_files/630_360_1683992628-149.jpg" text:style-name="Internet_20_link" text:visited-style-name="Visited_20_Internet_20_Link">
630_360_16839...</text:a>
"]</text:p>
      <text:p text:style-name="P4">
标签: ['Футбол', "Прем'єр-ліга", 'Шахтар', 'Інгулець']</text:p>
      <text:p text:style-name="P4">
类型: Article</text:p>
      <!--METADATA-->
      <text:p text:style-name="P4">
<draw:frame draw:style-name="fr1" draw:name="Image166" text:anchor-type="as-char" svg:width="6.9236in" svg:height="3.956343in" draw:z-index="0">
<draw:image xlink:href="../Images/yкринформ/2023-05-13T18-55-50-03-00/630_360_1683992628-149.jpg" xlink:type="simple" xlink:show="embed" xlink:actuate="onLoad" draw:mime-type="image/jpeg"/>
</draw:frame>
矿工领导乌克兰冠军，在Dinpro-1之前获得5分。</text:p>
      <text:p text:style-name="P4">
乌克林福姆报道，沙克塔尔在乌克兰英超联赛的第26轮中以2-0击败了英科的外国领域。</text:p>
      <text:p text:style-name="P4">
在矿工中，Yukhim Konoplya被区分了。 他门口的另一个目标是帕夫洛夫。</text:p>
      <text:p text:style-name="P4">
Shakhtar领先UPL，在26场比赛后获得63分。</text:p>
      <text:p text:style-name="P4">
<text:span text:style-name="T4">
另请阅读：</text:span>
 <text:a xlink:type="simple" xlink:href="https://www.ukrinform.ua/rubric-sports/3708746-dinamo-progralo-cornomorcu-na-stari-26go-turu-upl.html" text:style-name="Internet_20_link" text:visited-style-name="Visited_20_Internet_20_Link">
<text:span text:style-name="T4">
 dynamo </text:span>
</text:a>
据报道，在第26轮比赛的另一场决斗中，“迪纳摩”让位给了“切尔诺诺特人”(2：3).</text:p>
      <text:p text:style-name="P4">
Фото: shakhtar.com</text:p>
      <text:p text:style-name="P4">
News Source: <text:a xlink:type="simple" xlink:href="https://www.ukrinform.ua/rubric-sports/3708801-sahtar-peremig-ingulec-v-upl.html" text:style-name="Internet_20_link" text:visited-style-name="Visited_20_Internet_20_Link">
https://www.ukrinform.ua/rubric-sports/3708801-sahtar-peremig-ingulec-v-upl.html</text:a>
</text:p>
      <!--NEWS-->
      <text:h text:style-name="P10" text:outline-level="1">
<text:span text:style-name="T4">
APL：“切尔西”打了平局，“伯恩茅斯”承认</text:span>
</text:h>
      <text:p text:style-name="P4">
作者: Ukrinform (Person)</text:p>
      <text:p text:style-name="P4">
出版商: Укринформ (Organization)</text:p>
      <text:p text:style-name="P4">
出版时间: 2023-05-13T18:57:18+03:00</text:p>
      <text:p text:style-name="P4">
修改时间: 2023-05-13T18:57:18+03:00</text:p>
      <text:p text:style-name="P4">
描述: 乌克兰的贵族边锋没有出现在球场上，而博尔穆托后卫则进行了完整比赛。  - 乌克林。</text:p>
      <text:p text:style-name="P4">
图片: ["<text:a xlink:type="simple" xlink:href="https://static.ukrinform.com/photos/2023_05/thumb_files/630_360_1683993056-771.jpg" text:style-name="Internet_20_link" text:visited-style-name="Visited_20_Internet_20_Link">
630_360_16839...</text:a>
"]</text:p>
      <text:p text:style-name="P4">
标签: ['Челсі', 'Футбол', 'АПЛ', 'Ілля Забарний']</text:p>
      <text:p text:style-name="P4">
类型: Article</text:p>
      <!--METADATA-->
      <text:p text:style-name="P4">
<draw:frame draw:style-name="fr1" draw:name="Image167" text:anchor-type="as-char" svg:width="6.9236in" svg:height="3.956343in" draw:z-index="0">
<draw:image xlink:href="../Images/yкринформ/2023-05-13T18-57-18-03-00/630_360_1683993056-771.jpg" xlink:type="simple" xlink:show="embed" xlink:actuate="onLoad" draw:mime-type="image/jpeg"/>
</draw:frame>
乌克兰的贵族边锋没有出现在球场上，而博尔穆托后卫则进行了完整比赛。</text:p>
      <text:p text:style-name="P4">
据报道，英超联赛第36轮比赛的那天。</text:p>
      <text:p text:style-name="P4">
切尔西在诺丁汉2：2的比赛中在他的球场上打了平局。 斯特林在贵族中倾倒了两次。 诺丁汉回答了Madnii。</text:p>
      <text:p text:style-name="P4">
在平行比赛中，Bournemut让位给Krystal Peles 2：0。 Dolumatock决定了EZ的两个确切笔触。</text:p>
      <text:p text:style-name="P4">
根据切尔西比赛日的结果，APL的第11位(43分)和“ bournmut” -14 -U(39分).</text:p>
      <text:p text:style-name="P4">
<text:span text:style-name="T4">
Читайте також:</text:span>
 <text:a xlink:type="simple" xlink:href="https://www.ukrinform.ua/rubric-sports/3707996-zincenko-vibuv-do-kinca-sezonu-cerez-travmu-zmi.html" text:style-name="Internet_20_link" text:visited-style-name="Visited_20_Internet_20_Link">
 </text:a>
据报道，曼彻斯特城(Manchester City)领导了APL，在第34分的次数中有82分。</text:p>
      <text:p text:style-name="P4">
照片：twitter.com/chelseafc</text:p>
      <text:p text:style-name="P4">
News Source: <text:a xlink:type="simple" xlink:href="https://www.ukrinform.ua/rubric-sports/3708802-apl-celsi-zigrav-vniciu-bornmut-iz-zabarnim-postupivsa.html" text:style-name="Internet_20_link" text:visited-style-name="Visited_20_Internet_20_Link">
https://www.ukrinform.ua/rubric-sports/3708802-apl-celsi-zigrav-vniciu-bornmut-iz-zabarnim-postupivsa.html</text:a>
</text:p>
      <!--NEWS-->
      <text:h text:style-name="P10" text:outline-level="1">
<text:span text:style-name="T4">
Kornienko会见了爱沙尼亚总统 - 谈论了乌克兰的飞机</text:span>
</text:h>
      <text:p text:style-name="P4">
作者: Ukrinform (Person)</text:p>
      <text:p text:style-name="P4">
出版商: Укринформ (Organization)</text:p>
      <text:p text:style-name="P4">
出版时间: 2023-05-13T18:57:26+03:00</text:p>
      <text:p text:style-name="P4">
修改时间: 2023-05-13T18:57:26+03:00</text:p>
      <text:p text:style-name="P4">
描述: Verkhovna Rada Oleksandr Kornienko的第一任副董事长与爱沙尼亚共和国警报总统Karis讨论了，需要向乌克兰提供现代飞机，对欧洲和欧洲大西洋一体化和重建的期望。  - 乌克林。</text:p>
      <text:p text:style-name="P4">
图片: ["<text:a xlink:type="simple" xlink:href="https://static.ukrinform.com/photos/2023_05/thumb_files/630_360_1683993428-689.jpg" text:style-name="Internet_20_link" text:visited-style-name="Visited_20_Internet_20_Link">
630_360_16839...</text:a>
"]</text:p>
      <text:p text:style-name="P4">
标签: ['Естонія', 'Літак', 'Корнієнко', 'Війна з росією']</text:p>
      <text:p text:style-name="P4">
类型: Article</text:p>
      <!--METADATA-->
      <text:p text:style-name="P4">
<draw:frame draw:style-name="fr1" draw:name="Image168" text:anchor-type="as-char" svg:width="6.9236in" svg:height="3.956343in" draw:z-index="0">
<draw:image xlink:href="../Images/yкринформ/2023-05-13T18-57-26-03-00/630_360_1683993428-689.jpg" xlink:type="simple" xlink:show="embed" xlink:actuate="onLoad" draw:mime-type="image/jpeg"/>
</draw:frame>
Verkhovna Rada Oleksandr Kornienko的第一任副主席与总统共和国警报Karis讨论了为乌克兰提供现代许可，欧洲和欧洲大西洋融合和重建的期望。</text:p>
      <text:p text:style-name="P4">
议员在[]中报道了这一点(https://www.facebook.com/oskorniyenko/posts/pfbid01FEnDy7fpT9y8gDkhohW3AuHXhT8q5PYwg9MTb9YNuQG2NRq5GmQ7hVWaoFXciHPl)乌克林福姆报道，由于塔林的会议。</text:p>
      <text:p text:style-name="P4">
“他对[]表示感谢(https://www.ukrinform.ua/tag-estonia)它是为我们提供国防支持的合作伙伴中最好的之一。 乌克兰的现代飞机的提供是在摔跤中的重要作用。”  -  Kornienko说。</text:p>
      <text:p text:style-name="P4">
他还告知，在会议上，他提出了欧洲 - 大西洋泰国欧洲欧洲一体化的问题。</text:p>
      <text:p text:style-name="P4">
Verkhovna Rada的第一位副主席强调，乌克兰的目的现在是就加入欧盟的一年进行谈判。</text:p>
      <text:p text:style-name="P4">
议员们保证，乌克兰方面正在尽一切可能完成欧盟委员会建议的实施，并继续进行复杂的改革。</text:p>
      <text:p text:style-name="P4">
“在融入联盟时 - 他了解了乌克兰对峰会的决定的期望。 他指出，我们依靠爱沙尼亚的领导才能获得峰会的重要结果 - 我们需要在维尔纽斯切夫·乌克兰(Vilniuschev Ukraine)向北约发出明确的信号。”他说。</text:p>
      <text:p text:style-name="P4">
此外，Kornienko讨论了乌克兰与爱沙尼亚重建的问题，并补充说，爱沙尼亚成为第一个几乎开始恢复乌克兰一个地区的国家，即建造模块化花园和Zhytomyr地区的其他物体。 授予第一个vespicer，以考虑该国参与其他基础设施项目的恢复。</text:p>
      <text:p text:style-name="P4">
<text:span text:style-name="T4">
另请阅读：</text:span>
 <text:a xlink:type="simple" xlink:href="https://www.ukrinform.ua/rubric-polytics/3708743-kornienko-v-estonii-obgovoriv-neobhidnist-citkogo-algoritmu-ruhu-ukraini-v-nato.html" text:style-name="Internet_20_link" text:visited-style-name="Visited_20_Internet_20_Link">
<text:span text:style-name="T4">
 Corney </text:span>
</text:a>
Kornienko还邀请Alara Karis访问乌克兰。</text:p>
      <text:p text:style-name="P4">
据报道，5月13日至14日，乌克兰Oleksandr Kornienko的Verkhovna Rada的第一任副董事长正在爱沙尼亚进行工作。</text:p>
      <text:p text:style-name="P4">
News Source: <text:a xlink:type="simple" xlink:href="https://www.ukrinform.ua/rubric-polytics/3708803-kornienko-zustrivsa-z-prezidentom-estonii-govorili-pro-litaki-dla-ukraini.html" text:style-name="Internet_20_link" text:visited-style-name="Visited_20_Internet_20_Link">
https://www.ukrinform.ua/rubric-polytics/3708803-kornienko-zustrivsa-z-prezidentom-estonii-govorili-pro-litaki-dla-ukraini.html</text:a>
</text:p>
      <!--NEWS-->
      <text:h text:style-name="P10" text:outline-level="1">
<text:span text:style-name="T4">
Konstantinovka炮击：受伤的人数增加到11</text:span>
</text:h>
      <text:p text:style-name="P4">
作者: Ukrinform (Person)</text:p>
      <text:p text:style-name="P4">
出版商: Укринформ (Organization)</text:p>
      <text:p text:style-name="P4">
出版时间: 2023-05-13T19:06:00+03:00</text:p>
      <text:p text:style-name="P4">
修改时间: 2023-05-13T19:06:00+03:00</text:p>
      <text:p text:style-name="P4">
描述: 由于俄罗斯对Konstantinovka的炮击，两人被杀，11人受伤。  - 乌克林。</text:p>
      <text:p text:style-name="P4">
图片: ["<text:a xlink:type="simple" xlink:href="https://static.ukrinform.com/photos/2023_05/thumb_files/630_360_1683993905-821.jpg" text:style-name="Internet_20_link" text:visited-style-name="Visited_20_Internet_20_Link">
630_360_16839...</text:a>
"]</text:p>
      <text:p text:style-name="P4">
标签: ['Донеччина', 'Кириленко', 'Обстріл', 'Війна з росією']</text:p>
      <text:p text:style-name="P4">
类型: Article</text:p>
      <!--METADATA-->
      <text:p text:style-name="P4">
<draw:frame draw:style-name="fr1" draw:name="Image169" text:anchor-type="as-char" svg:width="6.9236in" svg:height="3.956343in" draw:z-index="0">
<draw:image xlink:href="../Images/yкринформ/2023-05-13T19-06-00-03-00/630_360_1683993905-821.jpg" xlink:type="simple" xlink:show="embed" xlink:actuate="onLoad" draw:mime-type="image/jpeg"/>
</draw:frame>
由于俄罗斯对Konstantinovka的炮击，两人被杀，11人受伤。</text:p>
      <text:p text:style-name="P4">
关于<text:a xlink:type="simple" xlink:href="https://t.me/pavlokyrylenko_donoda/7950" text:style-name="Internet_20_link" text:visited-style-name="Visited_20_Internet_20_Link">
</text:a>
唐内茨克地区军事管理局负责人帕维尔·基里伦科(Pavel Kirilenko)报道。</text:p>
      <text:p text:style-name="P4">
“死者中有一个孩子，其中有两个孩子。今天，在迪齐人的中间，从炮兵向城市开火和“龙卷风”。一个单一的家庭房屋被完全摧毁，四座高层建筑物被损坏，三个私人私人房屋，两家商店，一栋行政大楼和一个文化机构，”他写道。</text:p>
      <text:p text:style-name="P4">
<text:span text:style-name="T4">
另请阅读：</text:span>
 <text:a xlink:type="simple" xlink:href="https://www.ukrinform.ua/rubric-ato/3708798-vorog-obstrilav-hersonsinu-poraneni-troe-civilnih.html" text:style-name="Internet_20_link" text:visited-style-name="Visited_20_Internet_20_Link">
<text:span text:style-name="T4">
射击</text:span>
</text:a>
他补充说，连续第二天，俄罗斯人对门廊造成了巨大的打击。</text:p>
      <text:p text:style-name="P4">
如前所述，由于5月12日，由于俄罗斯人来自康斯坦蒂尼诺夫卡市的RSSU“ Smerch”的炮击<text:a xlink:type="simple" xlink:href="https://www.ukrinform.ua/rubric-ato/3708755-rosiani-obstrilali-kostantinivku-zi-smerciv-dvoe-zagiblih-sered-nih-ditina.html" text:style-name="Internet_20_link" text:visited-style-name="Visited_20_Internet_20_Link">
</text:a>
，两座建筑物，一家商店和两个燃气管道。</text:p>
      <text:p text:style-name="P4">
News Source: <text:a xlink:type="simple" xlink:href="https://www.ukrinform.ua/rubric-ato/3708805-obstril-kostantinivki-kilkist-poranenih-zrosla-do-11.html" text:style-name="Internet_20_link" text:visited-style-name="Visited_20_Internet_20_Link">
https://www.ukrinform.ua/rubric-ato/3708805-obstril-kostantinivki-kilkist-poranenih-zrosla-do-11.html</text:a>
</text:p>
      <!--NEWS-->
      <text:h text:style-name="P10" text:outline-level="1">
<text:span text:style-name="T4">
俄罗斯对乌克兰的侵略使世界的防守成本增加了创纪录的增长-Borrel</text:span>
</text:h>
      <text:p text:style-name="P4">
作者: Ukrinform (Person)</text:p>
      <text:p text:style-name="P4">
出版商: Укринформ (Organization)</text:p>
      <text:p text:style-name="P4">
出版时间: 2023-05-13T19:25:00+03:00</text:p>
      <text:p text:style-name="P4">
修改时间: 2023-05-13T19:25:00+03:00</text:p>
      <text:p text:style-name="P4">
描述: 俄罗斯针对乌克兰的战争导致全球防守支出增加，去年达到2.2万亿美元。  - 乌克林。</text:p>
      <text:p text:style-name="P4">
图片: ["<text:a xlink:type="simple" xlink:href="https://static.ukrinform.com/photos/2023_02/thumb_files/630_360_1675345931-700.jpeg" text:style-name="Internet_20_link" text:visited-style-name="Visited_20_Internet_20_Link">
630_360_16753...</text:a>
"]</text:p>
      <text:p text:style-name="P4">
标签: ['Євросоюз', 'Швеція', 'Боррель', 'Війна з росією']</text:p>
      <text:p text:style-name="P4">
类型: Article</text:p>
      <!--METADATA-->
      <text:p text:style-name="P4">
<draw:frame draw:style-name="fr1" draw:name="Image170" text:anchor-type="as-char" svg:width="6.9236in" svg:height="3.956343in" draw:z-index="0">
<draw:image xlink:href="../Images/yкринформ/2023-05-13T19-25-00-03-00/630_360_1675345931-700.jpeg" xlink:type="simple" xlink:show="embed" xlink:actuate="onLoad" draw:mime-type="image/jpeg"/>
</draw:frame>
针对乌克兰的战争导致全球防守成本增加，达到2.2万亿美元。</text:p>
      <text:p text:style-name="P4">
根据乌克林福姆的说法，欧盟高级代表乔瑟普·博雷尔(Josep Borrel)在印度太平洋地区的欧盟论坛上说。 他的演讲的全文在[]上宣传了(https://www.eeas.europa.eu/eeas/eu-indo-pacific-ministerial-forum-opening-remarks-high-representative-josep-borrell_en?channel=eeas_press_alerts&amp;date=2023-05-13&amp;newsid=0&amp;langid=en&amp;source=mail).</text:p>
      <text:p text:style-name="P4">
«Глобальна ситуація з безпеки продовжує погіршуватися, що посилило недовіруміж ключовими силами. У цьому контексті багато з країн були вимушені збільшитисвої військові інвестиції. Військові витрати у світі сягнули рекордно високогопоказника за всі часи - 2,2 трильйона доларів США», - зауважив Боррель.</text:p>
      <text:p text:style-name="P4">
<text:span text:style-name="T4">
Читайте також:</text:span>
 <text:a xlink:type="simple" xlink:href="https://www.ukrinform.ua/rubric-economy/3708722-kraini-g7-zbilsili-obsag-dopomogi-ukraini-do-44-milardiv.html" text:style-name="Internet_20_link" text:visited-style-name="Visited_20_Internet_20_Link">
 </text:a>
据他说，导致这种发展的因素之一是俄罗斯反对乌克兰。 今天，欧洲国防国家的军事支出比2013年占领克里米亚联邦之前。 在亚洲和大洋洲也观察到类似的趋势，去年的国防成本比2013年高45％。</text:p>
      <text:p text:style-name="P4">
“俄罗斯对乌克兰的侵略……这不仅是一场欧洲战争。 收费率的tipincipes与所有人有关。 她(战争 -  ed。)显然，它在衡量所有人类的食品价格和能源方面都会产生全球后果……。 同时，欧盟和该地区地区的生活利益都负责维持安全性和稳定性，Thade -working的可持续发展。 因此，我们对彼此的安全有着非常清晰的兴趣。”欧盟的高代表说。</text:p>
      <text:p text:style-name="P4">
他回忆说，今年，印度太平洋地区疏通了世界经济增长，每天约有2000艘船在印度洋和南中国海上存放商品。欧盟总进口百分比欧洲出口的25％。</text:p>
      <text:p text:style-name="P4">
<text:span text:style-name="T4">
另请阅读：</text:span>
 <text:a xlink:type="simple" xlink:href="https://www.ukrinform.ua/rubric-ato/3708692-evropa-pocue-prohanna-ukraini-priskoriti-postavki-boepripasiv-borrel.html" text:style-name="Internet_20_link" text:visited-style-name="Visited_20_Internet_20_Link">
<text:span text:style-name="T4">
 Borrel </text:span>
</text:a>
</text:p>
      <text:p text:style-name="P4">
据报道，在瑞典举行了一次欧盟外交部长的非正式会议，其主要问题是欧盟继续为乌克兰提供欧盟与欧盟与中国之间关系的欧盟关系战略的援助。 今天，欧盟国家与印度太平洋地区之间举行了部长会议，乌克兰德米特里·库莱布(Dmitry Kuleb)外交政策部负责人将参加。</text:p>
      <text:p text:style-name="P4">
News Source: <text:a xlink:type="simple" xlink:href="https://www.ukrinform.ua/rubric-ato/3708807-agresia-rf-proti-ukraini-spricinila-rekordne-zrostanna-oboronnih-vitrat-u-sviti-borrel.html" text:style-name="Internet_20_link" text:visited-style-name="Visited_20_Internet_20_Link">
https://www.ukrinform.ua/rubric-ato/3708807-agresia-rf-proti-ukraini-spricinila-rekordne-zrostanna-oboronnih-vitrat-u-sviti-borrel.html</text:a>
</text:p>
      <!--NEWS-->
      <text:h text:style-name="P10" text:outline-level="1">
<text:span text:style-name="T4">
Navi在Blast Paris Majoor 2023中让位给Liquid</text:span>
</text:h>
      <text:p text:style-name="P4">
作者: Ukrinform (Person)</text:p>
      <text:p text:style-name="P4">
出版商: Укринформ (Organization)</text:p>
      <text:p text:style-name="P4">
出版时间: 2023-05-13T19:43:14+03:00</text:p>
      <text:p text:style-name="P4">
修改时间: 2023-05-13T19:43:14+03:00</text:p>
      <text:p text:style-name="P4">
描述: 乌克兰队出生是为了赢得液体。  - 乌克林。</text:p>
      <text:p text:style-name="P4">
图片: ["<text:a xlink:type="simple" xlink:href="https://static.ukrinform.com/photos/2023_05/thumb_files/630_360_1683996130-456.jpg" text:style-name="Internet_20_link" text:visited-style-name="Visited_20_Internet_20_Link">
630_360_16839...</text:a>
"]</text:p>
      <text:p text:style-name="P4">
标签: ['кіберспорт']</text:p>
      <text:p text:style-name="P4">
类型: Article</text:p>
      <!--METADATA-->
      <text:p text:style-name="P4">
<draw:frame draw:style-name="fr1" draw:name="Image171" text:anchor-type="as-char" svg:width="6.9236in" svg:height="3.956343in" draw:z-index="0">
<draw:image xlink:href="../Images/yкринформ/2023-05-13T19-43-14-03-00/630_360_1683996130-456.jpg" xlink:type="simple" xlink:show="embed" xlink:actuate="onLoad" draw:mime-type="image/jpeg"/>
</draw:frame>
乌克兰司令部出生的赢得了液体。</text:p>
      <text:p text:style-name="P4">
今天，在5月13日，这是乌克林福姆(Ukrinform)报告的CS：GO：GO的第一个传奇阶段的第一轮。</text:p>
      <text:p text:style-name="P4">
在第二轮比赛中，乌克兰Navi Club失去了液体。</text:p>
      <text:p text:style-name="P4">
Maincast进行了乌克兰官方语言广播。</text:p>
      <text:p text:style-name="P4">
乌克兰在2023年的爆炸Parismajor中排名第三。</text:p>
      <text:p text:style-name="P4">
<text:span text:style-name="T4">
另请阅读：</text:span>
 <text:a xlink:type="simple" xlink:href="https://www.ukrinform.ua/rubric-sports/3701768-navi-razom-z-rozrobnikami-stalker-pridbali-100-avtivok-na-potrebi-zsu.html" text:style-name="Internet_20_link" text:visited-style-name="Visited_20_Internet_20_Link">
</text:a>
据报道，处置和退出的比赛将以O-3的格式进一步举行，即剩下的1个。 最好的8支球队将在冠军中发布。</text:p>
      <text:p text:style-name="P4">
照片：盖蒂图像</text:p>
      <text:p text:style-name="P4">
News Source: <text:a xlink:type="simple" xlink:href="https://www.ukrinform.ua/rubric-sports/3708810-navi-postupilisa-liquid-na-blast-paris-major-2023.html" text:style-name="Internet_20_link" text:visited-style-name="Visited_20_Internet_20_Link">
https://www.ukrinform.ua/rubric-sports/3708810-navi-postupilisa-liquid-na-blast-paris-major-2023.html</text:a>
</text:p>
      <!--NEWS-->
      <text:h text:style-name="P10" text:outline-level="1">
<text:span text:style-name="T4">
武装部队航空在敌方集群地区撞了八杆</text:span>
</text:h>
      <text:p text:style-name="P4">
作者: Ukrinform (Person)</text:p>
      <text:p text:style-name="P4">
出版商: Укринформ (Organization)</text:p>
      <text:p text:style-name="P4">
出版时间: 2023-05-13T19:49:00+03:00</text:p>
      <text:p text:style-name="P4">
修改时间: 2023-05-13T19:49:00+03:00</text:p>
      <text:p text:style-name="P4">
描述: 国防军每天的航空在人员和敌方军事装备集中的领域中袭击了8杆，以及对敌方防空导弹综合体的打击。  - 乌克林。</text:p>
      <text:p text:style-name="P4">
图片: ["<text:a xlink:type="simple" xlink:href="https://static.ukrinform.com/photos/2023_02/thumb_files/630_360_1676998492-715.jpg" text:style-name="Internet_20_link" text:visited-style-name="Visited_20_Internet_20_Link">
630_360_16769...</text:a>
"]</text:p>
      <text:p text:style-name="P4">
标签: ['Генштаб', 'ЗСУ', 'Війна з росією']</text:p>
      <text:p text:style-name="P4">
类型: Article</text:p>
      <!--METADATA-->
      <text:p text:style-name="P4">
<draw:frame draw:style-name="fr1" draw:name="Image172" text:anchor-type="as-char" svg:width="6.9236in" svg:height="3.956343in" draw:z-index="0">
<draw:image xlink:href="../Images/yкринформ/2023-05-13T19-49-00-03-00/630_360_1676998492-715.jpg" xlink:type="simple" xlink:show="embed" xlink:actuate="onLoad" draw:mime-type="image/jpeg"/>
</draw:frame>
航空在敌人军事装备的人员集中度的领域中进行了8次跳动，并对敌对的防空导弹综合大楼造成了打击。</text:p>
      <text:p text:style-name="P4">
正如乌克林福姆报道的那样，关于<text:a xlink:type="simple" xlink:href="https://www.facebook.com/GeneralStaff.ua/posts/pfbid0esoVaHVbHYjxnxeBy2LG658AvCYYjjGQ1CYm2Mrt8Pn5HSSDoSW8W58FzwQ8dPFkl" text:style-name="Internet_20_link" text:visited-style-name="Visited_20_Internet_20_Link">
</text:a>
武装部队的总人员报告。</text:p>
      <text:p text:style-name="P4">
“国防军航空在敌人的个人人员和军事装备的集中领域以及对敌对飞行导弹综合体的影响方面进行了8杆。 Orlan-10”，总参谋长说。</text:p>
      <text:p text:style-name="P4">
<text:span text:style-name="T4">
另请阅读：</text:span>
 <text:a xlink:type="simple" xlink:href="https://www.ukrinform.ua/rubric-ato/3708794-na-hersonsini-ppo-znisila-dva-rosijskih-bezpilotniki.html" text:style-name="Internet_20_link" text:visited-style-name="Visited_20_Internet_20_Link">
<text:span text:style-name="T4">
销毁</text:span>
</text:a>
还报道说，火箭部队和炮兵部门被活力的集中到第四分，2个弹药仓库以及敌人的放射性斗争的两个站点。</text:p>
      <text:p text:style-name="P4">
总裁指出，晚上，俄罗斯联邦在乌克兰领土上又遭到了一次大屠杀，应用了伊朗冲击无人机“ Shahd-136/131”。 根据规定的信息，22个无人机中有18名被我们的辩护人摧毁。</text:p>
      <text:p text:style-name="P4">
总的来说，在这一天，敌人在尼古拉市撞上了一枚导弹火箭C-300，导致了普通公民受伤，损害了一座多层建筑和其他平民基础设施。 此外，敌人造成了66架飞机打击，并进行了70架火箭发射器的炮击。 inAseline点受伤。 特别是，由于顿涅茨克地区的Konstantinovka炮击，有2名死亡和11名受伤的平民。 其中是孩子。 被摧毁的房屋，4座高层建筑和其他平民基础设施遭到破坏。</text:p>
      <text:p text:style-name="P4">
<text:span text:style-name="T4">
另请阅读：</text:span>
 <text:a xlink:type="simple" xlink:href="https://www.ukrinform.ua/rubric-world/3708726-u-branskij-oblasti-vpali-dva-vertoloti-zmi.html" text:style-name="Internet_20_link" text:visited-style-name="Visited_20_Internet_20_Link">
</text:a>
整个乌克兰的火箭和航空罢工的可能性很高，因为敌人继续采用恐怖策略。</text:p>
      <text:p text:style-name="P4">
敌人_ <text:span text:style-name="T4">
继续将主要努力集中在利马，巴赫穆特，阿夫迪夫和玛丽因方向上</text:span>
 _ <text:span text:style-name="T5">
。 总共发生了大约40次战斗碰撞，在前面的这些地区发生了碰撞，而巴赫穆特(Bakhmut)和马林卡(Marinka)仍然是战争中心。<text:span text:style-name="T4">
另请阅读：</text:span>
 <text:a xlink:type="simple" xlink:href="https://www.ukrinform.ua/rubric-ato/3708676-na-cernigivsini-prikordonniki-znisili-vnoci-odin-shahed.html" text:style-name="Internet_20_link" text:visited-style-name="Visited_20_Internet_20_Link">
<text:span text:style-name="T4">
销毁</text:span>
</text:a>
</text:span>
 <text:span text:style-name="T4">
在西弗斯基(Siversky)和斯洛博兹基(Slobozhansky)</text:span>
 _ _敌人继续将军事存在留在与乌克兰的边界。</text:p>
      <text:p text:style-name="P4">
他在MHI定居点，进步，Semenivka Chernihiv地区和Kharkiv地区的Budarka方面引起了空袭。 他对定居点，Yeline，Zarechya，Mhha，Chernihiv地区的Medvedivka和Stara Guta，Demianivka，Bachivsk，Bachivsk，Vilnasloboda，Sumy地区的Bobilivka，Sumy地区的Bobilivka，以及Kozacha Lopan Lopan，Ogogirtsev，Bocha，Bocha，Bochaka，对定居点进行了迫击炮塔尔蒂勒炮击。</text:p>
      <text:p text:style-name="P4">
_ <text:span text:style-name="T4">
在库皮斯克方向</text:span>
 _敌人在斯特尔马乔夫卡(Stelmachivka)的诺维洛夫斯基(Novoselovsky)和东方郊区进行了不成功的进攻行动。 Drew Aviation-在Vilshan和Kotlyarivka定居点的地区中进行了危险。 敌人的炮弹炮击遭到卢汉斯克地区的两年，两年，Tabaivkakarkiv地区和Stelmakhivka的诺莫林斯克。</text:p>
      <text:p text:style-name="P4">
<text:span text:style-name="T4">
另请阅读：</text:span>
 <text:a xlink:type="simple" xlink:href="https://www.ukrinform.ua/rubric-ato/3708798-vorog-obstrilav-hersonsinu-poraneni-troe-civilnih.html" text:style-name="Internet_20_link" text:visited-style-name="Visited_20_Internet_20_Link">
<text:span text:style-name="T4">
敌人</text:span>
</text:a>
_ <text:span text:style-name="T4">
在利马方向</text:span>
 _ _白天，进攻行动的敌人不是。 他在Bigorivka地区和Verkhnyamyansk的定居点和有争议的Donetsk的地区袭击了航空罢工。 炮兵主持人受到定居点的约束，该定居点与战斗碰撞线(Asam)：Makeevka：Makeevka，Luhansk地区，Bigorivka，Verkhnyamyansk，Verkhnyamyansk有争议的营地。</text:p>
      <text:p text:style-name="P4">
_ <text:span text:style-name="T4">
在巴赫穆特(Bakhmut)方向</text:span>
 _ _敌人继续采取进攻行动。在巴赫穆特(Bakhmut)市以外驾驶大型战斗。 此外，在白天，朝着Bogdanivka，Bakhmut Tabil Gore定居点的动力进攻行动的敌人。</text:p>
      <text:p text:style-name="P4">
除了定位防御外，我们的捍卫者还采取了积极的行动，特别是进攻性。 Vasyukivka，Orikhovo-Vasylivka，Bogdanivka，Bakhmut，Ivanivske，Yar，White Mountain，White Mountain，North，North，South，South，Toretsk，Donetsk地区受到敌人的炮击受伤。</text:p>
      <text:p text:style-name="P4">
<text:span text:style-name="T4">
另请阅读：</text:span>
 <text:a xlink:type="simple" xlink:href="https://www.ukrinform.ua/rubric-ato/3708763-vorog-atakuvav-berislav-dvoma-kerovanimi-aviabombami-misto-bez-elektropostacanna.html" text:style-name="Internet_20_link" text:visited-style-name="Visited_20_Internet_20_Link">
<text:span text:style-name="T4">
敌人</text:span>
</text:a>
<text:span text:style-name="T5">
 <text:span text:style-name="T4">
在Avdeevsky方向</text:span>
 _敌人袭击了Avdiivka地区。 他还向顿涅茨克地区的Pervomaisk Takarlivka大炮开了枪。</text:span>
 <text:span text:style-name="T4">
在矿物方向</text:span>
 _ _白天，进攻行动的敌人不是。 他袭击了Prychistivka的地区。</text:p>
      <text:p text:style-name="P4">
<text:span text:style-name="T4">
另请阅读：</text:span>
 <text:a xlink:type="simple" xlink:href="https://www.ukrinform.ua/rubric-regions/3708750-ataka-rf-na-hmelnickij-kilkist-poskodzenih-infrastrukturnih-obektiv-ide-na-sotni.html" text:style-name="Internet_20_link" text:visited-style-name="Visited_20_Internet_20_Link">
</text:a>
_ <text:span text:style-name="T4">
在Zaporizhzhya和Kherson的方向</text:span>
 _ _敌人继续进行。 他在Uremivkadonetsk地区，Burlatske，Lull，Gulyaipole，Small Shcherbaki Zaporizhzhya地区以及Berislav和Cossack Kherson地区的定居点以及Cossack Kherson地区袭击了航空罢工。 在此方面，与战斗碰撞线一起实施了定居点。 其中包括 -  Malynivka，Gulyaipole，Belogorye，Novodanilovka，Novoandriivka，Novopavlivka，Mali Shcherbaki和Kamianske Zaporizhzhya地区； Golden Balka，Mikhailivka，Antonivka，Kherson地区的Chernobayivka和Kherson City。</text:p>
      <text:p text:style-name="P4">
俄罗斯占领部队继续向乌克兰公民施加压力，以临时捕获的领土上的高个子人权。 尤其是，俄罗斯联邦调查委员会的大约50名代表在警察局的领土上占领了当地人口的审讯领土。 他们将参与羞辱审讯，并伴随着对国家的虐待。</text:p>
      <text:p text:style-name="P4">
同时，俄罗斯入侵者继续使用基础结构的定居点向其士兵提供医疗援助。 最近，在幼儿园的塔夫里耶(Tavriyehrson)地区定居中，入侵者安排了一家警察医院。 在前夕，发现了3辆具有受伤占领者的军事货车的到来。</text:p>
      <text:p text:style-name="P4">
正如乌克林福姆报道的<text:a xlink:type="simple" xlink:href="https://www.ukrinform.ua/rubric-ato/3708805-obstril-kostantinivki-kilkist-poranenih-zrosla-do-11.html" text:style-name="Internet_20_link" text:visited-style-name="Visited_20_Internet_20_Link">
</text:a>
 .</text:p>
      <text:p text:style-name="P4">
News Source: <text:a xlink:type="simple" xlink:href="https://www.ukrinform.ua/rubric-ato/3708811-aviacia-zsu-za-dobu-zavdala-visim-udariv-po-rajonah-skupcenna-voroga.html" text:style-name="Internet_20_link" text:visited-style-name="Visited_20_Internet_20_Link">
https://www.ukrinform.ua/rubric-ato/3708811-aviacia-zsu-za-dobu-zavdala-visim-udariv-po-rajonah-skupcenna-voroga.html</text:a>
</text:p>
      <!--NEWS-->
      <text:h text:style-name="P10" text:outline-level="1">
<text:span text:style-name="T4">
利维夫，利维夫地区，切尔尼维斯地区，特尔诺维尔，特尔诺皮尔地区，沃尔林地区，扎克...</text:span>
</text:h>
      <text:p text:style-name="P4">
作者: liveuamap (Language: en)</text:p>
      <text:p text:style-name="P4">
时间: 2023-05-13T1:13:00</text:p>
      <text:p text:style-name="P4">
地点: Lviv (Latitude:49.83826000 Longtitude:24.02324000)</text:p>
      <text:p text:style-name="P4">
视频: []</text:p>
      <text:p text:style-name="P4">
图片: []</text:p>
      <text:p text:style-name="P4">
标签: ["Europe", "Central and Eastern Europe"]</text:p>
      <text:p text:style-name="P4">
Id: 22562635</text:p>
      <!--METADATA-->
      <text:p text:style-name="P4">
Lviv, Lvivska Oblast, Chernivtska Oblast, Ternopil, Ternopilska Oblast, Volynska Oblast, Zakarpatia Oblast, Ivano-Frankiv, IVANOKIKIKIKIKIKAVSK Blast, Kyiv Oblast, Zhytomyr, Zhytomyrska Oblast, Vinnytskaoblast(21:12). Red Alert: aerial threat. Sirens sounding. Take cover now!</text:p>
      <text:p text:style-name="P4">
News Collection Link: <text:a xlink:type="simple" xlink:href="https://liveuamap.com/en/2023/13-may-lviv-lvivska-oblast-chernivetska-oblasg" text:style-name="Internet_20_link" text:visited-style-name="Visited_20_Internet_20_Link">
https://liveuamap.com/en/2023/13-may-lviv-lvivska-oblast-chernivetska-oblasg</text:a>
</text:p>
      <text:p text:style-name="P4">
News Source: <text:a xlink:type="simple" xlink:href="https://t.me/air_alert_ua/45221" text:style-name="Internet_20_link" text:visited-style-name="Visited_20_Internet_20_Link">
https://t.me/air_alert_ua/45221</text:a>
</text:p>
      <!--NEWS-->
      <text:h text:style-name="P10" text:outline-level="1">
<text:span text:style-name="T4">
明天在乌克兰主要没有降水，下午24°</text:span>
</text:h>
      <text:p text:style-name="P4">
作者: Ukrinform (Person)</text:p>
      <text:p text:style-name="P4">
出版商: Укринформ (Organization)</text:p>
      <text:p text:style-name="P4">
出版时间: 2023-05-13T20:40:00+03:00</text:p>
      <text:p text:style-name="P4">
修改时间: 2023-05-13T20:40:00+03:00</text:p>
      <text:p text:style-name="P4">
描述: 在周日的乌克兰，左岸将在沃尔林，里肯地区和喀尔巴阡山脉，晚上6-11°，下午19-24°的温度下大雨和雷暴。  - 乌克林。</text:p>
      <text:p text:style-name="P4">
图片: ["<text:a xlink:type="simple" xlink:href="https://static.ukrinform.com/photos/2022_05/thumb_files/630_360_1653467553-903.jpg" text:style-name="Internet_20_link" text:visited-style-name="Visited_20_Internet_20_Link">
630_360_16534...</text:a>
"]</text:p>
      <text:p text:style-name="P4">
标签: ['Дощ', 'Погода', 'Тепло', 'Прогноз']</text:p>
      <text:p text:style-name="P4">
类型: Article</text:p>
      <!--METADATA-->
      <text:p text:style-name="P4">
<draw:frame draw:style-name="fr1" draw:name="Image173" text:anchor-type="as-char" svg:width="6.9236in" svg:height="3.956343in" draw:z-index="0">
<draw:image xlink:href="../Images/yкринформ/2023-05-13T20-40-00-03-00/630_360_1653467553-903.jpg" xlink:type="simple" xlink:show="embed" xlink:actuate="onLoad" draw:mime-type="image/jpeg"/>
</draw:frame>
在乌克兰，周日在左岸，沃林斯基，里凡尼地区和喀尔巴阡山脉，晚上6-11°，下午19-24°的温度将在左岸，沃林斯基地区和喀尔巴阡山脉的雷暴稍有降雨和雷暴。</text:p>
      <text:p text:style-name="P4">
乌克兰形式在乌克兰水文气象学中心报道。</text:p>
      <text:p text:style-name="P4">
“在晚上没有降水量，下午在左岸，沃尔恩地区的左岸，喀尔巴阡山脉在较轻的短期降雨中，雷暴。在下午19-24°的8 m/s。海洋10-15°；晚上在喀尔巴阡山脉的热量从4°到1°霜冻，下午11-16°热。</text:p>
      <text:p text:style-name="P4">
在基辅和该地区，未预测5月14日。 <text:a xlink:type="simple" xlink:href="https://www.ukrinform.ua/tag-viter" text:style-name="Internet_20_link" text:visited-style-name="Visited_20_Internet_20_Link">
</text:a>
西北，3-5 m/s。 在首都，晚上9-11°，下午21-23°，夜间6-11°，下午19-24°。</text:p>
      <text:p text:style-name="P4">
根据5月15日至16日在西部地区的预测(5月15日晚上，只有vacarpathian地区)预计在白天的冰雹中，短期降雨，雷暴； 在其余地区，没有大降雨。 在15-20 m/s的西部的西南部，向南的风向向西南7-12 m/s。 晚上的温度为8-13°，在海洋海岸，最高16°，下午19-24°，南部和中部地区，最高为27°； 5月15日晚上3-8°温暖的喀尔巴阡山脉，第11-16°，5月16日，晚上6-11°，下午15-20°。</text:p>
      <text:p text:style-name="P4">
5月15日至16日在基辅和该地区，没有大降雨。 在西南的东南，7-12 m/s。 在首都，晚上的温度为11-13°，下午22-24°，在夜晚8-13°，下午19-24°的夜晚。</text:p>
      <text:p text:style-name="P4">
<text:span text:style-name="T4">
另请阅读：</text:span>
 <text:a xlink:type="simple" xlink:href="https://www.ukrinform.ua/rubric-kyiv/3708648-u-kievi-riven-vodi-v-dnipri-za-dobu-pidnavsa-na-4-santimetri.html" text:style-name="Internet_20_link" text:visited-style-name="Visited_20_Internet_20_Link">
</text:a>
预测者不会于5月17日至18日在乌克兰预测，只有在夜晚，纳扎卡尔帕蒂亚(Nazakarpattya)和喀尔巴阡山脉(Carpathians)很小，下午在大多数西部地区，有一个短期的降雨。 晚上9-15°的温度； 下午20-26°，在乌克兰西部16-22°。</text:p>
      <text:p text:style-name="P4">
在基辅和5月17日至18日，预计会降水。 在首都，载体的温度为13-15°，下午23-25°，在基辅地区，晚上10-15°，下午21-26°。</text:p>
      <text:p text:style-name="P4">
News Source: <text:a xlink:type="simple" xlink:href="https://www.ukrinform.ua/rubric-regions/3708719-v-ukraini-zavtra-perevazno-bez-opadiv-vden-do-24.html" text:style-name="Internet_20_link" text:visited-style-name="Visited_20_Internet_20_Link">
https://www.ukrinform.ua/rubric-regions/3708719-v-ukraini-zavtra-perevazno-bez-opadiv-vden-do-24.html</text:a>
</text:p>
      <!--NEWS-->
      <text:h text:style-name="P10" text:outline-level="1">
<text:span text:style-name="T4">
总统邀请教皇到乌克兰，并提出了一张照片</text:span>
</text:h>
      <text:p text:style-name="P4">
作者: Ukrinform (Person)</text:p>
      <text:p text:style-name="P4">
出版商: Укринформ (Organization)</text:p>
      <text:p text:style-name="P4">
出版时间: 2023-05-13T20:48:00+03:00</text:p>
      <text:p text:style-name="P4">
修改时间: 2023-05-13T20:48:00+03:00</text:p>
      <text:p text:style-name="P4">
描述: 沃迪米尔总统Zelenskyy邀请弗朗西斯教皇访问乌克兰，并通过祈祷来支持乌克兰人。  - 乌克林。</text:p>
      <text:p text:style-name="P4">
图片: ["<text:a xlink:type="simple" xlink:href="https://static.ukrinform.com/photos/2023_05/thumb_files/630_360_1683999909-239.jpeg" text:style-name="Internet_20_link" text:visited-style-name="Visited_20_Internet_20_Link">
630_360_16839...</text:a>
", "<text:a xlink:type="simple" xlink:href="https://static.ukrinform.com/photos/2023_05/1683999958-504.jpeg" text:style-name="Internet_20_link" text:visited-style-name="Visited_20_Internet_20_Link">
1683999958-50...</text:a>
", "<text:a xlink:type="simple" xlink:href="https://static.ukrinform.com/photos/2023_05/1683999958-468.jpeg" text:style-name="Internet_20_link" text:visited-style-name="Visited_20_Internet_20_Link">
1683999958-46...</text:a>
"]</text:p>
      <text:p text:style-name="P4">
标签: ['Папа Франциск', 'Ватикан', 'Зеленський', 'Війна з росією']</text:p>
      <text:p text:style-name="P4">
类型: Article</text:p>
      <!--METADATA-->
      <text:p text:style-name="P4">
<draw:frame draw:style-name="fr1" draw:name="Image174" text:anchor-type="as-char" svg:width="6.9236in" svg:height="3.956343in" draw:z-index="0">
<draw:image xlink:href="../Images/yкринформ/2023-05-13T20-48-00-03-00/630_360_1683999909-239.jpeg" xlink:type="simple" xlink:show="embed" xlink:actuate="onLoad" draw:mime-type="image/jpeg"/>
</draw:frame>
Zelensky的总统鸿沟邀请弗朗西斯教皇访问乌克兰，并通过祈祷支持乌克兰人。</text:p>
      <text:p text:style-name="P4">
关于它报告<text:a xlink:type="simple" xlink:href="https://www.president.gov.ua/news/prezident-ukrayini-volodimir-zelenskij-zustrivsya-z-papoyu-r-82849" text:style-name="Internet_20_link" text:visited-style-name="Visited_20_Internet_20_Link">
</text:a>
，报道乌克林福姆。</text:p>
      <text:p text:style-name="P4">
值得注意的是，Zelensky敦促Pontice访问我们的国家，以支持所有遭受俄罗斯恐怖袭击乌克兰土地的邪恶的乌克兰人的祈祷。</text:p>
      <text:p text:style-name="P4">
<draw:frame draw:style-name="fr1" draw:name="Image175" text:anchor-type="as-char" svg:width="6.9236in" svg:height="4.617948in" draw:z-index="0">
<draw:image xlink:href="../Images/yкринформ/2023-05-13T20-48-00-03-00/1683999958-504.jpeg" xlink:type="simple" xlink:show="embed" xlink:actuate="onLoad" draw:mime-type="image/jpeg"/>
</draw:frame>
总统还传达了他的圣洁绘画“损失，2022  -  58年”，瑞士的身份果实，他出生于俄罗斯Melitopolisapozhye地区的占领。 根据OP的说法，这幅画是Reds系列的一部分，它说明了现在正在发生的战争事件，该系列的每件作品都是俄罗斯越过的红线。</text:p>
      <text:p text:style-name="P4">
<text:span text:style-name="T4">
另请阅读：</text:span>
 <text:a xlink:type="simple" xlink:href="https://www.ukrinform.ua/rubric-society/3708804-zelenskij-zustrivsa-z-papou-franciskom-u-vatikani.html" text:style-name="Internet_20_link" text:visited-style-name="Visited_20_Internet_20_Link">
<text:span text:style-name="T4">
 franzi </text:span>
</text:a>
他们在国家元首办公室中提醒，在与教皇Zelensky会面时，主要关注俄罗斯侵略和恢复。</text:p>
      <text:p text:style-name="P4">
<draw:frame draw:style-name="fr1" draw:name="Image176" text:anchor-type="as-char" svg:width="6.9236in" svg:height="4.617948in" draw:z-index="0">
<draw:image xlink:href="../Images/yкринформ/2023-05-13T20-48-00-03-00/1683999958-468.jpeg" xlink:type="simple" xlink:show="embed" xlink:actuate="onLoad" draw:mime-type="image/jpeg"/>
</draw:frame>
特别是，他要求弗朗西斯教皇全面促进方形的实施，尤其是在粮食安全问题，释放伊德尔人的囚犯和恢复正义的囚犯的问题上。</text:p>
      <text:p text:style-name="P4">
总统强调说：“由于战争在乌克兰领土上继续进行，和平计划只能是乌克兰人。”</text:p>
      <text:p text:style-name="P4">
<text:span text:style-name="T4">
另请阅读：</text:span>
 <text:a xlink:type="simple" xlink:href="https://www.ukrinform.ua/rubric-ato/3708785-zelenskij-rosia-ne-hoce-miru-usi-maut-ce-usvidomiti.html" text:style-name="Internet_20_link" text:visited-style-name="Visited_20_Internet_20_Link">
<text:span text:style-name="T4">
 Zelensky </text:span>
</text:a>
如报道，<text:a xlink:type="simple" xlink:href="https://www.ukrinform.ua/rubric-polytics/3708665-zelenskij-pribuv-iz-vizitom-do-italii.html" text:style-name="Internet_20_link" text:visited-style-name="Visited_20_Internet_20_Link">
</text:a>
。</text:p>
      <text:p text:style-name="P4">
照片：作品</text:p>
      <text:p text:style-name="P4">
News Source: <text:a xlink:type="simple" xlink:href="https://www.ukrinform.ua/rubric-society/3708823-prezident-zaprosiv-papu-rimskogo-v-ukrainu-i-podaruvav-kartinu.html" text:style-name="Internet_20_link" text:visited-style-name="Visited_20_Internet_20_Link">
https://www.ukrinform.ua/rubric-society/3708823-prezident-zaprosiv-papu-rimskogo-v-ukrainu-i-podaruvav-kartinu.html</text:a>
</text:p>
      <!--NEWS-->
      <text:h text:style-name="P10" text:outline-level="1">
<text:span text:style-name="T4">
Arahamia评论了瑞士武器为乌克兰提供的情况</text:span>
</text:h>
      <text:p text:style-name="P4">
作者: Ukrinform (Person)</text:p>
      <text:p text:style-name="P4">
出版商: Укринформ (Organization)</text:p>
      <text:p text:style-name="P4">
出版时间: 2023-05-13T21:05:00+03:00</text:p>
      <text:p text:style-name="P4">
修改时间: 2023-05-13T21:05:00+03:00</text:p>
      <text:p text:style-name="P4">
描述: 大卫·阿拉哈米亚（David Arahamia）的“人民仆人”议会派系负责人说，在媒体上，人们对瑞士武器的最新决定有许多不准确的解释。  - 乌克林。</text:p>
      <text:p text:style-name="P4">
图片: ["<text:a xlink:type="simple" xlink:href="https://static.ukrinform.com/photos/2022_03/thumb_files/630_360_1646406939-675.jpg" text:style-name="Internet_20_link" text:visited-style-name="Visited_20_Internet_20_Link">
630_360_16464...</text:a>
"]</text:p>
      <text:p text:style-name="P4">
标签: ['Швейцарія', 'Зброя', 'Арахамія']</text:p>
      <text:p text:style-name="P4">
类型: Article</text:p>
      <!--METADATA-->
      <text:p text:style-name="P4">
<draw:frame draw:style-name="fr1" draw:name="Image177" text:anchor-type="as-char" svg:width="6.9236in" svg:height="3.956343in" draw:z-index="0">
<draw:image xlink:href="../Images/yкринформ/2023-05-13T21-05-00-03-00/630_360_1646406939-675.jpg" xlink:type="simple" xlink:show="embed" xlink:actuate="onLoad" draw:mime-type="image/jpeg"/>
</draw:frame>
大卫·阿拉哈米亚(David Arahamia)的“人民仆人”议会派系负责人说，最近对瑞士武器的决定有许多不准确的解释。</text:p>
      <text:p text:style-name="P4">
根据乌克林福姆的说法，阿拉哈米亚在[]中报道(https://t.me/David_Arakhamia/241?fbclid=IwAR0yFEHHF5aQd68e8kXisqKNiGG88YkSfT9Zn73HFmlG5GG0N7ms1-qUWv8).</text:p>
      <text:p text:style-name="P4">
“У ЗМІ багато неточних трактувань останніх рішень швейцарських колег.Починаючи від того, що парламент нібито вже ухвалив рішення про згоду наекспорт, закінчуючи тим, що нібито Швейцарія вже направляє нам зброю”, -написав він.</text:p>
      <text:p text:style-name="P4">
<text:span text:style-name="T4">
Читайте також:</text:span>
 <text:a xlink:type="simple" xlink:href="https://www.ukrinform.ua/rubric-polytics/3708743-kornienko-v-estonii-obgovoriv-neobhidnist-citkogo-algoritmu-ruhu-ukraini-v-nato.html" text:style-name="Internet_20_link" text:visited-style-name="Visited_20_Internet_20_Link">
 </text:a>
Arahamia解释说，实际上，个人资料委员会支持有关软化瑞士国防技术规则的建议。 乌克兰在大厅里将强调相关决定的预测之日已知。 “我们正在努力确保它们有效。”</text:p>
      <text:p text:style-name="P4">
议会派系主席提醒，与瑞士合作从事武器生产，于年初开始。</text:p>
      <text:p text:style-name="P4">
他指出，并不是每个人都相信可能的。 现在，乌克兰拥有第一个但尚未最终结果。</text:p>
      <text:p text:style-name="P4">
<text:span text:style-name="T4">
另请阅读：</text:span>
 <text:a xlink:type="simple" xlink:href="https://www.ukrinform.ua/rubric-ato/3708649-nimeccina-anonsuvala-paket-vijskovoi-dopomogi-na-27-milarda-aku-zbrou-otrimae-ukraina.html" text:style-name="Internet_20_link" text:visited-style-name="Visited_20_Internet_20_Link">
<text:span text:style-name="T4">
武器</text:span>
</text:a>
此外，“人民仆人”的负责人指出，乌克兰议会议会在瑞士，总统办公室和事务部的参与者的工作付出了很多努力。 阿拉哈米亚强调说：“当然，在这位前同事的Irinievendictova派系中，他是我们在瑞士大使的负责人。”</text:p>
      <text:p text:style-name="P4">
正如乌克林福姆报道的<text:a xlink:type="simple" xlink:href="https://www.ukrinform.ua/rubric-economy/3708078-u-parlamenti-svejcarii-rekomenduvali-pomaksiti-eksportnij-kontrol-vijskovoi-tehniki-ta-zbroi.html" text:style-name="Internet_20_link" text:visited-style-name="Visited_20_Internet_20_Link">
</text:a>
军事设备和武器。</text:p>
      <text:p text:style-name="P4">
News Source: <text:a xlink:type="simple" xlink:href="https://www.ukrinform.ua/rubric-ato/3708827-arahamia-prokomentuvav-situaciu-z-imovirnim-postacannam-svejcarieu-zbroi-dla-ukraini.html" text:style-name="Internet_20_link" text:visited-style-name="Visited_20_Internet_20_Link">
https://www.ukrinform.ua/rubric-ato/3708827-arahamia-prokomentuvav-situaciu-z-imovirnim-postacannam-svejcarieu-zbroi-dla-ukraini.html</text:a>
</text:p>
      <!--NEWS-->
      <text:h text:style-name="P10" text:outline-level="1">
<text:span text:style-name="T4">
网球：乌克兰Vanshelboim赢得了配对的比赛</text:span>
</text:h>
      <text:p text:style-name="P4">
作者: Ukrinform (Person)</text:p>
      <text:p text:style-name="P4">
出版商: Укринформ (Organization)</text:p>
      <text:p text:style-name="P4">
出版时间: 2023-05-13T21:12:00+03:00</text:p>
      <text:p text:style-name="P4">
修改时间: 2023-05-13T21:12:00+03:00</text:p>
      <text:p text:style-name="P4">
描述: 乌克兰网球运动员埃里克·范斯谢尔伯姆（Eric Vanshelboim）赢得了瑞典瓦尔纳莫（Swedish Varnamo）ITF M25系列的配对土壤锦标赛。  - 乌克林。</text:p>
      <text:p text:style-name="P4">
图片: ["<text:a xlink:type="simple" xlink:href="https://static.ukrinform.com/photos/2023_05/thumb_files/630_360_1684001538-187.jpg" text:style-name="Internet_20_link" text:visited-style-name="Visited_20_Internet_20_Link">
630_360_16840...</text:a>
"]</text:p>
      <text:p text:style-name="P4">
标签: ['Теніс']</text:p>
      <text:p text:style-name="P4">
类型: Article</text:p>
      <!--METADATA-->
      <text:p text:style-name="P4">
<draw:frame draw:style-name="fr1" draw:name="Image178" text:anchor-type="as-char" svg:width="6.9236in" svg:height="3.956343in" draw:z-index="0">
<draw:image xlink:href="../Images/yкринформ/2023-05-13T21-12-00-03-00/630_360_1684001538-187.jpg" xlink:type="simple" xlink:show="embed" xlink:actuate="onLoad" draw:mime-type="image/jpeg"/>
</draw:frame>
乌克兰网球运动员埃里克·范斯谢尔伯姆(Eric Vanshelboim)赢得了瑞典瓦尔纳莫(Swedish Varnamo)ITF M25的配对土壤锦标赛。</text:p>
      <text:p text:style-name="P4">
据《乌克林福姆》报道，在结局中，一名21岁的运动员与瑞典·西蒙·弗隆德(Sweden Simon Freund)一起赢得了查尔斯·布鲁姆(Charles Brum)和马克·韦瑟(Mark Weithouse)-6：3、6：3的报道。</text:p>
      <text:p text:style-name="P4">
这是本赛季Varshelboy的第二次胜利。</text:p>
      <text:p text:style-name="P4">
<text:span text:style-name="T4">
另请阅读：</text:span>
 <text:a xlink:type="simple" xlink:href="https://www.ukrinform.ua/rubric-sports/3708640-curenko-uperse-zdobula-ponad-20-peremog-za-sezon-pered-rolan-garros.html" text:style-name="Internet_20_link" text:visited-style-name="Visited_20_Internet_20_Link">
</text:a>
4月，他与澳大利亚人亚当·泰勒(Adam Taylor)一起赢得了乌克罗夫尼克·杜布罗夫尼克(Ukrovnik Dubrovnik)的ITF M25。</text:p>
      <text:p text:style-name="P4">
照片：btu.org.ua</text:p>
      <text:p text:style-name="P4">
News Source: <text:a xlink:type="simple" xlink:href="https://www.ukrinform.ua/rubric-sports/3708830-tenis-ukrainec-vanselbojm-vigrav-parnij-turnir.html" text:style-name="Internet_20_link" text:visited-style-name="Visited_20_Internet_20_Link">
https://www.ukrinform.ua/rubric-sports/3708830-tenis-ukrainec-vanselbojm-vigrav-parnij-turnir.html</text:a>
</text:p>
      <!--NEWS-->
      <text:h text:style-name="P10" text:outline-level="1">
<text:span text:style-name="T4">
与Mariupol Defender Valery Subotina的创意会议在基辅举行</text:span>
</text:h>
      <text:p text:style-name="P4">
作者: Ukrinform (Person)</text:p>
      <text:p text:style-name="P4">
出版商: Укринформ (Organization)</text:p>
      <text:p text:style-name="P4">
出版时间: 2023-05-13T21:12:31+03:00</text:p>
      <text:p text:style-name="P4">
修改时间: 2023-05-13T21:12:31+03:00</text:p>
      <text:p text:style-name="P4">
描述: 在电影院里，举行了玛丽奥波·瓦莱里（Nalo）的捍卫者的创意之夜（卡尔皮伦科），致力于她收集的诗歌“鲜花和武器”，并从囚禁中返回。  - 乌克林。</text:p>
      <text:p text:style-name="P4">
图片: ["<text:a xlink:type="simple" xlink:href="https://static.ukrinform.com/photos/2023_05/thumb_files/630_360_1684001251-509.jpg" text:style-name="Internet_20_link" text:visited-style-name="Visited_20_Internet_20_Link">
630_360_16840...</text:a>
", "<text:a xlink:type="simple" xlink:href="https://static.ukrinform.com/photos/2023_05/1684001431-450.jpg" text:style-name="Internet_20_link" text:visited-style-name="Visited_20_Internet_20_Link">
1684001431-45...</text:a>
", "<text:a xlink:type="simple" xlink:href="https://static.ukrinform.com/photos/2023_05/1684001431-195.jpg" text:style-name="Internet_20_link" text:visited-style-name="Visited_20_Internet_20_Link">
1684001431-19...</text:a>
", "<text:a xlink:type="simple" xlink:href="https://static.ukrinform.com/photos/2023_05/1684001430-243.jpg" text:style-name="Internet_20_link" text:visited-style-name="Visited_20_Internet_20_Link">
1684001430-24...</text:a>
", "<text:a xlink:type="simple" xlink:href="https://static.ukrinform.com/photos/2023_05/1684001430-859.jpg" text:style-name="Internet_20_link" text:visited-style-name="Visited_20_Internet_20_Link">
1684001430-85...</text:a>
", "<text:a xlink:type="simple" xlink:href="https://static.ukrinform.com/photos/2023_05/1684001429-832.jpg" text:style-name="Internet_20_link" text:visited-style-name="Visited_20_Internet_20_Link">
1684001429-83...</text:a>
", "<text:a xlink:type="simple" xlink:href="https://static.ukrinform.com/photos/2023_05/1684001429-654.jpg" text:style-name="Internet_20_link" text:visited-style-name="Visited_20_Internet_20_Link">
1684001429-65...</text:a>
", "<text:a xlink:type="simple" xlink:href="https://static.ukrinform.com/photos/2023_05/1684001429-614.jpg" text:style-name="Internet_20_link" text:visited-style-name="Visited_20_Internet_20_Link">
1684001429-61...</text:a>
"]</text:p>
      <text:p text:style-name="P4">
标签: ['Азовсталь', 'Маріуполь', 'Волонтери', 'Війна з росією']</text:p>
      <text:p text:style-name="P4">
类型: Article</text:p>
      <!--METADATA-->
      <text:p text:style-name="P4">
<draw:frame draw:style-name="fr1" draw:name="Image179" text:anchor-type="as-char" svg:width="6.9236in" svg:height="3.956343in" draw:z-index="0">
<draw:image xlink:href="../Images/yкринформ/2023-05-13T21-12-31-03-00/630_360_1684001251-509.jpg" xlink:type="simple" xlink:show="embed" xlink:actuate="onLoad" draw:mime-type="image/jpeg"/>
</draw:frame>
Mariupol Valeria的捍卫者的创意之夜发生在房子里(新的)Subotina(卡尔伦科)，献给她的诗歌“鲜花和武器”，并从一半回来。</text:p>
      <text:p text:style-name="P4">
这是乌克利福通讯员的报道。</text:p>
      <text:p text:style-name="P4">
“在被囚禁中，您与任何信息都被切断了。因此，不可能确切知道您是在战斗还是在等待您。但是，每个长期待在的人都知道：您不会在那里，乌克兰无法偷偷溜走你，以及朋友和亲戚。但是，离开那里并确保它是多么重要!” Subotina说(卡尔伦科).</text:p>
      <text:p text:style-name="P4">
<draw:frame draw:style-name="fr1" draw:name="Image180" text:anchor-type="as-char" svg:width="6.9236in" svg:height="4.615733in" draw:z-index="0">
<draw:image xlink:href="../Images/yкринформ/2023-05-13T21-12-31-03-00/1684001431-450.jpg" xlink:type="simple" xlink:show="embed" xlink:actuate="onLoad" draw:mime-type="image/jpeg"/>
</draw:frame>
<draw:frame draw:style-name="fr1" draw:name="Image181" text:anchor-type="as-char" svg:width="6.9236in" svg:height="4.615733in" draw:z-index="0">
<draw:image xlink:href="../Images/yкринформ/2023-05-13T21-12-31-03-00/1684001431-195.jpg" xlink:type="simple" xlink:show="embed" xlink:actuate="onLoad" draw:mime-type="image/jpeg"/>
</draw:frame>
她读了三首诗。 一个 - 关于玛丽奥波尔，另一个是献给囚禁的 - 她昨天写的这首诗。第三首诗是关于安德鲁的丈夫，她结婚了三天：52022年5月7日，5月7日，他没有返回来自战斗。</text:p>
      <text:p text:style-name="P4">
<text:span text:style-name="T4">
另请阅读：</text:span>
 <text:a xlink:type="simple" xlink:href="https://www.ukrinform.ua/rubric-diaspora/3576421-u-munheni-vidbudetsa-tvorca-zustric-z-ukrainskou-poetesou-katerinou-kalitko.html" text:style-name="Internet_20_link" text:visited-style-name="Visited_20_Internet_20_Link">
<text:span text:style-name="T4">
创意</text:span>
 <text:span text:style-name="T4">
会议</text:span>
</text:a>
创意的夜晚聚集在朋友，熟人，纳洛(Nalo)的座位的红色大厅中。 他们上台分享了生活故事，将他们与军事人员结合在一起，从“花武器”中读取她的诗，有些人献出了自己的诗歌，这是Subotin的歌曲所启发的灵感。</text:p>
      <text:p text:style-name="P4">
<draw:frame draw:style-name="fr1" draw:name="Image182" text:anchor-type="as-char" svg:width="6.9236in" svg:height="4.615733in" draw:z-index="0">
<draw:image xlink:href="../Images/yкринформ/2023-05-13T21-12-31-03-00/1684001430-243.jpg" xlink:type="simple" xlink:show="embed" xlink:actuate="onLoad" draw:mime-type="image/jpeg"/>
</draw:frame>
<draw:frame draw:style-name="fr1" draw:name="Image183" text:anchor-type="as-char" svg:width="6.9236in" svg:height="4.615733in" draw:z-index="0">
<draw:image xlink:href="../Images/yкринформ/2023-05-13T21-12-31-03-00/1684001430-859.jpg" xlink:type="simple" xlink:show="embed" xlink:actuate="onLoad" draw:mime-type="image/jpeg"/>
</draw:frame>
“我们都在战争中团结起来……我们当中是从囚禁中等待我们的亲戚的家庭。(Valery Subotina-编辑。)和我们一起，谢谢。 但是我们每个人都无法安静地生活，因为现在有很多亲戚被囚禁。 我们必须一起战斗，以便我们自己尽快从囚禁中恢复。 我们将继续奋斗，因为母亲不能与众不同。”死者后卫Mariupolmil Subotin的母亲说。</text:p>
      <text:p text:style-name="P4">
<text:span text:style-name="T4">
另请阅读：</text:span>
 <text:a xlink:type="simple" xlink:href="https://www.ukrinform.ua/rubric-culture/3613921-u-kievi-vidbudetsa-dopremernij-pokaz-stricki-obmin.html" text:style-name="Internet_20_link" text:visited-style-name="Visited_20_Internet_20_Link">
</text:a>
</text:p>
      <text:p text:style-name="P4">
<draw:frame draw:style-name="fr1" draw:name="Image184" text:anchor-type="as-char" svg:width="6.9236in" svg:height="4.615733in" draw:z-index="0">
<draw:image xlink:href="../Images/yкринформ/2023-05-13T21-12-31-03-00/1684001429-832.jpg" xlink:type="simple" xlink:show="embed" xlink:actuate="onLoad" draw:mime-type="image/jpeg"/>
</draw:frame>
<draw:frame draw:style-name="fr1" draw:name="Image185" text:anchor-type="as-char" svg:width="6.9236in" svg:height="4.615733in" draw:z-index="0">
<draw:image xlink:href="../Images/yкринформ/2023-05-13T21-12-31-03-00/1684001429-654.jpg" xlink:type="simple" xlink:show="embed" xlink:actuate="onLoad" draw:mime-type="image/jpeg"/>
</draw:frame>
“我经常雄辩，但现在我不是说。</text:p>
      <text:p text:style-name="P4">
<draw:frame draw:style-name="fr1" draw:name="Image186" text:anchor-type="as-char" svg:width="6.9236in" svg:height="4.615733in" draw:z-index="0">
<draw:image xlink:href="../Images/yкринформ/2023-05-13T21-12-31-03-00/1684001429-614.jpg" xlink:type="simple" xlink:show="embed" xlink:actuate="onLoad" draw:mime-type="image/jpeg"/>
</draw:frame>
据报道，Azov团，Azovstal Defender和Mariupolyavalevalevalery subotin的女发言人(卡尔伦科)在4月10日交换战俘期间，她从俄罗斯被囚禁中返回乌克兰。</text:p>
      <text:p text:style-name="P4">
News Source: <text:a xlink:type="simple" xlink:href="https://www.ukrinform.ua/rubric-kyiv/3708829-u-kievi-vidbulasa-tvorca-zustric-iz-zahisniceu-mariupola-valerieu-subotinou.html" text:style-name="Internet_20_link" text:visited-style-name="Visited_20_Internet_20_Link">
https://www.ukrinform.ua/rubric-kyiv/3708829-u-kievi-vidbulasa-tvorca-zustric-iz-zahisniceu-mariupola-valerieu-subotinou.html</text:a>
</text:p>
      <!--NEWS-->
      <text:h text:style-name="P10" text:outline-level="1">
<text:span text:style-name="T4">
伊朗出售俄罗斯超过一千个无人机和“其他武器” -Zelensky</text:span>
</text:h>
      <text:p text:style-name="P4">
作者: Ukrinform (Person)</text:p>
      <text:p text:style-name="P4">
出版商: Укринформ (Organization)</text:p>
      <text:p text:style-name="P4">
出版时间: 2023-05-13T21:24:00+03:00</text:p>
      <text:p text:style-name="P4">
修改时间: 2023-05-13T21:24:00+03:00</text:p>
      <text:p text:style-name="P4">
描述: 伊朗出售了俄罗斯联邦一千多个无人机，最近 - “其他武器”。  - 乌克林。</text:p>
      <text:p text:style-name="P4">
图片: ["<text:a xlink:type="simple" xlink:href="https://static.ukrinform.com/photos/2023_04/thumb_files/630_360_1682395902-573.jpg" text:style-name="Internet_20_link" text:visited-style-name="Visited_20_Internet_20_Link">
630_360_16823...</text:a>
"]</text:p>
      <text:p text:style-name="P4">
标签: ['Іран', 'Зброя', 'Зеленський', 'Війна з росією']</text:p>
      <text:p text:style-name="P4">
类型: Article</text:p>
      <!--METADATA-->
      <text:p text:style-name="P4">
<draw:frame draw:style-name="fr1" draw:name="Image187" text:anchor-type="as-char" svg:width="6.9236in" svg:height="3.956343in" draw:z-index="0">
<draw:image xlink:href="../Images/yкринформ/2023-05-13T21-24-00-03-00/630_360_1682395902-573.jpg" xlink:type="simple" xlink:show="embed" xlink:actuate="onLoad" draw:mime-type="image/jpeg"/>
</draw:frame>
伊朗是一千多个无人机，最近是“其他武器”。</text:p>
      <text:p text:style-name="P4">
沃迪米尔总统Zelenskyy在接受意大利媒体的采访中告诉了这一点，并在<text:a xlink:type="simple" xlink:href="https://www.youtube.com/watch" text:style-name="Internet_20_link" text:visited-style-name="Visited_20_Internet_20_Link">
</text:a>
，报道乌克林福姆。</text:p>
      <text:p text:style-name="P4">
“感谢制裁他们的导弹数量(俄罗斯人 -  ed。)它们产生，它已经减少了。 但是，像出售它们的伊朗一样的挑战(RF- ed。)Zelensky说：“有超过一千个伊朗无人机和其他武器，还有其他武器，我们有准确的信息，他们最近做到了。”</text:p>
      <text:p text:style-name="P4">
<text:span text:style-name="T4">
另请阅读：</text:span>
 <text:a xlink:type="simple" xlink:href="https://www.ukrinform.ua/rubric-ato/3708771-zelenskij-v-italii-e-duze-vazlivi-risenna-sodo-zahistu-nasogo-neba.html" text:style-name="Internet_20_link" text:visited-style-name="Visited_20_Internet_20_Link">
<text:span text:style-name="T4">
 Zelensky </text:span>
</text:a>
同时，他感谢意大利决定提供防空系统的决定，包括SAMP-T保护乌克兰人。</text:p>
      <text:p text:style-name="P4">
国家负责人警告意大利政客，他们建议帮助乌克兰人道主义者，但不提供武器，解释武器现在是保护和生存能力的防御援助。</text:p>
      <text:p text:style-name="P4">
“普京作为一个捕食者，当在这个联盟中，某个国家的帮助下变得疲软时，他感到非常艰难，非常具体，他们将能够影响力，以分裂欧盟的统一帮助我们，”加入总统。</text:p>
      <text:p text:style-name="P4">
<text:span text:style-name="T4">
另请阅读：</text:span>
 <text:a xlink:type="simple" xlink:href="https://www.ukrinform.ua/rubric-ato/3708821-zelenskij-pro-kontrnastup-vi-tocno-pobacite-a-rosia-vidcue.html" text:style-name="Internet_20_link" text:visited-style-name="Visited_20_Internet_20_Link">
<text:span text:style-name="T4">
 Zelensky </text:span>
</text:a>
如报道，<text:a xlink:type="simple" xlink:href="https://www.ukrinform.ua/rubric-polytics/3708665-zelenskij-pribuv-iz-vizitom-do-italii.html" text:style-name="Internet_20_link" text:visited-style-name="Visited_20_Internet_20_Link">
</text:a>
 .</text:p>
      <text:p text:style-name="P4">
News Source: <text:a xlink:type="simple" xlink:href="https://www.ukrinform.ua/rubric-ato/3708835-iran-prodav-rosii-ponad-tisacu-droniv-ta-insu-zbrou-zelenskij.html" text:style-name="Internet_20_link" text:visited-style-name="Visited_20_Internet_20_Link">
https://www.ukrinform.ua/rubric-ato/3708835-iran-prodav-rosii-ponad-tisacu-droniv-ta-insu-zbrou-zelenskij.html</text:a>
</text:p>
      <!--NEWS-->
      <text:h text:style-name="P10" text:outline-level="1">
<text:span text:style-name="T4">
利物浦的权力有望在欧洲电视网后继续与乌克兰关系</text:span>
</text:h>
      <text:p text:style-name="P4">
作者: Ukrinform (Person)</text:p>
      <text:p text:style-name="P4">
出版商: Укринформ (Organization)</text:p>
      <text:p text:style-name="P4">
出版时间: 2023-05-13T21:32:00+03:00</text:p>
      <text:p text:style-name="P4">
修改时间: 2023-05-13T21:32:00+03:00</text:p>
      <text:p text:style-name="P4">
描述: 英国利物浦与乌克兰的关系将在Eurovision-2023歌曲大赛之后继续进行，特别是，它已经与我们的艺术家共同商定。  - 乌克林。</text:p>
      <text:p text:style-name="P4">
图片: ["<text:a xlink:type="simple" xlink:href="https://static.ukrinform.com/photos/2022_10/thumb_files/630_360_1665168980-865.jpg" text:style-name="Internet_20_link" text:visited-style-name="Visited_20_Internet_20_Link">
630_360_16651...</text:a>
"]</text:p>
      <text:p text:style-name="P4">
标签: ['Британія', 'Євробачення', 'Україна', 'Мистецтво', 'Ліверпуль']</text:p>
      <text:p text:style-name="P4">
类型: Article</text:p>
      <!--METADATA-->
      <text:p text:style-name="P4">
<draw:frame draw:style-name="fr1" draw:name="Image188" text:anchor-type="as-char" svg:width="6.9236in" svg:height="3.953152in" draw:z-index="0">
<draw:image xlink:href="../Images/yкринформ/2023-05-13T21-32-00-03-00/630_360_1665168980-865.jpg" xlink:type="simple" xlink:show="embed" xlink:actuate="onLoad" draw:mime-type="image/jpeg"/>
</draw:frame>
英国利物浦与乌克兰的关系将在Eurovision-2023歌曲大赛之后继续进行，特别是，它已经与我们的艺术家共同商定。</text:p>
      <text:p text:style-name="P4">
利物浦文化部负责人利物浦克莱尔·麦克尔根负责人，他涉及PA Media。</text:p>
      <text:p text:style-name="P4">
“与乌克兰建立的人际关系无法接受 - 俄罗斯人入侵的竞争，不会在星期六决赛之后结束……这是非常强大的，我希望一切都会结束...他们将拥有麦考甘说：“利物浦在他们的同事中。</text:p>
      <text:p text:style-name="P4">
她还报告说，在有关组织的“联合努力”之后<text:a xlink:type="simple" xlink:href="https://www.ukrinform.ua/tag-konkurs" text:style-name="Internet_20_link" text:visited-style-name="Visited_20_Internet_20_Link">
</text:a>
将与乌克兰艺术家一起进行以下项目。</text:p>
      <text:p text:style-name="P4">
<text:span text:style-name="T4">
另请阅读：</text:span>
 <text:a xlink:type="simple" xlink:href="https://www.ukrinform.ua/rubric-culture/3708817-tkacenko-pro-final-evrobacenna-uves-liverpul-v-ukrainskih-praporah-riven-pidtrimki-zaskalue.html" text:style-name="Internet_20_link" text:visited-style-name="Visited_20_Internet_20_Link">
<text:span text:style-name="T4">
 liverpu </text:span>
</text:a>
作为 <text:a xlink:type="simple" xlink:href="http://www.ukrinform.ua/rubric-culture/3708817-tkacenko-pro-final-evrobacenna-uves-liverpul-v-ukrainskih-praporah-riven-pidtrimki-zaskalue.html" text:style-name="Internet_20_link" text:visited-style-name="Visited_20_Internet_20_Link">
 </text:a>
文化和信息政策部长Oleksandr Tkachenko告诉每个高级歌曲比赛，他的每一次高级歌曲比赛都非常高。</text:p>
      <text:p text:style-name="P4">
<text:span text:style-name="T5">
foto：Alan Novelli/Alamy</text:span>
</text:p>
      <text:p text:style-name="P4">
News Source: <text:a xlink:type="simple" xlink:href="https://www.ukrinform.ua/rubric-culture/3708836-vlada-liverpula-obicae-prodovzenna-vidnosin-z-ukrainou-pisla-evrobacenna.html" text:style-name="Internet_20_link" text:visited-style-name="Visited_20_Internet_20_Link">
https://www.ukrinform.ua/rubric-culture/3708836-vlada-liverpula-obicae-prodovzenna-vidnosin-z-ukrainou-pisla-evrobacenna.html</text:a>
</text:p>
      <!--NEWS-->
      <text:h text:style-name="P10" text:outline-level="1">
<text:span text:style-name="T4">
白俄罗斯还不是俄罗斯，人们战斗-Zelensky</text:span>
</text:h>
      <text:p text:style-name="P4">
作者: Ukrinform (Person)</text:p>
      <text:p text:style-name="P4">
出版商: Укринформ (Organization)</text:p>
      <text:p text:style-name="P4">
出版时间: 2023-05-13T21:49:00+03:00</text:p>
      <text:p text:style-name="P4">
修改时间: 2023-05-13T21:49:00+03:00</text:p>
      <text:p text:style-name="P4">
描述: 俄罗斯联邦试图使白俄罗斯成为自己的角色，但白俄罗斯人正在挣扎，可以成为一个独立的社会。  - 乌克林。</text:p>
      <text:p text:style-name="P4">
图片: ["<text:a xlink:type="simple" xlink:href="https://static.ukrinform.com/photos/2023_04/thumb_files/630_360_1682063024-559.jpeg" text:style-name="Internet_20_link" text:visited-style-name="Visited_20_Internet_20_Link">
630_360_16820...</text:a>
"]</text:p>
      <text:p text:style-name="P4">
标签: ['білорусь', 'Італія', 'росія', 'Зеленський', 'Війна з росією']</text:p>
      <text:p text:style-name="P4">
类型: Article</text:p>
      <!--METADATA-->
      <text:p text:style-name="P4">
<draw:frame draw:style-name="fr1" draw:name="Image189" text:anchor-type="as-char" svg:width="6.9236in" svg:height="3.956343in" draw:z-index="0">
<draw:image xlink:href="../Images/yкринформ/2023-05-13T21-49-00-03-00/630_360_1682063024-559.jpeg" xlink:type="simple" xlink:show="embed" xlink:actuate="onLoad" draw:mime-type="image/jpeg"/>
</draw:frame>
俄罗斯联邦试图使白俄罗斯成为自己的一部分，但白俄罗斯人正在努力成为一个独立的社会。</text:p>
      <text:p text:style-name="P4">
Volodymyr Zelenskyy在接受意大利媒体的采访中告诉了这一点，对<text:a xlink:type="simple" xlink:href="http://www.youtube.com/watch" text:style-name="Internet_20_link" text:visited-style-name="Visited_20_Internet_20_Link">
</text:a>
乌克林福姆报道，国家元首办公室。</text:p>
      <text:p text:style-name="P4">
“我认为白俄罗斯不是俄罗斯。 俄罗斯正在竭尽全力与白俄罗斯有关。 甚至没有……成为俄罗斯的一部分来管理那里的每个人。”他说。</text:p>
      <text:p text:style-name="P4">
根据Zelensky的说法，许多白俄罗斯机构拥有克里姆林宫的“人民”，这些机构控制着某些过程。</text:p>
      <text:p text:style-name="P4">
同时，总统指出，超过70％的人口<text:a xlink:type="simple" xlink:href="https://www.ukrinform.ua/tag-bilorus" text:style-name="Internet_20_link" text:visited-style-name="Visited_20_Internet_20_Link">
</text:a>
\  - 反对俄罗斯，他们对战争感到“沮丧”，支持乌克兰，这与俄罗斯人是一个很大的不同。</text:p>
      <text:p text:style-name="P4">
<text:span text:style-name="T4">
另请阅读：</text:span>
 <text:a xlink:type="simple" xlink:href="https://www.ukrinform.ua/rubric-kyiv/3707852-u-kievi-vidkriut-ukrainskobiloruskij-hab.html" text:style-name="Internet_20_link" text:visited-style-name="Visited_20_Internet_20_Link">
<text:span text:style-name="T4">
白俄罗斯</text:span>
</text:a>
“这表明，尽管采取了信息政策，尽管收购了叙事，但白俄罗斯人仍在战斗。 当您在电视上，在互联网上，阴道说俄罗斯是您的兄弟，乌克兰是敌人，很难生活在这种叙述中。 但是他们在战斗，我相信白俄罗斯社会是独立的。 这很困难，这也是一场战争，因为他们没有人员伤亡，但是有些失去的人洗了大脑，这也是一场独立的战​​争，言论自由，选择自由，这是同一战争的伟大战争价值观，” Zelensky加强。</text:p>
      <text:p text:style-name="P4">
他认为，白俄罗斯人知道，对于俄罗斯侵略，摩尔多瓦或波罗的海国家，他们可以成为以下内容。</text:p>
      <text:p text:style-name="P4">
据报道，乌克兰沃迪米尔·泽伦斯基总统于5月13日在意大利发生了争执。</text:p>
      <text:p text:style-name="P4">
_foto：op _</text:p>
      <text:p text:style-name="P4">
News Source: <text:a xlink:type="simple" xlink:href="https://www.ukrinform.ua/rubric-ato/3708840-bilorus-ise-ne-rosia-ludi-borutsa-zelenskij.html" text:style-name="Internet_20_link" text:visited-style-name="Visited_20_Internet_20_Link">
https://www.ukrinform.ua/rubric-ato/3708840-bilorus-ise-ne-rosia-ludi-borutsa-zelenskij.html</text:a>
</text:p>
      <!--NEWS-->
      <text:h text:style-name="P10" text:outline-level="1">
<text:span text:style-name="T4">
在利物浦开始了Eurovision-2023大结局</text:span>
</text:h>
      <text:p text:style-name="P4">
作者: Ukrinform (Person)</text:p>
      <text:p text:style-name="P4">
出版商: Укринформ (Organization)</text:p>
      <text:p text:style-name="P4">
出版时间: 2023-05-13T22:00:00+03:00</text:p>
      <text:p text:style-name="P4">
修改时间: 2023-05-13T22:00:00+03:00</text:p>
      <text:p text:style-name="P4">
描述: Eurovision-2023歌曲比赛的最后阶段始于英国利物浦。  - 乌克林。</text:p>
      <text:p text:style-name="P4">
图片: ["<text:a xlink:type="simple" xlink:href="https://static.ukrinform.com/photos/2023_02/thumb_files/630_360_1675352996-430.png" text:style-name="Internet_20_link" text:visited-style-name="Visited_20_Internet_20_Link">
630_360_16753...</text:a>
"]</text:p>
      <text:p text:style-name="P4">
标签: ['Євробачення', 'Конкурс', 'Музика']</text:p>
      <text:p text:style-name="P4">
类型: Article</text:p>
      <!--METADATA-->
      <text:p text:style-name="P4">
<draw:frame draw:style-name="fr1" draw:name="Image190" text:anchor-type="as-char" svg:width="6.9236in" svg:height="3.956343in" draw:z-index="0">
<draw:image xlink:href="../Images/yкринформ/2023-05-13T22-00-00-03-00/630_360_1675352996-430.png" xlink:type="simple" xlink:show="embed" xlink:actuate="onLoad" draw:mime-type="image/png"/>
</draw:frame>
Eurovision-2023歌曲比赛的最后阶段开始了。</text:p>
      <text:p text:style-name="P4">
关于它报告了乌克林。</text:p>
      <text:p text:style-name="P4">
赢得半决赛的26个参与国家展示了他们的人数。</text:p>
      <text:p text:style-name="P4">
乌克兰以托维奇(Tvorchi)的身份代表了钢铁之歌，该歌曲自动填补了比赛的决定性部分。</text:p>
      <text:p text:style-name="P4">
抽奖确定乌克兰将是第19名。</text:p>
      <text:p text:style-name="P4">
<text:span text:style-name="T4">
另请阅读：</text:span>
 <text:a xlink:type="simple" xlink:href="https://www.ukrinform.ua/rubric-culture/3708658-evrobacenna-zasvidcue-so-muzika-obednue-ludej-spilna-zaava-ukraini-ta-britanii.html" text:style-name="Internet_20_link" text:visited-style-name="Visited_20_Internet_20_Link">
<text:span text:style-name="T4">
 eurobacker </text:span>
</text:a>
欧洲电视网决赛2023年参与者的演讲顺序：</text:p>
      <text:p text:style-name="P4">
1.奥地利：Teya&amp;Salena-埃德加到底是谁？ 2.葡萄牙：Mimicat -AiCoraçao3。瑞士：Remo Forer -Watergun 4.波兰：Blanka -Solo5。 7.塞浦路斯：安德鲁·拉姆布鲁(Andrew Lambrou) - 破碎的心脏8.西班牙：布兰卡·帕洛玛(Blanca Paloma) - 伊亚(Eaea)； 9.瑞典：洛伦 - 纹身10.阿尔巴尼亚：阿尔比娜和家族凯尔曼迪 - 杜杰11.意大利：Marco Mengoni -Due Vite； 12.爱沙尼亚：阿里卡 - 桥梁13.芬兰：凯尔·贾尔 - 查尔·查尔14.捷克共和国：维斯纳 - 我姐姐的王冠15.澳大利亚：澳大利亚：voyager-诺言16.比利时：gustaph：gustaph：gustaph -you you you you you you you you you of you of you of you brunte：brunte。 Pasha Parfeni -Soarele Si Luna 19.乌克兰：TVORCHI-钢铁之心20。挪威：亚历山德拉 - 国王女王21.德国：失落的主 - 血与闪光； 22.立陶宛：Monika Linkyte-留下23.以色列：Noa Kirel -Unicorn 24. Slovenia：Slovenia：Joker Out -Carpe Diem 25.克罗地亚：Let 3 -Mamašcher!26.英国：梅·穆勒(Mae Muller) - 我写了一首歌。</text:p>
      <text:p text:style-name="P4">
<text:span text:style-name="T4">
另请阅读：</text:span>
 <text:a xlink:type="simple" xlink:href="https://www.ukrinform.ua/rubric-culture/3708817-tkacenko-pro-final-evrobacenna-uves-liverpul-v-ukrainskih-praporah-riven-pidtrimki-zaskalue.html" text:style-name="Internet_20_link" text:visited-style-name="Visited_20_Internet_20_Link">
<text:span text:style-name="T4">
 eurobacker </text:span>
</text:a>
除了TVORCHI，乌克兰艺术家在结局中还会有更多数字。</text:p>
      <text:p text:style-name="P4">
我们将提醒我们，Eurovision-2023的半决赛于5月9日和12日举行。</text:p>
      <text:p text:style-name="P4">
<text:span text:style-name="T5">
照片：BBC</text:span>
</text:p>
      <text:p text:style-name="P4">
News Source: <text:a xlink:type="simple" xlink:href="https://www.ukrinform.ua/rubric-culture/3708832-u-liverpuli-startuvav-final-evrobacenna2023.html" text:style-name="Internet_20_link" text:visited-style-name="Visited_20_Internet_20_Link">
https://www.ukrinform.ua/rubric-culture/3708832-u-liverpuli-startuvav-final-evrobacenna2023.html</text:a>
</text:p>
      <!--NEWS-->
      <text:h text:style-name="P10" text:outline-level="1">
<text:span text:style-name="T4">
Zelensky关于阻止乌克兰谷物：小麻烦，我们将解决它们</text:span>
</text:h>
      <text:p text:style-name="P4">
作者: Ukrinform (Person)</text:p>
      <text:p text:style-name="P4">
出版商: Укринформ (Organization)</text:p>
      <text:p text:style-name="P4">
出版时间: 2023-05-13T22:07:00+03:00</text:p>
      <text:p text:style-name="P4">
修改时间: 2023-05-13T22:07:00+03:00</text:p>
      <text:p text:style-name="P4">
描述: 沃迪米尔·泽伦斯基（Volodymyr Zelensky）总统认为，阻止乌克兰谷物的一些欧洲邻国过境的决定是政治组成部分，但所有问题都将解决。  - 乌克林。</text:p>
      <text:p text:style-name="P4">
图片: ["<text:a xlink:type="simple" xlink:href="https://static.ukrinform.com/photos/2023_04/thumb_files/630_360_1681898244-702.jpg" text:style-name="Internet_20_link" text:visited-style-name="Visited_20_Internet_20_Link">
630_360_16818...</text:a>
"]</text:p>
      <text:p text:style-name="P4">
标签: ['Економіка', 'Зерно', 'Зеленський']</text:p>
      <text:p text:style-name="P4">
类型: Article</text:p>
      <!--METADATA-->
      <text:p text:style-name="P4">
<draw:frame draw:style-name="fr1" draw:name="Image191" text:anchor-type="as-char" svg:width="6.9236in" svg:height="3.956343in" draw:z-index="0">
<draw:image xlink:href="../Images/yкринформ/2023-05-13T22-07-00-03-00/630_360_1681898244-702.jpg" xlink:type="simple" xlink:show="embed" xlink:actuate="onLoad" draw:mime-type="image/jpeg"/>
</draw:frame>
总统洛德米尔·泽伦斯基(Lordimir Zelensky)认为，阻止乌克兰谷物过境的一些欧洲社区的决定是政治上的，但所有问题都将得到解决。</text:p>
      <text:p text:style-name="P4">
他在接受意大利媒体的采访中说，该媒体现场直播<text:a xlink:type="simple" xlink:href="https://www.youtube.com/watch" text:style-name="Internet_20_link" text:visited-style-name="Visited_20_Internet_20_Link">
</text:a>
，报道乌克林福姆。</text:p>
      <text:p text:style-name="P4">
“这也有政治。 我感谢保留的邻国，但是如果您说实话，就会有一个政客。 当然，我们被黑人所阻挡，我们对帮助武器非常重要，我们不能冒险与某些州建立关系。 因此，我知道某人 - 一个或另一种政治潮流享受这种情况并煽动农民等，以阻止我们的谷物。”</text:p>
      <text:p text:style-name="P4">
<text:span text:style-name="T4">
另请阅读：</text:span>
 <text:a xlink:type="simple" xlink:href="https://www.ukrinform.ua/rubric-economy/3708279-navit-akso-zernovu-ugodu-prodovzat-cina-frahtu-zrostatime-ekspert.html" text:style-name="Internet_20_link" text:visited-style-name="Visited_20_Internet_20_Link">
<text:span text:style-name="T4">
谷物</text:span>
</text:a>
同时，他强调将谷物交通的阻塞取缔，因此所有问题都将得到解决。</text:p>
      <text:p text:style-name="P4">
“必须存在市场关系，而不是政治关系，然后我们所有人，欧洲人都像往常一样转向业务。 现在，这些是一些小麻烦，我认为我们肯定会解决它们。”总统补充说。</text:p>
      <text:p text:style-name="P4">
<text:span text:style-name="T4">
另请阅读：</text:span>
 <text:a xlink:type="simple" xlink:href="https://www.ukrinform.ua/rubric-economy/3708223-u-tureccini-vidznacaut-prosuvanna-u-dialozi-sodo-zernovoi-ugodi.html" text:style-name="Internet_20_link" text:visited-style-name="Visited_20_Internet_20_Link">
<text:span text:style-name="T4">
谷物</text:span>
</text:a>
此前，欧盟委员会主席Ursula von der Lyen表示，EC的直接优先级是乌克兰谷物的毫无疑问的过境，可能会给欧盟带来可能的价格。</text:p>
      <text:p text:style-name="P4">
<text:span text:style-name="T5">
foto来自agravery.com</text:span>
</text:p>
      <text:p text:style-name="P4">
News Source: <text:a xlink:type="simple" xlink:href="https://www.ukrinform.ua/rubric-economy/3708841-zelenskij-pro-blokuvanna-ukrainskogo-zerna-nevelicki-negarazdi-mi-ih-virisimo.html" text:style-name="Internet_20_link" text:visited-style-name="Visited_20_Internet_20_Link">
https://www.ukrinform.ua/rubric-economy/3708841-zelenskij-pro-blokuvanna-ukrainskogo-zerna-nevelicki-negarazdi-mi-ih-virisimo.html</text:a>
</text:p>
      <!--NEWS-->
      <text:h text:style-name="P10" text:outline-level="1">
<text:span text:style-name="T4">
在基辅和大多数地区 - 空气警报</text:span>
</text:h>
      <text:p text:style-name="P4">
作者: Ukrinform (Person)</text:p>
      <text:p text:style-name="P4">
出版商: Укринформ (Organization)</text:p>
      <text:p text:style-name="P4">
出版时间: 2023-05-13T22:13:00+03:00</text:p>
      <text:p text:style-name="P4">
修改时间: 2023-05-13T22:13:00+03:00</text:p>
      <text:p text:style-name="P4">
描述: 在乌克兰的首都以及大多数中部和西部地区宣布了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Війна з росією', 'Повітряна тривога']</text:p>
      <text:p text:style-name="P4">
类型: Article</text:p>
      <!--METADATA-->
      <text:p text:style-name="P4">
<draw:frame draw:style-name="fr1" draw:name="Image192" text:anchor-type="as-char" svg:width="6.9236in" svg:height="3.956343in" draw:z-index="0">
<draw:image xlink:href="../Images/yкринформ/2023-05-13T22-13-00-03-00/630_360_1645871571-868.jpg" xlink:type="simple" xlink:show="embed" xlink:actuate="onLoad" draw:mime-type="image/jpeg"/>
</draw:frame>
在乌克兰大多数中部和西部地区的首都，宣布了飞机。</text:p>
      <text:p text:style-name="P4">
关于它报告了<text:a xlink:type="simple" xlink:href="https://alerts.in.ua/" text:style-name="Internet_20_link" text:visited-style-name="Visited_20_Internet_20_Link">
</text:a>
在空气永久地图上。</text:p>
      <text:p text:style-name="P4">
总统办公室主管Andriy Yermak <text:a xlink:type="simple" xlink:href="https://t.me/s/ermaka2022" text:style-name="Internet_20_link" text:visited-style-name="Visited_20_Internet_20_Link">
</text:a>
忽略空气警报。</text:p>
      <text:p text:style-name="P4">
News Source: <text:a xlink:type="simple" xlink:href="https://www.ukrinform.ua/rubric-ato/3708843-u-kievi-ta-nizci-oblastej-povitrana-trivoga.html" text:style-name="Internet_20_link" text:visited-style-name="Visited_20_Internet_20_Link">
https://www.ukrinform.ua/rubric-ato/3708843-u-kievi-ta-nizci-oblastej-povitrana-trivoga.html</text:a>
</text:p>
      <!--NEWS-->
      <text:h text:style-name="P10" text:outline-level="1">
<text:span text:style-name="T4">
Zelensky：与普京的调解不能成为杀手</text:span>
</text:h>
      <text:p text:style-name="P4">
作者: Ukrinform (Person)</text:p>
      <text:p text:style-name="P4">
出版商: Укринформ (Organization)</text:p>
      <text:p text:style-name="P4">
出版时间: 2023-05-13T22:27:00+03:00</text:p>
      <text:p text:style-name="P4">
修改时间: 2023-05-13T22:27:00+03:00</text:p>
      <text:p text:style-name="P4">
描述: Volodymyr Zelensky强调，乌克兰必须制定一项行动计划，但没有俄罗斯的参与。  - 乌克林。</text:p>
      <text:p text:style-name="P4">
图片: ["<text:a xlink:type="simple" xlink:href="https://static.ukrinform.com/photos/2023_03/thumb_files/630_360_1677948249-193.jpg" text:style-name="Internet_20_link" text:visited-style-name="Visited_20_Internet_20_Link">
630_360_16779...</text:a>
"]</text:p>
      <text:p text:style-name="P4">
标签: ['Переговори', 'путін', 'Зеленський', 'Війна з росією']</text:p>
      <text:p text:style-name="P4">
类型: Article</text:p>
      <!--METADATA-->
      <text:p text:style-name="P4">
<draw:frame draw:style-name="fr1" draw:name="Image193" text:anchor-type="as-char" svg:width="6.9236in" svg:height="3.956343in" draw:z-index="0">
<draw:image xlink:href="../Images/yкринформ/2023-05-13T22-27-00-03-00/630_360_1677948249-193.jpg" xlink:type="simple" xlink:show="embed" xlink:actuate="onLoad" draw:mime-type="image/jpeg"/>
</draw:frame>
Volodymyrzelensky强调，为了在乌克兰实现公正的和平，有必要制定行动计划，但没有俄罗斯的参与。</text:p>
      <text:p text:style-name="P4">
乌克兰总统在接受意大利媒体采访时说，这是在[]上播出的。(http://www.youtube.com/watch?v=WiNMH_ZyRYg&amp;ab_channel=%D0%9E%D1%84%D1%96%D1%81%D0%9F%D1%80%D0%B5%D0%B7%D0%B8%D0%B4%D0%B5%D0%BD%D1%82%D0%B0%D0%A3%D0%BA%D1%80%D0%B0%D1%97%D0%BD%D0%B8)乌克林福姆报道，国家元首办公室。</text:p>
      <text:p text:style-name="P4">
“我们不需要乌克兰与占领我们领土的侵略者之间的中介。 总统说：“我们必须制定一项和平计划，正是乌克兰和平。”</text:p>
      <text:p text:style-name="P4">
他说，乌克兰邀请在制定计划的制定过程之前加入教皇。</text:p>
      <text:p text:style-name="P4">
他解释说：“我的印象是，首先，您需要开发一切，而不是阻止，而不是邀请俄罗斯人，这将阻止。”</text:p>
      <text:p text:style-name="P4">
<text:span text:style-name="T4">
另请阅读：</text:span>
 <text:a xlink:type="simple" xlink:href="https://www.ukrinform.ua/rubric-ato/3708785-zelenskij-rosia-ne-hoce-miru-usi-maut-ce-usvidomiti.html" text:style-name="Internet_20_link" text:visited-style-name="Visited_20_Internet_20_Link">
<text:span text:style-name="T4">
 Zelensky </text:span>
</text:a>
Zelensky提醒乌克兰已经知道“调解”与Unormand格式的“调解”的后果。</text:p>
      <text:p text:style-name="P4">
总统说：“与普京的调解 - 他是凶手 - 不能。”</text:p>
      <text:p text:style-name="P4">
当被问及愿意与侵略者国家的负责人交谈时，国家元首回答：“不，什么都没有。”</text:p>
      <text:p text:style-name="P4">
同时，泽伦斯基(Zelensky)表示相信俄罗斯现在已经变得较弱，伊普汀(Iputin)可以“迈出外交步骤”，但一年后，侵略者将再次“杀死我们”。</text:p>
      <text:p text:style-name="P4">
<text:span text:style-name="T4">
另请阅读：</text:span>
 <text:a xlink:type="simple" xlink:href="https://www.ukrinform.ua/rubric-ato/3708821-zelenskij-pro-kontrnastup-vi-tocno-pobacite-a-rosia-vidcue.html" text:style-name="Internet_20_link" text:visited-style-name="Visited_20_Internet_20_Link">
<text:span text:style-name="T4">
 Zelensky </text:span>
</text:a>
</text:p>
      <text:p text:style-name="P4">
他还表示，当乌克兰进入克里米亚的行政边界时，普京在俄罗斯内的支持将减少，“他的InterColor，将向他施加业务，以找到出路。 他们将不得不找到。”</text:p>
      <text:p text:style-name="P4">
泽伦斯基承诺：“不久了。”</text:p>
      <text:p text:style-name="P4">
据报道，沃迪米尔Zelenskyy总统将于5月13日访问意大利。</text:p>
      <text:p text:style-name="P4">
_foto：op _</text:p>
      <text:p text:style-name="P4">
News Source: <text:a xlink:type="simple" xlink:href="https://www.ukrinform.ua/rubric-ato/3708844-zelenskij-poserednictva-z-putinim-ne-moze-buti-vin-ubivca.html" text:style-name="Internet_20_link" text:visited-style-name="Visited_20_Internet_20_Link">
https://www.ukrinform.ua/rubric-ato/3708844-zelenskij-poserednictva-z-putinim-ne-moze-buti-vin-ubivca.html</text:a>
</text:p>
      <!--NEWS-->
      <text:h text:style-name="P10" text:outline-level="1">
<text:span text:style-name="T4">
在Ternopil爆炸中 - 媒体</text:span>
</text:h>
      <text:p text:style-name="P4">
作者: Ukrinform (Person)</text:p>
      <text:p text:style-name="P4">
出版商: Укринформ (Organization)</text:p>
      <text:p text:style-name="P4">
出版时间: 2023-05-13T22:38:00+03:00</text:p>
      <text:p text:style-name="P4">
修改时间: 2023-05-13T22:38:00+03:00</text:p>
      <text:p text:style-name="P4">
描述: 在Ternopil的空气警报中，听到了爆炸声。  - 乌克林。</text:p>
      <text:p text:style-name="P4">
图片: ["<text:a xlink:type="simple" xlink:href="https://static.ukrinform.com/photos/2018_10/thumb_files/630_360_1538997471-852.jpg" text:style-name="Internet_20_link" text:visited-style-name="Visited_20_Internet_20_Link">
630_360_15389...</text:a>
"]</text:p>
      <text:p text:style-name="P4">
标签: ['Вибух', 'Тернопіль', 'Війна з росією', 'Повітряна тривога']</text:p>
      <text:p text:style-name="P4">
类型: Article</text:p>
      <!--METADATA-->
      <text:p text:style-name="P4">
<draw:frame draw:style-name="fr1" draw:name="Image194" text:anchor-type="as-char" svg:width="6.9236in" svg:height="3.948443in" draw:z-index="0">
<draw:image xlink:href="../Images/yкринформ/2023-05-13T22-38-00-03-00/630_360_1538997471-852.jpg" xlink:type="simple" xlink:show="embed" xlink:actuate="onLoad" draw:mime-type="image/jpeg"/>
</draw:frame>
在特洛皮尔的空气焦虑期间，听到了爆炸声。</text:p>
      <text:p text:style-name="P4">
关于它报告<text:a xlink:type="simple" xlink:href="https://t.me/s/hromadske_ua" text:style-name="Internet_20_link" text:visited-style-name="Visited_20_Internet_20_Link">
</text:a>
，报道乌克林福姆。</text:p>
      <text:p text:style-name="P4">
帖子写道：“爆炸的声音在ternopil中听到。”</text:p>
      <text:p text:style-name="P4">
Ternopil ova volodymyr Trush的负责人叫<text:a xlink:type="simple" xlink:href="https://t.me/s/ternopilskaODA" text:style-name="Internet_20_link" text:visited-style-name="Visited_20_Internet_20_Link">
</text:a>
该地区的居民留在庇护所。</text:p>
      <text:p text:style-name="P4">
<text:span text:style-name="T4">
另请阅读：</text:span>
 <text:a xlink:type="simple" xlink:href="https://www.ukrinform.ua/rubric-regions/3708036-u-zaporizzi-ta-hersoni-lunali-vibuhi-zmi.html" text:style-name="Internet_20_link" text:visited-style-name="Visited_20_Internet_20_Link">
</text:a>
Ternopil市长谢尔盖·纳达尔(Sergei Nadal)也<text:a xlink:type="simple" xlink:href="https://t.me/s/nadal_online" text:style-name="Internet_20_link" text:visited-style-name="Visited_20_Internet_20_Link">
</text:a>
仍然是一个苛刻的休息场所。 城市主席补充说：“不要发布照片和视频。”</text:p>
      <text:p text:style-name="P4">
据报道，在乌克兰和首都的大多数地区，空中卡车已宣布。</text:p>
      <text:p text:style-name="P4">
News Source: <text:a xlink:type="simple" xlink:href="https://www.ukrinform.ua/rubric-ato/3708846-u-ternopoli-prolunali-vibuhi-zmi.html" text:style-name="Internet_20_link" text:visited-style-name="Visited_20_Internet_20_Link">
https://www.ukrinform.ua/rubric-ato/3708846-u-ternopoli-prolunali-vibuhi-zmi.html</text:a>
</text:p>
      <!--NEWS-->
      <text:h text:style-name="P10" text:outline-level="1">
<text:span text:style-name="T4">
Zhytomyr OVA警告火箭中风的威胁</text:span>
</text:h>
      <text:p text:style-name="P4">
作者: Ukrinform (Person)</text:p>
      <text:p text:style-name="P4">
出版商: Укринформ (Organization)</text:p>
      <text:p text:style-name="P4">
出版时间: 2023-05-13T22:41:00+03:00</text:p>
      <text:p text:style-name="P4">
修改时间: 2023-05-13T22:41:00+03:00</text:p>
      <text:p text:style-name="P4">
描述: 乌克兰有敌对的火箭袭击的威胁。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Ракета', 'Житомирщина', 'Війна з росією']</text:p>
      <text:p text:style-name="P4">
类型: Article</text:p>
      <!--METADATA-->
      <text:p text:style-name="P4">
<draw:frame draw:style-name="fr1" draw:name="Image195" text:anchor-type="as-char" svg:width="6.9236in" svg:height="3.948443in" draw:z-index="0">
<draw:image xlink:href="../Images/yкринформ/2023-05-13T22-41-00-03-00/630_360_1538997483-946.jpg" xlink:type="simple" xlink:show="embed" xlink:actuate="onLoad" draw:mime-type="image/jpeg"/>
</draw:frame>
乌克兰的Suiteraium威胁着敌对的火箭中风。</text:p>
      <text:p text:style-name="P4">
根据乌克林福姆的说法，<text:a xlink:type="simple" xlink:href="https://t.me/zhytomyrskaODA/3877" text:style-name="Internet_20_link" text:visited-style-name="Visited_20_Internet_20_Link">
</text:a>
Zhytomyr Ova Vitaliy Bunchko的负责人写道。</text:p>
      <text:p text:style-name="P4">
他写道：“敌方战略航空的火箭中风的威胁。”</text:p>
      <text:p text:style-name="P4">
他还敦促不要忽略空气警报和解音。</text:p>
      <text:p text:style-name="P4">
总结说：“我们想起了禁止射击和发布防空人员的禁令。”</text:p>
      <text:p text:style-name="P4">
正如乌克林福姆报道的<text:a xlink:type="simple" xlink:href="https://www.ukrinform.ua/rubric-ato/3708843-u-kievi-ta-nizci-oblastej-povitrana-trivoga.html" text:style-name="Internet_20_link" text:visited-style-name="Visited_20_Internet_20_Link">
</text:a>
 .</text:p>
      <text:p text:style-name="P4">
News Source: <text:a xlink:type="simple" xlink:href="https://www.ukrinform.ua/rubric-ato/3708847-zitomirska-ova-poperedzae-pro-zagrozu-raketnogo-udaru.html" text:style-name="Internet_20_link" text:visited-style-name="Visited_20_Internet_20_Link">
https://www.ukrinform.ua/rubric-ato/3708847-zitomirska-ova-poperedzae-pro-zagrozu-raketnogo-udaru.html</text:a>
</text:p>
      <!--NEWS-->
      <text:h text:style-name="P10" text:outline-level="1">
<text:span text:style-name="T4">
乌克兰宣布在Eurovision-2023上宣布国家陪审团的组成</text:span>
</text:h>
      <text:p text:style-name="P4">
作者: Ukrinform (Person)</text:p>
      <text:p text:style-name="P4">
出版商: Укринформ (Organization)</text:p>
      <text:p text:style-name="P4">
出版时间: 2023-05-13T22:50:00+03:00</text:p>
      <text:p text:style-name="P4">
修改时间: 2023-05-13T22:50:00+03:00</text:p>
      <text:p text:style-name="P4">
描述: 欧洲电视网歌曲大赛历史上第一次，公共广播使乌克兰人能够通过在移动申请中投票选择国家陪审团的组成。  - 乌克林。</text:p>
      <text:p text:style-name="P4">
图片: ["<text:a xlink:type="simple" xlink:href="https://static.ukrinform.com/photos/2023_05/thumb_files/630_360_1684009771-789.jpg" text:style-name="Internet_20_link" text:visited-style-name="Visited_20_Internet_20_Link">
630_360_16840...</text:a>
"]</text:p>
      <text:p text:style-name="P4">
标签: ['Євробачення', 'Конкурс', 'Журі']</text:p>
      <text:p text:style-name="P4">
类型: Article</text:p>
      <!--METADATA-->
      <text:p text:style-name="P4">
<draw:frame draw:style-name="fr1" draw:name="Image196" text:anchor-type="as-char" svg:width="6.9236in" svg:height="3.956343in" draw:z-index="0">
<draw:image xlink:href="../Images/yкринформ/2023-05-13T22-50-00-03-00/630_360_1684009771-789.jpg" xlink:type="simple" xlink:show="embed" xlink:actuate="onLoad" draw:mime-type="image/jpeg"/>
</draw:frame>
欧洲电视网歌曲大赛的游客公开广播首次是通过针对目标申请进行投票选择国家陪审团的组成。</text:p>
      <text:p text:style-name="P4">
关于IT报告乌克林福姆，参考<text:a xlink:type="simple" xlink:href="https://t.me/mkipu/6056" text:style-name="Internet_20_link" text:visited-style-name="Visited_20_Internet_20_Link">
</text:a>
。</text:p>
      <text:p text:style-name="P4">
该部说：“乌克兰人选择了十名候选人中的五个陪审团，他们选择了2023年欧洲电视网决赛中最好的执行者。”</text:p>
      <text:p text:style-name="P4">
<text:span text:style-name="T4">
另请阅读：</text:span>
 <text:a xlink:type="simple" xlink:href="https://www.ukrinform.ua/rubric-culture/3708832-u-liverpuli-startuvav-final-evrobacenna2023.html" text:style-name="Internet_20_link" text:visited-style-name="Visited_20_Internet_20_Link">
<text:span text:style-name="T4">
 eurovachen </text:span>
</text:a>
根据投票结果，国家陪审团包括：</text:p>
      <ul>
        <li>
Alexander Fosji Sidorenko，歌手，TNMK Group的参与者-21％ * Svetlana Tarabarova，歌手，作曲家和词曲作者-17％ * Tonya Matvienko，Tonya Matvienko荣誉艺术家，13％的艺术家-13％ * Oleg Sobchuk，前任和Skyi Group -skyi Group -skyi Group -11 -11 -11 ％。 * Eugene Cloud，作曲家和钢琴家-10％</li>
      </ul>
      <text:p text:style-name="P4">
国家陪审团的负责人是亚历山大·福齐·史多伦科(Alexander Fozzi Sidorenko)，因为他在调查中得到了最大的支持。</text:p>
      <text:p text:style-name="P4">
<text:span text:style-name="T4">
另请阅读：</text:span>
 <text:a xlink:type="simple" xlink:href="https://www.ukrinform.ua/rubric-culture/3708836-vlada-liverpula-obicae-prodovzenna-vidnosin-z-ukrainou-pisla-evrobacenna.html" text:style-name="Internet_20_link" text:visited-style-name="Visited_20_Internet_20_Link">
<text:span text:style-name="T4">
 eurovachen </text:span>
</text:a>
据乌克林福姆报道，今天在利物浦举行了一场最终的欧洲电视网比赛。 决赛是26个国家。 乌克兰将排在第19位，代表TVorchi乐队的歌曲《钢铁之心》(心问)这会自动属于竞争的决定性部分。</text:p>
      <text:p text:style-name="P4">
照片：公共</text:p>
      <text:p text:style-name="P4">
News Source: <text:a xlink:type="simple" xlink:href="https://www.ukrinform.ua/rubric-culture/3708854-ukraina-ogolosila-sklad-nacionalnogo-zuri-na-evrobacenni2023.html" text:style-name="Internet_20_link" text:visited-style-name="Visited_20_Internet_20_Link">
https://www.ukrinform.ua/rubric-culture/3708854-ukraina-ogolosila-sklad-nacionalnogo-zuri-na-evrobacenni2023.html</text:a>
</text:p>
      <!--NEWS-->
      <text:h text:style-name="P10" text:outline-level="1">
<text:span text:style-name="T4">
如果普京使用核武器，第二天就不会-Zelensky</text:span>
</text:h>
      <text:p text:style-name="P4">
作者: Ukrinform (Person)</text:p>
      <text:p text:style-name="P4">
出版商: Укринформ (Organization)</text:p>
      <text:p text:style-name="P4">
出版时间: 2023-05-13T22:55:00+03:00</text:p>
      <text:p text:style-name="P4">
修改时间: 2023-05-13T22:55:00+03:00</text:p>
      <text:p text:style-name="P4">
描述: 沃迪米尔总统Zelenskyy怀疑使用俄罗斯核武器负责人，但他坚信，如果发生这种情况，普京将不再是第二天。  - 乌克林。</text:p>
      <text:p text:style-name="P4">
图片: ["<text:a xlink:type="simple" xlink:href="https://static.ukrinform.com/photos/2023_03/thumb_files/630_360_1678784649-408.jpeg" text:style-name="Internet_20_link" text:visited-style-name="Visited_20_Internet_20_Link">
630_360_16787...</text:a>
"]</text:p>
      <text:p text:style-name="P4">
标签: ['путін', 'Ядерна зброя', 'Зеленський']</text:p>
      <text:p text:style-name="P4">
类型: Article</text:p>
      <!--METADATA-->
      <text:p text:style-name="P4">
<draw:frame draw:style-name="fr1" draw:name="Image197" text:anchor-type="as-char" svg:width="6.9236in" svg:height="3.956343in" draw:z-index="0">
<draw:image xlink:href="../Images/yкринформ/2023-05-13T22-55-00-03-00/630_360_1678784649-408.jpeg" xlink:type="simple" xlink:show="embed" xlink:actuate="onLoad" draw:mime-type="image/jpeg"/>
</draw:frame>
总统的洛尔迪尔·泽伦斯基(Lordir Zelensky)怀疑使用核武器沃尔迪米特蛋白，但我坚信，如果发生这种情况，第二天将不再是。</text:p>
      <text:p text:style-name="P4">
他在接受意大利媒体的采访中说了这一点，该媒体在[]上现场直播。(https://www.youtube.com/watch?v=WiNMH_ZyRYg&amp;ab_channel=%D0%9E%D1%84%D1%96%D1%81%D0%9F%D1%80%D0%B5%D0%B7%D0%B8%D0%B4%D0%B5%D0%BD%D1%82%D0%B0%D0%A3%D0%BA%D1%80%D0%B0%D1%97%D0%BD%D0%B8)，报道乌克林福姆。</text:p>
      <text:p text:style-name="P4">
Zelensky说：“我很清楚，如果普京决定使用核武器，我证明他不会是。”</text:p>
      <text:p text:style-name="P4">
<text:span text:style-name="T4">
另请阅读：</text:span>
 <text:a xlink:type="simple" xlink:href="https://www.ukrinform.ua/rubric-polytics/3706704-posol-ukraini-zaklikae-g7-zasuditi-budaku-zagrozu-zastosuvanna-adernoi-zbroi-na-samiti-v-hirosimi.html" text:style-name="Internet_20_link" text:visited-style-name="Visited_20_Internet_20_Link">
<text:span text:style-name="T4">
核</text:span>
</text:a>
总统坚信普京不会使用核武器，但没人知道侵略者国家领导人的脑海。</text:p>
      <text:p text:style-name="P4">
Zelensky指出了普京，尽管他失去了与现实的联系，但要活得很多。</text:p>
      <text:p text:style-name="P4">
如报道，<text:a xlink:type="simple" xlink:href="https://www.ukrinform.ua/rubric-polytics/3708665-zelenskij-pribuv-iz-vizitom-do-italii.html" text:style-name="Internet_20_link" text:visited-style-name="Visited_20_Internet_20_Link">
</text:a>
 .</text:p>
      <text:p text:style-name="P4">
News Source: <text:a xlink:type="simple" xlink:href="https://www.ukrinform.ua/rubric-ato/3708845-akso-putin-zastosue-adernu-zbrou-nastupnogo-dna-jogo-ne-bude-zelenskij.html" text:style-name="Internet_20_link" text:visited-style-name="Visited_20_Internet_20_Link">
https://www.ukrinform.ua/rubric-ato/3708845-akso-putin-zastosue-adernu-zbrou-nastupnogo-dna-jogo-ne-bude-zelenskij.html</text:a>
</text:p>
      <!--NEWS-->
      <text:h text:style-name="P10" text:outline-level="1">
<text:span text:style-name="T4">
Ternopil的爆炸：在城市和地区，专家 -  OVA工作</text:span>
</text:h>
      <text:p text:style-name="P4">
作者: Ukrinform (Person)</text:p>
      <text:p text:style-name="P4">
出版商: Укринформ (Organization)</text:p>
      <text:p text:style-name="P4">
出版时间: 2023-05-13T23:11:00+03:00</text:p>
      <text:p text:style-name="P4">
修改时间: 2023-05-13T23:11:00+03:00</text:p>
      <text:p text:style-name="P4">
描述: Ternopil ova的负责人敦促该地区的居民不要发布照片和视频，而不是对爆炸声的指示发表评论。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None</text:p>
      <text:p text:style-name="P4">
类型: Article</text:p>
      <!--METADATA-->
      <text:p text:style-name="P4">
<draw:frame draw:style-name="fr1" draw:name="Image198" text:anchor-type="as-char" svg:width="6.9236in" svg:height="3.948443in" draw:z-index="0">
<draw:image xlink:href="../Images/yкринформ/2023-05-13T23-11-00-03-00/630_360_1538997483-946.jpg" xlink:type="simple" xlink:show="embed" xlink:actuate="onLoad" draw:mime-type="image/jpeg"/>
</draw:frame>
OVA Golovna OVA敦促该地区的居民不要发布照片和视频，也不建议可能爆炸声的指示。</text:p>
      <text:p text:style-name="P4">
根据乌克林福姆的说法，弗拉基米尔·特拉什(Vladimir Trush)的董事长在<text:a xlink:type="simple" xlink:href="https://t.me/s/ternopilskaODA" text:style-name="Internet_20_link" text:visited-style-name="Visited_20_Internet_20_Link">
</text:a>
。</text:p>
      <text:p text:style-name="P4">
他说：“我敦促不发表照片和视频，也不要对爆炸声的声音发表评论。”</text:p>
      <text:p text:style-name="P4">
Trush指出，专家现在在城市和地区。</text:p>
      <text:p text:style-name="P4">
OVA负责人补充说：“稍后我们将在稍后通知所有信息。”</text:p>
      <text:p text:style-name="P4">
据报道，在焦虑症中，在焦虑症中听到了声音。</text:p>
      <text:p text:style-name="P4">
News Source: <text:a xlink:type="simple" xlink:href="https://www.ukrinform.ua/rubric-ato/3708851-vibuhi-v-ternopoli-u-misti-ta-oblasti-pracuut-specialisti-ova.html" text:style-name="Internet_20_link" text:visited-style-name="Visited_20_Internet_20_Link">
https://www.ukrinform.ua/rubric-ato/3708851-vibuhi-v-ternopoli-u-misti-ta-oblasti-pracuut-specialisti-ova.html</text:a>
</text:p>
      <!--NEWS-->
      <text:h text:style-name="P10" text:outline-level="1">
<text:span text:style-name="T4">
Holytino将成为新的首席教练“切尔西”  - 记者</text:span>
</text:h>
      <text:p text:style-name="P4">
作者: Ukrinform (Person)</text:p>
      <text:p text:style-name="P4">
出版商: Укринформ (Organization)</text:p>
      <text:p text:style-name="P4">
出版时间: 2023-05-13T23:13:00+03:00</text:p>
      <text:p text:style-name="P4">
修改时间: 2023-05-13T23:13:00+03:00</text:p>
      <text:p text:style-name="P4">
描述: 切尔西的新任主教练将是莫里西奥的荣誉。  - 乌克林。</text:p>
      <text:p text:style-name="P4">
图片: ["<text:a xlink:type="simple" xlink:href="https://static.ukrinform.com/photos/2023_05/thumb_files/630_360_1684008708-419.jpg" text:style-name="Internet_20_link" text:visited-style-name="Visited_20_Internet_20_Link">
630_360_16840...</text:a>
"]</text:p>
      <text:p text:style-name="P4">
标签: ['Челсі', 'Футбол', 'АПЛ']</text:p>
      <text:p text:style-name="P4">
类型: Article</text:p>
      <!--METADATA-->
      <text:p text:style-name="P4">
<draw:frame draw:style-name="fr1" draw:name="Image199" text:anchor-type="as-char" svg:width="6.9236in" svg:height="3.956343in" draw:z-index="0">
<draw:image xlink:href="../Images/yкринформ/2023-05-13T23-13-00-03-00/630_360_1684008708-419.jpg" xlink:type="simple" xlink:show="embed" xlink:actuate="onLoad" draw:mime-type="image/jpeg"/>
</draw:frame>
毛里西奥·霍诺梅蒂诺(Mauricio Honomettino)将成为切尔西的新任主教练。</text:p>
      <text:p text:style-name="P4">
这是Fabrizio Romano的足球内部人士在[]中报道的(https://twitter.com/FabrizioRomano/status/1657462776921563136)，报道乌克林福姆。</text:p>
      <text:p text:style-name="P4">
各方已达成协议。 Holytino接受了长期合同的所有条件。它将在未来几天内签署。</text:p>
      <text:p text:style-name="P4">
专家将在6月领导团队。 他将带他的教练组与俱乐部讨论转会策略。 到本赛季结束时，与球队一起工作将弗兰克·勒马蒂(Frank Lemarty)工作。</text:p>
      <text:p text:style-name="P4">
<text:span text:style-name="T4">
另请阅读：</text:span>
 <text:a xlink:type="simple" xlink:href="https://www.ukrinform.ua/rubric-sports/3708802-apl-celsi-zigrav-vniciu-bornmut-iz-zabarnim-postupivsa.html" text:style-name="Internet_20_link" text:visited-style-name="Visited_20_Internet_20_Link">
<text:span text:style-name="T4">
切尔西</text:span>
</text:a>
据报道，这位51岁专家的最后工作地点是PSG。他还培训了托特纳姆热刺，南安普敦和Espanyol。</text:p>
      <text:p text:style-name="P4">
照片：盖蒂图像</text:p>
      <text:p text:style-name="P4">
News Source: <text:a xlink:type="simple" xlink:href="https://www.ukrinform.ua/rubric-sports/3708850-pocetino-stane-novim-golovnim-trenero-celsi-zurnalist.html" text:style-name="Internet_20_link" text:visited-style-name="Visited_20_Internet_20_Link">
https://www.ukrinform.ua/rubric-sports/3708850-pocetino-stane-novim-golovnim-trenero-celsi-zurnalist.html</text:a>
</text:p>
      <!--NEWS-->
      <text:h text:style-name="P10" text:outline-level="1">
<text:span text:style-name="T4">
Zelensky和Meloni签署了联合声明</text:span>
</text:h>
      <text:p text:style-name="P4">
作者: Ukrinform (Person)</text:p>
      <text:p text:style-name="P4">
出版商: Укринформ (Organization)</text:p>
      <text:p text:style-name="P4">
出版时间: 2023-05-13T23:18:00+03:00</text:p>
      <text:p text:style-name="P4">
修改时间: 2023-05-13T23:18:00+03:00</text:p>
      <text:p text:style-name="P4">
描述: 沃迪米尔·泽伦斯基（Volodymyr Zelenskyy）总统和罗马意大利共和国乔治·梅洛尼（George Meloni）的部长会议主席已就乌克兰的支持签署了一份联合声明。  - 乌克林。</text:p>
      <text:p text:style-name="P4">
图片: ["<text:a xlink:type="simple" xlink:href="https://static.ukrinform.com/photos/2023_05/thumb_files/630_360_1683989112-431.jpeg" text:style-name="Internet_20_link" text:visited-style-name="Visited_20_Internet_20_Link">
630_360_16839...</text:a>
"]</text:p>
      <text:p text:style-name="P4">
标签: ['Італія', 'Зеленський', 'Джорджа Мелоні']</text:p>
      <text:p text:style-name="P4">
类型: Article</text:p>
      <!--METADATA-->
      <text:p text:style-name="P4">
<draw:frame draw:style-name="fr1" draw:name="Image200" text:anchor-type="as-char" svg:width="6.9236in" svg:height="3.956343in" draw:z-index="0">
<draw:image xlink:href="../Images/yкринформ/2023-05-13T23-18-00-03-00/630_360_1683989112-431.jpeg" xlink:type="simple" xlink:show="embed" xlink:actuate="onLoad" draw:mime-type="image/jpeg"/>
</draw:frame>
总统洛尔迪尔·泽伦斯基(Lordir Zelensky)和罗马意大利乔治·盖梅隆(Georgamelon)的部长委员会主席已就乌克兰的支持签署了一份联合声明。</text:p>
      <text:p text:style-name="P4">
该文档的文本发表在<text:a xlink:type="simple" xlink:href="https://www.president.gov.ua/news/spilna-deklaraciya-ukrayini-ta-italiyi-82853" text:style-name="Internet_20_link" text:visited-style-name="Visited_20_Internet_20_Link">
</text:a>
，报道乌克林福姆。</text:p>
      <text:p text:style-name="P4">
乌克兰总统兼意大利共和国部长委员会主席提出了他们对俄罗斯对乌克兰的军事侵略的明确谴责。 乌克兰在行使其不合理和不合理的侵略中行使其无利可图的自卫权方面表现出了极大的决心。 俄罗斯必须立即，完全无条件地将其全部从其国际公认的边界内的乌克兰领土上撤离。</text:p>
      <text:p text:style-name="P4">
<text:span text:style-name="T4">
另请阅读：</text:span>
 <text:a xlink:type="simple" xlink:href="https://www.ukrinform.ua/rubric-polytics/3708776-italia-robit-stavku-na-peremogu-ukraini-meloni.html" text:style-name="Internet_20_link" text:visited-style-name="Visited_20_Internet_20_Link">
<text:span text:style-name="T4">
 Melonney </text:span>
</text:a>
意大利共和国对乌克兰在国际公认的边界内的独立性，主权和领土完整的奉献仍然坚定不移。 意大利共和国高度赞赏乌克兰人民和武装部队的决心和勇气，并认识到他们对安全欧洲大陆及以后的重大贡献。 意大利共和国意大利共和国将为乌克兰提供政治，金融，人道主义和军事支持，并通过欧盟，北约，联合国和其他格式的国际合作来为乌克兰提供。</text:p>
      <text:p text:style-name="P4">
意大利共和国为乌克兰做出了重大的军事贡献，乌克兰将不断考虑乌克兰最紧急和最紧迫的需求，以增强其国防能力。 除了全国性的贡献外，意大利群众还积极参与欧盟和北约至高无上的援助以及乌克兰军队的准备。</text:p>
      <text:p text:style-name="P4">
除军事援助外，意大利共和国为乌克兰提供了平民援助，包括金融，人道主义和紧急支持。 提供此帮助将继续。 其他类型的援助包括来自意大利能源公司的捐款，意大利能源公司通过意大利部和欧盟民事保护机制动员起来，以改善和恢复乌克兰能源和民用基础设施的稳定性。意大利共和国基于乌克兰的主权和领土完整性支持乌克兰公正和古老的和平。 意大利共和国随时准备与乌克兰合作，以确保在不久的将来计划的公开事件的背景下，在乌克兰和平公式的实施中广泛参与。</text:p>
      <text:p text:style-name="P4">
乌克兰和意大利共和国强调了他们对起诉战争罪和其他与俄罗斯对乌克兰激进战争有关的男人犯罪的坚定奉献。 意大利共和国祝贺针对乌克兰的新医疗中心达成协议(ICPA)Ugaaz并希望尽快发现他。</text:p>
      <text:p text:style-name="P4">
乌克兰和意大利共和国证实了国际刑事法院对调查的支持，这是提出参考的一步，并注意到法院逮捕令。 意大利同意为国际刑事法院提供额外的支持，以在俄罗斯针对乌克兰战争的背景下加强其可能性。</text:p>
      <text:p text:style-name="P4">
<text:span text:style-name="T4">
另请阅读：</text:span>
 <text:a xlink:type="simple" xlink:href="https://www.ukrinform.ua/rubric-ato/3708771-zelenskij-v-italii-e-duze-vazlivi-risenna-sodo-zahistu-nasogo-neba.html" text:style-name="Internet_20_link" text:visited-style-name="Visited_20_Internet_20_Link">
</text:a>
乌克兰和意大利共和国同意有必要通过进一步制裁削弱俄罗斯人继续非法军事侵略的能力来增加对俄罗斯的全面压力。 确保有效实施制裁，第三次绕行制裁的预防和反应的努力应得到加强。2023年4月26日，意大利和乌克兰共同组织了意大利 - 乌克兰人在罗马的恢复会议，私营部门参与支持乌克兰的可持续性和恢复支持与合作通过激活两个合作。 意大利共和国与国际组织和合作伙伴一起承诺参与战后乌克兰的塔维杜建造。 为雄心勃勃的长期合作奠定基础已经很重要，这将创造机会并允许乌克兰纳罗德恢复其国家。 包括私营和国际公司在内的所有相关合作伙伴的参与，目的是提供财务支持，投资和必要的知识，对于确保乌克兰繁荣的未来很重要。 乌克兰将在重建过程中将这家公司视为优先合作伙伴。</text:p>
      <text:p text:style-name="P4">
<text:span text:style-name="T4">
另请阅读：</text:span>
 <text:a xlink:type="simple" xlink:href="https://www.ukrinform.ua/rubric-polytics/3708715-zelenskij-zustrivsa-iz-golovou-radi-ministriv-italii.html" text:style-name="Internet_20_link" text:visited-style-name="Visited_20_Internet_20_Link">
</text:a>
乌克兰及其人民的未来 - 在欧洲家庭。 欧盟已经认识到欧洲的乌克兰观点，并赋予了乌克兰的候选国家地位。意大利共和国强烈支持乌克兰在改革和遵守2023年开始谈判的必要要求的努力中，并以死亡的死亡进行谈判。基于等待欧洲委员会的积极报告。</text:p>
      <text:p text:style-name="P4">
在北约，意大利共和国继续专注于乌克兰的直接支持，这有助于对乌克兰的全面帮助。 意大利共和国继续支持乌克兰捍卫自己的能力。 乌克兰有权独立选举安全。 根据Dobuhara宣言，意大利得到了乌克兰委员会 - 北约委员会的支持，是进一步加强和扩大当前合作的平台，允许乌克兰去欧洲 - 大西洋家庭。 将来，在维尔纽斯举行的北约峰会，我们正在等待所有这些问题。</text:p>
      <text:p text:style-name="P4">
照片：作品</text:p>
      <text:p text:style-name="P4">
News Source: <text:a xlink:type="simple" xlink:href="https://www.ukrinform.ua/rubric-polytics/3708849-zelenskij-i-meloni-pidpisali-spilnu-deklaraciu.html" text:style-name="Internet_20_link" text:visited-style-name="Visited_20_Internet_20_Link">
https://www.ukrinform.ua/rubric-polytics/3708849-zelenskij-i-meloni-pidpisali-spilnu-deklaraciu.html</text:a>
</text:p>
      <!--NEWS-->
      <text:h text:style-name="P10" text:outline-level="1">
<text:span text:style-name="T4">
在基辅和该地区有飞机</text:span>
</text:h>
      <text:p text:style-name="P4">
作者: Ukrinform (Person)</text:p>
      <text:p text:style-name="P4">
出版商: Укринформ (Organization)</text:p>
      <text:p text:style-name="P4">
出版时间: 2023-05-13T23:22:00+03:00</text:p>
      <text:p text:style-name="P4">
修改时间: 2023-05-13T23:22:00+03:00</text:p>
      <text:p text:style-name="P4">
描述: 在基辅和基辅地区，有防空部队。  - 乌克林。</text:p>
      <text:p text:style-name="P4">
图片: ["<text:a xlink:type="simple" xlink:href="https://static.ukrinform.com/photos/2022_03/thumb_files/630_360_1646577157-576.jpg" text:style-name="Internet_20_link" text:visited-style-name="Visited_20_Internet_20_Link">
630_360_16465...</text:a>
"]</text:p>
      <text:p text:style-name="P4">
标签: ['Київ', 'Київщина', 'Війна з росією', 'ППО']</text:p>
      <text:p text:style-name="P4">
类型: Article</text:p>
      <!--METADATA-->
      <text:p text:style-name="P4">
<draw:frame draw:style-name="fr1" draw:name="Image201" text:anchor-type="as-char" svg:width="6.9236in" svg:height="3.956343in" draw:z-index="0">
<draw:image xlink:href="../Images/yкринформ/2023-05-13T23-22-00-03-00/630_360_1646577157-576.jpg" xlink:type="simple" xlink:show="embed" xlink:actuate="onLoad" draw:mime-type="image/jpeg"/>
</draw:frame>
在基辅，塔基伊夫地区运营防空部队。</text:p>
      <text:p text:style-name="P4">
乌克林福姆报道，这是由基夫·奥瓦(Kyiv Ova)和基夫(Kyiv)MBA报道的。</text:p>
      <text:p text:style-name="P4">
“导弹危险!空军为目标努力，”邮报说<text:a xlink:type="simple" xlink:href="https://t.me/s/kyivoda" text:style-name="Internet_20_link" text:visited-style-name="Visited_20_Internet_20_Link">
</text:a>
。</text:p>
      <text:p text:style-name="P4">
“在基辅的郊区有防空!”  - 写道<text:a xlink:type="simple" xlink:href="https://t.me/s/VA_Kyiv" text:style-name="Internet_20_link" text:visited-style-name="Visited_20_Internet_20_Link">
</text:a>
。</text:p>
      <text:p text:style-name="P4">
<text:span text:style-name="T4">
另请阅读：</text:span>
 <text:a xlink:type="simple" xlink:href="https://www.ukrinform.ua/rubric-ato/3708851-vibuhi-v-ternopoli-u-misti-ta-oblasti-pracuut-specialisti-ova.html" text:style-name="Internet_20_link" text:visited-style-name="Visited_20_Internet_20_Link">
<text:span text:style-name="T4">
爆炸</text:span>
</text:a>
当局敦促公民留在空气焦虑分支的避难所中，以拖着信息沉默 - 不要记录或使我们的捍卫者进入我们的捍卫者的网络。</text:p>
      <text:p text:style-name="P4">
据报道，在乌克兰和首都的大多数地区，空中卡车已宣布。</text:p>
      <text:p text:style-name="P4">
News Source: <text:a xlink:type="simple" xlink:href="https://www.ukrinform.ua/rubric-ato/3708853-u-kievi-ta-oblasti-pracue-ppo.html" text:style-name="Internet_20_link" text:visited-style-name="Visited_20_Internet_20_Link">
https://www.ukrinform.ua/rubric-ato/3708853-u-kievi-ta-oblasti-pracue-ppo.html</text:a>
</text:p>
      <!--NEWS-->
      <text:h text:style-name="P10" text:outline-level="1">
<text:span text:style-name="T4">
Ternopil区域委员会主管：我们在工业中有一个“到达”</text:span>
</text:h>
      <text:p text:style-name="P4">
作者: Ukrinform (Person)</text:p>
      <text:p text:style-name="P4">
出版商: Укринформ (Organization)</text:p>
      <text:p text:style-name="P4">
出版时间: 2023-05-13T23:34:00+03:00</text:p>
      <text:p text:style-name="P4">
修改时间: 2023-05-13T23:34:00+03:00</text:p>
      <text:p text:style-name="P4">
描述: 在Ternopil工业区，敌人“到达”。  - 乌克林。</text:p>
      <text:p text:style-name="P4">
图片: ["<text:a xlink:type="simple" xlink:href="https://static.ukrinform.com/photos/2018_10/thumb_files/630_360_1538997483-946.jpg" text:style-name="Internet_20_link" text:visited-style-name="Visited_20_Internet_20_Link">
630_360_15389...</text:a>
", "<text:a xlink:type="simple" xlink:href="https://static.ukrinform.com/photos/2023_05/1684010273-894.jpg" text:style-name="Internet_20_link" text:visited-style-name="Visited_20_Internet_20_Link">
1684010273-89...</text:a>
"]</text:p>
      <text:p text:style-name="P4">
标签: ['Вибух', 'Тернопіль', 'Війна з росією']</text:p>
      <text:p text:style-name="P4">
类型: Article</text:p>
      <!--METADATA-->
      <text:p text:style-name="P4">
<draw:frame draw:style-name="fr1" draw:name="Image202" text:anchor-type="as-char" svg:width="6.9236in" svg:height="3.948443in" draw:z-index="0">
<draw:image xlink:href="../Images/yкринформ/2023-05-13T23-34-00-03-00/630_360_1538997483-946.jpg" xlink:type="simple" xlink:show="embed" xlink:actuate="onLoad" draw:mime-type="image/jpeg"/>
</draw:frame>
Unteropil工业区记录了敌人的“到达”。</text:p>
      <text:p text:style-name="P4">
根据乌克林福姆的说法，<text:a xlink:type="simple" xlink:href="https://www.facebook.com/Holovko.Mykhailo/posts/pfbid02pkHGCgZ8CrrQNxteRGaaqHywCyC1X7JCN3DRdgzh2hAYY7DAGAACAJjoU1xJyAVNl" text:style-name="Internet_20_link" text:visited-style-name="Visited_20_Internet_20_Link">
</text:a>
Ternopil区域委员会的负责人Mikhail Golovko写道。</text:p>
      <text:p text:style-name="P4">
<draw:frame draw:style-name="fr1" draw:name="Image203" text:anchor-type="as-char" svg:width="6.9236in" svg:height="3.019459in" draw:z-index="0">
<draw:image xlink:href="../Images/yкринформ/2023-05-13T23-34-00-03-00/1684010273-894.jpg" xlink:type="simple" xlink:show="embed" xlink:actuate="onLoad" draw:mime-type="image/jpeg"/>
</draw:frame>
他写道：“根据初步数据，我们到达了Ternopil行业。不要走到空气焦虑的结束，照顾好自己和您的亲人。”</text:p>
      <text:p text:style-name="P4">
<text:span text:style-name="T4">
另请阅读：</text:span>
 <text:a xlink:type="simple" xlink:href="https://www.ukrinform.ua/rubric-ato/3708851-vibuhi-v-ternopoli-u-misti-ta-oblasti-pracuut-specialisti-ova.html" text:style-name="Internet_20_link" text:visited-style-name="Visited_20_Internet_20_Link">
</text:a>
戈洛夫科还感谢空军的工作。</text:p>
      <text:p text:style-name="P4">
反过来，Ternopil Sergey Nadal的市长<text:a xlink:type="simple" xlink:href="https://t.me/s/nadal_online" text:style-name="Internet_20_link" text:visited-style-name="Visited_20_Internet_20_Link">
</text:a>
：“在Ternopil，有非住宅建筑的点火。救援人员当场工作。”</text:p>
      <text:p text:style-name="P4">
正如乌克林福姆报道的<text:a xlink:type="simple" xlink:href="https://www.ukrinform.ua/rubric-ato/3708846-u-ternopoli-prolunali-vibuhi-zmi.html" text:style-name="Internet_20_link" text:visited-style-name="Visited_20_Internet_20_Link">
</text:a>
 .</text:p>
      <text:p text:style-name="P4">
News Source: <text:a xlink:type="simple" xlink:href="https://www.ukrinform.ua/rubric-ato/3708856-golova-ternopilskoi-oblradi-maemo-prilit-u-promzonu.html" text:style-name="Internet_20_link" text:visited-style-name="Visited_20_Internet_20_Link">
https://www.ukrinform.ua/rubric-ato/3708856-golova-ternopilskoi-oblradi-maemo-prilit-u-promzonu.html</text:a>
</text:p>
      <!--NEWS-->
      <text:h text:style-name="P10" text:outline-level="1">
<text:span text:style-name="T4">
Zelensky：今天 - 在罗马，同意了武器和防空</text:span>
</text:h>
      <text:p text:style-name="P4">
作者: Ukrinform (Person)</text:p>
      <text:p text:style-name="P4">
出版商: Укринформ (Organization)</text:p>
      <text:p text:style-name="P4">
出版时间: 2023-05-13T23:39:00+03:00</text:p>
      <text:p text:style-name="P4">
修改时间: 2023-05-13T23:39:00+03:00</text:p>
      <text:p text:style-name="P4">
描述: 乌克兰总统与意大利领导人举行了会议，在此期间，就武器和防空系统的供应达成协议。  - 乌克林。</text:p>
      <text:p text:style-name="P4">
图片: ["<text:a xlink:type="simple" xlink:href="https://static.ukrinform.com/photos/2023_05/thumb_files/630_360_1683977766-164.jpg" text:style-name="Internet_20_link" text:visited-style-name="Visited_20_Internet_20_Link">
630_360_16839...</text:a>
"]</text:p>
      <text:p text:style-name="P4">
标签: None</text:p>
      <text:p text:style-name="P4">
类型: Article</text:p>
      <!--METADATA-->
      <text:p text:style-name="P4">
<draw:frame draw:style-name="fr1" draw:name="Image204" text:anchor-type="as-char" svg:width="6.9236in" svg:height="3.956343in" draw:z-index="0">
<draw:image xlink:href="../Images/yкринформ/2023-05-13T23-39-00-03-00/630_360_1683977766-164.jpg" xlink:type="simple" xlink:show="embed" xlink:actuate="onLoad" draw:mime-type="image/jpeg"/>
</draw:frame>
乌克兰总统会见了意大利的领导，该领导获得了有关武器和防空系统供应的细节。</text:p>
      <text:p text:style-name="P4">
Volodymyr Zelenskyy在[]中说了这一点(https://www.youtube.com/watch?v=aT6-dLVjpvw)，报道乌克林福姆。</text:p>
      <text:p text:style-name="P4">
<text:span text:style-name="T5">
viso：<text:a xlink:type="simple" xlink:href="https://www.president.gov.ua/news/sogodni-u-rimi-domovilisya-pro-zbroyu-j-ppo-zvernennya-prezi-82857" text:style-name="Internet_20_link" text:visited-style-name="Visited_20_Internet_20_Link">
</text:a>
</text:span>
</text:p>
      <text:p text:style-name="P4">
<text:span text:style-name="T4">
我希望健康，亲爱的乌克兰人!</text:span>
</text:p>
      <text:p text:style-name="P4">
今天 - 在罗马。 与往常一样，有这样的访问。 今天，我们更加一致。</text:p>
      <text:p text:style-name="P4">
他会见了意大利总统和部长委员会主席 - 政治会议。 他听说意大利将继续得到乌克兰的支持 - 我们需要站立并保护我们的人民，我们的领土。</text:p>
      <text:p text:style-name="P4">
我们同意我们的新联合防御轨道乔治，总理女士。 我们将共同做一些好事来保护天空。 在地球上保护有很多好事要做。 他们同意武器和防空。 她说，正如乔治(George)捍卫乌克兰发芽炸弹和火箭的自由和生命时，我们是从恐怖中开始的，我们正在欧洲其他地区发动战争。</text:p>
      <text:p text:style-name="P4">
今天，俄罗斯凶手夺走了另一个乌克兰孩子的生命 - 女孩，她还不到16岁。 她的名字是希望...一个男人也被杀，有64人被杀。 只有来自普通城市康斯坦丁诺夫卡(Konstantinovka)的普通百姓……我向亲戚和亲人表示慰问!</text:p>
      <text:p text:style-name="P4">
这是俄罗斯对喷气大炮的罢工。 就在街上 - 在房屋，商店，药房和仓库上。 这就是俄罗斯的战斗方式。 反对普通百姓的火炮，对任何孩子或成年人，男人或女人。 并只用强有力的武器停止，我们的战士才能驱逐这种邪恶。 驱逐克里姆林宫无法将侵略性传播给欧洲其他民族。</text:p>
      <text:p text:style-name="P4">
今天，我很荣幸亲自感谢罗马，整个意大利，梅洛尼夫人以及意大利政治阶层中的每个人，他们诚实地应对我们所有欧洲生活方式的威胁。</text:p>
      <text:p text:style-name="P4">
他遇到了教皇弗朗西斯(Francis)，这是一场真正影响历史的对话，可以真正帮助阻止侵略的邪恶。</text:p>
      <text:p text:style-name="P4">
我讲述了俄罗斯侵略者针对我们的人民犯下的罪行，乌克兰儿童的规定。 即使是确切的数字，有多少孩子从乌克兰偷走了，从乌克兰的外国某个地方偷走了亲戚。他要求他的圣洁帮助我们的孩子返回乌克兰。晚上，我从罗马与南非共和国总统进行了交谈。 他谈到了和平，正义的公式，即我们的光与国际法规则结合在一起。 任何协助武器的人都将成为所有后果的同谋。 他呼吁PANAP总统与世界其他国家，所有大陆，非洲共同加入我们的和平公式。</text:p>
      <text:p text:style-name="P4">
顺便说一句，今天意大利显然支持乌克兰公式的所有要点。 我感谢你。</text:p>
      <text:p text:style-name="P4">
与意大利也有共同声明。 所有重要的事情：欧洲联盟 - 质主义者在第23年，Zamoto的正确和及时信号支持了谈判。</text:p>
      <text:p text:style-name="P4">
还有一个。 我特别感谢所有在罗马大街上的人都以乌克兰旗帜而闻名，乌克兰旗帜以开放的生活和真正的美好情绪遇到了乌克兰代表团……意大利应该始终站在善良的一边，以便留在欧洲!</text:p>
      <text:p text:style-name="P4">
Viva Italia!</text:p>
      <text:p text:style-name="P4">
<text:span text:style-name="T4">
荣耀我们士兵!</text:span>
</text:p>
      <text:p text:style-name="P4">
<text:span text:style-name="T4">
感谢我们的空军和所有其他类型的部队和家族的空中防御战士!</text:span>
</text:p>
      <text:p text:style-name="P4">
<text:span text:style-name="T4">
荣耀到乌克兰!</text:span>
</text:p>
      <text:p text:style-name="P4">
<text:span text:style-name="T5">
foto：epa</text:span>
</text:p>
      <text:p text:style-name="P4">
News Source: <text:a xlink:type="simple" xlink:href="https://www.ukrinform.ua/rubric-ato/3708855-zelenskij-sogodni-u-rimi-domovilisa-pro-zbrou-j-ppo.html" text:style-name="Internet_20_link" text:visited-style-name="Visited_20_Internet_20_Link">
https://www.ukrinform.ua/rubric-ato/3708855-zelenskij-sogodni-u-rimi-domovilisa-pro-zbrou-j-ppo.html</text:a>
</text:p>
      <!--NEWS-->
      <text:h text:style-name="P10" text:outline-level="1">
<text:span text:style-name="T4">
在OP中警告有关天空中俄罗斯目标的</text:span>
</text:h>
      <text:p text:style-name="P4">
作者: Ukrinform (Person)</text:p>
      <text:p text:style-name="P4">
出版商: Укринформ (Organization)</text:p>
      <text:p text:style-name="P4">
出版时间: 2023-05-13T23:44:00+03:00</text:p>
      <text:p text:style-name="P4">
修改时间: 2023-05-13T23:44:00+03:00</text:p>
      <text:p text:style-name="P4">
描述: 俄罗斯的目标存在于乌克兰的天空中。  - 乌克林。</text:p>
      <text:p text:style-name="P4">
图片: ["<text:a xlink:type="simple" xlink:href="https://static.ukrinform.com/photos/2023_03/thumb_files/630_360_1678262274-371.jpeg" text:style-name="Internet_20_link" text:visited-style-name="Visited_20_Internet_20_Link">
630_360_16782...</text:a>
"]</text:p>
      <text:p text:style-name="P4">
标签: ['Єрмак', 'Офіс Президента', 'Війна з росією']</text:p>
      <text:p text:style-name="P4">
类型: Article</text:p>
      <!--METADATA-->
      <text:p text:style-name="P4">
<draw:frame draw:style-name="fr1" draw:name="Image205" text:anchor-type="as-char" svg:width="6.9236in" svg:height="3.956343in" draw:z-index="0">
<draw:image xlink:href="../Images/yкринформ/2023-05-13T23-44-00-03-00/630_360_1678262274-371.jpeg" xlink:type="simple" xlink:show="embed" xlink:actuate="onLoad" draw:mime-type="image/jpeg"/>
</draw:frame>
在乌克兰的天空中，俄罗斯的目标存在。</text:p>
      <text:p text:style-name="P4">
根据乌克林福姆的说法，<text:a xlink:type="simple" xlink:href="https://t.me/ermaka2022/2654" text:style-name="Internet_20_link" text:visited-style-name="Visited_20_Internet_20_Link">
</text:a>
总统办公室安德里·耶尔马克(Andriy Yermak)写道。</text:p>
      <text:p text:style-name="P4">
他写道：“天空中有俄罗斯的目标。”</text:p>
      <text:p text:style-name="P4">
他还敦促乌克兰人不要忽略焦虑。</text:p>
      <text:p text:style-name="P4">
正如乌克林福姆报道的那样，较早的特尔诺皮尔区域委员会主管<text:a xlink:type="simple" xlink:href="https://www.ukrinform.ua/rubric-ato/3708856-golova-ternopilskoi-oblradi-maemo-prilit-u-promzonu.html" text:style-name="Internet_20_link" text:visited-style-name="Visited_20_Internet_20_Link">
</text:a>
。</text:p>
      <text:p text:style-name="P4">
照片：作品</text:p>
      <text:p text:style-name="P4">
News Source: <text:a xlink:type="simple" xlink:href="https://www.ukrinform.ua/rubric-ato/3708860-v-op-poperedili-pro-rosijski-cili-v-nebi.html" text:style-name="Internet_20_link" text:visited-style-name="Visited_20_Internet_20_Link">
https://www.ukrinform.ua/rubric-ato/3708860-v-op-poperedili-pro-rosijski-cili-v-nebi.html</text:a>
</text:p>
      <!--NEWS-->
      <text:h text:style-name="P10" text:outline-level="1">
<text:span text:style-name="T4">
凯特·米德尔顿（Kate Middleton）出演了2023年欧洲电视网的卡卢什乐团视频</text:span>
</text:h>
      <text:p text:style-name="P4">
作者: Ukrinform (Person)</text:p>
      <text:p text:style-name="P4">
出版商: Укринформ (Organization)</text:p>
      <text:p text:style-name="P4">
出版时间: 2023-05-13T23:58:00+03:00</text:p>
      <text:p text:style-name="P4">
修改时间: 2023-05-13T23:58:00+03:00</text:p>
      <text:p text:style-name="P4">
描述: 韦尔斯克·凯特·米德尔顿公主出演了2023年欧洲电视网的Kalush乐团录像带，该视频在歌曲大赛总决赛的开幕式上被证明。  - 乌克林。</text:p>
      <text:p text:style-name="P4">
图片: ["<text:a xlink:type="simple" xlink:href="https://static.ukrinform.com/photos/2019_01/thumb_files/630_360_1546938252-493.jpg" text:style-name="Internet_20_link" text:visited-style-name="Visited_20_Internet_20_Link">
630_360_15469...</text:a>
"]</text:p>
      <text:p text:style-name="P4">
标签: ['Британія', 'Євробачення', 'Кейт Міддлтон']</text:p>
      <text:p text:style-name="P4">
类型: Article</text:p>
      <!--METADATA-->
      <text:p text:style-name="P4">
<draw:frame draw:style-name="fr1" draw:name="Image206" text:anchor-type="as-char" svg:width="6.9236in" svg:height="3.956343in" draw:z-index="0">
<draw:image xlink:href="../Images/yкринформ/2023-05-13T23-58-00-03-00/630_360_1546938252-493.jpg" xlink:type="simple" xlink:show="embed" xlink:actuate="onLoad" draw:mime-type="image/jpeg"/>
</draw:frame>
威特·米德尔顿公主(Princess Wate Middleton)出演了2023年欧洲电视网的卡卢什乐团录像带，该视频在歌曲大赛的总决赛开幕式上被证明。</text:p>
      <text:p text:style-name="P4">
关于它报告了乌克林福姆的所有者。</text:p>
      <text:p text:style-name="P4">
Velskaya公主穿着珍妮·帕克汉姆(Jenny Packham)的蓝色连衣裙和已故女王伊丽莎白二世(Queen Elizabeth II)的私人人士的耳环在温莎宫(Windsor Palace)的钢琴上举行了一场派对。 如<text:a xlink:type="simple" xlink:href="https://twitter.com/KensingtonRoyal/status/1657462211080486918" text:style-name="Internet_20_link" text:visited-style-name="Visited_20_Internet_20_Link">
</text:a>
Prince and Welski公主“很高兴与Kalushorchestra一起参加去年欧洲电视网冠军的特别表演。”</text:p>
      <text:p text:style-name="P4">
<text:span text:style-name="T4">
另请阅读：</text:span>
 <text:a xlink:type="simple" xlink:href="https://www.ukrinform.ua/rubric-culture/3708854-ukraina-ogolosila-sklad-nacionalnogo-zuri-na-evrobacenni2023.html" text:style-name="Internet_20_link" text:visited-style-name="Visited_20_Internet_20_Link">
<text:span text:style-name="T4">
 eurobacker </text:span>
</text:a>
乐队在乌克兰和英国拍摄的歌曲“ Stephanie”的Kalush乐团剪辑。</text:p>
      <text:p text:style-name="Quotations">

<text:p text:style-name="P4">
a <text:a xlink:type="simple" xlink:href="https://twitter.com/hashtag/Eurovision" text:style-name="Internet_20_link" text:visited-style-name="Visited_20_Internet_20_Link">
</text:a>
&gt;
惊喜🎹&gt;
&gt;
很高兴加入Kalush Orchestra，以去年的特殊表演&gt;
获胜<text:a xlink:type="simple" xlink:href="https://twitter.com/Eurovision" text:style-name="Internet_20_link" text:visited-style-name="Visited_20_Internet_20_Link">
</text:a>
入口。 &gt;
&gt;
享受演出，利物浦🪩<text:a xlink:type="simple" xlink:href="https://t.co/y4WDuWvOvb" text:style-name="Internet_20_link" text:visited-style-name="Visited_20_Internet_20_Link">
</text:a>
&gt;
&gt;
  - 威尔士王子和公主(@kensingtonroyal) <text:a xlink:type="simple" xlink:href="https://twitter.com/KensingtonRoyal/status/1657462211080486918" text:style-name="Internet_20_link" text:visited-style-name="Visited_20_Internet_20_Link">
&gt;
 </text:a>
如<text:a xlink:type="simple" xlink:href="https://www-dailymail-co-uk.translate.goog/usshowbiz/article-12080233/Eurovision-fans-pour-Liverpool-hoping-Britains-Mae-Muller-beat-Swedish-favourite-Loreen.html" text:style-name="Internet_20_link" text:visited-style-name="Visited_20_Internet_20_Link">
</text:a>
，这个夹具是尊重乌克兰的标志。 演出是本月初的Vinzorsk城堡记录的，并且仍然是演出本身的秘密。 公主与其他英国明星的著名作曲家安德鲁·劳埃德(Andrew Lloyd)网站进行了交谈。</text:p>

</text:p>
      <text:p text:style-name="P4">
<text:span text:style-name="T4">
另请阅读：</text:span>
 <text:a xlink:type="simple" xlink:href="https://www.ukrinform.ua/rubric-culture/3708836-vlada-liverpula-obicae-prodovzenna-vidnosin-z-ukrainou-pisla-evrobacenna.html" text:style-name="Internet_20_link" text:visited-style-name="Visited_20_Internet_20_Link">
<text:span text:style-name="T4">
 eurovachen </text:span>
</text:a>
据乌克林福姆报道，今天在利物浦举行了一场最终的欧洲电视网比赛。 决赛是26个国家。 乌克兰将排在第19位，代表TVorchi乐队的歌曲《钢铁之心》(心问)这会自动属于竞争的决定性部分。</text:p>
      <text:p text:style-name="P4">
照片：Twitter</text:p>
      <text:p text:style-name="P4">
News Source: <text:a xlink:type="simple" xlink:href="https://www.ukrinform.ua/rubric-culture/3708861-kejt-middlton-znalasa-u-klipi-kalush-orchestra-dla-evrobacenna-2023.html" text:style-name="Internet_20_link" text:visited-style-name="Visited_20_Internet_20_Link">
https://www.ukrinform.ua/rubric-culture/3708861-kejt-middlton-znalasa-u-klipi-kalush-orchestra-dla-evrobacenna-2023.html</text:a>
</text:p>
      <!--NEWS-->
      <text:h text:style-name="P10" text:outline-level="1">
<text:span text:style-name="T4">
短的。 战争。 第443天</text:span>
</text:h>
      <text:p text:style-name="P4">
作者: ['АРМІЯINFORM']</text:p>
      <text:p text:style-name="P4">
时间: 2023-05-13T46: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ТОРГНЕННЯ РФ', 'ГШ ЗСУ']</text:p>
      <text:p text:style-name="P4">
类别: News</text:p>
      <!--METADATA-->
      <text:p text:style-name="P4">
News Source: <text:a xlink:type="simple" xlink:href="https://armyinform.com.ua/2023/05/13/korotko-vijna-den-443-videodajdzhest/" text:style-name="Internet_20_link" text:visited-style-name="Visited_20_Internet_20_Link">
https://armyinform.com.ua/2023/05/13/korotko-vijna-den-443-videodajdzhest/</text:a>
</text:p>
      <!--NEWS-->
      <text:h text:style-name="P10" text:outline-level="1">
<text:span text:style-name="T4">
丹尼斯·安蒂波夫（Denis Antipov</text:span>
</text:h>
      <text:p text:style-name="P4">
作者: ['АРМІЯINFORM']</text:p>
      <text:p text:style-name="P4">
时间: 2023-05-13T47:00:00-04:00</text:p>
      <text:p text:style-name="P4">
描述: 圣米基拉岛教堂的比利亚，猕猴桃的Askold Mogili，旅行的Vidkrito ...与乌克兰2022年的战争，与乌克兰与乌克兰的最新新闻，今天与乌克兰2022年的新闻战争，今天将在乌克兰和俄罗斯和俄罗斯和俄罗斯和俄罗斯和俄罗斯和俄罗斯和俄罗斯之间发生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bo1a9746-scaled.jpg" text:style-name="Internet_20_link" text:visited-style-name="Visited_20_Internet_20_Link">
bo1a9746-scaled.jpg</text:a>
', '<text:a xlink:type="simple" xlink:href="https://armyinform.com.ua/wp-content/uploads/2023/05/bo1a9735-scaled.jpg" text:style-name="Internet_20_link" text:visited-style-name="Visited_20_Internet_20_Link">
bo1a9735-scaled.jpg</text:a>
', '<text:a xlink:type="simple" xlink:href="https://armyinform.com.ua/wp-content/uploads/2023/05/bo1a9729-scaled.jpg" text:style-name="Internet_20_link" text:visited-style-name="Visited_20_Internet_20_Link">
bo1a9729-scaled.jpg</text:a>
']</text:p>
      <text:p text:style-name="P4">
标签: ['МІНІСТЕРСТВО У СПРАВАХ ВЕТЕРАНІВ УКРАЇНИ']</text:p>
      <text:p text:style-name="P4">
类别: News</text:p>
      <!--METADATA-->
      <text:p text:style-name="P4">
<draw:frame draw:style-name="fr1" draw:name="Image207" text:anchor-type="as-char" svg:width="6.9236in" svg:height="4.615733in" draw:z-index="0">
<draw:image xlink:href="../Images/AРМІЯINFORM/2023-05-13T47-00-00-04-00/bo1a9746-scaled.jpg" xlink:type="simple" xlink:show="embed" xlink:actuate="onLoad" draw:mime-type="image/jpeg"/>
</draw:frame>
在圣尼古拉斯教堂附近，在基辅的奥斯沃德墓上，丹尼斯·安塔尼斯·安蒂波夫 - 乌克兰后卫的纪念牌匾，95旅的中尉，韩国语言专家KNU的老师，积极参与了尊严革命的参与者，退伍军人和志愿者俄罗斯 - 乌克兰人。 去年，他在伊祖姆(Izyum)地区哈尔基夫地区Dovgenke村附近去世，将他的祖国从入侵者中解放出来。</text:p>
      <text:p text:style-name="P4">
这在[消息]中说明了(https://mva.gov.ua/ua/news/pershij-zastupnik-ministra-oleksandr-porhun-vzyav-uchast-u-vidkritti-memorialnoyi-doshki-ukrayinskomu-zahisniku-denisu-antipovu)乌克兰退伍军人部。</text:p>
      <text:p text:style-name="P4">
该活动由乌克兰乌克兰Oleksandrphun的第一副部长，乌克兰Vitaliy Deynega国防部副部长，大韩民国共和国的非凡IM注册大使在乌克兰·金·洪(Ukraine Kim Hung)中。</text:p>
      <text:p text:style-name="P4">
<draw:frame draw:style-name="fr1" draw:name="Image208" text:anchor-type="as-char" svg:width="6.9236in" svg:height="4.615733in" draw:z-index="0">
<draw:image xlink:href="../Images/AРМІЯINFORM/2023-05-13T47-00-00-04-00/bo1a9735-scaled.jpg" xlink:type="simple" xlink:show="embed" xlink:actuate="onLoad" draw:mime-type="image/jpeg"/>
</draw:frame>
“乌克兰志愿者是爱国主义和对本地土地的热爱的真正典范。 2014年，成千上万的和平职业的男人和女人被带到了武器击退俄罗斯侵略者。 其中之一是丹尼斯·安蒂波夫(Denis Antipov) - 真正的英雄，是乌克兰国家的颜色。 多亏了这样的士兵，我们站了起来，并在俄罗斯全面入侵的最后几天。 我感谢真正的权力，意志，尊严，对乌克兰的信仰和我们的胜利。</text:p>
      <text:p text:style-name="P4">
战争前的丹尼斯·安蒂波夫(Denis Antipov)是韩国人的专业研究员和翻译人员，曾在东方塔尔 - 东部的远东语言和文学系助理，又是语言学科学研究所，曾担任上文。</text:p>
      <text:p text:style-name="P4">
<draw:frame draw:style-name="fr1" draw:name="Image209" text:anchor-type="as-char" svg:width="6.9236in" svg:height="4.615733in" draw:z-index="0">
<draw:image xlink:href="../Images/AРМІЯINFORM/2023-05-13T47-00-00-04-00/bo1a9729-scaled.jpg" xlink:type="simple" xlink:show="embed" xlink:actuate="onLoad" draw:mime-type="image/jpeg"/>
</draw:frame>
随着2014年Russo-Ikrainian战争的开始，他去了军事部门。 他在Avdiivsky工业区和其他地方的Donetsk机场，Navitlodar Arc附近进行了空中情报。 2016年，他从一个营的战争指挥官那里返回。在俄罗斯大规模侵略之后，丹尼斯·安蒂普夫(Denis Antipov)返回第95个正确的空降突击大队的队伍。 在医院接受治疗期间，他反复受伤，接受了外国电视频道的采访，并告诉乌克兰发生了什么。</text:p>
      <text:p text:style-name="P4">
他们于2022年5月18日在基辅的丹尼斯·安蒂普夫(Denis Antipov)告别，在阿斯克(Askold)的坟墓上的圣尼古拉斯教堂(St. Nicholas Wonderworker)教堂。 他被埋葬在Kotimirivano-Frankivsk地区的家庭村。</text:p>
      <text:p text:style-name="P4">
News Source: <text:a xlink:type="simple" xlink:href="https://armyinform.com.ua/2023/05/13/na-askoldovij-mogyli-u-kyyevi-vidkryly-memorialnu-doshku-denysu-antipovu/" text:style-name="Internet_20_link" text:visited-style-name="Visited_20_Internet_20_Link">
https://armyinform.com.ua/2023/05/13/na-askoldovij-mogyli-u-kyyevi-vidkryly-memorialnu-doshku-denysu-antipovu/</text:a>
</text:p>
      <!--NEWS-->
      <text:h text:style-name="P10" text:outline-level="1">
<text:span text:style-name="T4">
为入侵者服务的下一个合作者-DBR暴露了</text:span>
</text:h>
      <text:p text:style-name="P4">
作者: ['АРМІЯINFORM']</text:p>
      <text:p text:style-name="P4">
时间: 2023-05-13T48:00:00-04:00</text:p>
      <text:p text:style-name="P4">
描述: dbr vikrivati被Viddovydalnostiradnikiv吸引到Yaki，Yaki ...与乌克兰2022年的战争，与乌克兰的最新新闻，乌克兰2022年与乌克兰的新闻战争，乌克兰和俄罗斯的新闻战争，以及乌克兰与乌克兰的战争，将是，是否会在不久的将来与乌克兰进行战争，今天与乌克兰的战争，今天的乌克兰新闻</text:p>
      <text:p text:style-name="P4">
图片: ['<text:a xlink:type="simple" xlink:href="https://armyinform.com.ua/wp-content/uploads/2023/03/dbr-ilyustratyvne-foto.jpg" text:style-name="Internet_20_link" text:visited-style-name="Visited_20_Internet_20_Link">
dbr-ilyustratyvne-foto.jpg</text:a>
', '<text:a xlink:type="simple" xlink:href="https://armyinform.com.ua/wp-content/uploads/2023/05/dbr-povidomilo-pro-pidozru-dezertiru.jpeg" text:style-name="Internet_20_link" text:visited-style-name="Visited_20_Internet_20_Link">
dbr-povidomilo-pro-pidozru-dezertiru.jpeg</text:a>
', '<text:a xlink:type="simple" xlink:href="https://armyinform.com.ua/wp-content/uploads/2023/05/pered-sudom-postane-majster-lisu-yakij-pracyuvav-na-voroga-pid-chas-okupacii1.jpeg" text:style-name="Internet_20_link" text:visited-style-name="Visited_20_Internet_20_Link">
pered-sudom-postane-majster-lisu-yakij-pracyuvav-na-voroga-pid-chas-okupacii1.jpeg</text:a>
']</text:p>
      <text:p text:style-name="P4">
标签: ['ДЕРЖАВНЕ БЮРО РОЗСЛІДУВАНЬ', 'КОЛАБОРАНТИ']</text:p>
      <text:p text:style-name="P4">
类别: News</text:p>
      <!--METADATA-->
      <text:p text:style-name="P4">
<draw:frame draw:style-name="fr1" draw:name="Image210" text:anchor-type="as-char" svg:width="6.9236in" svg:height="4.613378in" draw:z-index="0">
<draw:image xlink:href="../Images/AРМІЯINFORM/2023-05-13T48-00-00-04-00/dbr-ilyustratyvne-foto.jpg" xlink:type="simple" xlink:show="embed" xlink:actuate="onLoad" draw:mime-type="image/jpeg"/>
</draw:frame>
州调查局。 说明性照片</text:p>
      <text:p text:style-name="P4">
** DBR继续暴露并抱住俄罗斯联邦大规模侵略时的居民</text:p>
      <text:p text:style-name="P4">
DBR员工完成了对为占领者提供木材的林业工人进行的审判。 起诉书是由预审指导的，<text:a xlink:type="simple" xlink:href="https://dbr.gov.ua/news/dbr-vikrilo-chergovih-kolaborantiv-yaki-prisluzhuvali-zagarbnikam-pid-chas-timchasovoi-okupacii-harkivshhini-ta-luganshhini.-odin-z-nih-postane-pered-sudom" text:style-name="Internet_20_link" text:visited-style-name="Visited_20_Internet_20_Link">
报告</text:a>
州调查局。</text:p>
      <text:p text:style-name="P4">
在博罗瓦村的居民之后，波里夫林业的高级研讨会自愿与敌人合作。 他将自己在博罗夫斯基林业的入侵者创造的自己的位置结合在一起。</text:p>
      <text:p text:style-name="P4">
在新的“职位”中，参与人员执行了组织和行政职能，为占领者提供了材料和技术基础，并监控了消防安全。 村庄发布后，合作者被拘留。</text:p>
      <text:p text:style-name="P4">
<draw:frame draw:style-name="fr1" draw:name="Image211" text:anchor-type="as-char" svg:width="6.9236in" svg:height="4.32725in" draw:z-index="0">
<draw:image xlink:href="../Images/AРМІЯINFORM/2023-05-13T48-00-00-04-00/dbr-povidomilo-pro-pidozru-dezertiru.jpeg" xlink:type="simple" xlink:show="embed" xlink:actuate="onLoad" draw:mime-type="image/jpeg"/>
</draw:frame>
高级森林大师被控自愿雇用临时占领地区的自以为是的当局职位(艺术的第5部分。 乌克兰刑法的111-1). Санкція статті передбачає покарання у вигляді позбавлення волі настрок до 10 років.</text:p>
      <text:p text:style-name="P4">
Також працівники ДБР заочно повідомили про підозру зраднику, який пішовпрацювати у створену окупантами в’язницю. Одразу після початку російськогоповномасштабного вторгнення він не з’явився на місце служби у ВовчанськуХарківської області та залишився чекати ворога за місцем свого проживання уселищі Дворічна.</text:p>
      <text:p text:style-name="P4">
Коли у селище зайшли окупанти, зрадник добровільно пішов до них працювати таотримав посаду «виконуючого обов’язки міліціонера» в окупаційній в’язниці, якуросіяни створили у Дворічній. За вказівкою окупантів він приймав та охоронявзатриманих громадян, забезпечував їх конвоювання.</text:p>
      <text:p text:style-name="P4">
<draw:frame draw:style-name="fr1" draw:name="Image212" text:anchor-type="as-char" svg:width="6.9236in" svg:height="4.32725in" draw:z-index="0">
<draw:image xlink:href="../Images/AРМІЯINFORM/2023-05-13T48-00-00-04-00/pered-sudom-postane-majster-lisu-yakij-pracyuvav-na-voroga-pid-chas-okupacii1.jpeg" xlink:type="simple" xlink:show="embed" xlink:actuate="onLoad" draw:mime-type="image/jpeg"/>
</draw:frame>
</text:p>
      <text:p text:style-name="P4">
已经确定，在2022年夏天，被俘虏后的叛徒立即安息了在Belokurakinsk当地警察中担任职位的提议。 除了在秩序保护方面的功能外，合作者还参加了 - 俄罗斯宣传。 他们定期出现在卢甘斯克恐怖分子的网站上的信息视频中，并带有宣传口号，并提供了有关乌克兰武装部队的Tassung信息。</text:p>
      <text:p text:style-name="P4">
袭击者涉嫌合作 - 自愿雇用在临时占领领土上创建的执法机构的职位 - 艺术的第7部分。 乌克兰刑法的111-1。 本文的制裁规定，在没收财产的情况下，剥夺了长达15年的Volistrock。</text:p>
      <text:p text:style-name="P4">
News Source: <text:a xlink:type="simple" xlink:href="https://armyinform.com.ua/2023/05/13/vykryto-chergovyh-kolaborantiv-yaki-prysluzhuvaly-zagarbnykam-dbr/" text:style-name="Internet_20_link" text:visited-style-name="Visited_20_Internet_20_Link">
https://armyinform.com.ua/2023/05/13/vykryto-chergovyh-kolaborantiv-yaki-prysluzhuvaly-zagarbnykam-dbr/</text:a>
</text:p>
      <!--NEWS-->
      <text:h text:style-name="P10" text:outline-level="1">
<text:span text:style-name="T4">
政府支持顿涅茨克和卢汉斯克地区占领之后的优先步骤</text:span>
</text:h>
      <text:p text:style-name="P4">
作者: ['АРМІЯINFORM']</text:p>
      <text:p text:style-name="P4">
时间: 2023-05-13T49:00:00-04:00</text:p>
      <text:p text:style-name="P4">
描述: KABISNET MINSTRYV UKRAINIAN SLOTOV“关于DIY IZ稳定的Pidgotovka ...与乌克兰2022年与乌克兰的战争，与乌克兰的最新新闻，今天与乌克兰的新闻进行战争，今天与乌克兰2022年的新闻战争，乌克兰和俄罗斯之间的战争将会发生，乌克兰和俄罗斯之间的战争会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2/12/uryad-ukrayiny.jpg" text:style-name="Internet_20_link" text:visited-style-name="Visited_20_Internet_20_Link">
uryad-ukrayiny.jpg</text:a>
']</text:p>
      <text:p text:style-name="P4">
标签: ['КАБІНЕТ МІНІСТРІВ УКРАЇНИ', 'МІНРЕІНТЕГРАЦІЇ']</text:p>
      <text:p text:style-name="P4">
类别: News</text:p>
      <!--METADATA-->
      <text:p text:style-name="P4">
<draw:frame draw:style-name="fr1" draw:name="Image213" text:anchor-type="as-char" svg:width="6.9236in" svg:height="4.570658in" draw:z-index="0">
<draw:image xlink:href="../Images/AРМІЯINFORM/2023-05-13T49-00-00-04-00/uryad-ukrayiny.jpg" xlink:type="simple" xlink:show="embed" xlink:actuate="onLoad" draw:mime-type="image/jpeg"/>
</draw:frame>
部长建筑物的内阁。 照片：DanielHaußmann / Wikipedia</text:p>
      <text:p text:style-name="P4">
乌克兰部长的内阁批准了该决议“为在顿涅茨克和卢甘斯克地区及其重新融合的案件中形成局势的行动做准备。”</text:p>
      <text:p text:style-name="P4">
关于<text:a xlink:type="simple" xlink:href="https://www.kmu.gov.ua/news/uriad-pidtrymav-postanovu-minreintehratsii-shchodo-pershocherhovykh-krokiv-zi-stabilizatsii-ta-reintehratsii-donetskoi-ta-luhanskoi-oblastei" text:style-name="Internet_20_link" text:visited-style-name="Visited_20_Internet_20_Link">
消息</text:a>
政府门户。</text:p>
      <text:p text:style-name="P4">
根据该文件，Donetsk和Luhansk Ova形成了协调器官，以便在临时占领领土之后立即做好行动。 这是关于制定详细的行动计划，人员水库的形成和后勤清单。</text:p>
      <text:p text:style-name="P4">
准备的主要领域是：</text:p>
      <ul>
        <li>
安全; <text:span text:style-name="T5">
恢复公共当局； </text:span>
人道主义反应； <text:span text:style-name="T5">
基础设施恢复； </text:span>
医学反应和心理支持； <text:span text:style-name="T5">
社会保护； * 经济; </text:span>
信息政策； * 教育。</li>
      </ul>
      <text:p text:style-name="P4">
相关计划将与协调量表达成协议，涉及DE量的领土问题。</text:p>
      <text:p text:style-name="P4">
News Source: <text:a xlink:type="simple" xlink:href="https://armyinform.com.ua/2023/05/13/uryad-pidtrymav-postanovu-minreintegracziyi-shhodo-pershochergovyh-krokiv-zi-stabilizacziyi-ta-reintegracziyi-doneczkoyi-ta-luganskoyi-oblastej/" text:style-name="Internet_20_link" text:visited-style-name="Visited_20_Internet_20_Link">
https://armyinform.com.ua/2023/05/13/uryad-pidtrymav-postanovu-minreintegracziyi-shhodo-pershochergovyh-krokiv-zi-stabilizacziyi-ta-reintegracziyi-doneczkoyi-ta-luganskoyi-oblastej/</text:a>
</text:p>
      <!--NEWS-->
      <text:h text:style-name="P10" text:outline-level="1">
<text:span text:style-name="T4">
SBU特种部队无人机“复员”占用者</text:span>
</text:h>
      <text:p text:style-name="P4">
作者: ['АРМІЯINFORM']</text:p>
      <text:p text:style-name="P4">
时间: 2023-05-13T50:00:00-04:00</text:p>
      <text:p text:style-name="P4">
描述: SBU的特殊迹象将“天堂般的Kara”倒给了FPV-Drop的预设的讲师。 视频...与乌克兰2022年的战争，与乌克兰的最新新闻战争，与乌克兰的新闻战争，2022年的新闻战争，今天的最后一次战争，无论是乌克兰和俄罗斯之间的战争，以及何时，2​​022年与乌克兰的战争将是他们说，在不久的将来与乌克兰发动了战争</text:p>
      <text:p text:style-name="P4">
图片: ['<text:a xlink:type="simple" xlink:href="https://armyinform.com.ua/wp-content/uploads/2023/02/i75_articleimage_203629.webp" text:style-name="Internet_20_link" text:visited-style-name="Visited_20_Internet_20_Link">
i75_articleimage_203629.webp</text:a>
']</text:p>
      <text:p text:style-name="P4">
标签: ['STOPRUSSIA', 'АГРЕСІЯ РФ', 'ВТОРГНЕННЯ РФ', 'СБУ']</text:p>
      <text:p text:style-name="P4">
类别: News</text:p>
      <!--METADATA-->
      <text:p text:style-name="P4">
<draw:frame draw:style-name="fr1" draw:name="Image214" text:anchor-type="as-char" svg:width="6.9236in" svg:height="3.952222in" draw:z-index="0">
<draw:image xlink:href="../ConvertedIMGs/AРМІЯINFORM/2023-05-13T50-00-00-04-00/i75_articleimage_203629.png" xlink:type="simple" xlink:show="embed" xlink:actuate="onLoad" draw:mime-type="image/png"/>
</draw:frame>
说明性照片</text:p>
      <text:p text:style-name="P4">
SBU特种部队借助FPV THENIES对占领者进行了“天上的惩罚”。</text:p>
      <text:p text:style-name="P4">
视频<text:a xlink:type="simple" xlink:href="https://www.facebook.com/SecurSerUkraine/videos/958475935306686/" text:style-name="Internet_20_link" text:visited-style-name="Visited_20_Internet_20_Link">
公开</text:a>
关于乌克兰在Facebook上的安全服务。</text:p>
      <text:p text:style-name="P4">
“我们的战斗人员在最热门的目的地工作，每天都用军事装备派遣俄罗斯，参加科布斯的音乐会。 这件消息是惊讶的：讯息写着。</text:p>
      <text:p text:style-name="P4">
News Source: <text:a xlink:type="simple" xlink:href="https://armyinform.com.ua/2023/05/13/speczpryznachenczi-sbu-dronom-demobilizuvaly-okupantiv/" text:style-name="Internet_20_link" text:visited-style-name="Visited_20_Internet_20_Link">
https://armyinform.com.ua/2023/05/13/speczpryznachenczi-sbu-dronom-demobilizuvaly-okupantiv/</text:a>
</text:p>
      <!--NEWS-->
      <text:h text:style-name="P10" text:outline-level="1">
<text:span text:style-name="T4">
社会政策部加剧了协助堕落军人家属的专家的支持</text:span>
</text:h>
      <text:p text:style-name="P4">
作者: ['АРМІЯINFORM']</text:p>
      <text:p text:style-name="P4">
时间: 2023-05-13T51:00:00-04:00</text:p>
      <text:p text:style-name="P4">
描述: 乌克兰合作伙伴关系的Mintynoye Poleskoye与仁慈组织...与2022年与乌克兰的战争，与乌克兰的最新新闻战争，今天与乌克兰2022年的新闻战争，乌克兰与乌克兰与乌克兰和俄罗斯之间的战争将与乌克兰的战争，当他们说，在2022年是否在不久的将来与乌克兰战争，他们说，与乌克兰的战争，今天的乌克兰新闻，乌克兰的新闻，乌克兰媒体在俄罗斯的媒体</text:p>
      <text:p text:style-name="P4">
图片: ['<text:a xlink:type="simple" xlink:href="https://armyinform.com.ua/wp-content/uploads/2023/04/soczpidtrymka.jpg" text:style-name="Internet_20_link" text:visited-style-name="Visited_20_Internet_20_Link">
soczpidtrymka.jpg</text:a>
']</text:p>
      <text:p text:style-name="P4">
标签: ['МІНІСТЕРСТВО СОЦІАЛЬНОЇ ПОЛІТИКИ УКРАЇНИ', 'СОЦІАЛЬНИЙ ЗАХИСТ']</text:p>
      <text:p text:style-name="P4">
类别: News</text:p>
      <!--METADATA-->
      <text:p text:style-name="P4">
<draw:frame draw:style-name="fr1" draw:name="Image215" text:anchor-type="as-char" svg:width="6.9236in" svg:height="3.894525in" draw:z-index="0">
<draw:image xlink:href="../Images/AРМІЯINFORM/2023-05-13T51-00-00-04-00/soczpidtrymka.jpg" xlink:type="simple" xlink:show="embed" xlink:actuate="onLoad" draw:mime-type="image/jpeg"/>
</draw:frame>
乌克兰社会政策部与2023年5月1日起与慈善组织“ TAAPS”慈善基金会“ TAAPS”慈善基金会合作，为社会服务提供者组织了许多教育研讨会，以与Zaporizhia捍卫者和乌克兰捍卫者家族的家庭合作， [报告] [报告] <text:a xlink:type="simple" xlink:href="https://www.kmu.gov.ua/news/minsotspolityky-posyliuie-pidtrymku-spetsialistiv-iaki-nadaiut-sotsialni-posluhy-simiam-zahyblykh-zakhysnykiv-i-zakhysnyts-ukrainy" text:style-name="Internet_20_link" text:visited-style-name="Visited_20_Internet_20_Link">
报告</text:a>
政府门户。</text:p>
      <text:p text:style-name="P4">
“目前，专业服务专家的全面战争都有非凡的负担。 为人们提供帮助的社会工作者也支持支持。 我们会尽力将这些专家保持在工作过程中，并为关心这一点的人提供质量援助。”</text:p>
      <text:p text:style-name="P4">
课程旨在为专家提供心理支持，这些专家为乌克兰堕落者和捍卫者的家庭提供社会服务，在交流领域的专业技能和技能的发展，自我调节的自我掌管，支持他们自己的经验和资源。</text:p>
      <text:p text:style-name="P4">
参与者独立处理提供的方法论材料，然后参加在线研讨会。 在上课期间，专家分享他们为死者家庭的服务经验(死亡)与心理学家一起工作的军人尤其是旨在建立质量沟通，发展情绪自我调节的技能，维持身体健康的技能，获得心理平衡的能力，等等​​。</text:p>
      <text:p text:style-name="P4">
在第一周，Chernihiv，Chernivtsi，Mykolaiv地区的专家加入了这项研究。 在此计划中，计划鼓励1000多名专家。</text:p>
      <text:p text:style-name="P4">
对于民间社会的积极发展，价值观的宪法原则，国家有义务确保社会工作者提供体面的支持制度，向乌克兰的家庭捍卫者和捍卫者提供合格的援助。</text:p>
      <text:p text:style-name="P4">
News Source: <text:a xlink:type="simple" xlink:href="https://armyinform.com.ua/2023/05/13/minsoczpolityky-posylyuye-pidtrymku-speczialistiv-yaki-nadayut-soczialni-poslugy-simyam-zagyblyh-zahysnykiv-i-zahysnycz-ukrayiny/" text:style-name="Internet_20_link" text:visited-style-name="Visited_20_Internet_20_Link">
https://armyinform.com.ua/2023/05/13/minsoczpolityky-posylyuye-pidtrymku-speczialistiv-yaki-nadayut-soczialni-poslugy-simyam-zagyblyh-zahysnykiv-i-zahysnycz-ukrayiny/</text:a>
</text:p>
      <!--NEWS-->
      <text:h text:style-name="P10" text:outline-level="1">
<text:span text:style-name="T4">
卢汉斯克地区占领者的“副检察长”的调查已完成</text:span>
</text:h>
      <text:p text:style-name="P4">
作者: ['АРМІЯINFORM']</text:p>
      <text:p text:style-name="P4">
时间: 2023-05-13T52:00:00-04:00</text:p>
      <text:p text:style-name="P4">
描述: DBR Pratsilniki完成了Stosno Kolishnoy Law的Rozsliduanne的Rozsliduanne，Rosslensia ...与乌克兰2022年的战争，与乌克兰与乌克兰的最新新闻，今天与乌克兰的新闻进行战争，今天与乌克兰2022年上次与乌克兰的新闻战争，乌克兰和俄罗斯和俄罗斯和俄罗斯和俄罗斯和俄罗斯之间的战争将会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2/naruchnyk.jpg" text:style-name="Internet_20_link" text:visited-style-name="Visited_20_Internet_20_Link">
naruchnyk.jpg</text:a>
']</text:p>
      <text:p text:style-name="P4">
标签: ['ДЕРЖАВНЕ БЮРО РОЗСЛІДУВАНЬ']</text:p>
      <text:p text:style-name="P4">
类别: News</text:p>
      <!--METADATA-->
      <text:p text:style-name="P4">
<draw:frame draw:style-name="fr1" draw:name="Image216" text:anchor-type="as-char" svg:width="6.9236in" svg:height="4.075033in" draw:z-index="0">
<draw:image xlink:href="../Images/AРМІЯINFORM/2023-05-13T52-00-00-04-00/naruchnyk.jpg" xlink:type="simple" xlink:show="embed" xlink:actuate="onLoad" draw:mime-type="image/jpeg"/>
</draw:frame>
DBR员工已经完成了对卢甘斯克(Lugansk)的前执法人员进行的调查，后者曾为SO被称为SO副副检察官的占领者工作。 起诉书已发给法院，<text:a xlink:type="simple" xlink:href="https://dbr.gov.ua/news/dbr-zavershilo-rozsliduvannya-shhodo-tak-zvanogo-zastupnika-genprokurora-okupantiv-na-luganshhini" text:style-name="Internet_20_link" text:visited-style-name="Visited_20_Internet_20_Link">
报告</text:a>
国家局调查。</text:p>
      <text:p text:style-name="P4">
执法机构报告说，2020年，该人独立地为入侵者工作，并在卢汉斯克地区暂时占领的领土的占领检察官办公室获得了假职位。</text:p>
      <text:p text:style-name="P4">
声明说：“他执行了侵略者的指示，参加了俄罗斯联邦代表和乌克兰临时领土上的恐怖组织的共同事件。”</text:p>
      <text:p text:style-name="P4">
这位前执法人员被指控采取旨在暴力权力或推翻宪法秩序的行动，侵占了乌克兰的领土目的(艺术的第1部分。 109，艺术第2部分。 《乌克兰刑法》 110). Санкція статтіпередбачає покарання у вигляді позбавлення волі до 10 років з конфіскацієюмайна.</text:p>
      <text:p text:style-name="P4">
News Source: <text:a xlink:type="simple" xlink:href="https://armyinform.com.ua/2023/05/13/zaversheno-rozsliduvannya-shhodo-tak-zvanogo-zastupnyka-genprokurora-okupantiv-na-luganshhyni-dbr/" text:style-name="Internet_20_link" text:visited-style-name="Visited_20_Internet_20_Link">
https://armyinform.com.ua/2023/05/13/zaversheno-rozsliduvannya-shhodo-tak-zvanogo-zastupnyka-genprokurora-okupantiv-na-luganshhyni-dbr/</text:a>
</text:p>
      <!--NEWS-->
      <text:h text:style-name="P10" text:outline-level="1">
<text:span text:style-name="T4">
我们的后卫白天击倒了22个敌人无人机</text:span>
</text:h>
      <text:p text:style-name="P4">
作者: ['АРМІЯINFORM']</text:p>
      <text:p text:style-name="P4">
时间: 2023-05-13T53:00:00-04:00</text:p>
      <text:p text:style-name="P4">
描述: Avisaats的Yya国防部队过去的DOB在Zserdzhennya地区进行了12次罢工...与乌克兰2022年的战争，与乌克兰的最新新闻，今天与乌克兰2022年的新闻战争，今天，乌克兰和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2/12/bpla.png" text:style-name="Internet_20_link" text:visited-style-name="Visited_20_Internet_20_Link">
bpla.png</text:a>
']</text:p>
      <text:p text:style-name="P4">
标签: ['STOPRUSSIA', 'АГРЕСІЯ РФ', 'ВІЙНА', 'ВТОРГНЕННЯ РФ', 'ГЕНЕРАЛЬНИЙ ШТАБ ЗС УКРАЇНИ', 'ХРОНІКА ОБОРОНИ']</text:p>
      <text:p text:style-name="P4">
类别: News</text:p>
      <!--METADATA-->
      <text:p text:style-name="P4">
<draw:frame draw:style-name="fr1" draw:name="Image217" text:anchor-type="as-char" svg:width="6.9236in" svg:height="4.587285in" draw:z-index="0">
<draw:image xlink:href="../Images/AРМІЯINFORM/2023-05-13T53-00-00-04-00/bpla.png" xlink:type="simple" xlink:show="embed" xlink:actuate="onLoad" draw:mime-type="image/png"/>
</draw:frame>
**🔥i</text:p>
      <text:p text:style-name="P4">
在过去的一天中，国防军的航空在个人人员和军事设备集中的领域以及敌方防空导弹综合大楼中的5杆中取得了12次节拍，<text:a xlink:type="simple" xlink:href="https://www.facebook.com/GeneralStaff.ua/posts/pfbid0QzACdCpAhh4tCfGvNrnQjXZ14W2N42TGLAhHwiZjSC2hwhH6idCybVpdeMFKkwuVl" text:style-name="Internet_20_link" text:visited-style-name="Visited_20_Internet_20_Link">
报告</text:a>
乌克兰武装部队的总参谋部。</text:p>
      <text:p text:style-name="P4">
该报告还指出，在最后一天，我们的后卫击倒了22种不同类型的割草机。</text:p>
      <text:p text:style-name="P4">
乌克兰武装部队的总人员指出，关于失去敌人的信息一直保持一致。</text:p>
      <text:p text:style-name="P4">
News Source: <text:a xlink:type="simple" xlink:href="https://armyinform.com.ua/2023/05/13/nasha-aviacziya-protyagom-doby-zavdala-12-udariv-po-vorogu/" text:style-name="Internet_20_link" text:visited-style-name="Visited_20_Internet_20_Link">
https://armyinform.com.ua/2023/05/13/nasha-aviacziya-protyagom-doby-zavdala-12-udariv-po-vorogu/</text:a>
</text:p>
      <!--NEWS-->
      <text:h text:style-name="P10" text:outline-level="1">
<text:span text:style-name="T4">
导弹和​​炮兵的师击中了7个敌方火炮部队</text:span>
</text:h>
      <text:p text:style-name="P4">
作者: ['АРМІЯINFORM']</text:p>
      <text:p text:style-name="P4">
时间: 2023-05-13T54:00:00-04:00</text:p>
      <text:p text:style-name="P4">
描述: 火箭的皮德罗迪利（Pidrodili）发动了防御乌克兰人的防御，与乌克兰2022年的战争，与乌克兰与乌克兰最新新闻的战争，今天与乌克兰2022年的新闻战争，乌克兰和俄罗斯之间以及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标签: ['STOPRUSSIA', 'АГРЕСІЯ РФ', 'ВІЙНА', 'ВТОРГНЕННЯ РФ', 'ВТРАТИ ВОРОГА', 'ГЕНЕРАЛЬНИЙ ШТАБ ЗС УКРАЇНИ', 'ОПЕРАТИВНА ІНФОРМАЦІЯ']</text:p>
      <text:p text:style-name="P4">
类别: News</text:p>
      <!--METADATA-->
      <text:p text:style-name="P4">
<draw:frame draw:style-name="fr1" draw:name="Image218" text:anchor-type="as-char" svg:width="6.9236in" svg:height="3.80798in" draw:z-index="0">
<draw:image xlink:href="../Images/AРМІЯINFORM/2023-05-13T54-00-00-04-00/raketni-vijska-ta-artyleriya-nazemnyh-ugrupovan-vijsk.jpg" xlink:type="simple" xlink:show="embed" xlink:actuate="onLoad" draw:mime-type="image/jpeg"/>
</draw:frame>
说明性照片<text:span text:style-name="T4">
🔥俄罗斯入侵的情况</text:span>
</text:p>
      <text:p text:style-name="P4">
乌克兰国防部队的导弹部队和炮兵部队袭击了2点的管理，3个活力集中的地区，敌人的7个炮兵部队过去曾在火灾位置。</text:p>
      <text:p text:style-name="P4">
关于这个<text:a xlink:type="simple" xlink:href="https://www.facebook.com/GeneralStaff.ua/posts/pfbid0QzACdCpAhh4tCfGvNrnQjXZ14W2N42TGLAhHwiZjSC2hwhH6idCybVpdeMFKkwuVl" text:style-name="Internet_20_link" text:visited-style-name="Visited_20_Internet_20_Link">
被引用</text:a>
在乌克兰武装部队总参谋部的运营信息中。</text:p>
      <text:p text:style-name="P4">
此外，总人员补充说，乌克兰的捍卫者摧毁了弹药的组成以及敌方广播的两个站点。</text:p>
      <text:p text:style-name="P4">
News Source: <text:a xlink:type="simple" xlink:href="https://armyinform.com.ua/2023/05/13/pidrozdily-raketnyh-vijsk-i-artyleriyi-urazyly-7-artylerijskyh-pidrozdiliv-voroga/" text:style-name="Internet_20_link" text:visited-style-name="Visited_20_Internet_20_Link">
https://armyinform.com.ua/2023/05/13/pidrozdily-raketnyh-vijsk-i-artyleriyi-urazyly-7-artylerijskyh-pidrozdiliv-voroga/</text:a>
</text:p>
      <!--NEWS-->
      <text:h text:style-name="P10" text:outline-level="1">
<text:span text:style-name="T4">
在过去的一天中，敌人击中了7个火箭发射器和49次航空打击</text:span>
</text:h>
      <text:p text:style-name="P4">
作者: ['АРМІЯINFORM']</text:p>
      <text:p text:style-name="P4">
时间: 2023-05-13T55:00:00-04:00</text:p>
      <text:p text:style-name="P4">
描述: 战争] Rosisska Federals不会与之相关。在2022年，他们会在不久的将来与乌克兰战争，他们说，与乌克兰的战争，今天的乌克兰新闻，乌克兰的新闻，乌克兰媒体的乌克兰媒体新闻</text:p>
      <text:p text:style-name="P4">
图片: ['<text:a xlink:type="simple" xlink:href="https://armyinform.com.ua/wp-content/uploads/2022/10/2022-10-18-raketnyj-obstril-zhytomyra.jpg" text:style-name="Internet_20_link" text:visited-style-name="Visited_20_Internet_20_Link">
2022-10-18-raketnyj-obstril-zhytomyra.jpg</text:a>
']</text:p>
      <text:p text:style-name="P4">
标签: ['STOPRUSSIA', 'АГРЕСІЯ РФ', 'ВІЙНА', 'ВТОРГНЕННЯ РФ', 'ГЕНЕРАЛЬНИЙ ШТАБ ЗС УКРАЇНИ', 'ОПЕРАТИВНА ІНФОРМАЦІЯ']</text:p>
      <text:p text:style-name="P4">
类别: News</text:p>
      <!--METADATA-->
      <text:p text:style-name="P4">
<draw:frame draw:style-name="fr1" draw:name="Image219" text:anchor-type="as-char" svg:width="6.9236in" svg:height="3.893007in" draw:z-index="0">
<draw:image xlink:href="../Images/AРМІЯINFORM/2023-05-13T55-00-00-04-00/2022-10-18-raketnyj-obstril-zhytomyra.jpg" xlink:type="simple" xlink:show="embed" xlink:actuate="onLoad" draw:mime-type="image/jpeg"/>
</draw:frame>
说明性照片</text:p>
      <text:p text:style-name="P4">
战争]</text:p>
      <text:p text:style-name="P4">
俄罗斯联邦没有放弃占领我们领土的计划，而是继续发动入侵者。 敌人不仅不仅停止罢工，而且不仅是军人，而且不再罢工。</text:p>
      <text:p text:style-name="P4">
这在[消息]中说明了(https://www.facebook.com/GeneralStaff.ua/posts/pfbid0QzACdCpAhh4tCfGvNrnQjXZ14W2N42TGLAhHwiZjSC2hwhH6idCybVpdeMFKkwuVl)乌克兰武装部队的总参谋部。</text:p>
      <text:p text:style-name="P4">
“在过去的一天中，敌人造成了7个火箭发射器和49次航空罢工，并进行了81个火箭发射器的炮击。</text:p>
      <text:p text:style-name="P4">
为了在Kramatorsk，Druzhkivka和Zaporizhzhia上进行火箭中风的任务，对手使用了S-300 SPRC。”</text:p>
      <text:p text:style-name="P4">
News Source: <text:a xlink:type="simple" xlink:href="https://armyinform.com.ua/2023/05/13/protyagom-mynuloyi-doby-vorog-zavdav-7-raketnyh-ta-49-aviaczijnyh-udariv/" text:style-name="Internet_20_link" text:visited-style-name="Visited_20_Internet_20_Link">
https://armyinform.com.ua/2023/05/13/protyagom-mynuloyi-doby-vorog-zavdav-7-raketnyh-ta-49-aviaczijnyh-udariv/</text:a>
</text:p>
      <!--NEWS-->
      <text:h text:style-name="P10" text:outline-level="1">
<text:span text:style-name="T4">
“他们要么谈判，要么是核武器”  - 古尔关</text:span>
</text:h>
      <text:p text:style-name="P4">
作者: ['АРМІЯINFORM']</text:p>
      <text:p text:style-name="P4">
时间: 2023-05-13T56:00:00-04:00</text:p>
      <text:p text:style-name="P4">
描述: 关于Rosveska Mou的Perekholnni负责人管理的Dali。 Viisovovovovevevv. ...与乌克兰2022年的战争，与乌克兰的最新新闻，今天与乌克兰的新闻战争，乌克兰2022年的新闻战争，乌克兰和俄罗斯之间的战争以及2022年与乌克兰的战争将在他们在不久的将来与乌克兰战争，他们说，与乌克兰的战争，今天的乌克兰新闻，乌克兰新闻，乌克兰媒体的俄罗斯媒体</text:p>
      <text:p text:style-name="P4">
图片: ['<text:a xlink:type="simple" xlink:href="https://armyinform.com.ua/wp-content/uploads/2023/03/gurperehoplennya.jpg" text:style-name="Internet_20_link" text:visited-style-name="Visited_20_Internet_20_Link">
gurperehoplennya.jpg</text:a>
']</text:p>
      <text:p text:style-name="P4">
标签: ['STOPRUSSIA', 'АГРЕСІЯ РФ', 'ВТОРГНЕННЯ РФ', 'ГУР ПЕРЕХОПЛЕННЯ']</text:p>
      <text:p text:style-name="P4">
类别: News</text:p>
      <!--METADATA-->
      <text:p text:style-name="P4">
<draw:frame draw:style-name="fr1" draw:name="Image220" text:anchor-type="as-char" svg:width="6.9236in" svg:height="3.894525in" draw:z-index="0">
<draw:image xlink:href="../Images/AРМІЯINFORM/2023-05-13T56-00-00-04-00/gurperehoplennya.jpg" xlink:type="simple" xlink:show="embed" xlink:actuate="onLoad" draw:mime-type="image/jpeg"/>
</draw:frame>
关于[拦截]进一步(https://gur.gov.ua/content/ony-lybo-perehovoramy-budut-zakanchyvat-lybo-v-nature-iadernym-oruzhyem.html)Main IOU情报局。</text:p>
      <text:p text:style-name="P4">
这位俄罗斯军人向他的妻子介绍了假期，只是为了赚钱，以进一步发展前线事件。</text:p>
      <text:p text:style-name="P4">
News Source: <text:a xlink:type="simple" xlink:href="https://armyinform.com.ua/2023/05/13/vony-abo-peregovoramy-budut-zakinchuvaty-abo-dijsno-yadernoyu-zbroyeyu-gur-perehoplennya/" text:style-name="Internet_20_link" text:visited-style-name="Visited_20_Internet_20_Link">
https://armyinform.com.ua/2023/05/13/vony-abo-peregovoramy-budut-zakinchuvaty-abo-dijsno-yadernoyu-zbroyeyu-gur-perehoplennya/</text:a>
</text:p>
      <!--NEWS-->
      <text:h text:style-name="P10" text:outline-level="1">
<text:span text:style-name="T4">
每天敌人的损失：将近600名入侵者被淘汰，27个手工系统和29个无人机被摧毁</text:span>
</text:h>
      <text:p text:style-name="P4">
作者: ['АРМІЯINFORM']</text:p>
      <text:p text:style-name="P4">
时间: 2023-05-13T57:00:00-04:00</text:p>
      <text:p text:style-name="P4">
描述: Zagalni Boyov，在02/24/22到05/13/23 Orintovo成为：...与乌克兰2022的战争，与乌克兰的战争，今天与乌克兰的最新消息，今天与乌克兰的新闻战争，今天与乌克兰2022年最后一次战争，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photo_5402282179729410547_w-scaled.jpg" text:style-name="Internet_20_link" text:visited-style-name="Visited_20_Internet_20_Link">
photo_5402282179729410547_w-scaled.jpg</text:a>
']</text:p>
      <text:p text:style-name="P4">
标签: ['STOPRUSSIA', 'АГРЕСІЯ РФ', 'ВТОРГНЕННЯ РФ', 'ВТРАТИ ВОРОГА', 'ГШ ЗСУ']</text:p>
      <text:p text:style-name="P4">
类别: News</text:p>
      <!--METADATA-->
      <text:p text:style-name="P4">
<draw:frame draw:style-name="fr1" draw:name="Image221" text:anchor-type="as-char" svg:width="6.9236in" svg:height="6.987066in" draw:z-index="0">
<draw:image xlink:href="../Images/AРМІЯINFORM/2023-05-13T57-00-00-04-00/photo_5402282179729410547_w-scaled.jpg" xlink:type="simple" xlink:show="embed" xlink:actuate="onLoad" draw:mime-type="image/jpeg"/>
</draw:frame>
敌人从24.02.22到13.05.23的全面战斗损失将定向：</text:p>
      <text:p text:style-name="P4">
<text:span text:style-name="T4">
<text:span text:style-name="T5">
人员 -  </text:span>
* 198260(+590)淘汰的人</text:span>
<text:span text:style-name="T5">
坦克 -  </text:span>
<text:span text:style-name="T5">
 3751(+6)</text:span>
<text:span text:style-name="T4">
战斗装甲车 -  </text:span>
 7307(+12)<text:span text:style-name="T4">
<text:span text:style-name="T5">
炮兵系统 -  </text:span>
<text:span text:style-name="T5">
 3095(+27)</text:span>
 </text:span>
 rszv- <text:span text:style-name="T4">
 561(+2)</text:span>
<text:span text:style-name="T5">
防空 -  </text:span>
<text:span text:style-name="T5">
 314(+2)</text:span>
<text:span text:style-name="T4">
飞机 -  </text:span>
 308(0)<text:span text:style-name="T4">
<text:span text:style-name="T5">
直升机 -  </text:span>
* 294(0)</text:span>
<text:span text:style-name="T5">
无人机手术战术水平 -  </text:span>
<text:span text:style-name="T5">
 2665(+29)</text:span>
<text:span text:style-name="T4">
有翼的导弹 -  </text:span>
 970(0)<text:span text:style-name="T4">
<text:span text:style-name="T5">
船 /船 -  </text:span>
* 18(0)</text:span>
<text:span text:style-name="T5">
汽车设备和坦克 -  </text:span>
<text:span text:style-name="T5">
 6011(+15)</text:span>
<text:span text:style-name="T4">
特殊技术 -  </text:span>
 402(+9)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3.05.23。</text:p>
      <text:p text:style-name="P4">
News Source: <text:a xlink:type="simple" xlink:href="https://armyinform.com.ua/2023/05/13/vtraty-voroga-za-dobu-likvidovano-majzhe-600-okupantiv-znyshheno-27-artsystem-i-29-bpla/" text:style-name="Internet_20_link" text:visited-style-name="Visited_20_Internet_20_Link">
https://armyinform.com.ua/2023/05/13/vtraty-voroga-za-dobu-likvidovano-majzhe-600-okupantiv-znyshheno-27-artsystem-i-29-bpla/</text:a>
</text:p>
      <!--NEWS-->
      <text:h text:style-name="P10" text:outline-level="1">
<text:span text:style-name="T4">
北约达西安2023年春季已在罗马尼亚完成</text:span>
</text:h>
      <text:p text:style-name="P4">
作者: ['АРМІЯINFORM']</text:p>
      <text:p text:style-name="P4">
时间: 2023-05-13T58:00:00-04:00</text:p>
      <text:p text:style-name="P4">
描述: 在Rumuni，Krainty Pivnitsa-瓦特兰特联盟Dacian 2023年春季在未成年人中结束了……与乌克兰2022年的战争，与乌克兰的战争是今天的最新新闻，这是与乌克兰2022年的新闻战争，这是今天的最后一场，是今天的最后一场，将是威尔乌克兰和俄罗斯之间以及2022年与乌克兰的战争之间发生战争乌克兰新闻在俄罗斯的乌克兰媒体</text:p>
      <text:p text:style-name="P4">
图片: ['<text:a xlink:type="simple" xlink:href="https://armyinform.com.ua/wp-content/uploads/2023/05/nato_viyskovi_gettyimages_1238943704_1_650x410.jpg" text:style-name="Internet_20_link" text:visited-style-name="Visited_20_Internet_20_Link">
nato_viyskovi_gettyimages_1238943704_1_650x410.jpg</text:a>
']</text:p>
      <text:p text:style-name="P4">
标签: ['ВІЙСЬКОВІ НАВЧАННЯ', 'НАТО', 'РУМУНІЯ']</text:p>
      <text:p text:style-name="P4">
类别: News</text:p>
      <!--METADATA-->
      <text:p text:style-name="P4">
<draw:frame draw:style-name="fr1" draw:name="Image222" text:anchor-type="as-char" svg:width="6.9236in" svg:height="4.367194in" draw:z-index="0">
<draw:image xlink:href="../Images/AРМІЯINFORM/2023-05-13T58-00-00-04-00/nato_viyskovi_gettyimages_1238943704_1_650x410.jpg" xlink:type="simple" xlink:show="embed" xlink:actuate="onLoad" draw:mime-type="image/jpeg"/>
</draw:frame>
罗马尼亚完成了2023年北大西洋联盟Dacianspring的培训，该联盟有500多名士兵参加了培训。</text:p>
      <text:p text:style-name="P4">
关于它<text:a xlink:type="simple" xlink:href="https://english.mapn.ro/cpresa/5969_chief-of-defence-staff-at-dacian-spring-2023-exercise" text:style-name="Internet_20_link" text:visited-style-name="Visited_20_Internet_20_Link">
报告</text:a>
罗马尼亚国防部。</text:p>
      <text:p text:style-name="P4">
练习的目的是检查位于罗马尼亚和保加利亚的北约战斗集团的迅速部署，以及他们将跨国公司整合用于国防行动。</text:p>
      <text:p text:style-name="P4">
该培训于5月8日至5月12日在Medidia举行。 他们参加了500多名罗马尼亚，美国，法国和意大利军队的参加。</text:p>
      <text:p text:style-name="P4">
罗马尼亚国防防御指出，练习的结果证实了所有参与者的反应增加，以及跨国公司“东南”工作人员在战斗领域定义的工作。</text:p>
      <text:p text:style-name="P4">
News Source: <text:a xlink:type="simple" xlink:href="https://armyinform.com.ua/2023/05/13/u-rumuniyi-zavershylys-navchannya-nato-dacian-spring-2023/" text:style-name="Internet_20_link" text:visited-style-name="Visited_20_Internet_20_Link">
https://armyinform.com.ua/2023/05/13/u-rumuniyi-zavershylys-navchannya-nato-dacian-spring-2023/</text:a>
</text:p>
      <!--NEWS-->
      <text:h text:style-name="P10" text:outline-level="1">
<text:span text:style-name="T4">
在乌克兰沉默的时刻</text:span>
</text:h>
      <text:p text:style-name="P4">
作者: ['АРМІЯINFORM']</text:p>
      <text:p text:style-name="P4">
时间: 2023-05-13T59: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candle.gif" text:style-name="Internet_20_link" text:visited-style-name="Visited_20_Internet_20_Link">
candle.gif</text:a>
']</text:p>
      <text:p text:style-name="P4">
标签: ['STOPRUSSIA', "ВШАНУВАННЯ ПАМ'ЯТІ ГЕРОЇВ", 'ХВИЛИНА МОВЧАННЯ']</text:p>
      <text:p text:style-name="P4">
类别: News</text:p>
      <!--METADATA-->
      <text:p text:style-name="P4">
<draw:frame draw:style-name="fr1" draw:name="Image223" text:anchor-type="as-char" svg:width="6.9236in" svg:height="3.895992in" draw:z-index="0">
<draw:image xlink:href="../Images/AРМІЯINFORM/2023-05-13T59-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13/v-ukrayini-hvylyna-movchannya-2/" text:style-name="Internet_20_link" text:visited-style-name="Visited_20_Internet_20_Link">
https://armyinform.com.ua/2023/05/13/v-ukrayini-hvylyna-movchannya-2/</text:a>
</text:p>
      <!--NEWS-->
      <text:h text:style-name="P10" text:outline-level="1">
<text:span text:style-name="T4">
在空军中告诉今晚有多少“沙哈斯”被摧毁</text:span>
</text:h>
      <text:p text:style-name="P4">
作者: ['АРМІЯINFORM']</text:p>
      <text:p text:style-name="P4">
时间: 2023-05-13T60:00:00-04:00</text:p>
      <text:p text:style-name="P4">
描述: Opinochi 13 Herbalop 2023 Rock Vorog攻击乌克兰的Pivnika Toa之一...与乌克兰2022年的战争，与乌克兰的最新新闻，今天与乌克兰的新闻战争，今天与乌克兰的新闻战争，今天将在乌克兰和俄罗斯和俄罗斯和战争之间发动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346067636_558651099512472_6481606057966923198_n.jpg" text:style-name="Internet_20_link" text:visited-style-name="Visited_20_Internet_20_Link">
346067636_558651099512472_6481606057966923198_n.jpg</text:a>
']</text:p>
      <text:p text:style-name="P4">
标签: ['SHAHED', 'STOPRUSSIA', 'АГРЕСІЯ РФ', 'ЗНИЩЕННЯ РОСІЙСЬКОЇ ВІЙСЬКОВОЇ ТЕХНІКИ', 'ПС ЗСУ']</text:p>
      <text:p text:style-name="P4">
类别: News</text:p>
      <!--METADATA-->
      <text:p text:style-name="P4">
<draw:frame draw:style-name="fr1" draw:name="Image224" text:anchor-type="as-char" svg:width="6.9236in" svg:height="6.9236in" draw:z-index="0">
<draw:image xlink:href="../Images/AРМІЯINFORM/2023-05-13T60-00-00-04-00/346067636_558651099512472_6481606057966923198_n.jpg" xlink:type="simple" xlink:show="embed" xlink:actuate="onLoad" draw:mime-type="image/jpeg"/>
</draw:frame>
午夜，2023年5月13日，敌人袭击了伊朗生产SHAHD-136/131的北部和南纳普里姆卡伊朗无人机的乌克兰。 关于它<text:a xlink:type="simple" xlink:href="https://www.facebook.com/kpszsu/posts/pfbid0EUf7C7dyUGpd13K98kXNkh5Y4gg74CZTpwT8JfiPL7JkYB2SJw88BGestv9cUSrxl" text:style-name="Internet_20_link" text:visited-style-name="Visited_20_Internet_20_Link">
报告</text:a>
武装部队司令部。</text:p>
      <text:p text:style-name="P4">
总共记录了21次开始。 在不同的方向上，使用防空导弹，战斗机和移动射击组，摧毁了17个助攻胸部。</text:p>
      <text:p text:style-name="P4">
不幸的是，敌人的无人机进入了Nakhmelnytskyi基础设施的物体。 地方当局和服务正在努力消除后果。</text:p>
      <text:p text:style-name="P4">
此外，夜间摧毁了手术时级“ Orlan-10”的无人机。</text:p>
      <text:p text:style-name="P4">
在5月12日的最后一天，防空部队摧毁了柳叶刀无人机。 空军的战术航空飞机为火和战斗机飞机飞机。</text:p>
      <text:p text:style-name="P4">
News Source: <text:a xlink:type="simple" xlink:href="https://armyinform.com.ua/2023/05/13/u-povitryanyh-sylah-rozpovily-skilky-shahediv-znyshhyly-cziyeyi-nochi/" text:style-name="Internet_20_link" text:visited-style-name="Visited_20_Internet_20_Link">
https://armyinform.com.ua/2023/05/13/u-povitryanyh-sylah-rozpovily-skilky-shahediv-znyshhyly-cziyeyi-nochi/</text:a>
</text:p>
      <!--NEWS-->
      <text:h text:style-name="P10" text:outline-level="1">
<text:span text:style-name="T4">
我们已经战斗了八年，在道德上准备杀死敌人，而不是等他冷静下来-Valery Zaluzhny</text:span>
</text:h>
      <text:p text:style-name="P4">
作者: ['АРМІЯINFORM']</text:p>
      <text:p text:style-name="P4">
时间: 2023-05-13T61:00:00-04:00</text:p>
      <text:p text:style-name="P4">
描述: ZSU将军Valeriy Zaluzhnyi Pid Hour Interva'yu在特殊的Democents DMITRA ...与乌克兰2022年的战争，与乌克兰的最新新闻，今天与乌克兰的新闻，今天与乌克兰2022年的新闻战争，乌克兰和俄罗斯和俄罗斯之间的战争将会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3/2a56c0-e1679815644518.png" text:style-name="Internet_20_link" text:visited-style-name="Visited_20_Internet_20_Link">
2a56c0-e1679815644518.png</text:a>
']</text:p>
      <text:p text:style-name="P4">
标签: ['STOPRUSSIA', 'АГРЕСІЯ РФ', 'ВАЛЕРІЙ ЗАЛУЖНИЙ', 'ВТОРГНЕННЯ РФ']</text:p>
      <text:p text:style-name="P4">
类别: News</text:p>
      <!--METADATA-->
      <text:p text:style-name="P4">
<draw:frame draw:style-name="fr1" draw:name="Image225" text:anchor-type="as-char" svg:width="6.9236in" svg:height="3.941904in" draw:z-index="0">
<draw:image xlink:href="../Images/AРМІЯINFORM/2023-05-13T61-00-00-04-00/2a56c0-e1679815644518.png" xlink:type="simple" xlink:show="embed" xlink:actuate="onLoad" draw:mime-type="image/png"/>
</draw:frame>
武装部队总司令 - 武装部队瓦莱里·扎卢兹尼(Valery Zaluzhny)在<text:a xlink:type="simple" xlink:href="https://www.youtube.com/watch" text:style-name="Internet_20_link" text:visited-style-name="Visited_20_Internet_20_Link">
访谈</text:a>
在德米特里·科马罗夫(Dmitry Komarov)的特别投影中。 配音。 “将军”再次强调，它始于2月24日之前的乌克兰，即2014年。 瓦莱里·扎卢兹赫顿(Valery Zaluzhnuzhni)回答了乌克兰如何设法站立的问题时说，这样一个问题对他来说并不常见，因为我们已经花了9年的时间了。</text:p>
      <ul>
        <li>
如果您回答我们如何站立的问题……作为军队，这对我来说有点不寻常。 显然，甚至有点不愉快。为什么？ 因为至少我经常在我的几次采访中这么说。 对我来说，主要印象是2014年夏天。 战争是我亲自开始的。 那时，卡德罗军队开始了战争，我们与我们发动了这场大规模战争，阿尔尼文(Alnivon)持续了8年，直到2月24日的规模改变， - 武装部队。</li>
      </ul>
      <text:p text:style-name="P4">
他还反复强调，乌克兰已经准备好担任职责，因为在开始大规模中断之前的8年，人们被杀害，受伤的人持续了战斗。</text:p>
      <ul>
        <li>
要说有些不寻常的东西，而且人们记得它在心中，显然不是。 随着一场大规模战争的发作，工作数量增加，责任增加，紧张局势增加了，但是我们已经进行了8年的时间，我们已经战斗了8年，而我们在道德上已经准备好了8年杀死敌人，不要等待它冷静下来。 正是在这8年中，我们扑灭了我们并教导战斗，分别是俄罗斯人意外的。 但这对我们来说是一所学校。 实际上，我们在整个8年中都在准备和道德上，这场战争如何被称为反恐怖主义行动，然后是联合部队的行动，但这是一场战争。 人们在那里被杀，很多人在那里被杀，人们在那里瘫痪，人们收到了一座豪宅，那里的乌克兰在那里失去了领土，瓦莱里萨尔兹赫尼说。</li>
      </ul>
      <text:p text:style-name="P4">
News Source: <text:a xlink:type="simple" xlink:href="https://armyinform.com.ua/2023/05/13/visim-rokiv-my-voyuvaly-ta-buly-moralno-gotovi-do-togo-shhoby-vbyvaty-voroga-a-ne-chekaty-shho-vin-zaspokoyitsya-valerij-zaluzhnyj/" text:style-name="Internet_20_link" text:visited-style-name="Visited_20_Internet_20_Link">
https://armyinform.com.ua/2023/05/13/visim-rokiv-my-voyuvaly-ta-buly-moralno-gotovi-do-togo-shhoby-vbyvaty-voroga-a-ne-chekaty-shho-vin-zaspokoyitsya-valerij-zaluzhnyj/</text:a>
</text:p>
      <!--NEWS-->
      <text:h text:style-name="P10" text:outline-level="1">
<text:span text:style-name="T4">
武装部队的荣誉学术歌曲和舞蹈合奏与天空一起将提供一场音乐会，以支持乌克兰的后卫</text:span>
</text:h>
      <text:p text:style-name="P4">
作者: ['Володимир Поліщук']</text:p>
      <text:p text:style-name="P4">
时间: 2023-05-13T62:00:00-04:00</text:p>
      <text:p text:style-name="P4">
描述: Chimalo Vidomikh Svitovikh I Vitchizniyan，马里·马里（Mali Mali Mali），以纪念Vistyupati在一个场景上...与乌克兰2022年的战争，与乌克兰的最新新闻，今天与乌克兰2022年与乌克兰的新闻进行战争，今天与乌克兰2022年的新闻战争，乌克兰和俄罗斯和俄罗斯和俄罗斯和俄罗斯和俄罗斯之间的战争将在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photo_5399822902930557417_y.jpg" text:style-name="Internet_20_link" text:visited-style-name="Visited_20_Internet_20_Link">
photo_5399822902930557417_y.jpg</text:a>
', '<text:a xlink:type="simple" xlink:href="https://armyinform.com.ua/wp-content/uploads/2023/05/photo_5399822902930557415_y.jpg" text:style-name="Internet_20_link" text:visited-style-name="Visited_20_Internet_20_Link">
photo_5399822902930557415_y.jpg</text:a>
', '<text:a xlink:type="simple" xlink:href="https://armyinform.com.ua/wp-content/uploads/2023/05/photo_5399822902930557418_y.jpg" text:style-name="Internet_20_link" text:visited-style-name="Visited_20_Internet_20_Link">
photo_5399822902930557418_y.jpg</text:a>
']</text:p>
      <text:p text:style-name="P4">
标签: ['АНСАМБЛЬ ПІСНІ І ТАНЦЮ', 'КОНЦЕРТ', 'ПІДТРИМКА ЗСУ', 'СКАЙ']</text:p>
      <text:p text:style-name="P4">
类别: News</text:p>
      <!--METADATA-->
      <text:p text:style-name="P4">
<draw:frame draw:style-name="fr1" draw:name="Image226" text:anchor-type="as-char" svg:width="6.9236in" svg:height="4.611226in" draw:z-index="0">
<draw:image xlink:href="../Images/AРМІЯINFORM/2023-05-13T62-00-00-04-00/photo_5399822902930557417_y.jpg" xlink:type="simple" xlink:show="embed" xlink:actuate="onLoad" draw:mime-type="image/jpeg"/>
</draw:frame>
乐队负责人Sky Olegoschuk以及乌克兰Dmitry Antonyuk的荣誉学术歌曲和舞蹈部队的艺术总监</text:p>
      <text:p text:style-name="P4">
许多著名的世界和国内艺术家很荣幸能在舞台上表演，表演自己的作品，在伴奏下或在乌克兰武装部队的歌曲和舞蹈合奏中唱歌。</text:p>
      <text:p text:style-name="P4">
其中：La Ssala的米兰歌剧院和罗马末期的星星，乌克兰人Paganini” Vasyl Popadiuk，People Attrantmold Konstantin Moscow，Czech Composer和Clarnetist Felix Slovlik，Clarnetist Slovlik，乌克兰民间艺术家Olga Olga，Olga Olga，Olga Olga，aryov，aryov，aryov aryov aryov aryyov。 ，维克多·布罗尼克(Viktor Bronyuk)与乐队Tik，作曲家，Virtuoso钢琴家，Andrey Kuzmenko和Skryabin乐队以及他现任的主持人Yurkurchenko，Viktor Bronyuk。</text:p>
      <text:p text:style-name="P4">
他们有一次在武装部队合奏中服役，现在他们由民间艺术家弗拉基米尔·格里希科(Vladimir Grishko)，塔拉斯·佩特林尼科(Taras Petrinenko)，帕维尔·齐布罗夫(Pavel Zibrov)，蒂娜·卡罗尔(Tina Karol)积极与之合作，克里米亚Zlata Zlata Ognevich的自主共和国荣誉艺术家...</text:p>
      <text:p text:style-name="P4">
现代性最著名的作曲家Annio Marricone邀请了合唱团和武装部队乐团，该乐队参加了他的基辅音乐会“电影音乐”。</text:p>
      <text:p text:style-name="P4">
<draw:frame draw:style-name="fr1" draw:name="Image227" text:anchor-type="as-char" svg:width="6.9236in" svg:height="4.615733in" draw:z-index="0">
<draw:image xlink:href="../Images/AРМІЯINFORM/2023-05-13T62-00-00-04-00/photo_5399822902930557415_y.jpg" xlink:type="simple" xlink:show="embed" xlink:actuate="onLoad" draw:mime-type="image/jpeg"/>
</draw:frame>
摇滚乐队的天空</text:p>
      <text:p text:style-name="P4">
今年5月26日，乌克兰武装部队的荣誉学术歌曲和舞蹈合奏将伴随乌克兰摇滚乐队Sky，该乐队准备了一项名为“ ive Light”的大型节目。</text:p>
      <text:p text:style-name="P4">
Roman Medinsky的电池负责人告诉通讯员，音乐会也将由Piccardian Tertiary，Zlataognevich，Arsen Mirzoyan，Sanna Singer演唱，他的会议将参加“ Retory”和该计划的框架。</text:p>
      <ul>
        <li>
该程序并非偶然地称为“给光”。 自从即将到来的战争以来，天空“散发出光线”，积极帮助乌克兰人。 音乐会的第一个分支将与武装部队合奏一起演奏。 同时，舞台上将有40位军事音乐家。 多年中的中期还将由长期的民间热门歌曲“最好的朋友”，“您可以打破它”，“礼物灯”，“灯光”，“弦乐”，“弦”，以及更新的热门单曲“夜晚”和罗马·梅丁斯基(Roman Medinsky)说：“不要退缩，不要放弃。” - 我们与天空团队进行了一次大型巡回演出，并由我们的矿石co和合唱团陪同。 他们在首都举行了五次音乐会，到处都有诱使的地方：在切尼夫，波尔塔瓦，德尼普罗，Zhytomyr，lviv和其他乌克兰的地方。 在Kropyvnytskyi中，当火箭飞到那里时，举行了一场音乐会……只有乌扎科夫(Uzhakov)遭到了轰动的炮击，我们没有讲话，乐队首先去了那里。  - 人们非常喜欢这些音乐家的创造力，大厅总是不知所措。 当然，我们穿着军服表演。 每次在大厅里的标志中，他们都要感谢他们保护我们的tunkivshchchyna，都给了他们一些掌声。 从此类演讲中收集的约有300万hryvnias借助乌克兰的武装部队，出售了带有徽标的纪念品产品 - 因为这笔钱购买了UPS，热成像，机器，机器...</li>
      </ul>
      <text:p text:style-name="P4">
根据该合奏团的艺术总监的说法，这样的音乐会坚信乌克兰文素比以往任何时候都对武装部队的信念更加团结，以赢得蓄能者。</text:p>
      <text:p text:style-name="P4">
摇滚乐队的负责人Skyai Oleg Sobchuk告诉我们的信息局，赞赏并珍惜与乌克兰武装部队的歌曲和舞蹈的荣誉学术生存的员工的创造性合作。</text:p>
      <ul>
        <li>
我和整个乐队的天空都很高兴，很荣幸能与真正的专业人士合作。 我确定它不是最后的。 我感谢Dmitry Zhanovichy感谢所有音乐家，包括合唱团的优质作品。 荣耀与武装部队和silaborons!</li>
      </ul>
      <text:p text:style-name="P4">
应该指出的是，礼物灯音乐会有一个很好的慈善机构。 活动的活动将与Skai乐队与慈善基金会“ Come Alive”以及“乌克兰人民的健康”的合作提交，实施了国家计划“ Save Save the Limb”，其使命是为了减少与伤害有关的乌克兰人的学科化。</text:p>
      <text:p text:style-name="P4">
Oleg Sobchuk成为该计划“ Save The Lmb”的大使。 目前正在乌克兰城市继续进行的装甲之旅收到的资金将被派往受伤军队进行行动。</text:p>
      <text:p text:style-name="P4">
<draw:frame draw:style-name="fr1" draw:name="Image228" text:anchor-type="as-char" svg:width="6.9236in" svg:height="4.361057in" draw:z-index="0">
<draw:image xlink:href="../Images/AРМІЯINFORM/2023-05-13T62-00-00-04-00/photo_5399822902930557418_y.jpg" xlink:type="simple" xlink:show="embed" xlink:actuate="onLoad" draw:mime-type="image/jpeg"/>
</draw:frame>
武装部队和摇滚乐队Sky的学术歌曲和舞蹈</text:p>
      <text:p text:style-name="P4">
**_信息机构的迪尔(Dear)感谢Oleg Sobchuk和Dmitry Antonyuk视频和照片材料</text:p>
      <text:p text:style-name="P4">
News Source: <text:a xlink:type="simple" xlink:href="https://armyinform.com.ua/2023/05/13/zasluzhenyj-akademichnyj-ansambl-pisni-i-tanczyu-zsu-razom-zi-skaj-dadut-konczert-na-pidtrymku-zahysnykiv-ukrayiny/" text:style-name="Internet_20_link" text:visited-style-name="Visited_20_Internet_20_Link">
https://armyinform.com.ua/2023/05/13/zasluzhenyj-akademichnyj-ansambl-pisni-i-tanczyu-zsu-razom-zi-skaj-dadut-konczert-na-pidtrymku-zahysnykiv-ukrayiny/</text:a>
</text:p>
      <!--NEWS-->
      <text:h text:style-name="P10" text:outline-level="1">
<text:span text:style-name="T4">
我们采取了一套措施，允许完全改变空中国防军的配置并保持其潜力-Commander -In -In -in -in -In武装部队</text:span>
</text:h>
      <text:p text:style-name="P4">
作者: ['АРМІЯINFORM']</text:p>
      <text:p text:style-name="P4">
时间: 2023-05-13T63:00:00-04:00</text:p>
      <text:p text:style-name="P4">
描述: 关于乌克兰Zbroyni部队的仪式，瓦莱尼将军Zalulny Rospovyv Pid ...与乌克兰2022年的战争，与乌克兰的最新新闻，今天与乌克兰2022年的新闻战争，今天与乌克兰2022年的新闻战争，乌克兰和俄罗斯之间的战争将是一场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2/12/zaluzhnyj-u-vr.jpeg" text:style-name="Internet_20_link" text:visited-style-name="Visited_20_Internet_20_Link">
zaluzhnyj-u-vr.jpeg</text:a>
']</text:p>
      <text:p text:style-name="P4">
标签: ['STOPRUSSIA', 'ВАЛЕРІЙ ЗАЛУЖНИЙ', 'ВІЙНА', 'ВТОРГНЕННЯ РФ', 'ГОЛОВНОКОМАНДУВАЧ ЗБРОЙНИХ СИЛ УКРАЇНИ']</text:p>
      <text:p text:style-name="P4">
类别: News</text:p>
      <!--METADATA-->
      <text:p text:style-name="P4">
<draw:frame draw:style-name="fr1" draw:name="Image229" text:anchor-type="as-char" svg:width="6.9236in" svg:height="4.617948in" draw:z-index="0">
<draw:image xlink:href="../Images/AРМІЯINFORM/2023-05-13T63-00-00-04-00/zaluzhnyj-u-vr.jpeg" xlink:type="simple" xlink:show="embed" xlink:actuate="onLoad" draw:mime-type="image/jpeg"/>
</draw:frame>
乌克兰武装部队的指挥官瓦莱里·扎尔兹尼亚(Valery Zalzhnya)(https://www.youtube.com/watch?app=desktop&amp;v=TadXxP_26V8&amp;embeds_referring_euri=https%3A%2F%2Ftsn.ua%2F&amp;source_ve_path=Mjg2NjY&amp;feature=emb_logo)德米特里·科马罗夫(Dmitry Komarov)一年。 配音。 一般的”。</text:p>
      <ul>
        <li>
我分析了我脑海中的所有可能行动，有时变得非常非常困难，但这促使我和我的团队，包括指挥官在内当对手几乎在所有方向上都是进攻性的，它将非常强大，而且很快。 显然，在2月底的某个地方，我们已经耗尽了可以做出的想象力的所有可能性，” Valery Zaluzhny告诉。</li>
      </ul>
      <text:p text:style-name="P4">
武装部队的指挥官 - 主持人指出，他们在事件的不同变体中工作，几乎每一分钟都做出了决定和更改。 还有一系列巨大的措施，可以完全改变防空配置并保持潜力。</text:p>
      <ul>
        <li>
我们可以从跨性能转移到基辅地区，赫森地区，最终位于敖德萨地区。 锻炼的复合体，没有使我们能够完全改变空气国防力量的配置，这就是为什么它仍然保留的原因。 进行了巨大的复合。 瓦莱里·扎卢兹(Valery Zaluzhny)说，一旦我们可以谈论它。</li>
      </ul>
      <text:p text:style-name="P4">
News Source: <text:a xlink:type="simple" xlink:href="https://armyinform.com.ua/2023/05/13/my-provely-kompleks-zahodiv-shho-dozvolyv-povnistyu-zminyty-konfiguracziyu-syl-ppo-i-zberegty-yihnij-potenczial-golovnokomanduvach-zsu/" text:style-name="Internet_20_link" text:visited-style-name="Visited_20_Internet_20_Link">
https://armyinform.com.ua/2023/05/13/my-provely-kompleks-zahodiv-shho-dozvolyv-povnistyu-zminyty-konfiguracziyu-syl-ppo-i-zberegty-yihnij-potenczial-golovnokomanduvach-zsu/</text:a>
</text:p>
      <!--NEWS-->
      <text:h text:style-name="P10" text:outline-level="1">
<text:span text:style-name="T4">
乌克兰人民是唯一允许我们战斗到目前为止的现象</text:span>
</text:h>
      <text:p text:style-name="P4">
作者: ['АРМІЯINFORM']</text:p>
      <text:p text:style-name="P4">
时间: 2023-05-13T64:00:00-04:00</text:p>
      <text:p text:style-name="P4">
描述: 关于特殊的Prospecti Dmitra Komarov“ Rik”的TSE PID小时间隔。 在幕后“罗斯沃夫（Rosovov）……与乌克兰2022年的战争，与乌克兰的最新新闻，与乌克兰的新闻战争，2022年的新闻战争，今天将在乌克兰和俄罗斯之间发动战争，当与乌克兰的战争将是是否会有，是否会在不久的将来与乌克兰的战争说，与乌克兰的战争，今天的乌克兰新闻，乌克兰新闻，乌克兰媒体在俄罗斯的乌克兰新闻</text:p>
      <text:p text:style-name="P4">
图片: ['<text:a xlink:type="simple" xlink:href="https://armyinform.com.ua/wp-content/uploads/2022/12/zaluzhnyj-pryvitannya.png" text:style-name="Internet_20_link" text:visited-style-name="Visited_20_Internet_20_Link">
zaluzhnyj-pryvitannya.png</text:a>
']</text:p>
      <text:p text:style-name="P4">
标签: ['STOPRUSSIA', 'АГРЕСІЯ РФ', 'ВАЛЕРІЙ ЗАЛУЖНИЙ', 'ГШ ЗСУ']</text:p>
      <text:p text:style-name="P4">
类别: News</text:p>
      <!--METADATA-->
      <text:p text:style-name="P4">
<draw:frame draw:style-name="fr1" draw:name="Image230" text:anchor-type="as-char" svg:width="6.9236in" svg:height="4.060713in" draw:z-index="0">
<draw:image xlink:href="../Images/AРМІЯINFORM/2023-05-13T64-00-00-04-00/zaluzhnyj-pryvitannya.png" xlink:type="simple" xlink:show="embed" xlink:actuate="onLoad" draw:mime-type="image/png"/>
</draw:frame>
关于<text:a xlink:type="simple" xlink:href="https://www.youtube.com/watch" text:style-name="Internet_20_link" text:visited-style-name="Visited_20_Internet_20_Link">
访谈</text:a>
在德米特里·科马罗夫(Dmitry Komarov)的特别投影中。 框架将军的后面”告诉武装部队武装部队负责人瓦莱里·扎卢兹尼(Valery Zaluzhny)，回答了这个问题，这有助于我们对敌人进行体面的击退，哪些行动将帮助我们取得理想的胜利快点。</text:p>
      <ul>
        <li>
实际上，军事科学非常广泛，而且ESVA组成部分的每一场胜利。 有很多“如果是”，如果是这样，那么实际上缺少了很多。 我看到了如何做到这一点，我知道该怎么做，但是我确定胜利仍然是一种非常非常遥远的方式。 我希望上帝站在我们这一边，赢家肯定会给我们。 截至今天，正在发生的事情，以及我们认为是乌克兰人民，乌克兰士兵，一个乌克兰州，乌克兰州，一名每天死亡，残废但保持自己的名字的乌克兰军官。 今天他们取得了胜利。 这是唯一使您击败的现象。 正是我们的乌克兰人民以一种方式被认为，当他清楚地了解到俄罗斯联邦或白俄罗斯领土的人们来找他的妻子，他的孩子们来摧毁他的建筑物。 在这里，这些人挤满了保护他们的亲戚，亲人，家人的想法……是他们做到了。 好吧，当然，他们相信的指挥官。 Viryliswa指挥官的指挥官。 瓦莱里·扎卢兹(Valery Zaluzhny)说，对我说我们正在做正确的事的指挥官。</li>
      </ul>
      <text:p text:style-name="P4">
武装部队的指挥官-IN-主持人指出，不幸的是，我们已经失去了非常人群，士兵，中士和指挥官，他们拥有敌对行动的技能和丰富经验。</text:p>
      <ul>
        <li>
这是任何战争的特征 - 战争开始军队，老师，工程师，会计师开始...实际上，现在正在发生的事情。我非常希望，随着时间的流逝，人类的生活和健康将成为基础在这一胜利中，这也将是使用先进技术：更有效的叛乱分子，更有效的技术。 瓦莱里·扎卢兹尼(Valery Zaluzhny)说，我们一定会来赢得胜利，但到目前为止，一切都在这些普通百姓的肩膀上。</li>
      </ul>
      <text:p text:style-name="P4">
News Source: <text:a xlink:type="simple" xlink:href="https://armyinform.com.ua/2023/05/13/ukrayinskyj-narod-yedynyj-fenomen-yakyj-dozvolyaye-nam-bytysya-do-syh-pir/" text:style-name="Internet_20_link" text:visited-style-name="Visited_20_Internet_20_Link">
https://armyinform.com.ua/2023/05/13/ukrayinskyj-narod-yedynyj-fenomen-yakyj-dozvolyaye-nam-bytysya-do-syh-pir/</text:a>
</text:p>
      <!--NEWS-->
      <text:h text:style-name="P10" text:outline-level="1">
<text:span text:style-name="T4">
在塔夫里斯克的方向上，俄罗斯人17次无济于事攻击了武装部队的立场</text:span>
</text:h>
      <text:p text:style-name="P4">
作者: ['Віктор Шубец']</text:p>
      <text:p text:style-name="P4">
时间: 2023-05-13T65:00:00-04:00</text:p>
      <text:p text:style-name="P4">
描述: Vorog将领导Avdesvskoye的前进，敌人被抛弃了...与乌克兰2022年的战争，与乌克兰的战争是今天的最新消息，这是与乌克兰2022年的新闻战争，今天是否会发生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5/photo_5391098093480559883_y.jpg" text:style-name="Internet_20_link" text:visited-style-name="Visited_20_Internet_20_Link">
photo_5391098093480559883_y.jpg</text:a>
']</text:p>
      <text:p text:style-name="P4">
标签: ['STOPRUSSIA', 'ВАЛЕРІЙ ШЕРШЕНЬ', 'ВТОРГНЕННЯ РФ', 'ТАВРІЙСЬКИЙ НАПРЯМОК']</text:p>
      <text:p text:style-name="P4">
类别: News</text:p>
      <!--METADATA-->
      <text:p text:style-name="P4">
<draw:frame draw:style-name="fr1" draw:name="Image231" text:anchor-type="as-char" svg:width="6.9236in" svg:height="4.615733in" draw:z-index="0">
<draw:image xlink:href="../Images/AРМІЯINFORM/2023-05-13T65-00-00-04-00/photo_5391098093480559883_y.jpg" xlink:type="simple" xlink:show="embed" xlink:actuate="onLoad" draw:mime-type="image/jpeg"/>
</draw:frame>
敌人继续朝着阿夫迪夫斯基(Avdeevsky)的方向采取进攻行动，这位银牌旨在掌握第一次逃生的乌克兰据点，但没有成功。 在Novopavlovsky和Orikhiv的指示中，俄罗斯军队得到了捍卫。</text:p>
      <text:p text:style-name="P4">
关于它在空中”(https://youtu.be/WY8sDvZdWEA)”告诉塔夫里亚(Tavriya)国防部队的conf悔新闻中心瓦莱里·谢尔什(Valery Shershn)。</text:p>
      <ul>
        <li>
敌人继续进行边界和位置的强化设备，建立了时尚爆炸性的障碍。 敌人击中了8架飞机打击和一名Kamikadze前锋。 在过去的一天中，占领者攻击了我们的位置17次，但击退后，他们离开了。 该官员说，在一天中的一天总共记录了470枚炮击。</li>
      </ul>
      <text:p text:style-name="P4">
在Zaporizhhya的方向上，敌人袭击了顿涅茨克和Zaporizhhya地区的几个地区。 入侵者在Dnipropetrovsk地区开火。 一个人受伤，私人沉积物被摧毁，另外三人被部分损坏。 低压气管也损坏了。</text:p>
      <ul>
        <li>
我们的航空在个人组成和枪支集中的领域对敌人进行了2杆。 2次导弹中风，包括BM-21毕业生的敌对战斗位置，一直在塔拉蒂勒(Tarathillery)中锻炼，其中90名是导弹部队和炮兵的单位。 在过去的24小时中，敌人的丧失几乎已经成熟。 此外，武装部队摧毁了35个敌对和军事装备(3-“ Orlan-10”，1-“ Hall”). Знищено 4 склади їхніхбоєприпасів, — підсумував Валерій Шершень.</li>
      </ul>
      <text:p text:style-name="P4">
News Source: <text:a xlink:type="simple" xlink:href="https://armyinform.com.ua/2023/05/13/na-tavrijskomu-napryamku-rosiyany-17-raziv-bezrezultatno-atakuvaly-pozycziyi-zsu/" text:style-name="Internet_20_link" text:visited-style-name="Visited_20_Internet_20_Link">
https://armyinform.com.ua/2023/05/13/na-tavrijskomu-napryamku-rosiyany-17-raziv-bezrezultatno-atakuvaly-pozycziyi-zsu/</text:a>
</text:p>
      <!--NEWS-->
      <text:h text:style-name="P10" text:outline-level="1">
<text:span text:style-name="T4">
Valery Zaluzhny关于洪水</text:span>
</text:h>
      <text:p text:style-name="P4">
作者: ['АРМІЯINFORM']</text:p>
      <text:p text:style-name="P4">
时间: 2023-05-13T66:00:00-04:00</text:p>
      <text:p text:style-name="P4">
描述: 关于ZSU的核心，Valeriy Zaluzhny将军，说PID ...与乌克兰2022年的战争，与乌克兰与乌克兰的最新新闻，今天与乌克兰2022年的新闻战争，今天将在乌克兰和俄罗斯之间以及何时发生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4/02-1-2.jpg" text:style-name="Internet_20_link" text:visited-style-name="Visited_20_Internet_20_Link">
02-1-2.jpg</text:a>
']</text:p>
      <text:p text:style-name="P4">
标签: ['STOPRUSSIA', 'АГРЕСІЯ РФ', 'ВАЛЕРІЙ ЗАЛУЖНИЙ', 'ВТОРГНЕННЯ РФ', 'КРЕЙСЕР «МОСКВА»']</text:p>
      <text:p text:style-name="P4">
类别: News</text:p>
      <!--METADATA-->
      <text:p text:style-name="P4">
<draw:frame draw:style-name="fr1" draw:name="Image232" text:anchor-type="as-char" svg:width="6.9236in" svg:height="3.89321in" draw:z-index="0">
<draw:image xlink:href="../Images/AРМІЯINFORM/2023-05-13T66-00-00-04-00/02-1-2.jpg" xlink:type="simple" xlink:show="embed" xlink:actuate="onLoad" draw:mime-type="image/jpeg"/>
</draw:frame>
莫斯科火箭发射器，受海王星导弹的影响</text:p>
      <text:p text:style-name="P4">
武装部队总司令 - 武装部队瓦莱里·扎卢兹尼(Valery Zaluzhny)在<text:a xlink:type="simple" xlink:href="https://www.youtube.com/watch" text:style-name="Internet_20_link" text:visited-style-name="Visited_20_Internet_20_Link">
访谈</text:a>
在德米特里·科马罗夫(Dmitry Komarov)的特别投影中。 配音。 将军”，回应俄罗斯联邦“莫斯科”的著名导弹巡洋舰的破坏。</text:p>
      <ul>
        <li>
我们对军队感兴趣，减少了，将来，俄罗斯联邦对黑海中任何活动的黑海舰队的实现。 为此，我们有一些机会，为此，我们有一个有利的机会利用这些机会。</li>
      </ul>
      <text:p text:style-name="P4">
当然，巡洋舰“莫斯科”的沉没在内，包括战略重要性，因为它仍然是马车导弹。 但是，回答我们是否充分完成计划的问题，我想说到目前为止，我们继续这样的工作。 Waleriy Zaluzhny将军说，我们一定会去...“ Essena”和“ Samum”，以及其他时间问题。</text:p>
      <text:p text:style-name="P4">
武装部队的指挥官 - 主持人强调，俄罗斯人本身“收紧了失败的锈蚀槽”，这是乌克兰人的优势。</text:p>
      <ul>
        <li>
莫斯科巡洋舰就像朝向基辅地区的巨大柱子：无法抵抗，无法想象世界第二军可能是在病变附近受到影响或摧毁的人，串扰必须抓住这个机会。 乌克兰人 - 他们是那些不允许这个机会的人 - 总结武装部队的总司令。</li>
      </ul>
      <text:p text:style-name="P4">
News Source: <text:a xlink:type="simple" xlink:href="https://armyinform.com.ua/2023/05/13/valerij-zaluzhnyj-pro-zatoplennya-moskvy-rosiyany-sami-zatyagnuly-cze-rzhave-koryto-v-zonu-urazhennya/" text:style-name="Internet_20_link" text:visited-style-name="Visited_20_Internet_20_Link">
https://armyinform.com.ua/2023/05/13/valerij-zaluzhnyj-pro-zatoplennya-moskvy-rosiyany-sami-zatyagnuly-cze-rzhave-koryto-v-zonu-urazhennya/</text:a>
</text:p>
      <!--NEWS-->
      <text:h text:style-name="P10" text:outline-level="1">
<text:span text:style-name="T4">
Volodymyr Zelenskyy访问意大利</text:span>
</text:h>
      <text:p text:style-name="P4">
作者: ['АРМІЯINFORM']</text:p>
      <text:p text:style-name="P4">
时间: 2023-05-13T67:00:00-04:00</text:p>
      <text:p text:style-name="P4">
描述: 乌克兰沃迪米尔·泽伦斯基（Volodymyr Zelensky）总统，曾在姐姐到该国总统的姐姐面前……与乌克兰2022年的战争，与乌克兰与乌克兰的最新新闻，今天与乌克兰2022年的新闻战争，乌克兰与俄罗斯之间的战争将会发生。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bd86e4062fa81a4b45dcea5c0faeb25e_1683903268_extra_large.png" text:style-name="Internet_20_link" text:visited-style-name="Visited_20_Internet_20_Link">
bd86e4062fa81a4b45dcea5c0faeb25e_1683903268_extra_large.png</text:a>
']</text:p>
      <text:p text:style-name="P4">
标签: ['ВІЗИТ', 'ВОЛОДИМИР ЗЕЛЕНСЬКИЙ', 'ІТАЛІЯ']</text:p>
      <text:p text:style-name="P4">
类别: News</text:p>
      <!--METADATA-->
      <text:p text:style-name="P4">
<draw:frame draw:style-name="fr1" draw:name="Image233" text:anchor-type="as-char" svg:width="6.9236in" svg:height="4.476188in" draw:z-index="0">
<draw:image xlink:href="../Images/AРМІЯINFORM/2023-05-13T67-00-00-04-00/bd86e4062fa81a4b45dcea5c0faeb25e_1683903268_extra_large.png" xlink:type="simple" xlink:show="embed" xlink:actuate="onLoad" draw:mime-type="image/png"/>
</draw:frame>
乌克兰Volodymyr Zelenskyy总裁</text:p>
      <text:p text:style-name="P4">
乌克兰沃迪米尔·泽伦斯基(Ukraine Volodymyr Zelensky)总统到达意大利与该国Sergo Mattarella举行会议，罗马·弗朗西斯(Roman Francis)总理乔治·梅洛尼·塔帕波(George Meloni Tapapo)。</text:p>
      <text:p text:style-name="P4">
Volodymyr Zelenskyy在[电报]中报道了这一点(https://t.me/V_Zelenskiy_official/6213).</text:p>
      <text:p text:style-name="P4">
«Рим. Зустрічі з Президентом Італії Серджо Маттареллою, Премʼєр-міністромДжорджею Мелоні та Папою Римським Франциском», — написав він.</text:p>
      <text:p text:style-name="P4">
News Source: <text:a xlink:type="simple" xlink:href="https://armyinform.com.ua/2023/05/13/volodymyr-zelenskyj-prybuv-iz-vizytom-do-italiyi/" text:style-name="Internet_20_link" text:visited-style-name="Visited_20_Internet_20_Link">
https://armyinform.com.ua/2023/05/13/volodymyr-zelenskyj-prybuv-iz-vizytom-do-italiyi/</text:a>
</text:p>
      <!--NEWS-->
      <text:h text:style-name="P10" text:outline-level="1">
<text:span text:style-name="T4">
北约是乌克兰唯一有效的安全保证-Margus Tsakhkna</text:span>
</text:h>
      <text:p text:style-name="P4">
作者: ['Єгор Брайлян']</text:p>
      <text:p text:style-name="P4">
时间: 2023-05-13T68:00:00-04:00</text:p>
      <text:p text:style-name="P4">
描述: 关于执法机构法律部宣布玛格斯·塔萨克纳（Margus Tsakhna）关于萨梅特（Samit）的铁饼小时...与乌克兰2022年的战争，与乌克兰与乌克兰的最新新闻，今天与乌克兰的新闻战争，今天与乌克兰2022年的新闻战争，将在今天与乌克兰2022年进行战争，将会发生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77e91730-bc67-11eb-9ea1-8b279cf638b9.jpg" text:style-name="Internet_20_link" text:visited-style-name="Visited_20_Internet_20_Link">
77e91730-bc67-11eb-9ea1-8b279cf638b9.jpg</text:a>
']</text:p>
      <text:p text:style-name="P4">
标签: ['ДОПОМОГА ПАРТНЕРІВ', 'ЕСТОНІЯ', 'ЛИТВА', 'НАТО', 'СВІТ ПІДТРИМУЄ УКРАЇНУ']</text:p>
      <text:p text:style-name="P4">
类别: News</text:p>
      <!--METADATA-->
      <text:p text:style-name="P4">
<draw:frame draw:style-name="fr1" draw:name="Image234" text:anchor-type="as-char" svg:width="6.9236in" svg:height="4.615733in" draw:z-index="0">
<draw:image xlink:href="../Images/AРМІЯINFORM/2023-05-13T68-00-00-04-00/77e91730-bc67-11eb-9ea1-8b279cf638b9.jpg" xlink:type="simple" xlink:show="embed" xlink:actuate="onLoad" draw:mime-type="image/jpeg"/>
</draw:frame>
塔林报道，爱沙尼亚外交部长玛格斯·塔萨克纳(Margus Tsakhna)在第16届伦纳特·玛丽(Lennart Mary)会议上的北约峰会上的讨论中陈述了这一点。</text:p>
      <text:p text:style-name="P4">
爱沙尼亚外交官还声援乌克兰对战争的看法。</text:p>
      <ul>
        <li>
爱沙尼亚以各种可能的方式支持乌克兰Volodymyrazellensky的总统计划，这提供了解放乌克兰领土和俄罗斯恐怖主义政权的消失。</li>
      </ul>
      <text:p text:style-name="P4">
爱沙尼亚明年将花费GDP的3.2％。 我们本来可以花钱接受教育资金，但俄罗斯侵略造成了我们更大的防御， - 马格斯·达萨克纳(Margus Tsakhkna)强调。</text:p>
      <text:p text:style-name="P4">
爱沙尼亚外交大臣玛格斯·塔萨克纳(Margus Tsakhkna)讲述了他对维尔纽斯(Vilnius)北约峰会的期望，该期望将于7月11日至12日举行：</text:p>
      <text:p text:style-name="P4">
首先，这是乌克兰不断支持的延续。 其次，战后，乌克兰会员在北约的一条不同途径的定义。 北约是乌克兰的单一安全保证。</text:p>
      <text:p text:style-name="P4">
第三，由于现实主义，必须实现联盟的防御计划。 我们必须清楚地知道，我们可以保护北约国家的所有领土。 需要对国防能力进行更大的投资。</text:p>
      <text:p text:style-name="P4">
第四，瑞典应该成为北约成员。 我们希望这将在维尔纽斯举行的峰会 - 玛格斯·塔萨克纳(Margus Tsakhkna)说。</text:p>
      <text:p text:style-name="P4">
News Source: <text:a xlink:type="simple" xlink:href="https://armyinform.com.ua/2023/05/13/nato-ye-yedynoyu-diyevoyu-garantiyeyu-bezpeky-dlya-ukrayiny-margus-czahkna/" text:style-name="Internet_20_link" text:visited-style-name="Visited_20_Internet_20_Link">
https://armyinform.com.ua/2023/05/13/nato-ye-yedynoyu-diyevoyu-garantiyeyu-bezpeky-dlya-ukrayiny-margus-czahkna/</text:a>
</text:p>
      <!--NEWS-->
      <text:h text:style-name="P10" text:outline-level="1">
<text:span text:style-name="T4">
在黑海，敌人持有两个火箭发射器，带有12个“口径”</text:span>
</text:h>
      <text:p text:style-name="P4">
作者: ['АРМІЯINFORM']</text:p>
      <text:p text:style-name="P4">
时间: 2023-05-13T69:00:00-04:00</text:p>
      <text:p text:style-name="P4">
描述: Boyal Cherguvanni Boy的Potion Morin村正在撒6个小偷船，...与乌克兰2022年的战争，与乌克兰与乌克兰的最新消息，今天与乌克兰的新闻，乌克兰2022年上次与乌克兰的新闻战争，乌克兰和俄罗斯之间以及俄罗斯之间以及俄罗斯之间的战争，以及俄罗斯之间的战争，战争，战争，与乌克兰的战争将于2022</text:p>
      <text:p text:style-name="P4">
图片: ['<text:a xlink:type="simple" xlink:href="https://armyinform.com.ua/wp-content/uploads/2022/07/maxresdefault-1.jpg" text:style-name="Internet_20_link" text:visited-style-name="Visited_20_Internet_20_Link">
maxresdefault-1.jpg</text:a>
']</text:p>
      <text:p text:style-name="P4">
标签: ['STOPRUSSIA', 'ВМС ЗС УКРАЇНИ', 'ВТОРГНЕННЯ РФ', 'КАЛІБРИ']</text:p>
      <text:p text:style-name="P4">
类别: News</text:p>
      <!--METADATA-->
      <text:p text:style-name="P4">
<draw:frame draw:style-name="fr1" draw:name="Image235" text:anchor-type="as-char" svg:width="6.9236in" svg:height="3.894525in" draw:z-index="0">
<draw:image xlink:href="../Images/AРМІЯINFORM/2023-05-13T69-00-00-04-00/maxresdefault-1.jpg" xlink:type="simple" xlink:show="embed" xlink:actuate="onLoad" draw:mime-type="image/jpeg"/>
</draw:frame>
说明性照片</text:p>
      <text:p text:style-name="P4">
截至5月13日，黑海有6艘精美的船只，其中包括2架口径翼导弹的载体，共有12枚火箭。 关于它<text:a xlink:type="simple" xlink:href="https://www.facebook.com/navy.mil.gov.ua/posts/pfbid02oJxFgp3z25PQ3KGxUHumcmbrsNi4fKpaufESrtoqNBpE3fewRrvU1QAKqwX2phdyl" text:style-name="Internet_20_link" text:visited-style-name="Visited_20_Internet_20_Link">
报告</text:a>
乌克兰武装部队海军的指挥。</text:p>
      <text:p text:style-name="P4">
在地中海的Azov -1艘敌船中，战斗婚姻中最多有5艘敌方船只，其中包括1艘运输导弹“口径”，总计多达4枚导弹；</text:p>
      <text:p text:style-name="P4">
在白天，为了俄罗斯联邦的利益，凯希·耶尼卡尔海峡的通过：</text:p>
      <text:p text:style-name="P4">
<text:span text:style-name="T5">
到Azov Sea -39艘船，其中6艘在Bosphorus海峡的方向上移动； </text:span>
到黑海-15艘船，其中5艘继续向Bosphorus的方向运动。</text:p>
      <text:p text:style-name="P4">
俄罗斯联邦继续违反《 1974年海洋保护人类生命的国际公约》。(Solas)通过关闭自动识别系统(AIS)，阿佐夫海中的纳粹船只活动</text:p>
      <text:p text:style-name="P4">
News Source: <text:a xlink:type="simple" xlink:href="https://armyinform.com.ua/2023/05/13/u-chornomu-mori-vorog-trymaye-dva-raketonosiyi-z-12-kalibramy/" text:style-name="Internet_20_link" text:visited-style-name="Visited_20_Internet_20_Link">
https://armyinform.com.ua/2023/05/13/u-chornomu-mori-vorog-trymaye-dva-raketonosiyi-z-12-kalibramy/</text:a>
</text:p>
      <!--NEWS-->
      <text:h text:style-name="P10" text:outline-level="1">
<text:span text:style-name="T4">
俄罗斯联邦的战略目标是摧毁乌克兰国家 - 武装部队的总司令</text:span>
</text:h>
      <text:p text:style-name="P4">
作者: ['АРМІЯINFORM']</text:p>
      <text:p text:style-name="P4">
时间: 2023-05-13T70:00:00-04:00</text:p>
      <text:p text:style-name="P4">
描述: 关于ZSU的仪式，Izherev杂志上的Valeriy Zaluzhny Rozovov将军...与乌克兰2022年的战争，与乌克兰的最新新闻，今天与乌克兰2022年的新闻战争，今天上次与乌克兰2022年，乌克兰和俄罗斯之间的战争将会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2/05/2730470-e1661171404394.jpg" text:style-name="Internet_20_link" text:visited-style-name="Visited_20_Internet_20_Link">
2730470-e1661171404394.jpg</text:a>
']</text:p>
      <text:p text:style-name="P4">
标签: ['STOPRUSSIA', 'АГРЕСІЯ РФ', 'ВАЛЕРІЙ ЗАЛУЖНИЙ', 'ВІЙНА', 'ВТОРГНЕННЯ РФ', 'ГОЛОВНОКОМАНДУВАЧ ЗС УКРАЇНИ']</text:p>
      <text:p text:style-name="P4">
类别: News</text:p>
      <!--METADATA-->
      <text:p text:style-name="P4">
<draw:frame draw:style-name="fr1" draw:name="Image236" text:anchor-type="as-char" svg:width="6.9236in" svg:height="3.660754in" draw:z-index="0">
<draw:image xlink:href="../Images/AРМІЯINFORM/2023-05-13T70-00-00-04-00/2730470-e1661171404394.jpg" xlink:type="simple" xlink:show="embed" xlink:actuate="onLoad" draw:mime-type="image/jpeg"/>
</draw:frame>
武装部队总司令 - 武装部队瓦莱里·扎卢兹尼(Valery Zaluzhny)在<text:a xlink:type="simple" xlink:href="https://www.youtube.com/watch" text:style-name="Internet_20_link" text:visited-style-name="Visited_20_Internet_20_Link">
访谈</text:a>
记者德米特里·科马罗夫(Dmitry Komarov)回答了关于俄罗斯的特定意图对乌克兰的大规模入侵的问题。</text:p>
      <ul>
        <li>
我认为，俄罗斯联邦的战略目标是减少乌克兰的国家地位。 显然，他们指望有组织的专栏，人们会用面包和盐与他们见面，而这种乌克兰的国家将结束。 当乌克兰人开始抵抗时，当乌克兰人开始为自己辩护时，截至今天，他们有意识地进食以故意杀死乌克兰人，这是要杀死的， - 瓦莱里乌斯鲁兹(Valeriusluzhny)说。</li>
      </ul>
      <text:p text:style-name="P4">
武装部队的指挥官 - 主持人一再强调，这场战争的本质是“我们将为最后一滴血迹而战”，在其余的 - 乌克兰国家将被摧毁。</text:p>
      <ul>
        <li>
这场战争的本质是，如果我们现在不杀死这个敌人，我们将被摧毁。 因为他们有意识地出现，尽管他们现在携带着疯狂的专家，包括在巴赫穆特地区的顿涅茨克行动方向，但仍在杀死乌克兰人。 这是他们的目标。 奇怪的是，它发生在21世纪，这是奇怪的是，它发生在一个科学发展，记忆中有祖父母，幸存下来的第二次世界大战时发生的时代，但是尽管如此，他们还是有意识地杀死了乌克兰人。 我们将奋斗很多鲜血，因为否则他们会杀死我们。 没有其他。 一切都很简单 - 总结武装部队的总司令。</li>
      </ul>
      <text:p text:style-name="P4">
News Source: <text:a xlink:type="simple" xlink:href="https://armyinform.com.ua/2023/05/13/strategichna-czil-rf-polyagala-v-tomu-shhoby-znyshhyty-ukrayinsku-derzhavnist-golovnokomanduvach-zsu/" text:style-name="Internet_20_link" text:visited-style-name="Visited_20_Internet_20_Link">
https://armyinform.com.ua/2023/05/13/strategichna-czil-rf-polyagala-v-tomu-shhoby-znyshhyty-ukrayinsku-derzhavnist-golovnokomanduvach-zsu/</text:a>
</text:p>
      <!--NEWS-->
      <text:h text:style-name="P10" text:outline-level="1">
<text:span text:style-name="T4">
我们的主要工作是减少几何发展中的敌人数量-Vadim Sukharevsky</text:span>
</text:h>
      <text:p text:style-name="P4">
作者: ['АРМІЯINFORM']</text:p>
      <text:p text:style-name="P4">
时间: 2023-05-13T71:00:00-04:00</text:p>
      <text:p text:style-name="P4">
描述: “在同一右侧的米莫（Mimo）与Sviti的军事系统的里程相同。 纳齐瓦蒂...与乌克兰2022年的战争，与乌克兰的最新新闻战争，今天与乌克兰2022年的新闻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5/photo_5404443119509948249_y.jpg" text:style-name="Internet_20_link" text:visited-style-name="Visited_20_Internet_20_Link">
photo_5404443119509948249_y.jpg</text:a>
']</text:p>
      <text:p text:style-name="P4">
标签: ['MILITARY MEDIA CENTER', 'ВАДИМ СУХАРЕВСЬКИЙ']</text:p>
      <text:p text:style-name="P4">
类别: News</text:p>
      <!--METADATA-->
      <text:p text:style-name="P4">
<draw:frame draw:style-name="fr1" draw:name="Image237" text:anchor-type="as-char" svg:width="6.9236in" svg:height="4.32725in" draw:z-index="0">
<draw:image xlink:href="../Images/AРМІЯINFORM/2023-05-13T71-00-00-04-00/photo_5404443119509948249_y.jpg" xlink:type="simple" xlink:show="embed" xlink:actuate="onLoad" draw:mime-type="image/jpeg"/>
</draw:frame>
“我们正在处理世界上最庞大的军事系统之一。简单地用世界第二军的名称。 这只是一个大羊群。 我们的工作是减少其丑化进展的数量。</text:p>
      <text:p text:style-name="P4">
据该官员说，永远不可能低估他的对手。 俄罗斯形状的人很快就学会了，他们已经做好了准备，甚至是在某种程度上动机，因为在他们的大脑中多年“抽”宣传。</text:p>
      <text:p text:style-name="P4">
旅指挥官补充说：“我们乌克兰人的那些基因是我们捍卫我们国家的愿望，对他地球上他的靴子的不宽容为我们提供了灵感，强加了摧毁俄罗斯敌人的力量。”</text:p>
      <text:p text:style-name="P4">
总而言之，瓦迪姆·苏哈尔维斯基(Vadim Sukharevsky)说，即使上世纪下半叶的武器，我们的男孩也设法创造了奇迹。 如果我们也为这些专业人士提供更好的现代武器，那么我们将变得更大。 实际上，我们已经证明了这一点，与盟友的武器作斗争。</text:p>
      <text:p text:style-name="P4">
<text:span text:style-name="T4">
资料来源：</text:span>
 <text:a xlink:type="simple" xlink:href="https://t.me/militarymediacenter/1926" text:style-name="Internet_20_link" text:visited-style-name="Visited_20_Internet_20_Link">
军事媒体中心</text:a>
</text:p>
      <text:p text:style-name="P4">
News Source: <text:a xlink:type="simple" xlink:href="https://armyinform.com.ua/2023/05/13/osnovna-nasha-robota-zmenshuvaty-chyselnist-voroga-u-geometrychnij-progresiyi-vadym-suharevskyj/" text:style-name="Internet_20_link" text:visited-style-name="Visited_20_Internet_20_Link">
https://armyinform.com.ua/2023/05/13/osnovna-nasha-robota-zmenshuvaty-chyselnist-voroga-u-geometrychnij-progresiyi-vadym-suharevskyj/</text:a>
</text:p>
      <!--NEWS-->
      <text:h text:style-name="P10" text:outline-level="1">
<text:span text:style-name="T4">
武装部队在Bakhmut的侧面取得了一些成功-Sergey Cherevaty</text:span>
</text:h>
      <text:p text:style-name="P4">
作者: ['Віктор Шубец']</text:p>
      <text:p text:style-name="P4">
时间: 2023-05-13T72:00:00-04:00</text:p>
      <text:p text:style-name="P4">
描述: Vchora Pydrodrii Zsu举行了反击，结果是Yakiki的结果...与乌克兰2022年的战争，与乌克兰的战争是今天的最新消息，这是与乌克兰2022年的新闻战争，今天将发生一场战争，将会发生一场战争他们说，在乌克兰和俄罗斯之间以及2022年与乌克兰的战争之间，无论是否有一年，他们是否会在不久的将来与乌克兰发生战争，他们说，与乌克兰的战争，今天的乌克兰新闻，乌克兰的新闻，乌克兰的新闻俄罗斯的媒体</text:p>
      <text:p text:style-name="P4">
图片: ['<text:a xlink:type="simple" xlink:href="https://armyinform.com.ua/wp-content/uploads/2023/01/cherevatyj.jpg" text:style-name="Internet_20_link" text:visited-style-name="Visited_20_Internet_20_Link">
cherevatyj.jpg</text:a>
']</text:p>
      <text:p text:style-name="P4">
标签: ['БАХМУТ', 'ЄДИНІ НОВИНИ', 'СЕРГІЙ ЧЕРЕВАТИЙ']</text:p>
      <text:p text:style-name="P4">
类别: News</text:p>
      <!--METADATA-->
      <text:p text:style-name="P4">
<draw:frame draw:style-name="fr1" draw:name="Image238" text:anchor-type="as-char" svg:width="6.9236in" svg:height="5.1927in" draw:z-index="0">
<draw:image xlink:href="../Images/AРМІЯINFORM/2023-05-13T72-00-00-04-00/cherevatyj.jpg" xlink:type="simple" xlink:show="embed" xlink:actuate="onLoad" draw:mime-type="image/jpeg"/>
</draw:frame>
昨天，武装部队部队采取了一些反攻击行动，从250米的停机时间开始，我们将部队通过了敌军的敌对位置。 在今天，在某些地区，我们的部队已经转发了多达300米的前进，并继续攻击军事装备和入侵者的活力。</text:p>
      <text:p text:style-name="P4">
关于此期间直接纳入<text:a xlink:type="simple" xlink:href="https://www.youtube.com/watch" text:style-name="Internet_20_link" text:visited-style-name="Visited_20_Internet_20_Link">
telelorphone</text:a>
唯一的消息说，乌克兰上校塞尔吉·奇雷维蒂(Sergiy Cherevaty)武装部队东部群体的发言人。</text:p>
      <ul>
        <li>
目前，乌克兰的武装部队在巴赫穆特地区的侧面取得了一些成功，因此，士兵的指挥官被士兵感到困惑和沮丧反乌克兰捍卫者的攻击性。 从我们的博基那里，我们将能够赢得我们的领土， - 柜员。</li>
      </ul>
      <text:p text:style-name="P4">
他还指出，在这一天，敌人以426次发射炮弹的位置开火，并造成了12个aviazari。 发生了40次战斗冲突，乌克兰士兵摧毁了127和71人受伤，另外10人被俘虏。</text:p>
      <text:p text:style-name="P4">
此外，乌克兰的捍卫者摧毁了3个敌方坦克，2个IU的车站，5枪，还有许多无人机，还有8个带有弹药和侵略者反坦克综合体的仓库。</text:p>
      <text:p text:style-name="P4">
News Source: <text:a xlink:type="simple" xlink:href="https://armyinform.com.ua/2023/05/13/narazi-zsu-mayut-pevni-uspihy-na-flangah-u-rajoni-bahmuta-sergij-cherevatyj/" text:style-name="Internet_20_link" text:visited-style-name="Visited_20_Internet_20_Link">
https://armyinform.com.ua/2023/05/13/narazi-zsu-mayut-pevni-uspihy-na-flangah-u-rajoni-bahmuta-sergij-cherevatyj/</text:a>
</text:p>
      <!--NEWS-->
      <text:h text:style-name="P10" text:outline-level="1">
<text:span text:style-name="T4">
Valery Zaluzhny：对我们的胜利是一个解放的领土，强大而国家 - 武装部队</text:span>
</text:h>
      <text:p text:style-name="P4">
作者: ['АРМІЯINFORM']</text:p>
      <text:p text:style-name="P4">
时间: 2023-05-13T73:00:00-04:00</text:p>
      <text:p text:style-name="P4">
描述: ZSU杂志ZSU General Valeriy Zaluzhny杂志，DMITR KOMAROV ...与2022年与乌克兰的战争，与乌克兰的最新新闻，今天与乌克兰的新闻，《与乌克兰的新闻战》最后一次，乌克兰和俄罗斯和俄罗斯之间的战争将与乌克兰之间的战争这将是不久的</text:p>
      <text:p text:style-name="P4">
图片: ['<text:a xlink:type="simple" xlink:href="https://armyinform.com.ua/wp-content/uploads/2022/12/35_main-v1670826199.jpg" text:style-name="Internet_20_link" text:visited-style-name="Visited_20_Internet_20_Link">
35_main-v1670826199.jpg</text:a>
']</text:p>
      <text:p text:style-name="P4">
标签: []</text:p>
      <text:p text:style-name="P4">
类别: News</text:p>
      <!--METADATA-->
      <text:p text:style-name="P4">
<draw:frame draw:style-name="fr1" draw:name="Image239" text:anchor-type="as-char" svg:width="6.9236in" svg:height="4.61903in" draw:z-index="0">
<draw:image xlink:href="../Images/AРМІЯINFORM/2023-05-13T73-00-00-04-00/35_main-v1670826199.jpg" xlink:type="simple" xlink:show="embed" xlink:actuate="onLoad" draw:mime-type="image/jpeg"/>
</draw:frame>
武装部队总司令瓦莱里·扎卢兹尼(Valery Zaluzhny)在接受记者德米特鲁科马罗夫(Dmitrukomarov)采访时说，只有释放整个乌克兰占领领土的释放才被释放，因为乌克兰的胜利才被解放。</text:p>
      <ul>
        <li>
我们的胜利清楚地解放了乌克兰的整个占领领土。该领土必须释放。 但这还不够。 作为一个州，乌克兰应该做所有发生的一切，并从2022年2月24日开始，从未重复过。 应该重建这样的军事机构，因为许多人，至少与乌克兰人想要生活在圣灵和平中一样多，这将永远不会允许俄罗斯人重复一切。 对我们来说，胜利是被解放的领土和强大的国家 - 阿特(The -Art)，显然是乌克兰的大型武装，有能力，这将不允许俄罗斯联合会重复发生的事情和现在发生的事情， - 瓦莱里·扎卢兹(Valery Zaluzhny)说。</li>
      </ul>
      <text:p text:style-name="P4">
News Source: <text:a xlink:type="simple" xlink:href="https://armyinform.com.ua/2023/05/13/valerij-zaluzhnyj-peremoga-dlya-nas-cze-zvilnena-terytoriya-ta-potuzhni-j-nadsuchasni-zsu/" text:style-name="Internet_20_link" text:visited-style-name="Visited_20_Internet_20_Link">
https://armyinform.com.ua/2023/05/13/valerij-zaluzhnyj-peremoga-dlya-nas-cze-zvilnena-terytoriya-ta-potuzhni-j-nadsuchasni-zsu/</text:a>
</text:p>
      <!--NEWS-->
      <text:h text:style-name="P10" text:outline-level="1">
<text:span text:style-name="T4">
陆军战士将参加世界杯</text:span>
</text:h>
      <text:p text:style-name="P4">
作者: ['Володимир Скоростецький']</text:p>
      <text:p text:style-name="P4">
时间: 2023-05-13T74:00:00-04:00</text:p>
      <text:p text:style-name="P4">
描述: 同样，Zhiya Borschini Zilkhini的Lviv的Trookh Dight。 Yak Vodomili ...与乌克兰2022年的战争，与乌克兰的最新新闻战争，与乌克兰2022年的新闻战争，今天的最后一次战争将在乌克兰和俄罗斯之间发生战争，当2022年与乌克兰的战争将是或不在将在不久的将来与乌克兰发动战争，说，与乌克兰的战争，今天的乌克兰新闻，乌克兰的新闻，乌克兰媒体的俄罗斯媒体</text:p>
      <text:p text:style-name="P4">
图片: ['<text:a xlink:type="simple" xlink:href="https://armyinform.com.ua/wp-content/uploads/2023/05/avt-golovn.jpg" text:style-name="Internet_20_link" text:visited-style-name="Visited_20_Internet_20_Link">
avt-golovn.jpg</text:a>
', '<text:a xlink:type="simple" xlink:href="https://armyinform.com.ua/wp-content/uploads/2023/05/avt1-150x150.jpg" text:style-name="Internet_20_link" text:visited-style-name="Visited_20_Internet_20_Link">
avt1-150x150.jpg</text:a>
', '<text:a xlink:type="simple" xlink:href="https://armyinform.com.ua/wp-content/uploads/2023/05/avt2-150x150.jpg" text:style-name="Internet_20_link" text:visited-style-name="Visited_20_Internet_20_Link">
avt2-150x150.jpg</text:a>
', '<text:a xlink:type="simple" xlink:href="https://armyinform.com.ua/wp-content/uploads/2023/05/st4-150x150.jpg" text:style-name="Internet_20_link" text:visited-style-name="Visited_20_Internet_20_Link">
st4-150x150.jpg</text:a>
', '<text:a xlink:type="simple" xlink:href="https://armyinform.com.ua/wp-content/uploads/2023/05/st5-150x150.jpg" text:style-name="Internet_20_link" text:visited-style-name="Visited_20_Internet_20_Link">
st5-150x150.jpg</text:a>
', '<text:a xlink:type="simple" xlink:href="https://armyinform.com.ua/wp-content/uploads/2023/05/st6-150x150.jpg" text:style-name="Internet_20_link" text:visited-style-name="Visited_20_Internet_20_Link">
st6-150x150.jpg</text:a>
']</text:p>
      <text:p text:style-name="P4">
标签: ['АРМІЙСЬКІ СПОРТСМЕНИ', 'ЧЕМПІОНАТ СВІТУ']</text:p>
      <text:p text:style-name="P4">
类别: News</text:p>
      <!--METADATA-->
      <text:p text:style-name="P4">
<draw:frame draw:style-name="fr1" draw:name="Image240" text:anchor-type="as-char" svg:width="6.9236in" svg:height="3.894525in" draw:z-index="0">
<draw:image xlink:href="../Images/AРМІЯINFORM/2023-05-13T74-00-00-04-00/avt-golovn.jpg" xlink:type="simple" xlink:show="embed" xlink:actuate="onLoad" draw:mime-type="image/jpeg"/>
</draw:frame>
在利维夫(Lviv)呆了三天，来自乌克兰各地的战斗机和男孩参加了比赛。</text:p>
      <text:p text:style-name="P4">
据陆军通讯员在乌克兰国防部的教育和体育和老年体育管理方面的通讯员说，利奥市主持了乌克兰的解放斗争冠军和乌克兰杯在格雷科 - 罗马斗争中。 乌克兰所有地区的四百多名运动员和运动员参加了这项运动比赛。 特别是，有70多名参与者是陆军体育的代表。 56名Arymeal战士参加了希腊罗马斗争，11名在维尔纽斯(Vilnius)，有5名参与者参加了妇女斗争类别。</text:p>
      <text:p text:style-name="P4">
锦标赛中标题最高的参与者包括武装部队官员，世界和欧洲的多个世界冠军，是吉恩·贝伦尼克(Jean Beleniuk)格雷科 - 罗马(Greco-Roman)靴子的奥运会冠军。 在学科“希腊罗马斗争”中的决赛中，他提前提前以技术优势进行了converted依。 此外，在该学科的决赛中，其他运动员中还参加了7枚金牌，3枚银牌和6个铜奖。 在男子之间的自由战斗中，获胜者赢得了1枚金牌，3枚银牌和3枚铜牌。 在希腊罗马斗争中最困难的体重类别中，世界和欧洲的重复获奖者亚历山大·切尔内茨基(Alexander Chernetsky)赢得了冠军。 塔蒂亚娜·猫(Tatiana Owl)在“妇女摔跤”类别中的女战斗运动员中排名第一，而阿拉·贝林斯卡亚·泰洛利亚·莉索夫斯卡亚(Alla Belinskaya Taiulia Lisovskaya)则获得了奖品。</text:p>
      <text:p text:style-name="P4">
<text:a xlink:type="simple" xlink:href="https://armyinform.com.ua/wp-content/uploads/2023/05/avt1.jpg" text:style-name="Internet_20_link" text:visited-style-name="Visited_20_Internet_20_Link">
!(Images/AРМІЯINFORM/2023-05-13T74-00-00-04-00/avt1-150x150.jpg)</text:a>
</text:p>
      <text:p text:style-name="P4">
<text:a xlink:type="simple" xlink:href="https://armyinform.com.ua/wp-content/uploads/2023/05/avt2.jpg" text:style-name="Internet_20_link" text:visited-style-name="Visited_20_Internet_20_Link">
<draw:frame draw:style-name="fr1" draw:name="Image241" text:anchor-type="as-char" svg:width="6.9236in" svg:height="6.9236in" draw:z-index="0">
<draw:image xlink:href="../Images/AРМІЯINFORM/2023-05-13T74-00-00-04-00/avt2-150x150.jpg" xlink:type="simple" xlink:show="embed" xlink:actuate="onLoad" draw:mime-type="image/jpeg"/>
</draw:frame>
</text:a>
</text:p>
      <text:p text:style-name="P4">
<text:a xlink:type="simple" xlink:href="https://armyinform.com.ua/wp-content/uploads/2023/05/st4.jpg" text:style-name="Internet_20_link" text:visited-style-name="Visited_20_Internet_20_Link">
<draw:frame draw:style-name="fr1" draw:name="Image242" text:anchor-type="as-char" svg:width="6.9236in" svg:height="6.9236in" draw:z-index="0">
<draw:image xlink:href="../Images/AРМІЯINFORM/2023-05-13T74-00-00-04-00/st4-150x150.jpg" xlink:type="simple" xlink:show="embed" xlink:actuate="onLoad" draw:mime-type="image/jpeg"/>
</draw:frame>
</text:a>
</text:p>
      <text:p text:style-name="P4">
<text:a xlink:type="simple" xlink:href="https://armyinform.com.ua/wp-content/uploads/2023/05/st5-scaled.jpg" text:style-name="Internet_20_link" text:visited-style-name="Visited_20_Internet_20_Link">
<draw:frame draw:style-name="fr1" draw:name="Image243" text:anchor-type="as-char" svg:width="6.9236in" svg:height="6.9236in" draw:z-index="0">
<draw:image xlink:href="../Images/AРМІЯINFORM/2023-05-13T74-00-00-04-00/st5-150x150.jpg" xlink:type="simple" xlink:show="embed" xlink:actuate="onLoad" draw:mime-type="image/jpeg"/>
</draw:frame>
</text:a>
</text:p>
      <text:p text:style-name="P4">
<text:a xlink:type="simple" xlink:href="https://armyinform.com.ua/wp-content/uploads/2023/05/st6.jpg" text:style-name="Internet_20_link" text:visited-style-name="Visited_20_Internet_20_Link">
<draw:frame draw:style-name="fr1" draw:name="Image244" text:anchor-type="as-char" svg:width="6.9236in" svg:height="6.9236in" draw:z-index="0">
<draw:image xlink:href="../Images/AРМІЯINFORM/2023-05-13T74-00-00-04-00/st6-150x150.jpg" xlink:type="simple" xlink:show="embed" xlink:actuate="onLoad" draw:mime-type="image/jpeg"/>
</draw:frame>
</text:a>
应当指出的是，表演的结果将组成一支全国性的斗争团队，将参加世界杯。</text:p>
      <text:p text:style-name="P4">
<text:span text:style-name="T5">
viso作者</text:span>
</text:p>
      <text:p text:style-name="P4">
<text:span text:style-name="T5">
opto作者和朱莉娅·史泰尔马奇</text:span>
</text:p>
      <text:p text:style-name="P4">
News Source: <text:a xlink:type="simple" xlink:href="https://armyinform.com.ua/2023/05/13/armijski-borczi-poyidut-na-chempionat-svitu/" text:style-name="Internet_20_link" text:visited-style-name="Visited_20_Internet_20_Link">
https://armyinform.com.ua/2023/05/13/armijski-borczi-poyidut-na-chempionat-svitu/</text:a>
</text:p>
      <!--NEWS-->
      <text:h text:style-name="P10" text:outline-level="1">
<text:span text:style-name="T4">
在罗马，乌克兰总统会见了意大利总统Sergo Mattarellla</text:span>
</text:h>
      <text:p text:style-name="P4">
作者: ['АРМІЯINFORM']</text:p>
      <text:p text:style-name="P4">
时间: 2023-05-13T75:00:00-04:00</text:p>
      <text:p text:style-name="P4">
描述: 在Inter -ositziyna Wizita，乌克兰Volodymyr Zelensky Zerevv Zustych的总裁...与2022年与乌克兰的战争，与乌克兰的最新新闻，今天与乌克兰的新闻，今天与乌克兰2022年的新闻，今天，乌克兰和俄罗斯和俄罗斯之间的战争将会发生，何时以及何时，何时，，何时，，，何时，，，，，何时，，，，，乌克兰的战争与乌克兰的战争将是不久的</text:p>
      <text:p text:style-name="P4">
图片: ['<text:a xlink:type="simple" xlink:href="https://armyinform.com.ua/wp-content/uploads/2023/05/b2644f46c0fd83aa18949c5c864e6452_1683978780_extra_large.jpeg" text:style-name="Internet_20_link" text:visited-style-name="Visited_20_Internet_20_Link">
b2644f46c0fd83aa18949c5c864e6452_1683978780_extra_large.jpeg</text:a>
']</text:p>
      <text:p text:style-name="P4">
标签: ['ВОЛОДИМИР ЗЕЛЕНСЬКИЙ', 'ЗУСТРІЧ', 'ІТАЛІЯ']</text:p>
      <text:p text:style-name="P4">
类别: News</text:p>
      <!--METADATA-->
      <text:p text:style-name="P4">
在对意大利的正式访问中，乌克兰沃迪米尔·泽伦斯基(Volodymyr Zelensky)总统与意大利共和国总统塞戈·马塔雷尔(Sergo Mattarell)会面。</text:p>
      <text:p text:style-name="P4">
乌克兰国家负责人对意大利一贯的立场表示感谢，支持乌克兰捍卫主权和领土完整。</text:p>
      <text:p text:style-name="P4">
“不幸的是，我没有时间握手，每个人都拥抱，感谢您的支持，从全面侵略意大利裔乌克兰的第一天，我们的人民，流离失所的人，都要感谢这样的热烈尊重乌克兰人，”弗拉基米尔·泽伦斯基说。</text:p>
      <text:p text:style-name="P4">
乌克兰总统感谢我们国家从意大利获得的复杂援助。</text:p>
      <text:p text:style-name="P4">
“我们非常感谢意大利重要的军事援助，这使乌克兰成为抵抗俄罗斯侵略的原型。 我们在战场上取得成功的关键是要获得必要的帮助。”国家负责人强调。</text:p>
      <text:p text:style-name="P4">
<draw:frame draw:style-name="fr1" draw:name="Image245" text:anchor-type="as-char" svg:width="6.9236in" svg:height="4.617948in" draw:z-index="0">
<draw:image xlink:href="../Images/AРМІЯINFORM/2023-05-13T75-00-00-04-00/b2644f46c0fd83aa18949c5c864e6452_1683978780_extra_large.jpeg" xlink:type="simple" xlink:show="embed" xlink:actuate="onLoad" draw:mime-type="image/jpeg"/>
</draw:frame>
Volodymyr Zelensky表达了他希望从这方面获得进一步的全面支持。 此外，他指出，有必要进一步增加对侵略者国家的国际压力，尤其是由于新的制裁。</text:p>
      <text:p text:style-name="P4">
“在这场战争中，意大利一直在右边，在真理的侧面。 我们朝着胜利的方向和平。 因为胜利是我们国家的和平。 总统说：“意大利的社会正在完全分享我们的态度，这是一场与俄罗斯无法控制的战争的公平斗争。”</text:p>
      <text:p text:style-name="P4">
这两个国家的领导人分别讨论了乌克兰为恢复和平的和平的努力。</text:p>
      <text:p text:style-name="P4">
Volodymyr Zelenskyy强调说：“我感谢意大利的准备就绪，加入我们的和平公式。我划分了意大利参加将在这一年举行的全球和平峰会的参与。”</text:p>
      <text:p text:style-name="P4">
乌克兰国家负责人还赞扬意大利对俄罗斯国际成员的支持，要求俄罗斯对乌克兰的犯罪负责。 他感谢意大利在国际刑事法院的相关工作以及参与管理小组的相关工作，以建立有关俄罗斯侵略俄罗斯联邦针对乌克兰的特别法庭的管理小组。</text:p>
      <text:p text:style-name="P4">
<text:span text:style-name="T4">
资料来源：</text:span>
 <text:a xlink:type="simple" xlink:href="https://www.president.gov.ua/news/prezident-ukrayini-zustrivsya-z-prezidentom-italiyi-v-rimi-82841" text:style-name="Internet_20_link" text:visited-style-name="Visited_20_Internet_20_Link">
总统办公室</text:a>
</text:p>
      <text:p text:style-name="P4">
News Source: <text:a xlink:type="simple" xlink:href="https://armyinform.com.ua/2023/05/13/u-rymi-prezydent-ukrayiny-zustrivsya-z-prezydentom-italiyi-serdzho-mattarelloyu/" text:style-name="Internet_20_link" text:visited-style-name="Visited_20_Internet_20_Link">
https://armyinform.com.ua/2023/05/13/u-rymi-prezydent-ukrayiny-zustrivsya-z-prezydentom-italiyi-serdzho-mattarelloyu/</text:a>
</text:p>
      <!--NEWS-->
      <text:h text:style-name="P10" text:outline-level="1">
<text:span text:style-name="T4">
Yuri Ignat报道了有多少“ Shahmed”击中Khmelnytskyi</text:span>
</text:h>
      <text:p text:style-name="P4">
作者: ['Віктор Шубец']</text:p>
      <text:p text:style-name="P4">
时间: 2023-05-13T76:00:00-04:00</text:p>
      <text:p text:style-name="P4">
描述: -TSE Bula Chergova攻击Shahed Iz Riznikh Giomkiv。 Mi可以调节剥夺紧张局势。...与乌克兰2022年的战争，与乌克兰的最新新闻，与乌克兰的新闻战争，与乌克兰2022年的新闻战争，今天将在乌克兰和俄罗斯之间以及战争之间发生战争他们说，与乌克兰在2022年将与乌克兰在不久的将来与乌克兰战争，他们说，今天与乌克兰的战争，今天的乌克兰新闻，乌克兰的新闻，乌克兰媒体在俄罗斯的乌克兰媒体</text:p>
      <text:p text:style-name="P4">
图片: ['<text:a xlink:type="simple" xlink:href="https://armyinform.com.ua/wp-content/uploads/2022/10/yurij-ignat-1.jpg" text:style-name="Internet_20_link" text:visited-style-name="Visited_20_Internet_20_Link">
yurij-ignat-1.jpg</text:a>
']</text:p>
      <text:p text:style-name="P4">
标签: ['SHAHED', 'STOPRUSSIA', 'ВТОРГНЕННЯ РФ', 'ХМЕЛЬНИЦЬКИЙ', 'ЮРІЙ ІГНАТ']</text:p>
      <text:p text:style-name="P4">
类别: News</text:p>
      <!--METADATA-->
      <text:p text:style-name="P4">
<draw:frame draw:style-name="fr1" draw:name="Image246" text:anchor-type="as-char" svg:width="6.9236in" svg:height="3.883237in" draw:z-index="0">
<draw:image xlink:href="../Images/AРМІЯINFORM/2023-05-13T76-00-00-04-00/yurij-ignat-1.jpg" xlink:type="simple" xlink:show="embed" xlink:actuate="onLoad" draw:mime-type="image/jpeg"/>
</draw:frame>
 - 这是来自不同方向的另一次摇摇欲坠的攻击。 我们可以指出唯一的方法。 显然，敌人使用移动装置，他们没有期望。 不幸的是，并非所有敌对的无人机都击落了 -  21分之一中的17个。赫梅尔尼特斯基地区有四次命中 - 今天在广播中说<text:a xlink:type="simple" xlink:href="https://www.youtube.com/watch" text:style-name="Internet_20_link" text:visited-style-name="Visited_20_Internet_20_Link">
“唯一新闻”</text:a>
乌克兰武装部队空军指挥的发言人尤里·伊格纳特上校。</text:p>
      <text:p text:style-name="P4">
<text:span text:style-name="T4">
也</text:span>
他指出，整个乌克兰的战斗碰撞线，尤其是在南部方向的东部，充满了敌对。 昨天，空中防御者摧毁了另一辆侦察敌人无人机“ Orlan-10”。</text:p>
      <ul>
        <li>
他们不断地进行空中智能。 尤里·伊格纳特(Yuri Ignat)说，他们可能正在等待我们部队的任何行动，因此他们从空中进行详细研究。</li>
      </ul>
      <text:p text:style-name="P4">
News Source: <text:a xlink:type="simple" xlink:href="https://armyinform.com.ua/2023/05/13/yurij-ignat-povidomyv-skilky-shahediv-vluchyly-po-hmelnychchyni/" text:style-name="Internet_20_link" text:visited-style-name="Visited_20_Internet_20_Link">
https://armyinform.com.ua/2023/05/13/yurij-ignat-povidomyv-skilky-shahediv-vluchyly-po-hmelnychchyni/</text:a>
</text:p>
      <!--NEWS-->
      <text:h text:style-name="P10" text:outline-level="1">
<text:span text:style-name="T4">
有必要确保乌克兰的胜利 - 北约秘书长戴维·卡特勒</text:span>
</text:h>
      <text:p text:style-name="P4">
作者: ['Єгор Брайлян']</text:p>
      <text:p text:style-name="P4">
时间: 2023-05-13T77:00:00-04:00</text:p>
      <text:p text:style-name="P4">
描述: 关于北约将军Zwan Rosvyki ta Bezpeki Dever的主秘书长...与乌克兰2022年的战争，与乌克兰与乌克兰的最新新闻，今天与乌克兰的新闻，乌克兰2022年最后一次战争，乌克兰和俄罗斯和俄罗斯，俄罗斯和俄罗斯，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5/52893480022_ec90e08970_k.jpg" text:style-name="Internet_20_link" text:visited-style-name="Visited_20_Internet_20_Link">
52893480022_ec90e08970_k.jpg</text:a>
']</text:p>
      <text:p text:style-name="P4">
标签: ['ДОПОМОГА ПАРТНЕРІВ', 'НАТО', 'СВІТ ПІДТРИМУЄ УКРАЇНУ', 'УКРАЇНА – НАТО']</text:p>
      <text:p text:style-name="P4">
类别: News</text:p>
      <!--METADATA-->
      <text:p text:style-name="P4">
<draw:frame draw:style-name="fr1" draw:name="Image247" text:anchor-type="as-char" svg:width="6.9236in" svg:height="4.615733in" draw:z-index="0">
<draw:image xlink:href="../Images/AРМІЯINFORM/2023-05-13T77-00-00-04-00/52893480022_ec90e08970_k.jpg" xlink:type="simple" xlink:show="embed" xlink:actuate="onLoad" draw:mime-type="image/jpeg"/>
</draw:frame>
塔林报道，北约安全情报局长戴维·卡特勒(David Cattler)在第16届伦纳特·玛丽会议上的北约峰会上的讨论中介绍了这一点。</text:p>
      <ul>
        <li>
在去年北约马德里的战略概念批准后，将在维尔纽斯举行第一次峰会。 在这里，您可以期望一些实际的事情可以增加对防御的投资。</li>
      </ul>
      <text:p text:style-name="P4">
有必要增加乌克兰与北约的相互共同性，并确保乌克兰的胜利。 后者涉及正义和强大的和平。 只有在对乌克兰的进一步支持下，这才是。”迪德卡特勒说。</text:p>
      <text:p text:style-name="P4">
他指出，国防成本的增加是该国的普遍任务。 鉴于世界的安全，2014年在威尔士联盟批准的国防部至少要花费2％的辩护人。</text:p>
      <ul>
        <li>
至于国防成本，我们需要做更多的事情，以更快地采取行动。 GDPTE只有2％的初始利率在国防上花费了多少。 防御已经在增长，我们必须对我们的社会诚实，这是我们安全的中心。”戴维·卡特勒(David Cattler)总结道。</li>
      </ul>
      <text:p text:style-name="P4">
<text:span text:style-name="T5">
foto _ _lennart</text:span>
 _Meri__conference _</text:p>
      <text:p text:style-name="P4">
News Source: <text:a xlink:type="simple" xlink:href="https://armyinform.com.ua/2023/05/13/neobhidno-zabezpechyty-peremogu-ukrayiny-pomichnyk-genseka-nato-devid-kattler/" text:style-name="Internet_20_link" text:visited-style-name="Visited_20_Internet_20_Link">
https://armyinform.com.ua/2023/05/13/neobhidno-zabezpechyty-peremogu-ukrayiny-pomichnyk-genseka-nato-devid-kattler/</text:a>
</text:p>
      <!--NEWS-->
      <text:h text:style-name="P10" text:outline-level="1">
<text:span text:style-name="T4">
如何为战斗人员获取利益</text:span>
</text:h>
      <text:p text:style-name="P4">
作者: ['АРМІЯINFORM']</text:p>
      <text:p text:style-name="P4">
时间: 2023-05-13T78:00:00-04:00</text:p>
      <text:p text:style-name="P4">
描述: 对于奥特里曼（Otrimann），Zi的PILG具有战斗Husykh的地位，以组织...与乌克兰2022年的战争，与乌克兰的最新新闻，今天与乌克兰的新闻，乌克兰2022年上次与乌克兰进行战争，乌克兰与乌克兰之间的战争将发生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0/07/ubd.jpg" text:style-name="Internet_20_link" text:visited-style-name="Visited_20_Internet_20_Link">
ubd.jpg</text:a>
']</text:p>
      <text:p text:style-name="P4">
标签: ['MILITARY MEDIA CENTER', 'ПОРАДИ', 'УЧАСНИК БОЙОВИХ ДІЙ']</text:p>
      <text:p text:style-name="P4">
类别: News</text:p>
      <!--METADATA-->
      <text:p text:style-name="P4">
<draw:frame draw:style-name="fr1" draw:name="Image248" text:anchor-type="as-char" svg:width="6.9236in" svg:height="3.63489in" draw:z-index="0">
<draw:image xlink:href="../Images/AРМІЯINFORM/2023-05-13T78-00-00-04-00/ubd.jpg" xlink:type="simple" xlink:show="embed" xlink:actuate="onLoad" draw:mime-type="image/jpeg"/>
</draw:frame>
为了获得具有敌对行动参与者身份的人的利益，无论他们的注册地点如何，都应解决乌克兰的养老基金。</text:p>
      <text:p text:style-name="P4">
需要提供的陈述：</text:p>
      <text:p text:style-name="P4">
1.一个人进入earp的声明(单州自动寄存器).  2. Заява про встановлення пільги.</text:p>
      <text:p text:style-name="P4">
Куди подавати заяви:</text:p>
      <ul>
        <li>
до будь-якого сервісного центру Пенсійного фонду по Україні (<text:span text:style-name="T4">
现有服务中心列表</text:span>
  -  &lt;https://www.pfu.gov.ua/2152993-servisni-tosentry-gu-pfu&gt;
); <text:span text:style-name="T5">
通过邮件发送； </text:span>
通过乌克兰养老基金的养老基金的个人办公室(&lt;https://portal.pfu.gov.ua/&gt;
); *由于申请行动(如果有动作。 签名).</li>
      </ul>
      <text:p text:style-name="P4">
Пільгу можна встановити як учаснику бойових дій, так і його рідним.</text:p>
      <text:p text:style-name="P4">
Пільги учасникам бойових дій надаються на комунальні послуги, тверде паливоабо скраплений газ виключно у грошовій готівковій формі.</text:p>
      <text:p text:style-name="P4">
<text:span text:style-name="T4">
Джерело:</text:span>
 <text:a xlink:type="simple" xlink:href="https://t.me/militarymediacenter/1927" text:style-name="Internet_20_link" text:visited-style-name="Visited_20_Internet_20_Link">
Military Media Center</text:a>
</text:p>
      <text:p text:style-name="P4">
News Source: <text:a xlink:type="simple" xlink:href="https://armyinform.com.ua/2023/05/13/yak-otrymaty-pilgy-uchasnykam-bojovyh-dij/" text:style-name="Internet_20_link" text:visited-style-name="Visited_20_Internet_20_Link">
https://armyinform.com.ua/2023/05/13/yak-otrymaty-pilgy-uchasnykam-bojovyh-dij/</text:a>
</text:p>
      <!--NEWS-->
      <text:h text:style-name="P10" text:outline-level="1">
<text:span text:style-name="T4">
武装部队在巴赫穆特方向的某些地区向前移动-Alexander Syrsky</text:span>
</text:h>
      <text:p text:style-name="P4">
作者: ['АРМІЯINFORM']</text:p>
      <text:p text:style-name="P4">
时间: 2023-05-13T79:00:00-04:00</text:p>
      <text:p text:style-name="P4">
描述: 乌克兰沃尼亚（Ukrainian Vonya）将德尔基（Delki）的事迹赶到巴赫穆萨（Bakhmutsa）的前线，...与乌克兰2022年的战争，与乌克兰的最新新闻，与乌克兰的新闻战争，与乌克兰的新闻战争2022，这是今天的最后一场战争，乌克兰之间会有一场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3/syrskyj_01-e1679558385743.jpg" text:style-name="Internet_20_link" text:visited-style-name="Visited_20_Internet_20_Link">
syrskyj_01-e1679558385743.jpg</text:a>
']</text:p>
      <text:p text:style-name="P4">
标签: ['БАХМУТСЬКИЙ НАПРЯМОК', 'ОЛЕКСАНДР СИРСЬКИЙ']</text:p>
      <text:p text:style-name="P4">
类别: News</text:p>
      <!--METADATA-->
      <text:p text:style-name="P4">
<draw:frame draw:style-name="fr1" draw:name="Image249" text:anchor-type="as-char" svg:width="6.9236in" svg:height="3.686817in" draw:z-index="0">
<draw:image xlink:href="../Images/AРМІЯINFORM/2023-05-13T79-00-00-04-00/syrskyj_01-e1679558385743.jpg" xlink:type="simple" xlink:show="embed" xlink:actuate="onLoad" draw:mime-type="image/jpeg"/>
</draw:frame>
说明性照片</text:p>
      <text:p text:style-name="P4">
乌克兰士兵在Bakhmut Napryamka前部的某些部分前进，俄罗斯人失去了设备和活力。</text:p>
      <text:p text:style-name="P4">
西尔斯基将军的乌克兰武装部队陆军陆军指挥官在[Telegram]中说。(https://t.me/osirskiy/68)“巴赫穆特防御行动仍在继续。 我们的战士在前线的某些部分前进，敌人失去了设备和生活。”</text:p>
      <text:p text:style-name="P4">
News Source: <text:a xlink:type="simple" xlink:href="https://armyinform.com.ua/2023/05/13/zsu-ruhayutsya-vpered-na-deyakyh-dilyankah-bahmutskogo-napryamku-oleksandr-syrskyj/" text:style-name="Internet_20_link" text:visited-style-name="Visited_20_Internet_20_Link">
https://armyinform.com.ua/2023/05/13/zsu-ruhayutsya-vpered-na-deyakyh-dilyankah-bahmutskogo-napryamku-oleksandr-syrskyj/</text:a>
</text:p>
      <!--NEWS-->
      <text:h text:style-name="P10" text:outline-level="1">
<text:span text:style-name="T4">
在Chernihiv地区的母亲节开始行动：“我们尊重英雄的妈妈！”</text:span>
</text:h>
      <text:p text:style-name="P4">
作者: ['Григорій Мазур']</text:p>
      <text:p text:style-name="P4">
时间: 2023-05-13T80:00:00-04:00</text:p>
      <text:p text:style-name="P4">
描述: Zya Vidhennenia母亲节在切尼格夫斯基（Chernigivsky），actisa“ Shano Mom ...与乌克兰2022年的战争，与乌克兰与乌克兰的最新新闻进行战争，今天与乌克兰2022年上次与乌克兰的新闻战，乌克兰和俄罗斯之间的战争以及乌克兰之间的战争他们说，在2022年，是否会在不久的将来与乌克兰进行战争</text:p>
      <text:p text:style-name="P4">
图片: ['<text:a xlink:type="simple" xlink:href="https://armyinform.com.ua/wp-content/uploads/2023/05/01-5.jpg" text:style-name="Internet_20_link" text:visited-style-name="Visited_20_Internet_20_Link">
01-5.jpg</text:a>
', '<text:a xlink:type="simple" xlink:href="https://armyinform.com.ua/wp-content/uploads/2023/05/02-6-150x150.jpg" text:style-name="Internet_20_link" text:visited-style-name="Visited_20_Internet_20_Link">
02-6-150x150.jpg</text:a>
', '<text:a xlink:type="simple" xlink:href="https://armyinform.com.ua/wp-content/uploads/2023/05/03-9-150x150.jpg" text:style-name="Internet_20_link" text:visited-style-name="Visited_20_Internet_20_Link">
03-9-150x150.jpg</text:a>
', '<text:a xlink:type="simple" xlink:href="https://armyinform.com.ua/wp-content/uploads/2023/05/04-9-150x150.jpg" text:style-name="Internet_20_link" text:visited-style-name="Visited_20_Internet_20_Link">
04-9-150x150.jpg</text:a>
']</text:p>
      <text:p text:style-name="P4">
标签: ['STOPRUSSIA', 'АГРЕСІЯ РФ', 'ВТОРГНЕННЯ РФ', 'ДЕНЬ МАТЕРІ', 'ЧЕРНІГІВ']</text:p>
      <text:p text:style-name="P4">
类别: News</text:p>
      <!--METADATA-->
      <text:p text:style-name="P4">
<draw:frame draw:style-name="fr1" draw:name="Image250" text:anchor-type="as-char" svg:width="6.9236in" svg:height="5.1927in" draw:z-index="0">
<draw:image xlink:href="../Images/AРМІЯINFORM/2023-05-13T80-00-00-04-00/01-5.jpg" xlink:type="simple" xlink:show="embed" xlink:actuate="onLoad" draw:mime-type="image/jpeg"/>
</draw:frame>
在Chernihiv Oblast的母亲节之际，该活动“我们尊重英雄的母亲!”，该活动由Chernihiv地区收购和社会支持中心发起。</text:p>
      <text:p text:style-name="P4">
行动的主要目的是纪念乌克兰武装部队死去的军人，后者在俄罗斯入侵者的斗争中献出了生命。 作为活动的一部分，居住在切尔尼夫和该地区的堕落军人的母亲将以“感谢母亲”(Tlawawawawawawawawawawawaiv and the Grone)的形式出现。 这样，军方想感谢他们的母亲吊死自己的孩子 - 在乌克兰战斗中死亡的英雄。</text:p>
      <text:p text:style-name="P4">
<text:a xlink:type="simple" xlink:href="https://armyinform.com.ua/wp-content/uploads/2023/05/02-6.jpg" text:style-name="Internet_20_link" text:visited-style-name="Visited_20_Internet_20_Link">
!(Images/AРМІЯINFORM/2023-05-13T80-00-00-04-00/02-6-150x150.jpg)</text:a>
</text:p>
      <text:p text:style-name="P4">
<text:a xlink:type="simple" xlink:href="https://armyinform.com.ua/wp-content/uploads/2023/05/03-9.jpg" text:style-name="Internet_20_link" text:visited-style-name="Visited_20_Internet_20_Link">
<draw:frame draw:style-name="fr1" draw:name="Image251" text:anchor-type="as-char" svg:width="6.9236in" svg:height="6.9236in" draw:z-index="0">
<draw:image xlink:href="../Images/AРМІЯINFORM/2023-05-13T80-00-00-04-00/03-9-150x150.jpg" xlink:type="simple" xlink:show="embed" xlink:actuate="onLoad" draw:mime-type="image/jpeg"/>
</draw:frame>
</text:a>
</text:p>
      <text:p text:style-name="P4">
<text:a xlink:type="simple" xlink:href="https://armyinform.com.ua/wp-content/uploads/2023/05/04-9.jpg" text:style-name="Internet_20_link" text:visited-style-name="Visited_20_Internet_20_Link">
<draw:frame draw:style-name="fr1" draw:name="Image252" text:anchor-type="as-char" svg:width="6.9236in" svg:height="6.9236in" draw:z-index="0">
<draw:image xlink:href="../Images/AРМІЯINFORM/2023-05-13T80-00-00-04-00/04-9-150x150.jpg" xlink:type="simple" xlink:show="embed" xlink:actuate="onLoad" draw:mime-type="image/jpeg"/>
</draw:frame>
</text:a>
作为该项目的一部分，在区域中心，Chernihiv United Code和合资中校Sergey Kolesnyk访问了Svetlana Alexandrovnyshpak-乌克兰武装部队乌克兰武装部队的妈妈，他在2021年在2021年东部的East丧生。 。</text:p>
      <text:p text:style-name="P4">
据该名女子说，儿子的战斗兄弟不断打电话给她，并感谢她的知识和培训，弗拉基米尔(Vladimir)在他的团队中教她的下属。</text:p>
      <ul>
        <li>
在会议期间，每个英雄的母亲都向儿子的主角表示诚挚的慰问，他们为我们的国家献出了生命，并感谢他们的勇气和siludukh，他们与他们一起幸免于难。 Sergiy Kolesnik。</li>
      </ul>
      <text:p text:style-name="P4">
据该官员，人员和社会支持中心的军官，社会支持中心不断与死军人的家属保持联系。 例如，他们告知受害者的家人，采取了有关建立国家特权的非监管行为。 此外，他们在解决有问题的问题之前一直在不断有针对性的支持之前研究受害者家庭的需求。</text:p>
      <ul>
        <li>
这项倡议表现出对保护祖国生命的勇士的极大尊重，并表明该州关心家人的崩溃 - 总结了Chernihiv United Code和JV上校Sergei Kolesnyk的负责人。</li>
      </ul>
      <text:p text:style-name="P4">
_ <text:span text:style-name="T4">
作者的照片</text:span>
 _</text:p>
      <text:p text:style-name="P4">
News Source: <text:a xlink:type="simple" xlink:href="https://armyinform.com.ua/2023/05/13/do-dnya-materi-na-chernigivshhyni-rozpochalasya-akcziya-shanuyemo-mamu-geroya/" text:style-name="Internet_20_link" text:visited-style-name="Visited_20_Internet_20_Link">
https://armyinform.com.ua/2023/05/13/do-dnya-materi-na-chernigivshhyni-rozpochalasya-akcziya-shanuyemo-mamu-geroya/</text:a>
</text:p>
      <!--NEWS-->
      <text:h text:style-name="P10" text:outline-level="1">
<text:span text:style-name="T4">
机构间工作组的第一次会议是考虑撤销武装侵略后果基金资金的提案的提案</text:span>
</text:h>
      <text:p text:style-name="P4">
作者: ['АРМІЯINFORM']</text:p>
      <text:p text:style-name="P4">
时间: 2023-05-13T81:00:00-04:00</text:p>
      <text:p text:style-name="P4">
描述: Mizhvydcha Roboccam Grup获得了合法化的建议Schodi Vidislennya Kosht​​yv Fund的许可...与乌克兰2022年的战争，与乌克兰的最新新闻，与乌克兰的新闻，与乌克兰2022的最新新闻进行战争，今天与乌克兰的新闻战争，今天，乌克兰和俄罗斯和俄罗斯之间的战争将会发生，以及俄罗斯和俄罗斯之间的战争，他们在2022年与乌克兰进行战争</text:p>
      <text:p text:style-name="P4">
图片: ['<text:a xlink:type="simple" xlink:href="https://armyinform.com.ua/wp-content/uploads/2019/10/uryad-1-e1638886488113.jpg" text:style-name="Internet_20_link" text:visited-style-name="Visited_20_Internet_20_Link">
uryad-1-e1638886488113.jpg</text:a>
']</text:p>
      <text:p text:style-name="P4">
标签: ['ЗАСІДАННЯ', 'УРЯДОВИЙ ПОРТАЛ', 'ФОНД ЛІКВІДАЦІЇ НАСЛІДКІВ']</text:p>
      <text:p text:style-name="P4">
类别: News</text:p>
      <!--METADATA-->
      <text:p text:style-name="P4">
<draw:frame draw:style-name="fr1" draw:name="Image253" text:anchor-type="as-char" svg:width="6.9236in" svg:height="3.964969in" draw:z-index="0">
<draw:image xlink:href="../Images/AРМІЯINFORM/2023-05-13T81-00-00-04-00/uryad-1-e1638886488113.jpg" xlink:type="simple" xlink:show="embed" xlink:actuate="onLoad" draw:mime-type="image/jpeg"/>
</draw:frame>
机构间工作组审议了摘要的提案，以选择消除武装侵略后果的基金的提案，首次将其作为项目优先级的建议方法，以及为筹集资金的第一个申请考虑了该基金资金的资金项目。 关于它<text:a xlink:type="simple" xlink:href="https://www.kmu.gov.ua/news/vidbulosia-pershe-zasidannia-mizhvidomchoi-robochoi-hrupy-z-rozghliadu-propozytsii-shchodo-vydilennia-koshtiv-fondu-likvidatsii-naslidkiv-zbroinoi-ahresii" text:style-name="Internet_20_link" text:visited-style-name="Visited_20_Internet_20_Link">
报告</text:a>
政府门户。</text:p>
      <text:p text:style-name="P4">
优先方法是由宣传和基础设施发展部的专家开发的(基础设施部)与社会组织Rise Rise乌克兰联盟一起。 该方法涉及评估遵守重建优先级项目，并确定相应的指标。</text:p>
      <text:p text:style-name="P4">
优先指标由公式计算，尤其是需求水平，覆盖范围(需求满足该项目的人口数量)，需求的紧迫性，以及额外影响的指标(能源效率，环境质量的提高，包容性，票据的创造等。).</text:p>
      <text:p text:style-name="P4">
Під час засідання Міжвідомча робоча група розглянула 377 перших проектів ізобсягом фінансування за рахунок фонду ліквідації 17,9 млрд гривень, поданихорганами місцевого самоврядування, а також центральними органами виконавчоївлади на розгляд через Галузеву систему управління відновленнямінфраструктури, яка є складовою частиною цифрової екосистеми DREAM.</text:p>
      <text:p text:style-name="P4">
За результатами розгляду проектів робоча група склала перелік проектів зпопередньою пріоритизацією, який буде переданий на розгляд Кабінету МіністрівУкраїни. Фінальний перелік проектів буде затверджений Урядом за результатамидоопрацювання заявниками поданої документації. Затверджені проекти отримаютьфінансування з Фонду ліквідації наслідків збройної агресії.</text:p>
      <text:p text:style-name="P4">
机构间工作组的以下会议将在在线模式下播放，可供公众观看。</text:p>
      <text:p text:style-name="P4">
机构间工作组使用的优先方法将基于项目优先方法的基础，基础设施部与世界银行共同发展。 方法论技术任务可用于<text:a xlink:type="simple" xlink:href="https://mtu.gov.ua/files/Infrastructure_Prioritization_Framework_Final_Version.pdf" text:style-name="Internet_20_link" text:visited-style-name="Visited_20_Internet_20_Link">
链接</text:a>
.</text:p>
      <text:p text:style-name="P4">
Замовниками по проектах будуть визначені органи місцевого самоврядування,деякі центральні органи виконавчої влади та обласні військові адміністрації, атакож Державне агентство відновлення та розвитку інфраструктури України.</text:p>
      <text:p text:style-name="P4">
«Україна має сильні і потужні громади. Ключове завдання держави в умовахвоєнного часу — допомогти їм впоратись з викликами відбудови та реалізуватипроекти за найкращими світовими стандартами щодо управління, екологічності талюдиноцентричності. Агентство відновлення спеціалізується на великихфлагманських проектах, має стати справжнім партнером для тих громад, якимсьогодні бракує спроможності в реалізації проектів. При цьому важливозберігати ініціативу і лідерство громад, наскільки це можливо в цих непростихумовах», — підкреслила заступник Міністра розвитку громад, територій таінфраструктури Олександра Азархіна.</text:p>
      <text:p text:style-name="P4">
Наразі команда Агентства відновлення спільно зі Службами відновлення вобластях, представниками органів виконавчої влади проводять обстеженняоб’єктів, вивчають всю наявну документацію та опрацьовують відповіднімеханізми та строки відновлення. Фахівці Агентства вже провели виїзні наради,оглянули об’єкти та оцінили поточні масштаби руйнувань. Все це дозволить післяприйняття рішення Урядом в найкоротші терміни приступити до виконання робіт навизначених об’єктах для оперативної їх реалізації за принципом «build backbetter», з урахуванням міжнародного досвіду та найкращих практик будівництва.</text:p>
      <text:p text:style-name="P4">
«Агентство розробляє комплексні прозорі уніфіковані підходи до проведенняпроцедур закупівель, критерії та вимоги до потенційних підрядних організацій.Роботи плануємо виконувати згідно з чинними будівельними нормами, зокрема зтермоізоляції, вимогами інклюзивності та безпеки», — розповів ГоловаДержавного агентства відновлення та розвитку інфраструктури Мустафа Найєм.</text:p>
      <text:p text:style-name="P4">
回想一下，机构间工作组是根据使用基金靴子的程序成立的，该靴子是由部长内阁批准的，2012年2月10日，第118号决议。 ，并根据提案的遵守规定为政府的提议准备了基金的资金。</text:p>
      <text:p text:style-name="P4">
乌克兰恢复副总理 - 社区和基础设施发展部长Oleksandr Kubrakov由苏格兰副总理恢复社区和基础设施部长副总理。</text:p>
      <text:p text:style-name="P4">
该工作组还包括第一位社区，领土和基础设施发展的副部长Vasyl Shkurakov，发展发展副部长Dariya Marchak政策，卫生Petro Yemets副部长，教育与科学副部长Svetlanadanillenko副部长，文化和信息政策政策的副部长乌克兰国防部康斯坦丁·瓦什申科州国防部国家恢复与发展IVKO机构负责人Galinogrigorenko。</text:p>
      <text:p text:style-name="P4">
根据批准的程序，地方自治机构在区域行政部门中提交基金资金的分配，该机构以自己的方式将其发送给基础设施部。 这种机制是由公共建筑物的建设和重建，公用事业的重建而使用的(供水，排水，供热)，建筑和重建(VPO)，开发流离失所对象等的设计估计值。</text:p>
      <text:p text:style-name="P4">
同时，向市政供应，校车提供的市政物品和医疗保健设施的特殊运输呼吁，区域管理部门直接提交给个人资料部：能源部：卫生部教育与科学卫生部。</text:p>
      <text:p text:style-name="P4">
News Source: <text:a xlink:type="simple" xlink:href="https://armyinform.com.ua/2023/05/13/vidbulosya-pershe-zasidannya-mizhvidomchoyi-robochoyi-grupy-z-rozglyadu-propozyczij-shhodo-vydilennya-koshtiv-fondu-likvidacziyi-naslidkiv-zbrojnoyi-agresiyi/" text:style-name="Internet_20_link" text:visited-style-name="Visited_20_Internet_20_Link">
https://armyinform.com.ua/2023/05/13/vidbulosya-pershe-zasidannya-mizhvidomchoyi-robochoyi-grupy-z-rozglyadu-propozyczij-shhodo-vydilennya-koshtiv-fondu-likvidacziyi-naslidkiv-zbrojnoyi-agresiyi/</text:a>
</text:p>
      <!--NEWS-->
      <text:h text:style-name="P10" text:outline-level="1">
<text:span text:style-name="T4">
哈尔基夫居民可以从国际主义者那里获得财政援助</text:span>
</text:h>
      <text:p text:style-name="P4">
作者: ['АРМІЯINFORM']</text:p>
      <text:p text:style-name="P4">
时间: 2023-05-13T82:00:00-04:00</text:p>
      <text:p text:style-name="P4">
描述: Kharkivshchini向Vid Viyni Osb的配置发送了Vipli Groshovs。...与乌克兰2022年的战争，与乌克兰与乌克兰的最新新闻，今天与乌克兰2022年的新闻战争，今天上次与乌克兰2022年，乌克兰和俄罗斯之间的战争是否会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2/03/15-1.jpg" text:style-name="Internet_20_link" text:visited-style-name="Visited_20_Internet_20_Link">
15-1.jpg</text:a>
']</text:p>
      <text:p text:style-name="P4">
标签: ['ГРОШОВА ДОПОМОГА', 'ПОСТРАЖДАЛИХ ВНАСЛІДОК ВІЙНИ', 'ХАРКІВЩИНА']</text:p>
      <text:p text:style-name="P4">
类别: News</text:p>
      <!--METADATA-->
      <text:p text:style-name="P4">
<draw:frame draw:style-name="fr1" draw:name="Image254" text:anchor-type="as-char" svg:width="6.9236in" svg:height="3.635469in" draw:z-index="0">
<draw:image xlink:href="../Images/AРМІЯINFORM/2023-05-13T82-00-00-04-00/15-1.jpg" xlink:type="simple" xlink:show="embed" xlink:actuate="onLoad" draw:mime-type="image/jpeg"/>
</draw:frame>
在Kharkiv地区，为战争受害者支付财政援助。 现金支持由非政府组织马丁俱乐部提供，在Mercy Corps人道主义援助方面为美国国际发展机构提供支持。 关于它<text:a xlink:type="simple" xlink:href="https://minre.gov.ua/2023/05/13/zhyteli-harkivshhyny-mozhut-otrymaty-finansovu-dopomogu-vid-mizhnarodnykiv/" text:style-name="Internet_20_link" text:visited-style-name="Visited_20_Internet_20_Link">
报告</text:a>
乌克兰暂时占领领土的重新融入部。</text:p>
      <text:p text:style-name="P4">
支付三个月的货币援助。 每个家庭成员的大小为每月2200 UAH。</text:p>
      <text:p text:style-name="P4">
在过去两个月中未从其他有害组织那里获得经济援助的人们可以适用。</text:p>
      <text:p text:style-name="P4">
<text:span text:style-name="T4">
您可以通过致电热线来注册</text:span>
注册：0 800 334925。热线从星期一到星期五从10:00到17:00运行。</text:p>
      <text:p text:style-name="P4">
<text:span text:style-name="T4">
为了获得帮助，您必须提供以下信息：</text:span>
</text:p>
      <text:p text:style-name="P4">
<text:span text:style-name="T5">
个人税号； </text:span>
身份证或护照号码； <text:span text:style-name="T5">
家庭成员人数； </text:span>
实际居住； * 银行帐号(注册服务商绝不询问CVV代码).</text:p>
      <text:p text:style-name="P4">
Допомога виплачується на банківський рахунок отримувача, якого визначаютьчлени домогосподарства.</text:p>
      <text:p text:style-name="P4">
News Source: <text:a xlink:type="simple" xlink:href="https://armyinform.com.ua/2023/05/13/zhyteli-harkivshhyny-mozhut-otrymaty-finansovu-dopomogu-vid-mizhnarodnykiv/" text:style-name="Internet_20_link" text:visited-style-name="Visited_20_Internet_20_Link">
https://armyinform.com.ua/2023/05/13/zhyteli-harkivshhyny-mozhut-otrymaty-finansovu-dopomogu-vid-mizhnarodnykiv/</text:a>
</text:p>
      <!--NEWS-->
      <text:h text:style-name="P10" text:outline-level="1">
<text:span text:style-name="T4">
安娜·马利亚（Anna Malyar）领导我们的军事牧师代表团在法国的国际朝圣</text:span>
</text:h>
      <text:p text:style-name="P4">
作者: ['АРМІЯINFORM']</text:p>
      <text:p text:style-name="P4">
时间: 2023-05-13T83:00:00-04:00</text:p>
      <text:p text:style-name="P4">
描述: Intragramu在Kaplansku St. Petersburg的Miversity上我们的Vissikovikh Capelain。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photo_5402286861243762234_y.jpg" text:style-name="Internet_20_link" text:visited-style-name="Visited_20_Internet_20_Link">
photo_5402286861243762234_y.jpg</text:a>
', '<text:a xlink:type="simple" xlink:href="https://armyinform.com.ua/wp-content/uploads/2023/05/photo_5402286861243762240_y-150x150.jpg" text:style-name="Internet_20_link" text:visited-style-name="Visited_20_Internet_20_Link">
photo_5402286861243762240_y-150x150.jpg</text:a>
', '<text:a xlink:type="simple" xlink:href="https://armyinform.com.ua/wp-content/uploads/2023/05/photo_5402286861243762235_y-150x150.jpg" text:style-name="Internet_20_link" text:visited-style-name="Visited_20_Internet_20_Link">
photo_5402286861243762235_y-150x150.jpg</text:a>
', '<text:a xlink:type="simple" xlink:href="https://armyinform.com.ua/wp-content/uploads/2023/05/photo_5402286861243762236_y-150x150.jpg" text:style-name="Internet_20_link" text:visited-style-name="Visited_20_Internet_20_Link">
photo_5402286861243762236_y-150x150.jpg</text:a>
', '<text:a xlink:type="simple" xlink:href="https://armyinform.com.ua/wp-content/uploads/2023/05/photo_5402286861243762237_y-150x150.jpg" text:style-name="Internet_20_link" text:visited-style-name="Visited_20_Internet_20_Link">
photo_5402286861243762237_y-150x150.jpg</text:a>
', '<text:a xlink:type="simple" xlink:href="https://armyinform.com.ua/wp-content/uploads/2023/05/photo_5402286861243762238_y-150x150.jpg" text:style-name="Internet_20_link" text:visited-style-name="Visited_20_Internet_20_Link">
photo_5402286861243762238_y-150x150.jpg</text:a>
', '<text:a xlink:type="simple" xlink:href="https://armyinform.com.ua/wp-content/uploads/2023/05/photo_5402286861243762239_y-150x150.jpg" text:style-name="Internet_20_link" text:visited-style-name="Visited_20_Internet_20_Link">
photo_5402286861243762239_y-150x150.jpg</text:a>
']</text:p>
      <text:p text:style-name="P4">
标签: ['ВІЙСЬКОВІ КАПЕЛАНИ', 'ГАННА МАЛЯР', 'ФРАНЦІЯ']</text:p>
      <text:p text:style-name="P4">
类别: News</text:p>
      <!--METADATA-->
      <text:p text:style-name="P4">
<draw:frame draw:style-name="fr1" draw:name="Image255" text:anchor-type="as-char" svg:width="6.9236in" svg:height="4.608521in" draw:z-index="0">
<draw:image xlink:href="../Images/AРМІЯINFORM/2023-05-13T83-00-00-04-00/photo_5402286861243762234_y.jpg" xlink:type="simple" xlink:show="embed" xlink:actuate="onLoad" draw:mime-type="image/jpeg"/>
</draw:frame>
我们将军事牧师纳入国际牧师社区。 PROCE <text:a xlink:type="simple" xlink:href="https://t.me/annamaliar/731" text:style-name="Internet_20_link" text:visited-style-name="Visited_20_Internet_20_Link">
语句</text:a>
在安娜画家的电报中。</text:p>
      <text:p text:style-name="P4">
每年，在法国聚集了军事牧师的军事牧师。</text:p>
      <text:p text:style-name="P4">
这是一项重大国际活动，将军事社区团结在军事的精神和心理支持和康复问题上。</text:p>
      <text:p text:style-name="P4">
今年，来自38个国家的14,000名士兵在这里。</text:p>
      <text:p text:style-name="P4">
<text:a xlink:type="simple" xlink:href="https://armyinform.com.ua/wp-content/uploads/2023/05/photo_5402286861243762240_y.jpg" text:style-name="Internet_20_link" text:visited-style-name="Visited_20_Internet_20_Link">
!(Images/AРМІЯINFORM/2023-05-13T83-00-00-04-00/photo_5402286861243762240_y-150x150.jpg)</text:a>
</text:p>
      <text:p text:style-name="P4">
<text:a xlink:type="simple" xlink:href="https://armyinform.com.ua/wp-content/uploads/2023/05/photo_5402286861243762235_y.jpg" text:style-name="Internet_20_link" text:visited-style-name="Visited_20_Internet_20_Link">
<draw:frame draw:style-name="fr1" draw:name="Image256" text:anchor-type="as-char" svg:width="6.9236in" svg:height="6.9236in" draw:z-index="0">
<draw:image xlink:href="../Images/AРМІЯINFORM/2023-05-13T83-00-00-04-00/photo_5402286861243762235_y-150x150.jpg" xlink:type="simple" xlink:show="embed" xlink:actuate="onLoad" draw:mime-type="image/jpeg"/>
</draw:frame>
</text:a>
</text:p>
      <text:p text:style-name="P4">
<text:a xlink:type="simple" xlink:href="https://armyinform.com.ua/wp-content/uploads/2023/05/photo_5402286861243762236_y.jpg" text:style-name="Internet_20_link" text:visited-style-name="Visited_20_Internet_20_Link">
<draw:frame draw:style-name="fr1" draw:name="Image257" text:anchor-type="as-char" svg:width="6.9236in" svg:height="6.9236in" draw:z-index="0">
<draw:image xlink:href="../Images/AРМІЯINFORM/2023-05-13T83-00-00-04-00/photo_5402286861243762236_y-150x150.jpg" xlink:type="simple" xlink:show="embed" xlink:actuate="onLoad" draw:mime-type="image/jpeg"/>
</draw:frame>
</text:a>
</text:p>
      <text:p text:style-name="P4">
<text:a xlink:type="simple" xlink:href="https://armyinform.com.ua/wp-content/uploads/2023/05/photo_5402286861243762237_y.jpg" text:style-name="Internet_20_link" text:visited-style-name="Visited_20_Internet_20_Link">
<draw:frame draw:style-name="fr1" draw:name="Image258" text:anchor-type="as-char" svg:width="6.9236in" svg:height="6.9236in" draw:z-index="0">
<draw:image xlink:href="../Images/AРМІЯINFORM/2023-05-13T83-00-00-04-00/photo_5402286861243762237_y-150x150.jpg" xlink:type="simple" xlink:show="embed" xlink:actuate="onLoad" draw:mime-type="image/jpeg"/>
</draw:frame>
</text:a>
</text:p>
      <text:p text:style-name="P4">
<text:a xlink:type="simple" xlink:href="https://armyinform.com.ua/wp-content/uploads/2023/05/photo_5402286861243762238_y.jpg" text:style-name="Internet_20_link" text:visited-style-name="Visited_20_Internet_20_Link">
<draw:frame draw:style-name="fr1" draw:name="Image259" text:anchor-type="as-char" svg:width="6.9236in" svg:height="6.9236in" draw:z-index="0">
<draw:image xlink:href="../Images/AРМІЯINFORM/2023-05-13T83-00-00-04-00/photo_5402286861243762238_y-150x150.jpg" xlink:type="simple" xlink:show="embed" xlink:actuate="onLoad" draw:mime-type="image/jpeg"/>
</draw:frame>
</text:a>
</text:p>
      <text:p text:style-name="P4">
<text:a xlink:type="simple" xlink:href="https://armyinform.com.ua/wp-content/uploads/2023/05/photo_5402286861243762239_y.jpg" text:style-name="Internet_20_link" text:visited-style-name="Visited_20_Internet_20_Link">
<draw:frame draw:style-name="fr1" draw:name="Image260" text:anchor-type="as-char" svg:width="6.9236in" svg:height="6.9236in" draw:z-index="0">
<draw:image xlink:href="../Images/AРМІЯINFORM/2023-05-13T83-00-00-04-00/photo_5402286861243762239_y-150x150.jpg" xlink:type="simple" xlink:show="embed" xlink:actuate="onLoad" draw:mime-type="image/jpeg"/>
</draw:frame>
</text:a>
乌克兰国防部长报道：“我很荣幸领导我们的代表团，并在乌克兰国防部的第一任代表中担任了27年的这一活动，在此期间，乌克兰社区参加了这一军事朝圣。”</text:p>
      <text:p text:style-name="P4">
安娜·马里亚尔(Anna Malyar)提醒，今年的军事斗篷服务是在武装部队中发起的，现在正在动态发展。</text:p>
      <text:p text:style-name="P4">
“这里对我们的代表团有很多关注。 我们的旗帜小组是第一个。 我在这里祈祷。 几乎每个人都以支持的话与我们联系，并宣称Bravo Ukraine  - 总结一下。</text:p>
      <text:p text:style-name="P4">
News Source: <text:a xlink:type="simple" xlink:href="https://armyinform.com.ua/2023/05/13/ganna-malyar-ocholyla-delegacziyu-nashyh-vijskovyh-kapelaniv-na-mizhnarodnomu-palomnycztvi-u-francziyi/" text:style-name="Internet_20_link" text:visited-style-name="Visited_20_Internet_20_Link">
https://armyinform.com.ua/2023/05/13/ganna-malyar-ocholyla-delegacziyu-nashyh-vijskovyh-kapelaniv-na-mizhnarodnomu-palomnycztvi-u-francziyi/</text:a>
</text:p>
      <!--NEWS-->
      <text:h text:style-name="P10" text:outline-level="1">
<text:span text:style-name="T4">
国防军的航空击中了乘员集中的8次跳动</text:span>
</text:h>
      <text:p text:style-name="P4">
作者: ['АРМІЯINFORM']</text:p>
      <text:p text:style-name="P4">
时间: 2023-05-13T84:00:00-04:00</text:p>
      <text:p text:style-name="P4">
描述: 关于ZSU的总部。 “ Dob的Avisiaziya国防军进行了8杆……与乌克兰2022的战争，与乌克兰的战争是今天的最新消息，今天与乌克兰2022年的战争是今天的最后一场，乌克兰和俄罗斯之间以及俄罗斯之间的战争将是一场战争，与乌克兰的战争将在2022年，他们说，在不久的将来，是否会与乌克兰进行战争</text:p>
      <text:p text:style-name="P4">
图片: ['<text:a xlink:type="simple" xlink:href="https://armyinform.com.ua/wp-content/uploads/2022/06/foto-aviacziya.jpg" text:style-name="Internet_20_link" text:visited-style-name="Visited_20_Internet_20_Link">
foto-aviacziya.jpg</text:a>
']</text:p>
      <text:p text:style-name="P4">
标签: ['STOPRUSSIA', 'АВІАЦІЯ', 'АГРЕСІЯ РФ', 'ВІЙНА', 'ВТОРГНЕННЯ РФ', 'ГЕНЕРАЛЬНИЙ ШТАБ ЗС УКРАЇНИ']</text:p>
      <text:p text:style-name="P4">
类别: News</text:p>
      <!--METADATA-->
      <text:p text:style-name="P4">
<draw:frame draw:style-name="fr1" draw:name="Image261" text:anchor-type="as-char" svg:width="6.9236in" svg:height="5.385022in" draw:z-index="0">
<draw:image xlink:href="../Images/AРМІЯINFORM/2023-05-13T84-00-00-04-00/foto-aviacziya.jpg" xlink:type="simple" xlink:show="embed" xlink:actuate="onLoad" draw:mime-type="image/jpeg"/>
</draw:frame>
说明性照片<text:span text:style-name="T4">
🔥俄罗斯入侵的情况</text:span>
</text:p>
      <text:p text:style-name="P4">
关于它<text:a xlink:type="simple" xlink:href="https://www.facebook.com/GeneralStaff.ua/posts/pfbid0esoVaHVbHYjxnxeBy2LG658AvCYYjjGQ1CYm2Mrt8Pn5HSSDoSW8W58FzwQ8dPFkl" text:style-name="Internet_20_link" text:visited-style-name="Visited_20_Internet_20_Link">
报告</text:a>
武装部队的总人员。</text:p>
      <text:p text:style-name="P4">
“每天国防军的航空在敌人的个人人员和军事装备的集中领域进行了8杆，并对敌对的空袭导弹综合体造成了打击。 我们的后卫还杀死了消息“ Orlan-10”类型的两种敌人探索，这是消息所示的。</text:p>
      <text:p text:style-name="P4">
值得注意的是，火箭部队和炮兵部门袭击了4个活力地区，2个弹药库以及敌人的放射性斗争的两个站点。</text:p>
      <text:p text:style-name="P4">
News Source: <text:a xlink:type="simple" xlink:href="https://armyinform.com.ua/2023/05/13/aviacziya-syl-oborony-zavdala-8-udariv-po-rajonah-zoseredzhennya-okupantiv/" text:style-name="Internet_20_link" text:visited-style-name="Visited_20_Internet_20_Link">
https://armyinform.com.ua/2023/05/13/aviacziya-syl-oborony-zavdala-8-udariv-po-rajonah-zoseredzhennya-okupantiv/</text:a>
</text:p>
      <!--NEWS-->
      <text:h text:style-name="P10" text:outline-level="1">
<text:span text:style-name="T4">
乌克兰总统会见了弗朗西斯教皇</text:span>
</text:h>
      <text:p text:style-name="P4">
作者: ['АРМІЯINFORM']</text:p>
      <text:p text:style-name="P4">
时间: 2023-05-13T85:00:00-04:00</text:p>
      <text:p text:style-name="P4">
描述: 在Itilicoco Kolskubliki到Vaktican总统之前的Ofitsita Vizits的相互结合...与乌克兰2022年的战争，与乌克兰与乌克兰的最新新闻，今天与乌克兰2022年的新闻战争，今天与乌克兰的新闻战争，乌克兰和俄罗斯之间的战争会发生他们在2022年与乌克兰有一年</text:p>
      <text:p text:style-name="P4">
图片: ['<text:a xlink:type="simple" xlink:href="https://armyinform.com.ua/wp-content/uploads/2023/05/d1ae9e8de68f0c2afbc3b5a653cb84b5_1683995796_extra_large.jpeg" text:style-name="Internet_20_link" text:visited-style-name="Visited_20_Internet_20_Link">
d1ae9e8de68f0c2afbc3b5a653cb84b5_1683995796_extra_large.jpeg</text:a>
', '<text:a xlink:type="simple" xlink:href="https://armyinform.com.ua/wp-content/uploads/2023/05/630_360_1683992011-425.jpg" text:style-name="Internet_20_link" text:visited-style-name="Visited_20_Internet_20_Link">
630_360_1683992011-425.jpg</text:a>
']</text:p>
      <text:p text:style-name="P4">
标签: ['ВАТИКАН', 'ПАПА РИМСЬКИЙ ФРАНЦИСК', 'ПРЕЗИДЕНТ УКРАЇНИ']</text:p>
      <text:p text:style-name="P4">
类别: News</text:p>
      <!--METADATA-->
      <text:p text:style-name="P4">
<draw:frame draw:style-name="fr1" draw:name="Image262" text:anchor-type="as-char" svg:width="6.9236in" svg:height="4.617948in" draw:z-index="0">
<draw:image xlink:href="../Images/AРМІЯINFORM/2023-05-13T85-00-00-04-00/d1ae9e8de68f0c2afbc3b5a653cb84b5_1683995796_extra_large.jpeg" xlink:type="simple" xlink:show="embed" xlink:actuate="onLoad" draw:mime-type="image/jpeg"/>
</draw:frame>
在正式访问意大利共和国和乌克兰总统的梵蒂冈中，沃尔迪米尔·泽伦斯基(Volodymyr Zelenskyy)会见了教皇弗朗西斯(Francis)。</text:p>
      <text:p text:style-name="P4">
在会议期间，国家元首专注于停止俄罗斯军事侵略和恢复和平。 关于它<text:a xlink:type="simple" xlink:href="https://www.president.gov.ua/news/prezident-ukrayini-volodimir-zelenskij-zustrivsya-z-papoyu-r-82849" text:style-name="Internet_20_link" text:visited-style-name="Visited_20_Internet_20_Link">
报告</text:a>
乌克兰总统办公室。</text:p>
      <text:p text:style-name="P4">
Volodymyr Zelenskyy说：“在乌克兰和平公式中提出了一种明确而现实的算法，以实现公正的和平。”</text:p>
      <text:p text:style-name="P4">
他要求弗朗西斯教皇全面促进和平式的实现，包括粮食安全问题，释放囚犯和公平的被驱逐的人。</text:p>
      <text:p text:style-name="P4">
总统说：“由于战争在乌克兰领土正在进行，因此和平计划只能是乌克兰人。”</text:p>
      <text:p text:style-name="P4">
<draw:frame draw:style-name="fr1" draw:name="Image263" text:anchor-type="as-char" svg:width="6.9236in" svg:height="3.956343in" draw:z-index="0">
<draw:image xlink:href="../Images/AРМІЯINFORM/2023-05-13T85-00-00-04-00/630_360_1683992011-425.jpg" xlink:type="simple" xlink:show="embed" xlink:actuate="onLoad" draw:mime-type="image/jpeg"/>
</draw:frame>
沃迪米尔·泽伦斯基(Volodymyr Zelensky)呼吁他的圣洁对俄罗斯对乌克兰的军事侵略进行明确的谴责，并强调侵略者受害者之间不可能平等。</text:p>
      <text:p text:style-name="P4">
会议的一个单独主题是俄罗斯的罪行与乌克兰儿童绑架俄罗斯联邦有关的罪行。 乌克兰国家的负责人呼吁梵蒂冈加入乌克兰的努力，旨在非法膨胀并强行出口到俄罗斯，事实上被盗，乌克兰儿童。</text:p>
      <text:p text:style-name="P4">
沃罗迪米尔·泽伦斯基(Volodymyr Zelensky)邀请弗朗西斯教皇访问我们的国家，以支持所有乌克兰人的祈祷，这些乌克兰人遭受俄罗斯恐怖的侵害，反对乌克兰土地的邪恶。</text:p>
      <text:p text:style-name="P4">
总统还传达了他的圣洁绘画“损失，2022  -  58年”，瑞士的身份果实，他出生于俄罗斯Melitopolisapozhye地区的占领。 这幅画是红线系列的一部分，该系列说明了现在正在发生的战争。 该系列的每件作品都是俄罗斯征服的红线。</text:p>
      <text:p text:style-name="P4">
News Source: <text:a xlink:type="simple" xlink:href="https://armyinform.com.ua/2023/05/13/prezydent-ukrayiny-zustrivsya-z-papoyu-rymskym-franczyskom/" text:style-name="Internet_20_link" text:visited-style-name="Visited_20_Internet_20_Link">
https://armyinform.com.ua/2023/05/13/prezydent-ukrayiny-zustrivsya-z-papoyu-rymskym-franczyskom/</text:a>
</text:p>
      <!--NEWS-->
      <text:h text:style-name="P10" text:outline-level="1">
<text:span text:style-name="T4">
我们的部队逐渐在巴赫穆特郊区的两个方向上移动-Anna Malyar</text:span>
</text:h>
      <text:p text:style-name="P4">
作者: ['АРМІЯINFORM']</text:p>
      <text:p text:style-name="P4">
时间: 2023-05-13T86:00:00-04:00</text:p>
      <text:p text:style-name="P4">
描述: 在Epizentry Boyovikh中，巴赫穆茨基的情况是动态的。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bahmut-5.jpg" text:style-name="Internet_20_link" text:visited-style-name="Visited_20_Internet_20_Link">
bahmut-5.jpg</text:a>
']</text:p>
      <text:p text:style-name="P4">
标签: ['БАХМУТ', 'ГАННА МАЛЯР']</text:p>
      <text:p text:style-name="P4">
类别: News</text:p>
      <!--METADATA-->
      <text:p text:style-name="P4">
<draw:frame draw:style-name="fr1" draw:name="Image264" text:anchor-type="as-char" svg:width="6.9236in" svg:height="4.32725in" draw:z-index="0">
<draw:image xlink:href="../Images/AРМІЯINFORM/2023-05-13T86-00-00-04-00/bahmut-5.jpg" xlink:type="simple" xlink:show="embed" xlink:actuate="onLoad" draw:mime-type="image/jpeg"/>
</draw:frame>
说明性照片</text:p>
      <text:p text:style-name="P4">
在巴赫穆特(Bakhmut)方向的敌对行动中心中，情况动态发展。</text:p>
      <text:p text:style-name="P4">
在巴赫穆特(Bakhmut)郊区的两个方向上，我们的部队逐渐移动。现在将没有正确的数字，因为有积极的战斗。 关于它<text:a xlink:type="simple" xlink:href="https://t.me/annamaliar/732" text:style-name="Internet_20_link" text:visited-style-name="Visited_20_Internet_20_Link">
报告</text:a>
安娜画家在电报频道中。</text:p>
      <text:p text:style-name="P4">
“我们正在摧毁敌人，已经被俘虏了。 相反，这座城市本身更加复杂。 但是，由于对战斗机的腐朽指挥有能力的计划，敌人无法控制这座城市。”她说。</text:p>
      <text:p text:style-name="P4">
News Source: <text:a xlink:type="simple" xlink:href="https://armyinform.com.ua/2023/05/13/nashi-vijska-postupovo-prosuvayutsya-na-dvoh-napryamkah-u-peredmisti-bahmuta-ganna-malyar/" text:style-name="Internet_20_link" text:visited-style-name="Visited_20_Internet_20_Link">
https://armyinform.com.ua/2023/05/13/nashi-vijska-postupovo-prosuvayutsya-na-dvoh-napryamkah-u-peredmisti-bahmuta-ganna-malyar/</text:a>
</text:p>
      <!--NEWS-->
      <text:h text:style-name="P10" text:outline-level="1">
<text:span text:style-name="T4">
由于与乔治·梅洛尼（George Meloni）的谈判，更多的安全，更多的合作，更多的返回和平的机会 -  Volodymyr Zelenskyy</text:span>
</text:h>
      <text:p text:style-name="P4">
作者: ['АРМІЯINFORM']</text:p>
      <text:p text:style-name="P4">
时间: 2023-05-13T87:00:00-04:00</text:p>
      <text:p text:style-name="P4">
描述: 在Inter -ositziyna Wizita，乌克兰Volodymyr Zelensky Zerevv Zustych的总裁...与2022年与乌克兰的战争，与乌克兰的最新新闻，今天与乌克兰的新闻，今天与乌克兰2022年的新闻，今天，乌克兰和俄罗斯和俄罗斯之间的战争将会发生，何时以及何时，何时，，何时，，，何时，，，，，何时，，，，，乌克兰的战争与乌克兰的战争将是不久的</text:p>
      <text:p text:style-name="P4">
图片: ['<text:a xlink:type="simple" xlink:href="https://armyinform.com.ua/wp-content/uploads/2023/05/ea0045b1a6d76effe80c75a3a1948b9a_1683996071_extra_large.jpeg" text:style-name="Internet_20_link" text:visited-style-name="Visited_20_Internet_20_Link">
ea0045b1a6d76effe80c75a3a1948b9a_1683996071_extra_large.jpeg</text:a>
', '<text:a xlink:type="simple" xlink:href="https://armyinform.com.ua/wp-content/uploads/2023/05/732e53bb0c42c2eef6b4fb1caae72b0a_1683996071_extra_large.jpeg" text:style-name="Internet_20_link" text:visited-style-name="Visited_20_Internet_20_Link">
732e53bb0c42c2eef6b4fb1caae72b0a_1683996071_extra_large.jpeg</text:a>
', '<text:a xlink:type="simple" xlink:href="https://armyinform.com.ua/wp-content/uploads/2023/05/de98c3b67e44a6fc7f0b72c4903c869e_1683996028_extra_large.jpeg" text:style-name="Internet_20_link" text:visited-style-name="Visited_20_Internet_20_Link">
de98c3b67e44a6fc7f0b72c4903c869e_1683996028_extra_large.jpeg</text:a>
']</text:p>
      <text:p text:style-name="P4">
标签: ['ВОЛОДИМИР ЗЕЛЕНСЬКИЙ', 'ІТАЛІЯ']</text:p>
      <text:p text:style-name="P4">
类别: News</text:p>
      <!--METADATA-->
      <text:p text:style-name="P4">
<draw:frame draw:style-name="fr1" draw:name="Image265" text:anchor-type="as-char" svg:width="6.9236in" svg:height="4.617948in" draw:z-index="0">
<draw:image xlink:href="../Images/AРМІЯINFORM/2023-05-13T87-00-00-04-00/ea0045b1a6d76effe80c75a3a1948b9a_1683996071_extra_large.jpeg" xlink:type="simple" xlink:show="embed" xlink:actuate="onLoad" draw:mime-type="image/jpeg"/>
</draw:frame>
在对意大利的正式访问中，乌克兰沃迪米尔·泽伦斯基总统会见了意大利共和国总理乔治·梅洛尼。</text:p>
      <text:p text:style-name="P4">
乌克兰国家负责人对乔治·梅洛尼(George Meloni)，总统和所有意大利人民亲自为全面的支持，决定，乌克兰人的生活以及在意大利的庇护所，由于意大利受伤的乌克兰家庭，他们在意大利受伤俄罗斯联邦。 他强调，乌克兰永远不会忘记它。</text:p>
      <text:p text:style-name="P4">
在与媒体代表的会议上，沃迪米尔·泽伦斯基(Volodymyr Zelensky)报告说，他今天与意大利总理成为安全。</text:p>
      <text:p text:style-name="P4">
“今天，我们讨论了我们的合作，包括安全和军事。 有一个非常重要的决定来保护我们的天空。”他说。</text:p>
      <text:p text:style-name="P4">
总统告诉意大利政府负责人，今晚，乌克兰捍卫者是如何通过shot弹枪“ Shahaned”击退俄罗斯对乌克兰领土的另一次袭击。</text:p>
      <text:p text:style-name="P4">
“首先，我要感谢为挽救人们生命的帮助。 为了安全起见，我们所做的一切都可以保护乌克兰家庭，保护，保护我们的平民和士兵的生活，”格拉夫斯说。</text:p>
      <text:p text:style-name="P4">
Volodymyr Zelensky对乔治·梅洛尼(George Meloni)以及前意大利德拉吉(Dragie)的前总理表示感谢，因为他年轻地看到了俄罗斯血腥战争的破坏性后果，以访问乌克兰。</text:p>
      <text:p text:style-name="P4">
乌克兰国家的负责人还邀请所有意大利塔吉尼亚州人物的政治领导人访问我们的国家，以异常的乌克兰人亲自交流，并用自己的眼睛看到他已经完成了弗拉基米尔特汀政权。</text:p>
      <text:p text:style-name="P4">
<draw:frame draw:style-name="fr1" draw:name="Image266" text:anchor-type="as-char" svg:width="6.9236in" svg:height="4.617948in" draw:z-index="0">
<draw:image xlink:href="../Images/AРМІЯINFORM/2023-05-13T87-00-00-04-00/732e53bb0c42c2eef6b4fb1caae72b0a_1683996071_extra_large.jpeg" xlink:type="simple" xlink:show="embed" xlink:actuate="onLoad" draw:mime-type="image/jpeg"/>
</draw:frame>
乌克兰总统和意大利共和国总理的谈话的第二个话题是实施和平公式，该公式旨在阻止俄罗斯侵略并阻止其未来的重复。</text:p>
      <text:p text:style-name="P4">
“不幸的是，俄罗斯再次对我们的火箭和火炮再次回应了我们的和平。 她对和平感兴趣，我们都必须意识到这一点。 他们不想和平。 但是和平对我们，乌克兰人来说是最重要的。 和我们的合作伙伴 - 我以同样的方式看到了它。 乌克兰和平公式是理解和平威胁的十点。 十个非常具体的步骤。“对我来说，这对我来说是一个非常敏感的话题：成千上万的乌克兰儿童已带到侵略者国家的领土。 众所周知，大约有19个393个孩子 - 这是一个带有名称的特定名称。 他们被俄罗斯偷走了。 但是，实际数字可能要大得多 - 至少有20万名儿童在俄罗斯占领的领土上，因此我们不知道所有这些孩子的命运。”乌克兰总统说。</text:p>
      <text:p text:style-name="P4">
他强调有必要尽快采取行动，以恢复俄罗斯的小乌克兰人。</text:p>
      <text:p text:style-name="P4">
此外，正如国家元首所指出的那样，欧洲国家应继续减少对俄罗斯的依赖，特别是对俄罗斯的能量，以使侵略者无法进行操纵。</text:p>
      <text:p text:style-name="P4">
“其中的要素之一是制裁。 我感谢您支持对侵略的制裁。”他说。</text:p>
      <text:p text:style-name="P4">
在欧洲一体化的背景下，乌克兰总统指出，尽管进行了战争，但它一定会执行去年遵循的欧洲委员会的建议。</text:p>
      <text:p text:style-name="P4">
“这对我们来说是一个巨大的动力 - 成为平等，成为欧盟成员的动力。 欧洲理事会将批准乌克兰加入欧盟的决定时，这将是正确的。</text:p>
      <text:p text:style-name="P4">
关于乌克兰与北约的相互作用，国家负责人强调了与真正合作协调政治决定的重要性。</text:p>
      <text:p text:style-name="P4">
“与乌克兰和北约存在的政治边界相比，我们在国防和合作方面已经更有意义。 乌克兰已经在保护联盟的任何成员都在保护共同的自由。 因此，如果政治决定是现实，这将是正确的。”总统强调。</text:p>
      <text:p text:style-name="P4">
Volodymyr Zelensky表示，他期望在维尔纽斯举行的北约峰会上，乌克兰加入联盟的算法的定义，以及在北约加入之前的一次保证我们国家保证安全的明确理解。</text:p>
      <text:p text:style-name="P4">
<draw:frame draw:style-name="fr1" draw:name="Image267" text:anchor-type="as-char" svg:width="6.9236in" svg:height="4.617948in" draw:z-index="0">
<draw:image xlink:href="../Images/AРМІЯINFORM/2023-05-13T87-00-00-04-00/de98c3b67e44a6fc7f0b72c4903c869e_1683996028_extra_large.jpeg" xlink:type="simple" xlink:show="embed" xlink:actuate="onLoad" draw:mime-type="image/jpeg"/>
</draw:frame>
“因此，由于当今的谈判，这首先是我的人和乌克兰人民 - 首先是您的感激之情。 其次，更多的安全，更多的安全，更多的机会返回和平。”乌克兰总统说。</text:p>
      <text:p text:style-name="P4">
在乌克兰战后重建的背景下，双方讨论了土壤为乌克兰和意大利业务参与非政府活动的项目的准备。 “我们对此非常感兴趣。 总统说：“这将赋予一些乌克兰和意大利人的井和力量。乔治·梅洛尼(George Meloni)指出，意大利完全支持安扎布(Anthabing)的所有制裁，以实现公平的和平，还将与合作伙伴一起协助乌克兰使用武器。</text:p>
      <text:p text:style-name="P4">
“乌克兰没有不公正的和平，任何和平的人都必须得到乌克兰人民的支持。 我们只有在俄罗斯停止实施敌对行动并攻击平民目标时才能和平。”</text:p>
      <text:p text:style-name="P4">
意大利共和国总理指出，意大利支持乌克兰总统提出的公式。</text:p>
      <text:p text:style-name="P4">
乔治·梅洛尼(George Meloni)强调，今天的斗争正在乌克兰进行，但为了保护全欧洲公民共有的欧洲价值观。</text:p>
      <text:p text:style-name="P4">
意大利政府负责人说：“因此，我们将继续为促进乌克兰融入欧盟的融合提供全力支持。”</text:p>
      <text:p text:style-name="P4">
据她说，应加强乌克兰与北约的合作，这将在维尔纽斯联盟的七月峰会上进行讨论。</text:p>
      <text:p text:style-name="P4">
乔治·梅洛尼(George Meloni)宣布进一步支持黑海谷物，以确保世界粮食安全，以及恢复乌克兰的关键基础设施，医疗领域两国之间的合作，保护乌克兰文化遗产。</text:p>
      <text:p text:style-name="P4">
“我们的互动，个人友谊是所有这些合作领域的保证。 据重新计算，乌克兰将赢得胜利，甚至会更强大，更加预测。”乔治·梅洛尼(George Meloni)总结道。</text:p>
      <text:p text:style-name="P4">
<text:span text:style-name="T4">
资料来源：</text:span>
 <text:a xlink:type="simple" xlink:href="https://www.president.gov.ua/news/bilshe-bezpeki-bilshe-spivpraci-bilshe-mozhlivostej-povernut-82845" text:style-name="Internet_20_link" text:visited-style-name="Visited_20_Internet_20_Link">
总统办公室</text:a>
</text:p>
      <text:p text:style-name="P4">
News Source: <text:a xlink:type="simple" xlink:href="https://armyinform.com.ua/2023/05/13/bilshe-bezpeky-bilshe-spivpraczi-bilshe-mozhlyvostej-povernuty-myr-volodymyr-zelenskyj-za-rezultatamy-peregovoriv-iz-dzhordzheyu-meloni/" text:style-name="Internet_20_link" text:visited-style-name="Visited_20_Internet_20_Link">
https://armyinform.com.ua/2023/05/13/bilshe-bezpeky-bilshe-spivpraczi-bilshe-mozhlyvostej-povernuty-myr-volodymyr-zelenskyj-za-rezultatamy-peregovoriv-iz-dzhordzheyu-meloni/</text:a>
</text:p>
      <!--NEWS-->
      <text:h text:style-name="P10" text:outline-level="1">
<text:span text:style-name="T4">
在马林斯基，国防军反映了许多敌人攻击</text:span>
</text:h>
      <text:p text:style-name="P4">
作者: ['АРМІЯINFORM']</text:p>
      <text:p text:style-name="P4">
时间: 2023-05-13T88:00:00-04:00</text:p>
      <text:p text:style-name="P4">
描述: 关于ZSU的Vechirnyom Zvedenni总裁的监狱。 “在Mar'ansky ...与乌克兰2022年的战争中，与乌克兰的战争是今天的最新消息，今天与乌克兰2022的战争是今天的最后一场，乌克兰和俄罗斯之间的战争以及与与俄罗斯之间的战争以及与与俄罗斯的战争乌克兰将是，如果会有，是否会在不久的将来与乌克兰的战争，今天与乌克兰的战争，今天的乌克兰新闻，乌克兰新闻，乌克兰媒体的乌克兰新闻</text:p>
      <text:p text:style-name="P4">
图片: ['<text:a xlink:type="simple" xlink:href="https://armyinform.com.ua/wp-content/uploads/2022/11/316291145_461855632794187_3997898045081184413_n.jpg" text:style-name="Internet_20_link" text:visited-style-name="Visited_20_Internet_20_Link">
316291145_461855632794187_3997898045081184413_n.jpg</text:a>
']</text:p>
      <text:p text:style-name="P4">
标签: ['STOPRUSSIA', 'АГРЕСІЯ РФ', 'ВІЙНА', 'ВТОРГНЕННЯ РФ', 'ГШ ЗСУ']</text:p>
      <text:p text:style-name="P4">
类别: News</text:p>
      <!--METADATA-->
      <text:p text:style-name="P4">
<draw:frame draw:style-name="fr1" draw:name="Image268" text:anchor-type="as-char" svg:width="6.9236in" svg:height="4.603112in" draw:z-index="0">
<draw:image xlink:href="../Images/AРМІЯINFORM/2023-05-13T88-00-00-04-00/316291145_461855632794187_3997898045081184413_n.jpg" xlink:type="simple" xlink:show="embed" xlink:actuate="onLoad" draw:mime-type="image/jpeg"/>
</draw:frame>
说明性照片<text:span text:style-name="T4">
🔥俄罗斯入侵的情况</text:span>
</text:p>
      <text:p text:style-name="P4">
关于这个<text:a xlink:type="simple" xlink:href="https://www.facebook.com/GeneralStaff.ua/posts/pfbid0esoVaHVbHYjxnxeBy2LG658AvCYYjjGQ1CYm2Mrt8Pn5HSSDoSW8W58FzwQ8dPFkl" text:style-name="Internet_20_link" text:visited-style-name="Visited_20_Internet_20_Link">
被引用</text:a>
晚上，武装部队总参谋部的勃起。</text:p>
      <text:p text:style-name="P4">
“在马林因斯基的方向上，国防军在马林卡地区击退了许多攻击。 同时，圣乔治的inaseline点和顿涅茨克地区的胜利是敌人，”演讲说。</text:p>
      <text:p text:style-name="P4">
值得注意的是，敌人继续集中于纳利曼斯克，巴赫穆特，阿夫迪夫和马里因斯基的主要努力。 白天，总共有大约40次战斗冲突，在教堂前，巴赫穆特(Bakhmut)和马林卡(Marinka)的特定部分仍在战斗中。</text:p>
      <text:p text:style-name="P4">
在巴赫穆特(Bakhmut)的方向上，敌人继续采取进攻行动。 巴赫穆特市继续。 此外，在白天，敌人在Bogdanivka，Bakhmut和White Mountain的定居点方向上进行了不成功的辅音。</text:p>
      <text:p text:style-name="P4">
据说，随着定位防御，我们的捍卫者还将尤其领导积极的行动，特别是进攻性。</text:p>
      <text:p text:style-name="P4">
News Source: <text:a xlink:type="simple" xlink:href="https://armyinform.com.ua/2023/05/13/na-maryinskomu-napryamku-pidrozdily-syl-oborony-vidbyly-chyslenni-ataky-protyvnyka/" text:style-name="Internet_20_link" text:visited-style-name="Visited_20_Internet_20_Link">
https://armyinform.com.ua/2023/05/13/na-maryinskomu-napryamku-pidrozdily-syl-oborony-vidbyly-chyslenni-ataky-protyvnyka/</text:a>
</text:p>
      <!--NEWS-->
      <text:h text:style-name="P10" text:outline-level="1">
<text:span text:style-name="T4">
北约正在观看俄罗斯在北极的军事加强-Benedett Bertie</text:span>
</text:h>
      <text:p text:style-name="P4">
作者: ['Єгор Брайлян']</text:p>
      <text:p text:style-name="P4">
时间: 2023-05-13T89:00:00-04:00</text:p>
      <text:p text:style-name="P4">
描述: 北约总秘书长的规划局长...与乌克兰2022年的战争，与乌克兰的最新新闻，今天与乌克兰的新闻战争，2022年的新闻战争，今天的最后一场战争将在乌克兰，俄罗斯和俄罗斯和俄罗斯和俄罗斯和俄罗斯之间发动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5/benedettaberti_2018u-embed-scaled.jpg" text:style-name="Internet_20_link" text:visited-style-name="Visited_20_Internet_20_Link">
benedettaberti_2018u-embed-scaled.jpg</text:a>
']</text:p>
      <text:p text:style-name="P4">
标签: ['STOPRUSSIA', 'ВТОРГНЕННЯ РФ', 'ЕСТОНІЯ', 'НАТО', 'ФІНЛЯНДІЯ', 'ШВЕЦІЯ']</text:p>
      <text:p text:style-name="P4">
类别: News</text:p>
      <!--METADATA-->
      <text:p text:style-name="P4">
<draw:frame draw:style-name="fr1" draw:name="Image269" text:anchor-type="as-char" svg:width="6.9236in" svg:height="3.894525in" draw:z-index="0">
<draw:image xlink:href="../Images/AРМІЯINFORM/2023-05-13T89-00-00-04-00/benedettaberti_2018u-embed-scaled.jpg" xlink:type="simple" xlink:show="embed" xlink:actuate="onLoad" draw:mime-type="image/jpeg"/>
</draw:frame>
Benedetta Bertispeaks Durying Fellows会议在TED2018-惊奇时代，2018年4月10日至14日，加拿大温哥华，加拿大。 照片：Ryan Lash / Ted</text:p>
      <text:p text:style-name="P4">
据塔林(Tallinn)的陆军报道，在伦纳特·玛丽(Lennart Mary)的第16届会议上，秘书长贝内德特·贝内德特(Benedett Benedett)在秘书长贝内代德·贝内德特(Benedett Benedett)的秘书长贝内代德·贝内德特(Benedett Benedett)的局长中指出了这一点。</text:p>
      <text:p text:style-name="P4">
芬兰已于4月4日成为北约的成员，预计瑞典将进入联盟。北欧的安全与俄罗斯对乌克兰的侵略直接相关。</text:p>
      <text:p text:style-name="P4">
贝内塔·贝蒂(Benedetta Berti)指出，将与瑞典塔芬兰(Tafinland)进行更多磋商。</text:p>
      <ul>
        <li>
联盟观察到俄罗斯在北极的军事加强。 我认为，北约就该地区地区的重要性越来越多。 这也适用于瑞典和芬兰，这也将与俄罗斯在北极的军事后果有关的政治磋商附属。</li>
      </ul>
      <text:p text:style-name="P4">
北极是俄罗斯军事能力不参与乌克兰的地区。 我们将北极视为地缘政治竞争的区域。</text:p>
      <text:p text:style-name="P4">
随着对北极的重要性的认识，北约已经在该地区进行部署。</text:p>
      <ul>
        <li>
有一个清楚的了解，该地区是_(北极。  -  ed。)_将是最多的，它将对安全产生后果。</li>
      </ul>
      <text:p text:style-name="P4">
从我们为了解情况的更多了解的角度来看，还有北约的练习。 例如，联盟在北欧的部署。</text:p>
      <text:p text:style-name="P4">
如今，北约北极战略不存在。” Benedetta Berry总结道。</text:p>
      <text:p text:style-name="P4">
News Source: <text:a xlink:type="simple" xlink:href="https://armyinform.com.ua/2023/05/13/nato-sposterigaye-vijskove-posylennya-rosiyi-v-arktyczi-benedetta-berti/" text:style-name="Internet_20_link" text:visited-style-name="Visited_20_Internet_20_Link">
https://armyinform.com.ua/2023/05/13/nato-sposterigaye-vijskove-posylennya-rosiyi-v-arktyczi-benedetta-berti/</text:a>
</text:p>
      <!--NEWS-->
      <text:h text:style-name="P10" text:outline-level="1">
<text:span text:style-name="T4">
两架俄罗斯无人机在赫尔森地区被销毁</text:span>
</text:h>
      <text:p text:style-name="P4">
作者: ['АРМІЯINFORM']</text:p>
      <text:p text:style-name="P4">
时间: 2023-05-13T90:00:00-04:00</text:p>
      <text:p text:style-name="P4">
描述: 13 Herbalop 2023 Rock，位于赫尔森地区，由防守防御的螺栓的部队...与乌克兰2022年的战争，与乌克兰的最新新闻，今天与乌克兰的新闻战争，今天与乌克兰的新闻战争持续了今天，将在今天进行战争，将会发生战争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19/12/bpla-orlan.jpg" text:style-name="Internet_20_link" text:visited-style-name="Visited_20_Internet_20_Link">
bpla-orlan.jpg</text:a>
']</text:p>
      <text:p text:style-name="P4">
标签: ['БПЛА "ОРЛАН-10"', 'ЗНИЩЕННЯ РОСІЙСЬКОЇ ВІЙСЬКОВОЇ ТЕХНІКИ', 'ЛАНЦЕТ']</text:p>
      <text:p text:style-name="P4">
类别: News</text:p>
      <!--METADATA-->
      <text:p text:style-name="P4">
<draw:frame draw:style-name="fr1" draw:name="Image270" text:anchor-type="as-char" svg:width="6.9236in" svg:height="4.615733in" draw:z-index="0">
<draw:image xlink:href="../Images/AРМІЯINFORM/2023-05-13T90-00-00-04-00/bpla-orlan.jpg" xlink:type="simple" xlink:show="embed" xlink:actuate="onLoad" draw:mime-type="image/jpeg"/>
</draw:frame>
说明性照片</text:p>
      <text:p text:style-name="P4">
2023年5月13日，在赫尔森地区，两架俄罗斯无人机被部队和防空司令部“南方”：鹰奥尔兰-10“侦察无人机和柳叶刀类型无人机摧毁。</text:p>
      <text:p text:style-name="P4">
<text:span text:style-name="T4">
资料来源：</text:span>
 [南航空司令部的公共关系服务)(https://www.facebook.com/PvKPivden/posts/pfbid02WVVKupQ7fLpwRabFsSd9KJmaBkUdXyfvvGhfQA7sg9S8sDFQeRnmN4CsPYF9TgeZl)</text:p>
      <text:p text:style-name="P4">
News Source: <text:a xlink:type="simple" xlink:href="https://armyinform.com.ua/2023/05/13/na-hersonshhyni-znyshheno-dva-bezpilotnyky-rf/" text:style-name="Internet_20_link" text:visited-style-name="Visited_20_Internet_20_Link">
https://armyinform.com.ua/2023/05/13/na-hersonshhyni-znyshheno-dva-bezpilotnyky-rf/</text:a>
</text:p>
      <!--NEWS-->
      <text:h text:style-name="P10" text:outline-level="1">
<text:span text:style-name="T4">
俄罗斯关于TOT的调查委员会参与了对平民的审讯和滥用</text:span>
</text:h>
      <text:p text:style-name="P4">
作者: ['АРМІЯINFORM']</text:p>
      <text:p text:style-name="P4">
时间: 2023-05-13T91:00:00-04:00</text:p>
      <text:p text:style-name="P4">
描述: 关于ZSU的总部。 “ Rosiskisda Bloomers ...与乌克兰2022年的战争，与乌克兰的最新新闻战争，与乌克兰的新闻战争，与乌克兰2022年的新闻战争，无论是今天的最后一次战争，无论是乌克兰和俄罗斯之间的战争，以及与乌克兰的战争将是会是否有不久的将来，与乌克兰的战争是，与乌克兰的战争，今天的乌克兰新闻，乌克兰新闻，乌克兰媒体上的乌克兰新闻是俄罗斯的乌克兰新闻</text:p>
      <text:p text:style-name="P4">
图片: ['<text:a xlink:type="simple" xlink:href="https://armyinform.com.ua/wp-content/uploads/2023/03/okupanty.jpg" text:style-name="Internet_20_link" text:visited-style-name="Visited_20_Internet_20_Link">
okupanty.jpg</text:a>
']</text:p>
      <text:p text:style-name="P4">
标签: ['STOPRUSSIA', 'АГРЕСІЯ РФ', 'ВІЙНА', 'ВТОРГНЕННЯ РФ', 'ТОТ']</text:p>
      <text:p text:style-name="P4">
类别: News</text:p>
      <!--METADATA-->
      <text:p text:style-name="P4">
<draw:frame draw:style-name="fr1" draw:name="Image271" text:anchor-type="as-char" svg:width="6.9236in" svg:height="5.140773in" draw:z-index="0">
<draw:image xlink:href="../Images/AРМІЯINFORM/2023-05-13T91-00-00-04-00/okupanty.jpg" xlink:type="simple" xlink:show="embed" xlink:actuate="onLoad" draw:mime-type="image/jpeg"/>
</draw:frame>
说明性照片<text:span text:style-name="T4">
🔥俄罗斯入侵的情况</text:span>
</text:p>
      <text:p text:style-name="P4">
关于它<text:a xlink:type="simple" xlink:href="https://www.facebook.com/GeneralStaff.ua/posts/pfbid0esoVaHVbHYjxnxeBy2LG658AvCYYjjGQ1CYm2Mrt8Pn5HSSDoSW8W58FzwQ8dPFkl" text:style-name="Internet_20_link" text:visited-style-name="Visited_20_Internet_20_Link">
报告</text:a>
武装部队的总人员。</text:p>
      <text:p text:style-name="P4">
“俄罗斯占领部队继续向乌克兰公民施加压力，要求在暂时捕获的领土上交配人权。 尤其是，俄罗斯联邦调查委员会的大约50名代表在警察局的领土上占领了当地人口的审讯领土。 他们将参与羞辱审讯，并伴随着对非国家人口的滥用。”</text:p>
      <text:p text:style-name="P4">
值得注意的是，俄罗斯入侵者继续使用基础设施及时捕获的定居点为其士兵提供医疗援助。 因此，最近，在幼儿园的Pattava Kherson地区定居下，入侵者建立了一家野外医院。 前一天，发现了3辆被伤者占领者的军用货车到达。</text:p>
      <text:p text:style-name="P4">
News Source: <text:a xlink:type="simple" xlink:href="https://armyinform.com.ua/2023/05/13/slidchyj-komitet-rf-na-tot-bere-uchast-u-dopytah-ta-znushhannyah-nad-czyvilnymy/" text:style-name="Internet_20_link" text:visited-style-name="Visited_20_Internet_20_Link">
https://armyinform.com.ua/2023/05/13/slidchyj-komitet-rf-na-tot-bere-uchast-u-dopytah-ta-znushhannyah-nad-czyvilnymy/</text:a>
</text:p>
      <!--NEWS-->
      <text:h text:style-name="P10" text:outline-level="1">
<text:span text:style-name="T4">
乌克兰需要赢得战争-George Kent</text:span>
</text:h>
      <text:p text:style-name="P4">
作者: ['Єгор Брайлян']</text:p>
      <text:p text:style-name="P4">
时间: 2023-05-13T92:00:00-04:00</text:p>
      <text:p text:style-name="P4">
描述: 关于公共大使，美国驻联合国大使乔治·肯特·佩德（George Kent pid of Disci）在第16届会议上...与乌克兰2022年的战争，与乌克兰与乌克兰的最新新闻，今天与乌克兰的新闻战争，今天与乌克兰的新闻战争，今天将有一个乌克兰与俄罗斯之间的战争以及2022年与乌克兰的战争将在不久的将来与乌克兰发生战争</text:p>
      <text:p text:style-name="P4">
图片: ['<text:a xlink:type="simple" xlink:href="https://armyinform.com.ua/wp-content/uploads/2023/05/52894482494_cfd5f1160b_k.jpg" text:style-name="Internet_20_link" text:visited-style-name="Visited_20_Internet_20_Link">
52894482494_cfd5f1160b_k.jpg</text:a>
']</text:p>
      <text:p text:style-name="P4">
标签: ['ДОПОМОГА ПАРТНЕРІВ', 'ЕСТОНІЯ', 'СВІТ ПІДТРИМУЄ УКРАЇНУ', 'США']</text:p>
      <text:p text:style-name="P4">
类别: News</text:p>
      <!--METADATA-->
      <text:p text:style-name="P4">
<draw:frame draw:style-name="fr1" draw:name="Image272" text:anchor-type="as-char" svg:width="6.9236in" svg:height="4.615733in" draw:z-index="0">
<draw:image xlink:href="../Images/AРМІЯINFORM/2023-05-13T92-00-00-04-00/52894482494_cfd5f1160b_k.jpg" xlink:type="simple" xlink:show="embed" xlink:actuate="onLoad" draw:mime-type="image/jpeg"/>
</draw:frame>
据塔林的军队报道，美国驻爱沙尼亚乔治·肯特的大使在伦纳特·玛丽的16会议上进行了讨论。</text:p>
      <ul>
        <li>
乌克兰人将确定什么是胜利。 乌克兰需要赢得战争。 我想的是，乌克兰选定的领导人将是那些将在乌克兰军队在战场上胜利后确定战争结束的人。</li>
      </ul>
      <text:p text:style-name="P4">
总的来说，美国正在竭尽全力确保乌克兰在战争中的胜利_(增加。  -  ed。)_。 战争始于2014年2月。 我认为，美国将在15个月内为任何国家 /地区花费370亿美元的军事援助的想法也无法想象那些支持乌克兰的人。</text:p>
      <text:p text:style-name="P4">
例如，美国在阿富汗花费了720亿美元，为期20年，协助阿富汗安全部队。 我们在15个月内给予了一半的金额_(大型俄罗斯对乌克兰的侵略。  -  ed。)_， - 乔治·肯特说。</text:p>
      <text:p text:style-name="P4">
他保证，美国对乌克兰的支持将继续提供安全援助，并谴责乌克兰的俄罗斯军事犯罪。 外交官还回忆说，乌克兰人正在战斗，引用乌克兰诗人谢尔盖·扎丹(Sergei Zhadan)。</text:p>
      <ul>
        <li>
国务卿昨天与库莱巴部长进行了交谈。 我们对乌克兰的支持正在成为战场上的进攻。 死在那里的乌克兰人_(在战争中。  -  ed。)<text:span text:style-name="T5">
， 为自由而战。 他们生活在最好的国家，成为最好的国家。 因为乌克兰</text:span>
  -  <text:span text:style-name="T5">
是欧洲，也是克里米亚</text:span>
  -  <text:span text:style-name="T5">
是乌克兰，</text:span>
  -  _总结了肯特社区。</li>
      </ul>
      <text:p text:style-name="P4">
5月12日，是由国际安全讨论的玛丽年度事件的第16届会议，该会议是为了纪念爱沙尼亚塔林首都外交部长而讨论的。(1990-1992。)爱沙尼亚的水龙头(1992- 2001年。). Кореспондент АрміяInform ексклюзивноповідомляє про основні дискусії, які там відбуваються. ОрганізаторамиКонференції Леннарт Мері є Міжнародний центр оборони та безпеки і Європейськафундація Леннарт Мері.</text:p>
      <text:p text:style-name="P4">
<text:span text:style-name="T5">
Фото Lennart Meri Conference</text:span>
</text:p>
      <text:p text:style-name="P4">
News Source: <text:a xlink:type="simple" xlink:href="https://armyinform.com.ua/2023/05/13/ukrayini-potribno-vygraty-vijnu-dzhordzh-kent/" text:style-name="Internet_20_link" text:visited-style-name="Visited_20_Internet_20_Link">
https://armyinform.com.ua/2023/05/13/ukrayini-potribno-vygraty-vijnu-dzhordzh-kent/</text:a>
</text:p>
      <!--NEWS-->
      <text:h text:style-name="P10" text:outline-level="1">
<text:span text:style-name="T4">
入侵者从龙卷风向Konstantinovka开枪，两人死了 - 其中一个孩子</text:span>
</text:h>
      <text:p text:style-name="P4">
作者: ['АРМІЯINFORM']</text:p>
      <text:p text:style-name="P4">
时间: 2023-05-13T93:00:00-04:00</text:p>
      <text:p text:style-name="P4">
描述: 在丹尼（Daniye），丹妮（Daniye）的背后，13 Herbalop 2023 Roku付款俄罗斯联合会（Vkrei）在Vkrei，与乌克兰2022年的战争，与乌克兰的战争是今天的最新消息，与乌克兰的新闻战2022是今天的最后一场战争，将是今天的战争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5/345656953_970777907440168_4239678753453996834_n.jpg" text:style-name="Internet_20_link" text:visited-style-name="Visited_20_Internet_20_Link">
345656953_970777907440168_4239678753453996834_n.jpg</text:a>
']</text:p>
      <text:p text:style-name="P4">
标签: ['ЗАГИБЛІ', 'КОСТЯНТИНІВКА', 'ОБСТРІЛ', 'ОФІС ГЕНЕРАЛЬНОГО ПРОКУРОРА']</text:p>
      <text:p text:style-name="P4">
类别: News</text:p>
      <!--METADATA-->
      <text:p text:style-name="P4">
<draw:frame draw:style-name="fr1" draw:name="Image273" text:anchor-type="as-char" svg:width="6.9236in" svg:height="5.1927in" draw:z-index="0">
<draw:image xlink:href="../Images/AРМІЯINFORM/2023-05-13T93-00-00-04-00/345656953_970777907440168_4239678753453996834_n.jpg" xlink:type="simple" xlink:show="embed" xlink:actuate="onLoad" draw:mime-type="image/jpeg"/>
</draw:frame>
根据调查，2023年5月13日，俄罗斯联邦的占领部队在康斯坦蒂尼诺夫卡烘烤。 关于它<text:a xlink:type="simple" xlink:href="https://www.facebook.com/pgo.gov.ua/posts/pfbid0GY2Q2sCk23kytKiwE34WyDZ8crG4hBG1vT9d64ffGcRf1NVnFbEWPDfeVJH3METMl" text:style-name="Internet_20_link" text:visited-style-name="Visited_20_Internet_20_Link">
报告</text:a>
乌克兰检察长办公室。</text:p>
      <text:p text:style-name="P4">
由于入侵者的袭击，两名居民在定居点上被杀，其中包括一个15岁的女孩。</text:p>
      <text:p text:style-name="P4">
10人受伤的严重程度不同 - 包括两名15岁和16岁的青少年。 他们被带到医院提供合格的医疗援助。</text:p>
      <text:p text:style-name="P4">
多层房屋和私人房屋，加油站和药房被损坏和破坏。</text:p>
      <text:p text:style-name="P4">
根据初步数据，入侵者从Jet System“ Smerch”向城市发射。</text:p>
      <text:p text:style-name="P4">
检察官继续采取一切可能和适当的措施来记录俄罗斯联邦武装部队代表所犯下的战争罪行。</text:p>
      <text:p text:style-name="P4">
News Source: <text:a xlink:type="simple" xlink:href="https://armyinform.com.ua/2023/05/13/okupanty-obstrilyaly-kostyantynivku-zi-smerchiv-dvoye-zagyblyh-sered-nyh-dytyna/" text:style-name="Internet_20_link" text:visited-style-name="Visited_20_Internet_20_Link">
https://armyinform.com.ua/2023/05/13/okupanty-obstrilyaly-kostyantynivku-zi-smerchiv-dvoye-zagyblyh-sered-nyh-dytyna/</text:a>
</text:p>
      <!--NEWS-->
      <text:h text:style-name="P10" text:outline-level="1">
<text:span text:style-name="T4">
检察官办公室已记录了103,000多个针对乌克兰的罪行</text:span>
</text:h>
      <text:p text:style-name="P4">
作者: ['АРМІЯINFORM']</text:p>
      <text:p text:style-name="P4">
时间: 2023-05-13T94:00:00-04:00</text:p>
      <text:p text:style-name="P4">
描述: 1323 Rock的村庄记录在案：86,545次徘徊，17 120 ...与乌克兰2022年的战争，与乌克兰的最新消息，今天与乌克兰的新闻，乌克兰2022年最后一次与乌克兰进行战争，乌克兰和俄罗斯和俄罗斯之间以及俄罗斯之间以及俄罗斯之间的战争， ，战争，战争，与乌克兰的战争将于2022</text:p>
      <text:p text:style-name="P4">
图片: ['<text:a xlink:type="simple" xlink:href="https://armyinform.com.ua/wp-content/uploads/2023/05/warcrime-13052023ua.jpg" text:style-name="Internet_20_link" text:visited-style-name="Visited_20_Internet_20_Link">
warcrime-13052023ua.jpg</text:a>
', '<text:a xlink:type="simple" xlink:href="https://armyinform.com.ua/wp-content/uploads/2023/05/warcrime-13052023en.jpg" text:style-name="Internet_20_link" text:visited-style-name="Visited_20_Internet_20_Link">
warcrime-13052023en.jpg</text:a>
']</text:p>
      <text:p text:style-name="P4">
标签: ['STOPRUSSIA', 'ВОЄННІ ЗЛОЧИНИ РФ', 'ВТОРГНЕННЯ РФ', 'ОФІС ГЕНЕРАЛЬНОГО ПРОКУРОРА']</text:p>
      <text:p text:style-name="P4">
类别: News</text:p>
      <!--METADATA-->
      <text:p text:style-name="P4">
<draw:frame draw:style-name="fr1" draw:name="Image274" text:anchor-type="as-char" svg:width="6.9236in" svg:height="4.448413in" draw:z-index="0">
<draw:image xlink:href="../Images/AРМІЯINFORM/2023-05-13T94-00-00-04-00/warcrime-13052023ua.jpg" xlink:type="simple" xlink:show="embed" xlink:actuate="onLoad" draw:mime-type="image/jpeg"/>
</draw:frame>
截至2023年5月13日，它已记录在案：</text:p>
      <ul>
        <li>
86 545军事犯罪， * 17 120针对乌克兰国家安全的罪行。</li>
      </ul>
      <text:p text:style-name="P4">
根据少年检察官的官方数据，由于武装入侵俄罗斯联邦进入我国，有1,448名儿童受伤，其中：</text:p>
      <ul>
        <li>
480名儿童被杀， * 968名儿童受伤。</li>
      </ul>
      <text:p text:style-name="P4">
关于它<text:a xlink:type="simple" xlink:href="https://www.gp.gov.ua/" text:style-name="Internet_20_link" text:visited-style-name="Visited_20_Internet_20_Link">
报告</text:a>
检察长办公室。</text:p>
      <text:p text:style-name="P4">
<draw:frame draw:style-name="fr1" draw:name="Image275" text:anchor-type="as-char" svg:width="6.9236in" svg:height="4.448413in" draw:z-index="0">
<draw:image xlink:href="../Images/AРМІЯINFORM/2023-05-13T94-00-00-04-00/warcrime-13052023en.jpg" xlink:type="simple" xlink:show="embed" xlink:actuate="onLoad" draw:mime-type="image/jpeg"/>
</draw:frame>
</text:p>
      <text:p text:style-name="P4">
News Source: <text:a xlink:type="simple" xlink:href="https://armyinform.com.ua/2023/05/13/ofis-generalnogo-prokurora-zadokumentuvav-ponad-103-tysyachi-zlochyniv-proty-ukrayiny/" text:style-name="Internet_20_link" text:visited-style-name="Visited_20_Internet_20_Link">
https://armyinform.com.ua/2023/05/13/ofis-generalnogo-prokurora-zadokumentuvav-ponad-103-tysyachi-zlochyniv-proty-ukrayiny/</text:a>
</text:p>
      <!--NEWS-->
      <text:h text:style-name="P10" text:outline-level="1">
<text:span text:style-name="T4">
SBU拘留了基辅的两个“私人侦探”，该侦探从州数据库中交易了机密信息</text:span>
</text:h>
      <text:p text:style-name="P4">
作者: ['АРМІЯINFORM']</text:p>
      <text:p text:style-name="P4">
时间: 2023-05-13T95:00:00-04:00</text:p>
      <text:p text:style-name="P4">
描述: Kiwi Zhivnna Dyalnist Privatny的非拉佩克人的Kiberfakhi服务...与乌克兰2022的战争，与乌克兰的最新新闻，今天与乌克兰的新闻，今天与乌克兰2022年的新闻，今天，乌克兰和俄罗斯和俄罗斯和俄罗斯之间的战争将会，与乌克兰的战争将在2022年，他们说，在不久的将来，是否会与乌克兰进行战争</text:p>
      <text:p text:style-name="P4">
图片: ['<text:a xlink:type="simple" xlink:href="https://armyinform.com.ua/wp-content/uploads/2023/05/4c6627534339c015cc0cd31bbb248411.jpeg" text:style-name="Internet_20_link" text:visited-style-name="Visited_20_Internet_20_Link">
4c6627534339c015cc0cd31bbb248411.jpeg</text:a>
']</text:p>
      <text:p text:style-name="P4">
标签: ['ЗАТРИМАННЯ', 'СБУ']</text:p>
      <text:p text:style-name="P4">
类别: News</text:p>
      <!--METADATA-->
      <text:p text:style-name="P4">
<draw:frame draw:style-name="fr1" draw:name="Image276" text:anchor-type="as-char" svg:width="6.9236in" svg:height="4.615733in" draw:z-index="0">
<draw:image xlink:href="../Images/AРМІЯINFORM/2023-05-13T95-00-00-04-00/4c6627534339c015cc0cd31bbb248411.jpeg" xlink:type="simple" xlink:show="embed" xlink:actuate="onLoad" draw:mime-type="image/jpeg"/>
</draw:frame>
安全部门的网络法院在基辅中和一个私人侦探机构的犯罪活动中和，该机构从封闭的基本国家机构出售了信息。</text:p>
      <text:p text:style-name="P4">
这项非法活动是由警方首都地区之一的前调查员组织的，后者拒绝在警察中执行认证，并于2015年驳回了执法机构。</text:p>
      <text:p text:style-name="P4">
随后，他与熟人一起创建了一个私人侦探机构。</text:p>
      <text:p text:style-name="P4">
以法律业务为幌子，他们为客户收集了有关其他公民的机密信息，包括他们收到了存储在州登记册中的数据。</text:p>
      <text:p text:style-name="P4">
为此，“在黑暗中”使用了执法人员之间的“旧”联系。</text:p>
      <text:p text:style-name="P4">
每人“档案”的费用从800美元到2.6亿美元。 相关量的个人​​数据和紧迫性“顺序”的数量。</text:p>
      <text:p text:style-name="P4">
例如，除了公民的护照数据之外，除了公民的护照数据外，其电话和汽车的数量以及边境的信息以及行政权利的委员会还包括在“部署的问卷中” ”。</text:p>
      <text:p text:style-name="P4">
SBU工作人员拘留了两个“侦探”，同时收到了“文件夹”的第二部分，并在首都居民上提供了组成数据。</text:p>
      <text:p text:style-name="P4">
在搜索被告人的地址时，手机被计算机检测到具有非法活动的证据。</text:p>
      <text:p text:style-name="P4">
目前，攻击者已被告知根据《艺术》第2部分中的怀疑。 乌克兰《刑法》的361-2(未经授权的销售或传播信息通过存储在电子计算机中的访问(电脑)，自动化系统，计算机网络或媒体信息).</text:p>
      <text:p text:style-name="P4">
Тривають слідчі дії для притягнення до відповідальності всіх осіб, причетнихдо злочину.</text:p>
      <text:p text:style-name="P4">
Також перевіряється інформація щодо можливого продажу конфіденційноїінформації до рф.</text:p>
      <text:p text:style-name="P4">
Розслідування проводили слідчі СБУ у м. Києві та Київській області запроцесуального керівництва Київської обласної прокуратури.</text:p>
      <text:p text:style-name="P4">
<text:span text:style-name="T4">
Джерело:</text:span>
 <text:a xlink:type="simple" xlink:href="https://ssu.gov.ua/novyny/sbu-zatrymala-u-kyievi-dvokh-pryvatnykh-detektyviv-yaki-torhuvaly-konfidentsiinoiu-informatsiieiu-iz-derzhavnykh-baz-danykh" text:style-name="Internet_20_link" text:visited-style-name="Visited_20_Internet_20_Link">
Служба безпеки України</text:a>
</text:p>
      <text:p text:style-name="P4">
News Source: <text:a xlink:type="simple" xlink:href="https://armyinform.com.ua/2023/05/13/sbu-zatrymala-u-kyyevi-dvoh-pryvatnyh-detektyviv-yaki-torguvaly-konfidenczijnoyu-informacziyeyu-iz-derzhavnyh-baz-danyh/" text:style-name="Internet_20_link" text:visited-style-name="Visited_20_Internet_20_Link">
https://armyinform.com.ua/2023/05/13/sbu-zatrymala-u-kyyevi-dvoh-pryvatnyh-detektyviv-yaki-torguvaly-konfidenczijnoyu-informacziyeyu-iz-derzhavnyh-baz-danyh/</text:a>
</text:p>
      <!--NEWS-->
      <text:h text:style-name="P10" text:outline-level="1">
<text:span text:style-name="T4">
乌克兰和意大利的联合声明</text:span>
</text:h>
      <text:p text:style-name="P4">
作者: ['АРМІЯINFORM']</text:p>
      <text:p text:style-name="P4">
时间: 2023-05-13T96:00:00-04:00</text:p>
      <text:p text:style-name="P4">
描述: RIMI的PID Hour Zustychi受伤2023总统乌克兰总统为了Ministrav ...与乌克兰2022的战争，与乌克兰的最新新闻，今天与乌克兰的新闻战争，今天与乌克兰2022年的战争，乌克兰和乌克兰之间的战争会发生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5/ukraine-italy.jpg" text:style-name="Internet_20_link" text:visited-style-name="Visited_20_Internet_20_Link">
ukraine-italy.jpg</text:a>
']</text:p>
      <text:p text:style-name="P4">
标签: ['ДЕКЛАРАЦІЇ', 'УКРАЇНА - ІТАЛІЯ']</text:p>
      <text:p text:style-name="P4">
类别: News</text:p>
      <!--METADATA-->
      <text:p text:style-name="P4">
<draw:frame draw:style-name="fr1" draw:name="Image277" text:anchor-type="as-char" svg:width="6.9236in" svg:height="2.990515in" draw:z-index="0">
<draw:image xlink:href="../Images/AРМІЯINFORM/2023-05-13T96-00-00-04-00/ukraine-italy.jpg" xlink:type="simple" xlink:show="embed" xlink:actuate="onLoad" draw:mime-type="image/jpeg"/>
</draw:frame>
在2023年5月13日在罗马举行的会议上，乌克兰总统和意大利人共和国主席发表了这样的声明。</text:p>
      <text:p text:style-name="P4">
乌克兰总统兼意大利共和国部长委员会主席提出了他们对俄罗斯对乌克兰的军事侵略的明确谴责。 乌克兰在行使其不合理和不合理的侵略中行使其无利可图的自卫权方面表现出了极大的决心。 俄罗斯必须立即，完全无条件地将其全部从其国际公认的边界内的乌克兰领土上撤离。</text:p>
      <text:p text:style-name="P4">
意大利共和国对乌克兰在国际公认的边界内的独立性，主权和领土完整的奉献仍然坚定不移。 意大利共和国高度赞赏乌克兰人民和武装部队的决心和勇气，并认识到他们对安全欧洲大陆及以后的重大贡献。 意大利共和国意大利共和国将为乌克兰提供政治，金融，人道主义和军事支持，并通过欧盟，北约，联合国和其他格式的国际合作来为乌克兰提供。</text:p>
      <text:p text:style-name="P4">
意大利共和国为乌克兰做出了重大的军事贡献，乌克兰将不断考虑乌克兰最紧急和最紧迫的需求，以增强其国防能力。 除了全国性的贡献外，意大利群众还积极参与欧盟和北约至高无上的援助以及乌克兰军队的准备。</text:p>
      <text:p text:style-name="P4">
除军事援助外，意大利共和国为乌克兰提供了平民援助，包括金融，人道主义和紧急支持。 提供此帮助将继续。 其他类型的援助包括来自意大利能源公司的捐款，意大利能源公司通过意大利的民政和欧盟民事保护机制动员起来，以改善和恢复乌克兰能源和平民基础设施的稳定性。乌克兰和意大利共和国强调了他们对起诉战争罪和其他与俄罗斯对乌克兰激进战争有关的男人犯罪的坚定奉献。 意大利共和国祝贺针对乌克兰的新医疗中心达成协议(ICPA)Ugaaz并希望尽快发现他。</text:p>
      <text:p text:style-name="P4">
乌克兰和意大利共和国证实了国际刑事法院对调查的支持，这是提出参考的一步，并注意到法院逮捕令。 意大利同意为国际刑事法院提供额外的支持，以在俄罗斯针对乌克兰战争的背景下加强其可能性。</text:p>
      <text:p text:style-name="P4">
乌克兰和意大利共和国同意有必要通过进一步制裁削弱俄罗斯人继续非法军事侵略的能力来增加对俄罗斯的全面压力。 确保有效实施制裁，第三次绕行制裁的预防和反应的努力应得到加强。</text:p>
      <text:p text:style-name="P4">
乌克兰和意大利共和国将继续为俄罗斯侵略造成的损失，伤害和破坏的赔偿机制准备。 为此，一个重要的里程碑是国际损失登记册，该损失将于2023年5月16日至17日在雷克雅未克的欧洲理事会峰会上介绍。 Oswashls将继续旨在研究融资薪酬机制的相关变体，包括使用冷冻和不可移动的俄罗斯资产的可靠法律依据来维持乌克兰的续签。乌克兰及其人民的未来在欧洲家庭。 欧盟已经认识到欧洲的乌克兰观点，并赋予了乌克兰的候选国家地位。意大利共和国强烈支持乌克兰在改革和遵守2023年开始谈判的必要要求的努力中，并以死亡的死亡进行谈判。基于等待欧洲委员会的积极报告。</text:p>
      <text:p text:style-name="P4">
在北约，意大利共和国继续专注于对乌克兰的直接支持，这有助于大大扩展对乌克兰的援助。 意大利共和国继续支持乌克兰捍卫自己的能力。 乌克兰有权独立选举安全。 根据Dobuhara宣言，意大利得到了乌克兰委员会 - 北约委员会的支持，是进一步加强和扩大当前合作的平台，允许乌克兰去欧洲 - 大西洋家庭。 将来，在维尔纽斯举行的北约峰会，我们正在等待所有这些问题。</text:p>
      <text:p text:style-name="P4">
<text:span text:style-name="T4">
资料来源：</text:span>
 <text:a xlink:type="simple" xlink:href="https://www.president.gov.ua/news/spilna-deklaraciya-ukrayini-ta-italiyi-82853" text:style-name="Internet_20_link" text:visited-style-name="Visited_20_Internet_20_Link">
总统办公室</text:a>
</text:p>
      <text:p text:style-name="P4">
News Source: <text:a xlink:type="simple" xlink:href="https://armyinform.com.ua/2023/05/13/spilna-deklaracziya-ukrayiny-ta-italiyi/" text:style-name="Internet_20_link" text:visited-style-name="Visited_20_Internet_20_Link">
https://armyinform.com.ua/2023/05/13/spilna-deklaracziya-ukrayiny-ta-italiyi/</text:a>
</text:p>
      <!--NEWS-->
      <text:h text:style-name="P10" text:outline-level="1">
<text:span text:style-name="T4">
爱沙尼亚人知道在占领期间返回他们被带走的东西有多困难 - 汉诺沃鲁斯</text:span>
</text:h>
      <text:p text:style-name="P4">
作者: ['Єгор Брайлян']</text:p>
      <text:p text:style-name="P4">
时间: 2023-05-13T97:00:00-04:00</text:p>
      <text:p text:style-name="P4">
描述: 关于tse rospovyv，伊顿诺（Etonno）的辩护，汉诺·帕维尔基（Hanno Pivurki）小时16-会议lennart ...与乌克兰2022年的战争，与乌克兰的最新新闻，今天与乌克兰2022年的新闻战争，乌克兰和俄罗斯与俄罗斯和俄罗斯之间的战争将会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5/1677463h1843t2.jpg" text:style-name="Internet_20_link" text:visited-style-name="Visited_20_Internet_20_Link">
1677463h1843t2.jpg</text:a>
']</text:p>
      <text:p text:style-name="P4">
标签: ['STOPRUSSIA', 'АГРЕСІЯ РФ', 'ВТОРГНЕННЯ РФ', 'ДОПОМОГА ПАРТНЕРІВ', 'ЕСТОНІЯ', 'СВІТ ПІДТРИМУЄ УКРАЇНУ']</text:p>
      <text:p text:style-name="P4">
类别: News</text:p>
      <!--METADATA-->
      <text:p text:style-name="P4">
<draw:frame draw:style-name="fr1" draw:name="Image278" text:anchor-type="as-char" svg:width="6.9236in" svg:height="3.894525in" draw:z-index="0">
<draw:image xlink:href="../Images/AРМІЯINFORM/2023-05-13T97-00-00-04-00/1677463h1843t2.jpg" xlink:type="simple" xlink:show="embed" xlink:actuate="onLoad" draw:mime-type="image/jpeg"/>
</draw:frame>
塔林的军队通讯员报道，爱沙尼亚汉诺·马库尔国防部长汉诺·马库尔(Hanno Makur)表示。</text:p>
      <text:p text:style-name="P4">
该活动本身以杰出的爱沙尼亚政治家和外交部长的杰出爱沙尼亚政治家和外交部命名(1990-1992)和总统研究(1992-2001).</text:p>
      <text:p text:style-name="P4">
— Президент Леннарт Мері відіграв величезну роль у поверненні Естонії до світуяк незалежної держави. Майже 50 років ми, естонці, мовчали, бо були підрадянською окупацією. Ми знаємо, як важко повернути те, що колись відібрали.Так само й українці. Вони також знають ціну окупації і зроблять усе, щоб її неприйняти. Давайте зробимо так, щоб жоден українець не зіткнувся з тим шляхом,який пройшов президент Мері. Тому ми всі знаємо, що можемо зробити більше дляУкраїни, — відзначив Ханно Певкур.</text:p>
      <text:p text:style-name="P4">
Родину Леннарта Мері (1929-2006)于1941年被驱逐到西伯利亚。 塔姆文(Tamvin)担任记录仪。 在1970年代和1980年代，玛丽是爱沙尼亚对苏联占领的发起人生态抗议活动之一。</text:p>
      <ul>
        <li>
基于规则的国际规则，欧洲安全建筑和北约开放式政策不应被视为交换项目，尤其是在战争罪犯的情况下。 我们的乌克兰朋友在侵略者之间最严重的对抗中证明了他们的思想，力量和稳定。 让我们回应我们可以保护自己和他们，汉诺召唤汉诺。</li>
      </ul>
      <text:p text:style-name="P4">
News Source: <text:a xlink:type="simple" xlink:href="https://armyinform.com.ua/2023/05/13/ukrayinczi-znayut-czinu-okupacziyi-tomu-roblyat-vse-shhob-yiyi-ne-pryjnyaty-hanno-pevkur/" text:style-name="Internet_20_link" text:visited-style-name="Visited_20_Internet_20_Link">
https://armyinform.com.ua/2023/05/13/ukrayinczi-znayut-czinu-okupacziyi-tomu-roblyat-vse-shhob-yiyi-ne-pryjnyaty-hanno-pevkur/</text:a>
</text:p>
      <!--NEWS-->
      <text:h text:style-name="P10" text:outline-level="1">
<text:span text:style-name="T4">
今天 - 在罗马，武器和防空 - 乌克兰总统</text:span>
</text:h>
      <text:p text:style-name="P4">
作者: ['АРМІЯINFORM']</text:p>
      <text:p text:style-name="P4">
时间: 2023-05-13T98:00:00-04:00</text:p>
      <text:p text:style-name="P4">
描述: 我很健康，乌克兰人！ Sogodnis-在Rimi。 Yak Zavzhdi具有如此狡猾的...与乌克兰2022年的战争，与乌克兰的最新新闻，今天与乌克兰2022年的新闻战争，乌克兰和俄罗斯之间的战争，乌克兰和俄罗斯之间以及2022年与乌克兰的战争在他们说，不，在不久的将来会与乌克兰发动战争，他们说，今天与乌克兰的战争，今天的乌克兰新闻，乌克兰的新闻，乌克兰媒体在俄罗斯</text:p>
      <text:p text:style-name="P4">
图片: ['<text:a xlink:type="simple" xlink:href="https://armyinform.com.ua/wp-content/uploads/2023/05/77d4b05d3bde72c4c0351d08ed90b1ab_1684009446_extra_large.png" text:style-name="Internet_20_link" text:visited-style-name="Visited_20_Internet_20_Link">
77d4b05d3bde72c4c0351d08ed90b1ab_1684009446_extra_large.png</text:a>
']</text:p>
      <text:p text:style-name="P4">
标签: ['ВІДЕОЗВЕРНЕННЯ', 'ВОЛОДИМИР ЗЕЛЕНСЬКИЙ']</text:p>
      <text:p text:style-name="P4">
类别: News</text:p>
      <!--METADATA-->
      <text:p text:style-name="P4">
<draw:frame draw:style-name="fr1" draw:name="Image279" text:anchor-type="as-char" svg:width="6.9236in" svg:height="4.71293in" draw:z-index="0">
<draw:image xlink:href="../Images/AРМІЯINFORM/2023-05-13T98-00-00-04-00/77d4b05d3bde72c4c0351d08ed90b1ab_1684009446_extra_large.png" xlink:type="simple" xlink:show="embed" xlink:actuate="onLoad" draw:mime-type="image/png"/>
</draw:frame>
<text:span text:style-name="T4">
 <text:span text:style-name="T5">
我希望健康，亲爱的乌克兰人!</text:span>
 </text:span>
</text:p>
      <text:p text:style-name="P4">
今天 - 在罗马。 与往常一样，有这样的访问。 今天，我们更加一致。</text:p>
      <text:p text:style-name="P4">
他会见了意大利总统和部长委员会主席 - 政治会议。 他听说意大利将继续得到乌克兰的支持 - 我们需要站立并保护我们的人民，我们的领土。</text:p>
      <text:p text:style-name="P4">
我们同意我们的新联合防御轨道乔治，总理女士。 我们将共同做一些好事来保护天空。 在地球上保护有很多好事要做。 他们同意武器和防空。 她说，正如乔治(George)捍卫乌克兰发芽炸弹和火箭的自由和生命时，我们是从恐怖中开始的，我们正在欧洲其他地区发动战争。</text:p>
      <text:p text:style-name="P4">
今天，俄罗斯凶手夺走了另一个乌克兰孩子的生命 - 女孩，她还不到16岁。 她的名字是希望...一个男人也被杀，有64人被杀。 只有来自普通城市康斯坦丁诺夫卡(Konstantinovka)的普通百姓……我向亲戚和亲人表示慰问!</text:p>
      <text:p text:style-name="P4">
这是俄罗斯对喷气大炮的罢工。 就在街上 - 在房屋，商店，药房和仓库上。 这就是俄罗斯的战斗方式。 反对普通百姓的火炮，对任何孩子或成年人，男人或女人。 并只用强有力的武器停止，我们的战士才能驱逐这种邪恶。 驱逐克里姆林宫无法将侵略性传播给欧洲其他民族。</text:p>
      <text:p text:style-name="P4">
今天，我很荣幸亲自感谢罗马，整个意大利，梅洛尼夫人以及意大利政治阶层中的每个人，他们诚实地应对我们所有欧洲生活方式的威胁。</text:p>
      <text:p text:style-name="P4">
他遇到了教皇弗朗西斯(Francis)，这是一场真正影响历史的对话，可以真正帮助阻止侵略的邪恶。</text:p>
      <text:p text:style-name="P4">
我讲述了俄罗斯侵略者针对我们的人民犯下的罪行，乌克兰儿童的规定。 即使是确切的数字，有多少孩子从乌克兰偷走了，从乌克兰的外国某个地方偷走了亲戚。他要求他的圣洁帮助我们的孩子返回乌克兰。</text:p>
      <text:p text:style-name="P4">
他还讲述了我们和平公式的其他要点，除了所有被驱逐和俘虏的返回外。 而且我相信，圣洁的意志和诚意不能成为我们和平公式的实现，可以带来公平，诚实，诚实。顺便说一句，今天意大利显然支持乌克兰公式的所有要点。 我感谢你。</text:p>
      <text:p text:style-name="P4">
与意大利也有共同声明。 所有重要的事情：欧洲联盟 - 意大利在第23年维持谈判，这是Zamoto的正确和及时信号。</text:p>
      <text:p text:style-name="P4">
还有一个。 我特别感谢所有在罗马大街上的人都以乌克兰旗帜而闻名，乌克兰旗帜以乌克兰的旗帜遇到了一个开放式和真诚的美好情感……意大利应该永远站在善良的一边，准备好准备。欧洲!</text:p>
      <text:p text:style-name="P4">
Viva Italia!</text:p>
      <text:p text:style-name="P4">
荣耀我们的士兵!</text:p>
      <text:p text:style-name="P4">
感谢我们的空军和所有其他类型和部队家族的防空战士!</text:p>
      <text:p text:style-name="P4">
<text:span text:style-name="T4">
 <text:span text:style-name="T5">
荣耀与乌克兰!</text:span>
 </text:span>
</text:p>
      <text:p text:style-name="P4">
资料来源：<text:a xlink:type="simple" xlink:href="https://www.president.gov.ua/news/sogodni-u-rimi-domovilisya-pro-zbroyu-j-ppo-zvernennya-prezi-82857" text:style-name="Internet_20_link" text:visited-style-name="Visited_20_Internet_20_Link">
乌克兰总统办公室</text:a>
</text:p>
      <text:p text:style-name="P4">
News Source: <text:a xlink:type="simple" xlink:href="https://armyinform.com.ua/2023/05/13/sogodni-u-rymi-domovylysya-pro-zbroyu-j-ppo-prezydent-ukrayiny/" text:style-name="Internet_20_link" text:visited-style-name="Visited_20_Internet_20_Link">
https://armyinform.com.ua/2023/05/13/sogodni-u-rymi-domovylysya-pro-zbroyu-j-ppo-prezydent-ukrayiny/</text:a>
</text:p>
      <!--NEWS-->
      <text:h text:style-name="P10" text:outline-level="1">
<text:span text:style-name="T4">
短的。 战争。 第444天</text:span>
</text:h>
      <text:p text:style-name="P4">
作者: ['АРМІЯINFORM']</text:p>
      <text:p text:style-name="P4">
时间: 2023-05-13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ВІДЕОДАЙДЖЕСТ', 'ГШ ЗСУ']</text:p>
      <text:p text:style-name="P4">
类别: News</text:p>
      <!--METADATA-->
      <text:p text:style-name="P4">
News Source: <text:a xlink:type="simple" xlink:href="https://armyinform.com.ua/2023/05/13/korotko-vijna-den-444-videodajdzhest/" text:style-name="Internet_20_link" text:visited-style-name="Visited_20_Internet_20_Link">
https://armyinform.com.ua/2023/05/13/korotko-vijna-den-444-videodajdzhest/</text:a>
</text:p>
      <!--NEWS-->
      <text:h text:style-name="P10" text:outline-level="1">
<text:span text:style-name="T4">
Zelensky与南非总统乌克兰和平公式讨论了</text:span>
</text:h>
      <text:p text:style-name="P4">
作者: Ukrinform (Person)</text:p>
      <text:p text:style-name="P4">
出版商: Укринформ (Organization)</text:p>
      <text:p text:style-name="P4">
出版时间: 2023-05-14T-31:51:00+03:00</text:p>
      <text:p text:style-name="P4">
修改时间: 2023-05-14T00:51:00+03:00</text:p>
      <text:p text:style-name="P4">
描述: Volodymyr Zelensky呼吁南非Matamel Syril Ramafos总统支持乌克兰和平公式并加入。  - 乌克林。</text:p>
      <text:p text:style-name="P4">
图片: ["<text:a xlink:type="simple" xlink:href="https://static.ukrinform.com/photos/2022_06/thumb_files/630_360_1655321433-213.jpeg" text:style-name="Internet_20_link" text:visited-style-name="Visited_20_Internet_20_Link">
630_360_16553...</text:a>
"]</text:p>
      <text:p text:style-name="P4">
标签: ['ПАР', 'Зеленський', 'Війна з росією', 'Формула миру']</text:p>
      <text:p text:style-name="P4">
类型: Article</text:p>
      <!--METADATA-->
      <text:p text:style-name="P4">
<draw:frame draw:style-name="fr1" draw:name="Image280" text:anchor-type="as-char" svg:width="6.9236in" svg:height="3.956343in" draw:z-index="0">
<draw:image xlink:href="../Images/yкринформ/2023-05-14T-31-51-00-03-00/630_360_1655321433-213.jpeg" xlink:type="simple" xlink:show="embed" xlink:actuate="onLoad" draw:mime-type="image/jpeg"/>
</draw:frame>
沃迪米尔·泽伦斯基(Volodymyr Zelensky)呼吁南非共和国总统和锡里尔·拉玛福斯(Syril Ramafos)支持乌克兰和平公式并加入。</text:p>
      <text:p text:style-name="P4">
乌克兰总统在<text:a xlink:type="simple" xlink:href="https://www.youtube.com/watch" text:style-name="Internet_20_link" text:visited-style-name="Visited_20_Internet_20_Link">
</text:a>
，报道乌克林福姆。</text:p>
      <text:p text:style-name="P4">
“晚上，我与罗马与南非共和国总统进行了交谈。 他谈到了和平，正义的公式，即我们的光与国际法规则结合在一起。 任何有助于武器的人都将是所有后果的同谋。” Zelensky说。</text:p>
      <text:p text:style-name="P4">
根据国家元首的说法，他敦促南非领导人与其他乌克兰人一起为实施乌克兰和平公式而共同努力。</text:p>
      <text:p text:style-name="P4">
<text:span text:style-name="T4">
另请阅读：</text:span>
 <text:a xlink:type="simple" xlink:href="https://www.ukrinform.ua/rubric-polytics/3708849-zelenskij-i-meloni-pidpisali-spilnu-deklaraciu.html" text:style-name="Internet_20_link" text:visited-style-name="Visited_20_Internet_20_Link">
<text:span text:style-name="T4">
 Zelensky </text:span>
</text:a>
如报道，<text:a xlink:type="simple" xlink:href="https://www.ukrinform.ua/tag-zelenskij" text:style-name="Internet_20_link" text:visited-style-name="Visited_20_Internet_20_Link">
</text:a>
5月13日，他访问了意大利。</text:p>
      <text:p text:style-name="P4">
早些时候，美国指责南非向俄罗斯联邦提供弹药。南非的权力否认了这一点。</text:p>
      <text:p text:style-name="P4">
_foto：op _</text:p>
      <text:p text:style-name="P4">
News Source: <text:a xlink:type="simple" xlink:href="https://www.ukrinform.ua/rubric-polytics/3708869-zelenskij-obgovoriv-iz-prezidentom-par-ukrainsku-formulu-miru.html" text:style-name="Internet_20_link" text:visited-style-name="Visited_20_Internet_20_Link">
https://www.ukrinform.ua/rubric-polytics/3708869-zelenskij-obgovoriv-iz-prezidentom-par-ukrainsku-formulu-miru.html</text:a>
</text:p>
      <!--NEWS-->
      <text:h text:style-name="P10" text:outline-level="1">
<text:span text:style-name="T4">
Eurovision-2023：最终投票开始</text:span>
</text:h>
      <text:p text:style-name="P4">
作者: Ukrinform (Person)</text:p>
      <text:p text:style-name="P4">
出版商: Укринформ (Organization)</text:p>
      <text:p text:style-name="P4">
出版时间: 2023-05-14T-33:33:00+03:00</text:p>
      <text:p text:style-name="P4">
修改时间: 2023-05-14T00:33:00+03:00</text:p>
      <text:p text:style-name="P4">
描述: 英国利物浦结束了2023年欧洲电视网决赛的表现，并为歌曲比赛的获胜者开放了投票。  - 乌克林。</text:p>
      <text:p text:style-name="P4">
图片: ["<text:a xlink:type="simple" xlink:href="https://static.ukrinform.com/photos/2023_05/thumb_files/630_360_1683829607-260.jpg" text:style-name="Internet_20_link" text:visited-style-name="Visited_20_Internet_20_Link">
630_360_16838...</text:a>
"]</text:p>
      <text:p text:style-name="P4">
标签: ['Євробачення', 'Конкурс', 'Музика']</text:p>
      <text:p text:style-name="P4">
类型: Article</text:p>
      <!--METADATA-->
      <text:p text:style-name="P4">
<draw:frame draw:style-name="fr1" draw:name="Image281" text:anchor-type="as-char" svg:width="6.9236in" svg:height="3.956343in" draw:z-index="0">
<draw:image xlink:href="../Images/yкринформ/2023-05-14T-33-33-00-03-00/630_360_1683829607-260.jpg" xlink:type="simple" xlink:show="embed" xlink:actuate="onLoad" draw:mime-type="image/jpeg"/>
</draw:frame>
Eurovision-2023决赛的欧洲电视网决赛和歌曲比赛的获胜者的表现开放。</text:p>
      <text:p text:style-name="P4">
关于它报告了自己的乌克林信息通讯员。</text:p>
      <text:p text:style-name="P4">
歌曲比赛的最爱，尤其是以前的<text:a xlink:type="simple" xlink:href="http://eurovisionworld.com/odds/eurovision" text:style-name="Internet_20_link" text:visited-style-name="Visited_20_Internet_20_Link">
</text:a>
，有瑞典的芬兰·图克兰(Finland Tukraine)，有机会分别赢得50％，23％和7％。</text:p>
      <text:p text:style-name="P4">
获胜者将取决于来自37名乌克兰人参与竞赛和观众的职业陪审团的投票决定。 他们的分数概括了，并具有等效范围-50至50。</text:p>
      <text:p text:style-name="P4">
根据对国家陪审团的投票结果，该陪审团首次在移动申请中选出乌克兰人，包括歌手，参与者(陪审团的头)，歌手，作曲家和作者胶囊Svetlana Tarabarova，乌克兰Tonya Matvienko的荣誉艺术家，Skyi Group Group Oleg Sobchuk的创始人，作曲家和钢琴家Eugene的创始人。</text:p>
      <text:p text:style-name="P4">
<text:span text:style-name="T4">
另请阅读：</text:span>
 <text:a xlink:type="simple" xlink:href="https://www.ukrinform.ua/rubric-culture/3708854-ukraina-ogolosila-sklad-nacionalnogo-zuri-na-evrobacenni2023.html" text:style-name="Internet_20_link" text:visited-style-name="Visited_20_Internet_20_Link">
<text:span text:style-name="T4">
 eurobacker </text:span>
</text:a>
正如乌克林福姆报道的那样，在利物浦举行了歌曲竞赛的伟大决赛。 决赛是26个国家。 表演第19场的乌克兰代表TVORCHI乐队的歌曲《钢铁之心》(钢铁的心脏)，这是自动竞争的决定性部分。</text:p>
      <text:p text:style-name="P4">
News Source: <text:a xlink:type="simple" xlink:href="https://www.ukrinform.ua/rubric-culture/3708862-evrobacenna2023-pocalosa-finalne-golosuvanna.html" text:style-name="Internet_20_link" text:visited-style-name="Visited_20_Internet_20_Link">
https://www.ukrinform.ua/rubric-culture/3708862-evrobacenna2023-pocalosa-finalne-golosuvanna.html</text:a>
</text:p>
      <!--NEWS-->
      <text:h text:style-name="P10" text:outline-level="1">
<text:span text:style-name="T4">
由于对teropil的炮击，两个人受伤-OVA</text:span>
</text:h>
      <text:p text:style-name="P4">
作者: Ukrinform (Person)</text:p>
      <text:p text:style-name="P4">
出版商: Укринформ (Organization)</text:p>
      <text:p text:style-name="P4">
出版时间: 2023-05-14T-35:28:00+03:00</text:p>
      <text:p text:style-name="P4">
修改时间: 2023-05-14T00:28:00+03:00</text:p>
      <text:p text:style-name="P4">
描述: 由于俄罗斯入侵者在特尔诺维尔的火箭袭击，储藏室有交易，受伤了两个人。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Поранені', 'Ракета', 'Тернопіль', 'Війна з росією']</text:p>
      <text:p text:style-name="P4">
类型: Article</text:p>
      <!--METADATA-->
      <text:p text:style-name="P4">
<draw:frame draw:style-name="fr1" draw:name="Image282" text:anchor-type="as-char" svg:width="6.9236in" svg:height="3.948443in" draw:z-index="0">
<draw:image xlink:href="../Images/yкринформ/2023-05-14T-35-28-00-03-00/630_360_1538997483-946.jpg" xlink:type="simple" xlink:show="embed" xlink:actuate="onLoad" draw:mime-type="image/jpeg"/>
</draw:frame>
对于俄罗斯入侵者在特诺皮尔的入侵者，有两人受伤。</text:p>
      <text:p text:style-name="P4">
这是在[]中报道的(https://t.me/s/ternopilskaODA)乌克林福姆报道说，特尔诺维尔的负责人沃罗迪米·特拉什(Volodymyr Trush)。</text:p>
      <text:p text:style-name="P4">
“两名平民受伤。 造s割伤的伤口和烧伤。受害者在医院。 他们得到了所有必要的帮助，”他写道。</text:p>
      <text:p text:style-name="P4">
根据Trush的说法，属于商业企业和宗教组织的仓库有一名入学人数。 消防员当场工作。</text:p>
      <text:p text:style-name="P4">
<text:span text:style-name="T4">
另请阅读：</text:span>
 <text:a xlink:type="simple" xlink:href="https://www.ukrinform.ua/rubric-ato/3708851-vibuhi-v-ternopoli-u-misti-ta-oblasti-pracuut-specialisti-ova.html" text:style-name="Internet_20_link" text:visited-style-name="Visited_20_Internet_20_Link">
</text:a>
OVA负责人说：“专家将整夜在现场。”</text:p>
      <text:p text:style-name="P4">
据报道，在[]期间(https://www.ukrinform.ua/tag-povitrana-trivoga)在Ternopil中，爆炸。</text:p>
      <text:p text:style-name="P4">
News Source: <text:a xlink:type="simple" xlink:href="https://www.ukrinform.ua/rubric-ato/3708867-unaslidok-obstrilu-ternopola-postrazdali-dvoe-osib-ova.html" text:style-name="Internet_20_link" text:visited-style-name="Visited_20_Internet_20_Link">
https://www.ukrinform.ua/rubric-ato/3708867-unaslidok-obstrilu-ternopola-postrazdali-dvoe-osib-ova.html</text:a>
</text:p>
      <!--NEWS-->
      <text:h text:style-name="P10" text:outline-level="1">
<text:span text:style-name="T4">
利物浦宣布了特别欧洲电视网创始人的所有者</text:span>
</text:h>
      <text:p text:style-name="P4">
作者: Ukrinform (Person)</text:p>
      <text:p text:style-name="P4">
出版商: Укринформ (Organization)</text:p>
      <text:p text:style-name="P4">
出版时间: 2023-05-14T-37:19:00+03:00</text:p>
      <text:p text:style-name="P4">
修改时间: 2023-05-14T00:19:00+03:00</text:p>
      <text:p text:style-name="P4">
描述: 在今年被接受的英国利物浦中，代表乌克兰的第67欧元歌曲大赛宣布了Marcel Bezanson竞赛创始人的特别获奖者。  - 乌克林。</text:p>
      <text:p text:style-name="P4">
图片: ["<text:a xlink:type="simple" xlink:href="https://static.ukrinform.com/photos/2022_11/thumb_files/630_360_1669128291-481.jpg" text:style-name="Internet_20_link" text:visited-style-name="Visited_20_Internet_20_Link">
630_360_16691...</text:a>
"]</text:p>
      <text:p text:style-name="P4">
标签: ['Євробачення', 'Конкурс', 'Нагорода']</text:p>
      <text:p text:style-name="P4">
类型: Article</text:p>
      <!--METADATA-->
      <text:p text:style-name="P4">
<draw:frame draw:style-name="fr1" draw:name="Image283" text:anchor-type="as-char" svg:width="6.9236in" svg:height="3.956343in" draw:z-index="0">
<draw:image xlink:href="../Images/yкринформ/2023-05-14T-37-19-00-03-00/630_360_1669128291-481.jpg" xlink:type="simple" xlink:show="embed" xlink:actuate="onLoad" draw:mime-type="image/jpeg"/>
</draw:frame>
英国利物浦于今年被乌克兰第67首歌竞赛接受，宣布了马塞兰农大赛特别奖的获奖者。</text:p>
      <text:p text:style-name="P4">
关于IT报告乌克林福姆，参考[]中的欧洲电视网页面(http://www.youtube.com/watch?v=TNHDNHtghK4)。</text:p>
      <text:p text:style-name="P4">
今年，新闻和艺术奖是由瑞典纹身的歌手Loreen授予的，该纹身被认为是Eurovision-2023的最爱，也是可能的冠军。 洛雷宁(Lorenen)已经在2012年赢得了欧洲电视网(Eurovision)，然后还获得了马塞尔·贝扎诺纳(Marcel Bezanona)的艺术奖，以_EUPHORIA_奖。</text:p>
      <text:p text:style-name="P4">
作曲家被授予意大利的Due Vite歌曲，该歌曲由Mar Saucassing代表。 这首歌的一群作者被授予Marko Menoni，David Petrellat David Simonent。</text:p>
      <text:p text:style-name="P4">
<text:span text:style-name="T4">
另请阅读：</text:span>
 <text:a xlink:type="simple" xlink:href="https://www.ukrinform.ua/rubric-culture/3708861-kejt-middlton-znalasa-u-klipi-kalush-orchestra-dla-evrobacenna-2023.html" text:style-name="Internet_20_link" text:visited-style-name="Visited_20_Internet_20_Link">
<text:span text:style-name="T4">
 eurobacker </text:span>
</text:a>
召回创始人的专业奖项<text:a xlink:type="simple" xlink:href="https://www.ukrinform.ua/tag-konkurs" text:style-name="Internet_20_link" text:visited-style-name="Visited_20_Internet_20_Link">
</text:a>
马赛·贝萨农(Marsiles Besanon)参加了三个提名：媒体的奖励，获奖者确定了认可的媒体代表； 艺术奖，其具有隐性成就，获胜者由评论员决定； 以及基于奖项的助手，这是为最佳作品提供的。</text:p>
      <text:p text:style-name="P4">
正如乌克林福姆报道的那样，在利物浦举行了欧洲电视网大赛的大结局。 26个国家出现在决赛中。 乌克兰由格朗特沃奇(Grontvorchi)代表钢铁之歌。</text:p>
      <text:p text:style-name="P4">
<text:span text:style-name="T5">
foto：ebu</text:span>
</text:p>
      <text:p text:style-name="P4">
News Source: <text:a xlink:type="simple" xlink:href="https://www.ukrinform.ua/rubric-culture/3708866-u-liverpuli-ogolosili-volodariv-specprizu-zasnovnika-evrobacenna.html" text:style-name="Internet_20_link" text:visited-style-name="Visited_20_Internet_20_Link">
https://www.ukrinform.ua/rubric-culture/3708866-u-liverpuli-ogolosili-volodariv-specprizu-zasnovnika-evrobacenna.html</text:a>
</text:p>
      <!--NEWS-->
      <text:h text:style-name="P10" text:outline-level="1">
<text:span text:style-name="T4">
Zelensky希望与教皇弗朗西斯交谈可以影响历史</text:span>
</text:h>
      <text:p text:style-name="P4">
作者: Ukrinform (Person)</text:p>
      <text:p text:style-name="P4">
出版商: Укринформ (Organization)</text:p>
      <text:p text:style-name="P4">
出版时间: 2023-05-14T-39:08:00+03:00</text:p>
      <text:p text:style-name="P4">
修改时间: 2023-05-14T00:08:00+03:00</text:p>
      <text:p text:style-name="P4">
描述: 沃迪米尔总统Zelenskyy希望他与教皇方济各的交流会影响历史并帮助制止邪恶。  - 乌克林。</text:p>
      <text:p text:style-name="P4">
图片: ["<text:a xlink:type="simple" xlink:href="https://static.ukrinform.com/photos/2023_05/thumb_files/630_360_1683999909-239.jpeg" text:style-name="Internet_20_link" text:visited-style-name="Visited_20_Internet_20_Link">
630_360_16839...</text:a>
"]</text:p>
      <text:p text:style-name="P4">
标签: ['Італія', 'Папа Франциск', 'Ватикан', 'Зеленський']</text:p>
      <text:p text:style-name="P4">
类型: Article</text:p>
      <!--METADATA-->
      <text:p text:style-name="P4">
<draw:frame draw:style-name="fr1" draw:name="Image284" text:anchor-type="as-char" svg:width="6.9236in" svg:height="3.956343in" draw:z-index="0">
<draw:image xlink:href="../Images/yкринформ/2023-05-14T-39-08-00-03-00/630_360_1683999909-239.jpeg" xlink:type="simple" xlink:show="embed" xlink:actuate="onLoad" draw:mime-type="image/jpeg"/>
</draw:frame>
沃迪米尔总统Zelenskyy期望他与帕普鲁姆弗朗西斯的沟通会影响历史并帮助阻止邪恶。</text:p>
      <text:p text:style-name="P4">
他在<text:a xlink:type="simple" xlink:href="https://t.me/V_Zelenskiy_official/6218" text:style-name="Internet_20_link" text:visited-style-name="Visited_20_Internet_20_Link">
</text:a>
，报道乌克林福姆。</text:p>
      <text:p text:style-name="P4">
国家格拉瓦说：“他遇到了弗朗西斯教皇，这是一场真正影响历史的对话，确实可以帮助阻止侵略的邪恶。”</text:p>
      <text:p text:style-name="P4">
<text:span text:style-name="T4">
另请阅读：</text:span>
 <text:a xlink:type="simple" xlink:href="https://www.ukrinform.ua/rubric-society/3708823-prezident-zaprosiv-papu-rimskogo-v-ukrainu-i-podaruvav-kartinu.html" text:style-name="Internet_20_link" text:visited-style-name="Visited_20_Internet_20_Link">
</text:a>
他回忆说，他告诉Pontyphy关于反乌克兰人俄罗斯人犯下的有关乌克兰儿童的犯罪。</text:p>
      <text:p text:style-name="P4">
“即使是从乌克兰，乌克兰，乌克兰，来自乌克兰的乌克兰，来自外国土地上的确切儿童。 他要求他帮助我们的孩子回到乌克兰。”泽伦斯基说。</text:p>
      <text:p text:style-name="P4">
他还通知了乌克兰自觉的教皇和其他点，除了所有被驱逐和俘虏的归来。</text:p>
      <text:p text:style-name="P4">
<text:span text:style-name="T4">
另请阅读：</text:span>
 <text:a xlink:type="simple" xlink:href="https://www.ukrinform.ua/rubric-society/3708804-zelenskij-zustrivsa-z-papou-franciskom-u-vatikani.html" text:style-name="Internet_20_link" text:visited-style-name="Visited_20_Internet_20_Link">
<text:span text:style-name="T4">
 Zelensk </text:span>
</text:a>
总统补充说：“而且我相信他的圣洁的旨意和诚意可以带来我们的配方和平的实现，可以带来公平，诚实的和平。”</text:p>
      <text:p text:style-name="P4">
如报道，<text:a xlink:type="simple" xlink:href="https://www.ukrinform.ua/rubric-polytics/3708665-zelenskij-pribuv-iz-vizitom-do-italii.html" text:style-name="Internet_20_link" text:visited-style-name="Visited_20_Internet_20_Link">
</text:a>
他在梵蒂冈遇到了弗朗西斯教皇。</text:p>
      <text:p text:style-name="P4">
照片：作品</text:p>
      <text:p text:style-name="P4">
News Source: <text:a xlink:type="simple" xlink:href="https://www.ukrinform.ua/rubric-ato/3708863-zelenskij-spodivaetsa-so-rozmova-z-papou-franciskom-moze-vplinuti-na-istoriu.html" text:style-name="Internet_20_link" text:visited-style-name="Visited_20_Internet_20_Link">
https://www.ukrinform.ua/rubric-ato/3708863-zelenskij-spodivaetsa-so-rozmova-z-papou-franciskom-moze-vplinuti-na-istoriu.html</text:a>
</text:p>
      <!--NEWS-->
      <text:h text:style-name="P10" text:outline-level="1">
<text:span text:style-name="T4">
敌人击中了哈尔科夫</text:span>
</text:h>
      <text:p text:style-name="P4">
作者: Ukrinform (Person)</text:p>
      <text:p text:style-name="P4">
出版商: Укринформ (Organization)</text:p>
      <text:p text:style-name="P4">
出版时间: 2023-05-14T-41:05:00+03:00</text:p>
      <text:p text:style-name="P4">
修改时间: 2023-05-14T00:05:00+03:00</text:p>
      <text:p text:style-name="P4">
描述: 大约在北部的俄罗斯军队袭击了哈尔基夫。  - 乌克林。</text:p>
      <text:p text:style-name="P4">
图片: ["<text:a xlink:type="simple" xlink:href="https://static.ukrinform.com/photos/2022_04/thumb_files/630_360_1650977494-848.jpg" text:style-name="Internet_20_link" text:visited-style-name="Visited_20_Internet_20_Link">
630_360_16509...</text:a>
"]</text:p>
      <text:p text:style-name="P4">
标签: ['Вибух', 'Харків', 'Синєгубов', 'Війна з росією']</text:p>
      <text:p text:style-name="P4">
类型: Article</text:p>
      <!--METADATA-->
      <text:p text:style-name="P4">
<draw:frame draw:style-name="fr1" draw:name="Image285" text:anchor-type="as-char" svg:width="6.9236in" svg:height="3.956343in" draw:z-index="0">
<draw:image xlink:href="../Images/yкринформ/2023-05-14T-41-05-00-03-00/630_360_1650977494-848.jpg" xlink:type="simple" xlink:show="embed" xlink:actuate="onLoad" draw:mime-type="image/jpeg"/>
</draw:frame>
Ruskivska大约在北部袭击了哈尔基夫。</text:p>
      <text:p text:style-name="P4">
这是在[]中报道的(https://t.me/s/synegubov)据报道，乌克林福姆(Ukrinform)报道，哈尔基夫·奥瓦洛夫(Kharkiv Ovaologov)Sinegubov的负责人。</text:p>
      <text:p text:style-name="P4">
“注意!哈尔基夫和该地区的居民，入侵者再次受到袭击!不要忽略焦虑。留在庇护所!”  - 消息报告。</text:p>
      <text:p text:style-name="P4">
根据乌克林通讯员的说法，在<text:a xlink:type="simple" xlink:href="https://www.ukrinform.ua/tag-harkiv" text:style-name="Internet_20_link" text:visited-style-name="Visited_20_Internet_20_Link">
</text:a>
至少发生了一次爆炸。</text:p>
      <text:p text:style-name="P4">
<text:span text:style-name="T4">
另请阅读：</text:span>
 <text:a xlink:type="simple" xlink:href="https://www.ukrinform.ua/rubric-ato/3708851-vibuhi-v-ternopoli-u-misti-ta-oblasti-pracuut-specialisti-ova.html" text:style-name="Internet_20_link" text:visited-style-name="Visited_20_Internet_20_Link">
</text:a>
根据梅尔尼克(Melnik)哈尔基夫军事驻军服务部长的初步信息，敌人袭击了哈尔基夫地区C-300。</text:p>
      <text:p text:style-name="P4">
“火箭仍在空中 - 不要离开庇护所!” 梅尔尼克强调。</text:p>
      <text:p text:style-name="P4">
早些时候，在乌克兰和首都的大多数地区，空中事务已宣布。</text:p>
      <text:p text:style-name="P4">
News Source: <text:a xlink:type="simple" xlink:href="https://www.ukrinform.ua/rubric-ato/3708864-vorog-zavdav-udaru-po-harkovu.html" text:style-name="Internet_20_link" text:visited-style-name="Visited_20_Internet_20_Link">
https://www.ukrinform.ua/rubric-ato/3708864-vorog-zavdav-udaru-po-harkovu.html</text:a>
</text:p>
      <!--NEWS-->
      <text:h text:style-name="P10" text:outline-level="1">
<text:span text:style-name="T4">
敌人击中了哈尔科夫</text:span>
</text:h>
      <text:p text:style-name="P4">
作者: Ukrinform (Person)</text:p>
      <text:p text:style-name="P4">
出版商: Укринформ (Organization)</text:p>
      <text:p text:style-name="P4">
出版时间: 2023-05-14T00:05:00+03:00</text:p>
      <text:p text:style-name="P4">
修改时间: 2023-05-14T00:05:00+03:00</text:p>
      <text:p text:style-name="P4">
描述: 大约在北部的俄罗斯军队袭击了哈尔基夫。  - 乌克林。</text:p>
      <text:p text:style-name="P4">
图片: ["<text:a xlink:type="simple" xlink:href="https://static.ukrinform.com/photos/2022_04/thumb_files/630_360_1650977494-848.jpg" text:style-name="Internet_20_link" text:visited-style-name="Visited_20_Internet_20_Link">
630_360_16509...</text:a>
"]</text:p>
      <text:p text:style-name="P4">
标签: ['Вибух', 'Харків', 'Синєгубов', 'Війна з росією']</text:p>
      <text:p text:style-name="P4">
类型: Article</text:p>
      <!--METADATA-->
      <text:p text:style-name="P4">
<draw:frame draw:style-name="fr1" draw:name="Image286" text:anchor-type="as-char" svg:width="6.9236in" svg:height="3.956343in" draw:z-index="0">
<draw:image xlink:href="../Images/yкринформ/2023-05-14T00-05-00-03-00/630_360_1650977494-848.jpg" xlink:type="simple" xlink:show="embed" xlink:actuate="onLoad" draw:mime-type="image/jpeg"/>
</draw:frame>
Ruskivska大约在北部袭击了哈尔基夫。</text:p>
      <text:p text:style-name="P4">
这是在[]中报道的(https://t.me/s/synegubov)据报道，乌克林福姆(Ukrinform)报道，哈尔基夫·奥瓦洛夫(Kharkiv Ovaologov)Sinegubov的负责人。</text:p>
      <text:p text:style-name="P4">
“注意!哈尔基夫和该地区的居民，入侵者再次受到袭击!不要忽略焦虑。留在庇护所!”  - 消息报告。</text:p>
      <text:p text:style-name="P4">
根据乌克林通讯员的说法，在<text:a xlink:type="simple" xlink:href="https://www.ukrinform.ua/tag-harkiv" text:style-name="Internet_20_link" text:visited-style-name="Visited_20_Internet_20_Link">
</text:a>
至少发生了一次爆炸。</text:p>
      <text:p text:style-name="P4">
<text:span text:style-name="T4">
另请阅读：</text:span>
 <text:a xlink:type="simple" xlink:href="https://www.ukrinform.ua/rubric-ato/3708851-vibuhi-v-ternopoli-u-misti-ta-oblasti-pracuut-specialisti-ova.html" text:style-name="Internet_20_link" text:visited-style-name="Visited_20_Internet_20_Link">
</text:a>
根据梅尔尼克(Melnik)哈尔基夫军事驻军服务部长的初步信息，敌人袭击了哈尔基夫地区C-300。</text:p>
      <text:p text:style-name="P4">
“火箭仍在空中 - 不要离开庇护所!” 梅尔尼克强调。</text:p>
      <text:p text:style-name="P4">
早些时候，在乌克兰和首都的大多数地区，空中事务已宣布。</text:p>
      <text:p text:style-name="P4">
News Source: <text:a xlink:type="simple" xlink:href="https://www.ukrinform.ua/rubric-ato/3708864-vorog-zavdav-udaru-po-harkovu.html" text:style-name="Internet_20_link" text:visited-style-name="Visited_20_Internet_20_Link">
https://www.ukrinform.ua/rubric-ato/3708864-vorog-zavdav-udaru-po-harkovu.html</text:a>
</text:p>
      <!--NEWS-->
      <text:h text:style-name="P10" text:outline-level="1">
<text:span text:style-name="T4">
Zelensky希望与教皇弗朗西斯交谈可以影响历史</text:span>
</text:h>
      <text:p text:style-name="P4">
作者: Ukrinform (Person)</text:p>
      <text:p text:style-name="P4">
出版商: Укринформ (Organization)</text:p>
      <text:p text:style-name="P4">
出版时间: 2023-05-14T00:08:00+03:00</text:p>
      <text:p text:style-name="P4">
修改时间: 2023-05-14T00:08:00+03:00</text:p>
      <text:p text:style-name="P4">
描述: 沃迪米尔总统Zelenskyy希望他与教皇方济各的交流会影响历史并帮助制止邪恶。  - 乌克林。</text:p>
      <text:p text:style-name="P4">
图片: ["<text:a xlink:type="simple" xlink:href="https://static.ukrinform.com/photos/2023_05/thumb_files/630_360_1683999909-239.jpeg" text:style-name="Internet_20_link" text:visited-style-name="Visited_20_Internet_20_Link">
630_360_16839...</text:a>
"]</text:p>
      <text:p text:style-name="P4">
标签: ['Італія', 'Папа Франциск', 'Ватикан', 'Зеленський']</text:p>
      <text:p text:style-name="P4">
类型: Article</text:p>
      <!--METADATA-->
      <text:p text:style-name="P4">
<draw:frame draw:style-name="fr1" draw:name="Image287" text:anchor-type="as-char" svg:width="6.9236in" svg:height="3.956343in" draw:z-index="0">
<draw:image xlink:href="../Images/yкринформ/2023-05-14T00-08-00-03-00/630_360_1683999909-239.jpeg" xlink:type="simple" xlink:show="embed" xlink:actuate="onLoad" draw:mime-type="image/jpeg"/>
</draw:frame>
总统神圣泽伦斯基(Zelensky)期望他与教皇罗马弗朗西斯(Roman Francis)的交流可以影响历史并帮助制止邪恶。</text:p>
      <text:p text:style-name="P4">
他在<text:a xlink:type="simple" xlink:href="https://t.me/V_Zelenskiy_official/6218" text:style-name="Internet_20_link" text:visited-style-name="Visited_20_Internet_20_Link">
</text:a>
，报道乌克林福姆。</text:p>
      <text:p text:style-name="P4">
国家格拉瓦说：“他遇到了弗朗西斯教皇，这是一场真正影响历史的对话，确实可以帮助阻止侵略的邪恶。”</text:p>
      <text:p text:style-name="P4">
<text:span text:style-name="T4">
另请阅读：</text:span>
 <text:a xlink:type="simple" xlink:href="https://www.ukrinform.ua/rubric-society/3708823-prezident-zaprosiv-papu-rimskogo-v-ukrainu-i-podaruvav-kartinu.html" text:style-name="Internet_20_link" text:visited-style-name="Visited_20_Internet_20_Link">
</text:a>
他回忆说，他告诉Pontyphy关于反乌克兰人俄罗斯人犯下的有关乌克兰儿童的犯罪。</text:p>
      <text:p text:style-name="P4">
“即使是从乌克兰，乌克兰，乌克兰，来自乌克兰的乌克兰，来自外国土地上的确切儿童。 他要求他帮助我们的孩子回到乌克兰。”泽伦斯基说。</text:p>
      <text:p text:style-name="P4">
他还通知了乌克兰自觉的教皇和其他点，除了所有被驱逐和俘虏的归来。</text:p>
      <text:p text:style-name="P4">
<text:span text:style-name="T4">
另请阅读：</text:span>
 <text:a xlink:type="simple" xlink:href="https://www.ukrinform.ua/rubric-society/3708804-zelenskij-zustrivsa-z-papou-franciskom-u-vatikani.html" text:style-name="Internet_20_link" text:visited-style-name="Visited_20_Internet_20_Link">
<text:span text:style-name="T4">
 Zelensk </text:span>
</text:a>
总统补充说：“而且我相信他的圣洁的旨意和诚意可以带来我们的配方和平的实现，可以带来公平，诚实的和平。”</text:p>
      <text:p text:style-name="P4">
如报道，<text:a xlink:type="simple" xlink:href="https://www.ukrinform.ua/rubric-polytics/3708665-zelenskij-pribuv-iz-vizitom-do-italii.html" text:style-name="Internet_20_link" text:visited-style-name="Visited_20_Internet_20_Link">
</text:a>
他在梵蒂冈遇到了弗朗西斯教皇。</text:p>
      <text:p text:style-name="P4">
照片：作品</text:p>
      <text:p text:style-name="P4">
News Source: <text:a xlink:type="simple" xlink:href="https://www.ukrinform.ua/rubric-ato/3708863-zelenskij-spodivaetsa-so-rozmova-z-papou-franciskom-moze-vplinuti-na-istoriu.html" text:style-name="Internet_20_link" text:visited-style-name="Visited_20_Internet_20_Link">
https://www.ukrinform.ua/rubric-ato/3708863-zelenskij-spodivaetsa-so-rozmova-z-papou-franciskom-moze-vplinuti-na-istoriu.html</text:a>
</text:p>
      <!--NEWS-->
      <text:h text:style-name="P10" text:outline-level="1">
<text:span text:style-name="T4">
利物浦宣布了特别欧洲电视网创始人的所有者</text:span>
</text:h>
      <text:p text:style-name="P4">
作者: Ukrinform (Person)</text:p>
      <text:p text:style-name="P4">
出版商: Укринформ (Organization)</text:p>
      <text:p text:style-name="P4">
出版时间: 2023-05-14T00:19:00+03:00</text:p>
      <text:p text:style-name="P4">
修改时间: 2023-05-14T00:19:00+03:00</text:p>
      <text:p text:style-name="P4">
描述: 在今年被接受的英国利物浦中，代表乌克兰的第67欧元歌曲大赛宣布了Marcel Bezanson竞赛创始人的特别获奖者。  - 乌克林。</text:p>
      <text:p text:style-name="P4">
图片: ["<text:a xlink:type="simple" xlink:href="https://static.ukrinform.com/photos/2022_11/thumb_files/630_360_1669128291-481.jpg" text:style-name="Internet_20_link" text:visited-style-name="Visited_20_Internet_20_Link">
630_360_16691...</text:a>
"]</text:p>
      <text:p text:style-name="P4">
标签: ['Євробачення', 'Конкурс', 'Нагорода']</text:p>
      <text:p text:style-name="P4">
类型: Article</text:p>
      <!--METADATA-->
      <text:p text:style-name="P4">
<draw:frame draw:style-name="fr1" draw:name="Image288" text:anchor-type="as-char" svg:width="6.9236in" svg:height="3.956343in" draw:z-index="0">
<draw:image xlink:href="../Images/yкринформ/2023-05-14T00-19-00-03-00/630_360_1669128291-481.jpg" xlink:type="simple" xlink:show="embed" xlink:actuate="onLoad" draw:mime-type="image/jpeg"/>
</draw:frame>
英国利物浦于今年被乌克兰第67首歌竞赛接受，宣布了马塞兰农大赛特别奖的获奖者。</text:p>
      <text:p text:style-name="P4">
关于IT报告乌克林福姆，参考[]中的欧洲电视网页面(http://www.youtube.com/watch?v=TNHDNHtghK4)。</text:p>
      <text:p text:style-name="P4">
今年，新闻和艺术奖是由瑞典纹身的歌手Loreen授予的，该纹身被认为是Eurovision-2023的最爱，也是可能的冠军。 洛雷宁(Lorenen)已经在2012年赢得了欧洲电视网(Eurovision)，然后还获得了马塞尔·贝扎诺纳(Marcel Bezanona)的艺术奖，以_EUPHORIA_奖。</text:p>
      <text:p text:style-name="P4">
作曲家被授予意大利的Due Vite歌曲，该歌曲由Mar Saucassing代表。 这首歌的一群作者被授予Marko Menoni，David Petrellat David Simonent。</text:p>
      <text:p text:style-name="P4">
<text:span text:style-name="T4">
另请阅读：</text:span>
 <text:a xlink:type="simple" xlink:href="https://www.ukrinform.ua/rubric-culture/3708861-kejt-middlton-znalasa-u-klipi-kalush-orchestra-dla-evrobacenna-2023.html" text:style-name="Internet_20_link" text:visited-style-name="Visited_20_Internet_20_Link">
<text:span text:style-name="T4">
 eurobacker </text:span>
</text:a>
召回创始人的专业奖项<text:a xlink:type="simple" xlink:href="https://www.ukrinform.ua/tag-konkurs" text:style-name="Internet_20_link" text:visited-style-name="Visited_20_Internet_20_Link">
</text:a>
马赛·贝萨农(Marsiles Besanon)参加了三个提名：媒体的奖励，获奖者确定了认可的媒体代表； 艺术奖，其具有隐性成就，获胜者由评论员决定； 以及基于奖项的助手，这是为最佳作品提供的。</text:p>
      <text:p text:style-name="P4">
正如乌克林福姆报道的那样，在利物浦举行了欧洲电视网大赛的大结局。 26个国家出现在决赛中。 乌克兰由格朗特沃奇(Grontvorchi)代表钢铁之歌。</text:p>
      <text:p text:style-name="P4">
<text:span text:style-name="T5">
foto：ebu</text:span>
</text:p>
      <text:p text:style-name="P4">
News Source: <text:a xlink:type="simple" xlink:href="https://www.ukrinform.ua/rubric-culture/3708866-u-liverpuli-ogolosili-volodariv-specprizu-zasnovnika-evrobacenna.html" text:style-name="Internet_20_link" text:visited-style-name="Visited_20_Internet_20_Link">
https://www.ukrinform.ua/rubric-culture/3708866-u-liverpuli-ogolosili-volodariv-specprizu-zasnovnika-evrobacenna.html</text:a>
</text:p>
      <!--NEWS-->
      <text:h text:style-name="P10" text:outline-level="1">
<text:span text:style-name="T4">
由于对teropil的炮击，两个人受伤-OVA</text:span>
</text:h>
      <text:p text:style-name="P4">
作者: Ukrinform (Person)</text:p>
      <text:p text:style-name="P4">
出版商: Укринформ (Organization)</text:p>
      <text:p text:style-name="P4">
出版时间: 2023-05-14T00:28:00+03:00</text:p>
      <text:p text:style-name="P4">
修改时间: 2023-05-14T00:28:00+03:00</text:p>
      <text:p text:style-name="P4">
描述: 由于俄罗斯入侵者在特尔诺维尔的火箭袭击，储藏室有交易，受伤了两个人。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Поранені', 'Ракета', 'Тернопіль', 'Війна з росією']</text:p>
      <text:p text:style-name="P4">
类型: Article</text:p>
      <!--METADATA-->
      <text:p text:style-name="P4">
<draw:frame draw:style-name="fr1" draw:name="Image289" text:anchor-type="as-char" svg:width="6.9236in" svg:height="3.948443in" draw:z-index="0">
<draw:image xlink:href="../Images/yкринформ/2023-05-14T00-28-00-03-00/630_360_1538997483-946.jpg" xlink:type="simple" xlink:show="embed" xlink:actuate="onLoad" draw:mime-type="image/jpeg"/>
</draw:frame>
对于俄罗斯入侵者在特诺皮尔的入侵者，有两人受伤。</text:p>
      <text:p text:style-name="P4">
这是在[]中报道的(https://t.me/s/ternopilskaODA)乌克林福姆报道说，特尔诺维尔的负责人沃罗迪米·特拉什(Volodymyr Trush)。</text:p>
      <text:p text:style-name="P4">
“两名平民受伤。 造s割伤的伤口和烧伤。受害者在医院。 他们得到了所有必要的帮助，”他写道。</text:p>
      <text:p text:style-name="P4">
根据Trush的说法，属于商业企业和宗教组织的仓库有一名入学人数。 消防员当场工作。</text:p>
      <text:p text:style-name="P4">
<text:span text:style-name="T4">
另请阅读：</text:span>
 <text:a xlink:type="simple" xlink:href="https://www.ukrinform.ua/rubric-ato/3708851-vibuhi-v-ternopoli-u-misti-ta-oblasti-pracuut-specialisti-ova.html" text:style-name="Internet_20_link" text:visited-style-name="Visited_20_Internet_20_Link">
</text:a>
OVA负责人说：“专家将整夜在现场。”</text:p>
      <text:p text:style-name="P4">
据报道，在[]期间(https://www.ukrinform.ua/tag-povitrana-trivoga)在Ternopil中，爆炸。</text:p>
      <text:p text:style-name="P4">
News Source: <text:a xlink:type="simple" xlink:href="https://www.ukrinform.ua/rubric-ato/3708867-unaslidok-obstrilu-ternopola-postrazdali-dvoe-osib-ova.html" text:style-name="Internet_20_link" text:visited-style-name="Visited_20_Internet_20_Link">
https://www.ukrinform.ua/rubric-ato/3708867-unaslidok-obstrilu-ternopola-postrazdali-dvoe-osib-ova.html</text:a>
</text:p>
      <!--NEWS-->
      <text:h text:style-name="P10" text:outline-level="1">
<text:span text:style-name="T4">
Eurovision-2023：最终投票开始</text:span>
</text:h>
      <text:p text:style-name="P4">
作者: Ukrinform (Person)</text:p>
      <text:p text:style-name="P4">
出版商: Укринформ (Organization)</text:p>
      <text:p text:style-name="P4">
出版时间: 2023-05-14T00:33:00+03:00</text:p>
      <text:p text:style-name="P4">
修改时间: 2023-05-14T00:33:00+03:00</text:p>
      <text:p text:style-name="P4">
描述: 英国利物浦结束了2023年欧洲电视网决赛的表现，并为歌曲比赛的获胜者开放了投票。  - 乌克林。</text:p>
      <text:p text:style-name="P4">
图片: ["<text:a xlink:type="simple" xlink:href="https://static.ukrinform.com/photos/2023_05/thumb_files/630_360_1683829607-260.jpg" text:style-name="Internet_20_link" text:visited-style-name="Visited_20_Internet_20_Link">
630_360_16838...</text:a>
"]</text:p>
      <text:p text:style-name="P4">
标签: ['Євробачення', 'Конкурс', 'Музика']</text:p>
      <text:p text:style-name="P4">
类型: Article</text:p>
      <!--METADATA-->
      <text:p text:style-name="P4">
<draw:frame draw:style-name="fr1" draw:name="Image290" text:anchor-type="as-char" svg:width="6.9236in" svg:height="3.956343in" draw:z-index="0">
<draw:image xlink:href="../Images/yкринформ/2023-05-14T00-33-00-03-00/630_360_1683829607-260.jpg" xlink:type="simple" xlink:show="embed" xlink:actuate="onLoad" draw:mime-type="image/jpeg"/>
</draw:frame>
Eurovision-2023决赛的欧洲电视网决赛和歌曲比赛的获胜者的表现开放。</text:p>
      <text:p text:style-name="P4">
关于它报告了自己的乌克林信息通讯员。</text:p>
      <text:p text:style-name="P4">
歌曲比赛的最爱，尤其是以前的<text:a xlink:type="simple" xlink:href="http://eurovisionworld.com/odds/eurovision" text:style-name="Internet_20_link" text:visited-style-name="Visited_20_Internet_20_Link">
</text:a>
，有瑞典的芬兰·图克兰(Finland Tukraine)，有机会分别赢得50％，23％和7％。</text:p>
      <text:p text:style-name="P4">
获胜者将取决于来自37名乌克兰人参与竞赛和观众的职业陪审团的投票决定。 他们的分数概括了，并具有等效范围-50至50。</text:p>
      <text:p text:style-name="P4">
根据对国家陪审团的投票结果，该陪审团首次在移动申请中选出乌克兰人，包括歌手，参与者(陪审团的头)，歌手，作曲家和作者胶囊Svetlana Tarabarova，乌克兰Tonya Matvienko的荣誉艺术家，Skyi Group Group Oleg Sobchuk的创始人，作曲家和钢琴家Eugene的创始人。</text:p>
      <text:p text:style-name="P4">
<text:span text:style-name="T4">
另请阅读：</text:span>
 <text:a xlink:type="simple" xlink:href="https://www.ukrinform.ua/rubric-culture/3708854-ukraina-ogolosila-sklad-nacionalnogo-zuri-na-evrobacenni2023.html" text:style-name="Internet_20_link" text:visited-style-name="Visited_20_Internet_20_Link">
<text:span text:style-name="T4">
 eurobacker </text:span>
</text:a>
正如乌克林福姆报道的那样，在利物浦举行了歌曲竞赛的伟大决赛。 决赛是26个国家。 表演第19场的乌克兰代表TVORCHI乐队的歌曲《钢铁之心》(钢铁的心脏)，这是自动竞争的决定性部分。</text:p>
      <text:p text:style-name="P4">
News Source: <text:a xlink:type="simple" xlink:href="https://www.ukrinform.ua/rubric-culture/3708862-evrobacenna2023-pocalosa-finalne-golosuvanna.html" text:style-name="Internet_20_link" text:visited-style-name="Visited_20_Internet_20_Link">
https://www.ukrinform.ua/rubric-culture/3708862-evrobacenna2023-pocalosa-finalne-golosuvanna.html</text:a>
</text:p>
      <!--NEWS-->
      <text:h text:style-name="P10" text:outline-level="1">
<text:span text:style-name="T4">
Zelensky与南非总统乌克兰和平公式讨论了</text:span>
</text:h>
      <text:p text:style-name="P4">
作者: Ukrinform (Person)</text:p>
      <text:p text:style-name="P4">
出版商: Укринформ (Organization)</text:p>
      <text:p text:style-name="P4">
出版时间: 2023-05-14T00:51:00+03:00</text:p>
      <text:p text:style-name="P4">
修改时间: 2023-05-14T00:51:00+03:00</text:p>
      <text:p text:style-name="P4">
描述: Volodymyr Zelensky呼吁南非Matamel Syril Ramafos总统支持乌克兰和平公式并加入。  - 乌克林。</text:p>
      <text:p text:style-name="P4">
图片: ["<text:a xlink:type="simple" xlink:href="https://static.ukrinform.com/photos/2022_06/thumb_files/630_360_1655321433-213.jpeg" text:style-name="Internet_20_link" text:visited-style-name="Visited_20_Internet_20_Link">
630_360_16553...</text:a>
"]</text:p>
      <text:p text:style-name="P4">
标签: ['ПАР', 'Зеленський', 'Війна з росією', 'Формула миру']</text:p>
      <text:p text:style-name="P4">
类型: Article</text:p>
      <!--METADATA-->
      <text:p text:style-name="P4">
<draw:frame draw:style-name="fr1" draw:name="Image291" text:anchor-type="as-char" svg:width="6.9236in" svg:height="3.956343in" draw:z-index="0">
<draw:image xlink:href="../Images/yкринформ/2023-05-14T00-51-00-03-00/630_360_1655321433-213.jpeg" xlink:type="simple" xlink:show="embed" xlink:actuate="onLoad" draw:mime-type="image/jpeg"/>
</draw:frame>
Volodymyrzelensky呼吁南非共和国Matamelusyril Ramafos的总统支持乌克兰和平公式并加入。</text:p>
      <text:p text:style-name="P4">
乌克兰总统在<text:a xlink:type="simple" xlink:href="https://www.youtube.com/watch" text:style-name="Internet_20_link" text:visited-style-name="Visited_20_Internet_20_Link">
</text:a>
，报道乌克林福姆。</text:p>
      <text:p text:style-name="P4">
“晚上，我与罗马与南非共和国总统进行了交谈。 他谈到了和平，正义的公式，即我们的光与国际法规则结合在一起。 任何有助于武器的人都将是所有后果的同谋。” Zelensky说。</text:p>
      <text:p text:style-name="P4">
根据国家元首的说法，他敦促南非领导人与其他乌克兰人一起为实施乌克兰和平公式而共同努力。</text:p>
      <text:p text:style-name="P4">
<text:span text:style-name="T4">
另请阅读：</text:span>
 <text:a xlink:type="simple" xlink:href="https://www.ukrinform.ua/rubric-polytics/3708849-zelenskij-i-meloni-pidpisali-spilnu-deklaraciu.html" text:style-name="Internet_20_link" text:visited-style-name="Visited_20_Internet_20_Link">
<text:span text:style-name="T4">
 Zelensky </text:span>
</text:a>
如报道，<text:a xlink:type="simple" xlink:href="https://www.ukrinform.ua/tag-zelenskij" text:style-name="Internet_20_link" text:visited-style-name="Visited_20_Internet_20_Link">
</text:a>
5月13日，他访问了意大利。</text:p>
      <text:p text:style-name="P4">
早些时候，美国指责南非向俄罗斯联邦提供弹药。南非的权力否认了这一点。</text:p>
      <text:p text:style-name="P4">
_foto：op _</text:p>
      <text:p text:style-name="P4">
News Source: <text:a xlink:type="simple" xlink:href="https://www.ukrinform.ua/rubric-polytics/3708869-zelenskij-obgovoriv-iz-prezidentom-par-ukrainsku-formulu-miru.html" text:style-name="Internet_20_link" text:visited-style-name="Visited_20_Internet_20_Link">
https://www.ukrinform.ua/rubric-polytics/3708869-zelenskij-obgovoriv-iz-prezidentom-par-ukrainsku-formulu-miru.html</text:a>
</text:p>
      <!--NEWS-->
      <text:h text:style-name="P10" text:outline-level="1">
<text:span text:style-name="T4">
与乌克兰诗人和后卫瓦莱里亚·苏波迪纳（Valeria Subotina）举行的创意会议在基辅电影院举行</text:span>
</text:h>
      <text:p text:style-name="P4">
作者: ['Оксана Іванець']</text:p>
      <text:p text:style-name="P4">
时间: 2023-05-14T98:00:00-04:00</text:p>
      <text:p text:style-name="P4">
描述: 10 kvistnaya zakhisnitsya azovstal mariupol valeria subotin（karpilenko）在伪“ nava”上，何时，何时，何时，何时，何时，何时，何时，何时，何时，2022年与乌克兰的战争将在不久的将来与乌克兰进行战争，与乌克兰的战争，今天的乌克兰新闻，乌克兰乌克兰媒体的新闻在俄罗斯</text:p>
      <text:p text:style-name="P4">
图片: ['<text:a xlink:type="simple" xlink:href="https://armyinform.com.ua/wp-content/uploads/2023/05/photo_5404773273645993931_y.jpg" text:style-name="Internet_20_link" text:visited-style-name="Visited_20_Internet_20_Link">
photo_5404773273645993931_y.jpg</text:a>
', '<text:a xlink:type="simple" xlink:href="https://armyinform.com.ua/wp-content/uploads/2023/05/photo_5404773273645993933_y-150x150.jpg" text:style-name="Internet_20_link" text:visited-style-name="Visited_20_Internet_20_Link">
photo_5404773273645993933_y-150x150.jpg</text:a>
', '<text:a xlink:type="simple" xlink:href="https://armyinform.com.ua/wp-content/uploads/2023/05/photo_5404773273645993934_y-150x150.jpg" text:style-name="Internet_20_link" text:visited-style-name="Visited_20_Internet_20_Link">
photo_5404773273645993934_y-150x150.jpg</text:a>
', '<text:a xlink:type="simple" xlink:href="https://armyinform.com.ua/wp-content/uploads/2023/05/photo_5404773273645993935_y-150x150.jpg" text:style-name="Internet_20_link" text:visited-style-name="Visited_20_Internet_20_Link">
photo_5404773273645993935_y-150x150.jpg</text:a>
', '<text:a xlink:type="simple" xlink:href="https://armyinform.com.ua/wp-content/uploads/2023/05/photo_5404773273645993936_y-150x150.jpg" text:style-name="Internet_20_link" text:visited-style-name="Visited_20_Internet_20_Link">
photo_5404773273645993936_y-150x150.jpg</text:a>
', '<text:a xlink:type="simple" xlink:href="https://armyinform.com.ua/wp-content/uploads/2023/05/photo_5404773273645993937_y-150x150.jpg" text:style-name="Internet_20_link" text:visited-style-name="Visited_20_Internet_20_Link">
photo_5404773273645993937_y-150x150.jpg</text:a>
', '<text:a xlink:type="simple" xlink:href="https://armyinform.com.ua/wp-content/uploads/2023/05/photo_5404773273645993938_y-150x150.jpg" text:style-name="Internet_20_link" text:visited-style-name="Visited_20_Internet_20_Link">
photo_5404773273645993938_y-150x150.jpg</text:a>
', '<text:a xlink:type="simple" xlink:href="https://armyinform.com.ua/wp-content/uploads/2023/05/photo_5404773273645993939_y-150x150.jpg" text:style-name="Internet_20_link" text:visited-style-name="Visited_20_Internet_20_Link">
photo_5404773273645993939_y-150x150.jpg</text:a>
', '<text:a xlink:type="simple" xlink:href="https://armyinform.com.ua/wp-content/uploads/2023/05/photo_5404773273645993940_y-150x150.jpg" text:style-name="Internet_20_link" text:visited-style-name="Visited_20_Internet_20_Link">
photo_5404773273645993940_y-150x150.jpg</text:a>
', '<text:a xlink:type="simple" xlink:href="https://armyinform.com.ua/wp-content/uploads/2023/05/photo_5404773273645993933_y-1-150x150.jpg" text:style-name="Internet_20_link" text:visited-style-name="Visited_20_Internet_20_Link">
photo_5404773273645993933_y-1-150x150.jpg</text:a>
']</text:p>
      <text:p text:style-name="P4">
标签: ['ЗУСТРІЧ']</text:p>
      <text:p text:style-name="P4">
类别: News</text:p>
      <!--METADATA-->
      <text:p text:style-name="P4">
<draw:frame draw:style-name="fr1" draw:name="Image292" text:anchor-type="as-char" svg:width="6.9236in" svg:height="3.900295in" draw:z-index="0">
<draw:image xlink:href="../Images/AРМІЯINFORM/2023-05-14T98-00-00-04-00/photo_5404773273645993931_y.jpg" xlink:type="simple" xlink:show="embed" xlink:actuate="onLoad" draw:mime-type="image/jpeg"/>
</draw:frame>
4月10日，Azovstal和Mariupol Valery Subotin的捍卫者(卡尔伦科)在交换空白时，纳瓦的海军中殿从俄罗斯被囚禁回家。 根据俄罗斯酒吧的说法，阿佐夫军团的一名女服务员花了327天。</text:p>
      <text:p text:style-name="P4">
今天，诗人首先向公众与读者进行交流。 它的创意之夜致力于从囚禁中返回瓦莱里亚(Valeria)，以及“鲜花和武器”的收藏，在暂时占领的野马中燃烧的循环被女孩的母亲-in -law -law -lyudmila subotina谴责。</text:p>
      <text:p text:style-name="P4">
该活动是由诗人的朋友，熟人，姐妹和兄弟参加的。 在现场，他们分享了将它们与纳瓦(Nava)结合在一起的生活故事，并从收藏中赋予了她诗歌。 还有一些献给瓦莱里亚及其男人的人，乌克兰安德里·苏伯丁的国家边境警卫队的官员，他们为阿佐夫的首都而战，他自己的作品 - 对这对夫妻的热爱是许多艺术家的灵感。</text:p>
      <text:p text:style-name="P4">
<text:a xlink:type="simple" xlink:href="https://armyinform.com.ua/wp-content/uploads/2023/05/photo_5404773273645993933_y.jpg" text:style-name="Internet_20_link" text:visited-style-name="Visited_20_Internet_20_Link">
!(Images/AРМІЯINFORM/2023-05-14T98-00-00-04-00/photo_5404773273645993933_y-150x150.jpg)</text:a>
</text:p>
      <text:p text:style-name="P4">
<text:a xlink:type="simple" xlink:href="https://armyinform.com.ua/wp-content/uploads/2023/05/photo_5404773273645993934_y.jpg" text:style-name="Internet_20_link" text:visited-style-name="Visited_20_Internet_20_Link">
<draw:frame draw:style-name="fr1" draw:name="Image293" text:anchor-type="as-char" svg:width="6.9236in" svg:height="6.9236in" draw:z-index="0">
<draw:image xlink:href="../Images/AРМІЯINFORM/2023-05-14T98-00-00-04-00/photo_5404773273645993934_y-150x150.jpg" xlink:type="simple" xlink:show="embed" xlink:actuate="onLoad" draw:mime-type="image/jpeg"/>
</draw:frame>
</text:a>
</text:p>
      <text:p text:style-name="P4">
<text:a xlink:type="simple" xlink:href="https://armyinform.com.ua/wp-content/uploads/2023/05/photo_5404773273645993935_y.jpg" text:style-name="Internet_20_link" text:visited-style-name="Visited_20_Internet_20_Link">
<draw:frame draw:style-name="fr1" draw:name="Image294" text:anchor-type="as-char" svg:width="6.9236in" svg:height="6.9236in" draw:z-index="0">
<draw:image xlink:href="../Images/AРМІЯINFORM/2023-05-14T98-00-00-04-00/photo_5404773273645993935_y-150x150.jpg" xlink:type="simple" xlink:show="embed" xlink:actuate="onLoad" draw:mime-type="image/jpeg"/>
</draw:frame>
</text:a>
</text:p>
      <text:p text:style-name="P4">
<text:a xlink:type="simple" xlink:href="https://armyinform.com.ua/wp-content/uploads/2023/05/photo_5404773273645993936_y.jpg" text:style-name="Internet_20_link" text:visited-style-name="Visited_20_Internet_20_Link">
<draw:frame draw:style-name="fr1" draw:name="Image295" text:anchor-type="as-char" svg:width="6.9236in" svg:height="6.9236in" draw:z-index="0">
<draw:image xlink:href="../Images/AРМІЯINFORM/2023-05-14T98-00-00-04-00/photo_5404773273645993936_y-150x150.jpg" xlink:type="simple" xlink:show="embed" xlink:actuate="onLoad" draw:mime-type="image/jpeg"/>
</draw:frame>
</text:a>
</text:p>
      <text:p text:style-name="P4">
<text:a xlink:type="simple" xlink:href="https://armyinform.com.ua/wp-content/uploads/2023/05/photo_5404773273645993937_y.jpg" text:style-name="Internet_20_link" text:visited-style-name="Visited_20_Internet_20_Link">
<draw:frame draw:style-name="fr1" draw:name="Image296" text:anchor-type="as-char" svg:width="6.9236in" svg:height="6.9236in" draw:z-index="0">
<draw:image xlink:href="../Images/AРМІЯINFORM/2023-05-14T98-00-00-04-00/photo_5404773273645993937_y-150x150.jpg" xlink:type="simple" xlink:show="embed" xlink:actuate="onLoad" draw:mime-type="image/jpeg"/>
</draw:frame>
</text:a>
</text:p>
      <text:p text:style-name="P4">
<text:a xlink:type="simple" xlink:href="https://armyinform.com.ua/wp-content/uploads/2023/05/photo_5404773273645993938_y.jpg" text:style-name="Internet_20_link" text:visited-style-name="Visited_20_Internet_20_Link">
<draw:frame draw:style-name="fr1" draw:name="Image297" text:anchor-type="as-char" svg:width="6.9236in" svg:height="6.9236in" draw:z-index="0">
<draw:image xlink:href="../Images/AРМІЯINFORM/2023-05-14T98-00-00-04-00/photo_5404773273645993938_y-150x150.jpg" xlink:type="simple" xlink:show="embed" xlink:actuate="onLoad" draw:mime-type="image/jpeg"/>
</draw:frame>
</text:a>
</text:p>
      <text:p text:style-name="P4">
<text:a xlink:type="simple" xlink:href="https://armyinform.com.ua/wp-content/uploads/2023/05/photo_5404773273645993939_y.jpg" text:style-name="Internet_20_link" text:visited-style-name="Visited_20_Internet_20_Link">
<draw:frame draw:style-name="fr1" draw:name="Image298" text:anchor-type="as-char" svg:width="6.9236in" svg:height="6.9236in" draw:z-index="0">
<draw:image xlink:href="../Images/AРМІЯINFORM/2023-05-14T98-00-00-04-00/photo_5404773273645993939_y-150x150.jpg" xlink:type="simple" xlink:show="embed" xlink:actuate="onLoad" draw:mime-type="image/jpeg"/>
</draw:frame>
</text:a>
</text:p>
      <text:p text:style-name="P4">
<text:a xlink:type="simple" xlink:href="https://armyinform.com.ua/wp-content/uploads/2023/05/photo_5404773273645993940_y.jpg" text:style-name="Internet_20_link" text:visited-style-name="Visited_20_Internet_20_Link">
<draw:frame draw:style-name="fr1" draw:name="Image299" text:anchor-type="as-char" svg:width="6.9236in" svg:height="6.9236in" draw:z-index="0">
<draw:image xlink:href="../Images/AРМІЯINFORM/2023-05-14T98-00-00-04-00/photo_5404773273645993940_y-150x150.jpg" xlink:type="simple" xlink:show="embed" xlink:actuate="onLoad" draw:mime-type="image/jpeg"/>
</draw:frame>
</text:a>
</text:p>
      <text:p text:style-name="P4">
同样在此期间，NAUL诗歌的歌曲是由演员军事服务员Dmitrylinartovich演奏的，Grigory Skovoroda的作品和Vasyl Stus-Lyrnyk iBandurist Taras Kompanichenko的作品，以及“亲吻我为Forewell” Forewell“ Forewell”，“”之歌，缅甸的后面和“胜利”。</text:p>
      <text:p text:style-name="P4">
瓦莱里亚(Valeria)本人读了三首诗。 一个关于玛丽波尔，另一个是在晚上前夕放置的，这个女孩致力于目前被俄罗斯被囚禁的兄弟。 第三首诗是为了记忆她的男人的记忆，瓦莱里(Valery)于5月5日与她结婚。 在2022年5月7日的两天内，安德烈·苏博丁上尉没有从战斗任务中返回。 他的身体仍然没有被埋葬了……</text:p>
      <text:p text:style-name="P4">
在傍晚时分，瓦莱·苏伯汀(Valery Subotin)强调，乌克兰社会会记得那些仍处于俄罗斯囚禁的人，并使他们有可能将他们从那里拉出来。</text:p>
      <ul>
        <li>
在囚禁中，您可以与任何信息隔绝。 因此，不可能确切知道您是为自己而战还是等待您。 但是，所有漫长的人都知道：您不会在那里有多少，乌克兰无法打扰您，例如朋友和亲戚。 但是，离开那里并确保它是多么重要!诗人说。</li>
      </ul>
      <text:p text:style-name="P4">
News Source: <text:a xlink:type="simple" xlink:href="https://armyinform.com.ua/2023/05/14/v-kyyivskomu-budynku-kino-vidbulasya-tvorcha-zustrich-z-ukrayinskoyu-poetesoyu-ta-zahysnyczeyu-valeriyeyu-subotinoyu/" text:style-name="Internet_20_link" text:visited-style-name="Visited_20_Internet_20_Link">
https://armyinform.com.ua/2023/05/14/v-kyyivskomu-budynku-kino-vidbulasya-tvorcha-zustrich-z-ukrayinskoyu-poetesoyu-ta-zahysnyczeyu-valeriyeyu-subotinoy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